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umberland" svg:font-family="Cumberland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3" style:family="table-cell" style:parent-style-name="Default" style:data-style-name="N39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4" style:family="table-cell" style:parent-style-name="Default" style:data-style-name="N40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ackground-color="#EEEEEE"/>
    </style:style>
    <style:style style:name="ce9" style:family="table-cell" style:parent-style-name="Default" style:data-style-name="N38"/>
    <style:style style:name="ce10" style:family="table-cell" style:parent-style-name="Default" style:data-style-name="N36">
      <style:table-cell-properties style:vertical-align="automatic" fo:wrap-option="wrap" fo:background-color="#00FF66"/>
      <style:text-properties style:font-name="Cumberland" style:font-name-asian="Cumberland" style:font-name-complex="Cumberland" fo:font-size="10pt" style:font-size-asian="10pt" style:font-size-complex="10pt"/>
    </style:style>
    <style:style style:name="ce11" style:family="table-cell" style:parent-style-name="Default" style:data-style-name="N36">
      <style:table-cell-properties style:vertical-align="automatic" fo:wrap-option="wrap" fo:background-color="#A9D08E"/>
      <style:text-properties style:font-name="Cumberland" style:font-name-asian="Cumberland" style:font-name-complex="Cumberland" fo:font-size="10pt" style:font-size-asian="10pt" style:font-size-complex="10pt"/>
    </style:style>
    <style:style style:name="ce12" style:family="table-cell" style:parent-style-name="Default" style:data-style-name="N36">
      <style:table-cell-properties style:vertical-align="automatic" fo:wrap-option="wrap" fo:background-color="transparent"/>
      <style:text-properties style:font-name="Cumberland" style:font-name-asian="Cumberland" style:font-name-complex="Cumberland" fo:font-size="10pt" style:font-size-asian="10pt" style:font-size-complex="10pt"/>
    </style:style>
    <style:style style:name="ce13" style:family="table-cell" style:parent-style-name="Default" style:data-style-name="N37"/>
    <style:style style:name="ce14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7" style:family="table-cell" style:parent-style-name="Hyperlink" style:data-style-name="N0">
      <style:table-cell-properties style:vertical-align="automatic" fo:background-color="transparent"/>
      <style:text-properties fo:color="#0066CC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ce18" style:family="table-cell" style:parent-style-name="Excel_32_Built-in_32_Norma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9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Normal_32_2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rameterChoiceForBestAlph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lpha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3.012279518421199" table:style-name="ce2">
            <text:p>23.012280</text:p>
          </table:table-cell>
          <table:table-cell office:value-type="float" office:value="0.72772334366179203" table:style-name="ce3">
            <text:p>0.7277233</text:p>
          </table:table-cell>
          <table:table-cell office:value-type="float" office:value="0.67428317784649605" table:style-name="ce3">
            <text:p>0.6742832</text:p>
          </table:table-cell>
          <table:table-cell/>
          <table:table-cell table:style-name="ce1">
            <draw:frame draw:z-index="1" draw:id="id0" draw:style-name="a0" draw:name="Chart 1" svg:x="0.1098in" svg:y="0.0843in" svg:width="6.3in" svg:height="3.5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23.074112635665099" table:style-name="ce2">
            <text:p>23.074113</text:p>
          </table:table-cell>
          <table:table-cell office:value-type="float" office:value="0.84414021425306995" table:style-name="ce3">
            <text:p>0.8441402</text:p>
          </table:table-cell>
          <table:table-cell office:value-type="float" office:value="0.77301352302265003" table:style-name="ce3">
            <text:p>0.7730135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3.135882683431301" table:style-name="ce2">
            <text:p>23.135883</text:p>
          </table:table-cell>
          <table:table-cell office:value-type="float" office:value="0.90437745504816802" table:style-name="ce3">
            <text:p>0.9043775</text:p>
          </table:table-cell>
          <table:table-cell office:value-type="float" office:value="0.84711925438539604" table:style-name="ce3">
            <text:p>0.8471193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3.1449398815287" table:style-name="ce2">
            <text:p>23.144940</text:p>
          </table:table-cell>
          <table:table-cell office:value-type="float" office:value="0.94725818566292797" table:style-name="ce3">
            <text:p>0.9472582</text:p>
          </table:table-cell>
          <table:table-cell office:value-type="float" office:value="0.89752585380847705" table:style-name="ce3">
            <text:p>0.8975259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24.798873671009499" table:style-name="ce2">
            <text:p>24.798874</text:p>
          </table:table-cell>
          <table:table-cell office:value-type="float" office:value="0.97006051702167995" table:style-name="ce3">
            <text:p>0.9700605</text:p>
          </table:table-cell>
          <table:table-cell office:value-type="float" office:value="0.93784103031366595" table:style-name="ce3">
            <text:p>0.9378410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4.8124613205858" table:style-name="ce2">
            <text:p>24.812461</text:p>
          </table:table-cell>
          <table:table-cell office:value-type="float" office:value="0.983835998411832" table:style-name="ce3">
            <text:p>0.9838360</text:p>
          </table:table-cell>
          <table:table-cell office:value-type="float" office:value="0.96525490988974605" table:style-name="ce3">
            <text:p>0.9652549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5.483400633722301" table:style-name="ce2">
            <text:p>25.483401</text:p>
          </table:table-cell>
          <table:table-cell office:value-type="float" office:value="0.99194224352989202" table:style-name="ce3">
            <text:p>0.9919422</text:p>
          </table:table-cell>
          <table:table-cell office:value-type="float" office:value="0.98243567105830099" table:style-name="ce3">
            <text:p>0.9824357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25.7913822674656" table:style-name="ce2">
            <text:p>25.791382</text:p>
          </table:table-cell>
          <table:table-cell office:value-type="float" office:value="0.99667131903227302" table:style-name="ce3">
            <text:p>0.9966713</text:p>
          </table:table-cell>
          <table:table-cell office:value-type="float" office:value="0.99306310552160504" table:style-name="ce3">
            <text:p>0.9930631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25.5710091854511" table:style-name="ce2">
            <text:p>25.571009</text:p>
          </table:table-cell>
          <table:table-cell office:value-type="float" office:value="0.99920456717954298" table:style-name="ce3">
            <text:p>0.9992046</text:p>
          </table:table-cell>
          <table:table-cell office:value-type="float" office:value="0.998443470619921" table:style-name="ce3">
            <text:p>0.998443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26.901961503762902" table:style-name="ce2">
            <text:p>26.901962</text:p>
          </table:table-cell>
          <table:table-cell office:value-type="float" office:value="0.99923580121585698" table:style-name="ce3">
            <text:p>0.9992358</text:p>
          </table:table-cell>
          <table:table-cell office:value-type="float" office:value="0.99863399785794404" table:style-name="ce3">
            <text:p>0.9986340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26.650718447653901" table:style-name="ce2">
            <text:p>26.650718</text:p>
          </table:table-cell>
          <table:table-cell office:value-type="float" office:value="0.99695648333834097" table:style-name="ce3">
            <text:p>0.9969565</text:p>
          </table:table-cell>
          <table:table-cell office:value-type="float" office:value="0.995284343758151" table:style-name="ce3">
            <text:p>0.9952843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26.9199866318876" table:style-name="ce2">
            <text:p>26.919987</text:p>
          </table:table-cell>
          <table:table-cell office:value-type="float" office:value="0.99311684481145202" table:style-name="ce3">
            <text:p>0.9931168</text:p>
          </table:table-cell>
          <table:table-cell office:value-type="float" office:value="0.99075891569261598" table:style-name="ce3">
            <text:p>0.9907589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27.530539306523998" table:style-name="ce2">
            <text:p>27.530539</text:p>
          </table:table-cell>
          <table:table-cell office:value-type="float" office:value="0.989024926965413" table:style-name="ce3">
            <text:p>0.9890249</text:p>
          </table:table-cell>
          <table:table-cell office:value-type="float" office:value="0.98606702847213101" table:style-name="ce3">
            <text:p>0.9860670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7.9276842430668" table:style-name="ce2">
            <text:p>27.927684</text:p>
          </table:table-cell>
          <table:table-cell office:value-type="float" office:value="0.98376250136638399" table:style-name="ce3">
            <text:p>0.9837625</text:p>
          </table:table-cell>
          <table:table-cell office:value-type="float" office:value="0.98048559627708198" table:style-name="ce3">
            <text:p>0.9804856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28.441634793128699" table:style-name="ce2">
            <text:p>28.441635</text:p>
          </table:table-cell>
          <table:table-cell office:value-type="float" office:value="0.97796849499092697" table:style-name="ce3">
            <text:p>0.9779685</text:p>
          </table:table-cell>
          <table:table-cell office:value-type="float" office:value="0.97442618125904101" table:style-name="ce3">
            <text:p>0.9744262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26.792831274700099" table:style-name="ce2">
            <text:p>26.792831</text:p>
          </table:table-cell>
          <table:table-cell office:value-type="float" office:value="0.971507489856134" table:style-name="ce3">
            <text:p>0.9715075</text:p>
          </table:table-cell>
          <table:table-cell office:value-type="float" office:value="0.96790759828320605" table:style-name="ce3">
            <text:p>0.9679076</text:p>
          </table:table-cell>
          <table:table-cell table:number-columns-repeated="16380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28.150943157423701" table:style-name="ce2">
            <text:p>28.150943</text:p>
          </table:table-cell>
          <table:table-cell office:value-type="float" office:value="0.96467296875370301" table:style-name="ce3">
            <text:p>0.9646730</text:p>
          </table:table-cell>
          <table:table-cell office:value-type="float" office:value="0.96109823013995799" table:style-name="ce3">
            <text:p>0.9610982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28.638854257439998" table:style-name="ce2">
            <text:p>28.638854</text:p>
          </table:table-cell>
          <table:table-cell office:value-type="float" office:value="0.957496353993884" table:style-name="ce3">
            <text:p>0.9574964</text:p>
          </table:table-cell>
          <table:table-cell office:value-type="float" office:value="0.95406732220528701" table:style-name="ce3">
            <text:p>0.9540673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2" svg:x="0.2413in" svg:y="0.0543in" svg:width="6.3in" svg:height="3.53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" draw:style-name="a1" draw:name="Chart 3" svg:x="0.8622in" svg:y="0.1035in" svg:width="6.2988in" svg:height="3.542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  <table:table table:name="swarmSizeTest" table:style-name="ta2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Swarm Size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office:value-type="string" table:style-name="ce1">
            <text:p>time (s)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.329329113090999" table:style-name="ce2">
            <text:p>25.329329</text:p>
          </table:table-cell>
          <table:table-cell office:value-type="float" office:value="0.99632680940065599" table:style-name="ce3">
            <text:p>0.9963268</text:p>
          </table:table-cell>
          <table:table-cell office:value-type="float" office:value="0.99575660753782902" table:style-name="ce3">
            <text:p>0.9957566</text:p>
          </table:table-cell>
          <table:table-cell office:value-type="float" office:value="170.06859517097499" table:style-name="ce4">
            <text:p>170.0686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.597125906735901" table:style-name="ce2">
            <text:p>24.597126</text:p>
          </table:table-cell>
          <table:table-cell office:value-type="float" office:value="0.99982768835176195" table:style-name="ce3">
            <text:p>0.9998277</text:p>
          </table:table-cell>
          <table:table-cell office:value-type="float" office:value="0.99980107722594902" table:style-name="ce3">
            <text:p>0.9998011</text:p>
          </table:table-cell>
          <table:table-cell office:value-type="float" office:value="415.267109394074" table:style-name="ce4">
            <text:p>415.2671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office:value-type="float" office:value="660.24529170990002" table:style-name="ce5">
            <text:p>660.2452917</text:p>
          </table:table-cell>
          <table:table-cell table:number-columns-repeated="2" table:style-name="ce1"/>
          <table:table-cell table:style-name="ce6"/>
          <table:table-cell table:number-columns-repeated="16376"/>
        </table:table-row>
        <table:table-row table:number-rows-repeated="4" table:style-name="ro1">
          <table:table-cell table:style-name="ce1"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1">
            <draw:frame draw:z-index="4" draw:id="id6" draw:style-name="a6" draw:name="Chart 1" svg:x="0.0661in" svg:y="0.061in" svg:width="6.3in" svg:height="3.536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style-name="ce2"/>
          <table:table-cell table:number-columns-repeated="2" table:style-name="ce3"/>
          <table:table-cell table:number-columns-repeated="3" table:style-name="ce1"/>
          <table:table-cell table:style-name="ce1">
            <draw:frame draw:z-index="1" draw:id="id3" draw:style-name="a3" draw:name="Chart 2" svg:x="0.3413in" svg:y="0.1083in" svg:width="6.3in" svg:height="3.545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7" table:style-name="ro1">
          <table:table-cell table:style-name="ce1"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number-rows-repeated="4" table:style-name="ro1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1">
            <draw:frame draw:z-index="2" draw:id="id4" draw:style-name="a4" draw:name="Chart 3" svg:x="0.3075in" svg:y="0.0299in" svg:width="6.2996in" svg:height="3.545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5" draw:style-name="a5" draw:name="Chart 4" svg:x="0.7252in" svg:y="0.0091in" svg:width="6.2996in" svg:height="3.545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2" table:style-name="ro1">
          <table:table-cell table:number-columns-repeated="16384"/>
        </table:table-row>
      </table:table>
      <table:table table:name="thresholdTest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threshold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office:value-type="string" table:style-name="ce1">
            <text:p>RMSE</text:p>
          </table:table-cell>
          <table:table-cell table:number-columns-repeated="16380" table:style-name="ce1"/>
        </table:table-row>
        <table:table-row table:style-name="ro1">
          <table:table-cell office:value-type="float" office:value="0.1" table:style-name="ce7">
            <text:p>0.100000</text:p>
          </table:table-cell>
          <table:table-cell office:value-type="float" office:value="0.99467752407464605" table:style-name="ce3">
            <text:p>0.9946775</text:p>
          </table:table-cell>
          <table:table-cell office:value-type="float" office:value="0.99511077116147595" table:style-name="ce3">
            <text:p>0.9951108</text:p>
          </table:table-cell>
          <table:table-cell office:value-type="float" office:value="25.891424833776" table:style-name="ce5">
            <text:p>25.89142483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float" office:value="0.01" table:style-name="ce7">
            <text:p>0.010000</text:p>
          </table:table-cell>
          <table:table-cell office:value-type="float" office:value="0.99467752407464605" table:style-name="ce3">
            <text:p>0.9946775</text:p>
          </table:table-cell>
          <table:table-cell office:value-type="float" office:value="0.99511077116147595" table:style-name="ce3">
            <text:p>0.9951108</text:p>
          </table:table-cell>
          <table:table-cell office:value-type="float" office:value="25.891424833776" table:style-name="ce5">
            <text:p>25.89142483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float" office:value="1E-3" table:style-name="ce7">
            <text:p>0.00100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float" office:value="1E-4" table:style-name="ce7">
            <text:p>0.00010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float" office:value="1.0000000000000001E-5" table:style-name="ce7">
            <text:p>0.00001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7"/>
          <table:table-cell table:number-columns-repeated="16378"/>
        </table:table-row>
        <table:table-row table:style-name="ro1">
          <table:table-cell office:value-type="float" office:value="9.9999999999999995E-7" table:style-name="ce7">
            <text:p>0.000001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office:value-type="float" office:value="26.0155616133415" table:style-name="ce5">
            <text:p>26.01556161</text:p>
          </table:table-cell>
          <table:table-cell table:style-name="ce1"/>
          <table:table-cell table:style-name="ce7"/>
          <table:table-cell table:number-columns-repeated="16378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>
            <draw:frame draw:z-index="1" draw:id="id7" draw:style-name="a7" draw:name="Chart 1" svg:x="0in" svg:y="0.1327in" svg:width="6.2996in" svg:height="3.545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9" draw:style-name="a9" draw:name="Chart 2" svg:x="0.176in" svg:y="0.1535in" svg:width="6.2996in" svg:height="3.545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style-name="ce1">
            <draw:frame draw:z-index="2" draw:id="id8" draw:style-name="a8" draw:name="Chart 3" svg:x="0.6035in" svg:y="0.1531in" svg:width="6.3in" svg:height="3.545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8" table:style-name="ro1">
          <table:table-cell table:number-columns-repeated="16384"/>
        </table:table-row>
      </table:table>
      <table:table table:name="noiseLevelTest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Noise level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pcc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7923148544599" table:style-name="ce3">
            <text:p>0.999979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99670753771683596" table:style-name="ce3">
            <text:p>0.9967075</text:p>
          </table:table-cell>
          <table:table-cell office:value-type="float" office:value="26.7760010700324" table:style-name="ce2">
            <text:p>26.776001</text:p>
          </table:table-cell>
          <table:table-cell office:value-type="float" office:value="0.99670322676975398" table:style-name="ce3">
            <text:p>0.99670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99637329381941098" table:style-name="ce3">
            <text:p>0.9963733</text:p>
          </table:table-cell>
          <table:table-cell office:value-type="float" office:value="26.8655367491004" table:style-name="ce2">
            <text:p>26.865537</text:p>
          </table:table-cell>
          <table:table-cell office:value-type="float" office:value="0.99660556993148497" table:style-name="ce3">
            <text:p>0.996605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99726357122527198" table:style-name="ce3">
            <text:p>0.9972636</text:p>
          </table:table-cell>
          <table:table-cell office:value-type="float" office:value="26.9762563277942" table:style-name="ce2">
            <text:p>26.976256</text:p>
          </table:table-cell>
          <table:table-cell office:value-type="float" office:value="0.99673006473566195" table:style-name="ce3">
            <text:p>0.9967301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99449452329417898" table:style-name="ce3">
            <text:p>0.9944945</text:p>
          </table:table-cell>
          <table:table-cell office:value-type="float" office:value="25.308045408134799" table:style-name="ce2">
            <text:p>25.308045</text:p>
          </table:table-cell>
          <table:table-cell office:value-type="float" office:value="0.99422092027348696" table:style-name="ce3">
            <text:p>0.994220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99303049645945396" table:style-name="ce3">
            <text:p>0.9930305</text:p>
          </table:table-cell>
          <table:table-cell office:value-type="float" office:value="26.719613406173501" table:style-name="ce2">
            <text:p>26.719613</text:p>
          </table:table-cell>
          <table:table-cell office:value-type="float" office:value="0.99299985583654404" table:style-name="ce3">
            <text:p>0.992999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99429031543336899" table:style-name="ce3">
            <text:p>0.9942903</text:p>
          </table:table-cell>
          <table:table-cell office:value-type="float" office:value="26.572023497610601" table:style-name="ce2">
            <text:p>26.572023</text:p>
          </table:table-cell>
          <table:table-cell office:value-type="float" office:value="0.99482984046709" table:style-name="ce3">
            <text:p>0.994829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99660554249175204" table:style-name="ce3">
            <text:p>0.9966055</text:p>
          </table:table-cell>
          <table:table-cell office:value-type="float" office:value="27.144375359324101" table:style-name="ce2">
            <text:p>27.144375</text:p>
          </table:table-cell>
          <table:table-cell office:value-type="float" office:value="0.99635684086629706" table:style-name="ce3">
            <text:p>0.996356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.99725757187929298" table:style-name="ce3">
            <text:p>0.9972576</text:p>
          </table:table-cell>
          <table:table-cell office:value-type="float" office:value="26.3887029711031" table:style-name="ce2">
            <text:p>26.388703</text:p>
          </table:table-cell>
          <table:table-cell office:value-type="float" office:value="0.997096891081244" table:style-name="ce3">
            <text:p>0.9970969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99507798269834302" table:style-name="ce3">
            <text:p>0.9950780</text:p>
          </table:table-cell>
          <table:table-cell office:value-type="float" office:value="26.504652276992399" table:style-name="ce2">
            <text:p>26.504652</text:p>
          </table:table-cell>
          <table:table-cell office:value-type="float" office:value="0.99549154491366698" table:style-name="ce3">
            <text:p>0.9954915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0.99225178431486105" table:style-name="ce3">
            <text:p>0.9922518</text:p>
          </table:table-cell>
          <table:table-cell office:value-type="float" office:value="27.344514452601999" table:style-name="ce2">
            <text:p>27.344514</text:p>
          </table:table-cell>
          <table:table-cell office:value-type="float" office:value="0.99305652720888204" table:style-name="ce3">
            <text:p>0.9930565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0.98983091563831904" table:style-name="ce3">
            <text:p>0.9898309</text:p>
          </table:table-cell>
          <table:table-cell office:value-type="float" office:value="25.884598270177101" table:style-name="ce2">
            <text:p>25.884598</text:p>
          </table:table-cell>
          <table:table-cell office:value-type="float" office:value="0.99033814891333805" table:style-name="ce3">
            <text:p>0.9903381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0.99293640428272201" table:style-name="ce3">
            <text:p>0.9929364</text:p>
          </table:table-cell>
          <table:table-cell office:value-type="float" office:value="25.302353179744799" table:style-name="ce2">
            <text:p>25.302353</text:p>
          </table:table-cell>
          <table:table-cell office:value-type="float" office:value="0.99090371811654299" table:style-name="ce3">
            <text:p>0.9909037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1" draw:id="id10" draw:style-name="a10" draw:name="Chart 1" svg:x="0.1429in" svg:y="0.0685in" svg:width="6.3in" svg:height="3.5457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7"/>
          <table:table-cell table:style-name="ce1">
            <draw:frame draw:z-index="3" draw:id="id12" draw:style-name="a12" draw:name="Chart 2" svg:x="0.3142in" svg:y="0.0665in" svg:width="6.2988in" svg:height="3.5429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 table:style-name="ce1">
            <draw:frame draw:z-index="2" draw:id="id11" draw:style-name="a11" draw:name="Chart 3" svg:x="0.461in" svg:y="0.1543in" svg:width="6.3in" svg:height="3.5457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0" table:style-name="ro1">
          <table:table-cell table:number-columns-repeated="16384"/>
        </table:table-row>
      </table:table>
      <table:table table:name="Coeffecient_test" table:style-name="ta2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pearson</text:p>
          </table:table-cell>
          <table:table-cell office:value-type="string" table:style-name="ce1">
            <text:p>spearman</text:p>
          </table:table-cell>
          <table:table-cell office:value-type="string" table:style-name="ce1">
            <text:p>rmse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pearson</text:p>
          </table:table-cell>
          <table:table-cell office:value-type="string" table:style-name="ce1">
            <text:p>spearman</text:p>
          </table:table-cell>
          <table:table-cell table:number-columns-repeated="2" table:style-name="ce1"/>
          <table:table-cell office:value-type="string" table:style-name="ce1">
            <text:p>c1<text:s/>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pearson</text:p>
          </table:table-cell>
          <table:table-cell office:value-type="string" table:style-name="ce1">
            <text:p>spearman</text:p>
          </table:table-cell>
          <table:table-cell table:number-columns-repeated="16368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380655525483097" table:style-name="ce2">
            <text:p>0.993807</text:p>
          </table:table-cell>
          <table:table-cell office:value-type="float" office:value="0.99318675301305404" table:style-name="ce2">
            <text:p>0.993187</text:p>
          </table:table-cell>
          <table:table-cell office:value-type="float" office:value="27.269561866171099" table:style-name="ce2">
            <text:p>27.269562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2.5" table:style-name="ce2">
            <text:p>2.500000</text:p>
          </table:table-cell>
          <table:table-cell office:value-type="float" office:value="0.99845046503135004" table:style-name="ce6">
            <text:p>0.998450465</text:p>
          </table:table-cell>
          <table:table-cell office:value-type="float" office:value="0.99837607469027201" table:style-name="ce6">
            <text:p>0.998376075</text:p>
          </table:table-cell>
          <table:table-cell table:style-name="ce6"/>
          <table:table-cell table:style-name="ce1"/>
          <table:table-cell office:value-type="float" office:value="0.5" table:style-name="ce6">
            <text:p>0.5</text:p>
          </table:table-cell>
          <table:table-cell office:value-type="float" office:value="2.2000000000000002" table:style-name="ce6">
            <text:p>2.2</text:p>
          </table:table-cell>
          <table:table-cell office:value-type="float" office:value="0.99689891449684798" table:style-name="ce6">
            <text:p>0.996898914</text:p>
          </table:table-cell>
          <table:table-cell office:value-type="float" office:value="0.99672801553520796" table:style-name="ce6">
            <text:p>0.996728016</text:p>
          </table:table-cell>
          <table:table-cell table:number-columns-repeated="16368"/>
        </table:table-row>
        <table:table-row table:style-name="ro1">
          <table:table-cell office:value-type="float" office:value="0.3" table:style-name="ce8">
            <text:p>0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429792923667704" table:style-name="ce2">
            <text:p>0.994298</text:p>
          </table:table-cell>
          <table:table-cell office:value-type="float" office:value="0.99377130598532104" table:style-name="ce2">
            <text:p>0.993771</text:p>
          </table:table-cell>
          <table:table-cell office:value-type="float" office:value="26.636332184034099" table:style-name="ce2">
            <text:p>26.636332</text:p>
          </table:table-cell>
          <table:table-cell table:style-name="ce1"/>
          <table:table-cell office:value-type="float" office:value="0.3" table:style-name="ce8">
            <text:p>0.3</text:p>
          </table:table-cell>
          <table:table-cell office:value-type="float" office:value="2.5" table:style-name="ce2">
            <text:p>2.500000</text:p>
          </table:table-cell>
          <table:table-cell office:value-type="float" office:value="0.99820301162700098" table:formula="of:=[.C17]" table:style-name="ce7">
            <text:p>0.998203</text:p>
          </table:table-cell>
          <table:table-cell office:value-type="float" office:value="0.99814338881887299" table:formula="of:=[.D17]" table:style-name="ce7">
            <text:p>0.998143</text:p>
          </table:table-cell>
          <table:table-cell table:style-name="ce9"/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2.5" table:style-name="ce1">
            <text:p>2.5</text:p>
          </table:table-cell>
          <table:table-cell office:value-type="float" office:value="0.99659953493572395" table:style-name="ce6">
            <text:p>0.996599535</text:p>
          </table:table-cell>
          <table:table-cell office:value-type="float" office:value="0.99620063830389705" table:style-name="ce6">
            <text:p>0.996200638</text:p>
          </table:table-cell>
          <table:table-cell table:number-columns-repeated="16368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700142156094396" table:style-name="ce10">
            <text:p>0.997001</text:p>
          </table:table-cell>
          <table:table-cell office:value-type="float" office:value="0.99682016310779797" table:style-name="ce10">
            <text:p>0.996820</text:p>
          </table:table-cell>
          <table:table-cell office:value-type="float" office:value="25.909417066332399" table:style-name="ce2">
            <text:p>25.909417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2.5" table:style-name="ce2">
            <text:p>2.500000</text:p>
          </table:table-cell>
          <table:table-cell office:value-type="float" office:value="0.99845046503135004" table:style-name="ce6">
            <text:p>0.998450465</text:p>
          </table:table-cell>
          <table:table-cell office:value-type="float" office:value="0.99837607469027201" table:style-name="ce6">
            <text:p>0.998376075</text:p>
          </table:table-cell>
          <table:table-cell table:number-columns-repeated="2" table:style-name="ce1"/>
          <table:table-cell office:value-type="float" office:value="0.5" table:style-name="ce6">
            <text:p>0.5</text:p>
          </table:table-cell>
          <table:table-cell office:value-type="float" office:value="2.8" table:style-name="ce1">
            <text:p>2.8</text:p>
          </table:table-cell>
          <table:table-cell office:value-type="float" office:value="2.5800494948756799E-2" table:style-name="ce6">
            <text:p>0.025800495</text:p>
          </table:table-cell>
          <table:table-cell office:value-type="float" office:value="1.7421163822083498E-2" table:style-name="ce6">
            <text:p>0.017421164</text:p>
          </table:table-cell>
          <table:table-cell table:number-columns-repeated="16368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649379196631505" table:style-name="ce2">
            <text:p>0.996494</text:p>
          </table:table-cell>
          <table:table-cell office:value-type="float" office:value="0.99621976052930705" table:style-name="ce2">
            <text:p>0.996220</text:p>
          </table:table-cell>
          <table:table-cell office:value-type="float" office:value="26.7675591382114" table:style-name="ce2">
            <text:p>26.767559</text:p>
          </table:table-cell>
          <table:table-cell table:style-name="ce1"/>
          <table:table-cell office:value-type="float" office:value="0.9" table:style-name="ce1">
            <text:p>0.9</text:p>
          </table:table-cell>
          <table:table-cell office:value-type="float" office:value="2.5" table:style-name="ce2">
            <text:p>2.500000</text:p>
          </table:table-cell>
          <table:table-cell table:number-columns-repeated="4" table:style-name="ce1"/>
          <table:table-cell office:value-type="float" office:value="0.7" table:style-name="ce1">
            <text:p>0.7</text:p>
          </table:table-cell>
          <table:table-cell office:value-type="float" office:value="2.2000000000000002" table:style-name="ce6">
            <text:p>2.2</text:p>
          </table:table-cell>
          <table:table-cell office:value-type="float" office:value="0.99844535101737397" table:style-name="ce6">
            <text:p>0.998445351</text:p>
          </table:table-cell>
          <table:table-cell office:value-type="float" office:value="0.99846462103771205" table:style-name="ce6">
            <text:p>0.998464621</text:p>
          </table:table-cell>
          <table:table-cell table:number-columns-repeated="16368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5457034209787999E-2" table:style-name="ce2">
            <text:p>0.025457</text:p>
          </table:table-cell>
          <table:table-cell office:value-type="float" office:value="2.0176840951745299E-2" table:style-name="ce2">
            <text:p>0.020177</text:p>
          </table:table-cell>
          <table:table-cell office:value-type="float" office:value="24.257357777980499" table:style-name="ce2">
            <text:p>24.257358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2.5" table:style-name="ce2">
            <text:p>2.500000</text:p>
          </table:table-cell>
          <table:table-cell table:number-columns-repeated="4" table:style-name="ce1"/>
          <table:table-cell office:value-type="float" office:value="0.7" table:style-name="ce1">
            <text:p>0.7</text:p>
          </table:table-cell>
          <table:table-cell office:value-type="float" office:value="2.5" table:style-name="ce1">
            <text:p>2.5</text:p>
          </table:table-cell>
          <table:table-cell office:value-type="float" office:value="1.6894316798075602E-2" table:style-name="ce6">
            <text:p>0.016894317</text:p>
          </table:table-cell>
          <table:table-cell office:value-type="float" office:value="1.26692786830521E-2" table:style-name="ce6">
            <text:p>0.012669279</text:p>
          </table:table-cell>
          <table:table-cell table:number-columns-repeated="16368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9128242603033198E-2" table:style-name="ce2">
            <text:p>0.029128</text:p>
          </table:table-cell>
          <table:table-cell office:value-type="float" office:value="3.0102630895902701E-2" table:style-name="ce2">
            <text:p>0.030103</text:p>
          </table:table-cell>
          <table:table-cell office:value-type="float" office:value="24.166246396209502" table:style-name="ce2">
            <text:p>24.166246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float" office:value="2.5" table:style-name="ce2">
            <text:p>2.500000</text:p>
          </table:table-cell>
          <table:table-cell table:number-columns-repeated="4" table:style-name="ce1"/>
          <table:table-cell office:value-type="float" office:value="0.7" table:style-name="ce1">
            <text:p>0.7</text:p>
          </table:table-cell>
          <table:table-cell office:value-type="float" office:value="2.8" table:style-name="ce1">
            <text:p>2.8</text:p>
          </table:table-cell>
          <table:table-cell office:value-type="float" office:value="4.8827333114792197E-2" table:style-name="ce6">
            <text:p>0.048827333</text:p>
          </table:table-cell>
          <table:table-cell office:value-type="float" office:value="3.7434444673984997E-2" table:style-name="ce6">
            <text:p>0.037434445</text:p>
          </table:table-cell>
          <table:table-cell table:number-columns-repeated="16368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2537874546103303E-2" table:style-name="ce2">
            <text:p>0.032538</text:p>
          </table:table-cell>
          <table:table-cell office:value-type="float" office:value="3.0473080459347799E-2" table:style-name="ce2">
            <text:p>0.030473</text:p>
          </table:table-cell>
          <table:table-cell office:value-type="float" office:value="24.250300232575299" table:style-name="ce2">
            <text:p>24.250300</text:p>
          </table:table-cell>
          <table:table-cell table:style-name="ce1"/>
          <table:table-cell office:value-type="float" office:value="1.9" table:style-name="ce1">
            <text:p>1.9</text:p>
          </table:table-cell>
          <table:table-cell office:value-type="float" office:value="2.5" table:style-name="ce2">
            <text:p>2.500000</text:p>
          </table:table-cell>
          <table:table-cell table:number-columns-repeated="4" table:style-name="ce1"/>
          <table:table-cell office:value-type="float" office:value="0.9" table:style-name="ce1">
            <text:p>0.9</text:p>
          </table:table-cell>
          <table:table-cell office:value-type="float" office:value="2.2000000000000002" table:style-name="ce6">
            <text:p>2.2</text:p>
          </table:table-cell>
          <table:table-cell office:value-type="float" office:value="0.99879633533495804" table:style-name="ce6">
            <text:p>0.998796335</text:p>
          </table:table-cell>
          <table:table-cell office:value-type="float" office:value="0.99868591146533103" table:style-name="ce6">
            <text:p>0.998685911</text:p>
          </table:table-cell>
          <table:table-cell table:number-columns-repeated="16368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8.3145397809773702E-2" table:style-name="ce2">
            <text:p>0.083145</text:p>
          </table:table-cell>
          <table:table-cell office:value-type="float" office:value="6.6322647822716504E-2" table:style-name="ce2">
            <text:p>0.066323</text:p>
          </table:table-cell>
          <table:table-cell office:value-type="float" office:value="27.269493319718201" table:style-name="ce2">
            <text:p>27.269493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2.8" table:style-name="ce2">
            <text:p>2.800000</text:p>
          </table:table-cell>
          <table:table-cell table:number-columns-repeated="4" table:style-name="ce1"/>
          <table:table-cell office:value-type="float" office:value="0.9" table:style-name="ce1">
            <text:p>0.9</text:p>
          </table:table-cell>
          <table:table-cell office:value-type="float" office:value="2.5" table:style-name="ce1">
            <text:p>2.5</text:p>
          </table:table-cell>
          <table:table-cell office:value-type="float" office:value="2.2597942669239202E-2" table:style-name="ce6">
            <text:p>0.022597943</text:p>
          </table:table-cell>
          <table:table-cell office:value-type="float" office:value="2.0561717472259499E-2" table:style-name="ce6">
            <text:p>0.020561717</text:p>
          </table:table-cell>
          <table:table-cell table:number-columns-repeated="16368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9.5653206420151904E-2" table:style-name="ce2">
            <text:p>0.095653</text:p>
          </table:table-cell>
          <table:table-cell office:value-type="float" office:value="7.5435310430800803E-2" table:style-name="ce2">
            <text:p>0.075435</text:p>
          </table:table-cell>
          <table:table-cell office:value-type="float" office:value="27.592048709781" table:style-name="ce2">
            <text:p>27.592049</text:p>
          </table:table-cell>
          <table:table-cell table:style-name="ce1"/>
          <table:table-cell office:value-type="float" office:value="0.3" table:style-name="ce8">
            <text:p>0.3</text:p>
          </table:table-cell>
          <table:table-cell office:value-type="float" office:value="2.8" table:style-name="ce2">
            <text:p>2.800000</text:p>
          </table:table-cell>
          <table:table-cell office:value-type="float" office:value="0.99298009111866203" table:formula="of:=[.C18]" table:style-name="ce7">
            <text:p>0.992980</text:p>
          </table:table-cell>
          <table:table-cell office:value-type="float" office:value="0.99216247324951001" table:formula="of:=[.D18]" table:style-name="ce7">
            <text:p>0.992162</text:p>
          </table:table-cell>
          <table:table-cell table:style-name="ce9"/>
          <table:table-cell table:style-name="ce1"/>
          <table:table-cell office:value-type="float" office:value="0.9" table:style-name="ce1">
            <text:p>0.9</text:p>
          </table:table-cell>
          <table:table-cell office:value-type="float" office:value="2.8" table:style-name="ce1">
            <text:p>2.8</text:p>
          </table:table-cell>
          <table:table-cell office:value-type="float" office:value="2.4694577912838599E-2" table:style-name="ce6">
            <text:p>0.024694578</text:p>
          </table:table-cell>
          <table:table-cell office:value-type="float" office:value="2.48559342758627E-2" table:style-name="ce6">
            <text:p>0.024855934</text:p>
          </table:table-cell>
          <table:table-cell table:number-columns-repeated="16368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.124147814037815" table:style-name="ce2">
            <text:p>0.124148</text:p>
          </table:table-cell>
          <table:table-cell office:value-type="float" office:value="0.101530293795098" table:style-name="ce2">
            <text:p>0.101530</text:p>
          </table:table-cell>
          <table:table-cell office:value-type="float" office:value="27.472496738020801" table:style-name="ce2">
            <text:p>27.472497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2.8" table:style-name="ce2">
            <text:p>2.800000</text:p>
          </table:table-cell>
          <table:table-cell table:number-columns-repeated="2" table:style-name="ce1"/>
          <table:table-cell table:style-name="ce6"/>
          <table:table-cell table:number-columns-repeated="16373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0.12666432036703101" table:style-name="ce2">
            <text:p>0.126664</text:p>
          </table:table-cell>
          <table:table-cell office:value-type="float" office:value="0.105514742244953" table:style-name="ce2">
            <text:p>0.105515</text:p>
          </table:table-cell>
          <table:table-cell office:value-type="float" office:value="28.403255085632299" table:style-name="ce2">
            <text:p>28.403255</text:p>
          </table:table-cell>
          <table:table-cell table:style-name="ce1"/>
          <table:table-cell office:value-type="float" office:value="0.9" table:style-name="ce1">
            <text:p>0.9</text:p>
          </table:table-cell>
          <table:table-cell office:value-type="float" office:value="2.8" table:style-name="ce2">
            <text:p>2.8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0.10290602252389799" table:style-name="ce2">
            <text:p>0.102906</text:p>
          </table:table-cell>
          <table:table-cell office:value-type="float" office:value="8.1732378554561405E-2" table:style-name="ce2">
            <text:p>0.081732</text:p>
          </table:table-cell>
          <table:table-cell office:value-type="float" office:value="28.206883431545499" table:style-name="ce2">
            <text:p>28.206883</text:p>
          </table:table-cell>
          <table:table-cell table:style-name="ce1"/>
          <table:table-cell office:value-type="float" office:value="1.2" table:style-name="ce1">
            <text:p>1.2</text:p>
          </table:table-cell>
          <table:table-cell office:value-type="float" office:value="2.8" table:style-name="ce2">
            <text:p>2.8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" table:style-name="ce1">
            <text:p>1.6</text:p>
          </table:table-cell>
          <table:table-cell office:value-type="float" office:value="0.17208333762880801" table:style-name="ce2">
            <text:p>0.172083</text:p>
          </table:table-cell>
          <table:table-cell office:value-type="float" office:value="0.128296807618589" table:style-name="ce2">
            <text:p>0.128297</text:p>
          </table:table-cell>
          <table:table-cell office:value-type="float" office:value="30.252422503490202" table:style-name="ce2">
            <text:p>30.252423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float" office:value="2.8" table:style-name="ce2">
            <text:p>2.8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45620814069263199" table:style-name="ce2">
            <text:p>0.456208</text:p>
          </table:table-cell>
          <table:table-cell office:value-type="float" office:value="0.37213812496097398" table:style-name="ce2">
            <text:p>0.372138</text:p>
          </table:table-cell>
          <table:table-cell office:value-type="float" office:value="29.6902124951811" table:style-name="ce2">
            <text:p>29.690212</text:p>
          </table:table-cell>
          <table:table-cell table:style-name="ce1"/>
          <table:table-cell office:value-type="float" office:value="1.9" table:style-name="ce1">
            <text:p>1.9</text:p>
          </table:table-cell>
          <table:table-cell office:value-type="float" office:value="2.8" table:style-name="ce2">
            <text:p>2.800000</text:p>
          </table:table-cell>
          <table:table-cell table:number-columns-repeated="1637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0.99429792923667704" table:style-name="ce2">
            <text:p>0.994298</text:p>
          </table:table-cell>
          <table:table-cell office:value-type="float" office:value="0.99377130598532104" table:style-name="ce2">
            <text:p>0.993771</text:p>
          </table:table-cell>
          <table:table-cell office:value-type="float" office:value="26.636332184034099" table:style-name="ce2">
            <text:p>26.636332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" table:style-name="ce1">
            <text:p>2.5</text:p>
          </table:table-cell>
          <table:table-cell office:value-type="float" office:value="0.99820301162700098" table:style-name="ce11">
            <text:p>0.998203</text:p>
          </table:table-cell>
          <table:table-cell office:value-type="float" office:value="0.99814338881887299" table:style-name="ce11">
            <text:p>0.998143</text:p>
          </table:table-cell>
          <table:table-cell office:value-type="float" office:value="25.458332387009602" table:style-name="ce2">
            <text:p>25.458332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8" table:style-name="ce1">
            <text:p>2.8</text:p>
          </table:table-cell>
          <table:table-cell office:value-type="float" office:value="0.99298009111866203" table:style-name="ce12">
            <text:p>0.992980</text:p>
          </table:table-cell>
          <table:table-cell office:value-type="float" office:value="0.99216247324951001" table:style-name="ce12">
            <text:p>0.992162</text:p>
          </table:table-cell>
          <table:table-cell office:value-type="float" office:value="26.038569260682301" table:style-name="ce2">
            <text:p>26.03856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1">
            <draw:frame draw:z-index="4" draw:id="id16" draw:style-name="a16" draw:name="Chart 8" svg:x="0.375in" svg:y="0.17708in" svg:width="6.6949in" svg:height="3.7654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13" draw:name="Chart 1" svg:x="0.1976in" svg:y="0.0693in" svg:width="6.6949in" svg:height="3.7654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This is the key char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2" draw:id="id14" draw:style-name="a14" draw:name="Chart 3" svg:x="0.2638in" svg:y="0.1209in" svg:width="6.3in" svg:height="3.545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2"/>
          <table:table-cell table:number-columns-repeated="4" table:style-name="ce1"/>
          <table:table-cell table:style-name="ce1">
            <draw:frame draw:z-index="3" draw:id="id15" draw:style-name="a15" draw:name="Chart 4" svg:x="0.6697in" svg:y="0.0661in" svg:width="6.3in" svg:height="3.5445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office:value-type="string" table:style-name="ce1">
            <text:p>Chromosome 19 1MB</text:p>
          </table:table-cell>
          <table:table-cell table:number-columns-repeated="1638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4454510148248105" table:style-name="ce13">
            <text:p>0.944545101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4448065223720201" table:style-name="ce13">
            <text:p>0.944480652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" table:style-name="ce1">
            <text:p>2.5</text:p>
          </table:table-cell>
          <table:table-cell office:value-type="float" office:value="0.94411056191776699" table:style-name="ce13">
            <text:p>0.944110562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944509436272298" table:style-name="ce13">
            <text:p>0.944509436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hromosome 21 500kbB</text:p>
          </table:table-cell>
          <table:table-cell table:number-columns-repeated="16383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95791419585538895" table:style-name="ce1">
            <text:p>0.957914196</text:p>
          </table:table-cell>
          <table:table-cell table:number-columns-repeated="16381"/>
        </table:table-row>
        <table:table-row table:number-rows-repeated="1048493" table:style-name="ro1">
          <table:table-cell table:number-columns-repeated="16384"/>
        </table:table-row>
      </table:table>
      <table:table table:name="consistency-1MB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iteration</text:p>
          </table:table-cell>
          <table:table-cell office:value-type="string" table:style-name="ce1">
            <text:p>Average scc</text:p>
          </table:table-cell>
          <table:table-cell office:value-type="string" table:style-name="ce1">
            <text:p>Average rmse</text:p>
          </table:table-cell>
          <table:table-cell office:value-type="string" table:style-name="ce1">
            <text:p>Average pcc</text:p>
          </table:table-cell>
          <table:table-cell office:value-type="string" table:style-name="ce1">
            <text:p>Average tm score</text:p>
          </table:table-cell>
          <table:table-cell table:number-columns-repeated="5" table:style-name="ce1"/>
          <table:table-cell office:value-type="string" table:style-name="ce1">
            <text:p>chr1</text:p>
          </table:table-cell>
          <table:table-cell office:value-type="string" table:style-name="ce1">
            <text:p>chr2</text:p>
          </table:table-cell>
          <table:table-cell office:value-type="string" table:style-name="ce1">
            <text:p>chr5</text:p>
          </table:table-cell>
          <table:table-cell office:value-type="string" table:style-name="ce1">
            <text:p>chr10</text:p>
          </table:table-cell>
          <table:table-cell office:value-type="string" table:style-name="ce1">
            <text:p>chr15</text:p>
          </table:table-cell>
          <table:table-cell office:value-type="string" table:style-name="ce1">
            <text:p>chr19</text:p>
          </table:table-cell>
          <table:table-cell office:value-type="string" table:style-name="ce1">
            <text:p>chr20</text:p>
          </table:table-cell>
          <table:table-cell office:value-type="string" table:style-name="ce1">
            <text:p>chr21</text:p>
          </table:table-cell>
          <table:table-cell office:value-type="string" table:style-name="ce1">
            <text:p>chr22</text:p>
          </table:table-cell>
          <table:table-cell table:style-name="ce1"/>
          <table:table-cell office:value-type="string" table:style-name="ce1">
            <text:p>chr1</text:p>
          </table:table-cell>
          <table:table-cell office:value-type="float" office:value="0.84626597701149475" table:formula="of:=AVERAGE([.K:.K])" table:style-name="ce1">
            <text:p>0.84626597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1</text:p>
          </table:table-cell>
          <table:table-cell office:value-type="float" office:value="0.99644676813178201" table:style-name="ce6">
            <text:p>0.996446768</text:p>
          </table:table-cell>
          <table:table-cell office:value-type="float" office:value="1.3863955365478799" table:style-name="ce6">
            <text:p>1.386395537</text:p>
          </table:table-cell>
          <table:table-cell office:value-type="float" office:value="0.99489709744798105" table:style-name="ce6">
            <text:p>0.994897097</text:p>
          </table:table-cell>
          <table:table-cell office:value-type="float" office:value="0.84626597701149475" table:formula="of:=[.V1]" table:style-name="ce1">
            <text:p>0.846265977</text:p>
          </table:table-cell>
          <table:table-cell table:number-columns-repeated="5" table:style-name="ce1"/>
          <table:table-cell office:value-type="float" office:value="0.76859999999999995" table:style-name="ce1">
            <text:p>0.7686</text:p>
          </table:table-cell>
          <table:table-cell office:value-type="float" office:value="0.97019999999999995" table:style-name="ce1">
            <text:p>0.9702</text:p>
          </table:table-cell>
          <table:table-cell office:value-type="float" office:value="0.70040000000000002" table:style-name="ce1">
            <text:p>0.7004</text:p>
          </table:table-cell>
          <table:table-cell office:value-type="float" office:value="0.66949999999999998" table:style-name="ce1">
            <text:p>0.6695</text:p>
          </table:table-cell>
          <table:table-cell office:value-type="float" office:value="0.88190000000000002" table:style-name="ce1">
            <text:p>0.8819</text:p>
          </table:table-cell>
          <table:table-cell office:value-type="float" office:value="0.57809999999999995" table:style-name="ce1">
            <text:p>0.5781</text:p>
          </table:table-cell>
          <table:table-cell office:value-type="float" office:value="0.65290000000000004" table:style-name="ce1">
            <text:p>0.6529</text:p>
          </table:table-cell>
          <table:table-cell office:value-type="float" office:value="0.65400000000000003" table:style-name="ce1">
            <text:p>0.654</text:p>
          </table:table-cell>
          <table:table-cell office:value-type="float" office:value="0.49320000000000003" table:style-name="ce1">
            <text:p>0.4932</text:p>
          </table:table-cell>
          <table:table-cell table:style-name="ce1"/>
          <table:table-cell office:value-type="string" table:style-name="ce1">
            <text:p>chr2</text:p>
          </table:table-cell>
          <table:table-cell office:value-type="float" office:value="0.84067310344827584" table:formula="of:=AVERAGE([.L:.L])" table:style-name="ce1">
            <text:p>0.84067310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2</text:p>
          </table:table-cell>
          <table:table-cell office:value-type="float" office:value="0.99959621907645901" table:style-name="ce6">
            <text:p>0.999596219</text:p>
          </table:table-cell>
          <table:table-cell office:value-type="float" office:value="0.88200462849956196" table:style-name="ce6">
            <text:p>0.882004628</text:p>
          </table:table-cell>
          <table:table-cell office:value-type="float" office:value="0.99962796415937605" table:style-name="ce6">
            <text:p>0.999627964</text:p>
          </table:table-cell>
          <table:table-cell office:value-type="float" office:value="0.84067310344827584" table:formula="of:=[.V2]" table:style-name="ce1">
            <text:p>0.840673103</text:p>
          </table:table-cell>
          <table:table-cell table:number-columns-repeated="5" table:style-name="ce1"/>
          <table:table-cell office:value-type="float" office:value="0.76680000000000004" table:style-name="ce1">
            <text:p>0.7668</text:p>
          </table:table-cell>
          <table:table-cell office:value-type="float" office:value="0.9919" table:style-name="ce1">
            <text:p>0.9919</text:p>
          </table:table-cell>
          <table:table-cell office:value-type="float" office:value="0.9899" table:style-name="ce1">
            <text:p>0.9899</text:p>
          </table:table-cell>
          <table:table-cell office:value-type="float" office:value="0.48249999999999998" table:style-name="ce1">
            <text:p>0.4825</text:p>
          </table:table-cell>
          <table:table-cell office:value-type="float" office:value="0.67159999999999997" table:style-name="ce1">
            <text:p>0.6716</text:p>
          </table:table-cell>
          <table:table-cell office:value-type="float" office:value="0.59850000000000003" table:style-name="ce1">
            <text:p>0.5985</text:p>
          </table:table-cell>
          <table:table-cell office:value-type="float" office:value="0.56620000000000004" table:style-name="ce1">
            <text:p>0.5662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0.51629999999999998" table:style-name="ce1">
            <text:p>0.5163</text:p>
          </table:table-cell>
          <table:table-cell table:style-name="ce1"/>
          <table:table-cell office:value-type="string" table:style-name="ce1">
            <text:p>chr5</text:p>
          </table:table-cell>
          <table:table-cell office:value-type="float" office:value="0.85801885057471383" table:formula="of:=AVERAGE([.M:.M])" table:style-name="ce1">
            <text:p>0.85801885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5</text:p>
          </table:table-cell>
          <table:table-cell office:value-type="float" office:value="0.99980094939376396" table:style-name="ce6">
            <text:p>0.999800949</text:p>
          </table:table-cell>
          <table:table-cell office:value-type="float" office:value="0.99009982924268802" table:style-name="ce6">
            <text:p>0.990099829</text:p>
          </table:table-cell>
          <table:table-cell office:value-type="float" office:value="0.99977975691179399" table:style-name="ce6">
            <text:p>0.999779757</text:p>
          </table:table-cell>
          <table:table-cell office:value-type="float" office:value="0.85801885057471383" table:formula="of:=[.V3]" table:style-name="ce1">
            <text:p>0.858018851</text:p>
          </table:table-cell>
          <table:table-cell table:number-columns-repeated="5" table:style-name="ce1"/>
          <table:table-cell office:value-type="float" office:value="0.99760000000000004" table:style-name="ce1">
            <text:p>0.9976</text:p>
          </table:table-cell>
          <table:table-cell office:value-type="float" office:value="0.99129999999999996" table:style-name="ce1">
            <text:p>0.9913</text:p>
          </table:table-cell>
          <table:table-cell office:value-type="float" office:value="0.72729999999999995" table:style-name="ce1">
            <text:p>0.7273</text:p>
          </table:table-cell>
          <table:table-cell office:value-type="float" office:value="0.78869999999999996" table:style-name="ce1">
            <text:p>0.7887</text:p>
          </table:table-cell>
          <table:table-cell office:value-type="float" office:value="0.60770000000000002" table:style-name="ce1">
            <text:p>0.6077</text:p>
          </table:table-cell>
          <table:table-cell office:value-type="float" office:value="0.45789999999999997" table:style-name="ce1">
            <text:p>0.4579</text:p>
          </table:table-cell>
          <table:table-cell office:value-type="float" office:value="0.89100000000000001" table:style-name="ce1">
            <text:p>0.891</text:p>
          </table:table-cell>
          <table:table-cell office:value-type="float" office:value="0.72299999999999998" table:style-name="ce1">
            <text:p>0.723</text:p>
          </table:table-cell>
          <table:table-cell office:value-type="float" office:value="0.98899999999999999" table:style-name="ce1">
            <text:p>0.989</text:p>
          </table:table-cell>
          <table:table-cell table:style-name="ce1"/>
          <table:table-cell office:value-type="string" table:style-name="ce1">
            <text:p>chr10</text:p>
          </table:table-cell>
          <table:table-cell office:value-type="float" office:value="0.77239494252873531" table:formula="of:=AVERAGE([.N:.N])" table:style-name="ce1">
            <text:p>0.77239494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10</text:p>
          </table:table-cell>
          <table:table-cell office:value-type="float" office:value="0.99776364471115497" table:style-name="ce6">
            <text:p>0.997763645</text:p>
          </table:table-cell>
          <table:table-cell office:value-type="float" office:value="1.9704463829856" table:style-name="ce6">
            <text:p>1.970446383</text:p>
          </table:table-cell>
          <table:table-cell office:value-type="float" office:value="0.99742718617565596" table:style-name="ce6">
            <text:p>0.997427186</text:p>
          </table:table-cell>
          <table:table-cell office:value-type="float" office:value="0.77239494252873531" table:formula="of:=[.V4]" table:style-name="ce1">
            <text:p>0.772394943</text:p>
          </table:table-cell>
          <table:table-cell table:number-columns-repeated="5" table:style-name="ce1"/>
          <table:table-cell office:value-type="float" office:value="0.78720000000000001" table:style-name="ce1">
            <text:p>0.7872</text:p>
          </table:table-cell>
          <table:table-cell office:value-type="float" office:value="0.74719999999999998" table:style-name="ce1">
            <text:p>0.7472</text:p>
          </table:table-cell>
          <table:table-cell office:value-type="float" office:value="0.68959999999999999" table:style-name="ce1">
            <text:p>0.6896</text:p>
          </table:table-cell>
          <table:table-cell office:value-type="float" office:value="0.9375" table:style-name="ce1">
            <text:p>0.9375</text:p>
          </table:table-cell>
          <table:table-cell office:value-type="float" office:value="0.80789999999999995" table:style-name="ce1">
            <text:p>0.8079</text:p>
          </table:table-cell>
          <table:table-cell office:value-type="float" office:value="0.41720000000000002" table:style-name="ce1">
            <text:p>0.4172</text:p>
          </table:table-cell>
          <table:table-cell office:value-type="float" office:value="0.63490000000000002" table:style-name="ce1">
            <text:p>0.6349</text:p>
          </table:table-cell>
          <table:table-cell office:value-type="float" office:value="0.67600000000000005" table:style-name="ce1">
            <text:p>0.676</text:p>
          </table:table-cell>
          <table:table-cell office:value-type="float" office:value="0.46729999999999999" table:style-name="ce1">
            <text:p>0.4673</text:p>
          </table:table-cell>
          <table:table-cell table:style-name="ce1"/>
          <table:table-cell office:value-type="string" table:style-name="ce1">
            <text:p>chr15</text:p>
          </table:table-cell>
          <table:table-cell office:value-type="float" office:value="0.69082459770114923" table:formula="of:=AVERAGE([.O:.O])" table:style-name="ce1">
            <text:p>0.69082459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15</text:p>
          </table:table-cell>
          <table:table-cell office:value-type="float" office:value="0.98631225686810897" table:style-name="ce6">
            <text:p>0.986312257</text:p>
          </table:table-cell>
          <table:table-cell office:value-type="float" office:value="2.3463021778468098" table:style-name="ce6">
            <text:p>2.346302178</text:p>
          </table:table-cell>
          <table:table-cell office:value-type="float" office:value="0.98940425891647599" table:style-name="ce6">
            <text:p>0.989404259</text:p>
          </table:table-cell>
          <table:table-cell office:value-type="float" office:value="0.69082459770114923" table:formula="of:=[.V5]" table:style-name="ce1">
            <text:p>0.690824598</text:p>
          </table:table-cell>
          <table:table-cell table:number-columns-repeated="5" table:style-name="ce1"/>
          <table:table-cell office:value-type="float" office:value="0.96379999999999999" table:style-name="ce1">
            <text:p>0.9638</text:p>
          </table:table-cell>
          <table:table-cell office:value-type="float" office:value="0.69540000000000002" table:style-name="ce1">
            <text:p>0.6954</text:p>
          </table:table-cell>
          <table:table-cell office:value-type="float" office:value="0.9829" table:style-name="ce1">
            <text:p>0.9829</text:p>
          </table:table-cell>
          <table:table-cell office:value-type="float" office:value="0.6552" table:style-name="ce1">
            <text:p>0.6552</text:p>
          </table:table-cell>
          <table:table-cell office:value-type="float" office:value="0.88580000000000003" table:style-name="ce1">
            <text:p>0.8858</text:p>
          </table:table-cell>
          <table:table-cell office:value-type="float" office:value="0.86419999999999997" table:style-name="ce1">
            <text:p>0.8642</text:p>
          </table:table-cell>
          <table:table-cell office:value-type="float" office:value="0.7298" table:style-name="ce1">
            <text:p>0.7298</text:p>
          </table:table-cell>
          <table:table-cell office:value-type="float" office:value="0.91639999999999999" table:style-name="ce1">
            <text:p>0.9164</text:p>
          </table:table-cell>
          <table:table-cell office:value-type="float" office:value="0.43759999999999999" table:style-name="ce1">
            <text:p>0.4376</text:p>
          </table:table-cell>
          <table:table-cell table:style-name="ce1"/>
          <table:table-cell office:value-type="string" table:style-name="ce1">
            <text:p>chr19</text:p>
          </table:table-cell>
          <table:table-cell office:value-type="float" office:value="0.6407294252873561" table:formula="of:=AVERAGE([.P:.P])" table:style-name="ce1">
            <text:p>0.64072942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19</text:p>
          </table:table-cell>
          <table:table-cell office:value-type="float" office:value="0.99942239711541803" table:style-name="ce6">
            <text:p>0.999422397</text:p>
          </table:table-cell>
          <table:table-cell office:value-type="float" office:value="2.10321964236587" table:style-name="ce6">
            <text:p>2.103219642</text:p>
          </table:table-cell>
          <table:table-cell office:value-type="float" office:value="0.99960656313853502" table:style-name="ce6">
            <text:p>0.999606563</text:p>
          </table:table-cell>
          <table:table-cell office:value-type="float" office:value="0.6407294252873561" table:formula="of:=[.V6]" table:style-name="ce1">
            <text:p>0.640729425</text:p>
          </table:table-cell>
          <table:table-cell table:number-columns-repeated="5" table:style-name="ce1"/>
          <table:table-cell office:value-type="float" office:value="0.96299999999999997" table:style-name="ce1">
            <text:p>0.963</text:p>
          </table:table-cell>
          <table:table-cell office:value-type="float" office:value="0.7258" table:style-name="ce1">
            <text:p>0.7258</text:p>
          </table:table-cell>
          <table:table-cell office:value-type="float" office:value="0.72650000000000003" table:style-name="ce1">
            <text:p>0.7265</text:p>
          </table:table-cell>
          <table:table-cell office:value-type="float" office:value="0.43769999999999998" table:style-name="ce1">
            <text:p>0.4377</text:p>
          </table:table-cell>
          <table:table-cell office:value-type="float" office:value="0.51990000000000003" table:style-name="ce1">
            <text:p>0.5199</text:p>
          </table:table-cell>
          <table:table-cell office:value-type="float" office:value="0.34739999999999999" table:style-name="ce1">
            <text:p>0.3474</text:p>
          </table:table-cell>
          <table:table-cell office:value-type="float" office:value="0.55779999999999996" table:style-name="ce1">
            <text:p>0.5578</text:p>
          </table:table-cell>
          <table:table-cell office:value-type="float" office:value="0.77449999999999997" table:style-name="ce1">
            <text:p>0.7745</text:p>
          </table:table-cell>
          <table:table-cell office:value-type="float" office:value="0.47449999999999998" table:style-name="ce1">
            <text:p>0.4745</text:p>
          </table:table-cell>
          <table:table-cell table:style-name="ce1"/>
          <table:table-cell office:value-type="string" table:style-name="ce1">
            <text:p>chr20</text:p>
          </table:table-cell>
          <table:table-cell office:value-type="float" office:value="0.66423747126436694" table:formula="of:=AVERAGE([.Q:.Q])" table:style-name="ce1">
            <text:p>0.66423747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20</text:p>
          </table:table-cell>
          <table:table-cell office:value-type="float" office:value="0.98483444286444999" table:style-name="ce6">
            <text:p>0.984834443</text:p>
          </table:table-cell>
          <table:table-cell office:value-type="float" office:value="2.1864554667745999" table:style-name="ce6">
            <text:p>2.186455467</text:p>
          </table:table-cell>
          <table:table-cell office:value-type="float" office:value="0.987824364481382" table:style-name="ce6">
            <text:p>0.987824364</text:p>
          </table:table-cell>
          <table:table-cell office:value-type="float" office:value="0.66423747126436694" table:formula="of:=[.V7]" table:style-name="ce1">
            <text:p>0.664237471</text:p>
          </table:table-cell>
          <table:table-cell table:number-columns-repeated="5" table:style-name="ce1"/>
          <table:table-cell office:value-type="float" office:value="0.99270000000000003" table:style-name="ce1">
            <text:p>0.9927</text:p>
          </table:table-cell>
          <table:table-cell office:value-type="float" office:value="0.68669999999999998" table:style-name="ce1">
            <text:p>0.6867</text:p>
          </table:table-cell>
          <table:table-cell office:value-type="float" office:value="0.66439999999999999" table:style-name="ce1">
            <text:p>0.6644</text:p>
          </table:table-cell>
          <table:table-cell office:value-type="float" office:value="0.98209999999999997" table:style-name="ce1">
            <text:p>0.9821</text:p>
          </table:table-cell>
          <table:table-cell office:value-type="float" office:value="0.61050000000000004" table:style-name="ce1">
            <text:p>0.6105</text:p>
          </table:table-cell>
          <table:table-cell office:value-type="float" office:value="0.35449999999999998" table:style-name="ce1">
            <text:p>0.3545</text:p>
          </table:table-cell>
          <table:table-cell office:value-type="float" office:value="0.63109999999999999" table:style-name="ce1">
            <text:p>0.6311</text:p>
          </table:table-cell>
          <table:table-cell office:value-type="float" office:value="0.65410000000000001" table:style-name="ce1">
            <text:p>0.6541</text:p>
          </table:table-cell>
          <table:table-cell office:value-type="float" office:value="0.44469999999999998" table:style-name="ce1">
            <text:p>0.4447</text:p>
          </table:table-cell>
          <table:table-cell table:style-name="ce1"/>
          <table:table-cell office:value-type="string" table:style-name="ce1">
            <text:p>chr21</text:p>
          </table:table-cell>
          <table:table-cell office:value-type="float" office:value="0.68966850574712646" table:formula="of:=AVERAGE([.R:.R])" table:style-name="ce1">
            <text:p>0.68966850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21</text:p>
          </table:table-cell>
          <table:table-cell office:value-type="float" office:value="0.99254602929234803" table:style-name="ce6">
            <text:p>0.992546029</text:p>
          </table:table-cell>
          <table:table-cell office:value-type="float" office:value="1.2352008031058099" table:style-name="ce6">
            <text:p>1.235200803</text:p>
          </table:table-cell>
          <table:table-cell office:value-type="float" office:value="0.99541762961091995" table:style-name="ce6">
            <text:p>0.99541763</text:p>
          </table:table-cell>
          <table:table-cell office:value-type="float" office:value="0.68966850574712646" table:formula="of:=[.V8]" table:style-name="ce1">
            <text:p>0.689668506</text:p>
          </table:table-cell>
          <table:table-cell table:number-columns-repeated="5" table:style-name="ce1"/>
          <table:table-cell office:value-type="float" office:value="0.76329999999999998" table:style-name="ce1">
            <text:p>0.7633</text:p>
          </table:table-cell>
          <table:table-cell office:value-type="float" office:value="0.67700000000000005" table:style-name="ce1">
            <text:p>0.677</text:p>
          </table:table-cell>
          <table:table-cell office:value-type="float" office:value="0.93269999999999997" table:style-name="ce1">
            <text:p>0.9327</text:p>
          </table:table-cell>
          <table:table-cell office:value-type="float" office:value="0.68989999999999996" table:style-name="ce1">
            <text:p>0.6899</text:p>
          </table:table-cell>
          <table:table-cell office:value-type="float" office:value="0.75049999999999994" table:style-name="ce1">
            <text:p>0.7505</text:p>
          </table:table-cell>
          <table:table-cell office:value-type="float" office:value="0.51759999999999995" table:style-name="ce1">
            <text:p>0.5176</text:p>
          </table:table-cell>
          <table:table-cell office:value-type="float" office:value="0.99250000000000005" table:style-name="ce1">
            <text:p>0.9925</text:p>
          </table:table-cell>
          <table:table-cell office:value-type="float" office:value="0.74960000000000004" table:style-name="ce1">
            <text:p>0.7496</text:p>
          </table:table-cell>
          <table:table-cell office:value-type="float" office:value="0.35360000000000003" table:style-name="ce1">
            <text:p>0.3536</text:p>
          </table:table-cell>
          <table:table-cell table:style-name="ce1"/>
          <table:table-cell office:value-type="string" table:style-name="ce1">
            <text:p>chr22</text:p>
          </table:table-cell>
          <table:table-cell office:value-type="float" office:value="0.57882712643678158" table:formula="of:=AVERAGE([.S:.S])" table:style-name="ce1">
            <text:p>0.57882712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r22</text:p>
          </table:table-cell>
          <table:table-cell office:value-type="float" office:value="0.99907223486808305" table:style-name="ce6">
            <text:p>0.999072235</text:p>
          </table:table-cell>
          <table:table-cell office:value-type="float" office:value="1.7332857843328799" table:style-name="ce6">
            <text:p>1.733285784</text:p>
          </table:table-cell>
          <table:table-cell office:value-type="float" office:value="0.99906937831635301" table:style-name="ce6">
            <text:p>0.999069378</text:p>
          </table:table-cell>
          <table:table-cell office:value-type="float" office:value="0.57882712643678158" table:formula="of:=[.V9]" table:style-name="ce1">
            <text:p>0.578827126</text:p>
          </table:table-cell>
          <table:table-cell table:number-columns-repeated="5" table:style-name="ce1"/>
          <table:table-cell office:value-type="float" office:value="0.76080000000000003" table:style-name="ce1">
            <text:p>0.7608</text:p>
          </table:table-cell>
          <table:table-cell office:value-type="float" office:value="0.68630000000000002" table:style-name="ce1">
            <text:p>0.6863</text:p>
          </table:table-cell>
          <table:table-cell office:value-type="float" office:value="0.70920000000000005" table:style-name="ce1">
            <text:p>0.7092</text:p>
          </table:table-cell>
          <table:table-cell office:value-type="float" office:value="0.51770000000000005" table:style-name="ce1">
            <text:p>0.5177</text:p>
          </table:table-cell>
          <table:table-cell office:value-type="float" office:value="0.61850000000000005" table:style-name="ce1">
            <text:p>0.6185</text:p>
          </table:table-cell>
          <table:table-cell office:value-type="float" office:value="0.68310000000000004" table:style-name="ce1">
            <text:p>0.6831</text:p>
          </table:table-cell>
          <table:table-cell office:value-type="float" office:value="0.90739999999999998" table:style-name="ce1">
            <text:p>0.9074</text:p>
          </table:table-cell>
          <table:table-cell office:value-type="float" office:value="0.76919999999999999" table:style-name="ce1">
            <text:p>0.7692</text:p>
          </table:table-cell>
          <table:table-cell office:value-type="float" office:value="0.33560000000000001" table:style-name="ce1">
            <text:p>0.3356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float" office:value="0.76490000000000002" table:style-name="ce1">
            <text:p>0.7649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0.9788" table:style-name="ce1">
            <text:p>0.9788</text:p>
          </table:table-cell>
          <table:table-cell office:value-type="float" office:value="0.88890000000000002" table:style-name="ce1">
            <text:p>0.8889</text:p>
          </table:table-cell>
          <table:table-cell office:value-type="float" office:value="0.69950000000000001" table:style-name="ce1">
            <text:p>0.6995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0.69799999999999995" table:style-name="ce1">
            <text:p>0.698</text:p>
          </table:table-cell>
          <table:table-cell office:value-type="float" office:value="0.68289999999999995" table:style-name="ce1">
            <text:p>0.6829</text:p>
          </table:table-cell>
          <table:table-cell office:value-type="float" office:value="0.2031" table:style-name="ce1">
            <text:p>0.2031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float" office:value="0.74939999999999996" table:style-name="ce1">
            <text:p>0.7494</text:p>
          </table:table-cell>
          <table:table-cell office:value-type="float" office:value="0.72989999999999999" table:style-name="ce1">
            <text:p>0.7299</text:p>
          </table:table-cell>
          <table:table-cell office:value-type="float" office:value="0.68940000000000001" table:style-name="ce1">
            <text:p>0.6894</text:p>
          </table:table-cell>
          <table:table-cell office:value-type="float" office:value="0.67079999999999995" table:style-name="ce1">
            <text:p>0.6708</text:p>
          </table:table-cell>
          <table:table-cell office:value-type="float" office:value="0.52180000000000004" table:style-name="ce1">
            <text:p>0.5218</text:p>
          </table:table-cell>
          <table:table-cell office:value-type="float" office:value="0.60229999999999995" table:style-name="ce1">
            <text:p>0.6023</text:p>
          </table:table-cell>
          <table:table-cell office:value-type="float" office:value="0.5232" table:style-name="ce1">
            <text:p>0.5232</text:p>
          </table:table-cell>
          <table:table-cell office:value-type="float" office:value="0.85470000000000002" table:style-name="ce1">
            <text:p>0.8547</text:p>
          </table:table-cell>
          <table:table-cell office:value-type="float" office:value="0.95930000000000004" table:style-name="ce1">
            <text:p>0.9593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float" office:value="0.99039999999999995" table:style-name="ce1">
            <text:p>0.9904</text:p>
          </table:table-cell>
          <table:table-cell office:value-type="float" office:value="0.69530000000000003" table:style-name="ce1">
            <text:p>0.6953</text:p>
          </table:table-cell>
          <table:table-cell office:value-type="float" office:value="0.98280000000000001" table:style-name="ce1">
            <text:p>0.9828</text:p>
          </table:table-cell>
          <table:table-cell office:value-type="float" office:value="0.83960000000000001" table:style-name="ce1">
            <text:p>0.8396</text:p>
          </table:table-cell>
          <table:table-cell office:value-type="float" office:value="0.46239999999999998" table:style-name="ce1">
            <text:p>0.4624</text:p>
          </table:table-cell>
          <table:table-cell office:value-type="float" office:value="0.99660000000000004" table:style-name="ce1">
            <text:p>0.9966</text:p>
          </table:table-cell>
          <table:table-cell office:value-type="float" office:value="0.4027" table:style-name="ce1">
            <text:p>0.4027</text:p>
          </table:table-cell>
          <table:table-cell office:value-type="float" office:value="0.62280000000000002" table:style-name="ce1">
            <text:p>0.6228</text:p>
          </table:table-cell>
          <table:table-cell office:value-type="float" office:value="0.52180000000000004" table:style-name="ce1">
            <text:p>0.5218</text:p>
          </table:table-cell>
          <table:table-cell table:number-columns-repeated="16365" table:style-name="ce1"/>
        </table:table-row>
        <table:table-row table:style-name="ro1">
          <table:table-cell table:style-name="ce1">
            <draw:frame draw:z-index="1" draw:id="id17" draw:style-name="a17" draw:name="Chart 1" svg:x="0in" svg:y="0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0.99109999999999998" table:style-name="ce1">
            <text:p>0.9911</text:p>
          </table:table-cell>
          <table:table-cell office:value-type="float" office:value="0.71719999999999995" table:style-name="ce1">
            <text:p>0.7172</text:p>
          </table:table-cell>
          <table:table-cell office:value-type="float" office:value="0.72640000000000005" table:style-name="ce1">
            <text:p>0.7264</text:p>
          </table:table-cell>
          <table:table-cell office:value-type="float" office:value="0.55689999999999995" table:style-name="ce1">
            <text:p>0.5569</text:p>
          </table:table-cell>
          <table:table-cell office:value-type="float" office:value="0.84360000000000002" table:style-name="ce1">
            <text:p>0.8436</text:p>
          </table:table-cell>
          <table:table-cell office:value-type="float" office:value="0.47520000000000001" table:style-name="ce1">
            <text:p>0.4752</text:p>
          </table:table-cell>
          <table:table-cell office:value-type="float" office:value="0.45950000000000002" table:style-name="ce1">
            <text:p>0.4595</text:p>
          </table:table-cell>
          <table:table-cell office:value-type="float" office:value="0.75719999999999998" table:style-name="ce1">
            <text:p>0.7572</text:p>
          </table:table-cell>
          <table:table-cell office:value-type="float" office:value="0.53439999999999999" table:style-name="ce1">
            <text:p>0.5344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float" office:value="0.94520000000000004" table:style-name="ce1">
            <text:p>0.9452</text:p>
          </table:table-cell>
          <table:table-cell office:value-type="float" office:value="0.98919999999999997" table:style-name="ce1">
            <text:p>0.9892</text:p>
          </table:table-cell>
          <table:table-cell office:value-type="float" office:value="0.99970000000000003" table:style-name="ce1">
            <text:p>0.9997</text:p>
          </table:table-cell>
          <table:table-cell office:value-type="float" office:value="0.76959999999999995" table:style-name="ce1">
            <text:p>0.7696</text:p>
          </table:table-cell>
          <table:table-cell office:value-type="float" office:value="0.4491" table:style-name="ce1">
            <text:p>0.4491</text:p>
          </table:table-cell>
          <table:table-cell office:value-type="float" office:value="0.83589999999999998" table:style-name="ce1">
            <text:p>0.8359</text:p>
          </table:table-cell>
          <table:table-cell office:value-type="float" office:value="0.31619999999999998" table:style-name="ce1">
            <text:p>0.3162</text:p>
          </table:table-cell>
          <table:table-cell office:value-type="float" office:value="0.69030000000000002" table:style-name="ce1">
            <text:p>0.6903</text:p>
          </table:table-cell>
          <table:table-cell office:value-type="float" office:value="0.39879999999999999" table:style-name="ce1">
            <text:p>0.3988</text:p>
          </table:table-cell>
          <table:table-cell table:number-columns-repeated="16365" table:style-name="ce1"/>
        </table:table-row>
        <table:table-row table:style-name="ro1">
          <table:table-cell table:number-columns-repeated="10" table:style-name="ce1"/>
          <table:table-cell office:value-type="float" office:value="0.74260000000000004" table:style-name="ce1">
            <text:p>0.7426</text:p>
          </table:table-cell>
          <table:table-cell office:value-type="float" office:value="0.9788" table:style-name="ce1">
            <text:p>0.9788</text:p>
          </table:table-cell>
          <table:table-cell office:value-type="float" office:value="0.97929999999999995" table:style-name="ce1">
            <text:p>0.9793</text:p>
          </table:table-cell>
          <table:table-cell office:value-type="float" office:value="0.64449999999999996" table:style-name="ce1">
            <text:p>0.6445</text:p>
          </table:table-cell>
          <table:table-cell office:value-type="float" office:value="0.56369999999999998" table:style-name="ce1">
            <text:p>0.5637</text:p>
          </table:table-cell>
          <table:table-cell office:value-type="float" office:value="0.51439999999999997" table:style-name="ce1">
            <text:p>0.5144</text:p>
          </table:table-cell>
          <table:table-cell office:value-type="float" office:value="0.41360000000000002" table:style-name="ce1">
            <text:p>0.4136</text:p>
          </table:table-cell>
          <table:table-cell office:value-type="float" office:value="0.58699999999999997" table:style-name="ce1">
            <text:p>0.587</text:p>
          </table:table-cell>
          <table:table-cell office:value-type="float" office:value="0.52529999999999999" table:style-name="ce1">
            <text:p>0.5253</text:p>
          </table:table-cell>
          <table:table-cell table:number-columns-repeated="16365" table:style-name="ce1"/>
        </table:table-row>
        <table:table-row table:style-name="ro1">
          <table:table-cell table:number-columns-repeated="10"/>
          <table:table-cell office:value-type="float" office:value="0.71530000000000005" table:style-name="ce1">
            <text:p>0.7153</text:p>
          </table:table-cell>
          <table:table-cell office:value-type="float" office:value="0.9929" table:style-name="ce1">
            <text:p>0.9929</text:p>
          </table:table-cell>
          <table:table-cell office:value-type="float" office:value="0.96399999999999997" table:style-name="ce1">
            <text:p>0.964</text:p>
          </table:table-cell>
          <table:table-cell office:value-type="float" office:value="0.99060000000000004" table:style-name="ce1">
            <text:p>0.9906</text:p>
          </table:table-cell>
          <table:table-cell office:value-type="float" office:value="0.93440000000000001" table:style-name="ce1">
            <text:p>0.9344</text:p>
          </table:table-cell>
          <table:table-cell office:value-type="float" office:value="0.98299999999999998" table:style-name="ce1">
            <text:p>0.983</text:p>
          </table:table-cell>
          <table:table-cell office:value-type="float" office:value="0.44840000000000002" table:style-name="ce1">
            <text:p>0.4484</text:p>
          </table:table-cell>
          <table:table-cell office:value-type="float" office:value="0.76859999999999995" table:style-name="ce1">
            <text:p>0.7686</text:p>
          </table:table-cell>
          <table:table-cell office:value-type="float" office:value="0.4284" table:style-name="ce1">
            <text:p>0.42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660000000000001" table:style-name="ce1">
            <text:p>0.9666</text:p>
          </table:table-cell>
          <table:table-cell office:value-type="float" office:value="0.98799999999999999" table:style-name="ce1">
            <text:p>0.988</text:p>
          </table:table-cell>
          <table:table-cell office:value-type="float" office:value="0.74709999999999999" table:style-name="ce1">
            <text:p>0.7471</text:p>
          </table:table-cell>
          <table:table-cell office:value-type="float" office:value="0.69579999999999997" table:style-name="ce1">
            <text:p>0.6958</text:p>
          </table:table-cell>
          <table:table-cell office:value-type="float" office:value="0.81440000000000001" table:style-name="ce1">
            <text:p>0.8144</text:p>
          </table:table-cell>
          <table:table-cell office:value-type="float" office:value="0.6431" table:style-name="ce1">
            <text:p>0.6431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0.84930000000000005" table:style-name="ce1">
            <text:p>0.8493</text:p>
          </table:table-cell>
          <table:table-cell office:value-type="float" office:value="0.3594" table:style-name="ce1">
            <text:p>0.35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960000000000002" table:style-name="ce1">
            <text:p>0.9696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99" table:style-name="ce1">
            <text:p>0.99</text:p>
          </table:table-cell>
          <table:table-cell office:value-type="float" office:value="0.50439999999999996" table:style-name="ce1">
            <text:p>0.5044</text:p>
          </table:table-cell>
          <table:table-cell office:value-type="float" office:value="0.57050000000000001" table:style-name="ce1">
            <text:p>0.5705</text:p>
          </table:table-cell>
          <table:table-cell office:value-type="float" office:value="0.61929999999999996" table:style-name="ce1">
            <text:p>0.6193</text:p>
          </table:table-cell>
          <table:table-cell office:value-type="float" office:value="0.81240000000000001" table:style-name="ce1">
            <text:p>0.8124</text:p>
          </table:table-cell>
          <table:table-cell office:value-type="float" office:value="0.67130000000000001" table:style-name="ce1">
            <text:p>0.6713</text:p>
          </table:table-cell>
          <table:table-cell office:value-type="float" office:value="0.38900000000000001" table:style-name="ce1">
            <text:p>0.38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0910000000000002" table:style-name="ce1">
            <text:p>0.9091</text:p>
          </table:table-cell>
          <table:table-cell office:value-type="float" office:value="0.73070000000000002" table:style-name="ce1">
            <text:p>0.7307</text:p>
          </table:table-cell>
          <table:table-cell office:value-type="float" office:value="0.75890000000000002" table:style-name="ce1">
            <text:p>0.7589</text:p>
          </table:table-cell>
          <table:table-cell office:value-type="float" office:value="0.92130000000000001" table:style-name="ce1">
            <text:p>0.9213</text:p>
          </table:table-cell>
          <table:table-cell office:value-type="float" office:value="0.8518" table:style-name="ce1">
            <text:p>0.8518</text:p>
          </table:table-cell>
          <table:table-cell office:value-type="float" office:value="0.4617" table:style-name="ce1">
            <text:p>0.4617</text:p>
          </table:table-cell>
          <table:table-cell office:value-type="float" office:value="0.49990000000000001" table:style-name="ce1">
            <text:p>0.4999</text:p>
          </table:table-cell>
          <table:table-cell office:value-type="float" office:value="0.89659999999999995" table:style-name="ce1">
            <text:p>0.8966</text:p>
          </table:table-cell>
          <table:table-cell office:value-type="float" office:value="0.95069999999999999" table:style-name="ce1">
            <text:p>0.95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230000000000004" table:style-name="ce1">
            <text:p>0.7123</text:p>
          </table:table-cell>
          <table:table-cell office:value-type="float" office:value="0.68789999999999996" table:style-name="ce1">
            <text:p>0.6879</text:p>
          </table:table-cell>
          <table:table-cell office:value-type="float" office:value="0.75309999999999999" table:style-name="ce1">
            <text:p>0.7531</text:p>
          </table:table-cell>
          <table:table-cell office:value-type="float" office:value="0.99439999999999995" table:style-name="ce1">
            <text:p>0.9944</text:p>
          </table:table-cell>
          <table:table-cell office:value-type="float" office:value="0.53369999999999995" table:style-name="ce1">
            <text:p>0.5337</text:p>
          </table:table-cell>
          <table:table-cell office:value-type="float" office:value="0.37640000000000001" table:style-name="ce1">
            <text:p>0.3764</text:p>
          </table:table-cell>
          <table:table-cell office:value-type="float" office:value="0.78800000000000003" table:style-name="ce1">
            <text:p>0.788</text:p>
          </table:table-cell>
          <table:table-cell office:value-type="float" office:value="0.67259999999999998" table:style-name="ce1">
            <text:p>0.6726</text:p>
          </table:table-cell>
          <table:table-cell office:value-type="float" office:value="0.19139999999999999" table:style-name="ce1">
            <text:p>0.191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70000000000002" table:style-name="ce1">
            <text:p>0.9867</text:p>
          </table:table-cell>
          <table:table-cell office:value-type="float" office:value="0.72030000000000005" table:style-name="ce1">
            <text:p>0.7203</text:p>
          </table:table-cell>
          <table:table-cell office:value-type="float" office:value="0.75900000000000001" table:style-name="ce1">
            <text:p>0.759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0.46300000000000002" table:style-name="ce1">
            <text:p>0.463</text:p>
          </table:table-cell>
          <table:table-cell office:value-type="float" office:value="0.67030000000000001" table:style-name="ce1">
            <text:p>0.6703</text:p>
          </table:table-cell>
          <table:table-cell office:value-type="float" office:value="0.50519999999999998" table:style-name="ce1">
            <text:p>0.5052</text:p>
          </table:table-cell>
          <table:table-cell office:value-type="float" office:value="0.79869999999999997" table:style-name="ce1">
            <text:p>0.7987</text:p>
          </table:table-cell>
          <table:table-cell office:value-type="float" office:value="0.36449999999999999" table:style-name="ce1">
            <text:p>0.36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510000000000002" table:style-name="ce1">
            <text:p>0.7851</text:p>
          </table:table-cell>
          <table:table-cell office:value-type="float" office:value="0.70240000000000002" table:style-name="ce1">
            <text:p>0.7024</text:p>
          </table:table-cell>
          <table:table-cell office:value-type="float" office:value="0.70040000000000002" table:style-name="ce1">
            <text:p>0.7004</text:p>
          </table:table-cell>
          <table:table-cell office:value-type="float" office:value="0.66520000000000001" table:style-name="ce1">
            <text:p>0.6652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0.68859999999999999" table:style-name="ce1">
            <text:p>0.6886</text:p>
          </table:table-cell>
          <table:table-cell office:value-type="float" office:value="0.41070000000000001" table:style-name="ce1">
            <text:p>0.4107</text:p>
          </table:table-cell>
          <table:table-cell office:value-type="float" office:value="0.6804" table:style-name="ce1">
            <text:p>0.6804</text:p>
          </table:table-cell>
          <table:table-cell office:value-type="float" office:value="0.58620000000000005" table:style-name="ce1">
            <text:p>0.58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649999999999998" table:style-name="ce1">
            <text:p>0.9165</text:p>
          </table:table-cell>
          <table:table-cell office:value-type="float" office:value="0.68500000000000005" table:style-name="ce1">
            <text:p>0.685</text:p>
          </table:table-cell>
          <table:table-cell office:value-type="float" office:value="0.997" table:style-name="ce1">
            <text:p>0.997</text:p>
          </table:table-cell>
          <table:table-cell office:value-type="float" office:value="0.98599999999999999" table:style-name="ce1">
            <text:p>0.986</text:p>
          </table:table-cell>
          <table:table-cell office:value-type="float" office:value="0.89870000000000005" table:style-name="ce1">
            <text:p>0.8987</text:p>
          </table:table-cell>
          <table:table-cell office:value-type="float" office:value="0.38850000000000001" table:style-name="ce1">
            <text:p>0.3885</text:p>
          </table:table-cell>
          <table:table-cell office:value-type="float" office:value="0.69120000000000004" table:style-name="ce1">
            <text:p>0.6912</text:p>
          </table:table-cell>
          <table:table-cell office:value-type="float" office:value="0.90290000000000004" table:style-name="ce1">
            <text:p>0.9029</text:p>
          </table:table-cell>
          <table:table-cell office:value-type="float" office:value="0.76270000000000004" table:style-name="ce1">
            <text:p>0.76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469999999999996" table:style-name="ce1">
            <text:p>0.9147</text:p>
          </table:table-cell>
          <table:table-cell office:value-type="float" office:value="0.69810000000000005" table:style-name="ce1">
            <text:p>0.6981</text:p>
          </table:table-cell>
          <table:table-cell office:value-type="float" office:value="0.72560000000000002" table:style-name="ce1">
            <text:p>0.7256</text:p>
          </table:table-cell>
          <table:table-cell office:value-type="float" office:value="0.76719999999999999" table:style-name="ce1">
            <text:p>0.7672</text:p>
          </table:table-cell>
          <table:table-cell office:value-type="float" office:value="0.65139999999999998" table:style-name="ce1">
            <text:p>0.6514</text:p>
          </table:table-cell>
          <table:table-cell office:value-type="float" office:value="0.90710000000000002" table:style-name="ce1">
            <text:p>0.9071</text:p>
          </table:table-cell>
          <table:table-cell office:value-type="float" office:value="0.80679999999999996" table:style-name="ce1">
            <text:p>0.8068</text:p>
          </table:table-cell>
          <table:table-cell office:value-type="float" office:value="0.69989999999999997" table:style-name="ce1">
            <text:p>0.6999</text:p>
          </table:table-cell>
          <table:table-cell office:value-type="float" office:value="0.8226" table:style-name="ce1">
            <text:p>0.82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450000000000004" table:style-name="ce1">
            <text:p>0.9845</text:p>
          </table:table-cell>
          <table:table-cell office:value-type="float" office:value="0.96430000000000005" table:style-name="ce1">
            <text:p>0.9643</text:p>
          </table:table-cell>
          <table:table-cell office:value-type="float" office:value="0.98009999999999997" table:style-name="ce1">
            <text:p>0.9801</text:p>
          </table:table-cell>
          <table:table-cell office:value-type="float" office:value="0.66369999999999996" table:style-name="ce1">
            <text:p>0.6637</text:p>
          </table:table-cell>
          <table:table-cell office:value-type="float" office:value="0.81830000000000003" table:style-name="ce1">
            <text:p>0.8183</text:p>
          </table:table-cell>
          <table:table-cell office:value-type="float" office:value="0.29949999999999999" table:style-name="ce1">
            <text:p>0.2995</text:p>
          </table:table-cell>
          <table:table-cell office:value-type="float" office:value="0.42020000000000002" table:style-name="ce1">
            <text:p>0.4202</text:p>
          </table:table-cell>
          <table:table-cell office:value-type="float" office:value="0.92689999999999995" table:style-name="ce1">
            <text:p>0.9269</text:p>
          </table:table-cell>
          <table:table-cell office:value-type="float" office:value="0.71040000000000003" table:style-name="ce1">
            <text:p>0.710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5660000000000005" table:style-name="ce1">
            <text:p>0.7566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92559999999999998" table:style-name="ce1">
            <text:p>0.9256</text:p>
          </table:table-cell>
          <table:table-cell office:value-type="float" office:value="0.67020000000000002" table:style-name="ce1">
            <text:p>0.6702</text:p>
          </table:table-cell>
          <table:table-cell office:value-type="float" office:value="0.61699999999999999" table:style-name="ce1">
            <text:p>0.617</text:p>
          </table:table-cell>
          <table:table-cell office:value-type="float" office:value="0.52500000000000002" table:style-name="ce1">
            <text:p>0.525</text:p>
          </table:table-cell>
          <table:table-cell office:value-type="float" office:value="0.73299999999999998" table:style-name="ce1">
            <text:p>0.733</text:p>
          </table:table-cell>
          <table:table-cell office:value-type="float" office:value="0.71079999999999999" table:style-name="ce1">
            <text:p>0.7108</text:p>
          </table:table-cell>
          <table:table-cell office:value-type="float" office:value="0.27" table:style-name="ce1">
            <text:p>0.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8759999999999994" table:style-name="ce1">
            <text:p>0.8876</text:p>
          </table:table-cell>
          <table:table-cell office:value-type="float" office:value="0.99019999999999997" table:style-name="ce1">
            <text:p>0.9902</text:p>
          </table:table-cell>
          <table:table-cell office:value-type="float" office:value="0.97960000000000003" table:style-name="ce1">
            <text:p>0.9796</text:p>
          </table:table-cell>
          <table:table-cell office:value-type="float" office:value="0.87170000000000003" table:style-name="ce1">
            <text:p>0.8717</text:p>
          </table:table-cell>
          <table:table-cell office:value-type="float" office:value="0.50249999999999995" table:style-name="ce1">
            <text:p>0.5025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0.48830000000000001" table:style-name="ce1">
            <text:p>0.4883</text:p>
          </table:table-cell>
          <table:table-cell office:value-type="float" office:value="0.71299999999999997" table:style-name="ce1">
            <text:p>0.713</text:p>
          </table:table-cell>
          <table:table-cell office:value-type="float" office:value="0.53620000000000001" table:style-name="ce1">
            <text:p>0.53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4150000000000003" table:style-name="ce1">
            <text:p>0.8415</text:p>
          </table:table-cell>
          <table:table-cell office:value-type="float" office:value="0.7" table:style-name="ce1">
            <text:p>0.7</text:p>
          </table:table-cell>
          <table:table-cell office:value-type="float" office:value="0.74360000000000004" table:style-name="ce1">
            <text:p>0.7436</text:p>
          </table:table-cell>
          <table:table-cell office:value-type="float" office:value="0.68189999999999995" table:style-name="ce1">
            <text:p>0.6819</text:p>
          </table:table-cell>
          <table:table-cell office:value-type="float" office:value="0.92479999999999996" table:style-name="ce1">
            <text:p>0.9248</text:p>
          </table:table-cell>
          <table:table-cell office:value-type="float" office:value="0.66690000000000005" table:style-name="ce1">
            <text:p>0.6669</text:p>
          </table:table-cell>
          <table:table-cell office:value-type="float" office:value="0.91369999999999996" table:style-name="ce1">
            <text:p>0.9137</text:p>
          </table:table-cell>
          <table:table-cell office:value-type="float" office:value="0.9587" table:style-name="ce1">
            <text:p>0.9587</text:p>
          </table:table-cell>
          <table:table-cell office:value-type="float" office:value="0.58919999999999995" table:style-name="ce1">
            <text:p>0.5892</text:p>
          </table:table-cell>
          <table:table-cell table:number-columns-repeated="16365"/>
        </table:table-row>
        <table:table-row table:style-name="ro1">
          <table:table-cell table:style-name="ce1">
            <draw:frame draw:z-index="2" draw:id="id18" draw:style-name="a18" draw:name="Chart 3" svg:x="0.19271in" svg:y="0.04167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9"/>
          <table:table-cell office:value-type="float" office:value="0.88070000000000004" table:style-name="ce1">
            <text:p>0.8807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0.95009999999999994" table:style-name="ce1">
            <text:p>0.9501</text:p>
          </table:table-cell>
          <table:table-cell office:value-type="float" office:value="0.70420000000000005" table:style-name="ce1">
            <text:p>0.7042</text:p>
          </table:table-cell>
          <table:table-cell office:value-type="float" office:value="0.6169" table:style-name="ce1">
            <text:p>0.6169</text:p>
          </table:table-cell>
          <table:table-cell office:value-type="float" office:value="0.65069999999999995" table:style-name="ce1">
            <text:p>0.6507</text:p>
          </table:table-cell>
          <table:table-cell office:value-type="float" office:value="0.62649999999999995" table:style-name="ce1">
            <text:p>0.6265</text:p>
          </table:table-cell>
          <table:table-cell office:value-type="float" office:value="0.61970000000000003" table:style-name="ce1">
            <text:p>0.6197</text:p>
          </table:table-cell>
          <table:table-cell office:value-type="float" office:value="0.56850000000000001" table:style-name="ce1">
            <text:p>0.56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72" table:style-name="ce1">
            <text:p>0.6472</text:p>
          </table:table-cell>
          <table:table-cell office:value-type="float" office:value="0.68940000000000001" table:style-name="ce1">
            <text:p>0.6894</text:p>
          </table:table-cell>
          <table:table-cell office:value-type="float" office:value="0.75190000000000001" table:style-name="ce1">
            <text:p>0.7519</text:p>
          </table:table-cell>
          <table:table-cell office:value-type="float" office:value="0.91910000000000003" table:style-name="ce1">
            <text:p>0.9191</text:p>
          </table:table-cell>
          <table:table-cell office:value-type="float" office:value="0.56389999999999996" table:style-name="ce1">
            <text:p>0.5639</text:p>
          </table:table-cell>
          <table:table-cell office:value-type="float" office:value="0.32040000000000002" table:style-name="ce1">
            <text:p>0.3204</text:p>
          </table:table-cell>
          <table:table-cell office:value-type="float" office:value="0.53490000000000004" table:style-name="ce1">
            <text:p>0.5349</text:p>
          </table:table-cell>
          <table:table-cell office:value-type="float" office:value="0.94099999999999995" table:style-name="ce1">
            <text:p>0.941</text:p>
          </table:table-cell>
          <table:table-cell office:value-type="float" office:value="0.33710000000000001" table:style-name="ce1">
            <text:p>0.337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710000000000001" table:style-name="ce1">
            <text:p>0.6471</text:p>
          </table:table-cell>
          <table:table-cell office:value-type="float" office:value="0.70550000000000002" table:style-name="ce1">
            <text:p>0.7055</text:p>
          </table:table-cell>
          <table:table-cell office:value-type="float" office:value="0.98160000000000003" table:style-name="ce1">
            <text:p>0.9816</text:p>
          </table:table-cell>
          <table:table-cell office:value-type="float" office:value="0.62150000000000005" table:style-name="ce1">
            <text:p>0.6215</text:p>
          </table:table-cell>
          <table:table-cell office:value-type="float" office:value="0.91300000000000003" table:style-name="ce1">
            <text:p>0.913</text:p>
          </table:table-cell>
          <table:table-cell office:value-type="float" office:value="0.6633" table:style-name="ce1">
            <text:p>0.6633</text:p>
          </table:table-cell>
          <table:table-cell office:value-type="float" office:value="0.41410000000000002" table:style-name="ce1">
            <text:p>0.4141</text:p>
          </table:table-cell>
          <table:table-cell office:value-type="float" office:value="0.68110000000000004" table:style-name="ce1">
            <text:p>0.6811</text:p>
          </table:table-cell>
          <table:table-cell office:value-type="float" office:value="0.36330000000000001" table:style-name="ce1">
            <text:p>0.363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1250000000000004" table:style-name="ce1">
            <text:p>0.6125</text:p>
          </table:table-cell>
          <table:table-cell office:value-type="float" office:value="0.97470000000000001" table:style-name="ce1">
            <text:p>0.9747</text:p>
          </table:table-cell>
          <table:table-cell office:value-type="float" office:value="0.76890000000000003" table:style-name="ce1">
            <text:p>0.7689</text:p>
          </table:table-cell>
          <table:table-cell office:value-type="float" office:value="0.76229999999999998" table:style-name="ce1">
            <text:p>0.7623</text:p>
          </table:table-cell>
          <table:table-cell office:value-type="float" office:value="0.44679999999999997" table:style-name="ce1">
            <text:p>0.4468</text:p>
          </table:table-cell>
          <table:table-cell office:value-type="float" office:value="0.24990000000000001" table:style-name="ce1">
            <text:p>0.2499</text:p>
          </table:table-cell>
          <table:table-cell office:value-type="float" office:value="0.85289999999999999" table:style-name="ce1">
            <text:p>0.8529</text:p>
          </table:table-cell>
          <table:table-cell office:value-type="float" office:value="0.85209999999999997" table:style-name="ce1">
            <text:p>0.8521</text:p>
          </table:table-cell>
          <table:table-cell office:value-type="float" office:value="0.84160000000000001" table:style-name="ce1">
            <text:p>0.841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200000000000003" table:style-name="ce1">
            <text:p>0.912</text:p>
          </table:table-cell>
          <table:table-cell office:value-type="float" office:value="0.99350000000000005" table:style-name="ce1">
            <text:p>0.9935</text:p>
          </table:table-cell>
          <table:table-cell office:value-type="float" office:value="0.76829999999999998" table:style-name="ce1">
            <text:p>0.7683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0.63080000000000003" table:style-name="ce1">
            <text:p>0.6308</text:p>
          </table:table-cell>
          <table:table-cell office:value-type="float" office:value="0.37440000000000001" table:style-name="ce1">
            <text:p>0.3744</text:p>
          </table:table-cell>
          <table:table-cell office:value-type="float" office:value="0.50819999999999999" table:style-name="ce1">
            <text:p>0.5082</text:p>
          </table:table-cell>
          <table:table-cell office:value-type="float" office:value="0.74760000000000004" table:style-name="ce1">
            <text:p>0.7476</text:p>
          </table:table-cell>
          <table:table-cell office:value-type="float" office:value="0.22639999999999999" table:style-name="ce1">
            <text:p>0.226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470000000000005" table:style-name="ce1">
            <text:p>0.6447</text:p>
          </table:table-cell>
          <table:table-cell office:value-type="float" office:value="0.99460000000000004" table:style-name="ce1">
            <text:p>0.9946</text:p>
          </table:table-cell>
          <table:table-cell office:value-type="float" office:value="0.76900000000000002" table:style-name="ce1">
            <text:p>0.769</text:p>
          </table:table-cell>
          <table:table-cell office:value-type="float" office:value="0.97309999999999997" table:style-name="ce1">
            <text:p>0.9731</text:p>
          </table:table-cell>
          <table:table-cell office:value-type="float" office:value="0.81769999999999998" table:style-name="ce1">
            <text:p>0.8177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29859999999999998" table:style-name="ce1">
            <text:p>0.2986</text:p>
          </table:table-cell>
          <table:table-cell office:value-type="float" office:value="0.58050000000000002" table:style-name="ce1">
            <text:p>0.5805</text:p>
          </table:table-cell>
          <table:table-cell office:value-type="float" office:value="0.47760000000000002" table:style-name="ce1">
            <text:p>0.47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139999999999997" table:style-name="ce1">
            <text:p>0.6414</text:p>
          </table:table-cell>
          <table:table-cell office:value-type="float" office:value="0.70809999999999995" table:style-name="ce1">
            <text:p>0.7081</text:p>
          </table:table-cell>
          <table:table-cell office:value-type="float" office:value="0.998" table:style-name="ce1">
            <text:p>0.998</text:p>
          </table:table-cell>
          <table:table-cell office:value-type="float" office:value="0.71489999999999998" table:style-name="ce1">
            <text:p>0.7149</text:p>
          </table:table-cell>
          <table:table-cell office:value-type="float" office:value="0.49759999999999999" table:style-name="ce1">
            <text:p>0.4976</text:p>
          </table:table-cell>
          <table:table-cell office:value-type="float" office:value="0.59009999999999996" table:style-name="ce1">
            <text:p>0.5901</text:p>
          </table:table-cell>
          <table:table-cell office:value-type="float" office:value="0.36620000000000003" table:style-name="ce1">
            <text:p>0.3662</text:p>
          </table:table-cell>
          <table:table-cell office:value-type="float" office:value="0.80059999999999998" table:style-name="ce1">
            <text:p>0.8006</text:p>
          </table:table-cell>
          <table:table-cell office:value-type="float" office:value="0.87980000000000003" table:style-name="ce1">
            <text:p>0.879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8809999999999996" table:style-name="ce1">
            <text:p>0.5881</text:p>
          </table:table-cell>
          <table:table-cell office:value-type="float" office:value="0.99829999999999997" table:style-name="ce1">
            <text:p>0.9983</text:p>
          </table:table-cell>
          <table:table-cell office:value-type="float" office:value="0.74760000000000004" table:style-name="ce1">
            <text:p>0.7476</text:p>
          </table:table-cell>
          <table:table-cell office:value-type="float" office:value="0.94010000000000005" table:style-name="ce1">
            <text:p>0.9401</text:p>
          </table:table-cell>
          <table:table-cell office:value-type="float" office:value="0.60219999999999996" table:style-name="ce1">
            <text:p>0.6022</text:p>
          </table:table-cell>
          <table:table-cell office:value-type="float" office:value="0.84840000000000004" table:style-name="ce1">
            <text:p>0.8484</text:p>
          </table:table-cell>
          <table:table-cell office:value-type="float" office:value="0.31619999999999998" table:style-name="ce1">
            <text:p>0.3162</text:p>
          </table:table-cell>
          <table:table-cell office:value-type="float" office:value="0.86960000000000004" table:style-name="ce1">
            <text:p>0.8696</text:p>
          </table:table-cell>
          <table:table-cell office:value-type="float" office:value="0.54210000000000003" table:style-name="ce1">
            <text:p>0.54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02" table:style-name="ce1">
            <text:p>0.7802</text:p>
          </table:table-cell>
          <table:table-cell office:value-type="float" office:value="0.97570000000000001" table:style-name="ce1">
            <text:p>0.9757</text:p>
          </table:table-cell>
          <table:table-cell office:value-type="float" office:value="0.84460000000000002" table:style-name="ce1">
            <text:p>0.8446</text:p>
          </table:table-cell>
          <table:table-cell office:value-type="float" office:value="0.96120000000000005" table:style-name="ce1">
            <text:p>0.9612</text:p>
          </table:table-cell>
          <table:table-cell office:value-type="float" office:value="0.63080000000000003" table:style-name="ce1">
            <text:p>0.6308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0.6431" table:style-name="ce1">
            <text:p>0.6431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0.56589999999999996" table:style-name="ce1">
            <text:p>0.565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19999999999996" table:style-name="ce1">
            <text:p>0.9822</text:p>
          </table:table-cell>
          <table:table-cell office:value-type="float" office:value="0.99890000000000001" table:style-name="ce1">
            <text:p>0.9989</text:p>
          </table:table-cell>
          <table:table-cell office:value-type="float" office:value="0.75260000000000005" table:style-name="ce1">
            <text:p>0.7526</text:p>
          </table:table-cell>
          <table:table-cell office:value-type="float" office:value="0.66269999999999996" table:style-name="ce1">
            <text:p>0.6627</text:p>
          </table:table-cell>
          <table:table-cell office:value-type="float" office:value="0.76519999999999999" table:style-name="ce1">
            <text:p>0.7652</text:p>
          </table:table-cell>
          <table:table-cell office:value-type="float" office:value="0.40179999999999999" table:style-name="ce1">
            <text:p>0.4018</text:p>
          </table:table-cell>
          <table:table-cell office:value-type="float" office:value="0.88300000000000001" table:style-name="ce1">
            <text:p>0.883</text:p>
          </table:table-cell>
          <table:table-cell office:value-type="float" office:value="0.56499999999999995" table:style-name="ce1">
            <text:p>0.565</text:p>
          </table:table-cell>
          <table:table-cell office:value-type="float" office:value="0.78059999999999996" table:style-name="ce1">
            <text:p>0.780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29999999999995" table:style-name="ce1">
            <text:p>0.9823</text:p>
          </table:table-cell>
          <table:table-cell office:value-type="float" office:value="0.99380000000000002" table:style-name="ce1">
            <text:p>0.9938</text:p>
          </table:table-cell>
          <table:table-cell office:value-type="float" office:value="0.89549999999999996" table:style-name="ce1">
            <text:p>0.8955</text:p>
          </table:table-cell>
          <table:table-cell office:value-type="float" office:value="0.44790000000000002" table:style-name="ce1">
            <text:p>0.4479</text:p>
          </table:table-cell>
          <table:table-cell office:value-type="float" office:value="0.63129999999999997" table:style-name="ce1">
            <text:p>0.6313</text:p>
          </table:table-cell>
          <table:table-cell office:value-type="float" office:value="0.93879999999999997" table:style-name="ce1">
            <text:p>0.9388</text:p>
          </table:table-cell>
          <table:table-cell office:value-type="float" office:value="0.71870000000000001" table:style-name="ce1">
            <text:p>0.7187</text:p>
          </table:table-cell>
          <table:table-cell office:value-type="float" office:value="0.68459999999999999" table:style-name="ce1">
            <text:p>0.6846</text:p>
          </table:table-cell>
          <table:table-cell office:value-type="float" office:value="0.8377" table:style-name="ce1">
            <text:p>0.83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329999999999996" table:style-name="ce1">
            <text:p>0.9933</text:p>
          </table:table-cell>
          <table:table-cell office:value-type="float" office:value="0.70150000000000001" table:style-name="ce1">
            <text:p>0.7015</text:p>
          </table:table-cell>
          <table:table-cell office:value-type="float" office:value="0.79820000000000002" table:style-name="ce1">
            <text:p>0.7982</text:p>
          </table:table-cell>
          <table:table-cell office:value-type="float" office:value="0.99609999999999999" table:style-name="ce1">
            <text:p>0.9961</text:p>
          </table:table-cell>
          <table:table-cell office:value-type="float" office:value="0.79849999999999999" table:style-name="ce1">
            <text:p>0.7985</text:p>
          </table:table-cell>
          <table:table-cell office:value-type="float" office:value="0.30880000000000002" table:style-name="ce1">
            <text:p>0.3088</text:p>
          </table:table-cell>
          <table:table-cell office:value-type="float" office:value="0.86040000000000005" table:style-name="ce1">
            <text:p>0.8604</text:p>
          </table:table-cell>
          <table:table-cell office:value-type="float" office:value="0.62639999999999996" table:style-name="ce1">
            <text:p>0.6264</text:p>
          </table:table-cell>
          <table:table-cell office:value-type="float" office:value="0.6925" table:style-name="ce1">
            <text:p>0.692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280000000000003" table:style-name="ce1">
            <text:p>0.7628</text:p>
          </table:table-cell>
          <table:table-cell office:value-type="float" office:value="0.67920000000000003" table:style-name="ce1">
            <text:p>0.6792</text:p>
          </table:table-cell>
          <table:table-cell office:value-type="float" office:value="0.83430000000000004" table:style-name="ce1">
            <text:p>0.8343</text:p>
          </table:table-cell>
          <table:table-cell office:value-type="float" office:value="0.91720000000000002" table:style-name="ce1">
            <text:p>0.9172</text:p>
          </table:table-cell>
          <table:table-cell office:value-type="float" office:value="0.90349999999999997" table:style-name="ce1">
            <text:p>0.9035</text:p>
          </table:table-cell>
          <table:table-cell office:value-type="float" office:value="0.55449999999999999" table:style-name="ce1">
            <text:p>0.5545</text:p>
          </table:table-cell>
          <table:table-cell office:value-type="float" office:value="0.87339999999999995" table:style-name="ce1">
            <text:p>0.8734</text:p>
          </table:table-cell>
          <table:table-cell office:value-type="float" office:value="0.55249999999999999" table:style-name="ce1">
            <text:p>0.5525</text:p>
          </table:table-cell>
          <table:table-cell office:value-type="float" office:value="0.26919999999999999" table:style-name="ce1">
            <text:p>0.26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230000000000005" table:style-name="ce1">
            <text:p>0.9723</text:p>
          </table:table-cell>
          <table:table-cell office:value-type="float" office:value="0.69989999999999997" table:style-name="ce1">
            <text:p>0.6999</text:p>
          </table:table-cell>
          <table:table-cell office:value-type="float" office:value="0.79890000000000005" table:style-name="ce1">
            <text:p>0.7989</text:p>
          </table:table-cell>
          <table:table-cell office:value-type="float" office:value="0.75170000000000003" table:style-name="ce1">
            <text:p>0.7517</text:p>
          </table:table-cell>
          <table:table-cell office:value-type="float" office:value="0.57930000000000004" table:style-name="ce1">
            <text:p>0.5793</text:p>
          </table:table-cell>
          <table:table-cell office:value-type="float" office:value="0.4178" table:style-name="ce1">
            <text:p>0.4178</text:p>
          </table:table-cell>
          <table:table-cell office:value-type="float" office:value="0.39079999999999998" table:style-name="ce1">
            <text:p>0.3908</text:p>
          </table:table-cell>
          <table:table-cell office:value-type="float" office:value="0.91769999999999996" table:style-name="ce1">
            <text:p>0.9177</text:p>
          </table:table-cell>
          <table:table-cell office:value-type="float" office:value="0.52159999999999995" table:style-name="ce1">
            <text:p>0.521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589999999999996" table:style-name="ce1">
            <text:p>0.9459</text:p>
          </table:table-cell>
          <table:table-cell office:value-type="float" office:value="0.99039999999999995" table:style-name="ce1">
            <text:p>0.9904</text:p>
          </table:table-cell>
          <table:table-cell office:value-type="float" office:value="0.94140000000000001" table:style-name="ce1">
            <text:p>0.9414</text:p>
          </table:table-cell>
          <table:table-cell office:value-type="float" office:value="0.94569999999999999" table:style-name="ce1">
            <text:p>0.9457</text:p>
          </table:table-cell>
          <table:table-cell office:value-type="float" office:value="0.5948" table:style-name="ce1">
            <text:p>0.5948</text:p>
          </table:table-cell>
          <table:table-cell office:value-type="float" office:value="0.66579999999999995" table:style-name="ce1">
            <text:p>0.6658</text:p>
          </table:table-cell>
          <table:table-cell office:value-type="float" office:value="0.70109999999999995" table:style-name="ce1">
            <text:p>0.7011</text:p>
          </table:table-cell>
          <table:table-cell office:value-type="float" office:value="0.70499999999999996" table:style-name="ce1">
            <text:p>0.705</text:p>
          </table:table-cell>
          <table:table-cell office:value-type="float" office:value="0.5675" table:style-name="ce1">
            <text:p>0.5675</text:p>
          </table:table-cell>
          <table:table-cell table:number-columns-repeated="16365"/>
        </table:table-row>
        <table:table-row table:style-name="ro1">
          <table:table-cell table:style-name="ce1">
            <draw:frame draw:z-index="3" draw:id="id19" draw:style-name="a19" draw:name="Chart 7" svg:x="0.32812in" svg:y="0.16667in" svg:width="5in" svg:height="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9"/>
          <table:table-cell office:value-type="float" office:value="0.96030000000000004" table:style-name="ce1">
            <text:p>0.9603</text:p>
          </table:table-cell>
          <table:table-cell office:value-type="float" office:value="0.68799999999999994" table:style-name="ce1">
            <text:p>0.688</text:p>
          </table:table-cell>
          <table:table-cell office:value-type="float" office:value="0.74450000000000005" table:style-name="ce1">
            <text:p>0.7445</text:p>
          </table:table-cell>
          <table:table-cell office:value-type="float" office:value="0.66910000000000003" table:style-name="ce1">
            <text:p>0.6691</text:p>
          </table:table-cell>
          <table:table-cell office:value-type="float" office:value="0.63690000000000002" table:style-name="ce1">
            <text:p>0.6369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57750000000000001" table:style-name="ce1">
            <text:p>0.5775</text:p>
          </table:table-cell>
          <table:table-cell office:value-type="float" office:value="0.61019999999999996" table:style-name="ce1">
            <text:p>0.6102</text:p>
          </table:table-cell>
          <table:table-cell office:value-type="float" office:value="0.98670000000000002" table:style-name="ce1">
            <text:p>0.986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619999999999998" table:style-name="ce1">
            <text:p>0.6262</text:p>
          </table:table-cell>
          <table:table-cell office:value-type="float" office:value="0.69269999999999998" table:style-name="ce1">
            <text:p>0.6927</text:p>
          </table:table-cell>
          <table:table-cell office:value-type="float" office:value="0.95609999999999995" table:style-name="ce1">
            <text:p>0.9561</text:p>
          </table:table-cell>
          <table:table-cell office:value-type="float" office:value="0.75560000000000005" table:style-name="ce1">
            <text:p>0.7556</text:p>
          </table:table-cell>
          <table:table-cell office:value-type="float" office:value="0.5444" table:style-name="ce1">
            <text:p>0.5444</text:p>
          </table:table-cell>
          <table:table-cell office:value-type="float" office:value="0.80979999999999996" table:style-name="ce1">
            <text:p>0.8098</text:p>
          </table:table-cell>
          <table:table-cell office:value-type="float" office:value="0.63109999999999999" table:style-name="ce1">
            <text:p>0.6311</text:p>
          </table:table-cell>
          <table:table-cell office:value-type="float" office:value="0.52190000000000003" table:style-name="ce1">
            <text:p>0.5219</text:p>
          </table:table-cell>
          <table:table-cell office:value-type="float" office:value="0.52129999999999999" table:style-name="ce1">
            <text:p>0.52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40000000000005" table:style-name="ce1">
            <text:p>0.9854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91820000000000002" table:style-name="ce1">
            <text:p>0.9182</text:p>
          </table:table-cell>
          <table:table-cell office:value-type="float" office:value="0.77490000000000003" table:style-name="ce1">
            <text:p>0.7749</text:p>
          </table:table-cell>
          <table:table-cell office:value-type="float" office:value="0.84850000000000003" table:style-name="ce1">
            <text:p>0.8485</text:p>
          </table:table-cell>
          <table:table-cell office:value-type="float" office:value="0.47789999999999999" table:style-name="ce1">
            <text:p>0.4779</text:p>
          </table:table-cell>
          <table:table-cell office:value-type="float" office:value="0.6865" table:style-name="ce1">
            <text:p>0.6865</text:p>
          </table:table-cell>
          <table:table-cell office:value-type="float" office:value="0.72440000000000004" table:style-name="ce1">
            <text:p>0.7244</text:p>
          </table:table-cell>
          <table:table-cell office:value-type="float" office:value="0.84660000000000002" table:style-name="ce1">
            <text:p>0.84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339999999999998" table:style-name="ce1">
            <text:p>0.7734</text:p>
          </table:table-cell>
          <table:table-cell office:value-type="float" office:value="0.98740000000000006" table:style-name="ce1">
            <text:p>0.9874</text:p>
          </table:table-cell>
          <table:table-cell office:value-type="float" office:value="0.75729999999999997" table:style-name="ce1">
            <text:p>0.7573</text:p>
          </table:table-cell>
          <table:table-cell office:value-type="float" office:value="0.61140000000000005" table:style-name="ce1">
            <text:p>0.6114</text:p>
          </table:table-cell>
          <table:table-cell office:value-type="float" office:value="0.75429999999999997" table:style-name="ce1">
            <text:p>0.7543</text:p>
          </table:table-cell>
          <table:table-cell office:value-type="float" office:value="0.94669999999999999" table:style-name="ce1">
            <text:p>0.9467</text:p>
          </table:table-cell>
          <table:table-cell office:value-type="float" office:value="0.79479999999999995" table:style-name="ce1">
            <text:p>0.7948</text:p>
          </table:table-cell>
          <table:table-cell office:value-type="float" office:value="0.73329999999999995" table:style-name="ce1">
            <text:p>0.7333</text:p>
          </table:table-cell>
          <table:table-cell office:value-type="float" office:value="0.41210000000000002" table:style-name="ce1">
            <text:p>0.41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039999999999997" table:style-name="ce1">
            <text:p>0.7704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9587" table:style-name="ce1">
            <text:p>0.9587</text:p>
          </table:table-cell>
          <table:table-cell office:value-type="float" office:value="0.38940000000000002" table:style-name="ce1">
            <text:p>0.3894</text:p>
          </table:table-cell>
          <table:table-cell office:value-type="float" office:value="0.88019999999999998" table:style-name="ce1">
            <text:p>0.8802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0.64259999999999995" table:style-name="ce1">
            <text:p>0.6426</text:p>
          </table:table-cell>
          <table:table-cell office:value-type="float" office:value="0.95020000000000004" table:style-name="ce1">
            <text:p>0.9502</text:p>
          </table:table-cell>
          <table:table-cell office:value-type="float" office:value="0.44290000000000002" table:style-name="ce1">
            <text:p>0.44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579999999999997" table:style-name="ce1">
            <text:p>0.8158</text:p>
          </table:table-cell>
          <table:table-cell office:value-type="float" office:value="0.73099999999999998" table:style-name="ce1">
            <text:p>0.731</text:p>
          </table:table-cell>
          <table:table-cell office:value-type="float" office:value="0.78439999999999999" table:style-name="ce1">
            <text:p>0.7844</text:p>
          </table:table-cell>
          <table:table-cell office:value-type="float" office:value="0.92149999999999999" table:style-name="ce1">
            <text:p>0.9215</text:p>
          </table:table-cell>
          <table:table-cell office:value-type="float" office:value="0.61539999999999995" table:style-name="ce1">
            <text:p>0.6154</text:p>
          </table:table-cell>
          <table:table-cell office:value-type="float" office:value="0.96709999999999996" table:style-name="ce1">
            <text:p>0.9671</text:p>
          </table:table-cell>
          <table:table-cell office:value-type="float" office:value="0.90780000000000005" table:style-name="ce1">
            <text:p>0.9078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0.65280000000000005" table:style-name="ce1">
            <text:p>0.652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840000000000004" table:style-name="ce1">
            <text:p>0.9684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0.79569999999999996" table:style-name="ce1">
            <text:p>0.7957</text:p>
          </table:table-cell>
          <table:table-cell office:value-type="float" office:value="0.72699999999999998" table:style-name="ce1">
            <text:p>0.727</text:p>
          </table:table-cell>
          <table:table-cell office:value-type="float" office:value="0.68169999999999997" table:style-name="ce1">
            <text:p>0.6817</text:p>
          </table:table-cell>
          <table:table-cell office:value-type="float" office:value="0.50419999999999998" table:style-name="ce1">
            <text:p>0.5042</text:p>
          </table:table-cell>
          <table:table-cell office:value-type="float" office:value="0.75419999999999998" table:style-name="ce1">
            <text:p>0.7542</text:p>
          </table:table-cell>
          <table:table-cell office:value-type="float" office:value="0.77259999999999995" table:style-name="ce1">
            <text:p>0.7726</text:p>
          </table:table-cell>
          <table:table-cell office:value-type="float" office:value="0.31740000000000002" table:style-name="ce1">
            <text:p>0.317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619999999999997" table:style-name="ce1">
            <text:p>0.7462</text:p>
          </table:table-cell>
          <table:table-cell office:value-type="float" office:value="0.72019999999999995" table:style-name="ce1">
            <text:p>0.7202</text:p>
          </table:table-cell>
          <table:table-cell office:value-type="float" office:value="0.78480000000000005" table:style-name="ce1">
            <text:p>0.7848</text:p>
          </table:table-cell>
          <table:table-cell office:value-type="float" office:value="0.81879999999999997" table:style-name="ce1">
            <text:p>0.8188</text:p>
          </table:table-cell>
          <table:table-cell office:value-type="float" office:value="0.69469999999999998" table:style-name="ce1">
            <text:p>0.6947</text:p>
          </table:table-cell>
          <table:table-cell office:value-type="float" office:value="0.92579999999999996" table:style-name="ce1">
            <text:p>0.9258</text:p>
          </table:table-cell>
          <table:table-cell office:value-type="float" office:value="0.32040000000000002" table:style-name="ce1">
            <text:p>0.3204</text:p>
          </table:table-cell>
          <table:table-cell office:value-type="float" office:value="0.81579999999999997" table:style-name="ce1">
            <text:p>0.8158</text:p>
          </table:table-cell>
          <table:table-cell office:value-type="float" office:value="0.73050000000000004" table:style-name="ce1">
            <text:p>0.73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36" table:style-name="ce1">
            <text:p>0.7036</text:p>
          </table:table-cell>
          <table:table-cell office:value-type="float" office:value="0.99809999999999999" table:style-name="ce1">
            <text:p>0.9981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0.76570000000000005" table:style-name="ce1">
            <text:p>0.7657</text:p>
          </table:table-cell>
          <table:table-cell office:value-type="float" office:value="0.69940000000000002" table:style-name="ce1">
            <text:p>0.6994</text:p>
          </table:table-cell>
          <table:table-cell office:value-type="float" office:value="0.53310000000000002" table:style-name="ce1">
            <text:p>0.5331</text:p>
          </table:table-cell>
          <table:table-cell office:value-type="float" office:value="0.49590000000000001" table:style-name="ce1">
            <text:p>0.4959</text:p>
          </table:table-cell>
          <table:table-cell office:value-type="float" office:value="0.70809999999999995" table:style-name="ce1">
            <text:p>0.7081</text:p>
          </table:table-cell>
          <table:table-cell office:value-type="float" office:value="0.6149" table:style-name="ce1">
            <text:p>0.614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3030000000000004" table:style-name="ce1">
            <text:p>0.8303</text:p>
          </table:table-cell>
          <table:table-cell office:value-type="float" office:value="0.69930000000000003" table:style-name="ce1">
            <text:p>0.6993</text:p>
          </table:table-cell>
          <table:table-cell office:value-type="float" office:value="0.75170000000000003" table:style-name="ce1">
            <text:p>0.7517</text:p>
          </table:table-cell>
          <table:table-cell office:value-type="float" office:value="0.62490000000000001" table:style-name="ce1">
            <text:p>0.6249</text:p>
          </table:table-cell>
          <table:table-cell office:value-type="float" office:value="0.82909999999999995" table:style-name="ce1">
            <text:p>0.8291</text:p>
          </table:table-cell>
          <table:table-cell office:value-type="float" office:value="0.3347" table:style-name="ce1">
            <text:p>0.3347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69679999999999997" table:style-name="ce1">
            <text:p>0.6968</text:p>
          </table:table-cell>
          <table:table-cell office:value-type="float" office:value="0.61350000000000005" table:style-name="ce1">
            <text:p>0.61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440000000000001" table:style-name="ce1">
            <text:p>0.8144</text:p>
          </table:table-cell>
          <table:table-cell office:value-type="float" office:value="0.70709999999999995" table:style-name="ce1">
            <text:p>0.7071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0.76280000000000003" table:style-name="ce1">
            <text:p>0.7628</text:p>
          </table:table-cell>
          <table:table-cell office:value-type="float" office:value="0.86870000000000003" table:style-name="ce1">
            <text:p>0.8687</text:p>
          </table:table-cell>
          <table:table-cell office:value-type="float" office:value="0.27760000000000001" table:style-name="ce1">
            <text:p>0.2776</text:p>
          </table:table-cell>
          <table:table-cell office:value-type="float" office:value="0.76929999999999998" table:style-name="ce1">
            <text:p>0.7693</text:p>
          </table:table-cell>
          <table:table-cell office:value-type="float" office:value="0.68189999999999995" table:style-name="ce1">
            <text:p>0.6819</text:p>
          </table:table-cell>
          <table:table-cell office:value-type="float" office:value="0.81179999999999997" table:style-name="ce1">
            <text:p>0.811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730000000000001" table:style-name="ce1">
            <text:p>0.7973</text:p>
          </table:table-cell>
          <table:table-cell office:value-type="float" office:value="0.99080000000000001" table:style-name="ce1">
            <text:p>0.9908</text:p>
          </table:table-cell>
          <table:table-cell office:value-type="float" office:value="0.97989999999999999" table:style-name="ce1">
            <text:p>0.9799</text:p>
          </table:table-cell>
          <table:table-cell office:value-type="float" office:value="0.89159999999999995" table:style-name="ce1">
            <text:p>0.8916</text:p>
          </table:table-cell>
          <table:table-cell office:value-type="float" office:value="0.64049999999999996" table:style-name="ce1">
            <text:p>0.6405</text:p>
          </table:table-cell>
          <table:table-cell office:value-type="float" office:value="0.34520000000000001" table:style-name="ce1">
            <text:p>0.3452</text:p>
          </table:table-cell>
          <table:table-cell office:value-type="float" office:value="0.79159999999999997" table:style-name="ce1">
            <text:p>0.7916</text:p>
          </table:table-cell>
          <table:table-cell office:value-type="float" office:value="0.75770000000000004" table:style-name="ce1">
            <text:p>0.7577</text:p>
          </table:table-cell>
          <table:table-cell office:value-type="float" office:value="0.59360000000000002" table:style-name="ce1">
            <text:p>0.59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2789999999999997" table:style-name="ce1">
            <text:p>0.8279</text:p>
          </table:table-cell>
          <table:table-cell office:value-type="float" office:value="0.74170000000000003" table:style-name="ce1">
            <text:p>0.7417</text:p>
          </table:table-cell>
          <table:table-cell office:value-type="float" office:value="0.69979999999999998" table:style-name="ce1">
            <text:p>0.6998</text:p>
          </table:table-cell>
          <table:table-cell office:value-type="float" office:value="0.67510000000000003" table:style-name="ce1">
            <text:p>0.6751</text:p>
          </table:table-cell>
          <table:table-cell office:value-type="float" office:value="0.83289999999999997" table:style-name="ce1">
            <text:p>0.8329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70820000000000005" table:style-name="ce1">
            <text:p>0.7082</text:p>
          </table:table-cell>
          <table:table-cell office:value-type="float" office:value="0.56720000000000004" table:style-name="ce1">
            <text:p>0.5672</text:p>
          </table:table-cell>
          <table:table-cell office:value-type="float" office:value="0.75070000000000003" table:style-name="ce1">
            <text:p>0.75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1060000000000003" table:style-name="ce1">
            <text:p>0.6106</text:p>
          </table:table-cell>
          <table:table-cell office:value-type="float" office:value="0.69589999999999996" table:style-name="ce1">
            <text:p>0.6959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0.86599999999999999" table:style-name="ce1">
            <text:p>0.866</text:p>
          </table:table-cell>
          <table:table-cell office:value-type="float" office:value="0.7218" table:style-name="ce1">
            <text:p>0.7218</text:p>
          </table:table-cell>
          <table:table-cell office:value-type="float" office:value="0.3412" table:style-name="ce1">
            <text:p>0.3412</text:p>
          </table:table-cell>
          <table:table-cell office:value-type="float" office:value="0.82369999999999999" table:style-name="ce1">
            <text:p>0.8237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0.38400000000000001" table:style-name="ce1">
            <text:p>0.3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1170000000000002" table:style-name="ce1">
            <text:p>0.6117</text:p>
          </table:table-cell>
          <table:table-cell office:value-type="float" office:value="0.72350000000000003" table:style-name="ce1">
            <text:p>0.7235</text:p>
          </table:table-cell>
          <table:table-cell office:value-type="float" office:value="0.7208" table:style-name="ce1">
            <text:p>0.7208</text:p>
          </table:table-cell>
          <table:table-cell office:value-type="float" office:value="0.57769999999999999" table:style-name="ce1">
            <text:p>0.5777</text:p>
          </table:table-cell>
          <table:table-cell office:value-type="float" office:value="0.87050000000000005" table:style-name="ce1">
            <text:p>0.8705</text:p>
          </table:table-cell>
          <table:table-cell office:value-type="float" office:value="0.74690000000000001" table:style-name="ce1">
            <text:p>0.7469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0.78410000000000002" table:style-name="ce1">
            <text:p>0.7841</text:p>
          </table:table-cell>
          <table:table-cell office:value-type="float" office:value="0.4133" table:style-name="ce1">
            <text:p>0.413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8209999999999995" table:style-name="ce1">
            <text:p>0.5821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96640000000000004" table:style-name="ce1">
            <text:p>0.9664</text:p>
          </table:table-cell>
          <table:table-cell office:value-type="float" office:value="0.76319999999999999" table:style-name="ce1">
            <text:p>0.7632</text:p>
          </table:table-cell>
          <table:table-cell office:value-type="float" office:value="0.67049999999999998" table:style-name="ce1">
            <text:p>0.6705</text:p>
          </table:table-cell>
          <table:table-cell office:value-type="float" office:value="0.26529999999999998" table:style-name="ce1">
            <text:p>0.2653</text:p>
          </table:table-cell>
          <table:table-cell office:value-type="float" office:value="0.87070000000000003" table:style-name="ce1">
            <text:p>0.8707</text:p>
          </table:table-cell>
          <table:table-cell office:value-type="float" office:value="0.72840000000000005" table:style-name="ce1">
            <text:p>0.7284</text:p>
          </table:table-cell>
          <table:table-cell office:value-type="float" office:value="0.72770000000000001" table:style-name="ce1">
            <text:p>0.72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5329999999999995" table:style-name="ce1">
            <text:p>0.8533</text:p>
          </table:table-cell>
          <table:table-cell office:value-type="float" office:value="0.96050000000000002" table:style-name="ce1">
            <text:p>0.9605</text:p>
          </table:table-cell>
          <table:table-cell office:value-type="float" office:value="0.90380000000000005" table:style-name="ce1">
            <text:p>0.9038</text:p>
          </table:table-cell>
          <table:table-cell office:value-type="float" office:value="0.65090000000000003" table:style-name="ce1">
            <text:p>0.6509</text:p>
          </table:table-cell>
          <table:table-cell office:value-type="float" office:value="0.6401" table:style-name="ce1">
            <text:p>0.6401</text:p>
          </table:table-cell>
          <table:table-cell office:value-type="float" office:value="0.41749999999999998" table:style-name="ce1">
            <text:p>0.4175</text:p>
          </table:table-cell>
          <table:table-cell office:value-type="float" office:value="0.8" table:style-name="ce1">
            <text:p>0.8</text:p>
          </table:table-cell>
          <table:table-cell office:value-type="float" office:value="0.82609999999999995" table:style-name="ce1">
            <text:p>0.8261</text:p>
          </table:table-cell>
          <table:table-cell office:value-type="float" office:value="0.2828" table:style-name="ce1">
            <text:p>0.282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" table:style-name="ce1">
            <text:p>0.62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96589999999999998" table:style-name="ce1">
            <text:p>0.9659</text:p>
          </table:table-cell>
          <table:table-cell office:value-type="float" office:value="0.99619999999999997" table:style-name="ce1">
            <text:p>0.9962</text:p>
          </table:table-cell>
          <table:table-cell office:value-type="float" office:value="0.75349999999999995" table:style-name="ce1">
            <text:p>0.7535</text:p>
          </table:table-cell>
          <table:table-cell office:value-type="float" office:value="0.35189999999999999" table:style-name="ce1">
            <text:p>0.3519</text:p>
          </table:table-cell>
          <table:table-cell office:value-type="float" office:value="0.36890000000000001" table:style-name="ce1">
            <text:p>0.3689</text:p>
          </table:table-cell>
          <table:table-cell office:value-type="float" office:value="0.57369999999999999" table:style-name="ce1">
            <text:p>0.5737</text:p>
          </table:table-cell>
          <table:table-cell office:value-type="float" office:value="0.63729999999999998" table:style-name="ce1">
            <text:p>0.63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880000000000003" table:style-name="ce1">
            <text:p>0.6288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0.7339" table:style-name="ce1">
            <text:p>0.7339</text:p>
          </table:table-cell>
          <table:table-cell office:value-type="float" office:value="0.67979999999999996" table:style-name="ce1">
            <text:p>0.6798</text:p>
          </table:table-cell>
          <table:table-cell office:value-type="float" office:value="0.75019999999999998" table:style-name="ce1">
            <text:p>0.7502</text:p>
          </table:table-cell>
          <table:table-cell office:value-type="float" office:value="0.62580000000000002" table:style-name="ce1">
            <text:p>0.6258</text:p>
          </table:table-cell>
          <table:table-cell office:value-type="float" office:value="0.57740000000000002" table:style-name="ce1">
            <text:p>0.5774</text:p>
          </table:table-cell>
          <table:table-cell office:value-type="float" office:value="0.66359999999999997" table:style-name="ce1">
            <text:p>0.6636</text:p>
          </table:table-cell>
          <table:table-cell office:value-type="float" office:value="0.70540000000000003" table:style-name="ce1">
            <text:p>0.705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544" table:style-name="ce1">
            <text:p>0.5544</text:p>
          </table:table-cell>
          <table:table-cell office:value-type="float" office:value="0.9758" table:style-name="ce1">
            <text:p>0.9758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0.89659999999999995" table:style-name="ce1">
            <text:p>0.8966</text:p>
          </table:table-cell>
          <table:table-cell office:value-type="float" office:value="0.80859999999999999" table:style-name="ce1">
            <text:p>0.8086</text:p>
          </table:table-cell>
          <table:table-cell office:value-type="float" office:value="0.92559999999999998" table:style-name="ce1">
            <text:p>0.9256</text:p>
          </table:table-cell>
          <table:table-cell office:value-type="float" office:value="0.50229999999999997" table:style-name="ce1">
            <text:p>0.5023</text:p>
          </table:table-cell>
          <table:table-cell office:value-type="float" office:value="0.70750000000000002" table:style-name="ce1">
            <text:p>0.7075</text:p>
          </table:table-cell>
          <table:table-cell office:value-type="float" office:value="0.59399999999999997" table:style-name="ce1">
            <text:p>0.5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760000000000002" table:style-name="ce1">
            <text:p>0.9676</text:p>
          </table:table-cell>
          <table:table-cell office:value-type="float" office:value="0.98419999999999996" table:style-name="ce1">
            <text:p>0.9842</text:p>
          </table:table-cell>
          <table:table-cell office:value-type="float" office:value="0.73609999999999998" table:style-name="ce1">
            <text:p>0.7361</text:p>
          </table:table-cell>
          <table:table-cell office:value-type="float" office:value="0.98419999999999996" table:style-name="ce1">
            <text:p>0.9842</text:p>
          </table:table-cell>
          <table:table-cell office:value-type="float" office:value="0.76939999999999997" table:style-name="ce1">
            <text:p>0.7694</text:p>
          </table:table-cell>
          <table:table-cell office:value-type="float" office:value="0.97840000000000005" table:style-name="ce1">
            <text:p>0.9784</text:p>
          </table:table-cell>
          <table:table-cell office:value-type="float" office:value="0.72350000000000003" table:style-name="ce1">
            <text:p>0.7235</text:p>
          </table:table-cell>
          <table:table-cell office:value-type="float" office:value="0.76480000000000004" table:style-name="ce1">
            <text:p>0.7648</text:p>
          </table:table-cell>
          <table:table-cell office:value-type="float" office:value="0.90590000000000004" table:style-name="ce1">
            <text:p>0.905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9870000000000001" table:style-name="ce1">
            <text:p>0.5987</text:p>
          </table:table-cell>
          <table:table-cell office:value-type="float" office:value="0.70150000000000001" table:style-name="ce1">
            <text:p>0.7015</text:p>
          </table:table-cell>
          <table:table-cell office:value-type="float" office:value="0.72460000000000002" table:style-name="ce1">
            <text:p>0.7246</text:p>
          </table:table-cell>
          <table:table-cell office:value-type="float" office:value="0.74839999999999995" table:style-name="ce1">
            <text:p>0.7484</text:p>
          </table:table-cell>
          <table:table-cell office:value-type="float" office:value="0.70289999999999997" table:style-name="ce1">
            <text:p>0.7029</text:p>
          </table:table-cell>
          <table:table-cell office:value-type="float" office:value="0.89239999999999997" table:style-name="ce1">
            <text:p>0.8924</text:p>
          </table:table-cell>
          <table:table-cell office:value-type="float" office:value="0.87139999999999995" table:style-name="ce1">
            <text:p>0.8714</text:p>
          </table:table-cell>
          <table:table-cell office:value-type="float" office:value="0.53769999999999996" table:style-name="ce1">
            <text:p>0.5377</text:p>
          </table:table-cell>
          <table:table-cell office:value-type="float" office:value="0.57699999999999996" table:style-name="ce1">
            <text:p>0.5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5890000000000002" table:style-name="ce1">
            <text:p>0.7589</text:p>
          </table:table-cell>
          <table:table-cell office:value-type="float" office:value="0.72789999999999999" table:style-name="ce1">
            <text:p>0.7279</text:p>
          </table:table-cell>
          <table:table-cell office:value-type="float" office:value="0.7369" table:style-name="ce1">
            <text:p>0.7369</text:p>
          </table:table-cell>
          <table:table-cell office:value-type="float" office:value="0.79710000000000003" table:style-name="ce1">
            <text:p>0.7971</text:p>
          </table:table-cell>
          <table:table-cell office:value-type="float" office:value="0.91879999999999995" table:style-name="ce1">
            <text:p>0.9188</text:p>
          </table:table-cell>
          <table:table-cell office:value-type="float" office:value="0.29530000000000001" table:style-name="ce1">
            <text:p>0.2953</text:p>
          </table:table-cell>
          <table:table-cell office:value-type="float" office:value="0.8579" table:style-name="ce1">
            <text:p>0.8579</text:p>
          </table:table-cell>
          <table:table-cell office:value-type="float" office:value="0.77329999999999999" table:style-name="ce1">
            <text:p>0.7733</text:p>
          </table:table-cell>
          <table:table-cell office:value-type="float" office:value="0.97170000000000001" table:style-name="ce1">
            <text:p>0.971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829999999999995" table:style-name="ce1">
            <text:p>0.9783</text:p>
          </table:table-cell>
          <table:table-cell office:value-type="float" office:value="0.99890000000000001" table:style-name="ce1">
            <text:p>0.9989</text:p>
          </table:table-cell>
          <table:table-cell office:value-type="float" office:value="0.99629999999999996" table:style-name="ce1">
            <text:p>0.9963</text:p>
          </table:table-cell>
          <table:table-cell office:value-type="float" office:value="0.67110000000000003" table:style-name="ce1">
            <text:p>0.6711</text:p>
          </table:table-cell>
          <table:table-cell office:value-type="float" office:value="0.8468" table:style-name="ce1">
            <text:p>0.8468</text:p>
          </table:table-cell>
          <table:table-cell office:value-type="float" office:value="0.52839999999999998" table:style-name="ce1">
            <text:p>0.5284</text:p>
          </table:table-cell>
          <table:table-cell office:value-type="float" office:value="0.71430000000000005" table:style-name="ce1">
            <text:p>0.7143</text:p>
          </table:table-cell>
          <table:table-cell office:value-type="float" office:value="0.87749999999999995" table:style-name="ce1">
            <text:p>0.8775</text:p>
          </table:table-cell>
          <table:table-cell office:value-type="float" office:value="0.70099999999999996" table:style-name="ce1">
            <text:p>0.70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170000000000005" table:style-name="ce1">
            <text:p>0.7717</text:p>
          </table:table-cell>
          <table:table-cell office:value-type="float" office:value="0.9627" table:style-name="ce1">
            <text:p>0.9627</text:p>
          </table:table-cell>
          <table:table-cell office:value-type="float" office:value="0.71699999999999997" table:style-name="ce1">
            <text:p>0.717</text:p>
          </table:table-cell>
          <table:table-cell office:value-type="float" office:value="0.98080000000000001" table:style-name="ce1">
            <text:p>0.9808</text:p>
          </table:table-cell>
          <table:table-cell office:value-type="float" office:value="0.85" table:style-name="ce1">
            <text:p>0.85</text:p>
          </table:table-cell>
          <table:table-cell office:value-type="float" office:value="0.498" table:style-name="ce1">
            <text:p>0.498</text:p>
          </table:table-cell>
          <table:table-cell office:value-type="float" office:value="0.63660000000000005" table:style-name="ce1">
            <text:p>0.6366</text:p>
          </table:table-cell>
          <table:table-cell office:value-type="float" office:value="0.7218" table:style-name="ce1">
            <text:p>0.7218</text:p>
          </table:table-cell>
          <table:table-cell office:value-type="float" office:value="0.48299999999999998" table:style-name="ce1">
            <text:p>0.48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849999999999996" table:style-name="ce1">
            <text:p>0.7685</text:p>
          </table:table-cell>
          <table:table-cell office:value-type="float" office:value="0.98780000000000001" table:style-name="ce1">
            <text:p>0.9878</text:p>
          </table:table-cell>
          <table:table-cell office:value-type="float" office:value="0.99770000000000003" table:style-name="ce1">
            <text:p>0.9977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0.50549999999999995" table:style-name="ce1">
            <text:p>0.5055</text:p>
          </table:table-cell>
          <table:table-cell office:value-type="float" office:value="0.96540000000000004" table:style-name="ce1">
            <text:p>0.9654</text:p>
          </table:table-cell>
          <table:table-cell office:value-type="float" office:value="0.50219999999999998" table:style-name="ce1">
            <text:p>0.5022</text:p>
          </table:table-cell>
          <table:table-cell office:value-type="float" office:value="0.62280000000000002" table:style-name="ce1">
            <text:p>0.6228</text:p>
          </table:table-cell>
          <table:table-cell office:value-type="float" office:value="0.46739999999999998" table:style-name="ce1">
            <text:p>0.467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246" table:style-name="ce1">
            <text:p>0.8246</text:p>
          </table:table-cell>
          <table:table-cell office:value-type="float" office:value="0.752" table:style-name="ce1">
            <text:p>0.752</text:p>
          </table:table-cell>
          <table:table-cell office:value-type="float" office:value="0.7117" table:style-name="ce1">
            <text:p>0.7117</text:p>
          </table:table-cell>
          <table:table-cell office:value-type="float" office:value="0.67949999999999999" table:style-name="ce1">
            <text:p>0.6795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.37840000000000001" table:style-name="ce1">
            <text:p>0.3784</text:p>
          </table:table-cell>
          <table:table-cell office:value-type="float" office:value="0.86250000000000004" table:style-name="ce1">
            <text:p>0.8625</text:p>
          </table:table-cell>
          <table:table-cell office:value-type="float" office:value="0.7853" table:style-name="ce1">
            <text:p>0.7853</text:p>
          </table:table-cell>
          <table:table-cell office:value-type="float" office:value="0.28039999999999998" table:style-name="ce1">
            <text:p>0.280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989999999999998" table:style-name="ce1">
            <text:p>0.9599</text:p>
          </table:table-cell>
          <table:table-cell office:value-type="float" office:value="0.68620000000000003" table:style-name="ce1">
            <text:p>0.6862</text:p>
          </table:table-cell>
          <table:table-cell office:value-type="float" office:value="0.69059999999999999" table:style-name="ce1">
            <text:p>0.6906</text:p>
          </table:table-cell>
          <table:table-cell office:value-type="float" office:value="0.6714" table:style-name="ce1">
            <text:p>0.6714</text:p>
          </table:table-cell>
          <table:table-cell office:value-type="float" office:value="0.60619999999999996" table:style-name="ce1">
            <text:p>0.6062</text:p>
          </table:table-cell>
          <table:table-cell office:value-type="float" office:value="0.78969999999999996" table:style-name="ce1">
            <text:p>0.7897</text:p>
          </table:table-cell>
          <table:table-cell office:value-type="float" office:value="0.60170000000000001" table:style-name="ce1">
            <text:p>0.6017</text:p>
          </table:table-cell>
          <table:table-cell office:value-type="float" office:value="0.58079999999999998" table:style-name="ce1">
            <text:p>0.5808</text:p>
          </table:table-cell>
          <table:table-cell office:value-type="float" office:value="0.78269999999999995" table:style-name="ce1">
            <text:p>0.78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490000000000001" table:style-name="ce1">
            <text:p>0.7449</text:p>
          </table:table-cell>
          <table:table-cell office:value-type="float" office:value="0.73219999999999996" table:style-name="ce1">
            <text:p>0.7322</text:p>
          </table:table-cell>
          <table:table-cell office:value-type="float" office:value="0.71160000000000001" table:style-name="ce1">
            <text:p>0.7116</text:p>
          </table:table-cell>
          <table:table-cell office:value-type="float" office:value="0.89390000000000003" table:style-name="ce1">
            <text:p>0.8939</text:p>
          </table:table-cell>
          <table:table-cell office:value-type="float" office:value="0.4269" table:style-name="ce1">
            <text:p>0.4269</text:p>
          </table:table-cell>
          <table:table-cell office:value-type="float" office:value="0.5141" table:style-name="ce1">
            <text:p>0.5141</text:p>
          </table:table-cell>
          <table:table-cell office:value-type="float" office:value="0.32479999999999998" table:style-name="ce1">
            <text:p>0.3248</text:p>
          </table:table-cell>
          <table:table-cell office:value-type="float" office:value="0.82499999999999996" table:style-name="ce1">
            <text:p>0.825</text:p>
          </table:table-cell>
          <table:table-cell office:value-type="float" office:value="0.81720000000000004" table:style-name="ce1">
            <text:p>0.81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669999999999999" table:style-name="ce1">
            <text:p>0.7067</text:p>
          </table:table-cell>
          <table:table-cell office:value-type="float" office:value="0.98939999999999995" table:style-name="ce1">
            <text:p>0.9894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0.68600000000000005" table:style-name="ce1">
            <text:p>0.686</text:p>
          </table:table-cell>
          <table:table-cell office:value-type="float" office:value="0.92200000000000004" table:style-name="ce1">
            <text:p>0.922</text:p>
          </table:table-cell>
          <table:table-cell office:value-type="float" office:value="0.55759999999999998" table:style-name="ce1">
            <text:p>0.5576</text:p>
          </table:table-cell>
          <table:table-cell office:value-type="float" office:value="0.4037" table:style-name="ce1">
            <text:p>0.4037</text:p>
          </table:table-cell>
          <table:table-cell office:value-type="float" office:value="0.8609" table:style-name="ce1">
            <text:p>0.8609</text:p>
          </table:table-cell>
          <table:table-cell office:value-type="float" office:value="0.26040000000000002" table:style-name="ce1">
            <text:p>0.260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4" table:style-name="ce1">
            <text:p>0.84</text:p>
          </table:table-cell>
          <table:table-cell office:value-type="float" office:value="0.70279999999999998" table:style-name="ce1">
            <text:p>0.7028</text:p>
          </table:table-cell>
          <table:table-cell office:value-type="float" office:value="0.71609999999999996" table:style-name="ce1">
            <text:p>0.7161</text:p>
          </table:table-cell>
          <table:table-cell office:value-type="float" office:value="0.99670000000000003" table:style-name="ce1">
            <text:p>0.9967</text:p>
          </table:table-cell>
          <table:table-cell office:value-type="float" office:value="0.84689999999999999" table:style-name="ce1">
            <text:p>0.8469</text:p>
          </table:table-cell>
          <table:table-cell office:value-type="float" office:value="0.80520000000000003" table:style-name="ce1">
            <text:p>0.8052</text:p>
          </table:table-cell>
          <table:table-cell office:value-type="float" office:value="0.35959999999999998" table:style-name="ce1">
            <text:p>0.3596</text:p>
          </table:table-cell>
          <table:table-cell office:value-type="float" office:value="0.75880000000000003" table:style-name="ce1">
            <text:p>0.7588</text:p>
          </table:table-cell>
          <table:table-cell office:value-type="float" office:value="0.38879999999999998" table:style-name="ce1">
            <text:p>0.388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320000000000003" table:style-name="ce1">
            <text:p>0.8032</text:p>
          </table:table-cell>
          <table:table-cell office:value-type="float" office:value="0.71319999999999995" table:style-name="ce1">
            <text:p>0.7132</text:p>
          </table:table-cell>
          <table:table-cell office:value-type="float" office:value="0.96989999999999998" table:style-name="ce1">
            <text:p>0.9699</text:p>
          </table:table-cell>
          <table:table-cell office:value-type="float" office:value="0.95630000000000004" table:style-name="ce1">
            <text:p>0.9563</text:p>
          </table:table-cell>
          <table:table-cell office:value-type="float" office:value="0.44040000000000001" table:style-name="ce1">
            <text:p>0.4404</text:p>
          </table:table-cell>
          <table:table-cell office:value-type="float" office:value="0.57030000000000003" table:style-name="ce1">
            <text:p>0.5703</text:p>
          </table:table-cell>
          <table:table-cell office:value-type="float" office:value="0.84389999999999998" table:style-name="ce1">
            <text:p>0.8439</text:p>
          </table:table-cell>
          <table:table-cell office:value-type="float" office:value="0.65710000000000002" table:style-name="ce1">
            <text:p>0.6571</text:p>
          </table:table-cell>
          <table:table-cell office:value-type="float" office:value="0.32540000000000002" table:style-name="ce1">
            <text:p>0.325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469999999999997" table:style-name="ce1">
            <text:p>0.8047</text:p>
          </table:table-cell>
          <table:table-cell office:value-type="float" office:value="0.96889999999999998" table:style-name="ce1">
            <text:p>0.9689</text:p>
          </table:table-cell>
          <table:table-cell office:value-type="float" office:value="0.87470000000000003" table:style-name="ce1">
            <text:p>0.8747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68910000000000005" table:style-name="ce1">
            <text:p>0.6891</text:p>
          </table:table-cell>
          <table:table-cell office:value-type="float" office:value="0.84379999999999999" table:style-name="ce1">
            <text:p>0.8438</text:p>
          </table:table-cell>
          <table:table-cell office:value-type="float" office:value="0.67459999999999998" table:style-name="ce1">
            <text:p>0.6746</text:p>
          </table:table-cell>
          <table:table-cell office:value-type="float" office:value="0.86309999999999998" table:style-name="ce1">
            <text:p>0.8631</text:p>
          </table:table-cell>
          <table:table-cell office:value-type="float" office:value="0.3846" table:style-name="ce1">
            <text:p>0.38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470000000000003" table:style-name="ce1">
            <text:p>0.9947</text:p>
          </table:table-cell>
          <table:table-cell office:value-type="float" office:value="0.99209999999999998" table:style-name="ce1">
            <text:p>0.9921</text:p>
          </table:table-cell>
          <table:table-cell office:value-type="float" office:value="0.94299999999999995" table:style-name="ce1">
            <text:p>0.943</text:p>
          </table:table-cell>
          <table:table-cell office:value-type="float" office:value="0.64570000000000005" table:style-name="ce1">
            <text:p>0.6457</text:p>
          </table:table-cell>
          <table:table-cell office:value-type="float" office:value="0.61580000000000001" table:style-name="ce1">
            <text:p>0.6158</text:p>
          </table:table-cell>
          <table:table-cell office:value-type="float" office:value="0.42330000000000001" table:style-name="ce1">
            <text:p>0.4233</text:p>
          </table:table-cell>
          <table:table-cell office:value-type="float" office:value="0.90500000000000003" table:style-name="ce1">
            <text:p>0.905</text:p>
          </table:table-cell>
          <table:table-cell office:value-type="float" office:value="0.69059999999999999" table:style-name="ce1">
            <text:p>0.6906</text:p>
          </table:table-cell>
          <table:table-cell office:value-type="float" office:value="0.4864" table:style-name="ce1">
            <text:p>0.486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5449999999999995" table:style-name="ce1">
            <text:p>0.7545</text:p>
          </table:table-cell>
          <table:table-cell office:value-type="float" office:value="0.74560000000000004" table:style-name="ce1">
            <text:p>0.7456</text:p>
          </table:table-cell>
          <table:table-cell office:value-type="float" office:value="0.71309999999999996" table:style-name="ce1">
            <text:p>0.7131</text:p>
          </table:table-cell>
          <table:table-cell office:value-type="float" office:value="0.91869999999999996" table:style-name="ce1">
            <text:p>0.9187</text:p>
          </table:table-cell>
          <table:table-cell office:value-type="float" office:value="0.66180000000000005" table:style-name="ce1">
            <text:p>0.6618</text:p>
          </table:table-cell>
          <table:table-cell office:value-type="float" office:value="0.64329999999999998" table:style-name="ce1">
            <text:p>0.6433</text:p>
          </table:table-cell>
          <table:table-cell office:value-type="float" office:value="0.75719999999999998" table:style-name="ce1">
            <text:p>0.7572</text:p>
          </table:table-cell>
          <table:table-cell office:value-type="float" office:value="0.58740000000000003" table:style-name="ce1">
            <text:p>0.5874</text:p>
          </table:table-cell>
          <table:table-cell office:value-type="float" office:value="0.42520000000000002" table:style-name="ce1">
            <text:p>0.42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270000000000003" table:style-name="ce1">
            <text:p>0.7427</text:p>
          </table:table-cell>
          <table:table-cell office:value-type="float" office:value="0.94750000000000001" table:style-name="ce1">
            <text:p>0.9475</text:p>
          </table:table-cell>
          <table:table-cell office:value-type="float" office:value="0.67710000000000004" table:style-name="ce1">
            <text:p>0.6771</text:p>
          </table:table-cell>
          <table:table-cell office:value-type="float" office:value="0.66690000000000005" table:style-name="ce1">
            <text:p>0.6669</text:p>
          </table:table-cell>
          <table:table-cell office:value-type="float" office:value="0.85460000000000003" table:style-name="ce1">
            <text:p>0.8546</text:p>
          </table:table-cell>
          <table:table-cell office:value-type="float" office:value="0.65710000000000002" table:style-name="ce1">
            <text:p>0.6571</text:p>
          </table:table-cell>
          <table:table-cell office:value-type="float" office:value="0.64139999999999997" table:style-name="ce1">
            <text:p>0.6414</text:p>
          </table:table-cell>
          <table:table-cell office:value-type="float" office:value="0.33610000000000001" table:style-name="ce1">
            <text:p>0.3361</text:p>
          </table:table-cell>
          <table:table-cell office:value-type="float" office:value="0.51970000000000005" table:style-name="ce1">
            <text:p>0.519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9" table:style-name="ce1">
            <text:p>0.9889</text:p>
          </table:table-cell>
          <table:table-cell office:value-type="float" office:value="0.99560000000000004" table:style-name="ce1">
            <text:p>0.9956</text:p>
          </table:table-cell>
          <table:table-cell office:value-type="float" office:value="0.9597" table:style-name="ce1">
            <text:p>0.9597</text:p>
          </table:table-cell>
          <table:table-cell office:value-type="float" office:value="0.77769999999999995" table:style-name="ce1">
            <text:p>0.7777</text:p>
          </table:table-cell>
          <table:table-cell office:value-type="float" office:value="0.92279999999999995" table:style-name="ce1">
            <text:p>0.9228</text:p>
          </table:table-cell>
          <table:table-cell office:value-type="float" office:value="0.32390000000000002" table:style-name="ce1">
            <text:p>0.3239</text:p>
          </table:table-cell>
          <table:table-cell office:value-type="float" office:value="0.90190000000000003" table:style-name="ce1">
            <text:p>0.9019</text:p>
          </table:table-cell>
          <table:table-cell office:value-type="float" office:value="0.4078" table:style-name="ce1">
            <text:p>0.4078</text:p>
          </table:table-cell>
          <table:table-cell office:value-type="float" office:value="0.98770000000000002" table:style-name="ce1">
            <text:p>0.98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050000000000005" table:style-name="ce1">
            <text:p>0.9905</text:p>
          </table:table-cell>
          <table:table-cell office:value-type="float" office:value="0.97709999999999997" table:style-name="ce1">
            <text:p>0.9771</text:p>
          </table:table-cell>
          <table:table-cell office:value-type="float" office:value="0.71889999999999998" table:style-name="ce1">
            <text:p>0.7189</text:p>
          </table:table-cell>
          <table:table-cell office:value-type="float" office:value="0.50160000000000005" table:style-name="ce1">
            <text:p>0.5016</text:p>
          </table:table-cell>
          <table:table-cell office:value-type="float" office:value="0.50529999999999997" table:style-name="ce1">
            <text:p>0.5053</text:p>
          </table:table-cell>
          <table:table-cell office:value-type="float" office:value="0.67830000000000001" table:style-name="ce1">
            <text:p>0.6783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0.55659999999999998" table:style-name="ce1">
            <text:p>0.5566</text:p>
          </table:table-cell>
          <table:table-cell office:value-type="float" office:value="0.99309999999999998" table:style-name="ce1">
            <text:p>0.993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120000000000005" table:style-name="ce1">
            <text:p>0.9612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0.99319999999999997" table:style-name="ce1">
            <text:p>0.9932</text:p>
          </table:table-cell>
          <table:table-cell office:value-type="float" office:value="0.78769999999999996" table:style-name="ce1">
            <text:p>0.7877</text:p>
          </table:table-cell>
          <table:table-cell office:value-type="float" office:value="0.9587" table:style-name="ce1">
            <text:p>0.9587</text:p>
          </table:table-cell>
          <table:table-cell office:value-type="float" office:value="0.25259999999999999" table:style-name="ce1">
            <text:p>0.2526</text:p>
          </table:table-cell>
          <table:table-cell office:value-type="float" office:value="0.84619999999999995" table:style-name="ce1">
            <text:p>0.8462</text:p>
          </table:table-cell>
          <table:table-cell office:value-type="float" office:value="0.40160000000000001" table:style-name="ce1">
            <text:p>0.4016</text:p>
          </table:table-cell>
          <table:table-cell office:value-type="float" office:value="0.46910000000000002" table:style-name="ce1">
            <text:p>0.46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070000000000002" table:style-name="ce1">
            <text:p>0.7307</text:p>
          </table:table-cell>
          <table:table-cell office:value-type="float" office:value="0.66700000000000004" table:style-name="ce1">
            <text:p>0.667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63639999999999997" table:style-name="ce1">
            <text:p>0.6364</text:p>
          </table:table-cell>
          <table:table-cell office:value-type="float" office:value="0.67169999999999996" table:style-name="ce1">
            <text:p>0.6717</text:p>
          </table:table-cell>
          <table:table-cell office:value-type="float" office:value="0.38169999999999998" table:style-name="ce1">
            <text:p>0.3817</text:p>
          </table:table-cell>
          <table:table-cell office:value-type="float" office:value="0.89390000000000003" table:style-name="ce1">
            <text:p>0.8939</text:p>
          </table:table-cell>
          <table:table-cell office:value-type="float" office:value="0.4521" table:style-name="ce1">
            <text:p>0.4521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080000000000001" table:style-name="ce1">
            <text:p>0.9908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99360000000000004" table:style-name="ce1">
            <text:p>0.9936</text:p>
          </table:table-cell>
          <table:table-cell office:value-type="float" office:value="0.98499999999999999" table:style-name="ce1">
            <text:p>0.985</text:p>
          </table:table-cell>
          <table:table-cell office:value-type="float" office:value="0.41" table:style-name="ce1">
            <text:p>0.41</text:p>
          </table:table-cell>
          <table:table-cell office:value-type="float" office:value="0.3342" table:style-name="ce1">
            <text:p>0.3342</text:p>
          </table:table-cell>
          <table:table-cell office:value-type="float" office:value="0.39650000000000002" table:style-name="ce1">
            <text:p>0.3965</text:p>
          </table:table-cell>
          <table:table-cell office:value-type="float" office:value="0.42449999999999999" table:style-name="ce1">
            <text:p>0.4245</text:p>
          </table:table-cell>
          <table:table-cell office:value-type="float" office:value="0.54120000000000001" table:style-name="ce1">
            <text:p>0.541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209999999999996" table:style-name="ce1">
            <text:p>0.9721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7581" table:style-name="ce1">
            <text:p>0.7581</text:p>
          </table:table-cell>
          <table:table-cell office:value-type="float" office:value="0.6694" table:style-name="ce1">
            <text:p>0.6694</text:p>
          </table:table-cell>
          <table:table-cell office:value-type="float" office:value="0.87780000000000002" table:style-name="ce1">
            <text:p>0.8778</text:p>
          </table:table-cell>
          <table:table-cell office:value-type="float" office:value="0.59609999999999996" table:style-name="ce1">
            <text:p>0.5961</text:p>
          </table:table-cell>
          <table:table-cell office:value-type="float" office:value="0.72219999999999995" table:style-name="ce1">
            <text:p>0.7222</text:p>
          </table:table-cell>
          <table:table-cell office:value-type="float" office:value="0.38690000000000002" table:style-name="ce1">
            <text:p>0.3869</text:p>
          </table:table-cell>
          <table:table-cell office:value-type="float" office:value="0.3846" table:style-name="ce1">
            <text:p>0.38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090000000000004" table:style-name="ce1">
            <text:p>0.9109</text:p>
          </table:table-cell>
          <table:table-cell office:value-type="float" office:value="0.67220000000000002" table:style-name="ce1">
            <text:p>0.6722</text:p>
          </table:table-cell>
          <table:table-cell office:value-type="float" office:value="0.95369999999999999" table:style-name="ce1">
            <text:p>0.9537</text:p>
          </table:table-cell>
          <table:table-cell office:value-type="float" office:value="0.80410000000000004" table:style-name="ce1">
            <text:p>0.8041</text:p>
          </table:table-cell>
          <table:table-cell office:value-type="float" office:value="0.86709999999999998" table:style-name="ce1">
            <text:p>0.8671</text:p>
          </table:table-cell>
          <table:table-cell office:value-type="float" office:value="0.8639" table:style-name="ce1">
            <text:p>0.8639</text:p>
          </table:table-cell>
          <table:table-cell office:value-type="float" office:value="0.59619999999999995" table:style-name="ce1">
            <text:p>0.5962</text:p>
          </table:table-cell>
          <table:table-cell office:value-type="float" office:value="0.43159999999999998" table:style-name="ce1">
            <text:p>0.4316</text:p>
          </table:table-cell>
          <table:table-cell office:value-type="float" office:value="0.81440000000000001" table:style-name="ce1">
            <text:p>0.814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050000000000005" table:style-name="ce1">
            <text:p>0.6205</text:p>
          </table:table-cell>
          <table:table-cell office:value-type="float" office:value="0.67479999999999996" table:style-name="ce1">
            <text:p>0.6748</text:p>
          </table:table-cell>
          <table:table-cell office:value-type="float" office:value="0.77100000000000002" table:style-name="ce1">
            <text:p>0.771</text:p>
          </table:table-cell>
          <table:table-cell office:value-type="float" office:value="0.93779999999999997" table:style-name="ce1">
            <text:p>0.9378</text:p>
          </table:table-cell>
          <table:table-cell office:value-type="float" office:value="0.45689999999999997" table:style-name="ce1">
            <text:p>0.4569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6159" table:style-name="ce1">
            <text:p>0.6159</text:p>
          </table:table-cell>
          <table:table-cell office:value-type="float" office:value="0.43619999999999998" table:style-name="ce1">
            <text:p>0.4362</text:p>
          </table:table-cell>
          <table:table-cell office:value-type="float" office:value="0.35909999999999997" table:style-name="ce1">
            <text:p>0.35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150000000000004" table:style-name="ce1">
            <text:p>0.9815</text:p>
          </table:table-cell>
          <table:table-cell office:value-type="float" office:value="0.99319999999999997" table:style-name="ce1">
            <text:p>0.9932</text:p>
          </table:table-cell>
          <table:table-cell office:value-type="float" office:value="0.82089999999999996" table:style-name="ce1">
            <text:p>0.8209</text:p>
          </table:table-cell>
          <table:table-cell office:value-type="float" office:value="0.76339999999999997" table:style-name="ce1">
            <text:p>0.7634</text:p>
          </table:table-cell>
          <table:table-cell office:value-type="float" office:value="0.71079999999999999" table:style-name="ce1">
            <text:p>0.7108</text:p>
          </table:table-cell>
          <table:table-cell office:value-type="float" office:value="0.82579999999999998" table:style-name="ce1">
            <text:p>0.8258</text:p>
          </table:table-cell>
          <table:table-cell office:value-type="float" office:value="0.997" table:style-name="ce1">
            <text:p>0.997</text:p>
          </table:table-cell>
          <table:table-cell office:value-type="float" office:value="0.3634" table:style-name="ce1">
            <text:p>0.3634</text:p>
          </table:table-cell>
          <table:table-cell office:value-type="float" office:value="0.82850000000000001" table:style-name="ce1">
            <text:p>0.82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9" table:style-name="ce1">
            <text:p>0.749</text:p>
          </table:table-cell>
          <table:table-cell office:value-type="float" office:value="0.9708" table:style-name="ce1">
            <text:p>0.9708</text:p>
          </table:table-cell>
          <table:table-cell office:value-type="float" office:value="0.79349999999999998" table:style-name="ce1">
            <text:p>0.7935</text:p>
          </table:table-cell>
          <table:table-cell office:value-type="float" office:value="0.87139999999999995" table:style-name="ce1">
            <text:p>0.8714</text:p>
          </table:table-cell>
          <table:table-cell office:value-type="float" office:value="0.6371" table:style-name="ce1">
            <text:p>0.6371</text:p>
          </table:table-cell>
          <table:table-cell office:value-type="float" office:value="0.28070000000000001" table:style-name="ce1">
            <text:p>0.2807</text:p>
          </table:table-cell>
          <table:table-cell office:value-type="float" office:value="0.79020000000000001" table:style-name="ce1">
            <text:p>0.7902</text:p>
          </table:table-cell>
          <table:table-cell office:value-type="float" office:value="0.50309999999999999" table:style-name="ce1">
            <text:p>0.5031</text:p>
          </table:table-cell>
          <table:table-cell office:value-type="float" office:value="0.4385" table:style-name="ce1">
            <text:p>0.43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9319999999999995" table:style-name="ce1">
            <text:p>0.5932</text:p>
          </table:table-cell>
          <table:table-cell office:value-type="float" office:value="0.67420000000000002" table:style-name="ce1">
            <text:p>0.6742</text:p>
          </table:table-cell>
          <table:table-cell office:value-type="float" office:value="0.93520000000000003" table:style-name="ce1">
            <text:p>0.9352</text:p>
          </table:table-cell>
          <table:table-cell office:value-type="float" office:value="0.97330000000000005" table:style-name="ce1">
            <text:p>0.9733</text:p>
          </table:table-cell>
          <table:table-cell office:value-type="float" office:value="0.63749999999999996" table:style-name="ce1">
            <text:p>0.6375</text:p>
          </table:table-cell>
          <table:table-cell office:value-type="float" office:value="0.98529999999999995" table:style-name="ce1">
            <text:p>0.9853</text:p>
          </table:table-cell>
          <table:table-cell office:value-type="float" office:value="0.86899999999999999" table:style-name="ce1">
            <text:p>0.869</text:p>
          </table:table-cell>
          <table:table-cell office:value-type="float" office:value="0.47570000000000001" table:style-name="ce1">
            <text:p>0.4757</text:p>
          </table:table-cell>
          <table:table-cell office:value-type="float" office:value="0.40920000000000001" table:style-name="ce1">
            <text:p>0.40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729999999999996" table:style-name="ce1">
            <text:p>0.7473</text:p>
          </table:table-cell>
          <table:table-cell office:value-type="float" office:value="0.93789999999999996" table:style-name="ce1">
            <text:p>0.9379</text:p>
          </table:table-cell>
          <table:table-cell office:value-type="float" office:value="0.70169999999999999" table:style-name="ce1">
            <text:p>0.7017</text:p>
          </table:table-cell>
          <table:table-cell office:value-type="float" office:value="0.82979999999999998" table:style-name="ce1">
            <text:p>0.8298</text:p>
          </table:table-cell>
          <table:table-cell office:value-type="float" office:value="0.95369999999999999" table:style-name="ce1">
            <text:p>0.9537</text:p>
          </table:table-cell>
          <table:table-cell office:value-type="float" office:value="0.58340000000000003" table:style-name="ce1">
            <text:p>0.5834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31230000000000002" table:style-name="ce1">
            <text:p>0.3123</text:p>
          </table:table-cell>
          <table:table-cell office:value-type="float" office:value="0.47710000000000002" table:style-name="ce1">
            <text:p>0.477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669999999999995" table:style-name="ce1">
            <text:p>0.7767</text:p>
          </table:table-cell>
          <table:table-cell office:value-type="float" office:value="0.73499999999999999" table:style-name="ce1">
            <text:p>0.735</text:p>
          </table:table-cell>
          <table:table-cell office:value-type="float" office:value="0.69979999999999998" table:style-name="ce1">
            <text:p>0.6998</text:p>
          </table:table-cell>
          <table:table-cell office:value-type="float" office:value="0.85980000000000001" table:style-name="ce1">
            <text:p>0.8598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0.69589999999999996" table:style-name="ce1">
            <text:p>0.6959</text:p>
          </table:table-cell>
          <table:table-cell office:value-type="float" office:value="0.37640000000000001" table:style-name="ce1">
            <text:p>0.3764</text:p>
          </table:table-cell>
          <table:table-cell office:value-type="float" office:value="0.86219999999999997" table:style-name="ce1">
            <text:p>0.8622</text:p>
          </table:table-cell>
          <table:table-cell office:value-type="float" office:value="0.63990000000000002" table:style-name="ce1">
            <text:p>0.639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60000000000004" table:style-name="ce1">
            <text:p>0.9926</text:p>
          </table:table-cell>
          <table:table-cell office:value-type="float" office:value="0.69550000000000001" table:style-name="ce1">
            <text:p>0.6955</text:p>
          </table:table-cell>
          <table:table-cell office:value-type="float" office:value="0.99299999999999999" table:style-name="ce1">
            <text:p>0.993</text:p>
          </table:table-cell>
          <table:table-cell office:value-type="float" office:value="0.64849999999999997" table:style-name="ce1">
            <text:p>0.6485</text:p>
          </table:table-cell>
          <table:table-cell office:value-type="float" office:value="0.81610000000000005" table:style-name="ce1">
            <text:p>0.8161</text:p>
          </table:table-cell>
          <table:table-cell office:value-type="float" office:value="0.36990000000000001" table:style-name="ce1">
            <text:p>0.3699</text:p>
          </table:table-cell>
          <table:table-cell office:value-type="float" office:value="0.61409999999999998" table:style-name="ce1">
            <text:p>0.6141</text:p>
          </table:table-cell>
          <table:table-cell office:value-type="float" office:value="0.75680000000000003" table:style-name="ce1">
            <text:p>0.7568</text:p>
          </table:table-cell>
          <table:table-cell office:value-type="float" office:value="0.35360000000000003" table:style-name="ce1">
            <text:p>0.35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9" table:style-name="ce1">
            <text:p>0.9929</text:p>
          </table:table-cell>
          <table:table-cell office:value-type="float" office:value="0.72" table:style-name="ce1">
            <text:p>0.72</text:p>
          </table:table-cell>
          <table:table-cell office:value-type="float" office:value="0.72019999999999995" table:style-name="ce1">
            <text:p>0.7202</text:p>
          </table:table-cell>
          <table:table-cell office:value-type="float" office:value="0.42020000000000002" table:style-name="ce1">
            <text:p>0.4202</text:p>
          </table:table-cell>
          <table:table-cell office:value-type="float" office:value="0.62790000000000001" table:style-name="ce1">
            <text:p>0.6279</text:p>
          </table:table-cell>
          <table:table-cell office:value-type="float" office:value="0.85229999999999995" table:style-name="ce1">
            <text:p>0.8523</text:p>
          </table:table-cell>
          <table:table-cell office:value-type="float" office:value="0.69310000000000005" table:style-name="ce1">
            <text:p>0.6931</text:p>
          </table:table-cell>
          <table:table-cell office:value-type="float" office:value="0.7903" table:style-name="ce1">
            <text:p>0.7903</text:p>
          </table:table-cell>
          <table:table-cell office:value-type="float" office:value="0.38090000000000002" table:style-name="ce1">
            <text:p>0.380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850000000000004" table:style-name="ce1">
            <text:p>0.9785</text:p>
          </table:table-cell>
          <table:table-cell office:value-type="float" office:value="0.99480000000000002" table:style-name="ce1">
            <text:p>0.9948</text:p>
          </table:table-cell>
          <table:table-cell office:value-type="float" office:value="0.96419999999999995" table:style-name="ce1">
            <text:p>0.9642</text:p>
          </table:table-cell>
          <table:table-cell office:value-type="float" office:value="0.97570000000000001" table:style-name="ce1">
            <text:p>0.9757</text:p>
          </table:table-cell>
          <table:table-cell office:value-type="float" office:value="0.748" table:style-name="ce1">
            <text:p>0.748</text:p>
          </table:table-cell>
          <table:table-cell office:value-type="float" office:value="0.2863" table:style-name="ce1">
            <text:p>0.2863</text:p>
          </table:table-cell>
          <table:table-cell office:value-type="float" office:value="0.42249999999999999" table:style-name="ce1">
            <text:p>0.4225</text:p>
          </table:table-cell>
          <table:table-cell office:value-type="float" office:value="0.74" table:style-name="ce1">
            <text:p>0.74</text:p>
          </table:table-cell>
          <table:table-cell office:value-type="float" office:value="0.8024" table:style-name="ce1">
            <text:p>0.802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219999999999999" table:style-name="ce1">
            <text:p>0.7622</text:p>
          </table:table-cell>
          <table:table-cell office:value-type="float" office:value="0.97209999999999996" table:style-name="ce1">
            <text:p>0.9721</text:p>
          </table:table-cell>
          <table:table-cell office:value-type="float" office:value="0.90039999999999998" table:style-name="ce1">
            <text:p>0.9004</text:p>
          </table:table-cell>
          <table:table-cell office:value-type="float" office:value="0.81130000000000002" table:style-name="ce1">
            <text:p>0.8113</text:p>
          </table:table-cell>
          <table:table-cell office:value-type="float" office:value="0.97050000000000003" table:style-name="ce1">
            <text:p>0.9705</text:p>
          </table:table-cell>
          <table:table-cell office:value-type="float" office:value="0.48139999999999999" table:style-name="ce1">
            <text:p>0.4814</text:p>
          </table:table-cell>
          <table:table-cell office:value-type="float" office:value="0.65169999999999995" table:style-name="ce1">
            <text:p>0.6517</text:p>
          </table:table-cell>
          <table:table-cell office:value-type="float" office:value="0.77190000000000003" table:style-name="ce1">
            <text:p>0.7719</text:p>
          </table:table-cell>
          <table:table-cell office:value-type="float" office:value="0.249" table:style-name="ce1">
            <text:p>0.24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80000000000001" table:style-name="ce1">
            <text:p>0.9868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96360000000000001" table:style-name="ce1">
            <text:p>0.9636</text:p>
          </table:table-cell>
          <table:table-cell office:value-type="float" office:value="0.81689999999999996" table:style-name="ce1">
            <text:p>0.8169</text:p>
          </table:table-cell>
          <table:table-cell office:value-type="float" office:value="0.52769999999999995" table:style-name="ce1">
            <text:p>0.5277</text:p>
          </table:table-cell>
          <table:table-cell office:value-type="float" office:value="0.38269999999999998" table:style-name="ce1">
            <text:p>0.3827</text:p>
          </table:table-cell>
          <table:table-cell office:value-type="float" office:value="0.52529999999999999" table:style-name="ce1">
            <text:p>0.5253</text:p>
          </table:table-cell>
          <table:table-cell office:value-type="float" office:value="0.80940000000000001" table:style-name="ce1">
            <text:p>0.8094</text:p>
          </table:table-cell>
          <table:table-cell office:value-type="float" office:value="0.53920000000000001" table:style-name="ce1">
            <text:p>0.53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079999999999999" table:style-name="ce1">
            <text:p>0.9608</text:p>
          </table:table-cell>
          <table:table-cell office:value-type="float" office:value="0.7238" table:style-name="ce1">
            <text:p>0.7238</text:p>
          </table:table-cell>
          <table:table-cell office:value-type="float" office:value="0.73260000000000003" table:style-name="ce1">
            <text:p>0.7326</text:p>
          </table:table-cell>
          <table:table-cell office:value-type="float" office:value="0.84960000000000002" table:style-name="ce1">
            <text:p>0.8496</text:p>
          </table:table-cell>
          <table:table-cell office:value-type="float" office:value="0.57299999999999995" table:style-name="ce1">
            <text:p>0.573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0.93520000000000003" table:style-name="ce1">
            <text:p>0.9352</text:p>
          </table:table-cell>
          <table:table-cell office:value-type="float" office:value="0.78449999999999998" table:style-name="ce1">
            <text:p>0.7845</text:p>
          </table:table-cell>
          <table:table-cell office:value-type="float" office:value="0.81320000000000003" table:style-name="ce1">
            <text:p>0.81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3679999999999997" table:style-name="ce1">
            <text:p>0.9368</text:p>
          </table:table-cell>
          <table:table-cell office:value-type="float" office:value="0.98480000000000001" table:style-name="ce1">
            <text:p>0.9848</text:p>
          </table:table-cell>
          <table:table-cell office:value-type="float" office:value="0.99660000000000004" table:style-name="ce1">
            <text:p>0.9966</text:p>
          </table:table-cell>
          <table:table-cell office:value-type="float" office:value="0.66039999999999999" table:style-name="ce1">
            <text:p>0.6604</text:p>
          </table:table-cell>
          <table:table-cell office:value-type="float" office:value="0.66539999999999999" table:style-name="ce1">
            <text:p>0.6654</text:p>
          </table:table-cell>
          <table:table-cell office:value-type="float" office:value="0.98829999999999996" table:style-name="ce1">
            <text:p>0.9883</text:p>
          </table:table-cell>
          <table:table-cell office:value-type="float" office:value="0.89600000000000002" table:style-name="ce1">
            <text:p>0.896</text:p>
          </table:table-cell>
          <table:table-cell office:value-type="float" office:value="0.74250000000000005" table:style-name="ce1">
            <text:p>0.7425</text:p>
          </table:table-cell>
          <table:table-cell office:value-type="float" office:value="0.56010000000000004" table:style-name="ce1">
            <text:p>0.560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3819999999999999" table:style-name="ce1">
            <text:p>0.6382</text:p>
          </table:table-cell>
          <table:table-cell office:value-type="float" office:value="0.99129999999999996" table:style-name="ce1">
            <text:p>0.9913</text:p>
          </table:table-cell>
          <table:table-cell office:value-type="float" office:value="0.73450000000000004" table:style-name="ce1">
            <text:p>0.7345</text:p>
          </table:table-cell>
          <table:table-cell office:value-type="float" office:value="0.78610000000000002" table:style-name="ce1">
            <text:p>0.7861</text:p>
          </table:table-cell>
          <table:table-cell office:value-type="float" office:value="0.61899999999999999" table:style-name="ce1">
            <text:p>0.619</text:p>
          </table:table-cell>
          <table:table-cell office:value-type="float" office:value="0.90400000000000003" table:style-name="ce1">
            <text:p>0.904</text:p>
          </table:table-cell>
          <table:table-cell office:value-type="float" office:value="0.314" table:style-name="ce1">
            <text:p>0.314</text:p>
          </table:table-cell>
          <table:table-cell office:value-type="float" office:value="0.71819999999999995" table:style-name="ce1">
            <text:p>0.7182</text:p>
          </table:table-cell>
          <table:table-cell office:value-type="float" office:value="0.98319999999999996" table:style-name="ce1">
            <text:p>0.98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99999999999999" table:style-name="ce1">
            <text:p>0.992</text:p>
          </table:table-cell>
          <table:table-cell office:value-type="float" office:value="0.7006" table:style-name="ce1">
            <text:p>0.7006</text:p>
          </table:table-cell>
          <table:table-cell office:value-type="float" office:value="0.72160000000000002" table:style-name="ce1">
            <text:p>0.7216</text:p>
          </table:table-cell>
          <table:table-cell office:value-type="float" office:value="0.95720000000000005" table:style-name="ce1">
            <text:p>0.9572</text:p>
          </table:table-cell>
          <table:table-cell office:value-type="float" office:value="0.91100000000000003" table:style-name="ce1">
            <text:p>0.911</text:p>
          </table:table-cell>
          <table:table-cell office:value-type="float" office:value="0.97089999999999999" table:style-name="ce1">
            <text:p>0.9709</text:p>
          </table:table-cell>
          <table:table-cell office:value-type="float" office:value="0.59789999999999999" table:style-name="ce1">
            <text:p>0.5979</text:p>
          </table:table-cell>
          <table:table-cell office:value-type="float" office:value="0.75729999999999997" table:style-name="ce1">
            <text:p>0.7573</text:p>
          </table:table-cell>
          <table:table-cell office:value-type="float" office:value="0.54069999999999996" table:style-name="ce1">
            <text:p>0.54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580000000000005" table:style-name="ce1">
            <text:p>0.7858</text:p>
          </table:table-cell>
          <table:table-cell office:value-type="float" office:value="0.7238" table:style-name="ce1">
            <text:p>0.7238</text:p>
          </table:table-cell>
          <table:table-cell office:value-type="float" office:value="0.73470000000000002" table:style-name="ce1">
            <text:p>0.7347</text:p>
          </table:table-cell>
          <table:table-cell office:value-type="float" office:value="0.97809999999999997" table:style-name="ce1">
            <text:p>0.9781</text:p>
          </table:table-cell>
          <table:table-cell office:value-type="float" office:value="0.70399999999999996" table:style-name="ce1">
            <text:p>0.704</text:p>
          </table:table-cell>
          <table:table-cell office:value-type="float" office:value="0.31929999999999997" table:style-name="ce1">
            <text:p>0.3193</text:p>
          </table:table-cell>
          <table:table-cell office:value-type="float" office:value="0.40949999999999998" table:style-name="ce1">
            <text:p>0.4095</text:p>
          </table:table-cell>
          <table:table-cell office:value-type="float" office:value="0.84399999999999997" table:style-name="ce1">
            <text:p>0.844</text:p>
          </table:table-cell>
          <table:table-cell office:value-type="float" office:value="0.88560000000000005" table:style-name="ce1">
            <text:p>0.88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0570000000000002" table:style-name="ce1">
            <text:p>0.6057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80289999999999995" table:style-name="ce1">
            <text:p>0.8029</text:p>
          </table:table-cell>
          <table:table-cell office:value-type="float" office:value="0.64390000000000003" table:style-name="ce1">
            <text:p>0.6439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0.47849999999999998" table:style-name="ce1">
            <text:p>0.4785</text:p>
          </table:table-cell>
          <table:table-cell office:value-type="float" office:value="0.6865" table:style-name="ce1">
            <text:p>0.6865</text:p>
          </table:table-cell>
          <table:table-cell office:value-type="float" office:value="0.96179999999999999" table:style-name="ce1">
            <text:p>0.961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500000000000003" table:style-name="ce1">
            <text:p>0.785</text:p>
          </table:table-cell>
          <table:table-cell office:value-type="float" office:value="0.73799999999999999" table:style-name="ce1">
            <text:p>0.738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67969999999999997" table:style-name="ce1">
            <text:p>0.6797</text:p>
          </table:table-cell>
          <table:table-cell office:value-type="float" office:value="0.65239999999999998" table:style-name="ce1">
            <text:p>0.6524</text:p>
          </table:table-cell>
          <table:table-cell office:value-type="float" office:value="0.74409999999999998" table:style-name="ce1">
            <text:p>0.7441</text:p>
          </table:table-cell>
          <table:table-cell office:value-type="float" office:value="0.34" table:style-name="ce1">
            <text:p>0.34</text:p>
          </table:table-cell>
          <table:table-cell office:value-type="float" office:value="0.75600000000000001" table:style-name="ce1">
            <text:p>0.756</text:p>
          </table:table-cell>
          <table:table-cell office:value-type="float" office:value="0.36209999999999998" table:style-name="ce1">
            <text:p>0.36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60000000000004" table:style-name="ce1">
            <text:p>0.9916</text:p>
          </table:table-cell>
          <table:table-cell office:value-type="float" office:value="0.67559999999999998" table:style-name="ce1">
            <text:p>0.6756</text:p>
          </table:table-cell>
          <table:table-cell office:value-type="float" office:value="0.93220000000000003" table:style-name="ce1">
            <text:p>0.9322</text:p>
          </table:table-cell>
          <table:table-cell office:value-type="float" office:value="0.85199999999999998" table:style-name="ce1">
            <text:p>0.852</text:p>
          </table:table-cell>
          <table:table-cell office:value-type="float" office:value="0.7319" table:style-name="ce1">
            <text:p>0.7319</text:p>
          </table:table-cell>
          <table:table-cell office:value-type="float" office:value="0.91739999999999999" table:style-name="ce1">
            <text:p>0.9174</text:p>
          </table:table-cell>
          <table:table-cell office:value-type="float" office:value="0.61280000000000001" table:style-name="ce1">
            <text:p>0.6128</text:p>
          </table:table-cell>
          <table:table-cell office:value-type="float" office:value="0.4138" table:style-name="ce1">
            <text:p>0.4138</text:p>
          </table:table-cell>
          <table:table-cell office:value-type="float" office:value="0.37659999999999999" table:style-name="ce1">
            <text:p>0.37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059999999999995" table:style-name="ce1">
            <text:p>0.7706</text:p>
          </table:table-cell>
          <table:table-cell office:value-type="float" office:value="0.98650000000000004" table:style-name="ce1">
            <text:p>0.9865</text:p>
          </table:table-cell>
          <table:table-cell office:value-type="float" office:value="0.67730000000000001" table:style-name="ce1">
            <text:p>0.6773</text:p>
          </table:table-cell>
          <table:table-cell office:value-type="float" office:value="0.70779999999999998" table:style-name="ce1">
            <text:p>0.7078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0.9486" table:style-name="ce1">
            <text:p>0.9486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0.40639999999999998" table:style-name="ce1">
            <text:p>0.4064</text:p>
          </table:table-cell>
          <table:table-cell office:value-type="float" office:value="0.50070000000000003" table:style-name="ce1">
            <text:p>0.50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890000000000001" table:style-name="ce1">
            <text:p>0.9989</text:p>
          </table:table-cell>
          <table:table-cell office:value-type="float" office:value="0.92369999999999997" table:style-name="ce1">
            <text:p>0.9237</text:p>
          </table:table-cell>
          <table:table-cell office:value-type="float" office:value="0.96060000000000001" table:style-name="ce1">
            <text:p>0.9606</text:p>
          </table:table-cell>
          <table:table-cell office:value-type="float" office:value="0.92769999999999997" table:style-name="ce1">
            <text:p>0.9277</text:p>
          </table:table-cell>
          <table:table-cell office:value-type="float" office:value="0.78290000000000004" table:style-name="ce1">
            <text:p>0.7829</text:p>
          </table:table-cell>
          <table:table-cell office:value-type="float" office:value="0.47670000000000001" table:style-name="ce1">
            <text:p>0.4767</text:p>
          </table:table-cell>
          <table:table-cell office:value-type="float" office:value="0.63690000000000002" table:style-name="ce1">
            <text:p>0.6369</text:p>
          </table:table-cell>
          <table:table-cell office:value-type="float" office:value="0.53010000000000002" table:style-name="ce1">
            <text:p>0.5301</text:p>
          </table:table-cell>
          <table:table-cell office:value-type="float" office:value="0.99870000000000003" table:style-name="ce1">
            <text:p>0.998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739999999999995" table:style-name="ce1">
            <text:p>0.9974</text:p>
          </table:table-cell>
          <table:table-cell office:value-type="float" office:value="0.96160000000000001" table:style-name="ce1">
            <text:p>0.9616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0.63149999999999995" table:style-name="ce1">
            <text:p>0.6315</text:p>
          </table:table-cell>
          <table:table-cell office:value-type="float" office:value="0.4284" table:style-name="ce1">
            <text:p>0.4284</text:p>
          </table:table-cell>
          <table:table-cell office:value-type="float" office:value="0.54549999999999998" table:style-name="ce1">
            <text:p>0.5455</text:p>
          </table:table-cell>
          <table:table-cell office:value-type="float" office:value="0.53859999999999997" table:style-name="ce1">
            <text:p>0.5386</text:p>
          </table:table-cell>
          <table:table-cell office:value-type="float" office:value="0.72589999999999999" table:style-name="ce1">
            <text:p>0.7259</text:p>
          </table:table-cell>
          <table:table-cell office:value-type="float" office:value="0.99429999999999996" table:style-name="ce1">
            <text:p>0.994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489999999999998" table:style-name="ce1">
            <text:p>0.9649</text:p>
          </table:table-cell>
          <table:table-cell office:value-type="float" office:value="0.76659999999999995" table:style-name="ce1">
            <text:p>0.7666</text:p>
          </table:table-cell>
          <table:table-cell office:value-type="float" office:value="0.99360000000000004" table:style-name="ce1">
            <text:p>0.9936</text:p>
          </table:table-cell>
          <table:table-cell office:value-type="float" office:value="0.75509999999999999" table:style-name="ce1">
            <text:p>0.7551</text:p>
          </table:table-cell>
          <table:table-cell office:value-type="float" office:value="0.86350000000000005" table:style-name="ce1">
            <text:p>0.8635</text:p>
          </table:table-cell>
          <table:table-cell office:value-type="float" office:value="0.3518" table:style-name="ce1">
            <text:p>0.3518</text:p>
          </table:table-cell>
          <table:table-cell office:value-type="float" office:value="0.68779999999999997" table:style-name="ce1">
            <text:p>0.6878</text:p>
          </table:table-cell>
          <table:table-cell office:value-type="float" office:value="0.51970000000000005" table:style-name="ce1">
            <text:p>0.5197</text:p>
          </table:table-cell>
          <table:table-cell office:value-type="float" office:value="0.4481" table:style-name="ce1">
            <text:p>0.448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470000000000005" table:style-name="ce1">
            <text:p>0.7647</text:p>
          </table:table-cell>
          <table:table-cell office:value-type="float" office:value="0.67969999999999997" table:style-name="ce1">
            <text:p>0.6797</text:p>
          </table:table-cell>
          <table:table-cell office:value-type="float" office:value="0.99490000000000001" table:style-name="ce1">
            <text:p>0.9949</text:p>
          </table:table-cell>
          <table:table-cell office:value-type="float" office:value="0.69630000000000003" table:style-name="ce1">
            <text:p>0.6963</text:p>
          </table:table-cell>
          <table:table-cell office:value-type="float" office:value="0.52790000000000004" table:style-name="ce1">
            <text:p>0.5279</text:p>
          </table:table-cell>
          <table:table-cell office:value-type="float" office:value="0.31950000000000001" table:style-name="ce1">
            <text:p>0.3195</text:p>
          </table:table-cell>
          <table:table-cell office:value-type="float" office:value="0.61750000000000005" table:style-name="ce1">
            <text:p>0.6175</text:p>
          </table:table-cell>
          <table:table-cell office:value-type="float" office:value="0.65080000000000005" table:style-name="ce1">
            <text:p>0.6508</text:p>
          </table:table-cell>
          <table:table-cell office:value-type="float" office:value="0.34849999999999998" table:style-name="ce1">
            <text:p>0.34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919999999999997" table:style-name="ce1">
            <text:p>0.9892</text:p>
          </table:table-cell>
          <table:table-cell office:value-type="float" office:value="0.73670000000000002" table:style-name="ce1">
            <text:p>0.7367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94879999999999998" table:style-name="ce1">
            <text:p>0.9488</text:p>
          </table:table-cell>
          <table:table-cell office:value-type="float" office:value="0.35470000000000002" table:style-name="ce1">
            <text:p>0.3547</text:p>
          </table:table-cell>
          <table:table-cell office:value-type="float" office:value="0.49640000000000001" table:style-name="ce1">
            <text:p>0.4964</text:p>
          </table:table-cell>
          <table:table-cell office:value-type="float" office:value="0.52190000000000003" table:style-name="ce1">
            <text:p>0.5219</text:p>
          </table:table-cell>
          <table:table-cell office:value-type="float" office:value="0.49469999999999997" table:style-name="ce1">
            <text:p>0.4947</text:p>
          </table:table-cell>
          <table:table-cell office:value-type="float" office:value="0.52649999999999997" table:style-name="ce1">
            <text:p>0.526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440000000000003" table:style-name="ce1">
            <text:p>0.9644</text:p>
          </table:table-cell>
          <table:table-cell office:value-type="float" office:value="0.9657" table:style-name="ce1">
            <text:p>0.9657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72030000000000005" table:style-name="ce1">
            <text:p>0.7203</text:p>
          </table:table-cell>
          <table:table-cell office:value-type="float" office:value="0.88570000000000004" table:style-name="ce1">
            <text:p>0.8857</text:p>
          </table:table-cell>
          <table:table-cell office:value-type="float" office:value="0.88629999999999998" table:style-name="ce1">
            <text:p>0.8863</text:p>
          </table:table-cell>
          <table:table-cell office:value-type="float" office:value="0.46460000000000001" table:style-name="ce1">
            <text:p>0.4646</text:p>
          </table:table-cell>
          <table:table-cell office:value-type="float" office:value="0.42209999999999998" table:style-name="ce1">
            <text:p>0.4221</text:p>
          </table:table-cell>
          <table:table-cell office:value-type="float" office:value="0.3679" table:style-name="ce1">
            <text:p>0.367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849999999999998" table:style-name="ce1">
            <text:p>0.9185</text:p>
          </table:table-cell>
          <table:table-cell office:value-type="float" office:value="0.69930000000000003" table:style-name="ce1">
            <text:p>0.6993</text:p>
          </table:table-cell>
          <table:table-cell office:value-type="float" office:value="0.95489999999999997" table:style-name="ce1">
            <text:p>0.9549</text:p>
          </table:table-cell>
          <table:table-cell office:value-type="float" office:value="0.94120000000000004" table:style-name="ce1">
            <text:p>0.9412</text:p>
          </table:table-cell>
          <table:table-cell office:value-type="float" office:value="0.79100000000000004" table:style-name="ce1">
            <text:p>0.791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0.39729999999999999" table:style-name="ce1">
            <text:p>0.3973</text:p>
          </table:table-cell>
          <table:table-cell office:value-type="float" office:value="0.4597" table:style-name="ce1">
            <text:p>0.4597</text:p>
          </table:table-cell>
          <table:table-cell office:value-type="float" office:value="0.7802" table:style-name="ce1">
            <text:p>0.780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759999999999995" table:style-name="ce1">
            <text:p>0.6476</text:p>
          </table:table-cell>
          <table:table-cell office:value-type="float" office:value="0.71220000000000006" table:style-name="ce1">
            <text:p>0.7122</text:p>
          </table:table-cell>
          <table:table-cell office:value-type="float" office:value="0.77080000000000004" table:style-name="ce1">
            <text:p>0.7708</text:p>
          </table:table-cell>
          <table:table-cell office:value-type="float" office:value="0.98719999999999997" table:style-name="ce1">
            <text:p>0.9872</text:p>
          </table:table-cell>
          <table:table-cell office:value-type="float" office:value="0.3856" table:style-name="ce1">
            <text:p>0.3856</text:p>
          </table:table-cell>
          <table:table-cell office:value-type="float" office:value="0.75" table:style-name="ce1">
            <text:p>0.75</text:p>
          </table:table-cell>
          <table:table-cell office:value-type="float" office:value="0.67400000000000004" table:style-name="ce1">
            <text:p>0.674</text:p>
          </table:table-cell>
          <table:table-cell office:value-type="float" office:value="0.54879999999999995" table:style-name="ce1">
            <text:p>0.5488</text:p>
          </table:table-cell>
          <table:table-cell office:value-type="float" office:value="0.34460000000000002" table:style-name="ce1">
            <text:p>0.34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50000000000004" table:style-name="ce1">
            <text:p>0.9825</text:p>
          </table:table-cell>
          <table:table-cell office:value-type="float" office:value="0.93189999999999995" table:style-name="ce1">
            <text:p>0.9319</text:p>
          </table:table-cell>
          <table:table-cell office:value-type="float" office:value="0.82" table:style-name="ce1">
            <text:p>0.82</text:p>
          </table:table-cell>
          <table:table-cell office:value-type="float" office:value="0.74990000000000001" table:style-name="ce1">
            <text:p>0.749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0.65480000000000005" table:style-name="ce1">
            <text:p>0.6548</text:p>
          </table:table-cell>
          <table:table-cell office:value-type="float" office:value="0.69769999999999999" table:style-name="ce1">
            <text:p>0.6977</text:p>
          </table:table-cell>
          <table:table-cell office:value-type="float" office:value="0.43990000000000001" table:style-name="ce1">
            <text:p>0.4399</text:p>
          </table:table-cell>
          <table:table-cell office:value-type="float" office:value="0.79759999999999998" table:style-name="ce1">
            <text:p>0.79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569999999999995" table:style-name="ce1">
            <text:p>0.7757</text:p>
          </table:table-cell>
          <table:table-cell office:value-type="float" office:value="0.96889999999999998" table:style-name="ce1">
            <text:p>0.9689</text:p>
          </table:table-cell>
          <table:table-cell office:value-type="float" office:value="0.79290000000000005" table:style-name="ce1">
            <text:p>0.7929</text:p>
          </table:table-cell>
          <table:table-cell office:value-type="float" office:value="0.74480000000000002" table:style-name="ce1">
            <text:p>0.7448</text:p>
          </table:table-cell>
          <table:table-cell office:value-type="float" office:value="0.54049999999999998" table:style-name="ce1">
            <text:p>0.5405</text:p>
          </table:table-cell>
          <table:table-cell office:value-type="float" office:value="0.39850000000000002" table:style-name="ce1">
            <text:p>0.3985</text:p>
          </table:table-cell>
          <table:table-cell office:value-type="float" office:value="0.68230000000000002" table:style-name="ce1">
            <text:p>0.6823</text:p>
          </table:table-cell>
          <table:table-cell office:value-type="float" office:value="0.66220000000000001" table:style-name="ce1">
            <text:p>0.6622</text:p>
          </table:table-cell>
          <table:table-cell office:value-type="float" office:value="0.42059999999999997" table:style-name="ce1">
            <text:p>0.420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1040000000000005" table:style-name="ce1">
            <text:p>0.6104</text:p>
          </table:table-cell>
          <table:table-cell office:value-type="float" office:value="0.75639999999999996" table:style-name="ce1">
            <text:p>0.7564</text:p>
          </table:table-cell>
          <table:table-cell office:value-type="float" office:value="0.93640000000000001" table:style-name="ce1">
            <text:p>0.9364</text:p>
          </table:table-cell>
          <table:table-cell office:value-type="float" office:value="0.9667" table:style-name="ce1">
            <text:p>0.9667</text:p>
          </table:table-cell>
          <table:table-cell office:value-type="float" office:value="0.55640000000000001" table:style-name="ce1">
            <text:p>0.5564</text:p>
          </table:table-cell>
          <table:table-cell office:value-type="float" office:value="0.75060000000000004" table:style-name="ce1">
            <text:p>0.7506</text:p>
          </table:table-cell>
          <table:table-cell office:value-type="float" office:value="0.72019999999999995" table:style-name="ce1">
            <text:p>0.7202</text:p>
          </table:table-cell>
          <table:table-cell office:value-type="float" office:value="0.69159999999999999" table:style-name="ce1">
            <text:p>0.6916</text:p>
          </table:table-cell>
          <table:table-cell office:value-type="float" office:value="0.3926" table:style-name="ce1">
            <text:p>0.39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390000000000003" table:style-name="ce1">
            <text:p>0.7739</text:p>
          </table:table-cell>
          <table:table-cell office:value-type="float" office:value="0.99109999999999998" table:style-name="ce1">
            <text:p>0.9911</text:p>
          </table:table-cell>
          <table:table-cell office:value-type="float" office:value="0.70189999999999997" table:style-name="ce1">
            <text:p>0.7019</text:p>
          </table:table-cell>
          <table:table-cell office:value-type="float" office:value="0.95850000000000002" table:style-name="ce1">
            <text:p>0.9585</text:p>
          </table:table-cell>
          <table:table-cell office:value-type="float" office:value="0.92530000000000001" table:style-name="ce1">
            <text:p>0.9253</text:p>
          </table:table-cell>
          <table:table-cell office:value-type="float" office:value="0.46949999999999997" table:style-name="ce1">
            <text:p>0.4695</text:p>
          </table:table-cell>
          <table:table-cell office:value-type="float" office:value="0.72099999999999997" table:style-name="ce1">
            <text:p>0.721</text:p>
          </table:table-cell>
          <table:table-cell office:value-type="float" office:value="0.38590000000000002" table:style-name="ce1">
            <text:p>0.3859</text:p>
          </table:table-cell>
          <table:table-cell office:value-type="float" office:value="0.4788" table:style-name="ce1">
            <text:p>0.478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19999999999997" table:style-name="ce1">
            <text:p>0.9882</text:p>
          </table:table-cell>
          <table:table-cell office:value-type="float" office:value="0.89219999999999999" table:style-name="ce1">
            <text:p>0.8922</text:p>
          </table:table-cell>
          <table:table-cell office:value-type="float" office:value="0.99970000000000003" table:style-name="ce1">
            <text:p>0.9997</text:p>
          </table:table-cell>
          <table:table-cell office:value-type="float" office:value="0.91400000000000003" table:style-name="ce1">
            <text:p>0.914</text:p>
          </table:table-cell>
          <table:table-cell office:value-type="float" office:value="0.92120000000000002" table:style-name="ce1">
            <text:p>0.9212</text:p>
          </table:table-cell>
          <table:table-cell office:value-type="float" office:value="0.74980000000000002" table:style-name="ce1">
            <text:p>0.7498</text:p>
          </table:table-cell>
          <table:table-cell office:value-type="float" office:value="0.69110000000000005" table:style-name="ce1">
            <text:p>0.6911</text:p>
          </table:table-cell>
          <table:table-cell office:value-type="float" office:value="0.74570000000000003" table:style-name="ce1">
            <text:p>0.7457</text:p>
          </table:table-cell>
          <table:table-cell office:value-type="float" office:value="0.99109999999999998" table:style-name="ce1">
            <text:p>0.99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60000000000004" table:style-name="ce1">
            <text:p>0.9926</text:p>
          </table:table-cell>
          <table:table-cell office:value-type="float" office:value="0.74560000000000004" table:style-name="ce1">
            <text:p>0.7456</text:p>
          </table:table-cell>
          <table:table-cell office:value-type="float" office:value="0.93340000000000001" table:style-name="ce1">
            <text:p>0.9334</text:p>
          </table:table-cell>
          <table:table-cell office:value-type="float" office:value="0.7702" table:style-name="ce1">
            <text:p>0.7702</text:p>
          </table:table-cell>
          <table:table-cell office:value-type="float" office:value="0.57289999999999996" table:style-name="ce1">
            <text:p>0.5729</text:p>
          </table:table-cell>
          <table:table-cell office:value-type="float" office:value="0.71630000000000005" table:style-name="ce1">
            <text:p>0.7163</text:p>
          </table:table-cell>
          <table:table-cell office:value-type="float" office:value="0.39760000000000001" table:style-name="ce1">
            <text:p>0.3976</text:p>
          </table:table-cell>
          <table:table-cell office:value-type="float" office:value="0.51859999999999995" table:style-name="ce1">
            <text:p>0.5186</text:p>
          </table:table-cell>
          <table:table-cell office:value-type="float" office:value="0.36120000000000002" table:style-name="ce1">
            <text:p>0.361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620000000000001" table:style-name="ce1">
            <text:p>0.7862</text:p>
          </table:table-cell>
          <table:table-cell office:value-type="float" office:value="0.95209999999999995" table:style-name="ce1">
            <text:p>0.9521</text:p>
          </table:table-cell>
          <table:table-cell office:value-type="float" office:value="0.97299999999999998" table:style-name="ce1">
            <text:p>0.973</text:p>
          </table:table-cell>
          <table:table-cell office:value-type="float" office:value="0.68240000000000001" table:style-name="ce1">
            <text:p>0.6824</text:p>
          </table:table-cell>
          <table:table-cell office:value-type="float" office:value="0.80079999999999996" table:style-name="ce1">
            <text:p>0.8008</text:p>
          </table:table-cell>
          <table:table-cell office:value-type="float" office:value="0.67390000000000005" table:style-name="ce1">
            <text:p>0.6739</text:p>
          </table:table-cell>
          <table:table-cell office:value-type="float" office:value="0.75670000000000004" table:style-name="ce1">
            <text:p>0.7567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0.55389999999999995" table:style-name="ce1">
            <text:p>0.55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630000000000005" table:style-name="ce1">
            <text:p>0.9663</text:p>
          </table:table-cell>
          <table:table-cell office:value-type="float" office:value="0.99670000000000003" table:style-name="ce1">
            <text:p>0.9967</text:p>
          </table:table-cell>
          <table:table-cell office:value-type="float" office:value="0.74250000000000005" table:style-name="ce1">
            <text:p>0.7425</text:p>
          </table:table-cell>
          <table:table-cell office:value-type="float" office:value="0.91790000000000005" table:style-name="ce1">
            <text:p>0.9179</text:p>
          </table:table-cell>
          <table:table-cell office:value-type="float" office:value="0.95760000000000001" table:style-name="ce1">
            <text:p>0.9576</text:p>
          </table:table-cell>
          <table:table-cell office:value-type="float" office:value="0.40649999999999997" table:style-name="ce1">
            <text:p>0.4065</text:p>
          </table:table-cell>
          <table:table-cell office:value-type="float" office:value="0.53769999999999996" table:style-name="ce1">
            <text:p>0.5377</text:p>
          </table:table-cell>
          <table:table-cell office:value-type="float" office:value="0.70269999999999999" table:style-name="ce1">
            <text:p>0.7027</text:p>
          </table:table-cell>
          <table:table-cell office:value-type="float" office:value="0.93420000000000003" table:style-name="ce1">
            <text:p>0.93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98" table:style-name="ce1">
            <text:p>0.9698</text:p>
          </table:table-cell>
          <table:table-cell office:value-type="float" office:value="0.98" table:style-name="ce1">
            <text:p>0.98</text:p>
          </table:table-cell>
          <table:table-cell office:value-type="float" office:value="0.99450000000000005" table:style-name="ce1">
            <text:p>0.9945</text:p>
          </table:table-cell>
          <table:table-cell office:value-type="float" office:value="0.62980000000000003" table:style-name="ce1">
            <text:p>0.6298</text:p>
          </table:table-cell>
          <table:table-cell office:value-type="float" office:value="0.65039999999999998" table:style-name="ce1">
            <text:p>0.6504</text:p>
          </table:table-cell>
          <table:table-cell office:value-type="float" office:value="0.94779999999999998" table:style-name="ce1">
            <text:p>0.9478</text:p>
          </table:table-cell>
          <table:table-cell office:value-type="float" office:value="0.42720000000000002" table:style-name="ce1">
            <text:p>0.4272</text:p>
          </table:table-cell>
          <table:table-cell office:value-type="float" office:value="0.89790000000000003" table:style-name="ce1">
            <text:p>0.8979</text:p>
          </table:table-cell>
          <table:table-cell office:value-type="float" office:value="0.9708" table:style-name="ce1">
            <text:p>0.970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699999999999997" table:style-name="ce1">
            <text:p>0.967</text:p>
          </table:table-cell>
          <table:table-cell office:value-type="float" office:value="0.67579999999999996" table:style-name="ce1">
            <text:p>0.6758</text:p>
          </table:table-cell>
          <table:table-cell office:value-type="float" office:value="0.75060000000000004" table:style-name="ce1">
            <text:p>0.7506</text:p>
          </table:table-cell>
          <table:table-cell office:value-type="float" office:value="0.74280000000000002" table:style-name="ce1">
            <text:p>0.7428</text:p>
          </table:table-cell>
          <table:table-cell office:value-type="float" office:value="0.82620000000000005" table:style-name="ce1">
            <text:p>0.8262</text:p>
          </table:table-cell>
          <table:table-cell office:value-type="float" office:value="0.31169999999999998" table:style-name="ce1">
            <text:p>0.3117</text:p>
          </table:table-cell>
          <table:table-cell office:value-type="float" office:value="0.78669999999999995" table:style-name="ce1">
            <text:p>0.7867</text:p>
          </table:table-cell>
          <table:table-cell office:value-type="float" office:value="0.68120000000000003" table:style-name="ce1">
            <text:p>0.6812</text:p>
          </table:table-cell>
          <table:table-cell office:value-type="float" office:value="0.54449999999999998" table:style-name="ce1">
            <text:p>0.54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22" table:style-name="ce1">
            <text:p>0.7722</text:p>
          </table:table-cell>
          <table:table-cell office:value-type="float" office:value="0.66839999999999999" table:style-name="ce1">
            <text:p>0.6684</text:p>
          </table:table-cell>
          <table:table-cell office:value-type="float" office:value="0.74129999999999996" table:style-name="ce1">
            <text:p>0.7413</text:p>
          </table:table-cell>
          <table:table-cell office:value-type="float" office:value="0.66469999999999996" table:style-name="ce1">
            <text:p>0.6647</text:p>
          </table:table-cell>
          <table:table-cell office:value-type="float" office:value="0.85540000000000005" table:style-name="ce1">
            <text:p>0.8554</text:p>
          </table:table-cell>
          <table:table-cell office:value-type="float" office:value="0.56410000000000005" table:style-name="ce1">
            <text:p>0.5641</text:p>
          </table:table-cell>
          <table:table-cell office:value-type="float" office:value="0.5081" table:style-name="ce1">
            <text:p>0.5081</text:p>
          </table:table-cell>
          <table:table-cell office:value-type="float" office:value="0.81740000000000002" table:style-name="ce1">
            <text:p>0.8174</text:p>
          </table:table-cell>
          <table:table-cell office:value-type="float" office:value="0.311" table:style-name="ce1">
            <text:p>0.3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530000000000005" table:style-name="ce1">
            <text:p>0.9653</text:p>
          </table:table-cell>
          <table:table-cell office:value-type="float" office:value="0.68" table:style-name="ce1">
            <text:p>0.68</text:p>
          </table:table-cell>
          <table:table-cell office:value-type="float" office:value="0.75070000000000003" table:style-name="ce1">
            <text:p>0.7507</text:p>
          </table:table-cell>
          <table:table-cell office:value-type="float" office:value="0.97489999999999999" table:style-name="ce1">
            <text:p>0.9749</text:p>
          </table:table-cell>
          <table:table-cell office:value-type="float" office:value="0.49830000000000002" table:style-name="ce1">
            <text:p>0.4983</text:p>
          </table:table-cell>
          <table:table-cell office:value-type="float" office:value="0.42209999999999998" table:style-name="ce1">
            <text:p>0.4221</text:p>
          </table:table-cell>
          <table:table-cell office:value-type="float" office:value="0.33119999999999999" table:style-name="ce1">
            <text:p>0.3312</text:p>
          </table:table-cell>
          <table:table-cell office:value-type="float" office:value="0.6552" table:style-name="ce1">
            <text:p>0.6552</text:p>
          </table:table-cell>
          <table:table-cell office:value-type="float" office:value="0.54920000000000002" table:style-name="ce1">
            <text:p>0.54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820000000000004" table:style-name="ce1">
            <text:p>0.9482</text:p>
          </table:table-cell>
          <table:table-cell office:value-type="float" office:value="0.97509999999999997" table:style-name="ce1">
            <text:p>0.9751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68969999999999998" table:style-name="ce1">
            <text:p>0.6897</text:p>
          </table:table-cell>
          <table:table-cell office:value-type="float" office:value="0.70830000000000004" table:style-name="ce1">
            <text:p>0.7083</text:p>
          </table:table-cell>
          <table:table-cell office:value-type="float" office:value="0.66479999999999995" table:style-name="ce1">
            <text:p>0.6648</text:p>
          </table:table-cell>
          <table:table-cell office:value-type="float" office:value="0.34670000000000001" table:style-name="ce1">
            <text:p>0.3467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0.44600000000000001" table:style-name="ce1">
            <text:p>0.4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689999999999995" table:style-name="ce1">
            <text:p>0.9269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0.73939999999999995" table:style-name="ce1">
            <text:p>0.7394</text:p>
          </table:table-cell>
          <table:table-cell office:value-type="float" office:value="0.94610000000000005" table:style-name="ce1">
            <text:p>0.9461</text:p>
          </table:table-cell>
          <table:table-cell office:value-type="float" office:value="0.81420000000000003" table:style-name="ce1">
            <text:p>0.8142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0.30969999999999998" table:style-name="ce1">
            <text:p>0.3097</text:p>
          </table:table-cell>
          <table:table-cell office:value-type="float" office:value="0.63819999999999999" table:style-name="ce1">
            <text:p>0.6382</text:p>
          </table:table-cell>
          <table:table-cell office:value-type="float" office:value="0.91390000000000005" table:style-name="ce1">
            <text:p>0.91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5100000000000002" table:style-name="ce1">
            <text:p>0.651</text:p>
          </table:table-cell>
          <table:table-cell office:value-type="float" office:value="0.67710000000000004" table:style-name="ce1">
            <text:p>0.6771</text:p>
          </table:table-cell>
          <table:table-cell office:value-type="float" office:value="0.99509999999999998" table:style-name="ce1">
            <text:p>0.9951</text:p>
          </table:table-cell>
          <table:table-cell office:value-type="float" office:value="0.99319999999999997" table:style-name="ce1">
            <text:p>0.9932</text:p>
          </table:table-cell>
          <table:table-cell office:value-type="float" office:value="0.61150000000000004" table:style-name="ce1">
            <text:p>0.6115</text:p>
          </table:table-cell>
          <table:table-cell office:value-type="float" office:value="0.79769999999999996" table:style-name="ce1">
            <text:p>0.7977</text:p>
          </table:table-cell>
          <table:table-cell office:value-type="float" office:value="0.91669999999999996" table:style-name="ce1">
            <text:p>0.9167</text:p>
          </table:table-cell>
          <table:table-cell office:value-type="float" office:value="0.72629999999999995" table:style-name="ce1">
            <text:p>0.7263</text:p>
          </table:table-cell>
          <table:table-cell office:value-type="float" office:value="0.41320000000000001" table:style-name="ce1">
            <text:p>0.41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" table:style-name="ce1">
            <text:p>0.98</text:p>
          </table:table-cell>
          <table:table-cell office:value-type="float" office:value="0.99480000000000002" table:style-name="ce1">
            <text:p>0.9948</text:p>
          </table:table-cell>
          <table:table-cell office:value-type="float" office:value="0.92989999999999995" table:style-name="ce1">
            <text:p>0.9299</text:p>
          </table:table-cell>
          <table:table-cell office:value-type="float" office:value="0.73519999999999996" table:style-name="ce1">
            <text:p>0.7352</text:p>
          </table:table-cell>
          <table:table-cell office:value-type="float" office:value="0.84419999999999995" table:style-name="ce1">
            <text:p>0.8442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.58979999999999999" table:style-name="ce1">
            <text:p>0.5898</text:p>
          </table:table-cell>
          <table:table-cell office:value-type="float" office:value="0.59740000000000004" table:style-name="ce1">
            <text:p>0.5974</text:p>
          </table:table-cell>
          <table:table-cell office:value-type="float" office:value="0.92459999999999998" table:style-name="ce1">
            <text:p>0.92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339999999999999" table:style-name="ce1">
            <text:p>0.7934</text:p>
          </table:table-cell>
          <table:table-cell office:value-type="float" office:value="0.97440000000000004" table:style-name="ce1">
            <text:p>0.9744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0.74550000000000005" table:style-name="ce1">
            <text:p>0.7455</text:p>
          </table:table-cell>
          <table:table-cell office:value-type="float" office:value="0.76739999999999997" table:style-name="ce1">
            <text:p>0.7674</text:p>
          </table:table-cell>
          <table:table-cell office:value-type="float" office:value="0.34849999999999998" table:style-name="ce1">
            <text:p>0.3485</text:p>
          </table:table-cell>
          <table:table-cell office:value-type="float" office:value="0.78410000000000002" table:style-name="ce1">
            <text:p>0.7841</text:p>
          </table:table-cell>
          <table:table-cell office:value-type="float" office:value="0.87309999999999999" table:style-name="ce1">
            <text:p>0.8731</text:p>
          </table:table-cell>
          <table:table-cell office:value-type="float" office:value="0.49480000000000002" table:style-name="ce1">
            <text:p>0.494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709999999999999" table:style-name="ce1">
            <text:p>0.6271</text:p>
          </table:table-cell>
          <table:table-cell office:value-type="float" office:value="0.67779999999999996" table:style-name="ce1">
            <text:p>0.6778</text:p>
          </table:table-cell>
          <table:table-cell office:value-type="float" office:value="0.73109999999999997" table:style-name="ce1">
            <text:p>0.7311</text:p>
          </table:table-cell>
          <table:table-cell office:value-type="float" office:value="0.98819999999999997" table:style-name="ce1">
            <text:p>0.9882</text:p>
          </table:table-cell>
          <table:table-cell office:value-type="float" office:value="0.72019999999999995" table:style-name="ce1">
            <text:p>0.7202</text:p>
          </table:table-cell>
          <table:table-cell office:value-type="float" office:value="0.88149999999999995" table:style-name="ce1">
            <text:p>0.8815</text:p>
          </table:table-cell>
          <table:table-cell office:value-type="float" office:value="0.71" table:style-name="ce1">
            <text:p>0.71</text:p>
          </table:table-cell>
          <table:table-cell office:value-type="float" office:value="0.85199999999999998" table:style-name="ce1">
            <text:p>0.852</text:p>
          </table:table-cell>
          <table:table-cell office:value-type="float" office:value="0.46820000000000001" table:style-name="ce1">
            <text:p>0.468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990000000000006" table:style-name="ce1">
            <text:p>0.7999</text:p>
          </table:table-cell>
          <table:table-cell office:value-type="float" office:value="0.94289999999999996" table:style-name="ce1">
            <text:p>0.9429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0.96340000000000003" table:style-name="ce1">
            <text:p>0.9634</text:p>
          </table:table-cell>
          <table:table-cell office:value-type="float" office:value="0.7571" table:style-name="ce1">
            <text:p>0.7571</text:p>
          </table:table-cell>
          <table:table-cell office:value-type="float" office:value="0.85529999999999995" table:style-name="ce1">
            <text:p>0.8553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54069999999999996" table:style-name="ce1">
            <text:p>0.5407</text:p>
          </table:table-cell>
          <table:table-cell office:value-type="float" office:value="0.44209999999999999" table:style-name="ce1">
            <text:p>0.44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619999999999995" table:style-name="ce1">
            <text:p>0.9662</text:p>
          </table:table-cell>
          <table:table-cell office:value-type="float" office:value="0.999" table:style-name="ce1">
            <text:p>0.999</text:p>
          </table:table-cell>
          <table:table-cell office:value-type="float" office:value="0.74780000000000002" table:style-name="ce1">
            <text:p>0.7478</text:p>
          </table:table-cell>
          <table:table-cell office:value-type="float" office:value="0.93269999999999997" table:style-name="ce1">
            <text:p>0.9327</text:p>
          </table:table-cell>
          <table:table-cell office:value-type="float" office:value="0.84340000000000004" table:style-name="ce1">
            <text:p>0.8434</text:p>
          </table:table-cell>
          <table:table-cell office:value-type="float" office:value="0.81369999999999998" table:style-name="ce1">
            <text:p>0.8137</text:p>
          </table:table-cell>
          <table:table-cell office:value-type="float" office:value="0.57799999999999996" table:style-name="ce1">
            <text:p>0.578</text:p>
          </table:table-cell>
          <table:table-cell office:value-type="float" office:value="0.58279999999999998" table:style-name="ce1">
            <text:p>0.5828</text:p>
          </table:table-cell>
          <table:table-cell office:value-type="float" office:value="0.96689999999999998" table:style-name="ce1">
            <text:p>0.966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460000000000002" table:style-name="ce1">
            <text:p>0.9746</text:p>
          </table:table-cell>
          <table:table-cell office:value-type="float" office:value="0.67879999999999996" table:style-name="ce1">
            <text:p>0.6788</text:p>
          </table:table-cell>
          <table:table-cell office:value-type="float" office:value="0.72989999999999999" table:style-name="ce1">
            <text:p>0.7299</text:p>
          </table:table-cell>
          <table:table-cell office:value-type="float" office:value="0.76580000000000004" table:style-name="ce1">
            <text:p>0.7658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0.96440000000000003" table:style-name="ce1">
            <text:p>0.9644</text:p>
          </table:table-cell>
          <table:table-cell office:value-type="float" office:value="0.29339999999999999" table:style-name="ce1">
            <text:p>0.2934</text:p>
          </table:table-cell>
          <table:table-cell office:value-type="float" office:value="0.73" table:style-name="ce1">
            <text:p>0.73</text:p>
          </table:table-cell>
          <table:table-cell office:value-type="float" office:value="0.43219999999999997" table:style-name="ce1">
            <text:p>0.432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599999999999997" table:style-name="ce1">
            <text:p>0.966</text:p>
          </table:table-cell>
          <table:table-cell office:value-type="float" office:value="0.89810000000000001" table:style-name="ce1">
            <text:p>0.8981</text:p>
          </table:table-cell>
          <table:table-cell office:value-type="float" office:value="0.74770000000000003" table:style-name="ce1">
            <text:p>0.7477</text:p>
          </table:table-cell>
          <table:table-cell office:value-type="float" office:value="0.9819" table:style-name="ce1">
            <text:p>0.9819</text:p>
          </table:table-cell>
          <table:table-cell office:value-type="float" office:value="0.68410000000000004" table:style-name="ce1">
            <text:p>0.6841</text:p>
          </table:table-cell>
          <table:table-cell office:value-type="float" office:value="0.64649999999999996" table:style-name="ce1">
            <text:p>0.6465</text:p>
          </table:table-cell>
          <table:table-cell office:value-type="float" office:value="0.76990000000000003" table:style-name="ce1">
            <text:p>0.7699</text:p>
          </table:table-cell>
          <table:table-cell office:value-type="float" office:value="0.80330000000000001" table:style-name="ce1">
            <text:p>0.8033</text:p>
          </table:table-cell>
          <table:table-cell office:value-type="float" office:value="0.94620000000000004" table:style-name="ce1">
            <text:p>0.94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579999999999999" table:style-name="ce1">
            <text:p>0.9658</text:p>
          </table:table-cell>
          <table:table-cell office:value-type="float" office:value="0.71120000000000005" table:style-name="ce1">
            <text:p>0.7112</text:p>
          </table:table-cell>
          <table:table-cell office:value-type="float" office:value="0.89370000000000005" table:style-name="ce1">
            <text:p>0.8937</text:p>
          </table:table-cell>
          <table:table-cell office:value-type="float" office:value="0.67979999999999996" table:style-name="ce1">
            <text:p>0.6798</text:p>
          </table:table-cell>
          <table:table-cell office:value-type="float" office:value="0.86939999999999995" table:style-name="ce1">
            <text:p>0.8694</text:p>
          </table:table-cell>
          <table:table-cell office:value-type="float" office:value="0.86950000000000005" table:style-name="ce1">
            <text:p>0.8695</text:p>
          </table:table-cell>
          <table:table-cell office:value-type="float" office:value="0.63009999999999999" table:style-name="ce1">
            <text:p>0.6301</text:p>
          </table:table-cell>
          <table:table-cell office:value-type="float" office:value="0.84340000000000004" table:style-name="ce1">
            <text:p>0.8434</text:p>
          </table:table-cell>
          <table:table-cell office:value-type="float" office:value="0.42549999999999999" table:style-name="ce1">
            <text:p>0.425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319999999999996" table:style-name="ce1">
            <text:p>0.7332</text:p>
          </table:table-cell>
          <table:table-cell office:value-type="float" office:value="0.68840000000000001" table:style-name="ce1">
            <text:p>0.6884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89710000000000001" table:style-name="ce1">
            <text:p>0.8971</text:p>
          </table:table-cell>
          <table:table-cell office:value-type="float" office:value="0.95150000000000001" table:style-name="ce1">
            <text:p>0.9515</text:p>
          </table:table-cell>
          <table:table-cell office:value-type="float" office:value="0.79269999999999996" table:style-name="ce1">
            <text:p>0.7927</text:p>
          </table:table-cell>
          <table:table-cell office:value-type="float" office:value="0.47899999999999998" table:style-name="ce1">
            <text:p>0.479</text:p>
          </table:table-cell>
          <table:table-cell office:value-type="float" office:value="0.66959999999999997" table:style-name="ce1">
            <text:p>0.6696</text:p>
          </table:table-cell>
          <table:table-cell office:value-type="float" office:value="0.93969999999999998" table:style-name="ce1">
            <text:p>0.939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19" table:style-name="ce1">
            <text:p>0.7319</text:p>
          </table:table-cell>
          <table:table-cell office:value-type="float" office:value="0.70469999999999999" table:style-name="ce1">
            <text:p>0.7047</text:p>
          </table:table-cell>
          <table:table-cell office:value-type="float" office:value="0.93879999999999997" table:style-name="ce1">
            <text:p>0.9388</text:p>
          </table:table-cell>
          <table:table-cell office:value-type="float" office:value="0.60650000000000004" table:style-name="ce1">
            <text:p>0.6065</text:p>
          </table:table-cell>
          <table:table-cell office:value-type="float" office:value="0.56479999999999997" table:style-name="ce1">
            <text:p>0.5648</text:p>
          </table:table-cell>
          <table:table-cell office:value-type="float" office:value="0.61380000000000001" table:style-name="ce1">
            <text:p>0.6138</text:p>
          </table:table-cell>
          <table:table-cell office:value-type="float" office:value="0.37930000000000003" table:style-name="ce1">
            <text:p>0.3793</text:p>
          </table:table-cell>
          <table:table-cell office:value-type="float" office:value="0.85040000000000004" table:style-name="ce1">
            <text:p>0.8504</text:p>
          </table:table-cell>
          <table:table-cell office:value-type="float" office:value="0.89149999999999996" table:style-name="ce1">
            <text:p>0.891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499999999999997" table:style-name="ce1">
            <text:p>0.715</text:p>
          </table:table-cell>
          <table:table-cell office:value-type="float" office:value="0.97460000000000002" table:style-name="ce1">
            <text:p>0.9746</text:p>
          </table:table-cell>
          <table:table-cell office:value-type="float" office:value="0.79200000000000004" table:style-name="ce1">
            <text:p>0.792</text:p>
          </table:table-cell>
          <table:table-cell office:value-type="float" office:value="0.75190000000000001" table:style-name="ce1">
            <text:p>0.7519</text:p>
          </table:table-cell>
          <table:table-cell office:value-type="float" office:value="0.93340000000000001" table:style-name="ce1">
            <text:p>0.9334</text:p>
          </table:table-cell>
          <table:table-cell office:value-type="float" office:value="0.57410000000000005" table:style-name="ce1">
            <text:p>0.5741</text:p>
          </table:table-cell>
          <table:table-cell office:value-type="float" office:value="0.74560000000000004" table:style-name="ce1">
            <text:p>0.7456</text:p>
          </table:table-cell>
          <table:table-cell office:value-type="float" office:value="0.72989999999999999" table:style-name="ce1">
            <text:p>0.7299</text:p>
          </table:table-cell>
          <table:table-cell office:value-type="float" office:value="0.35680000000000001" table:style-name="ce1">
            <text:p>0.356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429999999999995" table:style-name="ce1">
            <text:p>0.9843</text:p>
          </table:table-cell>
          <table:table-cell office:value-type="float" office:value="0.99339999999999995" table:style-name="ce1">
            <text:p>0.9934</text:p>
          </table:table-cell>
          <table:table-cell office:value-type="float" office:value="0.81189999999999996" table:style-name="ce1">
            <text:p>0.8119</text:p>
          </table:table-cell>
          <table:table-cell office:value-type="float" office:value="0.65920000000000001" table:style-name="ce1">
            <text:p>0.6592</text:p>
          </table:table-cell>
          <table:table-cell office:value-type="float" office:value="0.7359" table:style-name="ce1">
            <text:p>0.7359</text:p>
          </table:table-cell>
          <table:table-cell office:value-type="float" office:value="0.42899999999999999" table:style-name="ce1">
            <text:p>0.429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.68030000000000002" table:style-name="ce1">
            <text:p>0.6803</text:p>
          </table:table-cell>
          <table:table-cell office:value-type="float" office:value="0.40100000000000002" table:style-name="ce1">
            <text:p>0.40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130000000000005" table:style-name="ce1">
            <text:p>0.7213</text:p>
          </table:table-cell>
          <table:table-cell office:value-type="float" office:value="0.99380000000000002" table:style-name="ce1">
            <text:p>0.9938</text:p>
          </table:table-cell>
          <table:table-cell office:value-type="float" office:value="0.79239999999999999" table:style-name="ce1">
            <text:p>0.7924</text:p>
          </table:table-cell>
          <table:table-cell office:value-type="float" office:value="0.98409999999999997" table:style-name="ce1">
            <text:p>0.9841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0.82220000000000004" table:style-name="ce1">
            <text:p>0.8222</text:p>
          </table:table-cell>
          <table:table-cell office:value-type="float" office:value="0.28670000000000001" table:style-name="ce1">
            <text:p>0.2867</text:p>
          </table:table-cell>
          <table:table-cell office:value-type="float" office:value="0.91259999999999997" table:style-name="ce1">
            <text:p>0.9126</text:p>
          </table:table-cell>
          <table:table-cell office:value-type="float" office:value="0.46650000000000003" table:style-name="ce1">
            <text:p>0.466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340000000000003" table:style-name="ce1">
            <text:p>0.7034</text:p>
          </table:table-cell>
          <table:table-cell office:value-type="float" office:value="0.70699999999999996" table:style-name="ce1">
            <text:p>0.707</text:p>
          </table:table-cell>
          <table:table-cell office:value-type="float" office:value="0.9748" table:style-name="ce1">
            <text:p>0.9748</text:p>
          </table:table-cell>
          <table:table-cell office:value-type="float" office:value="0.68610000000000004" table:style-name="ce1">
            <text:p>0.6861</text:p>
          </table:table-cell>
          <table:table-cell office:value-type="float" office:value="0.83889999999999998" table:style-name="ce1">
            <text:p>0.8389</text:p>
          </table:table-cell>
          <table:table-cell office:value-type="float" office:value="0.93540000000000001" table:style-name="ce1">
            <text:p>0.9354</text:p>
          </table:table-cell>
          <table:table-cell office:value-type="float" office:value="0.31309999999999999" table:style-name="ce1">
            <text:p>0.3131</text:p>
          </table:table-cell>
          <table:table-cell office:value-type="float" office:value="0.74370000000000003" table:style-name="ce1">
            <text:p>0.7437</text:p>
          </table:table-cell>
          <table:table-cell office:value-type="float" office:value="0.29980000000000001" table:style-name="ce1">
            <text:p>0.299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9599999999999995" table:style-name="ce1">
            <text:p>0.696</text:p>
          </table:table-cell>
          <table:table-cell office:value-type="float" office:value="0.99790000000000001" table:style-name="ce1">
            <text:p>0.9979</text:p>
          </table:table-cell>
          <table:table-cell office:value-type="float" office:value="0.75139999999999996" table:style-name="ce1">
            <text:p>0.7514</text:p>
          </table:table-cell>
          <table:table-cell office:value-type="float" office:value="0.92579999999999996" table:style-name="ce1">
            <text:p>0.9258</text:p>
          </table:table-cell>
          <table:table-cell office:value-type="float" office:value="0.88249999999999995" table:style-name="ce1">
            <text:p>0.8825</text:p>
          </table:table-cell>
          <table:table-cell office:value-type="float" office:value="0.57879999999999998" table:style-name="ce1">
            <text:p>0.5788</text:p>
          </table:table-cell>
          <table:table-cell office:value-type="float" office:value="0.28129999999999999" table:style-name="ce1">
            <text:p>0.2813</text:p>
          </table:table-cell>
          <table:table-cell office:value-type="float" office:value="0.67349999999999999" table:style-name="ce1">
            <text:p>0.6735</text:p>
          </table:table-cell>
          <table:table-cell office:value-type="float" office:value="0.61599999999999999" table:style-name="ce1">
            <text:p>0.61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220000000000006" table:style-name="ce1">
            <text:p>0.9622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.98460000000000003" table:style-name="ce1">
            <text:p>0.9846</text:p>
          </table:table-cell>
          <table:table-cell office:value-type="float" office:value="0.99060000000000004" table:style-name="ce1">
            <text:p>0.9906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47539999999999999" table:style-name="ce1">
            <text:p>0.4754</text:p>
          </table:table-cell>
          <table:table-cell office:value-type="float" office:value="0.93189999999999995" table:style-name="ce1">
            <text:p>0.9319</text:p>
          </table:table-cell>
          <table:table-cell office:value-type="float" office:value="0.61019999999999996" table:style-name="ce1">
            <text:p>0.6102</text:p>
          </table:table-cell>
          <table:table-cell office:value-type="float" office:value="0.28260000000000002" table:style-name="ce1">
            <text:p>0.28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189999999999999" table:style-name="ce1">
            <text:p>0.7219</text:p>
          </table:table-cell>
          <table:table-cell office:value-type="float" office:value="0.69179999999999997" table:style-name="ce1">
            <text:p>0.6918</text:p>
          </table:table-cell>
          <table:table-cell office:value-type="float" office:value="0.99119999999999997" table:style-name="ce1">
            <text:p>0.9912</text:p>
          </table:table-cell>
          <table:table-cell office:value-type="float" office:value="0.74139999999999995" table:style-name="ce1">
            <text:p>0.7414</text:p>
          </table:table-cell>
          <table:table-cell office:value-type="float" office:value="0.76959999999999995" table:style-name="ce1">
            <text:p>0.7696</text:p>
          </table:table-cell>
          <table:table-cell office:value-type="float" office:value="0.59060000000000001" table:style-name="ce1">
            <text:p>0.5906</text:p>
          </table:table-cell>
          <table:table-cell office:value-type="float" office:value="0.53" table:style-name="ce1">
            <text:p>0.53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0.63800000000000001" table:style-name="ce1">
            <text:p>0.63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879999999999995" table:style-name="ce1">
            <text:p>0.9188</text:p>
          </table:table-cell>
          <table:table-cell office:value-type="float" office:value="0.70609999999999995" table:style-name="ce1">
            <text:p>0.7061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0.76639999999999997" table:style-name="ce1">
            <text:p>0.7664</text:p>
          </table:table-cell>
          <table:table-cell office:value-type="float" office:value="0.69910000000000005" table:style-name="ce1">
            <text:p>0.6991</text:p>
          </table:table-cell>
          <table:table-cell office:value-type="float" office:value="0.66139999999999999" table:style-name="ce1">
            <text:p>0.6614</text:p>
          </table:table-cell>
          <table:table-cell office:value-type="float" office:value="0.72899999999999998" table:style-name="ce1">
            <text:p>0.729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34620000000000001" table:style-name="ce1">
            <text:p>0.34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190000000000004" table:style-name="ce1">
            <text:p>0.9119</text:p>
          </table:table-cell>
          <table:table-cell office:value-type="float" office:value="0.98380000000000001" table:style-name="ce1">
            <text:p>0.9838</text:p>
          </table:table-cell>
          <table:table-cell office:value-type="float" office:value="0.73450000000000004" table:style-name="ce1">
            <text:p>0.7345</text:p>
          </table:table-cell>
          <table:table-cell office:value-type="float" office:value="0.99480000000000002" table:style-name="ce1">
            <text:p>0.9948</text:p>
          </table:table-cell>
          <table:table-cell office:value-type="float" office:value="0.69810000000000005" table:style-name="ce1">
            <text:p>0.6981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0.66879999999999995" table:style-name="ce1">
            <text:p>0.6688</text:p>
          </table:table-cell>
          <table:table-cell office:value-type="float" office:value="0.32069999999999999" table:style-name="ce1">
            <text:p>0.32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0939999999999999" table:style-name="ce1">
            <text:p>0.9094</text:p>
          </table:table-cell>
          <table:table-cell office:value-type="float" office:value="0.71230000000000004" table:style-name="ce1">
            <text:p>0.7123</text:p>
          </table:table-cell>
          <table:table-cell office:value-type="float" office:value="0.92090000000000005" table:style-name="ce1">
            <text:p>0.9209</text:p>
          </table:table-cell>
          <table:table-cell office:value-type="float" office:value="0.94610000000000005" table:style-name="ce1">
            <text:p>0.9461</text:p>
          </table:table-cell>
          <table:table-cell office:value-type="float" office:value="0.91469999999999996" table:style-name="ce1">
            <text:p>0.9147</text:p>
          </table:table-cell>
          <table:table-cell office:value-type="float" office:value="0.59240000000000004" table:style-name="ce1">
            <text:p>0.5924</text:p>
          </table:table-cell>
          <table:table-cell office:value-type="float" office:value="0.87549999999999994" table:style-name="ce1">
            <text:p>0.8755</text:p>
          </table:table-cell>
          <table:table-cell office:value-type="float" office:value="0.80659999999999998" table:style-name="ce1">
            <text:p>0.8066</text:p>
          </table:table-cell>
          <table:table-cell office:value-type="float" office:value="0.49909999999999999" table:style-name="ce1">
            <text:p>0.49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120000000000005" table:style-name="ce1">
            <text:p>0.7012</text:p>
          </table:table-cell>
          <table:table-cell office:value-type="float" office:value="0.67369999999999997" table:style-name="ce1">
            <text:p>0.6737</text:p>
          </table:table-cell>
          <table:table-cell office:value-type="float" office:value="0.80569999999999997" table:style-name="ce1">
            <text:p>0.8057</text:p>
          </table:table-cell>
          <table:table-cell office:value-type="float" office:value="0.95020000000000004" table:style-name="ce1">
            <text:p>0.9502</text:p>
          </table:table-cell>
          <table:table-cell office:value-type="float" office:value="0.96150000000000002" table:style-name="ce1">
            <text:p>0.9615</text:p>
          </table:table-cell>
          <table:table-cell office:value-type="float" office:value="0.48120000000000002" table:style-name="ce1">
            <text:p>0.4812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0.43490000000000001" table:style-name="ce1">
            <text:p>0.4349</text:p>
          </table:table-cell>
          <table:table-cell office:value-type="float" office:value="0.89580000000000004" table:style-name="ce1">
            <text:p>0.895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78" table:style-name="ce1">
            <text:p>0.7278</text:p>
          </table:table-cell>
          <table:table-cell office:value-type="float" office:value="0.9909" table:style-name="ce1">
            <text:p>0.9909</text:p>
          </table:table-cell>
          <table:table-cell office:value-type="float" office:value="0.73209999999999997" table:style-name="ce1">
            <text:p>0.7321</text:p>
          </table:table-cell>
          <table:table-cell office:value-type="float" office:value="0.78120000000000001" table:style-name="ce1">
            <text:p>0.7812</text:p>
          </table:table-cell>
          <table:table-cell office:value-type="float" office:value="0.79949999999999999" table:style-name="ce1">
            <text:p>0.7995</text:p>
          </table:table-cell>
          <table:table-cell office:value-type="float" office:value="0.55410000000000004" table:style-name="ce1">
            <text:p>0.5541</text:p>
          </table:table-cell>
          <table:table-cell office:value-type="float" office:value="0.26779999999999998" table:style-name="ce1">
            <text:p>0.2678</text:p>
          </table:table-cell>
          <table:table-cell office:value-type="float" office:value="0.85350000000000004" table:style-name="ce1">
            <text:p>0.8535</text:p>
          </table:table-cell>
          <table:table-cell office:value-type="float" office:value="0.29449999999999998" table:style-name="ce1">
            <text:p>0.29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409999999999997" table:style-name="ce1">
            <text:p>0.7341</text:p>
          </table:table-cell>
          <table:table-cell office:value-type="float" office:value="0.71150000000000002" table:style-name="ce1">
            <text:p>0.7115</text:p>
          </table:table-cell>
          <table:table-cell office:value-type="float" office:value="0.80500000000000005" table:style-name="ce1">
            <text:p>0.805</text:p>
          </table:table-cell>
          <table:table-cell office:value-type="float" office:value="0.97989999999999999" table:style-name="ce1">
            <text:p>0.9799</text:p>
          </table:table-cell>
          <table:table-cell office:value-type="float" office:value="0.83150000000000002" table:style-name="ce1">
            <text:p>0.8315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0.65100000000000002" table:style-name="ce1">
            <text:p>0.651</text:p>
          </table:table-cell>
          <table:table-cell office:value-type="float" office:value="0.55320000000000003" table:style-name="ce1">
            <text:p>0.5532</text:p>
          </table:table-cell>
          <table:table-cell office:value-type="float" office:value="0.92679999999999996" table:style-name="ce1">
            <text:p>0.926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950000000000005" table:style-name="ce1">
            <text:p>0.7395</text:p>
          </table:table-cell>
          <table:table-cell office:value-type="float" office:value="0.67610000000000003" table:style-name="ce1">
            <text:p>0.6761</text:p>
          </table:table-cell>
          <table:table-cell office:value-type="float" office:value="0.96630000000000005" table:style-name="ce1">
            <text:p>0.9663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0.89859999999999995" table:style-name="ce1">
            <text:p>0.8986</text:p>
          </table:table-cell>
          <table:table-cell office:value-type="float" office:value="0.59509999999999996" table:style-name="ce1">
            <text:p>0.5951</text:p>
          </table:table-cell>
          <table:table-cell office:value-type="float" office:value="0.95379999999999998" table:style-name="ce1">
            <text:p>0.9538</text:p>
          </table:table-cell>
          <table:table-cell office:value-type="float" office:value="0.74650000000000005" table:style-name="ce1">
            <text:p>0.7465</text:p>
          </table:table-cell>
          <table:table-cell office:value-type="float" office:value="0.79959999999999998" table:style-name="ce1">
            <text:p>0.799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03" table:style-name="ce1">
            <text:p>0.7903</text:p>
          </table:table-cell>
          <table:table-cell office:value-type="float" office:value="0.98709999999999998" table:style-name="ce1">
            <text:p>0.9871</text:p>
          </table:table-cell>
          <table:table-cell office:value-type="float" office:value="0.96540000000000004" table:style-name="ce1">
            <text:p>0.9654</text:p>
          </table:table-cell>
          <table:table-cell office:value-type="float" office:value="0.88739999999999997" table:style-name="ce1">
            <text:p>0.8874</text:p>
          </table:table-cell>
          <table:table-cell office:value-type="float" office:value="0.86339999999999995" table:style-name="ce1">
            <text:p>0.8634</text:p>
          </table:table-cell>
          <table:table-cell office:value-type="float" office:value="0.63780000000000003" table:style-name="ce1">
            <text:p>0.6378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0.87929999999999997" table:style-name="ce1">
            <text:p>0.8793</text:p>
          </table:table-cell>
          <table:table-cell office:value-type="float" office:value="0.57930000000000004" table:style-name="ce1">
            <text:p>0.57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899999999999998" table:style-name="ce1">
            <text:p>0.979</text:p>
          </table:table-cell>
          <table:table-cell office:value-type="float" office:value="0.92520000000000002" table:style-name="ce1">
            <text:p>0.9252</text:p>
          </table:table-cell>
          <table:table-cell office:value-type="float" office:value="0.74650000000000005" table:style-name="ce1">
            <text:p>0.7465</text:p>
          </table:table-cell>
          <table:table-cell office:value-type="float" office:value="0.66320000000000001" table:style-name="ce1">
            <text:p>0.6632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0.31430000000000002" table:style-name="ce1">
            <text:p>0.3143</text:p>
          </table:table-cell>
          <table:table-cell office:value-type="float" office:value="0.85360000000000003" table:style-name="ce1">
            <text:p>0.8536</text:p>
          </table:table-cell>
          <table:table-cell office:value-type="float" office:value="0.73009999999999997" table:style-name="ce1">
            <text:p>0.7301</text:p>
          </table:table-cell>
          <table:table-cell office:value-type="float" office:value="0.435" table:style-name="ce1">
            <text:p>0.4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789999999999999" table:style-name="ce1">
            <text:p>0.9779</text:p>
          </table:table-cell>
          <table:table-cell office:value-type="float" office:value="0.96279999999999999" table:style-name="ce1">
            <text:p>0.9628</text:p>
          </table:table-cell>
          <table:table-cell office:value-type="float" office:value="0.99050000000000005" table:style-name="ce1">
            <text:p>0.9905</text:p>
          </table:table-cell>
          <table:table-cell office:value-type="float" office:value="0.43319999999999997" table:style-name="ce1">
            <text:p>0.4332</text:p>
          </table:table-cell>
          <table:table-cell office:value-type="float" office:value="0.4844" table:style-name="ce1">
            <text:p>0.4844</text:p>
          </table:table-cell>
          <table:table-cell office:value-type="float" office:value="0.63729999999999998" table:style-name="ce1">
            <text:p>0.6373</text:p>
          </table:table-cell>
          <table:table-cell office:value-type="float" office:value="0.66800000000000004" table:style-name="ce1">
            <text:p>0.668</text:p>
          </table:table-cell>
          <table:table-cell office:value-type="float" office:value="0.59940000000000004" table:style-name="ce1">
            <text:p>0.5994</text:p>
          </table:table-cell>
          <table:table-cell office:value-type="float" office:value="0.41499999999999998" table:style-name="ce1">
            <text:p>0.41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29999999999996" table:style-name="ce1">
            <text:p>0.9913</text:p>
          </table:table-cell>
          <table:table-cell office:value-type="float" office:value="0.76619999999999999" table:style-name="ce1">
            <text:p>0.7662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98470000000000002" table:style-name="ce1">
            <text:p>0.9847</text:p>
          </table:table-cell>
          <table:table-cell office:value-type="float" office:value="0.80289999999999995" table:style-name="ce1">
            <text:p>0.8029</text:p>
          </table:table-cell>
          <table:table-cell office:value-type="float" office:value="0.24560000000000001" table:style-name="ce1">
            <text:p>0.2456</text:p>
          </table:table-cell>
          <table:table-cell office:value-type="float" office:value="0.93769999999999998" table:style-name="ce1">
            <text:p>0.9377</text:p>
          </table:table-cell>
          <table:table-cell office:value-type="float" office:value="0.77229999999999999" table:style-name="ce1">
            <text:p>0.7723</text:p>
          </table:table-cell>
          <table:table-cell office:value-type="float" office:value="0.24379999999999999" table:style-name="ce1">
            <text:p>0.243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429999999999999" table:style-name="ce1">
            <text:p>0.7743</text:p>
          </table:table-cell>
          <table:table-cell office:value-type="float" office:value="0.68010000000000004" table:style-name="ce1">
            <text:p>0.6801</text:p>
          </table:table-cell>
          <table:table-cell office:value-type="float" office:value="0.75190000000000001" table:style-name="ce1">
            <text:p>0.7519</text:p>
          </table:table-cell>
          <table:table-cell office:value-type="float" office:value="0.84140000000000004" table:style-name="ce1">
            <text:p>0.8414</text:p>
          </table:table-cell>
          <table:table-cell office:value-type="float" office:value="0.4869" table:style-name="ce1">
            <text:p>0.4869</text:p>
          </table:table-cell>
          <table:table-cell office:value-type="float" office:value="0.36120000000000002" table:style-name="ce1">
            <text:p>0.3612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0.59419999999999995" table:style-name="ce1">
            <text:p>0.5942</text:p>
          </table:table-cell>
          <table:table-cell office:value-type="float" office:value="0.90359999999999996" table:style-name="ce1">
            <text:p>0.90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530000000000004" table:style-name="ce1">
            <text:p>0.9553</text:p>
          </table:table-cell>
          <table:table-cell office:value-type="float" office:value="0.73670000000000002" table:style-name="ce1">
            <text:p>0.7367</text:p>
          </table:table-cell>
          <table:table-cell office:value-type="float" office:value="0.7581" table:style-name="ce1">
            <text:p>0.7581</text:p>
          </table:table-cell>
          <table:table-cell office:value-type="float" office:value="0.81040000000000001" table:style-name="ce1">
            <text:p>0.8104</text:p>
          </table:table-cell>
          <table:table-cell office:value-type="float" office:value="0.38750000000000001" table:style-name="ce1">
            <text:p>0.3875</text:p>
          </table:table-cell>
          <table:table-cell office:value-type="float" office:value="0.32419999999999999" table:style-name="ce1">
            <text:p>0.3242</text:p>
          </table:table-cell>
          <table:table-cell office:value-type="float" office:value="0.32650000000000001" table:style-name="ce1">
            <text:p>0.3265</text:p>
          </table:table-cell>
          <table:table-cell office:value-type="float" office:value="0.84650000000000003" table:style-name="ce1">
            <text:p>0.8465</text:p>
          </table:table-cell>
          <table:table-cell office:value-type="float" office:value="0.68659999999999999" table:style-name="ce1">
            <text:p>0.68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500000000000004" table:style-name="ce1">
            <text:p>0.915</text:p>
          </table:table-cell>
          <table:table-cell office:value-type="float" office:value="0.96679999999999999" table:style-name="ce1">
            <text:p>0.9668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87839999999999996" table:style-name="ce1">
            <text:p>0.8784</text:p>
          </table:table-cell>
          <table:table-cell office:value-type="float" office:value="0.9496" table:style-name="ce1">
            <text:p>0.9496</text:p>
          </table:table-cell>
          <table:table-cell office:value-type="float" office:value="0.57720000000000005" table:style-name="ce1">
            <text:p>0.5772</text:p>
          </table:table-cell>
          <table:table-cell office:value-type="float" office:value="0.55589999999999995" table:style-name="ce1">
            <text:p>0.5559</text:p>
          </table:table-cell>
          <table:table-cell office:value-type="float" office:value="0.90780000000000005" table:style-name="ce1">
            <text:p>0.9078</text:p>
          </table:table-cell>
          <table:table-cell office:value-type="float" office:value="0.2266" table:style-name="ce1">
            <text:p>0.22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170000000000001" table:style-name="ce1">
            <text:p>0.9717</text:p>
          </table:table-cell>
          <table:table-cell office:value-type="float" office:value="0.69950000000000001" table:style-name="ce1">
            <text:p>0.6995</text:p>
          </table:table-cell>
          <table:table-cell office:value-type="float" office:value="0.74299999999999999" table:style-name="ce1">
            <text:p>0.743</text:p>
          </table:table-cell>
          <table:table-cell office:value-type="float" office:value="0.67369999999999997" table:style-name="ce1">
            <text:p>0.6737</text:p>
          </table:table-cell>
          <table:table-cell office:value-type="float" office:value="0.86260000000000003" table:style-name="ce1">
            <text:p>0.8626</text:p>
          </table:table-cell>
          <table:table-cell office:value-type="float" office:value="0.8196" table:style-name="ce1">
            <text:p>0.8196</text:p>
          </table:table-cell>
          <table:table-cell office:value-type="float" office:value="0.49619999999999997" table:style-name="ce1">
            <text:p>0.4962</text:p>
          </table:table-cell>
          <table:table-cell office:value-type="float" office:value="0.80569999999999997" table:style-name="ce1">
            <text:p>0.8057</text:p>
          </table:table-cell>
          <table:table-cell office:value-type="float" office:value="0.3337" table:style-name="ce1">
            <text:p>0.33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509999999999999" table:style-name="ce1">
            <text:p>0.6251</text:p>
          </table:table-cell>
          <table:table-cell office:value-type="float" office:value="0.71240000000000003" table:style-name="ce1">
            <text:p>0.7124</text:p>
          </table:table-cell>
          <table:table-cell office:value-type="float" office:value="0.99739999999999995" table:style-name="ce1">
            <text:p>0.9974</text:p>
          </table:table-cell>
          <table:table-cell office:value-type="float" office:value="0.79159999999999997" table:style-name="ce1">
            <text:p>0.7916</text:p>
          </table:table-cell>
          <table:table-cell office:value-type="float" office:value="0.43680000000000002" table:style-name="ce1">
            <text:p>0.4368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0.74839999999999995" table:style-name="ce1">
            <text:p>0.7484</text:p>
          </table:table-cell>
          <table:table-cell office:value-type="float" office:value="0.68" table:style-name="ce1">
            <text:p>0.68</text:p>
          </table:table-cell>
          <table:table-cell office:value-type="float" office:value="0.27760000000000001" table:style-name="ce1">
            <text:p>0.27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80000000000001" table:style-name="ce1">
            <text:p>0.9888</text:p>
          </table:table-cell>
          <table:table-cell office:value-type="float" office:value="0.93340000000000001" table:style-name="ce1">
            <text:p>0.9334</text:p>
          </table:table-cell>
          <table:table-cell office:value-type="float" office:value="0.94069999999999998" table:style-name="ce1">
            <text:p>0.9407</text:p>
          </table:table-cell>
          <table:table-cell office:value-type="float" office:value="0.97240000000000004" table:style-name="ce1">
            <text:p>0.9724</text:p>
          </table:table-cell>
          <table:table-cell office:value-type="float" office:value="0.52410000000000001" table:style-name="ce1">
            <text:p>0.5241</text:p>
          </table:table-cell>
          <table:table-cell office:value-type="float" office:value="0.78069999999999995" table:style-name="ce1">
            <text:p>0.7807</text:p>
          </table:table-cell>
          <table:table-cell office:value-type="float" office:value="0.88180000000000003" table:style-name="ce1">
            <text:p>0.8818</text:p>
          </table:table-cell>
          <table:table-cell office:value-type="float" office:value="0.84519999999999995" table:style-name="ce1">
            <text:p>0.8452</text:p>
          </table:table-cell>
          <table:table-cell office:value-type="float" office:value="0.33200000000000002" table:style-name="ce1">
            <text:p>0.3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55" table:style-name="ce1">
            <text:p>0.8155</text:p>
          </table:table-cell>
          <table:table-cell office:value-type="float" office:value="0.97" table:style-name="ce1">
            <text:p>0.97</text:p>
          </table:table-cell>
          <table:table-cell office:value-type="float" office:value="0.98680000000000001" table:style-name="ce1">
            <text:p>0.9868</text:p>
          </table:table-cell>
          <table:table-cell office:value-type="float" office:value="0.95850000000000002" table:style-name="ce1">
            <text:p>0.9585</text:p>
          </table:table-cell>
          <table:table-cell office:value-type="float" office:value="0.61509999999999998" table:style-name="ce1">
            <text:p>0.6151</text:p>
          </table:table-cell>
          <table:table-cell office:value-type="float" office:value="0.27239999999999998" table:style-name="ce1">
            <text:p>0.2724</text:p>
          </table:table-cell>
          <table:table-cell office:value-type="float" office:value="0.95069999999999999" table:style-name="ce1">
            <text:p>0.9507</text:p>
          </table:table-cell>
          <table:table-cell office:value-type="float" office:value="0.66410000000000002" table:style-name="ce1">
            <text:p>0.6641</text:p>
          </table:table-cell>
          <table:table-cell office:value-type="float" office:value="0.40379999999999999" table:style-name="ce1">
            <text:p>0.403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8489999999999998" table:style-name="ce1">
            <text:p>0.5849</text:p>
          </table:table-cell>
          <table:table-cell office:value-type="float" office:value="0.75619999999999998" table:style-name="ce1">
            <text:p>0.7562</text:p>
          </table:table-cell>
          <table:table-cell office:value-type="float" office:value="0.73350000000000004" table:style-name="ce1">
            <text:p>0.7335</text:p>
          </table:table-cell>
          <table:table-cell office:value-type="float" office:value="0.79930000000000001" table:style-name="ce1">
            <text:p>0.7993</text:p>
          </table:table-cell>
          <table:table-cell office:value-type="float" office:value="0.62560000000000004" table:style-name="ce1">
            <text:p>0.6256</text:p>
          </table:table-cell>
          <table:table-cell office:value-type="float" office:value="0.96279999999999999" table:style-name="ce1">
            <text:p>0.9628</text:p>
          </table:table-cell>
          <table:table-cell office:value-type="float" office:value="0.91859999999999997" table:style-name="ce1">
            <text:p>0.9186</text:p>
          </table:table-cell>
          <table:table-cell office:value-type="float" office:value="0.58240000000000003" table:style-name="ce1">
            <text:p>0.5824</text:p>
          </table:table-cell>
          <table:table-cell office:value-type="float" office:value="0.35349999999999998" table:style-name="ce1">
            <text:p>0.35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499999999999995" table:style-name="ce1">
            <text:p>0.815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0.69169999999999998" table:style-name="ce1">
            <text:p>0.6917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0.54749999999999999" table:style-name="ce1">
            <text:p>0.5475</text:p>
          </table:table-cell>
          <table:table-cell office:value-type="float" office:value="0.8377" table:style-name="ce1">
            <text:p>0.8377</text:p>
          </table:table-cell>
          <table:table-cell office:value-type="float" office:value="0.96750000000000003" table:style-name="ce1">
            <text:p>0.9675</text:p>
          </table:table-cell>
          <table:table-cell office:value-type="float" office:value="0.94489999999999996" table:style-name="ce1">
            <text:p>0.944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009999999999996" table:style-name="ce1">
            <text:p>0.9701</text:p>
          </table:table-cell>
          <table:table-cell office:value-type="float" office:value="0.89390000000000003" table:style-name="ce1">
            <text:p>0.8939</text:p>
          </table:table-cell>
          <table:table-cell office:value-type="float" office:value="0.75690000000000002" table:style-name="ce1">
            <text:p>0.7569</text:p>
          </table:table-cell>
          <table:table-cell office:value-type="float" office:value="0.83799999999999997" table:style-name="ce1">
            <text:p>0.838</text:p>
          </table:table-cell>
          <table:table-cell office:value-type="float" office:value="0.87160000000000004" table:style-name="ce1">
            <text:p>0.8716</text:p>
          </table:table-cell>
          <table:table-cell office:value-type="float" office:value="0.99339999999999995" table:style-name="ce1">
            <text:p>0.9934</text:p>
          </table:table-cell>
          <table:table-cell office:value-type="float" office:value="0.87949999999999995" table:style-name="ce1">
            <text:p>0.8795</text:p>
          </table:table-cell>
          <table:table-cell office:value-type="float" office:value="0.32379999999999998" table:style-name="ce1">
            <text:p>0.3238</text:p>
          </table:table-cell>
          <table:table-cell office:value-type="float" office:value="0.4229" table:style-name="ce1">
            <text:p>0.42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19999999999996" table:style-name="ce1">
            <text:p>0.9852</text:p>
          </table:table-cell>
          <table:table-cell office:value-type="float" office:value="0.74550000000000005" table:style-name="ce1">
            <text:p>0.7455</text:p>
          </table:table-cell>
          <table:table-cell office:value-type="float" office:value="0.73209999999999997" table:style-name="ce1">
            <text:p>0.7321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5302" table:style-name="ce1">
            <text:p>0.5302</text:p>
          </table:table-cell>
          <table:table-cell office:value-type="float" office:value="0.87849999999999995" table:style-name="ce1">
            <text:p>0.8785</text:p>
          </table:table-cell>
          <table:table-cell office:value-type="float" office:value="0.45689999999999997" table:style-name="ce1">
            <text:p>0.4569</text:p>
          </table:table-cell>
          <table:table-cell office:value-type="float" office:value="0.7712" table:style-name="ce1">
            <text:p>0.7712</text:p>
          </table:table-cell>
          <table:table-cell office:value-type="float" office:value="0.30719999999999997" table:style-name="ce1">
            <text:p>0.30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019999999999996" table:style-name="ce1">
            <text:p>0.9802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0.75680000000000003" table:style-name="ce1">
            <text:p>0.7568</text:p>
          </table:table-cell>
          <table:table-cell office:value-type="float" office:value="0.77390000000000003" table:style-name="ce1">
            <text:p>0.7739</text:p>
          </table:table-cell>
          <table:table-cell office:value-type="float" office:value="0.95369999999999999" table:style-name="ce1">
            <text:p>0.9537</text:p>
          </table:table-cell>
          <table:table-cell office:value-type="float" office:value="0.74429999999999996" table:style-name="ce1">
            <text:p>0.7443</text:p>
          </table:table-cell>
          <table:table-cell office:value-type="float" office:value="0.68259999999999998" table:style-name="ce1">
            <text:p>0.6826</text:p>
          </table:table-cell>
          <table:table-cell office:value-type="float" office:value="0.37809999999999999" table:style-name="ce1">
            <text:p>0.3781</text:p>
          </table:table-cell>
          <table:table-cell office:value-type="float" office:value="0.42949999999999999" table:style-name="ce1">
            <text:p>0.429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289999999999998" table:style-name="ce1">
            <text:p>0.9629</text:p>
          </table:table-cell>
          <table:table-cell office:value-type="float" office:value="0.89990000000000003" table:style-name="ce1">
            <text:p>0.8999</text:p>
          </table:table-cell>
          <table:table-cell office:value-type="float" office:value="0.999" table:style-name="ce1">
            <text:p>0.999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0.66300000000000003" table:style-name="ce1">
            <text:p>0.663</text:p>
          </table:table-cell>
          <table:table-cell office:value-type="float" office:value="0.76870000000000005" table:style-name="ce1">
            <text:p>0.7687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0.53059999999999996" table:style-name="ce1">
            <text:p>0.5306</text:p>
          </table:table-cell>
          <table:table-cell office:value-type="float" office:value="0.38579999999999998" table:style-name="ce1">
            <text:p>0.385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609999999999997" table:style-name="ce1">
            <text:p>0.7261</text:p>
          </table:table-cell>
          <table:table-cell office:value-type="float" office:value="0.7117" table:style-name="ce1">
            <text:p>0.7117</text:p>
          </table:table-cell>
          <table:table-cell office:value-type="float" office:value="0.97399999999999998" table:style-name="ce1">
            <text:p>0.974</text:p>
          </table:table-cell>
          <table:table-cell office:value-type="float" office:value="0.78149999999999997" table:style-name="ce1">
            <text:p>0.7815</text:p>
          </table:table-cell>
          <table:table-cell office:value-type="float" office:value="0.8004" table:style-name="ce1">
            <text:p>0.8004</text:p>
          </table:table-cell>
          <table:table-cell office:value-type="float" office:value="0.4642" table:style-name="ce1">
            <text:p>0.4642</text:p>
          </table:table-cell>
          <table:table-cell office:value-type="float" office:value="0.67090000000000005" table:style-name="ce1">
            <text:p>0.6709</text:p>
          </table:table-cell>
          <table:table-cell office:value-type="float" office:value="0.7782" table:style-name="ce1">
            <text:p>0.7782</text:p>
          </table:table-cell>
          <table:table-cell office:value-type="float" office:value="0.4773" table:style-name="ce1">
            <text:p>0.47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830000000000001" table:style-name="ce1">
            <text:p>0.9283</text:p>
          </table:table-cell>
          <table:table-cell office:value-type="float" office:value="0.74219999999999997" table:style-name="ce1">
            <text:p>0.7422</text:p>
          </table:table-cell>
          <table:table-cell office:value-type="float" office:value="0.67569999999999997" table:style-name="ce1">
            <text:p>0.6757</text:p>
          </table:table-cell>
          <table:table-cell office:value-type="float" office:value="0.61770000000000003" table:style-name="ce1">
            <text:p>0.6177</text:p>
          </table:table-cell>
          <table:table-cell office:value-type="float" office:value="0.70179999999999998" table:style-name="ce1">
            <text:p>0.7018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64429999999999998" table:style-name="ce1">
            <text:p>0.6443</text:p>
          </table:table-cell>
          <table:table-cell office:value-type="float" office:value="0.4985" table:style-name="ce1">
            <text:p>0.4985</text:p>
          </table:table-cell>
          <table:table-cell office:value-type="float" office:value="0.79700000000000004" table:style-name="ce1">
            <text:p>0.79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8300000000000005" table:style-name="ce1">
            <text:p>0.683</text:p>
          </table:table-cell>
          <table:table-cell office:value-type="float" office:value="0.69689999999999996" table:style-name="ce1">
            <text:p>0.6969</text:p>
          </table:table-cell>
          <table:table-cell office:value-type="float" office:value="0.95640000000000003" table:style-name="ce1">
            <text:p>0.9564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86960000000000004" table:style-name="ce1">
            <text:p>0.8696</text:p>
          </table:table-cell>
          <table:table-cell office:value-type="float" office:value="0.59160000000000001" table:style-name="ce1">
            <text:p>0.5916</text:p>
          </table:table-cell>
          <table:table-cell office:value-type="float" office:value="0.69179999999999997" table:style-name="ce1">
            <text:p>0.6918</text:p>
          </table:table-cell>
          <table:table-cell office:value-type="float" office:value="0.85419999999999996" table:style-name="ce1">
            <text:p>0.8542</text:p>
          </table:table-cell>
          <table:table-cell office:value-type="float" office:value="0.39750000000000002" table:style-name="ce1">
            <text:p>0.397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825" table:style-name="ce1">
            <text:p>0.6825</text:p>
          </table:table-cell>
          <table:table-cell office:value-type="float" office:value="0.72419999999999995" table:style-name="ce1">
            <text:p>0.7242</text:p>
          </table:table-cell>
          <table:table-cell office:value-type="float" office:value="0.71819999999999995" table:style-name="ce1">
            <text:p>0.7182</text:p>
          </table:table-cell>
          <table:table-cell office:value-type="float" office:value="0.86470000000000002" table:style-name="ce1">
            <text:p>0.8647</text:p>
          </table:table-cell>
          <table:table-cell office:value-type="float" office:value="0.6694" table:style-name="ce1">
            <text:p>0.6694</text:p>
          </table:table-cell>
          <table:table-cell office:value-type="float" office:value="0.60329999999999995" table:style-name="ce1">
            <text:p>0.6033</text:p>
          </table:table-cell>
          <table:table-cell office:value-type="float" office:value="0.53239999999999998" table:style-name="ce1">
            <text:p>0.5324</text:p>
          </table:table-cell>
          <table:table-cell office:value-type="float" office:value="0.61370000000000002" table:style-name="ce1">
            <text:p>0.6137</text:p>
          </table:table-cell>
          <table:table-cell office:value-type="float" office:value="0.42780000000000001" table:style-name="ce1">
            <text:p>0.427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5769999999999995" table:style-name="ce1">
            <text:p>0.6577</text:p>
          </table:table-cell>
          <table:table-cell office:value-type="float" office:value="0.99770000000000003" table:style-name="ce1">
            <text:p>0.9977</text:p>
          </table:table-cell>
          <table:table-cell office:value-type="float" office:value="0.99019999999999997" table:style-name="ce1">
            <text:p>0.9902</text:p>
          </table:table-cell>
          <table:table-cell office:value-type="float" office:value="0.58750000000000002" table:style-name="ce1">
            <text:p>0.5875</text:p>
          </table:table-cell>
          <table:table-cell office:value-type="float" office:value="0.72240000000000004" table:style-name="ce1">
            <text:p>0.7224</text:p>
          </table:table-cell>
          <table:table-cell office:value-type="float" office:value="0.42620000000000002" table:style-name="ce1">
            <text:p>0.4262</text:p>
          </table:table-cell>
          <table:table-cell office:value-type="float" office:value="0.9304" table:style-name="ce1">
            <text:p>0.9304</text:p>
          </table:table-cell>
          <table:table-cell office:value-type="float" office:value="0.75780000000000003" table:style-name="ce1">
            <text:p>0.7578</text:p>
          </table:table-cell>
          <table:table-cell office:value-type="float" office:value="0.69030000000000002" table:style-name="ce1">
            <text:p>0.690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279999999999998" table:style-name="ce1">
            <text:p>0.9528</text:p>
          </table:table-cell>
          <table:table-cell office:value-type="float" office:value="0.96109999999999995" table:style-name="ce1">
            <text:p>0.9611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64119999999999999" table:style-name="ce1">
            <text:p>0.6412</text:p>
          </table:table-cell>
          <table:table-cell office:value-type="float" office:value="0.89629999999999999" table:style-name="ce1">
            <text:p>0.8963</text:p>
          </table:table-cell>
          <table:table-cell office:value-type="float" office:value="0.35949999999999999" table:style-name="ce1">
            <text:p>0.3595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0.70340000000000003" table:style-name="ce1">
            <text:p>0.7034</text:p>
          </table:table-cell>
          <table:table-cell office:value-type="float" office:value="0.29920000000000002" table:style-name="ce1">
            <text:p>0.29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7589999999999995" table:style-name="ce1">
            <text:p>0.6759</text:p>
          </table:table-cell>
          <table:table-cell office:value-type="float" office:value="0.99580000000000002" table:style-name="ce1">
            <text:p>0.9958</text:p>
          </table:table-cell>
          <table:table-cell office:value-type="float" office:value="0.99050000000000005" table:style-name="ce1">
            <text:p>0.9905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51370000000000005" table:style-name="ce1">
            <text:p>0.5137</text:p>
          </table:table-cell>
          <table:table-cell office:value-type="float" office:value="0.61639999999999995" table:style-name="ce1">
            <text:p>0.6164</text:p>
          </table:table-cell>
          <table:table-cell office:value-type="float" office:value="0.309" table:style-name="ce1">
            <text:p>0.309</text:p>
          </table:table-cell>
          <table:table-cell office:value-type="float" office:value="0.46600000000000003" table:style-name="ce1">
            <text:p>0.466</text:p>
          </table:table-cell>
          <table:table-cell office:value-type="float" office:value="0.68130000000000002" table:style-name="ce1">
            <text:p>0.68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490000000000005" table:style-name="ce1">
            <text:p>0.6649</text:p>
          </table:table-cell>
          <table:table-cell office:value-type="float" office:value="0.72819999999999996" table:style-name="ce1">
            <text:p>0.7282</text:p>
          </table:table-cell>
          <table:table-cell office:value-type="float" office:value="0.7581" table:style-name="ce1">
            <text:p>0.7581</text:p>
          </table:table-cell>
          <table:table-cell office:value-type="float" office:value="0.64119999999999999" table:style-name="ce1">
            <text:p>0.6412</text:p>
          </table:table-cell>
          <table:table-cell office:value-type="float" office:value="0.59970000000000001" table:style-name="ce1">
            <text:p>0.5997</text:p>
          </table:table-cell>
          <table:table-cell office:value-type="float" office:value="0.98919999999999997" table:style-name="ce1">
            <text:p>0.9892</text:p>
          </table:table-cell>
          <table:table-cell office:value-type="float" office:value="0.44790000000000002" table:style-name="ce1">
            <text:p>0.4479</text:p>
          </table:table-cell>
          <table:table-cell office:value-type="float" office:value="0.66210000000000002" table:style-name="ce1">
            <text:p>0.6621</text:p>
          </table:table-cell>
          <table:table-cell office:value-type="float" office:value="0.66110000000000002" table:style-name="ce1">
            <text:p>0.66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3629999999999998" table:style-name="ce1">
            <text:p>0.6363</text:p>
          </table:table-cell>
          <table:table-cell office:value-type="float" office:value="0.97640000000000005" table:style-name="ce1">
            <text:p>0.9764</text:p>
          </table:table-cell>
          <table:table-cell office:value-type="float" office:value="0.94850000000000001" table:style-name="ce1">
            <text:p>0.9485</text:p>
          </table:table-cell>
          <table:table-cell office:value-type="float" office:value="0.96740000000000004" table:style-name="ce1">
            <text:p>0.9674</text:p>
          </table:table-cell>
          <table:table-cell office:value-type="float" office:value="0.71309999999999996" table:style-name="ce1">
            <text:p>0.7131</text:p>
          </table:table-cell>
          <table:table-cell office:value-type="float" office:value="0.6845" table:style-name="ce1">
            <text:p>0.6845</text:p>
          </table:table-cell>
          <table:table-cell office:value-type="float" office:value="0.39279999999999998" table:style-name="ce1">
            <text:p>0.3928</text:p>
          </table:table-cell>
          <table:table-cell office:value-type="float" office:value="0.74160000000000004" table:style-name="ce1">
            <text:p>0.7416</text:p>
          </table:table-cell>
          <table:table-cell office:value-type="float" office:value="0.60450000000000004" table:style-name="ce1">
            <text:p>0.60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80000000000001" table:style-name="ce1">
            <text:p>0.9878</text:p>
          </table:table-cell>
          <table:table-cell office:value-type="float" office:value="0.98450000000000004" table:style-name="ce1">
            <text:p>0.9845</text:p>
          </table:table-cell>
          <table:table-cell office:value-type="float" office:value="0.77149999999999996" table:style-name="ce1">
            <text:p>0.7715</text:p>
          </table:table-cell>
          <table:table-cell office:value-type="float" office:value="0.8498" table:style-name="ce1">
            <text:p>0.8498</text:p>
          </table:table-cell>
          <table:table-cell office:value-type="float" office:value="0.65169999999999995" table:style-name="ce1">
            <text:p>0.6517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0.88439999999999996" table:style-name="ce1">
            <text:p>0.8844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0.86229999999999996" table:style-name="ce1">
            <text:p>0.862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779999999999995" table:style-name="ce1">
            <text:p>0.6678</text:p>
          </table:table-cell>
          <table:table-cell office:value-type="float" office:value="0.70250000000000001" table:style-name="ce1">
            <text:p>0.7025</text:p>
          </table:table-cell>
          <table:table-cell office:value-type="float" office:value="0.82389999999999997" table:style-name="ce1">
            <text:p>0.8239</text:p>
          </table:table-cell>
          <table:table-cell office:value-type="float" office:value="0.59709999999999996" table:style-name="ce1">
            <text:p>0.5971</text:p>
          </table:table-cell>
          <table:table-cell office:value-type="float" office:value="0.84689999999999999" table:style-name="ce1">
            <text:p>0.8469</text:p>
          </table:table-cell>
          <table:table-cell office:value-type="float" office:value="0.67610000000000003" table:style-name="ce1">
            <text:p>0.6761</text:p>
          </table:table-cell>
          <table:table-cell office:value-type="float" office:value="0.75070000000000003" table:style-name="ce1">
            <text:p>0.7507</text:p>
          </table:table-cell>
          <table:table-cell office:value-type="float" office:value="0.42420000000000002" table:style-name="ce1">
            <text:p>0.4242</text:p>
          </table:table-cell>
          <table:table-cell office:value-type="float" office:value="0.58919999999999995" table:style-name="ce1">
            <text:p>0.58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7029999999999996" table:style-name="ce1">
            <text:p>0.8703</text:p>
          </table:table-cell>
          <table:table-cell office:value-type="float" office:value="0.72870000000000001" table:style-name="ce1">
            <text:p>0.7287</text:p>
          </table:table-cell>
          <table:table-cell office:value-type="float" office:value="0.79459999999999997" table:style-name="ce1">
            <text:p>0.7946</text:p>
          </table:table-cell>
          <table:table-cell office:value-type="float" office:value="0.53939999999999999" table:style-name="ce1">
            <text:p>0.5394</text:p>
          </table:table-cell>
          <table:table-cell office:value-type="float" office:value="0.74739999999999995" table:style-name="ce1">
            <text:p>0.7474</text:p>
          </table:table-cell>
          <table:table-cell office:value-type="float" office:value="0.4899" table:style-name="ce1">
            <text:p>0.4899</text:p>
          </table:table-cell>
          <table:table-cell office:value-type="float" office:value="0.91149999999999998" table:style-name="ce1">
            <text:p>0.9115</text:p>
          </table:table-cell>
          <table:table-cell office:value-type="float" office:value="0.57120000000000004" table:style-name="ce1">
            <text:p>0.5712</text:p>
          </table:table-cell>
          <table:table-cell office:value-type="float" office:value="0.99209999999999998" table:style-name="ce1">
            <text:p>0.99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820000000000004" table:style-name="ce1">
            <text:p>0.9482</text:p>
          </table:table-cell>
          <table:table-cell office:value-type="float" office:value="0.99950000000000006" table:style-name="ce1">
            <text:p>0.9995</text:p>
          </table:table-cell>
          <table:table-cell office:value-type="float" office:value="0.92969999999999997" table:style-name="ce1">
            <text:p>0.9297</text:p>
          </table:table-cell>
          <table:table-cell office:value-type="float" office:value="0.79800000000000004" table:style-name="ce1">
            <text:p>0.798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0.66890000000000005" table:style-name="ce1">
            <text:p>0.6689</text:p>
          </table:table-cell>
          <table:table-cell office:value-type="float" office:value="0.89270000000000005" table:style-name="ce1">
            <text:p>0.8927</text:p>
          </table:table-cell>
          <table:table-cell office:value-type="float" office:value="0.74409999999999998" table:style-name="ce1">
            <text:p>0.7441</text:p>
          </table:table-cell>
          <table:table-cell office:value-type="float" office:value="0.99250000000000005" table:style-name="ce1">
            <text:p>0.992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5899999999999999" table:style-name="ce1">
            <text:p>0.859</text:p>
          </table:table-cell>
          <table:table-cell office:value-type="float" office:value="0.74609999999999999" table:style-name="ce1">
            <text:p>0.7461</text:p>
          </table:table-cell>
          <table:table-cell office:value-type="float" office:value="0.70069999999999999" table:style-name="ce1">
            <text:p>0.7007</text:p>
          </table:table-cell>
          <table:table-cell office:value-type="float" office:value="0.95350000000000001" table:style-name="ce1">
            <text:p>0.9535</text:p>
          </table:table-cell>
          <table:table-cell office:value-type="float" office:value="0.63990000000000002" table:style-name="ce1">
            <text:p>0.6399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0.88890000000000002" table:style-name="ce1">
            <text:p>0.8889</text:p>
          </table:table-cell>
          <table:table-cell office:value-type="float" office:value="0.54820000000000002" table:style-name="ce1">
            <text:p>0.5482</text:p>
          </table:table-cell>
          <table:table-cell office:value-type="float" office:value="0.4536" table:style-name="ce1">
            <text:p>0.45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5590000000000004" table:style-name="ce1">
            <text:p>0.6559</text:p>
          </table:table-cell>
          <table:table-cell office:value-type="float" office:value="0.6754" table:style-name="ce1">
            <text:p>0.6754</text:p>
          </table:table-cell>
          <table:table-cell office:value-type="float" office:value="0.99860000000000004" table:style-name="ce1">
            <text:p>0.9986</text:p>
          </table:table-cell>
          <table:table-cell office:value-type="float" office:value="0.69969999999999999" table:style-name="ce1">
            <text:p>0.6997</text:p>
          </table:table-cell>
          <table:table-cell office:value-type="float" office:value="0.7278" table:style-name="ce1">
            <text:p>0.7278</text:p>
          </table:table-cell>
          <table:table-cell office:value-type="float" office:value="0.64329999999999998" table:style-name="ce1">
            <text:p>0.6433</text:p>
          </table:table-cell>
          <table:table-cell office:value-type="float" office:value="0.7419" table:style-name="ce1">
            <text:p>0.7419</text:p>
          </table:table-cell>
          <table:table-cell office:value-type="float" office:value="0.49009999999999998" table:style-name="ce1">
            <text:p>0.4901</text:p>
          </table:table-cell>
          <table:table-cell office:value-type="float" office:value="0.42259999999999998" table:style-name="ce1">
            <text:p>0.42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7689999999999995" table:style-name="ce1">
            <text:p>0.6769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92649999999999999" table:style-name="ce1">
            <text:p>0.9265</text:p>
          </table:table-cell>
          <table:table-cell office:value-type="float" office:value="0.57479999999999998" table:style-name="ce1">
            <text:p>0.5748</text:p>
          </table:table-cell>
          <table:table-cell office:value-type="float" office:value="0.93869999999999998" table:style-name="ce1">
            <text:p>0.9387</text:p>
          </table:table-cell>
          <table:table-cell office:value-type="float" office:value="0.68820000000000003" table:style-name="ce1">
            <text:p>0.6882</text:p>
          </table:table-cell>
          <table:table-cell office:value-type="float" office:value="0.37330000000000002" table:style-name="ce1">
            <text:p>0.3733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0.92869999999999997" table:style-name="ce1">
            <text:p>0.928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835" table:style-name="ce1">
            <text:p>0.6835</text:p>
          </table:table-cell>
          <table:table-cell office:value-type="float" office:value="0.75649999999999995" table:style-name="ce1">
            <text:p>0.7565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86309999999999998" table:style-name="ce1">
            <text:p>0.8631</text:p>
          </table:table-cell>
          <table:table-cell office:value-type="float" office:value="0.57579999999999998" table:style-name="ce1">
            <text:p>0.5758</text:p>
          </table:table-cell>
          <table:table-cell office:value-type="float" office:value="0.93610000000000004" table:style-name="ce1">
            <text:p>0.9361</text:p>
          </table:table-cell>
          <table:table-cell office:value-type="float" office:value="0.66490000000000005" table:style-name="ce1">
            <text:p>0.6649</text:p>
          </table:table-cell>
          <table:table-cell office:value-type="float" office:value="0.61539999999999995" table:style-name="ce1">
            <text:p>0.6154</text:p>
          </table:table-cell>
          <table:table-cell office:value-type="float" office:value="0.40600000000000003" table:style-name="ce1">
            <text:p>0.40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8969999999999998" table:style-name="ce1">
            <text:p>0.6897</text:p>
          </table:table-cell>
          <table:table-cell office:value-type="float" office:value="0.67889999999999995" table:style-name="ce1">
            <text:p>0.6789</text:p>
          </table:table-cell>
          <table:table-cell office:value-type="float" office:value="0.74760000000000004" table:style-name="ce1">
            <text:p>0.7476</text:p>
          </table:table-cell>
          <table:table-cell office:value-type="float" office:value="0.85880000000000001" table:style-name="ce1">
            <text:p>0.8588</text:p>
          </table:table-cell>
          <table:table-cell office:value-type="float" office:value="0.95809999999999995" table:style-name="ce1">
            <text:p>0.9581</text:p>
          </table:table-cell>
          <table:table-cell office:value-type="float" office:value="0.67279999999999995" table:style-name="ce1">
            <text:p>0.6728</text:p>
          </table:table-cell>
          <table:table-cell office:value-type="float" office:value="0.84909999999999997" table:style-name="ce1">
            <text:p>0.8491</text:p>
          </table:table-cell>
          <table:table-cell office:value-type="float" office:value="0.64400000000000002" table:style-name="ce1">
            <text:p>0.644</text:p>
          </table:table-cell>
          <table:table-cell office:value-type="float" office:value="0.48070000000000002" table:style-name="ce1">
            <text:p>0.48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429999999999995" table:style-name="ce1">
            <text:p>0.9843</text:p>
          </table:table-cell>
          <table:table-cell office:value-type="float" office:value="0.98399999999999999" table:style-name="ce1">
            <text:p>0.984</text:p>
          </table:table-cell>
          <table:table-cell office:value-type="float" office:value="0.80759999999999998" table:style-name="ce1">
            <text:p>0.8076</text:p>
          </table:table-cell>
          <table:table-cell office:value-type="float" office:value="0.83420000000000005" table:style-name="ce1">
            <text:p>0.8342</text:p>
          </table:table-cell>
          <table:table-cell office:value-type="float" office:value="0.7903" table:style-name="ce1">
            <text:p>0.7903</text:p>
          </table:table-cell>
          <table:table-cell office:value-type="float" office:value="0.88470000000000004" table:style-name="ce1">
            <text:p>0.8847</text:p>
          </table:table-cell>
          <table:table-cell office:value-type="float" office:value="0.81850000000000001" table:style-name="ce1">
            <text:p>0.8185</text:p>
          </table:table-cell>
          <table:table-cell office:value-type="float" office:value="0.50219999999999998" table:style-name="ce1">
            <text:p>0.5022</text:p>
          </table:table-cell>
          <table:table-cell office:value-type="float" office:value="0.33289999999999997" table:style-name="ce1">
            <text:p>0.33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959999999999997" table:style-name="ce1">
            <text:p>0.6696</text:p>
          </table:table-cell>
          <table:table-cell office:value-type="float" office:value="0.75629999999999997" table:style-name="ce1">
            <text:p>0.7563</text:p>
          </table:table-cell>
          <table:table-cell office:value-type="float" office:value="0.75700000000000001" table:style-name="ce1">
            <text:p>0.757</text:p>
          </table:table-cell>
          <table:table-cell office:value-type="float" office:value="0.58940000000000003" table:style-name="ce1">
            <text:p>0.5894</text:p>
          </table:table-cell>
          <table:table-cell office:value-type="float" office:value="0.55889999999999995" table:style-name="ce1">
            <text:p>0.5589</text:p>
          </table:table-cell>
          <table:table-cell office:value-type="float" office:value="0.62380000000000002" table:style-name="ce1">
            <text:p>0.6238</text:p>
          </table:table-cell>
          <table:table-cell office:value-type="float" office:value="0.90469999999999995" table:style-name="ce1">
            <text:p>0.9047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0.37690000000000001" table:style-name="ce1">
            <text:p>0.376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19999999999997" table:style-name="ce1">
            <text:p>0.9862</text:p>
          </table:table-cell>
          <table:table-cell office:value-type="float" office:value="0.99180000000000001" table:style-name="ce1">
            <text:p>0.9918</text:p>
          </table:table-cell>
          <table:table-cell office:value-type="float" office:value="0.87749999999999995" table:style-name="ce1">
            <text:p>0.8775</text:p>
          </table:table-cell>
          <table:table-cell office:value-type="float" office:value="0.96109999999999995" table:style-name="ce1">
            <text:p>0.9611</text:p>
          </table:table-cell>
          <table:table-cell office:value-type="float" office:value="0.98060000000000003" table:style-name="ce1">
            <text:p>0.9806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0.6905" table:style-name="ce1">
            <text:p>0.6905</text:p>
          </table:table-cell>
          <table:table-cell office:value-type="float" office:value="0.66320000000000001" table:style-name="ce1">
            <text:p>0.6632</text:p>
          </table:table-cell>
          <table:table-cell office:value-type="float" office:value="0.53129999999999999" table:style-name="ce1">
            <text:p>0.53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510000000000001" table:style-name="ce1">
            <text:p>0.7751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0.75719999999999998" table:style-name="ce1">
            <text:p>0.7572</text:p>
          </table:table-cell>
          <table:table-cell office:value-type="float" office:value="0.66180000000000005" table:style-name="ce1">
            <text:p>0.6618</text:p>
          </table:table-cell>
          <table:table-cell office:value-type="float" office:value="0.85429999999999995" table:style-name="ce1">
            <text:p>0.8543</text:p>
          </table:table-cell>
          <table:table-cell office:value-type="float" office:value="0.52559999999999996" table:style-name="ce1">
            <text:p>0.5256</text:p>
          </table:table-cell>
          <table:table-cell office:value-type="float" office:value="0.60829999999999995" table:style-name="ce1">
            <text:p>0.6083</text:p>
          </table:table-cell>
          <table:table-cell office:value-type="float" office:value="0.72150000000000003" table:style-name="ce1">
            <text:p>0.7215</text:p>
          </table:table-cell>
          <table:table-cell office:value-type="float" office:value="0.57979999999999998" table:style-name="ce1">
            <text:p>0.579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249999999999996" table:style-name="ce1">
            <text:p>0.7725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0.4476" table:style-name="ce1">
            <text:p>0.4476</text:p>
          </table:table-cell>
          <table:table-cell office:value-type="float" office:value="0.73640000000000005" table:style-name="ce1">
            <text:p>0.7364</text:p>
          </table:table-cell>
          <table:table-cell office:value-type="float" office:value="0.88460000000000005" table:style-name="ce1">
            <text:p>0.8846</text:p>
          </table:table-cell>
          <table:table-cell office:value-type="float" office:value="0.4819" table:style-name="ce1">
            <text:p>0.4819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0.63039999999999996" table:style-name="ce1">
            <text:p>0.630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189999999999996" table:style-name="ce1">
            <text:p>0.8119</text:p>
          </table:table-cell>
          <table:table-cell office:value-type="float" office:value="0.7238" table:style-name="ce1">
            <text:p>0.7238</text:p>
          </table:table-cell>
          <table:table-cell office:value-type="float" office:value="0.7954" table:style-name="ce1">
            <text:p>0.7954</text:p>
          </table:table-cell>
          <table:table-cell office:value-type="float" office:value="0.99619999999999997" table:style-name="ce1">
            <text:p>0.9962</text:p>
          </table:table-cell>
          <table:table-cell office:value-type="float" office:value="0.74829999999999997" table:style-name="ce1">
            <text:p>0.7483</text:p>
          </table:table-cell>
          <table:table-cell office:value-type="float" office:value="0.40949999999999998" table:style-name="ce1">
            <text:p>0.4095</text:p>
          </table:table-cell>
          <table:table-cell office:value-type="float" office:value="0.84089999999999998" table:style-name="ce1">
            <text:p>0.8409</text:p>
          </table:table-cell>
          <table:table-cell office:value-type="float" office:value="0.77810000000000001" table:style-name="ce1">
            <text:p>0.7781</text:p>
          </table:table-cell>
          <table:table-cell office:value-type="float" office:value="0.89900000000000002" table:style-name="ce1">
            <text:p>0.89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299999999999998" table:style-name="ce1">
            <text:p>0.973</text:p>
          </table:table-cell>
          <table:table-cell office:value-type="float" office:value="0.68500000000000005" table:style-name="ce1">
            <text:p>0.685</text:p>
          </table:table-cell>
          <table:table-cell office:value-type="float" office:value="0.82069999999999999" table:style-name="ce1">
            <text:p>0.8207</text:p>
          </table:table-cell>
          <table:table-cell office:value-type="float" office:value="0.91669999999999996" table:style-name="ce1">
            <text:p>0.9167</text:p>
          </table:table-cell>
          <table:table-cell office:value-type="float" office:value="0.62929999999999997" table:style-name="ce1">
            <text:p>0.6293</text:p>
          </table:table-cell>
          <table:table-cell office:value-type="float" office:value="0.89180000000000004" table:style-name="ce1">
            <text:p>0.8918</text:p>
          </table:table-cell>
          <table:table-cell office:value-type="float" office:value="0.57550000000000001" table:style-name="ce1">
            <text:p>0.5755</text:p>
          </table:table-cell>
          <table:table-cell office:value-type="float" office:value="0.76019999999999999" table:style-name="ce1">
            <text:p>0.7602</text:p>
          </table:table-cell>
          <table:table-cell office:value-type="float" office:value="0.2293" table:style-name="ce1">
            <text:p>0.22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5" table:style-name="ce1">
            <text:p>0.745</text:p>
          </table:table-cell>
          <table:table-cell office:value-type="float" office:value="0.7157" table:style-name="ce1">
            <text:p>0.7157</text:p>
          </table:table-cell>
          <table:table-cell office:value-type="float" office:value="0.79590000000000005" table:style-name="ce1">
            <text:p>0.7959</text:p>
          </table:table-cell>
          <table:table-cell office:value-type="float" office:value="0.75129999999999997" table:style-name="ce1">
            <text:p>0.7513</text:p>
          </table:table-cell>
          <table:table-cell office:value-type="float" office:value="0.56820000000000004" table:style-name="ce1">
            <text:p>0.5682</text:p>
          </table:table-cell>
          <table:table-cell office:value-type="float" office:value="0.5373" table:style-name="ce1">
            <text:p>0.5373</text:p>
          </table:table-cell>
          <table:table-cell office:value-type="float" office:value="0.31709999999999999" table:style-name="ce1">
            <text:p>0.3171</text:p>
          </table:table-cell>
          <table:table-cell office:value-type="float" office:value="0.78549999999999998" table:style-name="ce1">
            <text:p>0.7855</text:p>
          </table:table-cell>
          <table:table-cell office:value-type="float" office:value="0.45729999999999998" table:style-name="ce1">
            <text:p>0.45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330000000000004" table:style-name="ce1">
            <text:p>0.7033</text:p>
          </table:table-cell>
          <table:table-cell office:value-type="float" office:value="0.99790000000000001" table:style-name="ce1">
            <text:p>0.9979</text:p>
          </table:table-cell>
          <table:table-cell office:value-type="float" office:value="0.9647" table:style-name="ce1">
            <text:p>0.9647</text:p>
          </table:table-cell>
          <table:table-cell office:value-type="float" office:value="0.94530000000000003" table:style-name="ce1">
            <text:p>0.9453</text:p>
          </table:table-cell>
          <table:table-cell office:value-type="float" office:value="0.87090000000000001" table:style-name="ce1">
            <text:p>0.8709</text:p>
          </table:table-cell>
          <table:table-cell office:value-type="float" office:value="0.49070000000000003" table:style-name="ce1">
            <text:p>0.4907</text:p>
          </table:table-cell>
          <table:table-cell office:value-type="float" office:value="0.3896" table:style-name="ce1">
            <text:p>0.3896</text:p>
          </table:table-cell>
          <table:table-cell office:value-type="float" office:value="0.69210000000000005" table:style-name="ce1">
            <text:p>0.6921</text:p>
          </table:table-cell>
          <table:table-cell office:value-type="float" office:value="0.76859999999999995" table:style-name="ce1">
            <text:p>0.768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2489999999999997" table:style-name="ce1">
            <text:p>0.8249</text:p>
          </table:table-cell>
          <table:table-cell office:value-type="float" office:value="0.69699999999999995" table:style-name="ce1">
            <text:p>0.697</text:p>
          </table:table-cell>
          <table:table-cell office:value-type="float" office:value="0.75009999999999999" table:style-name="ce1">
            <text:p>0.7501</text:p>
          </table:table-cell>
          <table:table-cell office:value-type="float" office:value="0.66869999999999996" table:style-name="ce1">
            <text:p>0.6687</text:p>
          </table:table-cell>
          <table:table-cell office:value-type="float" office:value="0.96379999999999999" table:style-name="ce1">
            <text:p>0.9638</text:p>
          </table:table-cell>
          <table:table-cell office:value-type="float" office:value="0.70079999999999998" table:style-name="ce1">
            <text:p>0.7008</text:p>
          </table:table-cell>
          <table:table-cell office:value-type="float" office:value="0.34870000000000001" table:style-name="ce1">
            <text:p>0.3487</text:p>
          </table:table-cell>
          <table:table-cell office:value-type="float" office:value="0.70899999999999996" table:style-name="ce1">
            <text:p>0.709</text:p>
          </table:table-cell>
          <table:table-cell office:value-type="float" office:value="0.8881" table:style-name="ce1">
            <text:p>0.888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2230000000000003" table:style-name="ce1">
            <text:p>0.8223</text:p>
          </table:table-cell>
          <table:table-cell office:value-type="float" office:value="0.70389999999999997" table:style-name="ce1">
            <text:p>0.7039</text:p>
          </table:table-cell>
          <table:table-cell office:value-type="float" office:value="0.97629999999999995" table:style-name="ce1">
            <text:p>0.9763</text:p>
          </table:table-cell>
          <table:table-cell office:value-type="float" office:value="0.75490000000000002" table:style-name="ce1">
            <text:p>0.7549</text:p>
          </table:table-cell>
          <table:table-cell office:value-type="float" office:value="0.69479999999999997" table:style-name="ce1">
            <text:p>0.6948</text:p>
          </table:table-cell>
          <table:table-cell office:value-type="float" office:value="0.49080000000000001" table:style-name="ce1">
            <text:p>0.4908</text:p>
          </table:table-cell>
          <table:table-cell office:value-type="float" office:value="0.8448" table:style-name="ce1">
            <text:p>0.8448</text:p>
          </table:table-cell>
          <table:table-cell office:value-type="float" office:value="0.67630000000000001" table:style-name="ce1">
            <text:p>0.6763</text:p>
          </table:table-cell>
          <table:table-cell office:value-type="float" office:value="0.6956" table:style-name="ce1">
            <text:p>0.69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44" table:style-name="ce1">
            <text:p>0.7944</text:p>
          </table:table-cell>
          <table:table-cell office:value-type="float" office:value="0.99460000000000004" table:style-name="ce1">
            <text:p>0.9946</text:p>
          </table:table-cell>
          <table:table-cell office:value-type="float" office:value="0.99590000000000001" table:style-name="ce1">
            <text:p>0.9959</text:p>
          </table:table-cell>
          <table:table-cell office:value-type="float" office:value="0.99950000000000006" table:style-name="ce1">
            <text:p>0.9995</text:p>
          </table:table-cell>
          <table:table-cell office:value-type="float" office:value="0.62960000000000005" table:style-name="ce1">
            <text:p>0.6296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0.64270000000000005" table:style-name="ce1">
            <text:p>0.6427</text:p>
          </table:table-cell>
          <table:table-cell office:value-type="float" office:value="0.71179999999999999" table:style-name="ce1">
            <text:p>0.7118</text:p>
          </table:table-cell>
          <table:table-cell office:value-type="float" office:value="0.88519999999999999" table:style-name="ce1">
            <text:p>0.88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750000000000005" table:style-name="ce1">
            <text:p>0.9975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9929" table:style-name="ce1">
            <text:p>0.9929</text:p>
          </table:table-cell>
          <table:table-cell office:value-type="float" office:value="0.89159999999999995" table:style-name="ce1">
            <text:p>0.8916</text:p>
          </table:table-cell>
          <table:table-cell office:value-type="float" office:value="0.91920000000000002" table:style-name="ce1">
            <text:p>0.9192</text:p>
          </table:table-cell>
          <table:table-cell office:value-type="float" office:value="0.4597" table:style-name="ce1">
            <text:p>0.4597</text:p>
          </table:table-cell>
          <table:table-cell office:value-type="float" office:value="0.88080000000000003" table:style-name="ce1">
            <text:p>0.8808</text:p>
          </table:table-cell>
          <table:table-cell office:value-type="float" office:value="0.95950000000000002" table:style-name="ce1">
            <text:p>0.9595</text:p>
          </table:table-cell>
          <table:table-cell office:value-type="float" office:value="0.67930000000000001" table:style-name="ce1">
            <text:p>0.67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370000000000005" table:style-name="ce1">
            <text:p>0.7637</text:p>
          </table:table-cell>
          <table:table-cell office:value-type="float" office:value="0.72160000000000002" table:style-name="ce1">
            <text:p>0.7216</text:p>
          </table:table-cell>
          <table:table-cell office:value-type="float" office:value="0.73209999999999997" table:style-name="ce1">
            <text:p>0.7321</text:p>
          </table:table-cell>
          <table:table-cell office:value-type="float" office:value="0.748" table:style-name="ce1">
            <text:p>0.748</text:p>
          </table:table-cell>
          <table:table-cell office:value-type="float" office:value="0.87760000000000005" table:style-name="ce1">
            <text:p>0.8776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0.72209999999999996" table:style-name="ce1">
            <text:p>0.7221</text:p>
          </table:table-cell>
          <table:table-cell office:value-type="float" office:value="0.76580000000000004" table:style-name="ce1">
            <text:p>0.7658</text:p>
          </table:table-cell>
          <table:table-cell office:value-type="float" office:value="0.70520000000000005" table:style-name="ce1">
            <text:p>0.70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39999999999995" table:style-name="ce1">
            <text:p>0.9924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0.90590000000000004" table:style-name="ce1">
            <text:p>0.9059</text:p>
          </table:table-cell>
          <table:table-cell office:value-type="float" office:value="0.68269999999999997" table:style-name="ce1">
            <text:p>0.6827</text:p>
          </table:table-cell>
          <table:table-cell office:value-type="float" office:value="0.77339999999999998" table:style-name="ce1">
            <text:p>0.7734</text:p>
          </table:table-cell>
          <table:table-cell office:value-type="float" office:value="0.96819999999999995" table:style-name="ce1">
            <text:p>0.9682</text:p>
          </table:table-cell>
          <table:table-cell office:value-type="float" office:value="0.99209999999999998" table:style-name="ce1">
            <text:p>0.9921</text:p>
          </table:table-cell>
          <table:table-cell office:value-type="float" office:value="0.64590000000000003" table:style-name="ce1">
            <text:p>0.6459</text:p>
          </table:table-cell>
          <table:table-cell office:value-type="float" office:value="0.32390000000000002" table:style-name="ce1">
            <text:p>0.32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719999999999998" table:style-name="ce1">
            <text:p>0.7472</text:p>
          </table:table-cell>
          <table:table-cell office:value-type="float" office:value="0.97819999999999996" table:style-name="ce1">
            <text:p>0.9782</text:p>
          </table:table-cell>
          <table:table-cell office:value-type="float" office:value="0.81210000000000004" table:style-name="ce1">
            <text:p>0.8121</text:p>
          </table:table-cell>
          <table:table-cell office:value-type="float" office:value="0.76300000000000001" table:style-name="ce1">
            <text:p>0.763</text:p>
          </table:table-cell>
          <table:table-cell office:value-type="float" office:value="0.78890000000000005" table:style-name="ce1">
            <text:p>0.7889</text:p>
          </table:table-cell>
          <table:table-cell office:value-type="float" office:value="0.502" table:style-name="ce1">
            <text:p>0.502</text:p>
          </table:table-cell>
          <table:table-cell office:value-type="float" office:value="0.63400000000000001" table:style-name="ce1">
            <text:p>0.634</text:p>
          </table:table-cell>
          <table:table-cell office:value-type="float" office:value="0.53949999999999998" table:style-name="ce1">
            <text:p>0.5395</text:p>
          </table:table-cell>
          <table:table-cell office:value-type="float" office:value="0.62319999999999998" table:style-name="ce1">
            <text:p>0.62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400000000000003" table:style-name="ce1">
            <text:p>0.784</text:p>
          </table:table-cell>
          <table:table-cell office:value-type="float" office:value="0.71830000000000005" table:style-name="ce1">
            <text:p>0.7183</text:p>
          </table:table-cell>
          <table:table-cell office:value-type="float" office:value="0.72940000000000005" table:style-name="ce1">
            <text:p>0.7294</text:p>
          </table:table-cell>
          <table:table-cell office:value-type="float" office:value="0.95689999999999997" table:style-name="ce1">
            <text:p>0.9569</text:p>
          </table:table-cell>
          <table:table-cell office:value-type="float" office:value="0.67330000000000001" table:style-name="ce1">
            <text:p>0.6733</text:p>
          </table:table-cell>
          <table:table-cell office:value-type="float" office:value="0.64370000000000005" table:style-name="ce1">
            <text:p>0.6437</text:p>
          </table:table-cell>
          <table:table-cell office:value-type="float" office:value="0.33019999999999999" table:style-name="ce1">
            <text:p>0.3302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0.6966" table:style-name="ce1">
            <text:p>0.69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749999999999997" table:style-name="ce1">
            <text:p>0.7775</text:p>
          </table:table-cell>
          <table:table-cell office:value-type="float" office:value="0.96060000000000001" table:style-name="ce1">
            <text:p>0.9606</text:p>
          </table:table-cell>
          <table:table-cell office:value-type="float" office:value="0.8115" table:style-name="ce1">
            <text:p>0.8115</text:p>
          </table:table-cell>
          <table:table-cell office:value-type="float" office:value="0.75" table:style-name="ce1">
            <text:p>0.75</text:p>
          </table:table-cell>
          <table:table-cell office:value-type="float" office:value="0.69940000000000002" table:style-name="ce1">
            <text:p>0.6994</text:p>
          </table:table-cell>
          <table:table-cell office:value-type="float" office:value="0.4073" table:style-name="ce1">
            <text:p>0.4073</text:p>
          </table:table-cell>
          <table:table-cell office:value-type="float" office:value="0.69340000000000002" table:style-name="ce1">
            <text:p>0.6934</text:p>
          </table:table-cell>
          <table:table-cell office:value-type="float" office:value="0.69620000000000004" table:style-name="ce1">
            <text:p>0.6962</text:p>
          </table:table-cell>
          <table:table-cell office:value-type="float" office:value="0.59430000000000005" table:style-name="ce1">
            <text:p>0.594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13" table:style-name="ce1">
            <text:p>0.7913</text:p>
          </table:table-cell>
          <table:table-cell office:value-type="float" office:value="0.98119999999999996" table:style-name="ce1">
            <text:p>0.9812</text:p>
          </table:table-cell>
          <table:table-cell office:value-type="float" office:value="0.95509999999999995" table:style-name="ce1">
            <text:p>0.9551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0.79690000000000005" table:style-name="ce1">
            <text:p>0.7969</text:p>
          </table:table-cell>
          <table:table-cell office:value-type="float" office:value="0.751" table:style-name="ce1">
            <text:p>0.751</text:p>
          </table:table-cell>
          <table:table-cell office:value-type="float" office:value="0.91949999999999998" table:style-name="ce1">
            <text:p>0.9195</text:p>
          </table:table-cell>
          <table:table-cell office:value-type="float" office:value="0.87570000000000003" table:style-name="ce1">
            <text:p>0.8757</text:p>
          </table:table-cell>
          <table:table-cell office:value-type="float" office:value="0.72199999999999998" table:style-name="ce1">
            <text:p>0.72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549999999999999" table:style-name="ce1">
            <text:p>0.9255</text:p>
          </table:table-cell>
          <table:table-cell office:value-type="float" office:value="0.70309999999999995" table:style-name="ce1">
            <text:p>0.7031</text:p>
          </table:table-cell>
          <table:table-cell office:value-type="float" office:value="0.99860000000000004" table:style-name="ce1">
            <text:p>0.9986</text:p>
          </table:table-cell>
          <table:table-cell office:value-type="float" office:value="0.7409" table:style-name="ce1">
            <text:p>0.7409</text:p>
          </table:table-cell>
          <table:table-cell office:value-type="float" office:value="0.82299999999999995" table:style-name="ce1">
            <text:p>0.823</text:p>
          </table:table-cell>
          <table:table-cell office:value-type="float" office:value="0.54469999999999996" table:style-name="ce1">
            <text:p>0.5447</text:p>
          </table:table-cell>
          <table:table-cell office:value-type="float" office:value="0.89490000000000003" table:style-name="ce1">
            <text:p>0.8949</text:p>
          </table:table-cell>
          <table:table-cell office:value-type="float" office:value="0.87780000000000002" table:style-name="ce1">
            <text:p>0.8778</text:p>
          </table:table-cell>
          <table:table-cell office:value-type="float" office:value="0.46920000000000001" table:style-name="ce1">
            <text:p>0.46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559999999999999" table:style-name="ce1">
            <text:p>0.8156</text:p>
          </table:table-cell>
          <table:table-cell office:value-type="float" office:value="0.96160000000000001" table:style-name="ce1">
            <text:p>0.9616</text:p>
          </table:table-cell>
          <table:table-cell office:value-type="float" office:value="0.96389999999999998" table:style-name="ce1">
            <text:p>0.9639</text:p>
          </table:table-cell>
          <table:table-cell office:value-type="float" office:value="0.97150000000000003" table:style-name="ce1">
            <text:p>0.9715</text:p>
          </table:table-cell>
          <table:table-cell office:value-type="float" office:value="0.78800000000000003" table:style-name="ce1">
            <text:p>0.788</text:p>
          </table:table-cell>
          <table:table-cell office:value-type="float" office:value="0.47170000000000001" table:style-name="ce1">
            <text:p>0.4717</text:p>
          </table:table-cell>
          <table:table-cell office:value-type="float" office:value="0.8085" table:style-name="ce1">
            <text:p>0.8085</text:p>
          </table:table-cell>
          <table:table-cell office:value-type="float" office:value="0.62490000000000001" table:style-name="ce1">
            <text:p>0.6249</text:p>
          </table:table-cell>
          <table:table-cell office:value-type="float" office:value="0.27929999999999999" table:style-name="ce1">
            <text:p>0.27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7760000000000005" table:style-name="ce1">
            <text:p>0.8776</text:p>
          </table:table-cell>
          <table:table-cell office:value-type="float" office:value="0.72240000000000004" table:style-name="ce1">
            <text:p>0.7224</text:p>
          </table:table-cell>
          <table:table-cell office:value-type="float" office:value="0.8145" table:style-name="ce1">
            <text:p>0.8145</text:p>
          </table:table-cell>
          <table:table-cell office:value-type="float" office:value="0.59670000000000001" table:style-name="ce1">
            <text:p>0.5967</text:p>
          </table:table-cell>
          <table:table-cell office:value-type="float" office:value="0.7198" table:style-name="ce1">
            <text:p>0.7198</text:p>
          </table:table-cell>
          <table:table-cell office:value-type="float" office:value="0.46560000000000001" table:style-name="ce1">
            <text:p>0.4656</text:p>
          </table:table-cell>
          <table:table-cell office:value-type="float" office:value="0.87429999999999997" table:style-name="ce1">
            <text:p>0.8743</text:p>
          </table:table-cell>
          <table:table-cell office:value-type="float" office:value="0.59140000000000004" table:style-name="ce1">
            <text:p>0.5914</text:p>
          </table:table-cell>
          <table:table-cell office:value-type="float" office:value="0.69650000000000001" table:style-name="ce1">
            <text:p>0.696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070000000000003" table:style-name="ce1">
            <text:p>0.9907</text:p>
          </table:table-cell>
          <table:table-cell office:value-type="float" office:value="0.999" table:style-name="ce1">
            <text:p>0.999</text:p>
          </table:table-cell>
          <table:table-cell office:value-type="float" office:value="0.67479999999999996" table:style-name="ce1">
            <text:p>0.6748</text:p>
          </table:table-cell>
          <table:table-cell office:value-type="float" office:value="0.88759999999999994" table:style-name="ce1">
            <text:p>0.8876</text:p>
          </table:table-cell>
          <table:table-cell office:value-type="float" office:value="0.65390000000000004" table:style-name="ce1">
            <text:p>0.6539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76259999999999994" table:style-name="ce1">
            <text:p>0.7626</text:p>
          </table:table-cell>
          <table:table-cell office:value-type="float" office:value="0.61509999999999998" table:style-name="ce1">
            <text:p>0.6151</text:p>
          </table:table-cell>
          <table:table-cell office:value-type="float" office:value="0.97299999999999998" table:style-name="ce1">
            <text:p>0.9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100000000000002" table:style-name="ce1">
            <text:p>0.771</text:p>
          </table:table-cell>
          <table:table-cell office:value-type="float" office:value="0.97629999999999995" table:style-name="ce1">
            <text:p>0.9763</text:p>
          </table:table-cell>
          <table:table-cell office:value-type="float" office:value="0.95540000000000003" table:style-name="ce1">
            <text:p>0.9554</text:p>
          </table:table-cell>
          <table:table-cell office:value-type="float" office:value="0.60389999999999999" table:style-name="ce1">
            <text:p>0.6039</text:p>
          </table:table-cell>
          <table:table-cell office:value-type="float" office:value="0.60509999999999997" table:style-name="ce1">
            <text:p>0.6051</text:p>
          </table:table-cell>
          <table:table-cell office:value-type="float" office:value="0.61560000000000004" table:style-name="ce1">
            <text:p>0.6156</text:p>
          </table:table-cell>
          <table:table-cell office:value-type="float" office:value="0.55020000000000002" table:style-name="ce1">
            <text:p>0.5502</text:p>
          </table:table-cell>
          <table:table-cell office:value-type="float" office:value="0.90710000000000002" table:style-name="ce1">
            <text:p>0.9071</text:p>
          </table:table-cell>
          <table:table-cell office:value-type="float" office:value="0.46529999999999999" table:style-name="ce1">
            <text:p>0.465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819999999999999" table:style-name="ce1">
            <text:p>0.7682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71740000000000004" table:style-name="ce1">
            <text:p>0.7174</text:p>
          </table:table-cell>
          <table:table-cell office:value-type="float" office:value="0.53290000000000004" table:style-name="ce1">
            <text:p>0.5329</text:p>
          </table:table-cell>
          <table:table-cell office:value-type="float" office:value="0.93289999999999995" table:style-name="ce1">
            <text:p>0.9329</text:p>
          </table:table-cell>
          <table:table-cell office:value-type="float" office:value="0.61129999999999995" table:style-name="ce1">
            <text:p>0.6113</text:p>
          </table:table-cell>
          <table:table-cell office:value-type="float" office:value="0.43020000000000003" table:style-name="ce1">
            <text:p>0.4302</text:p>
          </table:table-cell>
          <table:table-cell office:value-type="float" office:value="0.68159999999999998" table:style-name="ce1">
            <text:p>0.6816</text:p>
          </table:table-cell>
          <table:table-cell office:value-type="float" office:value="0.49270000000000003" table:style-name="ce1">
            <text:p>0.49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74" table:style-name="ce1">
            <text:p>0.7974</text:p>
          </table:table-cell>
          <table:table-cell office:value-type="float" office:value="0.74260000000000004" table:style-name="ce1">
            <text:p>0.7426</text:p>
          </table:table-cell>
          <table:table-cell office:value-type="float" office:value="0.99109999999999998" table:style-name="ce1">
            <text:p>0.9911</text:p>
          </table:table-cell>
          <table:table-cell office:value-type="float" office:value="0.73780000000000001" table:style-name="ce1">
            <text:p>0.7378</text:p>
          </table:table-cell>
          <table:table-cell office:value-type="float" office:value="0.47520000000000001" table:style-name="ce1">
            <text:p>0.4752</text:p>
          </table:table-cell>
          <table:table-cell office:value-type="float" office:value="0.44259999999999999" table:style-name="ce1">
            <text:p>0.4426</text:p>
          </table:table-cell>
          <table:table-cell office:value-type="float" office:value="0.82120000000000004" table:style-name="ce1">
            <text:p>0.8212</text:p>
          </table:table-cell>
          <table:table-cell office:value-type="float" office:value="0.89790000000000003" table:style-name="ce1">
            <text:p>0.8979</text:p>
          </table:table-cell>
          <table:table-cell office:value-type="float" office:value="0.53210000000000002" table:style-name="ce1">
            <text:p>0.53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60000000000003" table:style-name="ce1">
            <text:p>0.9876</text:p>
          </table:table-cell>
          <table:table-cell office:value-type="float" office:value="0.68679999999999997" table:style-name="ce1">
            <text:p>0.6868</text:p>
          </table:table-cell>
          <table:table-cell office:value-type="float" office:value="0.99650000000000005" table:style-name="ce1">
            <text:p>0.9965</text:p>
          </table:table-cell>
          <table:table-cell office:value-type="float" office:value="0.9254" table:style-name="ce1">
            <text:p>0.9254</text:p>
          </table:table-cell>
          <table:table-cell office:value-type="float" office:value="0.64159999999999995" table:style-name="ce1">
            <text:p>0.6416</text:p>
          </table:table-cell>
          <table:table-cell office:value-type="float" office:value="0.3674" table:style-name="ce1">
            <text:p>0.3674</text:p>
          </table:table-cell>
          <table:table-cell office:value-type="float" office:value="0.5252" table:style-name="ce1">
            <text:p>0.5252</text:p>
          </table:table-cell>
          <table:table-cell office:value-type="float" office:value="0.72260000000000002" table:style-name="ce1">
            <text:p>0.7226</text:p>
          </table:table-cell>
          <table:table-cell office:value-type="float" office:value="0.38869999999999999" table:style-name="ce1">
            <text:p>0.388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529999999999996" table:style-name="ce1">
            <text:p>0.7453</text:p>
          </table:table-cell>
          <table:table-cell office:value-type="float" office:value="0.72719999999999996" table:style-name="ce1">
            <text:p>0.7272</text:p>
          </table:table-cell>
          <table:table-cell office:value-type="float" office:value="0.99150000000000005" table:style-name="ce1">
            <text:p>0.9915</text:p>
          </table:table-cell>
          <table:table-cell office:value-type="float" office:value="0.51290000000000002" table:style-name="ce1">
            <text:p>0.5129</text:p>
          </table:table-cell>
          <table:table-cell office:value-type="float" office:value="0.79120000000000001" table:style-name="ce1">
            <text:p>0.7912</text:p>
          </table:table-cell>
          <table:table-cell office:value-type="float" office:value="0.64170000000000005" table:style-name="ce1">
            <text:p>0.6417</text:p>
          </table:table-cell>
          <table:table-cell office:value-type="float" office:value="0.35680000000000001" table:style-name="ce1">
            <text:p>0.3568</text:p>
          </table:table-cell>
          <table:table-cell office:value-type="float" office:value="0.63990000000000002" table:style-name="ce1">
            <text:p>0.6399</text:p>
          </table:table-cell>
          <table:table-cell office:value-type="float" office:value="0.88549999999999995" table:style-name="ce1">
            <text:p>0.885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37" table:style-name="ce1">
            <text:p>0.7137</text:p>
          </table:table-cell>
          <table:table-cell office:value-type="float" office:value="0.99590000000000001" table:style-name="ce1">
            <text:p>0.9959</text:p>
          </table:table-cell>
          <table:table-cell office:value-type="float" office:value="0.75739999999999996" table:style-name="ce1">
            <text:p>0.7574</text:p>
          </table:table-cell>
          <table:table-cell office:value-type="float" office:value="0.89380000000000004" table:style-name="ce1">
            <text:p>0.8938</text:p>
          </table:table-cell>
          <table:table-cell office:value-type="float" office:value="0.52729999999999999" table:style-name="ce1">
            <text:p>0.5273</text:p>
          </table:table-cell>
          <table:table-cell office:value-type="float" office:value="0.997" table:style-name="ce1">
            <text:p>0.997</text:p>
          </table:table-cell>
          <table:table-cell office:value-type="float" office:value="0.38190000000000002" table:style-name="ce1">
            <text:p>0.3819</text:p>
          </table:table-cell>
          <table:table-cell office:value-type="float" office:value="0.89059999999999995" table:style-name="ce1">
            <text:p>0.8906</text:p>
          </table:table-cell>
          <table:table-cell office:value-type="float" office:value="0.4894" table:style-name="ce1">
            <text:p>0.48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810000000000003" table:style-name="ce1">
            <text:p>0.7981</text:p>
          </table:table-cell>
          <table:table-cell office:value-type="float" office:value="0.7016" table:style-name="ce1">
            <text:p>0.7016</text:p>
          </table:table-cell>
          <table:table-cell office:value-type="float" office:value="0.94889999999999997" table:style-name="ce1">
            <text:p>0.9489</text:p>
          </table:table-cell>
          <table:table-cell office:value-type="float" office:value="0.57820000000000005" table:style-name="ce1">
            <text:p>0.5782</text:p>
          </table:table-cell>
          <table:table-cell office:value-type="float" office:value="0.63839999999999997" table:style-name="ce1">
            <text:p>0.6384</text:p>
          </table:table-cell>
          <table:table-cell office:value-type="float" office:value="0.67700000000000005" table:style-name="ce1">
            <text:p>0.677</text:p>
          </table:table-cell>
          <table:table-cell office:value-type="float" office:value="0.32350000000000001" table:style-name="ce1">
            <text:p>0.3235</text:p>
          </table:table-cell>
          <table:table-cell office:value-type="float" office:value="0.97409999999999997" table:style-name="ce1">
            <text:p>0.9741</text:p>
          </table:table-cell>
          <table:table-cell office:value-type="float" office:value="0.61760000000000004" table:style-name="ce1">
            <text:p>0.61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6350000000000005" table:style-name="ce1">
            <text:p>0.8635</text:p>
          </table:table-cell>
          <table:table-cell office:value-type="float" office:value="0.71089999999999998" table:style-name="ce1">
            <text:p>0.7109</text:p>
          </table:table-cell>
          <table:table-cell office:value-type="float" office:value="0.77100000000000002" table:style-name="ce1">
            <text:p>0.771</text:p>
          </table:table-cell>
          <table:table-cell office:value-type="float" office:value="0.55830000000000002" table:style-name="ce1">
            <text:p>0.5583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61429999999999996" table:style-name="ce1">
            <text:p>0.6143</text:p>
          </table:table-cell>
          <table:table-cell office:value-type="float" office:value="0.92210000000000003" table:style-name="ce1">
            <text:p>0.9221</text:p>
          </table:table-cell>
          <table:table-cell office:value-type="float" office:value="0.89490000000000003" table:style-name="ce1">
            <text:p>0.8949</text:p>
          </table:table-cell>
          <table:table-cell office:value-type="float" office:value="0.65339999999999998" table:style-name="ce1">
            <text:p>0.653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739999999999999" table:style-name="ce1">
            <text:p>0.7874</text:p>
          </table:table-cell>
          <table:table-cell office:value-type="float" office:value="0.98109999999999997" table:style-name="ce1">
            <text:p>0.9811</text:p>
          </table:table-cell>
          <table:table-cell office:value-type="float" office:value="0.82379999999999998" table:style-name="ce1">
            <text:p>0.8238</text:p>
          </table:table-cell>
          <table:table-cell office:value-type="float" office:value="0.77249999999999996" table:style-name="ce1">
            <text:p>0.7725</text:p>
          </table:table-cell>
          <table:table-cell office:value-type="float" office:value="0.57679999999999998" table:style-name="ce1">
            <text:p>0.5768</text:p>
          </table:table-cell>
          <table:table-cell office:value-type="float" office:value="0.67169999999999996" table:style-name="ce1">
            <text:p>0.6717</text:p>
          </table:table-cell>
          <table:table-cell office:value-type="float" office:value="0.65239999999999998" table:style-name="ce1">
            <text:p>0.6524</text:p>
          </table:table-cell>
          <table:table-cell office:value-type="float" office:value="0.54269999999999996" table:style-name="ce1">
            <text:p>0.5427</text:p>
          </table:table-cell>
          <table:table-cell office:value-type="float" office:value="0.59130000000000005" table:style-name="ce1">
            <text:p>0.59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09999999999998" table:style-name="ce1">
            <text:p>0.9851</text:p>
          </table:table-cell>
          <table:table-cell office:value-type="float" office:value="0.99750000000000005" table:style-name="ce1">
            <text:p>0.9975</text:p>
          </table:table-cell>
          <table:table-cell office:value-type="float" office:value="0.7944" table:style-name="ce1">
            <text:p>0.7944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0.89449999999999996" table:style-name="ce1">
            <text:p>0.8945</text:p>
          </table:table-cell>
          <table:table-cell office:value-type="float" office:value="0.50929999999999997" table:style-name="ce1">
            <text:p>0.5093</text:p>
          </table:table-cell>
          <table:table-cell office:value-type="float" office:value="0.74790000000000001" table:style-name="ce1">
            <text:p>0.7479</text:p>
          </table:table-cell>
          <table:table-cell office:value-type="float" office:value="0.65329999999999999" table:style-name="ce1">
            <text:p>0.6533</text:p>
          </table:table-cell>
          <table:table-cell office:value-type="float" office:value="0.93130000000000002" table:style-name="ce1">
            <text:p>0.93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010000000000004" table:style-name="ce1">
            <text:p>0.8101</text:p>
          </table:table-cell>
          <table:table-cell office:value-type="float" office:value="0.73780000000000001" table:style-name="ce1">
            <text:p>0.7378</text:p>
          </table:table-cell>
          <table:table-cell office:value-type="float" office:value="0.92979999999999996" table:style-name="ce1">
            <text:p>0.9298</text:p>
          </table:table-cell>
          <table:table-cell office:value-type="float" office:value="0.5212" table:style-name="ce1">
            <text:p>0.5212</text:p>
          </table:table-cell>
          <table:table-cell office:value-type="float" office:value="0.79590000000000005" table:style-name="ce1">
            <text:p>0.7959</text:p>
          </table:table-cell>
          <table:table-cell office:value-type="float" office:value="0.64849999999999997" table:style-name="ce1">
            <text:p>0.6485</text:p>
          </table:table-cell>
          <table:table-cell office:value-type="float" office:value="0.72319999999999995" table:style-name="ce1">
            <text:p>0.7232</text:p>
          </table:table-cell>
          <table:table-cell office:value-type="float" office:value="0.72399999999999998" table:style-name="ce1">
            <text:p>0.724</text:p>
          </table:table-cell>
          <table:table-cell office:value-type="float" office:value="0.84450000000000003" table:style-name="ce1">
            <text:p>0.84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60000000000003" table:style-name="ce1">
            <text:p>0.9866</text:p>
          </table:table-cell>
          <table:table-cell office:value-type="float" office:value="0.99780000000000002" table:style-name="ce1">
            <text:p>0.9978</text:p>
          </table:table-cell>
          <table:table-cell office:value-type="float" office:value="0.69989999999999997" table:style-name="ce1">
            <text:p>0.6999</text:p>
          </table:table-cell>
          <table:table-cell office:value-type="float" office:value="0.57130000000000003" table:style-name="ce1">
            <text:p>0.5713</text:p>
          </table:table-cell>
          <table:table-cell office:value-type="float" office:value="0.46739999999999998" table:style-name="ce1">
            <text:p>0.4674</text:p>
          </table:table-cell>
          <table:table-cell office:value-type="float" office:value="0.54530000000000001" table:style-name="ce1">
            <text:p>0.5453</text:p>
          </table:table-cell>
          <table:table-cell office:value-type="float" office:value="0.85140000000000005" table:style-name="ce1">
            <text:p>0.8514</text:p>
          </table:table-cell>
          <table:table-cell office:value-type="float" office:value="0.68359999999999999" table:style-name="ce1">
            <text:p>0.6836</text:p>
          </table:table-cell>
          <table:table-cell office:value-type="float" office:value="0.61260000000000003" table:style-name="ce1">
            <text:p>0.61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" table:style-name="ce1">
            <text:p>0.74</text:p>
          </table:table-cell>
          <table:table-cell office:value-type="float" office:value="0.95530000000000004" table:style-name="ce1">
            <text:p>0.9553</text:p>
          </table:table-cell>
          <table:table-cell office:value-type="float" office:value="0.99950000000000006" table:style-name="ce1">
            <text:p>0.9995</text:p>
          </table:table-cell>
          <table:table-cell office:value-type="float" office:value="0.4995" table:style-name="ce1">
            <text:p>0.4995</text:p>
          </table:table-cell>
          <table:table-cell office:value-type="float" office:value="0.48980000000000001" table:style-name="ce1">
            <text:p>0.4898</text:p>
          </table:table-cell>
          <table:table-cell office:value-type="float" office:value="0.62080000000000002" table:style-name="ce1">
            <text:p>0.6208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0.47120000000000001" table:style-name="ce1">
            <text:p>0.4712</text:p>
          </table:table-cell>
          <table:table-cell office:value-type="float" office:value="0.49320000000000003" table:style-name="ce1">
            <text:p>0.49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439999999999998" table:style-name="ce1">
            <text:p>0.7744</text:p>
          </table:table-cell>
          <table:table-cell office:value-type="float" office:value="0.73180000000000001" table:style-name="ce1">
            <text:p>0.7318</text:p>
          </table:table-cell>
          <table:table-cell office:value-type="float" office:value="0.92669999999999997" table:style-name="ce1">
            <text:p>0.9267</text:p>
          </table:table-cell>
          <table:table-cell office:value-type="float" office:value="0.64910000000000001" table:style-name="ce1">
            <text:p>0.6491</text:p>
          </table:table-cell>
          <table:table-cell office:value-type="float" office:value="0.64770000000000005" table:style-name="ce1">
            <text:p>0.6477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0.32619999999999999" table:style-name="ce1">
            <text:p>0.3262</text:p>
          </table:table-cell>
          <table:table-cell office:value-type="float" office:value="0.68269999999999997" table:style-name="ce1">
            <text:p>0.6827</text:p>
          </table:table-cell>
          <table:table-cell office:value-type="float" office:value="0.73070000000000002" table:style-name="ce1">
            <text:p>0.73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290000000000003" table:style-name="ce1">
            <text:p>0.7729</text:p>
          </table:table-cell>
          <table:table-cell office:value-type="float" office:value="0.98209999999999997" table:style-name="ce1">
            <text:p>0.9821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56810000000000005" table:style-name="ce1">
            <text:p>0.5681</text:p>
          </table:table-cell>
          <table:table-cell office:value-type="float" office:value="0.40989999999999999" table:style-name="ce1">
            <text:p>0.4099</text:p>
          </table:table-cell>
          <table:table-cell office:value-type="float" office:value="0.91369999999999996" table:style-name="ce1">
            <text:p>0.9137</text:p>
          </table:table-cell>
          <table:table-cell office:value-type="float" office:value="0.82450000000000001" table:style-name="ce1">
            <text:p>0.8245</text:p>
          </table:table-cell>
          <table:table-cell office:value-type="float" office:value="0.48959999999999998" table:style-name="ce1">
            <text:p>0.4896</text:p>
          </table:table-cell>
          <table:table-cell office:value-type="float" office:value="0.4738" table:style-name="ce1">
            <text:p>0.473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13" table:style-name="ce1">
            <text:p>0.7913</text:p>
          </table:table-cell>
          <table:table-cell office:value-type="float" office:value="0.95950000000000002" table:style-name="ce1">
            <text:p>0.9595</text:p>
          </table:table-cell>
          <table:table-cell office:value-type="float" office:value="0.747" table:style-name="ce1">
            <text:p>0.747</text:p>
          </table:table-cell>
          <table:table-cell office:value-type="float" office:value="0.54149999999999998" table:style-name="ce1">
            <text:p>0.5415</text:p>
          </table:table-cell>
          <table:table-cell office:value-type="float" office:value="0.65459999999999996" table:style-name="ce1">
            <text:p>0.6546</text:p>
          </table:table-cell>
          <table:table-cell office:value-type="float" office:value="0.66930000000000001" table:style-name="ce1">
            <text:p>0.6693</text:p>
          </table:table-cell>
          <table:table-cell office:value-type="float" office:value="0.94399999999999995" table:style-name="ce1">
            <text:p>0.944</text:p>
          </table:table-cell>
          <table:table-cell office:value-type="float" office:value="0.64959999999999996" table:style-name="ce1">
            <text:p>0.6496</text:p>
          </table:table-cell>
          <table:table-cell office:value-type="float" office:value="0.54169999999999996" table:style-name="ce1">
            <text:p>0.541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479999999999998" table:style-name="ce1">
            <text:p>0.9548</text:p>
          </table:table-cell>
          <table:table-cell office:value-type="float" office:value="0.71009999999999995" table:style-name="ce1">
            <text:p>0.7101</text:p>
          </table:table-cell>
          <table:table-cell office:value-type="float" office:value="0.80740000000000001" table:style-name="ce1">
            <text:p>0.8074</text:p>
          </table:table-cell>
          <table:table-cell office:value-type="float" office:value="0.53259999999999996" table:style-name="ce1">
            <text:p>0.5326</text:p>
          </table:table-cell>
          <table:table-cell office:value-type="float" office:value="0.55010000000000003" table:style-name="ce1">
            <text:p>0.5501</text:p>
          </table:table-cell>
          <table:table-cell office:value-type="float" office:value="0.91020000000000001" table:style-name="ce1">
            <text:p>0.9102</text:p>
          </table:table-cell>
          <table:table-cell office:value-type="float" office:value="0.87990000000000002" table:style-name="ce1">
            <text:p>0.8799</text:p>
          </table:table-cell>
          <table:table-cell office:value-type="float" office:value="0.60709999999999997" table:style-name="ce1">
            <text:p>0.6071</text:p>
          </table:table-cell>
          <table:table-cell office:value-type="float" office:value="0.39489999999999997" table:style-name="ce1">
            <text:p>0.394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710000000000003" table:style-name="ce1">
            <text:p>0.7971</text:p>
          </table:table-cell>
          <table:table-cell office:value-type="float" office:value="0.98299999999999998" table:style-name="ce1">
            <text:p>0.983</text:p>
          </table:table-cell>
          <table:table-cell office:value-type="float" office:value="0.75639999999999996" table:style-name="ce1">
            <text:p>0.7564</text:p>
          </table:table-cell>
          <table:table-cell office:value-type="float" office:value="0.67749999999999999" table:style-name="ce1">
            <text:p>0.6775</text:p>
          </table:table-cell>
          <table:table-cell office:value-type="float" office:value="0.46439999999999998" table:style-name="ce1">
            <text:p>0.4644</text:p>
          </table:table-cell>
          <table:table-cell office:value-type="float" office:value="0.60140000000000005" table:style-name="ce1">
            <text:p>0.6014</text:p>
          </table:table-cell>
          <table:table-cell office:value-type="float" office:value="0.73660000000000003" table:style-name="ce1">
            <text:p>0.7366</text:p>
          </table:table-cell>
          <table:table-cell office:value-type="float" office:value="0.7248" table:style-name="ce1">
            <text:p>0.7248</text:p>
          </table:table-cell>
          <table:table-cell office:value-type="float" office:value="0.50470000000000004" table:style-name="ce1">
            <text:p>0.50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249999999999998" table:style-name="ce1">
            <text:p>0.9125</text:p>
          </table:table-cell>
          <table:table-cell office:value-type="float" office:value="0.73839999999999995" table:style-name="ce1">
            <text:p>0.7384</text:p>
          </table:table-cell>
          <table:table-cell office:value-type="float" office:value="0.999" table:style-name="ce1">
            <text:p>0.999</text:p>
          </table:table-cell>
          <table:table-cell office:value-type="float" office:value="0.58679999999999999" table:style-name="ce1">
            <text:p>0.5868</text:p>
          </table:table-cell>
          <table:table-cell office:value-type="float" office:value="0.69210000000000005" table:style-name="ce1">
            <text:p>0.6921</text:p>
          </table:table-cell>
          <table:table-cell office:value-type="float" office:value="0.99719999999999998" table:style-name="ce1">
            <text:p>0.9972</text:p>
          </table:table-cell>
          <table:table-cell office:value-type="float" office:value="0.82250000000000001" table:style-name="ce1">
            <text:p>0.8225</text:p>
          </table:table-cell>
          <table:table-cell office:value-type="float" office:value="0.79869999999999997" table:style-name="ce1">
            <text:p>0.7987</text:p>
          </table:table-cell>
          <table:table-cell office:value-type="float" office:value="0.88849999999999996" table:style-name="ce1">
            <text:p>0.88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19999999999997" table:style-name="ce1">
            <text:p>0.9882</text:p>
          </table:table-cell>
          <table:table-cell office:value-type="float" office:value="0.99480000000000002" table:style-name="ce1">
            <text:p>0.9948</text:p>
          </table:table-cell>
          <table:table-cell office:value-type="float" office:value="0.81420000000000003" table:style-name="ce1">
            <text:p>0.8142</text:p>
          </table:table-cell>
          <table:table-cell office:value-type="float" office:value="0.77270000000000005" table:style-name="ce1">
            <text:p>0.7727</text:p>
          </table:table-cell>
          <table:table-cell office:value-type="float" office:value="0.73089999999999999" table:style-name="ce1">
            <text:p>0.7309</text:p>
          </table:table-cell>
          <table:table-cell office:value-type="float" office:value="0.47699999999999998" table:style-name="ce1">
            <text:p>0.477</text:p>
          </table:table-cell>
          <table:table-cell office:value-type="float" office:value="0.83809999999999996" table:style-name="ce1">
            <text:p>0.8381</text:p>
          </table:table-cell>
          <table:table-cell office:value-type="float" office:value="0.67759999999999998" table:style-name="ce1">
            <text:p>0.6776</text:p>
          </table:table-cell>
          <table:table-cell office:value-type="float" office:value="0.59" table:style-name="ce1">
            <text:p>0.5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180000000000003" table:style-name="ce1">
            <text:p>0.7618</text:p>
          </table:table-cell>
          <table:table-cell office:value-type="float" office:value="0.71260000000000001" table:style-name="ce1">
            <text:p>0.7126</text:p>
          </table:table-cell>
          <table:table-cell office:value-type="float" office:value="0.69989999999999997" table:style-name="ce1">
            <text:p>0.6999</text:p>
          </table:table-cell>
          <table:table-cell office:value-type="float" office:value="0.67700000000000005" table:style-name="ce1">
            <text:p>0.677</text:p>
          </table:table-cell>
          <table:table-cell office:value-type="float" office:value="0.32490000000000002" table:style-name="ce1">
            <text:p>0.3249</text:p>
          </table:table-cell>
          <table:table-cell office:value-type="float" office:value="0.83730000000000004" table:style-name="ce1">
            <text:p>0.8373</text:p>
          </table:table-cell>
          <table:table-cell office:value-type="float" office:value="0.43759999999999999" table:style-name="ce1">
            <text:p>0.4376</text:p>
          </table:table-cell>
          <table:table-cell office:value-type="float" office:value="0.65069999999999995" table:style-name="ce1">
            <text:p>0.6507</text:p>
          </table:table-cell>
          <table:table-cell office:value-type="float" office:value="0.68049999999999999" table:style-name="ce1">
            <text:p>0.68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29999999999996" table:style-name="ce1">
            <text:p>0.9913</text:p>
          </table:table-cell>
          <table:table-cell office:value-type="float" office:value="0.68910000000000005" table:style-name="ce1">
            <text:p>0.6891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86760000000000004" table:style-name="ce1">
            <text:p>0.8676</text:p>
          </table:table-cell>
          <table:table-cell office:value-type="float" office:value="0.3997" table:style-name="ce1">
            <text:p>0.3997</text:p>
          </table:table-cell>
          <table:table-cell office:value-type="float" office:value="0.8256" table:style-name="ce1">
            <text:p>0.8256</text:p>
          </table:table-cell>
          <table:table-cell office:value-type="float" office:value="0.71440000000000003" table:style-name="ce1">
            <text:p>0.7144</text:p>
          </table:table-cell>
          <table:table-cell office:value-type="float" office:value="0.90900000000000003" table:style-name="ce1">
            <text:p>0.909</text:p>
          </table:table-cell>
          <table:table-cell office:value-type="float" office:value="0.36470000000000002" table:style-name="ce1">
            <text:p>0.36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9" table:style-name="ce1">
            <text:p>0.9929</text:p>
          </table:table-cell>
          <table:table-cell office:value-type="float" office:value="0.7056" table:style-name="ce1">
            <text:p>0.7056</text:p>
          </table:table-cell>
          <table:table-cell office:value-type="float" office:value="0.71950000000000003" table:style-name="ce1">
            <text:p>0.7195</text:p>
          </table:table-cell>
          <table:table-cell office:value-type="float" office:value="0.5786" table:style-name="ce1">
            <text:p>0.5786</text:p>
          </table:table-cell>
          <table:table-cell office:value-type="float" office:value="0.47199999999999998" table:style-name="ce1">
            <text:p>0.472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76659999999999995" table:style-name="ce1">
            <text:p>0.7666</text:p>
          </table:table-cell>
          <table:table-cell office:value-type="float" office:value="0.69330000000000003" table:style-name="ce1">
            <text:p>0.6933</text:p>
          </table:table-cell>
          <table:table-cell office:value-type="float" office:value="0.39290000000000003" table:style-name="ce1">
            <text:p>0.39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730000000000005" table:style-name="ce1">
            <text:p>0.9673</text:p>
          </table:table-cell>
          <table:table-cell office:value-type="float" office:value="0.97529999999999994" table:style-name="ce1">
            <text:p>0.9753</text:p>
          </table:table-cell>
          <table:table-cell office:value-type="float" office:value="0.96189999999999998" table:style-name="ce1">
            <text:p>0.9619</text:p>
          </table:table-cell>
          <table:table-cell office:value-type="float" office:value="0.7631" table:style-name="ce1">
            <text:p>0.7631</text:p>
          </table:table-cell>
          <table:table-cell office:value-type="float" office:value="0.40289999999999998" table:style-name="ce1">
            <text:p>0.4029</text:p>
          </table:table-cell>
          <table:table-cell office:value-type="float" office:value="0.60140000000000005" table:style-name="ce1">
            <text:p>0.6014</text:p>
          </table:table-cell>
          <table:table-cell office:value-type="float" office:value="0.4975" table:style-name="ce1">
            <text:p>0.4975</text:p>
          </table:table-cell>
          <table:table-cell office:value-type="float" office:value="0.91779999999999995" table:style-name="ce1">
            <text:p>0.9178</text:p>
          </table:table-cell>
          <table:table-cell office:value-type="float" office:value="0.77790000000000004" table:style-name="ce1">
            <text:p>0.777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5409999999999999" table:style-name="ce1">
            <text:p>0.7541</text:p>
          </table:table-cell>
          <table:table-cell office:value-type="float" office:value="0.99270000000000003" table:style-name="ce1">
            <text:p>0.9927</text:p>
          </table:table-cell>
          <table:table-cell office:value-type="float" office:value="0.89700000000000002" table:style-name="ce1">
            <text:p>0.897</text:p>
          </table:table-cell>
          <table:table-cell office:value-type="float" office:value="0.65310000000000001" table:style-name="ce1">
            <text:p>0.6531</text:p>
          </table:table-cell>
          <table:table-cell office:value-type="float" office:value="0.6089" table:style-name="ce1">
            <text:p>0.6089</text:p>
          </table:table-cell>
          <table:table-cell office:value-type="float" office:value="0.44240000000000002" table:style-name="ce1">
            <text:p>0.4424</text:p>
          </table:table-cell>
          <table:table-cell office:value-type="float" office:value="0.75470000000000004" table:style-name="ce1">
            <text:p>0.7547</text:p>
          </table:table-cell>
          <table:table-cell office:value-type="float" office:value="0.71879999999999999" table:style-name="ce1">
            <text:p>0.7188</text:p>
          </table:table-cell>
          <table:table-cell office:value-type="float" office:value="0.2611" table:style-name="ce1">
            <text:p>0.26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50000000000004" table:style-name="ce1">
            <text:p>0.9865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96130000000000004" table:style-name="ce1">
            <text:p>0.9613</text:p>
          </table:table-cell>
          <table:table-cell office:value-type="float" office:value="0.9909" table:style-name="ce1">
            <text:p>0.9909</text:p>
          </table:table-cell>
          <table:table-cell office:value-type="float" office:value="0.55679999999999996" table:style-name="ce1">
            <text:p>0.5568</text:p>
          </table:table-cell>
          <table:table-cell office:value-type="float" office:value="0.8548" table:style-name="ce1">
            <text:p>0.8548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0.67889999999999995" table:style-name="ce1">
            <text:p>0.6789</text:p>
          </table:table-cell>
          <table:table-cell office:value-type="float" office:value="0.57430000000000003" table:style-name="ce1">
            <text:p>0.574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" table:style-name="ce1">
            <text:p>0.97</text:p>
          </table:table-cell>
          <table:table-cell office:value-type="float" office:value="0.70789999999999997" table:style-name="ce1">
            <text:p>0.7079</text:p>
          </table:table-cell>
          <table:table-cell office:value-type="float" office:value="0.73129999999999995" table:style-name="ce1">
            <text:p>0.7313</text:p>
          </table:table-cell>
          <table:table-cell office:value-type="float" office:value="0.68159999999999998" table:style-name="ce1">
            <text:p>0.6816</text:p>
          </table:table-cell>
          <table:table-cell office:value-type="float" office:value="0.30869999999999997" table:style-name="ce1">
            <text:p>0.3087</text:p>
          </table:table-cell>
          <table:table-cell office:value-type="float" office:value="0.90820000000000001" table:style-name="ce1">
            <text:p>0.9082</text:p>
          </table:table-cell>
          <table:table-cell office:value-type="float" office:value="0.97570000000000001" table:style-name="ce1">
            <text:p>0.9757</text:p>
          </table:table-cell>
          <table:table-cell office:value-type="float" office:value="0.93159999999999998" table:style-name="ce1">
            <text:p>0.9316</text:p>
          </table:table-cell>
          <table:table-cell office:value-type="float" office:value="0.77359999999999995" table:style-name="ce1">
            <text:p>0.77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910000000000003" table:style-name="ce1">
            <text:p>0.9191</text:p>
          </table:table-cell>
          <table:table-cell office:value-type="float" office:value="0.99829999999999997" table:style-name="ce1">
            <text:p>0.9983</text:p>
          </table:table-cell>
          <table:table-cell office:value-type="float" office:value="0.996" table:style-name="ce1">
            <text:p>0.996</text:p>
          </table:table-cell>
          <table:table-cell office:value-type="float" office:value="0.89670000000000005" table:style-name="ce1">
            <text:p>0.8967</text:p>
          </table:table-cell>
          <table:table-cell office:value-type="float" office:value="0.33210000000000001" table:style-name="ce1">
            <text:p>0.3321</text:p>
          </table:table-cell>
          <table:table-cell office:value-type="float" office:value="0.55730000000000002" table:style-name="ce1">
            <text:p>0.5573</text:p>
          </table:table-cell>
          <table:table-cell office:value-type="float" office:value="0.88280000000000003" table:style-name="ce1">
            <text:p>0.8828</text:p>
          </table:table-cell>
          <table:table-cell office:value-type="float" office:value="0.99370000000000003" table:style-name="ce1">
            <text:p>0.9937</text:p>
          </table:table-cell>
          <table:table-cell office:value-type="float" office:value="0.57389999999999997" table:style-name="ce1">
            <text:p>0.57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3959999999999995" table:style-name="ce1">
            <text:p>0.6396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.7329" table:style-name="ce1">
            <text:p>0.7329</text:p>
          </table:table-cell>
          <table:table-cell office:value-type="float" office:value="0.98240000000000005" table:style-name="ce1">
            <text:p>0.9824</text:p>
          </table:table-cell>
          <table:table-cell office:value-type="float" office:value="0.45789999999999997" table:style-name="ce1">
            <text:p>0.4579</text:p>
          </table:table-cell>
          <table:table-cell office:value-type="float" office:value="0.45379999999999998" table:style-name="ce1">
            <text:p>0.4538</text:p>
          </table:table-cell>
          <table:table-cell office:value-type="float" office:value="0.36359999999999998" table:style-name="ce1">
            <text:p>0.3636</text:p>
          </table:table-cell>
          <table:table-cell office:value-type="float" office:value="0.88429999999999997" table:style-name="ce1">
            <text:p>0.8843</text:p>
          </table:table-cell>
          <table:table-cell office:value-type="float" office:value="0.96079999999999999" table:style-name="ce1">
            <text:p>0.960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60000000000003" table:style-name="ce1">
            <text:p>0.9856</text:p>
          </table:table-cell>
          <table:table-cell office:value-type="float" office:value="0.69269999999999998" table:style-name="ce1">
            <text:p>0.6927</text:p>
          </table:table-cell>
          <table:table-cell office:value-type="float" office:value="0.71860000000000002" table:style-name="ce1">
            <text:p>0.7186</text:p>
          </table:table-cell>
          <table:table-cell office:value-type="float" office:value="0.74829999999999997" table:style-name="ce1">
            <text:p>0.7483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0.57130000000000003" table:style-name="ce1">
            <text:p>0.5713</text:p>
          </table:table-cell>
          <table:table-cell office:value-type="float" office:value="0.7056" table:style-name="ce1">
            <text:p>0.7056</text:p>
          </table:table-cell>
          <table:table-cell office:value-type="float" office:value="0.5786" table:style-name="ce1">
            <text:p>0.5786</text:p>
          </table:table-cell>
          <table:table-cell office:value-type="float" office:value="0.55530000000000002" table:style-name="ce1">
            <text:p>0.555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71" table:style-name="ce1">
            <text:p>0.7671</text:p>
          </table:table-cell>
          <table:table-cell office:value-type="float" office:value="0.70720000000000005" table:style-name="ce1">
            <text:p>0.7072</text:p>
          </table:table-cell>
          <table:table-cell office:value-type="float" office:value="0.73260000000000003" table:style-name="ce1">
            <text:p>0.7326</text:p>
          </table:table-cell>
          <table:table-cell office:value-type="float" office:value="0.79359999999999997" table:style-name="ce1">
            <text:p>0.7936</text:p>
          </table:table-cell>
          <table:table-cell office:value-type="float" office:value="0.38819999999999999" table:style-name="ce1">
            <text:p>0.3882</text:p>
          </table:table-cell>
          <table:table-cell office:value-type="float" office:value="0.69279999999999997" table:style-name="ce1">
            <text:p>0.6928</text:p>
          </table:table-cell>
          <table:table-cell office:value-type="float" office:value="0.47989999999999999" table:style-name="ce1">
            <text:p>0.4799</text:p>
          </table:table-cell>
          <table:table-cell office:value-type="float" office:value="0.67849999999999999" table:style-name="ce1">
            <text:p>0.6785</text:p>
          </table:table-cell>
          <table:table-cell office:value-type="float" office:value="0.92269999999999996" table:style-name="ce1">
            <text:p>0.92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1099999999999999" table:style-name="ce1">
            <text:p>0.611</text:p>
          </table:table-cell>
          <table:table-cell office:value-type="float" office:value="0.98480000000000001" table:style-name="ce1">
            <text:p>0.9848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99729999999999996" table:style-name="ce1">
            <text:p>0.9973</text:p>
          </table:table-cell>
          <table:table-cell office:value-type="float" office:value="0.41880000000000001" table:style-name="ce1">
            <text:p>0.4188</text:p>
          </table:table-cell>
          <table:table-cell office:value-type="float" office:value="0.48780000000000001" table:style-name="ce1">
            <text:p>0.4878</text:p>
          </table:table-cell>
          <table:table-cell office:value-type="float" office:value="0.56089999999999995" table:style-name="ce1">
            <text:p>0.5609</text:p>
          </table:table-cell>
          <table:table-cell office:value-type="float" office:value="0.71760000000000002" table:style-name="ce1">
            <text:p>0.7176</text:p>
          </table:table-cell>
          <table:table-cell office:value-type="float" office:value="0.98470000000000002" table:style-name="ce1">
            <text:p>0.98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129999999999999" table:style-name="ce1">
            <text:p>0.7713</text:p>
          </table:table-cell>
          <table:table-cell office:value-type="float" office:value="0.71360000000000001" table:style-name="ce1">
            <text:p>0.7136</text:p>
          </table:table-cell>
          <table:table-cell office:value-type="float" office:value="0.71260000000000001" table:style-name="ce1">
            <text:p>0.7126</text:p>
          </table:table-cell>
          <table:table-cell office:value-type="float" office:value="0.91990000000000005" table:style-name="ce1">
            <text:p>0.9199</text:p>
          </table:table-cell>
          <table:table-cell office:value-type="float" office:value="0.3513" table:style-name="ce1">
            <text:p>0.3513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39379999999999998" table:style-name="ce1">
            <text:p>0.3938</text:p>
          </table:table-cell>
          <table:table-cell office:value-type="float" office:value="0.72340000000000004" table:style-name="ce1">
            <text:p>0.7234</text:p>
          </table:table-cell>
          <table:table-cell office:value-type="float" office:value="0.38369999999999999" table:style-name="ce1">
            <text:p>0.38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60000000000003" table:style-name="ce1">
            <text:p>0.9866</text:p>
          </table:table-cell>
          <table:table-cell office:value-type="float" office:value="0.6744" table:style-name="ce1">
            <text:p>0.6744</text:p>
          </table:table-cell>
          <table:table-cell office:value-type="float" office:value="0.92900000000000005" table:style-name="ce1">
            <text:p>0.929</text:p>
          </table:table-cell>
          <table:table-cell office:value-type="float" office:value="0.96889999999999998" table:style-name="ce1">
            <text:p>0.9689</text:p>
          </table:table-cell>
          <table:table-cell office:value-type="float" office:value="0.35830000000000001" table:style-name="ce1">
            <text:p>0.3583</text:p>
          </table:table-cell>
          <table:table-cell office:value-type="float" office:value="0.45939999999999998" table:style-name="ce1">
            <text:p>0.4594</text:p>
          </table:table-cell>
          <table:table-cell office:value-type="float" office:value="0.72209999999999996" table:style-name="ce1">
            <text:p>0.7221</text:p>
          </table:table-cell>
          <table:table-cell office:value-type="float" office:value="0.4471" table:style-name="ce1">
            <text:p>0.4471</text:p>
          </table:table-cell>
          <table:table-cell office:value-type="float" office:value="0.38869999999999999" table:style-name="ce1">
            <text:p>0.388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939999999999995" table:style-name="ce1">
            <text:p>0.9894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99950000000000006" table:style-name="ce1">
            <text:p>0.9995</text:p>
          </table:table-cell>
          <table:table-cell office:value-type="float" office:value="0.80020000000000002" table:style-name="ce1">
            <text:p>0.8002</text:p>
          </table:table-cell>
          <table:table-cell office:value-type="float" office:value="0.56530000000000002" table:style-name="ce1">
            <text:p>0.5653</text:p>
          </table:table-cell>
          <table:table-cell office:value-type="float" office:value="0.53249999999999997" table:style-name="ce1">
            <text:p>0.5325</text:p>
          </table:table-cell>
          <table:table-cell office:value-type="float" office:value="0.96299999999999997" table:style-name="ce1">
            <text:p>0.963</text:p>
          </table:table-cell>
          <table:table-cell office:value-type="float" office:value="0.71699999999999997" table:style-name="ce1">
            <text:p>0.717</text:p>
          </table:table-cell>
          <table:table-cell office:value-type="float" office:value="0.99419999999999997" table:style-name="ce1">
            <text:p>0.99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070000000000003" table:style-name="ce1">
            <text:p>0.9907</text:p>
          </table:table-cell>
          <table:table-cell office:value-type="float" office:value="0.71299999999999997" table:style-name="ce1">
            <text:p>0.713</text:p>
          </table:table-cell>
          <table:table-cell office:value-type="float" office:value="0.93030000000000002" table:style-name="ce1">
            <text:p>0.9303</text:p>
          </table:table-cell>
          <table:table-cell office:value-type="float" office:value="0.97450000000000003" table:style-name="ce1">
            <text:p>0.9745</text:p>
          </table:table-cell>
          <table:table-cell office:value-type="float" office:value="0.29339999999999999" table:style-name="ce1">
            <text:p>0.2934</text:p>
          </table:table-cell>
          <table:table-cell office:value-type="float" office:value="0.70199999999999996" table:style-name="ce1">
            <text:p>0.702</text:p>
          </table:table-cell>
          <table:table-cell office:value-type="float" office:value="0.46489999999999998" table:style-name="ce1">
            <text:p>0.4649</text:p>
          </table:table-cell>
          <table:table-cell office:value-type="float" office:value="0.47289999999999999" table:style-name="ce1">
            <text:p>0.4729</text:p>
          </table:table-cell>
          <table:table-cell office:value-type="float" office:value="0.37259999999999999" table:style-name="ce1">
            <text:p>0.37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319999999999995" table:style-name="ce1">
            <text:p>0.9732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0.7288" table:style-name="ce1">
            <text:p>0.7288</text:p>
          </table:table-cell>
          <table:table-cell office:value-type="float" office:value="0.98699999999999999" table:style-name="ce1">
            <text:p>0.987</text:p>
          </table:table-cell>
          <table:table-cell office:value-type="float" office:value="0.4602" table:style-name="ce1">
            <text:p>0.4602</text:p>
          </table:table-cell>
          <table:table-cell office:value-type="float" office:value="0.5756" table:style-name="ce1">
            <text:p>0.5756</text:p>
          </table:table-cell>
          <table:table-cell office:value-type="float" office:value="0.33989999999999998" table:style-name="ce1">
            <text:p>0.3399</text:p>
          </table:table-cell>
          <table:table-cell office:value-type="float" office:value="0.64629999999999999" table:style-name="ce1">
            <text:p>0.6463</text:p>
          </table:table-cell>
          <table:table-cell office:value-type="float" office:value="0.44550000000000001" table:style-name="ce1">
            <text:p>0.445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48" table:style-name="ce1">
            <text:p>0.7248</text:p>
          </table:table-cell>
          <table:table-cell office:value-type="float" office:value="0.99890000000000001" table:style-name="ce1">
            <text:p>0.9989</text:p>
          </table:table-cell>
          <table:table-cell office:value-type="float" office:value="0.72960000000000003" table:style-name="ce1">
            <text:p>0.7296</text:p>
          </table:table-cell>
          <table:table-cell office:value-type="float" office:value="0.99450000000000005" table:style-name="ce1">
            <text:p>0.9945</text:p>
          </table:table-cell>
          <table:table-cell office:value-type="float" office:value="0.3992" table:style-name="ce1">
            <text:p>0.3992</text:p>
          </table:table-cell>
          <table:table-cell office:value-type="float" office:value="0.996" table:style-name="ce1">
            <text:p>0.996</text:p>
          </table:table-cell>
          <table:table-cell office:value-type="float" office:value="0.30709999999999998" table:style-name="ce1">
            <text:p>0.3071</text:p>
          </table:table-cell>
          <table:table-cell office:value-type="float" office:value="0.64349999999999996" table:style-name="ce1">
            <text:p>0.6435</text:p>
          </table:table-cell>
          <table:table-cell office:value-type="float" office:value="0.3039" table:style-name="ce1">
            <text:p>0.30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440000000000004" table:style-name="ce1">
            <text:p>0.9744</text:p>
          </table:table-cell>
          <table:table-cell office:value-type="float" office:value="0.71309999999999996" table:style-name="ce1">
            <text:p>0.7131</text:p>
          </table:table-cell>
          <table:table-cell office:value-type="float" office:value="0.73089999999999999" table:style-name="ce1">
            <text:p>0.7309</text:p>
          </table:table-cell>
          <table:table-cell office:value-type="float" office:value="0.79520000000000002" table:style-name="ce1">
            <text:p>0.7952</text:p>
          </table:table-cell>
          <table:table-cell office:value-type="float" office:value="0.26939999999999997" table:style-name="ce1">
            <text:p>0.2694</text:p>
          </table:table-cell>
          <table:table-cell office:value-type="float" office:value="0.44340000000000002" table:style-name="ce1">
            <text:p>0.4434</text:p>
          </table:table-cell>
          <table:table-cell office:value-type="float" office:value="0.53920000000000001" table:style-name="ce1">
            <text:p>0.5392</text:p>
          </table:table-cell>
          <table:table-cell office:value-type="float" office:value="0.76919999999999999" table:style-name="ce1">
            <text:p>0.7692</text:p>
          </table:table-cell>
          <table:table-cell office:value-type="float" office:value="0.3241" table:style-name="ce1">
            <text:p>0.324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7620000000000002" table:style-name="ce1">
            <text:p>0.6762</text:p>
          </table:table-cell>
          <table:table-cell office:value-type="float" office:value="0.98519999999999996" table:style-name="ce1">
            <text:p>0.9852</text:p>
          </table:table-cell>
          <table:table-cell office:value-type="float" office:value="0.92310000000000003" table:style-name="ce1">
            <text:p>0.9231</text:p>
          </table:table-cell>
          <table:table-cell office:value-type="float" office:value="0.80089999999999995" table:style-name="ce1">
            <text:p>0.8009</text:p>
          </table:table-cell>
          <table:table-cell office:value-type="float" office:value="0.5131" table:style-name="ce1">
            <text:p>0.5131</text:p>
          </table:table-cell>
          <table:table-cell office:value-type="float" office:value="0.85319999999999996" table:style-name="ce1">
            <text:p>0.8532</text:p>
          </table:table-cell>
          <table:table-cell office:value-type="float" office:value="0.437" table:style-name="ce1">
            <text:p>0.437</text:p>
          </table:table-cell>
          <table:table-cell office:value-type="float" office:value="0.76529999999999998" table:style-name="ce1">
            <text:p>0.7653</text:p>
          </table:table-cell>
          <table:table-cell office:value-type="float" office:value="0.95930000000000004" table:style-name="ce1">
            <text:p>0.95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900000000000002" table:style-name="ce1">
            <text:p>0.769</text:p>
          </table:table-cell>
          <table:table-cell office:value-type="float" office:value="0.70409999999999995" table:style-name="ce1">
            <text:p>0.7041</text:p>
          </table:table-cell>
          <table:table-cell office:value-type="float" office:value="0.7268" table:style-name="ce1">
            <text:p>0.7268</text:p>
          </table:table-cell>
          <table:table-cell office:value-type="float" office:value="0.74839999999999995" table:style-name="ce1">
            <text:p>0.7484</text:p>
          </table:table-cell>
          <table:table-cell office:value-type="float" office:value="0.34039999999999998" table:style-name="ce1">
            <text:p>0.3404</text:p>
          </table:table-cell>
          <table:table-cell office:value-type="float" office:value="0.55449999999999999" table:style-name="ce1">
            <text:p>0.5545</text:p>
          </table:table-cell>
          <table:table-cell office:value-type="float" office:value="0.3795" table:style-name="ce1">
            <text:p>0.3795</text:p>
          </table:table-cell>
          <table:table-cell office:value-type="float" office:value="0.69650000000000001" table:style-name="ce1">
            <text:p>0.6965</text:p>
          </table:table-cell>
          <table:table-cell office:value-type="float" office:value="0.7056" table:style-name="ce1">
            <text:p>0.70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029999999999998" table:style-name="ce1">
            <text:p>0.7703</text:p>
          </table:table-cell>
          <table:table-cell office:value-type="float" office:value="0.71120000000000005" table:style-name="ce1">
            <text:p>0.7112</text:p>
          </table:table-cell>
          <table:table-cell office:value-type="float" office:value="0.92349999999999999" table:style-name="ce1">
            <text:p>0.9235</text:p>
          </table:table-cell>
          <table:table-cell office:value-type="float" office:value="0.5232" table:style-name="ce1">
            <text:p>0.5232</text:p>
          </table:table-cell>
          <table:table-cell office:value-type="float" office:value="0.4486" table:style-name="ce1">
            <text:p>0.4486</text:p>
          </table:table-cell>
          <table:table-cell office:value-type="float" office:value="0.88019999999999998" table:style-name="ce1">
            <text:p>0.8802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0.77359999999999995" table:style-name="ce1">
            <text:p>0.773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399999999999999" table:style-name="ce1">
            <text:p>0.994</text:p>
          </table:table-cell>
          <table:table-cell office:value-type="float" office:value="0.73060000000000003" table:style-name="ce1">
            <text:p>0.7306</text:p>
          </table:table-cell>
          <table:table-cell office:value-type="float" office:value="0.67989999999999995" table:style-name="ce1">
            <text:p>0.6799</text:p>
          </table:table-cell>
          <table:table-cell office:value-type="float" office:value="0.64790000000000003" table:style-name="ce1">
            <text:p>0.6479</text:p>
          </table:table-cell>
          <table:table-cell office:value-type="float" office:value="0.9214" table:style-name="ce1">
            <text:p>0.9214</text:p>
          </table:table-cell>
          <table:table-cell office:value-type="float" office:value="0.66379999999999995" table:style-name="ce1">
            <text:p>0.6638</text:p>
          </table:table-cell>
          <table:table-cell office:value-type="float" office:value="0.73909999999999998" table:style-name="ce1">
            <text:p>0.7391</text:p>
          </table:table-cell>
          <table:table-cell office:value-type="float" office:value="0.88290000000000002" table:style-name="ce1">
            <text:p>0.8829</text:p>
          </table:table-cell>
          <table:table-cell office:value-type="float" office:value="0.55330000000000001" table:style-name="ce1">
            <text:p>0.553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71" table:style-name="ce1">
            <text:p>0.7671</text:p>
          </table:table-cell>
          <table:table-cell office:value-type="float" office:value="0.6946" table:style-name="ce1">
            <text:p>0.6946</text:p>
          </table:table-cell>
          <table:table-cell office:value-type="float" office:value="0.9657" table:style-name="ce1">
            <text:p>0.9657</text:p>
          </table:table-cell>
          <table:table-cell office:value-type="float" office:value="0.98980000000000001" table:style-name="ce1">
            <text:p>0.9898</text:p>
          </table:table-cell>
          <table:table-cell office:value-type="float" office:value="0.80710000000000004" table:style-name="ce1">
            <text:p>0.8071</text:p>
          </table:table-cell>
          <table:table-cell office:value-type="float" office:value="0.97140000000000004" table:style-name="ce1">
            <text:p>0.9714</text:p>
          </table:table-cell>
          <table:table-cell office:value-type="float" office:value="0.52800000000000002" table:style-name="ce1">
            <text:p>0.528</text:p>
          </table:table-cell>
          <table:table-cell office:value-type="float" office:value="0.5837" table:style-name="ce1">
            <text:p>0.5837</text:p>
          </table:table-cell>
          <table:table-cell office:value-type="float" office:value="0.68630000000000002" table:style-name="ce1">
            <text:p>0.686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500000000000001" table:style-name="ce1">
            <text:p>0.765</text:p>
          </table:table-cell>
          <table:table-cell office:value-type="float" office:value="0.71740000000000004" table:style-name="ce1">
            <text:p>0.7174</text:p>
          </table:table-cell>
          <table:table-cell office:value-type="float" office:value="0.72089999999999999" table:style-name="ce1">
            <text:p>0.7209</text:p>
          </table:table-cell>
          <table:table-cell office:value-type="float" office:value="0.80920000000000003" table:style-name="ce1">
            <text:p>0.8092</text:p>
          </table:table-cell>
          <table:table-cell office:value-type="float" office:value="0.78979999999999995" table:style-name="ce1">
            <text:p>0.7898</text:p>
          </table:table-cell>
          <table:table-cell office:value-type="float" office:value="0.51639999999999997" table:style-name="ce1">
            <text:p>0.5164</text:p>
          </table:table-cell>
          <table:table-cell office:value-type="float" office:value="0.42009999999999997" table:style-name="ce1">
            <text:p>0.4201</text:p>
          </table:table-cell>
          <table:table-cell office:value-type="float" office:value="0.6925" table:style-name="ce1">
            <text:p>0.6925</text:p>
          </table:table-cell>
          <table:table-cell office:value-type="float" office:value="0.74270000000000003" table:style-name="ce1">
            <text:p>0.74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579999999999995" table:style-name="ce1">
            <text:p>0.7958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63219999999999998" table:style-name="ce1">
            <text:p>0.6322</text:p>
          </table:table-cell>
          <table:table-cell office:value-type="float" office:value="0.7591" table:style-name="ce1">
            <text:p>0.7591</text:p>
          </table:table-cell>
          <table:table-cell office:value-type="float" office:value="0.76680000000000004" table:style-name="ce1">
            <text:p>0.7668</text:p>
          </table:table-cell>
          <table:table-cell office:value-type="float" office:value="0.78359999999999996" table:style-name="ce1">
            <text:p>0.7836</text:p>
          </table:table-cell>
          <table:table-cell office:value-type="float" office:value="0.64549999999999996" table:style-name="ce1">
            <text:p>0.6455</text:p>
          </table:table-cell>
          <table:table-cell office:value-type="float" office:value="0.78690000000000004" table:style-name="ce1">
            <text:p>0.786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09999999999998" table:style-name="ce1">
            <text:p>0.9871</text:p>
          </table:table-cell>
          <table:table-cell office:value-type="float" office:value="0.97770000000000001" table:style-name="ce1">
            <text:p>0.9777</text:p>
          </table:table-cell>
          <table:table-cell office:value-type="float" office:value="0.99260000000000004" table:style-name="ce1">
            <text:p>0.9926</text:p>
          </table:table-cell>
          <table:table-cell office:value-type="float" office:value="0.66159999999999997" table:style-name="ce1">
            <text:p>0.6616</text:p>
          </table:table-cell>
          <table:table-cell office:value-type="float" office:value="0.65039999999999998" table:style-name="ce1">
            <text:p>0.6504</text:p>
          </table:table-cell>
          <table:table-cell office:value-type="float" office:value="0.50070000000000003" table:style-name="ce1">
            <text:p>0.5007</text:p>
          </table:table-cell>
          <table:table-cell office:value-type="float" office:value="0.4995" table:style-name="ce1">
            <text:p>0.4995</text:p>
          </table:table-cell>
          <table:table-cell office:value-type="float" office:value="0.55049999999999999" table:style-name="ce1">
            <text:p>0.5505</text:p>
          </table:table-cell>
          <table:table-cell office:value-type="float" office:value="0.25019999999999998" table:style-name="ce1">
            <text:p>0.250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9" table:style-name="ce1">
            <text:p>0.749</text:p>
          </table:table-cell>
          <table:table-cell office:value-type="float" office:value="0.999" table:style-name="ce1">
            <text:p>0.999</text:p>
          </table:table-cell>
          <table:table-cell office:value-type="float" office:value="0.99550000000000005" table:style-name="ce1">
            <text:p>0.9955</text:p>
          </table:table-cell>
          <table:table-cell office:value-type="float" office:value="0.82889999999999997" table:style-name="ce1">
            <text:p>0.8289</text:p>
          </table:table-cell>
          <table:table-cell office:value-type="float" office:value="0.65459999999999996" table:style-name="ce1">
            <text:p>0.6546</text:p>
          </table:table-cell>
          <table:table-cell office:value-type="float" office:value="0.98560000000000003" table:style-name="ce1">
            <text:p>0.9856</text:p>
          </table:table-cell>
          <table:table-cell office:value-type="float" office:value="0.32519999999999999" table:style-name="ce1">
            <text:p>0.3252</text:p>
          </table:table-cell>
          <table:table-cell office:value-type="float" office:value="0.97340000000000004" table:style-name="ce1">
            <text:p>0.9734</text:p>
          </table:table-cell>
          <table:table-cell office:value-type="float" office:value="0.49349999999999999" table:style-name="ce1">
            <text:p>0.49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989999999999998" table:style-name="ce1">
            <text:p>0.7199</text:p>
          </table:table-cell>
          <table:table-cell office:value-type="float" office:value="0.7208" table:style-name="ce1">
            <text:p>0.7208</text:p>
          </table:table-cell>
          <table:table-cell office:value-type="float" office:value="0.75880000000000003" table:style-name="ce1">
            <text:p>0.7588</text:p>
          </table:table-cell>
          <table:table-cell office:value-type="float" office:value="0.66820000000000002" table:style-name="ce1">
            <text:p>0.6682</text:p>
          </table:table-cell>
          <table:table-cell office:value-type="float" office:value="0.8538" table:style-name="ce1">
            <text:p>0.8538</text:p>
          </table:table-cell>
          <table:table-cell office:value-type="float" office:value="0.73719999999999997" table:style-name="ce1">
            <text:p>0.7372</text:p>
          </table:table-cell>
          <table:table-cell office:value-type="float" office:value="0.34139999999999998" table:style-name="ce1">
            <text:p>0.3414</text:p>
          </table:table-cell>
          <table:table-cell office:value-type="float" office:value="0.75819999999999999" table:style-name="ce1">
            <text:p>0.7582</text:p>
          </table:table-cell>
          <table:table-cell office:value-type="float" office:value="0.65280000000000005" table:style-name="ce1">
            <text:p>0.652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330000000000001" table:style-name="ce1">
            <text:p>0.7933</text:p>
          </table:table-cell>
          <table:table-cell office:value-type="float" office:value="0.98909999999999998" table:style-name="ce1">
            <text:p>0.9891</text:p>
          </table:table-cell>
          <table:table-cell office:value-type="float" office:value="0.95960000000000001" table:style-name="ce1">
            <text:p>0.9596</text:p>
          </table:table-cell>
          <table:table-cell office:value-type="float" office:value="0.99350000000000005" table:style-name="ce1">
            <text:p>0.9935</text:p>
          </table:table-cell>
          <table:table-cell office:value-type="float" office:value="0.90080000000000005" table:style-name="ce1">
            <text:p>0.9008</text:p>
          </table:table-cell>
          <table:table-cell office:value-type="float" office:value="0.44269999999999998" table:style-name="ce1">
            <text:p>0.4427</text:p>
          </table:table-cell>
          <table:table-cell office:value-type="float" office:value="0.30480000000000002" table:style-name="ce1">
            <text:p>0.3048</text:p>
          </table:table-cell>
          <table:table-cell office:value-type="float" office:value="0.66180000000000005" table:style-name="ce1">
            <text:p>0.6618</text:p>
          </table:table-cell>
          <table:table-cell office:value-type="float" office:value="0.96430000000000005" table:style-name="ce1">
            <text:p>0.964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7129999999999996" table:style-name="ce1">
            <text:p>0.8713</text:p>
          </table:table-cell>
          <table:table-cell office:value-type="float" office:value="0.99429999999999996" table:style-name="ce1">
            <text:p>0.9943</text:p>
          </table:table-cell>
          <table:table-cell office:value-type="float" office:value="0.77129999999999999" table:style-name="ce1">
            <text:p>0.7713</text:p>
          </table:table-cell>
          <table:table-cell office:value-type="float" office:value="0.90559999999999996" table:style-name="ce1">
            <text:p>0.9056</text:p>
          </table:table-cell>
          <table:table-cell office:value-type="float" office:value="0.69010000000000005" table:style-name="ce1">
            <text:p>0.6901</text:p>
          </table:table-cell>
          <table:table-cell office:value-type="float" office:value="0.3584" table:style-name="ce1">
            <text:p>0.3584</text:p>
          </table:table-cell>
          <table:table-cell office:value-type="float" office:value="0.9244" table:style-name="ce1">
            <text:p>0.9244</text:p>
          </table:table-cell>
          <table:table-cell office:value-type="float" office:value="0.54090000000000005" table:style-name="ce1">
            <text:p>0.5409</text:p>
          </table:table-cell>
          <table:table-cell office:value-type="float" office:value="0.59460000000000002" table:style-name="ce1">
            <text:p>0.59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820000000000001" table:style-name="ce1">
            <text:p>0.7882</text:p>
          </table:table-cell>
          <table:table-cell office:value-type="float" office:value="0.69950000000000001" table:style-name="ce1">
            <text:p>0.6995</text:p>
          </table:table-cell>
          <table:table-cell office:value-type="float" office:value="0.81699999999999995" table:style-name="ce1">
            <text:p>0.817</text:p>
          </table:table-cell>
          <table:table-cell office:value-type="float" office:value="0.64" table:style-name="ce1">
            <text:p>0.64</text:p>
          </table:table-cell>
          <table:table-cell office:value-type="float" office:value="0.7077" table:style-name="ce1">
            <text:p>0.7077</text:p>
          </table:table-cell>
          <table:table-cell office:value-type="float" office:value="0.45810000000000001" table:style-name="ce1">
            <text:p>0.4581</text:p>
          </table:table-cell>
          <table:table-cell office:value-type="float" office:value="0.58169999999999999" table:style-name="ce1">
            <text:p>0.5817</text:p>
          </table:table-cell>
          <table:table-cell office:value-type="float" office:value="0.9667" table:style-name="ce1">
            <text:p>0.9667</text:p>
          </table:table-cell>
          <table:table-cell office:value-type="float" office:value="0.97330000000000005" table:style-name="ce1">
            <text:p>0.973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340000000000005" table:style-name="ce1">
            <text:p>0.9834</text:p>
          </table:table-cell>
          <table:table-cell office:value-type="float" office:value="0.72070000000000001" table:style-name="ce1">
            <text:p>0.7207</text:p>
          </table:table-cell>
          <table:table-cell office:value-type="float" office:value="0.7923" table:style-name="ce1">
            <text:p>0.7923</text:p>
          </table:table-cell>
          <table:table-cell office:value-type="float" office:value="0.58760000000000001" table:style-name="ce1">
            <text:p>0.5876</text:p>
          </table:table-cell>
          <table:table-cell office:value-type="float" office:value="0.89570000000000005" table:style-name="ce1">
            <text:p>0.8957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0.77749999999999997" table:style-name="ce1">
            <text:p>0.7775</text:p>
          </table:table-cell>
          <table:table-cell office:value-type="float" office:value="0.75660000000000005" table:style-name="ce1">
            <text:p>0.7566</text:p>
          </table:table-cell>
          <table:table-cell office:value-type="float" office:value="0.64319999999999999" table:style-name="ce1">
            <text:p>0.64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2650000000000001" table:style-name="ce1">
            <text:p>0.8265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94199999999999995" table:style-name="ce1">
            <text:p>0.942</text:p>
          </table:table-cell>
          <table:table-cell office:value-type="float" office:value="0.85650000000000004" table:style-name="ce1">
            <text:p>0.8565</text:p>
          </table:table-cell>
          <table:table-cell office:value-type="float" office:value="0.9647" table:style-name="ce1">
            <text:p>0.9647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0.69899999999999995" table:style-name="ce1">
            <text:p>0.699</text:p>
          </table:table-cell>
          <table:table-cell office:value-type="float" office:value="0.53639999999999999" table:style-name="ce1">
            <text:p>0.5364</text:p>
          </table:table-cell>
          <table:table-cell office:value-type="float" office:value="0.6381" table:style-name="ce1">
            <text:p>0.638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19999999999996" table:style-name="ce1">
            <text:p>0.9852</text:p>
          </table:table-cell>
          <table:table-cell office:value-type="float" office:value="0.73319999999999996" table:style-name="ce1">
            <text:p>0.7332</text:p>
          </table:table-cell>
          <table:table-cell office:value-type="float" office:value="0.70420000000000005" table:style-name="ce1">
            <text:p>0.7042</text:p>
          </table:table-cell>
          <table:table-cell office:value-type="float" office:value="0.98580000000000001" table:style-name="ce1">
            <text:p>0.9858</text:p>
          </table:table-cell>
          <table:table-cell office:value-type="float" office:value="0.76539999999999997" table:style-name="ce1">
            <text:p>0.7654</text:p>
          </table:table-cell>
          <table:table-cell office:value-type="float" office:value="0.54820000000000002" table:style-name="ce1">
            <text:p>0.5482</text:p>
          </table:table-cell>
          <table:table-cell office:value-type="float" office:value="0.91620000000000001" table:style-name="ce1">
            <text:p>0.9162</text:p>
          </table:table-cell>
          <table:table-cell office:value-type="float" office:value="0.85760000000000003" table:style-name="ce1">
            <text:p>0.8576</text:p>
          </table:table-cell>
          <table:table-cell office:value-type="float" office:value="0.35599999999999998" table:style-name="ce1">
            <text:p>0.3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209999999999998" table:style-name="ce1">
            <text:p>0.7421</text:p>
          </table:table-cell>
          <table:table-cell office:value-type="float" office:value="0.67589999999999995" table:style-name="ce1">
            <text:p>0.6759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75960000000000005" table:style-name="ce1">
            <text:p>0.7596</text:p>
          </table:table-cell>
          <table:table-cell office:value-type="float" office:value="0.74160000000000004" table:style-name="ce1">
            <text:p>0.7416</text:p>
          </table:table-cell>
          <table:table-cell office:value-type="float" office:value="0.36309999999999998" table:style-name="ce1">
            <text:p>0.3631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38369999999999999" table:style-name="ce1">
            <text:p>0.3837</text:p>
          </table:table-cell>
          <table:table-cell office:value-type="float" office:value="0.73419999999999996" table:style-name="ce1">
            <text:p>0.73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559999999999996" table:style-name="ce1">
            <text:p>0.7756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93899999999999995" table:style-name="ce1">
            <text:p>0.939</text:p>
          </table:table-cell>
          <table:table-cell office:value-type="float" office:value="0.62390000000000001" table:style-name="ce1">
            <text:p>0.6239</text:p>
          </table:table-cell>
          <table:table-cell office:value-type="float" office:value="0.67090000000000005" table:style-name="ce1">
            <text:p>0.6709</text:p>
          </table:table-cell>
          <table:table-cell office:value-type="float" office:value="0.41980000000000001" table:style-name="ce1">
            <text:p>0.4198</text:p>
          </table:table-cell>
          <table:table-cell office:value-type="float" office:value="0.28910000000000002" table:style-name="ce1">
            <text:p>0.2891</text:p>
          </table:table-cell>
          <table:table-cell office:value-type="float" office:value="0.7712" table:style-name="ce1">
            <text:p>0.7712</text:p>
          </table:table-cell>
          <table:table-cell office:value-type="float" office:value="0.61129999999999995" table:style-name="ce1">
            <text:p>0.61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910000000000001" table:style-name="ce1">
            <text:p>0.7691</text:p>
          </table:table-cell>
          <table:table-cell office:value-type="float" office:value="0.7389" table:style-name="ce1">
            <text:p>0.7389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91269999999999996" table:style-name="ce1">
            <text:p>0.9127</text:p>
          </table:table-cell>
          <table:table-cell office:value-type="float" office:value="0.65749999999999997" table:style-name="ce1">
            <text:p>0.6575</text:p>
          </table:table-cell>
          <table:table-cell office:value-type="float" office:value="0.54830000000000001" table:style-name="ce1">
            <text:p>0.5483</text:p>
          </table:table-cell>
          <table:table-cell office:value-type="float" office:value="0.75439999999999996" table:style-name="ce1">
            <text:p>0.7544</text:p>
          </table:table-cell>
          <table:table-cell office:value-type="float" office:value="0.45019999999999999" table:style-name="ce1">
            <text:p>0.4502</text:p>
          </table:table-cell>
          <table:table-cell office:value-type="float" office:value="0.70269999999999999" table:style-name="ce1">
            <text:p>0.70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410000000000003" table:style-name="ce1">
            <text:p>0.7941</text:p>
          </table:table-cell>
          <table:table-cell office:value-type="float" office:value="0.67900000000000005" table:style-name="ce1">
            <text:p>0.679</text:p>
          </table:table-cell>
          <table:table-cell office:value-type="float" office:value="0.74890000000000001" table:style-name="ce1">
            <text:p>0.7489</text:p>
          </table:table-cell>
          <table:table-cell office:value-type="float" office:value="0.91290000000000004" table:style-name="ce1">
            <text:p>0.9129</text:p>
          </table:table-cell>
          <table:table-cell office:value-type="float" office:value="0.77600000000000002" table:style-name="ce1">
            <text:p>0.776</text:p>
          </table:table-cell>
          <table:table-cell office:value-type="float" office:value="0.46289999999999998" table:style-name="ce1">
            <text:p>0.4629</text:p>
          </table:table-cell>
          <table:table-cell office:value-type="float" office:value="0.999" table:style-name="ce1">
            <text:p>0.999</text:p>
          </table:table-cell>
          <table:table-cell office:value-type="float" office:value="0.60260000000000002" table:style-name="ce1">
            <text:p>0.6026</text:p>
          </table:table-cell>
          <table:table-cell office:value-type="float" office:value="0.83840000000000003" table:style-name="ce1">
            <text:p>0.83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850000000000002" table:style-name="ce1">
            <text:p>0.9585</text:p>
          </table:table-cell>
          <table:table-cell office:value-type="float" office:value="0.99380000000000002" table:style-name="ce1">
            <text:p>0.9938</text:p>
          </table:table-cell>
          <table:table-cell office:value-type="float" office:value="0.80369999999999997" table:style-name="ce1">
            <text:p>0.8037</text:p>
          </table:table-cell>
          <table:table-cell office:value-type="float" office:value="0.88970000000000005" table:style-name="ce1">
            <text:p>0.8897</text:p>
          </table:table-cell>
          <table:table-cell office:value-type="float" office:value="0.79139999999999999" table:style-name="ce1">
            <text:p>0.7914</text:p>
          </table:table-cell>
          <table:table-cell office:value-type="float" office:value="0.88819999999999999" table:style-name="ce1">
            <text:p>0.8882</text:p>
          </table:table-cell>
          <table:table-cell office:value-type="float" office:value="0.96479999999999999" table:style-name="ce1">
            <text:p>0.9648</text:p>
          </table:table-cell>
          <table:table-cell office:value-type="float" office:value="0.87819999999999998" table:style-name="ce1">
            <text:p>0.8782</text:p>
          </table:table-cell>
          <table:table-cell office:value-type="float" office:value="0.55520000000000003" table:style-name="ce1">
            <text:p>0.55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03" table:style-name="ce1">
            <text:p>0.7903</text:p>
          </table:table-cell>
          <table:table-cell office:value-type="float" office:value="0.73880000000000001" table:style-name="ce1">
            <text:p>0.7388</text:p>
          </table:table-cell>
          <table:table-cell office:value-type="float" office:value="0.75780000000000003" table:style-name="ce1">
            <text:p>0.7578</text:p>
          </table:table-cell>
          <table:table-cell office:value-type="float" office:value="0.63790000000000002" table:style-name="ce1">
            <text:p>0.6379</text:p>
          </table:table-cell>
          <table:table-cell office:value-type="float" office:value="0.72929999999999995" table:style-name="ce1">
            <text:p>0.7293</text:p>
          </table:table-cell>
          <table:table-cell office:value-type="float" office:value="0.35070000000000001" table:style-name="ce1">
            <text:p>0.3507</text:p>
          </table:table-cell>
          <table:table-cell office:value-type="float" office:value="0.72019999999999995" table:style-name="ce1">
            <text:p>0.7202</text:p>
          </table:table-cell>
          <table:table-cell office:value-type="float" office:value="0.86870000000000003" table:style-name="ce1">
            <text:p>0.8687</text:p>
          </table:table-cell>
          <table:table-cell office:value-type="float" office:value="0.30680000000000002" table:style-name="ce1">
            <text:p>0.306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920000000000002" table:style-name="ce1">
            <text:p>0.9192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99850000000000005" table:style-name="ce1">
            <text:p>0.9985</text:p>
          </table:table-cell>
          <table:table-cell office:value-type="float" office:value="0.98809999999999998" table:style-name="ce1">
            <text:p>0.9881</text:p>
          </table:table-cell>
          <table:table-cell office:value-type="float" office:value="0.69920000000000004" table:style-name="ce1">
            <text:p>0.6992</text:p>
          </table:table-cell>
          <table:table-cell office:value-type="float" office:value="0.67920000000000003" table:style-name="ce1">
            <text:p>0.6792</text:p>
          </table:table-cell>
          <table:table-cell office:value-type="float" office:value="0.8468" table:style-name="ce1">
            <text:p>0.8468</text:p>
          </table:table-cell>
          <table:table-cell office:value-type="float" office:value="0.43590000000000001" table:style-name="ce1">
            <text:p>0.4359</text:p>
          </table:table-cell>
          <table:table-cell office:value-type="float" office:value="0.6472" table:style-name="ce1">
            <text:p>0.64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340000000000005" table:style-name="ce1">
            <text:p>0.9834</text:p>
          </table:table-cell>
          <table:table-cell office:value-type="float" office:value="0.7157" table:style-name="ce1">
            <text:p>0.7157</text:p>
          </table:table-cell>
          <table:table-cell office:value-type="float" office:value="0.80940000000000001" table:style-name="ce1">
            <text:p>0.8094</text:p>
          </table:table-cell>
          <table:table-cell office:value-type="float" office:value="0.63949999999999996" table:style-name="ce1">
            <text:p>0.6395</text:p>
          </table:table-cell>
          <table:table-cell office:value-type="float" office:value="0.93489999999999995" table:style-name="ce1">
            <text:p>0.9349</text:p>
          </table:table-cell>
          <table:table-cell office:value-type="float" office:value="0.55789999999999995" table:style-name="ce1">
            <text:p>0.5579</text:p>
          </table:table-cell>
          <table:table-cell office:value-type="float" office:value="0.91890000000000005" table:style-name="ce1">
            <text:p>0.9189</text:p>
          </table:table-cell>
          <table:table-cell office:value-type="float" office:value="0.72009999999999996" table:style-name="ce1">
            <text:p>0.7201</text:p>
          </table:table-cell>
          <table:table-cell office:value-type="float" office:value="0.96050000000000002" table:style-name="ce1">
            <text:p>0.96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550000000000005" table:style-name="ce1">
            <text:p>0.9955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0.99890000000000001" table:style-name="ce1">
            <text:p>0.9989</text:p>
          </table:table-cell>
          <table:table-cell office:value-type="float" office:value="0.58430000000000004" table:style-name="ce1">
            <text:p>0.5843</text:p>
          </table:table-cell>
          <table:table-cell office:value-type="float" office:value="0.72289999999999999" table:style-name="ce1">
            <text:p>0.7229</text:p>
          </table:table-cell>
          <table:table-cell office:value-type="float" office:value="0.70660000000000001" table:style-name="ce1">
            <text:p>0.7066</text:p>
          </table:table-cell>
          <table:table-cell office:value-type="float" office:value="0.94079999999999997" table:style-name="ce1">
            <text:p>0.9408</text:p>
          </table:table-cell>
          <table:table-cell office:value-type="float" office:value="0.59040000000000004" table:style-name="ce1">
            <text:p>0.5904</text:p>
          </table:table-cell>
          <table:table-cell office:value-type="float" office:value="0.60050000000000003" table:style-name="ce1">
            <text:p>0.60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670000000000005" table:style-name="ce1">
            <text:p>0.7667</text:p>
          </table:table-cell>
          <table:table-cell office:value-type="float" office:value="0.99470000000000003" table:style-name="ce1">
            <text:p>0.9947</text:p>
          </table:table-cell>
          <table:table-cell office:value-type="float" office:value="0.93600000000000005" table:style-name="ce1">
            <text:p>0.936</text:p>
          </table:table-cell>
          <table:table-cell office:value-type="float" office:value="0.8579" table:style-name="ce1">
            <text:p>0.8579</text:p>
          </table:table-cell>
          <table:table-cell office:value-type="float" office:value="0.38429999999999997" table:style-name="ce1">
            <text:p>0.3843</text:p>
          </table:table-cell>
          <table:table-cell office:value-type="float" office:value="0.91749999999999998" table:style-name="ce1">
            <text:p>0.9175</text:p>
          </table:table-cell>
          <table:table-cell office:value-type="float" office:value="0.33489999999999998" table:style-name="ce1">
            <text:p>0.3349</text:p>
          </table:table-cell>
          <table:table-cell office:value-type="float" office:value="0.62980000000000003" table:style-name="ce1">
            <text:p>0.6298</text:p>
          </table:table-cell>
          <table:table-cell office:value-type="float" office:value="0.624" table:style-name="ce1">
            <text:p>0.62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03" table:style-name="ce1">
            <text:p>0.7903</text:p>
          </table:table-cell>
          <table:table-cell office:value-type="float" office:value="0.69079999999999997" table:style-name="ce1">
            <text:p>0.6908</text:p>
          </table:table-cell>
          <table:table-cell office:value-type="float" office:value="0.69979999999999998" table:style-name="ce1">
            <text:p>0.6998</text:p>
          </table:table-cell>
          <table:table-cell office:value-type="float" office:value="0.95520000000000005" table:style-name="ce1">
            <text:p>0.9552</text:p>
          </table:table-cell>
          <table:table-cell office:value-type="float" office:value="0.88580000000000003" table:style-name="ce1">
            <text:p>0.8858</text:p>
          </table:table-cell>
          <table:table-cell office:value-type="float" office:value="0.85719999999999996" table:style-name="ce1">
            <text:p>0.8572</text:p>
          </table:table-cell>
          <table:table-cell office:value-type="float" office:value="0.77029999999999998" table:style-name="ce1">
            <text:p>0.7703</text:p>
          </table:table-cell>
          <table:table-cell office:value-type="float" office:value="0.65639999999999998" table:style-name="ce1">
            <text:p>0.6564</text:p>
          </table:table-cell>
          <table:table-cell office:value-type="float" office:value="0.32829999999999998" table:style-name="ce1">
            <text:p>0.328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3259999999999998" table:style-name="ce1">
            <text:p>0.9326</text:p>
          </table:table-cell>
          <table:table-cell office:value-type="float" office:value="0.67949999999999999" table:style-name="ce1">
            <text:p>0.6795</text:p>
          </table:table-cell>
          <table:table-cell office:value-type="float" office:value="0.998" table:style-name="ce1">
            <text:p>0.998</text:p>
          </table:table-cell>
          <table:table-cell office:value-type="float" office:value="0.64190000000000003" table:style-name="ce1">
            <text:p>0.6419</text:p>
          </table:table-cell>
          <table:table-cell office:value-type="float" office:value="0.76149999999999995" table:style-name="ce1">
            <text:p>0.7615</text:p>
          </table:table-cell>
          <table:table-cell office:value-type="float" office:value="0.41310000000000002" table:style-name="ce1">
            <text:p>0.4131</text:p>
          </table:table-cell>
          <table:table-cell office:value-type="float" office:value="0.62639999999999996" table:style-name="ce1">
            <text:p>0.6264</text:p>
          </table:table-cell>
          <table:table-cell office:value-type="float" office:value="0.9516" table:style-name="ce1">
            <text:p>0.9516</text:p>
          </table:table-cell>
          <table:table-cell office:value-type="float" office:value="0.27850000000000003" table:style-name="ce1">
            <text:p>0.27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989999999999995" table:style-name="ce1">
            <text:p>0.9299</text:p>
          </table:table-cell>
          <table:table-cell office:value-type="float" office:value="0.68940000000000001" table:style-name="ce1">
            <text:p>0.6894</text:p>
          </table:table-cell>
          <table:table-cell office:value-type="float" office:value="0.72509999999999997" table:style-name="ce1">
            <text:p>0.7251</text:p>
          </table:table-cell>
          <table:table-cell office:value-type="float" office:value="0.51759999999999995" table:style-name="ce1">
            <text:p>0.5176</text:p>
          </table:table-cell>
          <table:table-cell office:value-type="float" office:value="0.82289999999999996" table:style-name="ce1">
            <text:p>0.8229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0.49030000000000001" table:style-name="ce1">
            <text:p>0.4903</text:p>
          </table:table-cell>
          <table:table-cell office:value-type="float" office:value="0.6976" table:style-name="ce1">
            <text:p>0.6976</text:p>
          </table:table-cell>
          <table:table-cell office:value-type="float" office:value="0.26469999999999999" table:style-name="ce1">
            <text:p>0.26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29999999999995" table:style-name="ce1">
            <text:p>0.9823</text:p>
          </table:table-cell>
          <table:table-cell office:value-type="float" office:value="0.95120000000000005" table:style-name="ce1">
            <text:p>0.9512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0.82269999999999999" table:style-name="ce1">
            <text:p>0.8227</text:p>
          </table:table-cell>
          <table:table-cell office:value-type="float" office:value="0.71630000000000005" table:style-name="ce1">
            <text:p>0.7163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0.83989999999999998" table:style-name="ce1">
            <text:p>0.8399</text:p>
          </table:table-cell>
          <table:table-cell office:value-type="float" office:value="0.89990000000000003" table:style-name="ce1">
            <text:p>0.8999</text:p>
          </table:table-cell>
          <table:table-cell office:value-type="float" office:value="0.1673" table:style-name="ce1">
            <text:p>0.16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700000000000002" table:style-name="ce1">
            <text:p>0.767</text:p>
          </table:table-cell>
          <table:table-cell office:value-type="float" office:value="0.999" table:style-name="ce1">
            <text:p>0.999</text:p>
          </table:table-cell>
          <table:table-cell office:value-type="float" office:value="0.92449999999999999" table:style-name="ce1">
            <text:p>0.9245</text:p>
          </table:table-cell>
          <table:table-cell office:value-type="float" office:value="0.97540000000000004" table:style-name="ce1">
            <text:p>0.9754</text:p>
          </table:table-cell>
          <table:table-cell office:value-type="float" office:value="0.63280000000000003" table:style-name="ce1">
            <text:p>0.6328</text:p>
          </table:table-cell>
          <table:table-cell office:value-type="float" office:value="0.29609999999999997" table:style-name="ce1">
            <text:p>0.2961</text:p>
          </table:table-cell>
          <table:table-cell office:value-type="float" office:value="0.60680000000000001" table:style-name="ce1">
            <text:p>0.6068</text:p>
          </table:table-cell>
          <table:table-cell office:value-type="float" office:value="0.73029999999999995" table:style-name="ce1">
            <text:p>0.7303</text:p>
          </table:table-cell>
          <table:table-cell office:value-type="float" office:value="0.86409999999999998" table:style-name="ce1">
            <text:p>0.864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9839999999999998" table:style-name="ce1">
            <text:p>0.8984</text:p>
          </table:table-cell>
          <table:table-cell office:value-type="float" office:value="0.98240000000000005" table:style-name="ce1">
            <text:p>0.9824</text:p>
          </table:table-cell>
          <table:table-cell office:value-type="float" office:value="0.97860000000000003" table:style-name="ce1">
            <text:p>0.9786</text:p>
          </table:table-cell>
          <table:table-cell office:value-type="float" office:value="0.57379999999999998" table:style-name="ce1">
            <text:p>0.5738</text:p>
          </table:table-cell>
          <table:table-cell office:value-type="float" office:value="0.69330000000000003" table:style-name="ce1">
            <text:p>0.6933</text:p>
          </table:table-cell>
          <table:table-cell office:value-type="float" office:value="0.42930000000000001" table:style-name="ce1">
            <text:p>0.4293</text:p>
          </table:table-cell>
          <table:table-cell office:value-type="float" office:value="0.39539999999999997" table:style-name="ce1">
            <text:p>0.3954</text:p>
          </table:table-cell>
          <table:table-cell office:value-type="float" office:value="0.64649999999999996" table:style-name="ce1">
            <text:p>0.6465</text:p>
          </table:table-cell>
          <table:table-cell office:value-type="float" office:value="0.38229999999999997" table:style-name="ce1">
            <text:p>0.382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4860000000000002" table:style-name="ce1">
            <text:p>0.8486</text:p>
          </table:table-cell>
          <table:table-cell office:value-type="float" office:value="0.69089999999999996" table:style-name="ce1">
            <text:p>0.6909</text:p>
          </table:table-cell>
          <table:table-cell office:value-type="float" office:value="0.74280000000000002" table:style-name="ce1">
            <text:p>0.7428</text:p>
          </table:table-cell>
          <table:table-cell office:value-type="float" office:value="0.95699999999999996" table:style-name="ce1">
            <text:p>0.957</text:p>
          </table:table-cell>
          <table:table-cell office:value-type="float" office:value="0.81100000000000005" table:style-name="ce1">
            <text:p>0.811</text:p>
          </table:table-cell>
          <table:table-cell office:value-type="float" office:value="0.78200000000000003" table:style-name="ce1">
            <text:p>0.782</text:p>
          </table:table-cell>
          <table:table-cell office:value-type="float" office:value="0.47020000000000001" table:style-name="ce1">
            <text:p>0.4702</text:p>
          </table:table-cell>
          <table:table-cell office:value-type="float" office:value="0.88749999999999996" table:style-name="ce1">
            <text:p>0.8875</text:p>
          </table:table-cell>
          <table:table-cell office:value-type="float" office:value="0.1593" table:style-name="ce1">
            <text:p>0.15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39999999999995" table:style-name="ce1">
            <text:p>0.9924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62250000000000005" table:style-name="ce1">
            <text:p>0.6225</text:p>
          </table:table-cell>
          <table:table-cell office:value-type="float" office:value="0.86160000000000003" table:style-name="ce1">
            <text:p>0.8616</text:p>
          </table:table-cell>
          <table:table-cell office:value-type="float" office:value="0.64600000000000002" table:style-name="ce1">
            <text:p>0.646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0.94940000000000002" table:style-name="ce1">
            <text:p>0.9494</text:p>
          </table:table-cell>
          <table:table-cell office:value-type="float" office:value="0.2142" table:style-name="ce1">
            <text:p>0.21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9889999999999999" table:style-name="ce1">
            <text:p>0.5989</text:p>
          </table:table-cell>
          <table:table-cell office:value-type="float" office:value="0.995" table:style-name="ce1">
            <text:p>0.995</text:p>
          </table:table-cell>
          <table:table-cell office:value-type="float" office:value="0.74680000000000002" table:style-name="ce1">
            <text:p>0.7468</text:p>
          </table:table-cell>
          <table:table-cell office:value-type="float" office:value="0.61870000000000003" table:style-name="ce1">
            <text:p>0.6187</text:p>
          </table:table-cell>
          <table:table-cell office:value-type="float" office:value="0.72240000000000004" table:style-name="ce1">
            <text:p>0.7224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0.8488" table:style-name="ce1">
            <text:p>0.8488</text:p>
          </table:table-cell>
          <table:table-cell office:value-type="float" office:value="0.94040000000000001" table:style-name="ce1">
            <text:p>0.9404</text:p>
          </table:table-cell>
          <table:table-cell office:value-type="float" office:value="0.18329999999999999" table:style-name="ce1">
            <text:p>0.183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120000000000005" table:style-name="ce1">
            <text:p>0.9612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0.74360000000000004" table:style-name="ce1">
            <text:p>0.7436</text:p>
          </table:table-cell>
          <table:table-cell office:value-type="float" office:value="0.85660000000000003" table:style-name="ce1">
            <text:p>0.8566</text:p>
          </table:table-cell>
          <table:table-cell office:value-type="float" office:value="0.69210000000000005" table:style-name="ce1">
            <text:p>0.6921</text:p>
          </table:table-cell>
          <table:table-cell office:value-type="float" office:value="0.61439999999999995" table:style-name="ce1">
            <text:p>0.6144</text:p>
          </table:table-cell>
          <table:table-cell office:value-type="float" office:value="0.75990000000000002" table:style-name="ce1">
            <text:p>0.7599</text:p>
          </table:table-cell>
          <table:table-cell office:value-type="float" office:value="0.56479999999999997" table:style-name="ce1">
            <text:p>0.5648</text:p>
          </table:table-cell>
          <table:table-cell office:value-type="float" office:value="0.2145" table:style-name="ce1">
            <text:p>0.21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337" table:style-name="ce1">
            <text:p>0.8337</text:p>
          </table:table-cell>
          <table:table-cell office:value-type="float" office:value="0.68979999999999997" table:style-name="ce1">
            <text:p>0.6898</text:p>
          </table:table-cell>
          <table:table-cell office:value-type="float" office:value="0.75080000000000002" table:style-name="ce1">
            <text:p>0.7508</text:p>
          </table:table-cell>
          <table:table-cell office:value-type="float" office:value="0.64890000000000003" table:style-name="ce1">
            <text:p>0.6489</text:p>
          </table:table-cell>
          <table:table-cell office:value-type="float" office:value="0.90839999999999999" table:style-name="ce1">
            <text:p>0.9084</text:p>
          </table:table-cell>
          <table:table-cell office:value-type="float" office:value="0.34989999999999999" table:style-name="ce1">
            <text:p>0.3499</text:p>
          </table:table-cell>
          <table:table-cell office:value-type="float" office:value="0.73270000000000002" table:style-name="ce1">
            <text:p>0.7327</text:p>
          </table:table-cell>
          <table:table-cell office:value-type="float" office:value="0.69140000000000001" table:style-name="ce1">
            <text:p>0.6914</text:p>
          </table:table-cell>
          <table:table-cell office:value-type="float" office:value="0.24510000000000001" table:style-name="ce1">
            <text:p>0.245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5769999999999997" table:style-name="ce1">
            <text:p>0.5577</text:p>
          </table:table-cell>
          <table:table-cell office:value-type="float" office:value="0.96450000000000002" table:style-name="ce1">
            <text:p>0.9645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58120000000000005" table:style-name="ce1">
            <text:p>0.5812</text:p>
          </table:table-cell>
          <table:table-cell office:value-type="float" office:value="0.98509999999999998" table:style-name="ce1">
            <text:p>0.9851</text:p>
          </table:table-cell>
          <table:table-cell office:value-type="float" office:value="0.76429999999999998" table:style-name="ce1">
            <text:p>0.7643</text:p>
          </table:table-cell>
          <table:table-cell office:value-type="float" office:value="0.7964" table:style-name="ce1">
            <text:p>0.796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0.221" table:style-name="ce1">
            <text:p>0.2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3540000000000003" table:style-name="ce1">
            <text:p>0.8354</text:p>
          </table:table-cell>
          <table:table-cell office:value-type="float" office:value="0.6905" table:style-name="ce1">
            <text:p>0.6905</text:p>
          </table:table-cell>
          <table:table-cell office:value-type="float" office:value="0.71540000000000004" table:style-name="ce1">
            <text:p>0.7154</text:p>
          </table:table-cell>
          <table:table-cell office:value-type="float" office:value="0.61950000000000005" table:style-name="ce1">
            <text:p>0.6195</text:p>
          </table:table-cell>
          <table:table-cell office:value-type="float" office:value="0.71489999999999998" table:style-name="ce1">
            <text:p>0.7149</text:p>
          </table:table-cell>
          <table:table-cell office:value-type="float" office:value="0.4304" table:style-name="ce1">
            <text:p>0.4304</text:p>
          </table:table-cell>
          <table:table-cell office:value-type="float" office:value="0.73580000000000001" table:style-name="ce1">
            <text:p>0.7358</text:p>
          </table:table-cell>
          <table:table-cell office:value-type="float" office:value="0.71020000000000005" table:style-name="ce1">
            <text:p>0.7102</text:p>
          </table:table-cell>
          <table:table-cell office:value-type="float" office:value="0.56969999999999998" table:style-name="ce1">
            <text:p>0.569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169999999999996" table:style-name="ce1">
            <text:p>0.9217</text:p>
          </table:table-cell>
          <table:table-cell office:value-type="float" office:value="0.66890000000000005" table:style-name="ce1">
            <text:p>0.6689</text:p>
          </table:table-cell>
          <table:table-cell office:value-type="float" office:value="0.95289999999999997" table:style-name="ce1">
            <text:p>0.9529</text:p>
          </table:table-cell>
          <table:table-cell office:value-type="float" office:value="0.56210000000000004" table:style-name="ce1">
            <text:p>0.5621</text:p>
          </table:table-cell>
          <table:table-cell office:value-type="float" office:value="0.68940000000000001" table:style-name="ce1">
            <text:p>0.6894</text:p>
          </table:table-cell>
          <table:table-cell office:value-type="float" office:value="0.79300000000000004" table:style-name="ce1">
            <text:p>0.793</text:p>
          </table:table-cell>
          <table:table-cell office:value-type="float" office:value="0.74299999999999999" table:style-name="ce1">
            <text:p>0.743</text:p>
          </table:table-cell>
          <table:table-cell office:value-type="float" office:value="0.43540000000000001" table:style-name="ce1">
            <text:p>0.4354</text:p>
          </table:table-cell>
          <table:table-cell office:value-type="float" office:value="0.26850000000000002" table:style-name="ce1">
            <text:p>0.268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610000000000005" table:style-name="ce1">
            <text:p>0.9461</text:p>
          </table:table-cell>
          <table:table-cell office:value-type="float" office:value="0.97550000000000003" table:style-name="ce1">
            <text:p>0.9755</text:p>
          </table:table-cell>
          <table:table-cell office:value-type="float" office:value="0.99619999999999997" table:style-name="ce1">
            <text:p>0.9962</text:p>
          </table:table-cell>
          <table:table-cell office:value-type="float" office:value="0.73089999999999999" table:style-name="ce1">
            <text:p>0.7309</text:p>
          </table:table-cell>
          <table:table-cell office:value-type="float" office:value="0.64610000000000001" table:style-name="ce1">
            <text:p>0.6461</text:p>
          </table:table-cell>
          <table:table-cell office:value-type="float" office:value="0.69240000000000002" table:style-name="ce1">
            <text:p>0.6924</text:p>
          </table:table-cell>
          <table:table-cell office:value-type="float" office:value="0.40739999999999998" table:style-name="ce1">
            <text:p>0.4074</text:p>
          </table:table-cell>
          <table:table-cell office:value-type="float" office:value="0.75290000000000001" table:style-name="ce1">
            <text:p>0.7529</text:p>
          </table:table-cell>
          <table:table-cell office:value-type="float" office:value="0.1981" table:style-name="ce1">
            <text:p>0.198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3489999999999995" table:style-name="ce1">
            <text:p>0.9349</text:p>
          </table:table-cell>
          <table:table-cell office:value-type="float" office:value="0.6845" table:style-name="ce1">
            <text:p>0.6845</text:p>
          </table:table-cell>
          <table:table-cell office:value-type="float" office:value="0.95409999999999995" table:style-name="ce1">
            <text:p>0.9541</text:p>
          </table:table-cell>
          <table:table-cell office:value-type="float" office:value="0.62819999999999998" table:style-name="ce1">
            <text:p>0.6282</text:p>
          </table:table-cell>
          <table:table-cell office:value-type="float" office:value="0.60829999999999995" table:style-name="ce1">
            <text:p>0.6083</text:p>
          </table:table-cell>
          <table:table-cell office:value-type="float" office:value="0.96730000000000005" table:style-name="ce1">
            <text:p>0.9673</text:p>
          </table:table-cell>
          <table:table-cell office:value-type="float" office:value="0.83409999999999995" table:style-name="ce1">
            <text:p>0.8341</text:p>
          </table:table-cell>
          <table:table-cell office:value-type="float" office:value="0.49070000000000003" table:style-name="ce1">
            <text:p>0.4907</text:p>
          </table:table-cell>
          <table:table-cell office:value-type="float" office:value="0.2747" table:style-name="ce1">
            <text:p>0.27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689999999999995" table:style-name="ce1">
            <text:p>0.9269</text:p>
          </table:table-cell>
          <table:table-cell office:value-type="float" office:value="0.6704" table:style-name="ce1">
            <text:p>0.6704</text:p>
          </table:table-cell>
          <table:table-cell office:value-type="float" office:value="0.73870000000000002" table:style-name="ce1">
            <text:p>0.7387</text:p>
          </table:table-cell>
          <table:table-cell office:value-type="float" office:value="0.59940000000000004" table:style-name="ce1">
            <text:p>0.5994</text:p>
          </table:table-cell>
          <table:table-cell office:value-type="float" office:value="0.73809999999999998" table:style-name="ce1">
            <text:p>0.7381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0.80820000000000003" table:style-name="ce1">
            <text:p>0.8082</text:p>
          </table:table-cell>
          <table:table-cell office:value-type="float" office:value="0.67220000000000002" table:style-name="ce1">
            <text:p>0.6722</text:p>
          </table:table-cell>
          <table:table-cell office:value-type="float" office:value="0.24529999999999999" table:style-name="ce1">
            <text:p>0.245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0699999999999996" table:style-name="ce1">
            <text:p>0.707</text:p>
          </table:table-cell>
          <table:table-cell office:value-type="float" office:value="0.99470000000000003" table:style-name="ce1">
            <text:p>0.9947</text:p>
          </table:table-cell>
          <table:table-cell office:value-type="float" office:value="0.75060000000000004" table:style-name="ce1">
            <text:p>0.7506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0.74250000000000005" table:style-name="ce1">
            <text:p>0.7425</text:p>
          </table:table-cell>
          <table:table-cell office:value-type="float" office:value="0.63349999999999995" table:style-name="ce1">
            <text:p>0.6335</text:p>
          </table:table-cell>
          <table:table-cell office:value-type="float" office:value="0.72319999999999995" table:style-name="ce1">
            <text:p>0.7232</text:p>
          </table:table-cell>
          <table:table-cell office:value-type="float" office:value="0.64380000000000004" table:style-name="ce1">
            <text:p>0.6438</text:p>
          </table:table-cell>
          <table:table-cell office:value-type="float" office:value="0.31950000000000001" table:style-name="ce1">
            <text:p>0.319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380000000000001" table:style-name="ce1">
            <text:p>0.9838</text:p>
          </table:table-cell>
          <table:table-cell office:value-type="float" office:value="0.68479999999999996" table:style-name="ce1">
            <text:p>0.6848</text:p>
          </table:table-cell>
          <table:table-cell office:value-type="float" office:value="0.74219999999999997" table:style-name="ce1">
            <text:p>0.7422</text:p>
          </table:table-cell>
          <table:table-cell office:value-type="float" office:value="0.76100000000000001" table:style-name="ce1">
            <text:p>0.761</text:p>
          </table:table-cell>
          <table:table-cell office:value-type="float" office:value="0.68230000000000002" table:style-name="ce1">
            <text:p>0.6823</text:p>
          </table:table-cell>
          <table:table-cell office:value-type="float" office:value="0.80330000000000001" table:style-name="ce1">
            <text:p>0.8033</text:p>
          </table:table-cell>
          <table:table-cell office:value-type="float" office:value="0.77339999999999998" table:style-name="ce1">
            <text:p>0.7734</text:p>
          </table:table-cell>
          <table:table-cell office:value-type="float" office:value="0.75139999999999996" table:style-name="ce1">
            <text:p>0.7514</text:p>
          </table:table-cell>
          <table:table-cell office:value-type="float" office:value="0.6905" table:style-name="ce1">
            <text:p>0.69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4729999999999999" table:style-name="ce1">
            <text:p>0.6473</text:p>
          </table:table-cell>
          <table:table-cell office:value-type="float" office:value="0.96519999999999995" table:style-name="ce1">
            <text:p>0.9652</text:p>
          </table:table-cell>
          <table:table-cell office:value-type="float" office:value="0.94899999999999995" table:style-name="ce1">
            <text:p>0.949</text:p>
          </table:table-cell>
          <table:table-cell office:value-type="float" office:value="0.61170000000000002" table:style-name="ce1">
            <text:p>0.6117</text:p>
          </table:table-cell>
          <table:table-cell office:value-type="float" office:value="0.6764" table:style-name="ce1">
            <text:p>0.6764</text:p>
          </table:table-cell>
          <table:table-cell office:value-type="float" office:value="0.84109999999999996" table:style-name="ce1">
            <text:p>0.8411</text:p>
          </table:table-cell>
          <table:table-cell office:value-type="float" office:value="0.80179999999999996" table:style-name="ce1">
            <text:p>0.8018</text:p>
          </table:table-cell>
          <table:table-cell office:value-type="float" office:value="0.80779999999999996" table:style-name="ce1">
            <text:p>0.8078</text:p>
          </table:table-cell>
          <table:table-cell office:value-type="float" office:value="0.23219999999999999" table:style-name="ce1">
            <text:p>0.232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3189999999999997" table:style-name="ce1">
            <text:p>0.8319</text:p>
          </table:table-cell>
          <table:table-cell office:value-type="float" office:value="0.68830000000000002" table:style-name="ce1">
            <text:p>0.6883</text:p>
          </table:table-cell>
          <table:table-cell office:value-type="float" office:value="0.74929999999999997" table:style-name="ce1">
            <text:p>0.7493</text:p>
          </table:table-cell>
          <table:table-cell office:value-type="float" office:value="0.85629999999999995" table:style-name="ce1">
            <text:p>0.8563</text:p>
          </table:table-cell>
          <table:table-cell office:value-type="float" office:value="0.91769999999999996" table:style-name="ce1">
            <text:p>0.9177</text:p>
          </table:table-cell>
          <table:table-cell office:value-type="float" office:value="0.374" table:style-name="ce1">
            <text:p>0.374</text:p>
          </table:table-cell>
          <table:table-cell office:value-type="float" office:value="0.71109999999999995" table:style-name="ce1">
            <text:p>0.7111</text:p>
          </table:table-cell>
          <table:table-cell office:value-type="float" office:value="0.70299999999999996" table:style-name="ce1">
            <text:p>0.703</text:p>
          </table:table-cell>
          <table:table-cell office:value-type="float" office:value="0.18579999999999999" table:style-name="ce1">
            <text:p>0.185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189999999999995" table:style-name="ce1">
            <text:p>0.8019</text:p>
          </table:table-cell>
          <table:table-cell office:value-type="float" office:value="0.69059999999999999" table:style-name="ce1">
            <text:p>0.6906</text:p>
          </table:table-cell>
          <table:table-cell office:value-type="float" office:value="0.94820000000000004" table:style-name="ce1">
            <text:p>0.9482</text:p>
          </table:table-cell>
          <table:table-cell office:value-type="float" office:value="0.97770000000000001" table:style-name="ce1">
            <text:p>0.9777</text:p>
          </table:table-cell>
          <table:table-cell office:value-type="float" office:value="0.75190000000000001" table:style-name="ce1">
            <text:p>0.7519</text:p>
          </table:table-cell>
          <table:table-cell office:value-type="float" office:value="0.81320000000000003" table:style-name="ce1">
            <text:p>0.8132</text:p>
          </table:table-cell>
          <table:table-cell office:value-type="float" office:value="0.90790000000000004" table:style-name="ce1">
            <text:p>0.9079</text:p>
          </table:table-cell>
          <table:table-cell office:value-type="float" office:value="0.95279999999999998" table:style-name="ce1">
            <text:p>0.9528</text:p>
          </table:table-cell>
          <table:table-cell office:value-type="float" office:value="0.29260000000000003" table:style-name="ce1">
            <text:p>0.29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889999999999995" table:style-name="ce1">
            <text:p>0.9289</text:p>
          </table:table-cell>
          <table:table-cell office:value-type="float" office:value="0.99470000000000003" table:style-name="ce1">
            <text:p>0.9947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58340000000000003" table:style-name="ce1">
            <text:p>0.5834</text:p>
          </table:table-cell>
          <table:table-cell office:value-type="float" office:value="0.39240000000000003" table:style-name="ce1">
            <text:p>0.3924</text:p>
          </table:table-cell>
          <table:table-cell office:value-type="float" office:value="0.60429999999999995" table:style-name="ce1">
            <text:p>0.6043</text:p>
          </table:table-cell>
          <table:table-cell office:value-type="float" office:value="0.47189999999999999" table:style-name="ce1">
            <text:p>0.4719</text:p>
          </table:table-cell>
          <table:table-cell office:value-type="float" office:value="0.95520000000000005" table:style-name="ce1">
            <text:p>0.9552</text:p>
          </table:table-cell>
          <table:table-cell office:value-type="float" office:value="0.20649999999999999" table:style-name="ce1">
            <text:p>0.206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23" table:style-name="ce1">
            <text:p>0.7923</text:p>
          </table:table-cell>
          <table:table-cell office:value-type="float" office:value="0.98089999999999999" table:style-name="ce1">
            <text:p>0.9809</text:p>
          </table:table-cell>
          <table:table-cell office:value-type="float" office:value="0.95920000000000005" table:style-name="ce1">
            <text:p>0.9592</text:p>
          </table:table-cell>
          <table:table-cell office:value-type="float" office:value="0.62129999999999996" table:style-name="ce1">
            <text:p>0.6213</text:p>
          </table:table-cell>
          <table:table-cell office:value-type="float" office:value="0.98799999999999999" table:style-name="ce1">
            <text:p>0.988</text:p>
          </table:table-cell>
          <table:table-cell office:value-type="float" office:value="0.47139999999999999" table:style-name="ce1">
            <text:p>0.4714</text:p>
          </table:table-cell>
          <table:table-cell office:value-type="float" office:value="0.80010000000000003" table:style-name="ce1">
            <text:p>0.8001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0.2006" table:style-name="ce1">
            <text:p>0.200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739999999999998" table:style-name="ce1">
            <text:p>0.7774</text:p>
          </table:table-cell>
          <table:table-cell office:value-type="float" office:value="0.99260000000000004" table:style-name="ce1">
            <text:p>0.9926</text:p>
          </table:table-cell>
          <table:table-cell office:value-type="float" office:value="0.7006" table:style-name="ce1">
            <text:p>0.7006</text:p>
          </table:table-cell>
          <table:table-cell office:value-type="float" office:value="0.67069999999999996" table:style-name="ce1">
            <text:p>0.6707</text:p>
          </table:table-cell>
          <table:table-cell office:value-type="float" office:value="0.56459999999999999" table:style-name="ce1">
            <text:p>0.5646</text:p>
          </table:table-cell>
          <table:table-cell office:value-type="float" office:value="0.96309999999999996" table:style-name="ce1">
            <text:p>0.9631</text:p>
          </table:table-cell>
          <table:table-cell office:value-type="float" office:value="0.78380000000000005" table:style-name="ce1">
            <text:p>0.7838</text:p>
          </table:table-cell>
          <table:table-cell office:value-type="float" office:value="0.60760000000000003" table:style-name="ce1">
            <text:p>0.6076</text:p>
          </table:table-cell>
          <table:table-cell office:value-type="float" office:value="0.87670000000000003" table:style-name="ce1">
            <text:p>0.876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399999999999999" table:style-name="ce1">
            <text:p>0.984</text:p>
          </table:table-cell>
          <table:table-cell office:value-type="float" office:value="0.99119999999999997" table:style-name="ce1">
            <text:p>0.9912</text:p>
          </table:table-cell>
          <table:table-cell office:value-type="float" office:value="0.99809999999999999" table:style-name="ce1">
            <text:p>0.9981</text:p>
          </table:table-cell>
          <table:table-cell office:value-type="float" office:value="0.78639999999999999" table:style-name="ce1">
            <text:p>0.7864</text:p>
          </table:table-cell>
          <table:table-cell office:value-type="float" office:value="0.68669999999999998" table:style-name="ce1">
            <text:p>0.6867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59309999999999996" table:style-name="ce1">
            <text:p>0.5931</text:p>
          </table:table-cell>
          <table:table-cell office:value-type="float" office:value="0.93089999999999995" table:style-name="ce1">
            <text:p>0.9309</text:p>
          </table:table-cell>
          <table:table-cell office:value-type="float" office:value="0.42220000000000002" table:style-name="ce1">
            <text:p>0.422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499999999999999" table:style-name="ce1">
            <text:p>0.985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7268" table:style-name="ce1">
            <text:p>0.7268</text:p>
          </table:table-cell>
          <table:table-cell office:value-type="float" office:value="0.50649999999999995" table:style-name="ce1">
            <text:p>0.5065</text:p>
          </table:table-cell>
          <table:table-cell office:value-type="float" office:value="0.65880000000000005" table:style-name="ce1">
            <text:p>0.6588</text:p>
          </table:table-cell>
          <table:table-cell office:value-type="float" office:value="0.62339999999999995" table:style-name="ce1">
            <text:p>0.6234</text:p>
          </table:table-cell>
          <table:table-cell office:value-type="float" office:value="0.46839999999999998" table:style-name="ce1">
            <text:p>0.4684</text:p>
          </table:table-cell>
          <table:table-cell office:value-type="float" office:value="0.71150000000000002" table:style-name="ce1">
            <text:p>0.7115</text:p>
          </table:table-cell>
          <table:table-cell office:value-type="float" office:value="0.45140000000000002" table:style-name="ce1">
            <text:p>0.451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980000000000001" table:style-name="ce1">
            <text:p>0.9898</text:p>
          </table:table-cell>
          <table:table-cell office:value-type="float" office:value="0.72470000000000001" table:style-name="ce1">
            <text:p>0.7247</text:p>
          </table:table-cell>
          <table:table-cell office:value-type="float" office:value="0.98260000000000003" table:style-name="ce1">
            <text:p>0.9826</text:p>
          </table:table-cell>
          <table:table-cell office:value-type="float" office:value="0.78890000000000005" table:style-name="ce1">
            <text:p>0.7889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0.48580000000000001" table:style-name="ce1">
            <text:p>0.4858</text:p>
          </table:table-cell>
          <table:table-cell office:value-type="float" office:value="0.83130000000000004" table:style-name="ce1">
            <text:p>0.8313</text:p>
          </table:table-cell>
          <table:table-cell office:value-type="float" office:value="0.84740000000000004" table:style-name="ce1">
            <text:p>0.8474</text:p>
          </table:table-cell>
          <table:table-cell office:value-type="float" office:value="0.62719999999999998" table:style-name="ce1">
            <text:p>0.62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100000000000001" table:style-name="ce1">
            <text:p>0.761</text:p>
          </table:table-cell>
          <table:table-cell office:value-type="float" office:value="0.68510000000000004" table:style-name="ce1">
            <text:p>0.6851</text:p>
          </table:table-cell>
          <table:table-cell office:value-type="float" office:value="0.93020000000000003" table:style-name="ce1">
            <text:p>0.9302</text:p>
          </table:table-cell>
          <table:table-cell office:value-type="float" office:value="0.64059999999999995" table:style-name="ce1">
            <text:p>0.6406</text:p>
          </table:table-cell>
          <table:table-cell office:value-type="float" office:value="0.93579999999999997" table:style-name="ce1">
            <text:p>0.9358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0.32990000000000003" table:style-name="ce1">
            <text:p>0.329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68" table:style-name="ce1">
            <text:p>0.9768</text:p>
          </table:table-cell>
          <table:table-cell office:value-type="float" office:value="0.71660000000000001" table:style-name="ce1">
            <text:p>0.7166</text:p>
          </table:table-cell>
          <table:table-cell office:value-type="float" office:value="0.98229999999999995" table:style-name="ce1">
            <text:p>0.9823</text:p>
          </table:table-cell>
          <table:table-cell office:value-type="float" office:value="0.98650000000000004" table:style-name="ce1">
            <text:p>0.9865</text:p>
          </table:table-cell>
          <table:table-cell office:value-type="float" office:value="0.62360000000000004" table:style-name="ce1">
            <text:p>0.6236</text:p>
          </table:table-cell>
          <table:table-cell office:value-type="float" office:value="0.70520000000000005" table:style-name="ce1">
            <text:p>0.7052</text:p>
          </table:table-cell>
          <table:table-cell office:value-type="float" office:value="0.34860000000000002" table:style-name="ce1">
            <text:p>0.3486</text:p>
          </table:table-cell>
          <table:table-cell office:value-type="float" office:value="0.55810000000000004" table:style-name="ce1">
            <text:p>0.5581</text:p>
          </table:table-cell>
          <table:table-cell office:value-type="float" office:value="0.76170000000000004" table:style-name="ce1">
            <text:p>0.761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320000000000005" table:style-name="ce1">
            <text:p>0.9532</text:p>
          </table:table-cell>
          <table:table-cell office:value-type="float" office:value="0.99750000000000005" table:style-name="ce1">
            <text:p>0.9975</text:p>
          </table:table-cell>
          <table:table-cell office:value-type="float" office:value="0.74580000000000002" table:style-name="ce1">
            <text:p>0.7458</text:p>
          </table:table-cell>
          <table:table-cell office:value-type="float" office:value="0.67349999999999999" table:style-name="ce1">
            <text:p>0.6735</text:p>
          </table:table-cell>
          <table:table-cell office:value-type="float" office:value="0.51690000000000003" table:style-name="ce1">
            <text:p>0.5169</text:p>
          </table:table-cell>
          <table:table-cell office:value-type="float" office:value="0.99539999999999995" table:style-name="ce1">
            <text:p>0.9954</text:p>
          </table:table-cell>
          <table:table-cell office:value-type="float" office:value="0.38340000000000002" table:style-name="ce1">
            <text:p>0.3834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5877" table:style-name="ce1">
            <text:p>0.58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309999999999995" table:style-name="ce1">
            <text:p>0.9531</text:p>
          </table:table-cell>
          <table:table-cell office:value-type="float" office:value="0.69730000000000003" table:style-name="ce1">
            <text:p>0.6973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81220000000000003" table:style-name="ce1">
            <text:p>0.8122</text:p>
          </table:table-cell>
          <table:table-cell office:value-type="float" office:value="0.56940000000000002" table:style-name="ce1">
            <text:p>0.5694</text:p>
          </table:table-cell>
          <table:table-cell office:value-type="float" office:value="0.64910000000000001" table:style-name="ce1">
            <text:p>0.6491</text:p>
          </table:table-cell>
          <table:table-cell office:value-type="float" office:value="0.3412" table:style-name="ce1">
            <text:p>0.3412</text:p>
          </table:table-cell>
          <table:table-cell office:value-type="float" office:value="0.82040000000000002" table:style-name="ce1">
            <text:p>0.8204</text:p>
          </table:table-cell>
          <table:table-cell office:value-type="float" office:value="0.61760000000000004" table:style-name="ce1">
            <text:p>0.61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860000000000005" table:style-name="ce1">
            <text:p>0.6286</text:p>
          </table:table-cell>
          <table:table-cell office:value-type="float" office:value="0.70430000000000004" table:style-name="ce1">
            <text:p>0.7043</text:p>
          </table:table-cell>
          <table:table-cell office:value-type="float" office:value="0.75019999999999998" table:style-name="ce1">
            <text:p>0.7502</text:p>
          </table:table-cell>
          <table:table-cell office:value-type="float" office:value="0.94350000000000001" table:style-name="ce1">
            <text:p>0.9435</text:p>
          </table:table-cell>
          <table:table-cell office:value-type="float" office:value="0.61250000000000004" table:style-name="ce1">
            <text:p>0.6125</text:p>
          </table:table-cell>
          <table:table-cell office:value-type="float" office:value="0.56059999999999999" table:style-name="ce1">
            <text:p>0.5606</text:p>
          </table:table-cell>
          <table:table-cell office:value-type="float" office:value="0.85860000000000003" table:style-name="ce1">
            <text:p>0.8586</text:p>
          </table:table-cell>
          <table:table-cell office:value-type="float" office:value="0.93" table:style-name="ce1">
            <text:p>0.93</text:p>
          </table:table-cell>
          <table:table-cell office:value-type="float" office:value="0.77959999999999996" table:style-name="ce1">
            <text:p>0.779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909999999999999" table:style-name="ce1">
            <text:p>0.9991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0.74919999999999998" table:style-name="ce1">
            <text:p>0.7492</text:p>
          </table:table-cell>
          <table:table-cell office:value-type="float" office:value="0.76549999999999996" table:style-name="ce1">
            <text:p>0.7655</text:p>
          </table:table-cell>
          <table:table-cell office:value-type="float" office:value="0.92410000000000003" table:style-name="ce1">
            <text:p>0.9241</text:p>
          </table:table-cell>
          <table:table-cell office:value-type="float" office:value="0.6522" table:style-name="ce1">
            <text:p>0.6522</text:p>
          </table:table-cell>
          <table:table-cell office:value-type="float" office:value="0.65539999999999998" table:style-name="ce1">
            <text:p>0.6554</text:p>
          </table:table-cell>
          <table:table-cell office:value-type="float" office:value="0.52259999999999995" table:style-name="ce1">
            <text:p>0.5226</text:p>
          </table:table-cell>
          <table:table-cell office:value-type="float" office:value="0.60460000000000003" table:style-name="ce1">
            <text:p>0.60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179999999999995" table:style-name="ce1">
            <text:p>0.7918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755" table:style-name="ce1">
            <text:p>0.755</text:p>
          </table:table-cell>
          <table:table-cell office:value-type="float" office:value="0.86680000000000001" table:style-name="ce1">
            <text:p>0.8668</text:p>
          </table:table-cell>
          <table:table-cell office:value-type="float" office:value="0.62309999999999999" table:style-name="ce1">
            <text:p>0.6231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.82879999999999998" table:style-name="ce1">
            <text:p>0.8288</text:p>
          </table:table-cell>
          <table:table-cell office:value-type="float" office:value="0.71779999999999999" table:style-name="ce1">
            <text:p>0.7178</text:p>
          </table:table-cell>
          <table:table-cell office:value-type="float" office:value="0.99629999999999996" table:style-name="ce1">
            <text:p>0.996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0240000000000005" table:style-name="ce1">
            <text:p>0.6024</text:p>
          </table:table-cell>
          <table:table-cell office:value-type="float" office:value="0.72260000000000002" table:style-name="ce1">
            <text:p>0.7226</text:p>
          </table:table-cell>
          <table:table-cell office:value-type="float" office:value="0.99650000000000005" table:style-name="ce1">
            <text:p>0.9965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64729999999999999" table:style-name="ce1">
            <text:p>0.6473</text:p>
          </table:table-cell>
          <table:table-cell office:value-type="float" office:value="0.59740000000000004" table:style-name="ce1">
            <text:p>0.5974</text:p>
          </table:table-cell>
          <table:table-cell office:value-type="float" office:value="0.72950000000000004" table:style-name="ce1">
            <text:p>0.7295</text:p>
          </table:table-cell>
          <table:table-cell office:value-type="float" office:value="0.85199999999999998" table:style-name="ce1">
            <text:p>0.852</text:p>
          </table:table-cell>
          <table:table-cell office:value-type="float" office:value="0.95230000000000004" table:style-name="ce1">
            <text:p>0.952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879999999999995" table:style-name="ce1">
            <text:p>0.7988</text:p>
          </table:table-cell>
          <table:table-cell office:value-type="float" office:value="0.98829999999999996" table:style-name="ce1">
            <text:p>0.9883</text:p>
          </table:table-cell>
          <table:table-cell office:value-type="float" office:value="0.71679999999999999" table:style-name="ce1">
            <text:p>0.7168</text:p>
          </table:table-cell>
          <table:table-cell office:value-type="float" office:value="0.83830000000000005" table:style-name="ce1">
            <text:p>0.8383</text:p>
          </table:table-cell>
          <table:table-cell office:value-type="float" office:value="0.59089999999999998" table:style-name="ce1">
            <text:p>0.5909</text:p>
          </table:table-cell>
          <table:table-cell office:value-type="float" office:value="0.56930000000000003" table:style-name="ce1">
            <text:p>0.5693</text:p>
          </table:table-cell>
          <table:table-cell office:value-type="float" office:value="0.9546" table:style-name="ce1">
            <text:p>0.9546</text:p>
          </table:table-cell>
          <table:table-cell office:value-type="float" office:value="0.65659999999999996" table:style-name="ce1">
            <text:p>0.6566</text:p>
          </table:table-cell>
          <table:table-cell office:value-type="float" office:value="0.5091" table:style-name="ce1">
            <text:p>0.50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429999999999995" table:style-name="ce1">
            <text:p>0.9843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577" table:style-name="ce1">
            <text:p>0.9577</text:p>
          </table:table-cell>
          <table:table-cell office:value-type="float" office:value="0.99860000000000004" table:style-name="ce1">
            <text:p>0.9986</text:p>
          </table:table-cell>
          <table:table-cell office:value-type="float" office:value="0.62429999999999997" table:style-name="ce1">
            <text:p>0.6243</text:p>
          </table:table-cell>
          <table:table-cell office:value-type="float" office:value="0.56730000000000003" table:style-name="ce1">
            <text:p>0.5673</text:p>
          </table:table-cell>
          <table:table-cell office:value-type="float" office:value="0.64359999999999995" table:style-name="ce1">
            <text:p>0.6436</text:p>
          </table:table-cell>
          <table:table-cell office:value-type="float" office:value="0.42370000000000002" table:style-name="ce1">
            <text:p>0.4237</text:p>
          </table:table-cell>
          <table:table-cell office:value-type="float" office:value="0.44919999999999999" table:style-name="ce1">
            <text:p>0.44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9" table:style-name="ce1">
            <text:p>0.9929</text:p>
          </table:table-cell>
          <table:table-cell office:value-type="float" office:value="0.71909999999999996" table:style-name="ce1">
            <text:p>0.7191</text:p>
          </table:table-cell>
          <table:table-cell office:value-type="float" office:value="0.99570000000000003" table:style-name="ce1">
            <text:p>0.9957</text:p>
          </table:table-cell>
          <table:table-cell office:value-type="float" office:value="0.85060000000000002" table:style-name="ce1">
            <text:p>0.8506</text:p>
          </table:table-cell>
          <table:table-cell office:value-type="float" office:value="0.90090000000000003" table:style-name="ce1">
            <text:p>0.9009</text:p>
          </table:table-cell>
          <table:table-cell office:value-type="float" office:value="0.6361" table:style-name="ce1">
            <text:p>0.6361</text:p>
          </table:table-cell>
          <table:table-cell office:value-type="float" office:value="0.3271" table:style-name="ce1">
            <text:p>0.3271</text:p>
          </table:table-cell>
          <table:table-cell office:value-type="float" office:value="0.7026" table:style-name="ce1">
            <text:p>0.7026</text:p>
          </table:table-cell>
          <table:table-cell office:value-type="float" office:value="0.85589999999999999" table:style-name="ce1">
            <text:p>0.855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399999999999999" table:style-name="ce1">
            <text:p>0.984</text:p>
          </table:table-cell>
          <table:table-cell office:value-type="float" office:value="0.96179999999999999" table:style-name="ce1">
            <text:p>0.9618</text:p>
          </table:table-cell>
          <table:table-cell office:value-type="float" office:value="0.9587" table:style-name="ce1">
            <text:p>0.9587</text:p>
          </table:table-cell>
          <table:table-cell office:value-type="float" office:value="0.92169999999999996" table:style-name="ce1">
            <text:p>0.9217</text:p>
          </table:table-cell>
          <table:table-cell office:value-type="float" office:value="0.4985" table:style-name="ce1">
            <text:p>0.4985</text:p>
          </table:table-cell>
          <table:table-cell office:value-type="float" office:value="0.85109999999999997" table:style-name="ce1">
            <text:p>0.8511</text:p>
          </table:table-cell>
          <table:table-cell office:value-type="float" office:value="0.79369999999999996" table:style-name="ce1">
            <text:p>0.7937</text:p>
          </table:table-cell>
          <table:table-cell office:value-type="float" office:value="0.59560000000000002" table:style-name="ce1">
            <text:p>0.5956</text:p>
          </table:table-cell>
          <table:table-cell office:value-type="float" office:value="0.43070000000000003" table:style-name="ce1">
            <text:p>0.43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19999999999996" table:style-name="ce1">
            <text:p>0.9822</text:p>
          </table:table-cell>
          <table:table-cell office:value-type="float" office:value="0.98019999999999996" table:style-name="ce1">
            <text:p>0.9802</text:p>
          </table:table-cell>
          <table:table-cell office:value-type="float" office:value="0.74129999999999996" table:style-name="ce1">
            <text:p>0.7413</text:p>
          </table:table-cell>
          <table:table-cell office:value-type="float" office:value="0.93940000000000001" table:style-name="ce1">
            <text:p>0.9394</text:p>
          </table:table-cell>
          <table:table-cell office:value-type="float" office:value="0.78710000000000002" table:style-name="ce1">
            <text:p>0.7871</text:p>
          </table:table-cell>
          <table:table-cell office:value-type="float" office:value="0.65280000000000005" table:style-name="ce1">
            <text:p>0.6528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75009999999999999" table:style-name="ce1">
            <text:p>0.7501</text:p>
          </table:table-cell>
          <table:table-cell office:value-type="float" office:value="0.50339999999999996" table:style-name="ce1">
            <text:p>0.503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250000000000003" table:style-name="ce1">
            <text:p>0.7225</text:p>
          </table:table-cell>
          <table:table-cell office:value-type="float" office:value="0.70340000000000003" table:style-name="ce1">
            <text:p>0.7034</text:p>
          </table:table-cell>
          <table:table-cell office:value-type="float" office:value="0.75529999999999997" table:style-name="ce1">
            <text:p>0.7553</text:p>
          </table:table-cell>
          <table:table-cell office:value-type="float" office:value="0.95669999999999999" table:style-name="ce1">
            <text:p>0.9567</text:p>
          </table:table-cell>
          <table:table-cell office:value-type="float" office:value="0.68369999999999997" table:style-name="ce1">
            <text:p>0.6837</text:p>
          </table:table-cell>
          <table:table-cell office:value-type="float" office:value="0.96050000000000002" table:style-name="ce1">
            <text:p>0.9605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0.63539999999999996" table:style-name="ce1">
            <text:p>0.6354</text:p>
          </table:table-cell>
          <table:table-cell office:value-type="float" office:value="0.35520000000000002" table:style-name="ce1">
            <text:p>0.35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09999999999998" table:style-name="ce1">
            <text:p>0.9861</text:p>
          </table:table-cell>
          <table:table-cell office:value-type="float" office:value="0.96279999999999999" table:style-name="ce1">
            <text:p>0.9628</text:p>
          </table:table-cell>
          <table:table-cell office:value-type="float" office:value="0.74519999999999997" table:style-name="ce1">
            <text:p>0.7452</text:p>
          </table:table-cell>
          <table:table-cell office:value-type="float" office:value="0.8377" table:style-name="ce1">
            <text:p>0.8377</text:p>
          </table:table-cell>
          <table:table-cell office:value-type="float" office:value="0.46029999999999999" table:style-name="ce1">
            <text:p>0.4603</text:p>
          </table:table-cell>
          <table:table-cell office:value-type="float" office:value="0.54769999999999996" table:style-name="ce1">
            <text:p>0.5477</text:p>
          </table:table-cell>
          <table:table-cell office:value-type="float" office:value="0.78749999999999998" table:style-name="ce1">
            <text:p>0.7875</text:p>
          </table:table-cell>
          <table:table-cell office:value-type="float" office:value="0.65400000000000003" table:style-name="ce1">
            <text:p>0.654</text:p>
          </table:table-cell>
          <table:table-cell office:value-type="float" office:value="0.42230000000000001" table:style-name="ce1">
            <text:p>0.422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900000000000004" table:style-name="ce1">
            <text:p>0.669</text:p>
          </table:table-cell>
          <table:table-cell office:value-type="float" office:value="0.72340000000000004" table:style-name="ce1">
            <text:p>0.7234</text:p>
          </table:table-cell>
          <table:table-cell office:value-type="float" office:value="0.95299999999999996" table:style-name="ce1">
            <text:p>0.953</text:p>
          </table:table-cell>
          <table:table-cell office:value-type="float" office:value="0.70799999999999996" table:style-name="ce1">
            <text:p>0.708</text:p>
          </table:table-cell>
          <table:table-cell office:value-type="float" office:value="0.82220000000000004" table:style-name="ce1">
            <text:p>0.8222</text:p>
          </table:table-cell>
          <table:table-cell office:value-type="float" office:value="0.97340000000000004" table:style-name="ce1">
            <text:p>0.9734</text:p>
          </table:table-cell>
          <table:table-cell office:value-type="float" office:value="0.84060000000000001" table:style-name="ce1">
            <text:p>0.8406</text:p>
          </table:table-cell>
          <table:table-cell office:value-type="float" office:value="0.87470000000000003" table:style-name="ce1">
            <text:p>0.8747</text:p>
          </table:table-cell>
          <table:table-cell office:value-type="float" office:value="0.97940000000000005" table:style-name="ce1">
            <text:p>0.97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910000000000002" table:style-name="ce1">
            <text:p>0.7891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75429999999999997" table:style-name="ce1">
            <text:p>0.7543</text:p>
          </table:table-cell>
          <table:table-cell office:value-type="float" office:value="0.7651" table:style-name="ce1">
            <text:p>0.7651</text:p>
          </table:table-cell>
          <table:table-cell office:value-type="float" office:value="0.57230000000000003" table:style-name="ce1">
            <text:p>0.5723</text:p>
          </table:table-cell>
          <table:table-cell office:value-type="float" office:value="0.505" table:style-name="ce1">
            <text:p>0.505</text:p>
          </table:table-cell>
          <table:table-cell office:value-type="float" office:value="0.94430000000000003" table:style-name="ce1">
            <text:p>0.9443</text:p>
          </table:table-cell>
          <table:table-cell office:value-type="float" office:value="0.70240000000000002" table:style-name="ce1">
            <text:p>0.7024</text:p>
          </table:table-cell>
          <table:table-cell office:value-type="float" office:value="0.6613" table:style-name="ce1">
            <text:p>0.66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369999999999995" table:style-name="ce1">
            <text:p>0.7837</text:p>
          </table:table-cell>
          <table:table-cell office:value-type="float" office:value="0.99509999999999998" table:style-name="ce1">
            <text:p>0.9951</text:p>
          </table:table-cell>
          <table:table-cell office:value-type="float" office:value="0.95320000000000005" table:style-name="ce1">
            <text:p>0.9532</text:p>
          </table:table-cell>
          <table:table-cell office:value-type="float" office:value="0.50360000000000005" table:style-name="ce1">
            <text:p>0.5036</text:p>
          </table:table-cell>
          <table:table-cell office:value-type="float" office:value="0.62429999999999997" table:style-name="ce1">
            <text:p>0.6243</text:p>
          </table:table-cell>
          <table:table-cell office:value-type="float" office:value="0.98599999999999999" table:style-name="ce1">
            <text:p>0.986</text:p>
          </table:table-cell>
          <table:table-cell office:value-type="float" office:value="0.91290000000000004" table:style-name="ce1">
            <text:p>0.9129</text:p>
          </table:table-cell>
          <table:table-cell office:value-type="float" office:value="0.84550000000000003" table:style-name="ce1">
            <text:p>0.8455</text:p>
          </table:table-cell>
          <table:table-cell office:value-type="float" office:value="0.95420000000000005" table:style-name="ce1">
            <text:p>0.95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19999999999997" table:style-name="ce1">
            <text:p>0.9882</text:p>
          </table:table-cell>
          <table:table-cell office:value-type="float" office:value="0.70469999999999999" table:style-name="ce1">
            <text:p>0.7047</text:p>
          </table:table-cell>
          <table:table-cell office:value-type="float" office:value="0.99470000000000003" table:style-name="ce1">
            <text:p>0.9947</text:p>
          </table:table-cell>
          <table:table-cell office:value-type="float" office:value="0.97319999999999995" table:style-name="ce1">
            <text:p>0.9732</text:p>
          </table:table-cell>
          <table:table-cell office:value-type="float" office:value="0.69210000000000005" table:style-name="ce1">
            <text:p>0.6921</text:p>
          </table:table-cell>
          <table:table-cell office:value-type="float" office:value="0.93730000000000002" table:style-name="ce1">
            <text:p>0.9373</text:p>
          </table:table-cell>
          <table:table-cell office:value-type="float" office:value="0.37909999999999999" table:style-name="ce1">
            <text:p>0.3791</text:p>
          </table:table-cell>
          <table:table-cell office:value-type="float" office:value="0.83399999999999996" table:style-name="ce1">
            <text:p>0.834</text:p>
          </table:table-cell>
          <table:table-cell office:value-type="float" office:value="0.89570000000000005" table:style-name="ce1">
            <text:p>0.895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510000000000002" table:style-name="ce1">
            <text:p>0.7851</text:p>
          </table:table-cell>
          <table:table-cell office:value-type="float" office:value="0.71640000000000004" table:style-name="ce1">
            <text:p>0.7164</text:p>
          </table:table-cell>
          <table:table-cell office:value-type="float" office:value="0.96350000000000002" table:style-name="ce1">
            <text:p>0.9635</text:p>
          </table:table-cell>
          <table:table-cell office:value-type="float" office:value="0.7681" table:style-name="ce1">
            <text:p>0.7681</text:p>
          </table:table-cell>
          <table:table-cell office:value-type="float" office:value="0.64049999999999996" table:style-name="ce1">
            <text:p>0.6405</text:p>
          </table:table-cell>
          <table:table-cell office:value-type="float" office:value="0.77339999999999998" table:style-name="ce1">
            <text:p>0.7734</text:p>
          </table:table-cell>
          <table:table-cell office:value-type="float" office:value="0.95479999999999998" table:style-name="ce1">
            <text:p>0.9548</text:p>
          </table:table-cell>
          <table:table-cell office:value-type="float" office:value="0.52539999999999998" table:style-name="ce1">
            <text:p>0.5254</text:p>
          </table:table-cell>
          <table:table-cell office:value-type="float" office:value="0.63729999999999998" table:style-name="ce1">
            <text:p>0.63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440000000000003" table:style-name="ce1">
            <text:p>0.9544</text:p>
          </table:table-cell>
          <table:table-cell office:value-type="float" office:value="0.6885" table:style-name="ce1">
            <text:p>0.6885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56620000000000004" table:style-name="ce1">
            <text:p>0.5662</text:p>
          </table:table-cell>
          <table:table-cell office:value-type="float" office:value="0.62839999999999996" table:style-name="ce1">
            <text:p>0.6284</text:p>
          </table:table-cell>
          <table:table-cell office:value-type="float" office:value="0.74509999999999998" table:style-name="ce1">
            <text:p>0.7451</text:p>
          </table:table-cell>
          <table:table-cell office:value-type="float" office:value="0.79520000000000002" table:style-name="ce1">
            <text:p>0.7952</text:p>
          </table:table-cell>
          <table:table-cell office:value-type="float" office:value="0.86599999999999999" table:style-name="ce1">
            <text:p>0.866</text:p>
          </table:table-cell>
          <table:table-cell office:value-type="float" office:value="0.25369999999999998" table:style-name="ce1">
            <text:p>0.25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410000000000002" table:style-name="ce1">
            <text:p>0.7841</text:p>
          </table:table-cell>
          <table:table-cell office:value-type="float" office:value="0.9778" table:style-name="ce1">
            <text:p>0.9778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0.97640000000000005" table:style-name="ce1">
            <text:p>0.9764</text:p>
          </table:table-cell>
          <table:table-cell office:value-type="float" office:value="0.91590000000000005" table:style-name="ce1">
            <text:p>0.9159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78359999999999996" table:style-name="ce1">
            <text:p>0.7836</text:p>
          </table:table-cell>
          <table:table-cell office:value-type="float" office:value="0.47720000000000001" table:style-name="ce1">
            <text:p>0.4772</text:p>
          </table:table-cell>
          <table:table-cell office:value-type="float" office:value="0.84930000000000005" table:style-name="ce1">
            <text:p>0.84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529999999999994" table:style-name="ce1">
            <text:p>0.9753</text:p>
          </table:table-cell>
          <table:table-cell office:value-type="float" office:value="0.99860000000000004" table:style-name="ce1">
            <text:p>0.9986</text:p>
          </table:table-cell>
          <table:table-cell office:value-type="float" office:value="0.73809999999999998" table:style-name="ce1">
            <text:p>0.7381</text:p>
          </table:table-cell>
          <table:table-cell office:value-type="float" office:value="0.65539999999999998" table:style-name="ce1">
            <text:p>0.6554</text:p>
          </table:table-cell>
          <table:table-cell office:value-type="float" office:value="0.79330000000000001" table:style-name="ce1">
            <text:p>0.7933</text:p>
          </table:table-cell>
          <table:table-cell office:value-type="float" office:value="0.48649999999999999" table:style-name="ce1">
            <text:p>0.4865</text:p>
          </table:table-cell>
          <table:table-cell office:value-type="float" office:value="0.56759999999999999" table:style-name="ce1">
            <text:p>0.5676</text:p>
          </table:table-cell>
          <table:table-cell office:value-type="float" office:value="0.77549999999999997" table:style-name="ce1">
            <text:p>0.7755</text:p>
          </table:table-cell>
          <table:table-cell office:value-type="float" office:value="0.4128" table:style-name="ce1">
            <text:p>0.412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519999999999996" table:style-name="ce1">
            <text:p>0.9752</text:p>
          </table:table-cell>
          <table:table-cell office:value-type="float" office:value="0.99439999999999995" table:style-name="ce1">
            <text:p>0.9944</text:p>
          </table:table-cell>
          <table:table-cell office:value-type="float" office:value="0.997" table:style-name="ce1">
            <text:p>0.997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0.67789999999999995" table:style-name="ce1">
            <text:p>0.6779</text:p>
          </table:table-cell>
          <table:table-cell office:value-type="float" office:value="0.98280000000000001" table:style-name="ce1">
            <text:p>0.9828</text:p>
          </table:table-cell>
          <table:table-cell office:value-type="float" office:value="0.45219999999999999" table:style-name="ce1">
            <text:p>0.4522</text:p>
          </table:table-cell>
          <table:table-cell office:value-type="float" office:value="0.55049999999999999" table:style-name="ce1">
            <text:p>0.5505</text:p>
          </table:table-cell>
          <table:table-cell office:value-type="float" office:value="0.44419999999999998" table:style-name="ce1">
            <text:p>0.44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770000000000003" table:style-name="ce1">
            <text:p>0.9977</text:p>
          </table:table-cell>
          <table:table-cell office:value-type="float" office:value="0.70340000000000003" table:style-name="ce1">
            <text:p>0.7034</text:p>
          </table:table-cell>
          <table:table-cell office:value-type="float" office:value="0.74319999999999997" table:style-name="ce1">
            <text:p>0.7432</text:p>
          </table:table-cell>
          <table:table-cell office:value-type="float" office:value="0.86019999999999996" table:style-name="ce1">
            <text:p>0.8602</text:p>
          </table:table-cell>
          <table:table-cell office:value-type="float" office:value="0.84340000000000004" table:style-name="ce1">
            <text:p>0.8434</text:p>
          </table:table-cell>
          <table:table-cell office:value-type="float" office:value="0.3695" table:style-name="ce1">
            <text:p>0.3695</text:p>
          </table:table-cell>
          <table:table-cell office:value-type="float" office:value="0.79959999999999998" table:style-name="ce1">
            <text:p>0.7996</text:p>
          </table:table-cell>
          <table:table-cell office:value-type="float" office:value="0.68720000000000003" table:style-name="ce1">
            <text:p>0.6872</text:p>
          </table:table-cell>
          <table:table-cell office:value-type="float" office:value="0.64959999999999996" table:style-name="ce1">
            <text:p>0.649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439999999999997" table:style-name="ce1">
            <text:p>0.7644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0.73099999999999998" table:style-name="ce1">
            <text:p>0.731</text:p>
          </table:table-cell>
          <table:table-cell office:value-type="float" office:value="0.98660000000000003" table:style-name="ce1">
            <text:p>0.9866</text:p>
          </table:table-cell>
          <table:table-cell office:value-type="float" office:value="0.61339999999999995" table:style-name="ce1">
            <text:p>0.6134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53569999999999995" table:style-name="ce1">
            <text:p>0.5357</text:p>
          </table:table-cell>
          <table:table-cell office:value-type="float" office:value="0.66500000000000004" table:style-name="ce1">
            <text:p>0.665</text:p>
          </table:table-cell>
          <table:table-cell office:value-type="float" office:value="0.31840000000000002" table:style-name="ce1">
            <text:p>0.31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150000000000002" table:style-name="ce1">
            <text:p>0.9615</text:p>
          </table:table-cell>
          <table:table-cell office:value-type="float" office:value="0.70120000000000005" table:style-name="ce1">
            <text:p>0.7012</text:p>
          </table:table-cell>
          <table:table-cell office:value-type="float" office:value="0.74319999999999997" table:style-name="ce1">
            <text:p>0.7432</text:p>
          </table:table-cell>
          <table:table-cell office:value-type="float" office:value="0.60470000000000002" table:style-name="ce1">
            <text:p>0.6047</text:p>
          </table:table-cell>
          <table:table-cell office:value-type="float" office:value="0.58789999999999998" table:style-name="ce1">
            <text:p>0.5879</text:p>
          </table:table-cell>
          <table:table-cell office:value-type="float" office:value="0.50329999999999997" table:style-name="ce1">
            <text:p>0.5033</text:p>
          </table:table-cell>
          <table:table-cell office:value-type="float" office:value="0.3397" table:style-name="ce1">
            <text:p>0.3397</text:p>
          </table:table-cell>
          <table:table-cell office:value-type="float" office:value="0.443" table:style-name="ce1">
            <text:p>0.443</text:p>
          </table:table-cell>
          <table:table-cell office:value-type="float" office:value="0.73240000000000005" table:style-name="ce1">
            <text:p>0.732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3059999999999998" table:style-name="ce1">
            <text:p>0.9306</text:p>
          </table:table-cell>
          <table:table-cell office:value-type="float" office:value="0.99119999999999997" table:style-name="ce1">
            <text:p>0.9912</text:p>
          </table:table-cell>
          <table:table-cell office:value-type="float" office:value="0.997" table:style-name="ce1">
            <text:p>0.997</text:p>
          </table:table-cell>
          <table:table-cell office:value-type="float" office:value="0.97629999999999995" table:style-name="ce1">
            <text:p>0.9763</text:p>
          </table:table-cell>
          <table:table-cell office:value-type="float" office:value="0.91339999999999999" table:style-name="ce1">
            <text:p>0.9134</text:p>
          </table:table-cell>
          <table:table-cell office:value-type="float" office:value="0.57679999999999998" table:style-name="ce1">
            <text:p>0.5768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0.63019999999999998" table:style-name="ce1">
            <text:p>0.6302</text:p>
          </table:table-cell>
          <table:table-cell office:value-type="float" office:value="0.61339999999999995" table:style-name="ce1">
            <text:p>0.613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230000000000005" table:style-name="ce1">
            <text:p>0.9723</text:p>
          </table:table-cell>
          <table:table-cell office:value-type="float" office:value="0.6885" table:style-name="ce1">
            <text:p>0.6885</text:p>
          </table:table-cell>
          <table:table-cell office:value-type="float" office:value="0.73560000000000003" table:style-name="ce1">
            <text:p>0.7356</text:p>
          </table:table-cell>
          <table:table-cell office:value-type="float" office:value="0.64029999999999998" table:style-name="ce1">
            <text:p>0.6403</text:p>
          </table:table-cell>
          <table:table-cell office:value-type="float" office:value="0.89349999999999996" table:style-name="ce1">
            <text:p>0.8935</text:p>
          </table:table-cell>
          <table:table-cell office:value-type="float" office:value="0.83640000000000003" table:style-name="ce1">
            <text:p>0.8364</text:p>
          </table:table-cell>
          <table:table-cell office:value-type="float" office:value="0.3246" table:style-name="ce1">
            <text:p>0.3246</text:p>
          </table:table-cell>
          <table:table-cell office:value-type="float" office:value="0.70779999999999998" table:style-name="ce1">
            <text:p>0.7078</text:p>
          </table:table-cell>
          <table:table-cell office:value-type="float" office:value="0.61450000000000005" table:style-name="ce1">
            <text:p>0.614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050000000000005" table:style-name="ce1">
            <text:p>0.6205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0.99180000000000001" table:style-name="ce1">
            <text:p>0.9918</text:p>
          </table:table-cell>
          <table:table-cell office:value-type="float" office:value="0.6482" table:style-name="ce1">
            <text:p>0.6482</text:p>
          </table:table-cell>
          <table:table-cell office:value-type="float" office:value="0.57679999999999998" table:style-name="ce1">
            <text:p>0.5768</text:p>
          </table:table-cell>
          <table:table-cell office:value-type="float" office:value="0.59609999999999996" table:style-name="ce1">
            <text:p>0.5961</text:p>
          </table:table-cell>
          <table:table-cell office:value-type="float" office:value="0.8841" table:style-name="ce1">
            <text:p>0.8841</text:p>
          </table:table-cell>
          <table:table-cell office:value-type="float" office:value="0.87109999999999999" table:style-name="ce1">
            <text:p>0.8711</text:p>
          </table:table-cell>
          <table:table-cell office:value-type="float" office:value="0.80979999999999996" table:style-name="ce1">
            <text:p>0.809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839999999999995" table:style-name="ce1">
            <text:p>0.9984</text:p>
          </table:table-cell>
          <table:table-cell office:value-type="float" office:value="0.99929999999999997" table:style-name="ce1">
            <text:p>0.9993</text:p>
          </table:table-cell>
          <table:table-cell office:value-type="float" office:value="0.91879999999999995" table:style-name="ce1">
            <text:p>0.9188</text:p>
          </table:table-cell>
          <table:table-cell office:value-type="float" office:value="0.8931" table:style-name="ce1">
            <text:p>0.8931</text:p>
          </table:table-cell>
          <table:table-cell office:value-type="float" office:value="0.70189999999999997" table:style-name="ce1">
            <text:p>0.7019</text:p>
          </table:table-cell>
          <table:table-cell office:value-type="float" office:value="0.874" table:style-name="ce1">
            <text:p>0.874</text:p>
          </table:table-cell>
          <table:table-cell office:value-type="float" office:value="0.61509999999999998" table:style-name="ce1">
            <text:p>0.6151</text:p>
          </table:table-cell>
          <table:table-cell office:value-type="float" office:value="0.3957" table:style-name="ce1">
            <text:p>0.3957</text:p>
          </table:table-cell>
          <table:table-cell office:value-type="float" office:value="0.59519999999999995" table:style-name="ce1">
            <text:p>0.59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620000000000003" table:style-name="ce1">
            <text:p>0.8062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0.97460000000000002" table:style-name="ce1">
            <text:p>0.9746</text:p>
          </table:table-cell>
          <table:table-cell office:value-type="float" office:value="0.68689999999999996" table:style-name="ce1">
            <text:p>0.6869</text:p>
          </table:table-cell>
          <table:table-cell office:value-type="float" office:value="0.78190000000000004" table:style-name="ce1">
            <text:p>0.7819</text:p>
          </table:table-cell>
          <table:table-cell office:value-type="float" office:value="0.41170000000000001" table:style-name="ce1">
            <text:p>0.4117</text:p>
          </table:table-cell>
          <table:table-cell office:value-type="float" office:value="0.81510000000000005" table:style-name="ce1">
            <text:p>0.8151</text:p>
          </table:table-cell>
          <table:table-cell office:value-type="float" office:value="0.52470000000000006" table:style-name="ce1">
            <text:p>0.5247</text:p>
          </table:table-cell>
          <table:table-cell office:value-type="float" office:value="0.99909999999999999" table:style-name="ce1">
            <text:p>0.99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9160000000000001" table:style-name="ce1">
            <text:p>0.5916</text:p>
          </table:table-cell>
          <table:table-cell office:value-type="float" office:value="0.70320000000000005" table:style-name="ce1">
            <text:p>0.7032</text:p>
          </table:table-cell>
          <table:table-cell office:value-type="float" office:value="0.72840000000000005" table:style-name="ce1">
            <text:p>0.7284</text:p>
          </table:table-cell>
          <table:table-cell office:value-type="float" office:value="0.61140000000000005" table:style-name="ce1">
            <text:p>0.6114</text:p>
          </table:table-cell>
          <table:table-cell office:value-type="float" office:value="0.87119999999999997" table:style-name="ce1">
            <text:p>0.8712</text:p>
          </table:table-cell>
          <table:table-cell office:value-type="float" office:value="0.67269999999999996" table:style-name="ce1">
            <text:p>0.6727</text:p>
          </table:table-cell>
          <table:table-cell office:value-type="float" office:value="0.75039999999999996" table:style-name="ce1">
            <text:p>0.7504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0.97109999999999996" table:style-name="ce1">
            <text:p>0.97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1430000000000002" table:style-name="ce1">
            <text:p>0.8143</text:p>
          </table:table-cell>
          <table:table-cell office:value-type="float" office:value="0.97109999999999996" table:style-name="ce1">
            <text:p>0.9711</text:p>
          </table:table-cell>
          <table:table-cell office:value-type="float" office:value="0.99150000000000005" table:style-name="ce1">
            <text:p>0.9915</text:p>
          </table:table-cell>
          <table:table-cell office:value-type="float" office:value="0.63929999999999998" table:style-name="ce1">
            <text:p>0.6393</text:p>
          </table:table-cell>
          <table:table-cell office:value-type="float" office:value="0.86409999999999998" table:style-name="ce1">
            <text:p>0.8641</text:p>
          </table:table-cell>
          <table:table-cell office:value-type="float" office:value="0.996" table:style-name="ce1">
            <text:p>0.996</text:p>
          </table:table-cell>
          <table:table-cell office:value-type="float" office:value="0.9415" table:style-name="ce1">
            <text:p>0.9415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0.48799999999999999" table:style-name="ce1">
            <text:p>0.48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389999999999999" table:style-name="ce1">
            <text:p>0.9739</text:p>
          </table:table-cell>
          <table:table-cell office:value-type="float" office:value="0.9919" table:style-name="ce1">
            <text:p>0.9919</text:p>
          </table:table-cell>
          <table:table-cell office:value-type="float" office:value="0.73860000000000003" table:style-name="ce1">
            <text:p>0.7386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81189999999999996" table:style-name="ce1">
            <text:p>0.8119</text:p>
          </table:table-cell>
          <table:table-cell office:value-type="float" office:value="0.60970000000000002" table:style-name="ce1">
            <text:p>0.6097</text:p>
          </table:table-cell>
          <table:table-cell office:value-type="float" office:value="0.60360000000000003" table:style-name="ce1">
            <text:p>0.6036</text:p>
          </table:table-cell>
          <table:table-cell office:value-type="float" office:value="0.52329999999999999" table:style-name="ce1">
            <text:p>0.5233</text:p>
          </table:table-cell>
          <table:table-cell office:value-type="float" office:value="0.439" table:style-name="ce1">
            <text:p>0.43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50000000000004" table:style-name="ce1">
            <text:p>0.9875</text:p>
          </table:table-cell>
          <table:table-cell office:value-type="float" office:value="0.70189999999999997" table:style-name="ce1">
            <text:p>0.7019</text:p>
          </table:table-cell>
          <table:table-cell office:value-type="float" office:value="0.72750000000000004" table:style-name="ce1">
            <text:p>0.7275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0.64280000000000004" table:style-name="ce1">
            <text:p>0.6428</text:p>
          </table:table-cell>
          <table:table-cell office:value-type="float" office:value="0.77629999999999999" table:style-name="ce1">
            <text:p>0.7763</text:p>
          </table:table-cell>
          <table:table-cell office:value-type="float" office:value="0.30370000000000003" table:style-name="ce1">
            <text:p>0.3037</text:p>
          </table:table-cell>
          <table:table-cell office:value-type="float" office:value="0.54879999999999995" table:style-name="ce1">
            <text:p>0.5488</text:p>
          </table:table-cell>
          <table:table-cell office:value-type="float" office:value="0.88349999999999995" table:style-name="ce1">
            <text:p>0.88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599999999999998" table:style-name="ce1">
            <text:p>0.976</text:p>
          </table:table-cell>
          <table:table-cell office:value-type="float" office:value="0.93489999999999995" table:style-name="ce1">
            <text:p>0.9349</text:p>
          </table:table-cell>
          <table:table-cell office:value-type="float" office:value="0.73860000000000003" table:style-name="ce1">
            <text:p>0.7386</text:p>
          </table:table-cell>
          <table:table-cell office:value-type="float" office:value="0.65390000000000004" table:style-name="ce1">
            <text:p>0.6539</text:p>
          </table:table-cell>
          <table:table-cell office:value-type="float" office:value="0.74350000000000005" table:style-name="ce1">
            <text:p>0.7435</text:p>
          </table:table-cell>
          <table:table-cell office:value-type="float" office:value="0.49159999999999998" table:style-name="ce1">
            <text:p>0.4916</text:p>
          </table:table-cell>
          <table:table-cell office:value-type="float" office:value="0.78779999999999994" table:style-name="ce1">
            <text:p>0.7878</text:p>
          </table:table-cell>
          <table:table-cell office:value-type="float" office:value="0.63900000000000001" table:style-name="ce1">
            <text:p>0.639</text:p>
          </table:table-cell>
          <table:table-cell office:value-type="float" office:value="0.42130000000000001" table:style-name="ce1">
            <text:p>0.42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589999999999999" table:style-name="ce1">
            <text:p>0.9759</text:p>
          </table:table-cell>
          <table:table-cell office:value-type="float" office:value="0.99380000000000002" table:style-name="ce1">
            <text:p>0.9938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62749999999999995" table:style-name="ce1">
            <text:p>0.6275</text:p>
          </table:table-cell>
          <table:table-cell office:value-type="float" office:value="0.72899999999999998" table:style-name="ce1">
            <text:p>0.729</text:p>
          </table:table-cell>
          <table:table-cell office:value-type="float" office:value="0.88529999999999998" table:style-name="ce1">
            <text:p>0.8853</text:p>
          </table:table-cell>
          <table:table-cell office:value-type="float" office:value="0.98740000000000006" table:style-name="ce1">
            <text:p>0.9874</text:p>
          </table:table-cell>
          <table:table-cell office:value-type="float" office:value="0.64090000000000003" table:style-name="ce1">
            <text:p>0.6409</text:p>
          </table:table-cell>
          <table:table-cell office:value-type="float" office:value="0.49640000000000001" table:style-name="ce1">
            <text:p>0.496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940000000000004" table:style-name="ce1">
            <text:p>0.7194</text:p>
          </table:table-cell>
          <table:table-cell office:value-type="float" office:value="0.6925" table:style-name="ce1">
            <text:p>0.6925</text:p>
          </table:table-cell>
          <table:table-cell office:value-type="float" office:value="0.95789999999999997" table:style-name="ce1">
            <text:p>0.9579</text:p>
          </table:table-cell>
          <table:table-cell office:value-type="float" office:value="0.62109999999999999" table:style-name="ce1">
            <text:p>0.6211</text:p>
          </table:table-cell>
          <table:table-cell office:value-type="float" office:value="0.83620000000000005" table:style-name="ce1">
            <text:p>0.8362</text:p>
          </table:table-cell>
          <table:table-cell office:value-type="float" office:value="0.60170000000000001" table:style-name="ce1">
            <text:p>0.6017</text:p>
          </table:table-cell>
          <table:table-cell office:value-type="float" office:value="0.92010000000000003" table:style-name="ce1">
            <text:p>0.9201</text:p>
          </table:table-cell>
          <table:table-cell office:value-type="float" office:value="0.45960000000000001" table:style-name="ce1">
            <text:p>0.4596</text:p>
          </table:table-cell>
          <table:table-cell office:value-type="float" office:value="0.34660000000000002" table:style-name="ce1">
            <text:p>0.34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39999999999995" table:style-name="ce1">
            <text:p>0.9914</text:p>
          </table:table-cell>
          <table:table-cell office:value-type="float" office:value="0.93630000000000002" table:style-name="ce1">
            <text:p>0.9363</text:p>
          </table:table-cell>
          <table:table-cell office:value-type="float" office:value="0.99690000000000001" table:style-name="ce1">
            <text:p>0.9969</text:p>
          </table:table-cell>
          <table:table-cell office:value-type="float" office:value="0.80349999999999999" table:style-name="ce1">
            <text:p>0.8035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57250000000000001" table:style-name="ce1">
            <text:p>0.5725</text:p>
          </table:table-cell>
          <table:table-cell office:value-type="float" office:value="0.75519999999999998" table:style-name="ce1">
            <text:p>0.7552</text:p>
          </table:table-cell>
          <table:table-cell office:value-type="float" office:value="0.52449999999999997" table:style-name="ce1">
            <text:p>0.5245</text:p>
          </table:table-cell>
          <table:table-cell office:value-type="float" office:value="0.40500000000000003" table:style-name="ce1">
            <text:p>0.4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369999999999996" table:style-name="ce1">
            <text:p>0.6637</text:p>
          </table:table-cell>
          <table:table-cell office:value-type="float" office:value="0.70420000000000005" table:style-name="ce1">
            <text:p>0.7042</text:p>
          </table:table-cell>
          <table:table-cell office:value-type="float" office:value="0.73819999999999997" table:style-name="ce1">
            <text:p>0.7382</text:p>
          </table:table-cell>
          <table:table-cell office:value-type="float" office:value="0.61799999999999999" table:style-name="ce1">
            <text:p>0.618</text:p>
          </table:table-cell>
          <table:table-cell office:value-type="float" office:value="0.63119999999999998" table:style-name="ce1">
            <text:p>0.6312</text:p>
          </table:table-cell>
          <table:table-cell office:value-type="float" office:value="0.55510000000000004" table:style-name="ce1">
            <text:p>0.5551</text:p>
          </table:table-cell>
          <table:table-cell office:value-type="float" office:value="0.86929999999999996" table:style-name="ce1">
            <text:p>0.8693</text:p>
          </table:table-cell>
          <table:table-cell office:value-type="float" office:value="0.89039999999999997" table:style-name="ce1">
            <text:p>0.8904</text:p>
          </table:table-cell>
          <table:table-cell office:value-type="float" office:value="0.99070000000000003" table:style-name="ce1">
            <text:p>0.990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300000000000005" table:style-name="ce1">
            <text:p>0.803</text:p>
          </table:table-cell>
          <table:table-cell office:value-type="float" office:value="0.99550000000000005" table:style-name="ce1">
            <text:p>0.9955</text:p>
          </table:table-cell>
          <table:table-cell office:value-type="float" office:value="0.94550000000000001" table:style-name="ce1">
            <text:p>0.9455</text:p>
          </table:table-cell>
          <table:table-cell office:value-type="float" office:value="0.8921" table:style-name="ce1">
            <text:p>0.8921</text:p>
          </table:table-cell>
          <table:table-cell office:value-type="float" office:value="0.8931" table:style-name="ce1">
            <text:p>0.8931</text:p>
          </table:table-cell>
          <table:table-cell office:value-type="float" office:value="0.94779999999999998" table:style-name="ce1">
            <text:p>0.9478</text:p>
          </table:table-cell>
          <table:table-cell office:value-type="float" office:value="0.93320000000000003" table:style-name="ce1">
            <text:p>0.9332</text:p>
          </table:table-cell>
          <table:table-cell office:value-type="float" office:value="0.53869999999999996" table:style-name="ce1">
            <text:p>0.5387</text:p>
          </table:table-cell>
          <table:table-cell office:value-type="float" office:value="0.67820000000000003" table:style-name="ce1">
            <text:p>0.678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259999999999997" table:style-name="ce1">
            <text:p>0.7926</text:p>
          </table:table-cell>
          <table:table-cell office:value-type="float" office:value="0.98270000000000002" table:style-name="ce1">
            <text:p>0.9827</text:p>
          </table:table-cell>
          <table:table-cell office:value-type="float" office:value="0.73750000000000004" table:style-name="ce1">
            <text:p>0.7375</text:p>
          </table:table-cell>
          <table:table-cell office:value-type="float" office:value="0.95369999999999999" table:style-name="ce1">
            <text:p>0.9537</text:p>
          </table:table-cell>
          <table:table-cell office:value-type="float" office:value="0.60919999999999996" table:style-name="ce1">
            <text:p>0.6092</text:p>
          </table:table-cell>
          <table:table-cell office:value-type="float" office:value="0.56520000000000004" table:style-name="ce1">
            <text:p>0.5652</text:p>
          </table:table-cell>
          <table:table-cell office:value-type="float" office:value="0.92410000000000003" table:style-name="ce1">
            <text:p>0.9241</text:p>
          </table:table-cell>
          <table:table-cell office:value-type="float" office:value="0.76919999999999999" table:style-name="ce1">
            <text:p>0.7692</text:p>
          </table:table-cell>
          <table:table-cell office:value-type="float" office:value="0.93289999999999995" table:style-name="ce1">
            <text:p>0.93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899999999999998" table:style-name="ce1">
            <text:p>0.979</text:p>
          </table:table-cell>
          <table:table-cell office:value-type="float" office:value="0.69350000000000001" table:style-name="ce1">
            <text:p>0.6935</text:p>
          </table:table-cell>
          <table:table-cell office:value-type="float" office:value="0.72660000000000002" table:style-name="ce1">
            <text:p>0.7266</text:p>
          </table:table-cell>
          <table:table-cell office:value-type="float" office:value="0.61280000000000001" table:style-name="ce1">
            <text:p>0.6128</text:p>
          </table:table-cell>
          <table:table-cell office:value-type="float" office:value="0.379" table:style-name="ce1">
            <text:p>0.379</text:p>
          </table:table-cell>
          <table:table-cell office:value-type="float" office:value="0.60070000000000001" table:style-name="ce1">
            <text:p>0.6007</text:p>
          </table:table-cell>
          <table:table-cell office:value-type="float" office:value="0.35239999999999999" table:style-name="ce1">
            <text:p>0.3524</text:p>
          </table:table-cell>
          <table:table-cell office:value-type="float" office:value="0.73419999999999996" table:style-name="ce1">
            <text:p>0.7342</text:p>
          </table:table-cell>
          <table:table-cell office:value-type="float" office:value="0.92120000000000002" table:style-name="ce1">
            <text:p>0.921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23" table:style-name="ce1">
            <text:p>0.7923</text:p>
          </table:table-cell>
          <table:table-cell office:value-type="float" office:value="0.70069999999999999" table:style-name="ce1">
            <text:p>0.7007</text:p>
          </table:table-cell>
          <table:table-cell office:value-type="float" office:value="0.74" table:style-name="ce1">
            <text:p>0.74</text:p>
          </table:table-cell>
          <table:table-cell office:value-type="float" office:value="0.63400000000000001" table:style-name="ce1">
            <text:p>0.634</text:p>
          </table:table-cell>
          <table:table-cell office:value-type="float" office:value="0.93830000000000002" table:style-name="ce1">
            <text:p>0.9383</text:p>
          </table:table-cell>
          <table:table-cell office:value-type="float" office:value="0.54090000000000005" table:style-name="ce1">
            <text:p>0.5409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0.4133" table:style-name="ce1">
            <text:p>0.4133</text:p>
          </table:table-cell>
          <table:table-cell office:value-type="float" office:value="0.64410000000000001" table:style-name="ce1">
            <text:p>0.644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18" table:style-name="ce1">
            <text:p>0.9718</text:p>
          </table:table-cell>
          <table:table-cell office:value-type="float" office:value="0.68210000000000004" table:style-name="ce1">
            <text:p>0.6821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0.99250000000000005" table:style-name="ce1">
            <text:p>0.9925</text:p>
          </table:table-cell>
          <table:table-cell office:value-type="float" office:value="0.9133" table:style-name="ce1">
            <text:p>0.9133</text:p>
          </table:table-cell>
          <table:table-cell office:value-type="float" office:value="0.44950000000000001" table:style-name="ce1">
            <text:p>0.4495</text:p>
          </table:table-cell>
          <table:table-cell office:value-type="float" office:value="0.80230000000000001" table:style-name="ce1">
            <text:p>0.8023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0.2455" table:style-name="ce1">
            <text:p>0.245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660000000000004" table:style-name="ce1">
            <text:p>0.9966</text:p>
          </table:table-cell>
          <table:table-cell office:value-type="float" office:value="0.99519999999999997" table:style-name="ce1">
            <text:p>0.9952</text:p>
          </table:table-cell>
          <table:table-cell office:value-type="float" office:value="0.73719999999999997" table:style-name="ce1">
            <text:p>0.7372</text:p>
          </table:table-cell>
          <table:table-cell office:value-type="float" office:value="0.59840000000000004" table:style-name="ce1">
            <text:p>0.5984</text:p>
          </table:table-cell>
          <table:table-cell office:value-type="float" office:value="0.60950000000000004" table:style-name="ce1">
            <text:p>0.6095</text:p>
          </table:table-cell>
          <table:table-cell office:value-type="float" office:value="0.58689999999999998" table:style-name="ce1">
            <text:p>0.5869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81030000000000002" table:style-name="ce1">
            <text:p>0.8103</text:p>
          </table:table-cell>
          <table:table-cell office:value-type="float" office:value="0.99670000000000003" table:style-name="ce1">
            <text:p>0.996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990000000000004" table:style-name="ce1">
            <text:p>0.7799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68269999999999997" table:style-name="ce1">
            <text:p>0.6827</text:p>
          </table:table-cell>
          <table:table-cell office:value-type="float" office:value="0.66059999999999997" table:style-name="ce1">
            <text:p>0.6606</text:p>
          </table:table-cell>
          <table:table-cell office:value-type="float" office:value="0.45190000000000002" table:style-name="ce1">
            <text:p>0.4519</text:p>
          </table:table-cell>
          <table:table-cell office:value-type="float" office:value="0.87250000000000005" table:style-name="ce1">
            <text:p>0.8725</text:p>
          </table:table-cell>
          <table:table-cell office:value-type="float" office:value="0.77" table:style-name="ce1">
            <text:p>0.77</text:p>
          </table:table-cell>
          <table:table-cell office:value-type="float" office:value="0.50560000000000005" table:style-name="ce1">
            <text:p>0.5056</text:p>
          </table:table-cell>
          <table:table-cell office:value-type="float" office:value="0.91620000000000001" table:style-name="ce1">
            <text:p>0.91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19" table:style-name="ce1">
            <text:p>0.9819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97099999999999997" table:style-name="ce1">
            <text:p>0.971</text:p>
          </table:table-cell>
          <table:table-cell office:value-type="float" office:value="0.98660000000000003" table:style-name="ce1">
            <text:p>0.9866</text:p>
          </table:table-cell>
          <table:table-cell office:value-type="float" office:value="0.4022" table:style-name="ce1">
            <text:p>0.4022</text:p>
          </table:table-cell>
          <table:table-cell office:value-type="float" office:value="0.78959999999999997" table:style-name="ce1">
            <text:p>0.7896</text:p>
          </table:table-cell>
          <table:table-cell office:value-type="float" office:value="0.69189999999999996" table:style-name="ce1">
            <text:p>0.6919</text:p>
          </table:table-cell>
          <table:table-cell office:value-type="float" office:value="0.65759999999999996" table:style-name="ce1">
            <text:p>0.6576</text:p>
          </table:table-cell>
          <table:table-cell office:value-type="float" office:value="0.43859999999999999" table:style-name="ce1">
            <text:p>0.438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40000000000005" table:style-name="ce1">
            <text:p>0.9824</text:p>
          </table:table-cell>
          <table:table-cell office:value-type="float" office:value="0.99309999999999998" table:style-name="ce1">
            <text:p>0.9931</text:p>
          </table:table-cell>
          <table:table-cell office:value-type="float" office:value="0.7228" table:style-name="ce1">
            <text:p>0.7228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0.75780000000000003" table:style-name="ce1">
            <text:p>0.7578</text:p>
          </table:table-cell>
          <table:table-cell office:value-type="float" office:value="0.61460000000000004" table:style-name="ce1">
            <text:p>0.6146</text:p>
          </table:table-cell>
          <table:table-cell office:value-type="float" office:value="0.56079999999999997" table:style-name="ce1">
            <text:p>0.5608</text:p>
          </table:table-cell>
          <table:table-cell office:value-type="float" office:value="0.73040000000000005" table:style-name="ce1">
            <text:p>0.7304</text:p>
          </table:table-cell>
          <table:table-cell office:value-type="float" office:value="0.46729999999999999" table:style-name="ce1">
            <text:p>0.46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29" table:style-name="ce1">
            <text:p>0.9929</text:p>
          </table:table-cell>
          <table:table-cell office:value-type="float" office:value="0.74660000000000004" table:style-name="ce1">
            <text:p>0.7466</text:p>
          </table:table-cell>
          <table:table-cell office:value-type="float" office:value="0.99660000000000004" table:style-name="ce1">
            <text:p>0.9966</text:p>
          </table:table-cell>
          <table:table-cell office:value-type="float" office:value="0.65559999999999996" table:style-name="ce1">
            <text:p>0.6556</text:p>
          </table:table-cell>
          <table:table-cell office:value-type="float" office:value="0.40110000000000001" table:style-name="ce1">
            <text:p>0.4011</text:p>
          </table:table-cell>
          <table:table-cell office:value-type="float" office:value="0.57150000000000001" table:style-name="ce1">
            <text:p>0.5715</text:p>
          </table:table-cell>
          <table:table-cell office:value-type="float" office:value="0.74950000000000006" table:style-name="ce1">
            <text:p>0.7495</text:p>
          </table:table-cell>
          <table:table-cell office:value-type="float" office:value="0.56720000000000004" table:style-name="ce1">
            <text:p>0.5672</text:p>
          </table:table-cell>
          <table:table-cell office:value-type="float" office:value="0.59260000000000002" table:style-name="ce1">
            <text:p>0.59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229999999999998" table:style-name="ce1">
            <text:p>0.7623</text:p>
          </table:table-cell>
          <table:table-cell office:value-type="float" office:value="0.6875" table:style-name="ce1">
            <text:p>0.6875</text:p>
          </table:table-cell>
          <table:table-cell office:value-type="float" office:value="0.9889" table:style-name="ce1">
            <text:p>0.9889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5151" table:style-name="ce1">
            <text:p>0.5151</text:p>
          </table:table-cell>
          <table:table-cell office:value-type="float" office:value="0.42809999999999998" table:style-name="ce1">
            <text:p>0.4281</text:p>
          </table:table-cell>
          <table:table-cell office:value-type="float" office:value="0.68620000000000003" table:style-name="ce1">
            <text:p>0.6862</text:p>
          </table:table-cell>
          <table:table-cell office:value-type="float" office:value="0.71130000000000004" table:style-name="ce1">
            <text:p>0.7113</text:p>
          </table:table-cell>
          <table:table-cell office:value-type="float" office:value="0.34920000000000001" table:style-name="ce1">
            <text:p>0.34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240000000000004" table:style-name="ce1">
            <text:p>0.9724</text:p>
          </table:table-cell>
          <table:table-cell office:value-type="float" office:value="0.7298" table:style-name="ce1">
            <text:p>0.7298</text:p>
          </table:table-cell>
          <table:table-cell office:value-type="float" office:value="0.997" table:style-name="ce1">
            <text:p>0.997</text:p>
          </table:table-cell>
          <table:table-cell office:value-type="float" office:value="0.85880000000000001" table:style-name="ce1">
            <text:p>0.8588</text:p>
          </table:table-cell>
          <table:table-cell office:value-type="float" office:value="0.96060000000000001" table:style-name="ce1">
            <text:p>0.9606</text:p>
          </table:table-cell>
          <table:table-cell office:value-type="float" office:value="0.81920000000000004" table:style-name="ce1">
            <text:p>0.8192</text:p>
          </table:table-cell>
          <table:table-cell office:value-type="float" office:value="0.4733" table:style-name="ce1">
            <text:p>0.4733</text:p>
          </table:table-cell>
          <table:table-cell office:value-type="float" office:value="0.54579999999999995" table:style-name="ce1">
            <text:p>0.5458</text:p>
          </table:table-cell>
          <table:table-cell office:value-type="float" office:value="0.80740000000000001" table:style-name="ce1">
            <text:p>0.807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599999999999995" table:style-name="ce1">
            <text:p>0.946</text:p>
          </table:table-cell>
          <table:table-cell office:value-type="float" office:value="0.99409999999999998" table:style-name="ce1">
            <text:p>0.9941</text:p>
          </table:table-cell>
          <table:table-cell office:value-type="float" office:value="0.75929999999999997" table:style-name="ce1">
            <text:p>0.7593</text:p>
          </table:table-cell>
          <table:table-cell office:value-type="float" office:value="0.67830000000000001" table:style-name="ce1">
            <text:p>0.6783</text:p>
          </table:table-cell>
          <table:table-cell office:value-type="float" office:value="0.40279999999999999" table:style-name="ce1">
            <text:p>0.4028</text:p>
          </table:table-cell>
          <table:table-cell office:value-type="float" office:value="0.93779999999999997" table:style-name="ce1">
            <text:p>0.9378</text:p>
          </table:table-cell>
          <table:table-cell office:value-type="float" office:value="0.58079999999999998" table:style-name="ce1">
            <text:p>0.5808</text:p>
          </table:table-cell>
          <table:table-cell office:value-type="float" office:value="0.54320000000000002" table:style-name="ce1">
            <text:p>0.5432</text:p>
          </table:table-cell>
          <table:table-cell office:value-type="float" office:value="0.55020000000000002" table:style-name="ce1">
            <text:p>0.550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009999999999995" table:style-name="ce1">
            <text:p>0.9601</text:p>
          </table:table-cell>
          <table:table-cell office:value-type="float" office:value="0.70279999999999998" table:style-name="ce1">
            <text:p>0.7028</text:p>
          </table:table-cell>
          <table:table-cell office:value-type="float" office:value="0.96509999999999996" table:style-name="ce1">
            <text:p>0.9651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43409999999999999" table:style-name="ce1">
            <text:p>0.4341</text:p>
          </table:table-cell>
          <table:table-cell office:value-type="float" office:value="0.58020000000000005" table:style-name="ce1">
            <text:p>0.5802</text:p>
          </table:table-cell>
          <table:table-cell office:value-type="float" office:value="0.4844" table:style-name="ce1">
            <text:p>0.4844</text:p>
          </table:table-cell>
          <table:table-cell office:value-type="float" office:value="0.58689999999999998" table:style-name="ce1">
            <text:p>0.5869</text:p>
          </table:table-cell>
          <table:table-cell office:value-type="float" office:value="0.61350000000000005" table:style-name="ce1">
            <text:p>0.613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609999999999999" table:style-name="ce1">
            <text:p>0.6261</text:p>
          </table:table-cell>
          <table:table-cell office:value-type="float" office:value="0.71260000000000001" table:style-name="ce1">
            <text:p>0.7126</text:p>
          </table:table-cell>
          <table:table-cell office:value-type="float" office:value="0.77100000000000002" table:style-name="ce1">
            <text:p>0.771</text:p>
          </table:table-cell>
          <table:table-cell office:value-type="float" office:value="0.93120000000000003" table:style-name="ce1">
            <text:p>0.9312</text:p>
          </table:table-cell>
          <table:table-cell office:value-type="float" office:value="0.74660000000000004" table:style-name="ce1">
            <text:p>0.7466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0.72" table:style-name="ce1">
            <text:p>0.72</text:p>
          </table:table-cell>
          <table:table-cell office:value-type="float" office:value="0.7329" table:style-name="ce1">
            <text:p>0.73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939999999999996" table:style-name="ce1">
            <text:p>0.9994</text:p>
          </table:table-cell>
          <table:table-cell office:value-type="float" office:value="0.97719999999999996" table:style-name="ce1">
            <text:p>0.9772</text:p>
          </table:table-cell>
          <table:table-cell office:value-type="float" office:value="0.8125" table:style-name="ce1">
            <text:p>0.8125</text:p>
          </table:table-cell>
          <table:table-cell office:value-type="float" office:value="0.66149999999999998" table:style-name="ce1">
            <text:p>0.6615</text:p>
          </table:table-cell>
          <table:table-cell office:value-type="float" office:value="0.52290000000000003" table:style-name="ce1">
            <text:p>0.5229</text:p>
          </table:table-cell>
          <table:table-cell office:value-type="float" office:value="0.59279999999999999" table:style-name="ce1">
            <text:p>0.5928</text:p>
          </table:table-cell>
          <table:table-cell office:value-type="float" office:value="0.82020000000000004" table:style-name="ce1">
            <text:p>0.8202</text:p>
          </table:table-cell>
          <table:table-cell office:value-type="float" office:value="0.49180000000000001" table:style-name="ce1">
            <text:p>0.4918</text:p>
          </table:table-cell>
          <table:table-cell office:value-type="float" office:value="0.60619999999999996" table:style-name="ce1">
            <text:p>0.60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679999999999995" table:style-name="ce1">
            <text:p>0.7968</text:p>
          </table:table-cell>
          <table:table-cell office:value-type="float" office:value="0.99609999999999999" table:style-name="ce1">
            <text:p>0.9961</text:p>
          </table:table-cell>
          <table:table-cell office:value-type="float" office:value="0.79069999999999996" table:style-name="ce1">
            <text:p>0.7907</text:p>
          </table:table-cell>
          <table:table-cell office:value-type="float" office:value="0.61550000000000005" table:style-name="ce1">
            <text:p>0.6155</text:p>
          </table:table-cell>
          <table:table-cell office:value-type="float" office:value="0.60160000000000002" table:style-name="ce1">
            <text:p>0.6016</text:p>
          </table:table-cell>
          <table:table-cell office:value-type="float" office:value="0.65859999999999996" table:style-name="ce1">
            <text:p>0.6586</text:p>
          </table:table-cell>
          <table:table-cell office:value-type="float" office:value="0.65780000000000005" table:style-name="ce1">
            <text:p>0.6578</text:p>
          </table:table-cell>
          <table:table-cell office:value-type="float" office:value="0.68779999999999997" table:style-name="ce1">
            <text:p>0.6878</text:p>
          </table:table-cell>
          <table:table-cell office:value-type="float" office:value="0.98199999999999998" table:style-name="ce1">
            <text:p>0.98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59850000000000003" table:style-name="ce1">
            <text:p>0.5985</text:p>
          </table:table-cell>
          <table:table-cell office:value-type="float" office:value="0.74129999999999996" table:style-name="ce1">
            <text:p>0.7413</text:p>
          </table:table-cell>
          <table:table-cell office:value-type="float" office:value="0.94899999999999995" table:style-name="ce1">
            <text:p>0.949</text:p>
          </table:table-cell>
          <table:table-cell office:value-type="float" office:value="0.88839999999999997" table:style-name="ce1">
            <text:p>0.8884</text:p>
          </table:table-cell>
          <table:table-cell office:value-type="float" office:value="0.65139999999999998" table:style-name="ce1">
            <text:p>0.6514</text:p>
          </table:table-cell>
          <table:table-cell office:value-type="float" office:value="0.51270000000000004" table:style-name="ce1">
            <text:p>0.5127</text:p>
          </table:table-cell>
          <table:table-cell office:value-type="float" office:value="0.80620000000000003" table:style-name="ce1">
            <text:p>0.8062</text:p>
          </table:table-cell>
          <table:table-cell office:value-type="float" office:value="0.71340000000000003" table:style-name="ce1">
            <text:p>0.7134</text:p>
          </table:table-cell>
          <table:table-cell office:value-type="float" office:value="0.91759999999999997" table:style-name="ce1">
            <text:p>0.917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379999999999996" table:style-name="ce1">
            <text:p>0.8038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70650000000000002" table:style-name="ce1">
            <text:p>0.7065</text:p>
          </table:table-cell>
          <table:table-cell office:value-type="float" office:value="0.9929" table:style-name="ce1">
            <text:p>0.9929</text:p>
          </table:table-cell>
          <table:table-cell office:value-type="float" office:value="0.37869999999999998" table:style-name="ce1">
            <text:p>0.3787</text:p>
          </table:table-cell>
          <table:table-cell office:value-type="float" office:value="0.59250000000000003" table:style-name="ce1">
            <text:p>0.5925</text:p>
          </table:table-cell>
          <table:table-cell office:value-type="float" office:value="0.60680000000000001" table:style-name="ce1">
            <text:p>0.6068</text:p>
          </table:table-cell>
          <table:table-cell office:value-type="float" office:value="0.46" table:style-name="ce1">
            <text:p>0.46</text:p>
          </table:table-cell>
          <table:table-cell office:value-type="float" office:value="0.54420000000000002" table:style-name="ce1">
            <text:p>0.544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160000000000003" table:style-name="ce1">
            <text:p>0.9816</text:p>
          </table:table-cell>
          <table:table-cell office:value-type="float" office:value="0.9496" table:style-name="ce1">
            <text:p>0.9496</text:p>
          </table:table-cell>
          <table:table-cell office:value-type="float" office:value="0.99790000000000001" table:style-name="ce1">
            <text:p>0.9979</text:p>
          </table:table-cell>
          <table:table-cell office:value-type="float" office:value="0.79430000000000001" table:style-name="ce1">
            <text:p>0.7943</text:p>
          </table:table-cell>
          <table:table-cell office:value-type="float" office:value="0.36109999999999998" table:style-name="ce1">
            <text:p>0.3611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80910000000000004" table:style-name="ce1">
            <text:p>0.8091</text:p>
          </table:table-cell>
          <table:table-cell office:value-type="float" office:value="0.60370000000000001" table:style-name="ce1">
            <text:p>0.6037</text:p>
          </table:table-cell>
          <table:table-cell office:value-type="float" office:value="0.46579999999999999" table:style-name="ce1">
            <text:p>0.465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80000000000001" table:style-name="ce1">
            <text:p>0.9918</text:p>
          </table:table-cell>
          <table:table-cell office:value-type="float" office:value="0.73470000000000002" table:style-name="ce1">
            <text:p>0.7347</text:p>
          </table:table-cell>
          <table:table-cell office:value-type="float" office:value="0.94610000000000005" table:style-name="ce1">
            <text:p>0.9461</text:p>
          </table:table-cell>
          <table:table-cell office:value-type="float" office:value="0.65080000000000005" table:style-name="ce1">
            <text:p>0.6508</text:p>
          </table:table-cell>
          <table:table-cell office:value-type="float" office:value="0.4773" table:style-name="ce1">
            <text:p>0.4773</text:p>
          </table:table-cell>
          <table:table-cell office:value-type="float" office:value="0.55640000000000001" table:style-name="ce1">
            <text:p>0.5564</text:p>
          </table:table-cell>
          <table:table-cell office:value-type="float" office:value="0.50900000000000001" table:style-name="ce1">
            <text:p>0.509</text:p>
          </table:table-cell>
          <table:table-cell office:value-type="float" office:value="0.65480000000000005" table:style-name="ce1">
            <text:p>0.6548</text:p>
          </table:table-cell>
          <table:table-cell office:value-type="float" office:value="0.81130000000000002" table:style-name="ce1">
            <text:p>0.81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219999999999996" table:style-name="ce1">
            <text:p>0.9822</text:p>
          </table:table-cell>
          <table:table-cell office:value-type="float" office:value="0.98560000000000003" table:style-name="ce1">
            <text:p>0.9856</text:p>
          </table:table-cell>
          <table:table-cell office:value-type="float" office:value="0.99780000000000002" table:style-name="ce1">
            <text:p>0.9978</text:p>
          </table:table-cell>
          <table:table-cell office:value-type="float" office:value="0.94289999999999996" table:style-name="ce1">
            <text:p>0.9429</text:p>
          </table:table-cell>
          <table:table-cell office:value-type="float" office:value="0.31590000000000001" table:style-name="ce1">
            <text:p>0.3159</text:p>
          </table:table-cell>
          <table:table-cell office:value-type="float" office:value="0.7379" table:style-name="ce1">
            <text:p>0.7379</text:p>
          </table:table-cell>
          <table:table-cell office:value-type="float" office:value="0.81899999999999995" table:style-name="ce1">
            <text:p>0.819</text:p>
          </table:table-cell>
          <table:table-cell office:value-type="float" office:value="0.80389999999999995" table:style-name="ce1">
            <text:p>0.8039</text:p>
          </table:table-cell>
          <table:table-cell office:value-type="float" office:value="0.44729999999999998" table:style-name="ce1">
            <text:p>0.447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060000000000003" table:style-name="ce1">
            <text:p>0.9806</text:p>
          </table:table-cell>
          <table:table-cell office:value-type="float" office:value="0.95409999999999995" table:style-name="ce1">
            <text:p>0.9541</text:p>
          </table:table-cell>
          <table:table-cell office:value-type="float" office:value="0.74980000000000002" table:style-name="ce1">
            <text:p>0.7498</text:p>
          </table:table-cell>
          <table:table-cell office:value-type="float" office:value="0.93889999999999996" table:style-name="ce1">
            <text:p>0.9389</text:p>
          </table:table-cell>
          <table:table-cell office:value-type="float" office:value="0.436" table:style-name="ce1">
            <text:p>0.436</text:p>
          </table:table-cell>
          <table:table-cell office:value-type="float" office:value="0.59630000000000005" table:style-name="ce1">
            <text:p>0.5963</text:p>
          </table:table-cell>
          <table:table-cell office:value-type="float" office:value="0.6401" table:style-name="ce1">
            <text:p>0.6401</text:p>
          </table:table-cell>
          <table:table-cell office:value-type="float" office:value="0.83989999999999998" table:style-name="ce1">
            <text:p>0.8399</text:p>
          </table:table-cell>
          <table:table-cell office:value-type="float" office:value="0.51919999999999999" table:style-name="ce1">
            <text:p>0.519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160000000000002" table:style-name="ce1">
            <text:p>0.7216</text:p>
          </table:table-cell>
          <table:table-cell office:value-type="float" office:value="0.71160000000000001" table:style-name="ce1">
            <text:p>0.7116</text:p>
          </table:table-cell>
          <table:table-cell office:value-type="float" office:value="0.80100000000000005" table:style-name="ce1">
            <text:p>0.801</text:p>
          </table:table-cell>
          <table:table-cell office:value-type="float" office:value="0.92030000000000001" table:style-name="ce1">
            <text:p>0.9203</text:p>
          </table:table-cell>
          <table:table-cell office:value-type="float" office:value="0.40350000000000003" table:style-name="ce1">
            <text:p>0.4035</text:p>
          </table:table-cell>
          <table:table-cell office:value-type="float" office:value="0.99980000000000002" table:style-name="ce1">
            <text:p>0.9998</text:p>
          </table:table-cell>
          <table:table-cell office:value-type="float" office:value="0.55620000000000003" table:style-name="ce1">
            <text:p>0.5562</text:p>
          </table:table-cell>
          <table:table-cell office:value-type="float" office:value="0.59240000000000004" table:style-name="ce1">
            <text:p>0.5924</text:p>
          </table:table-cell>
          <table:table-cell office:value-type="float" office:value="0.36959999999999998" table:style-name="ce1">
            <text:p>0.369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60000000000003" table:style-name="ce1">
            <text:p>0.9886</text:p>
          </table:table-cell>
          <table:table-cell office:value-type="float" office:value="0.98629999999999995" table:style-name="ce1">
            <text:p>0.9863</text:p>
          </table:table-cell>
          <table:table-cell office:value-type="float" office:value="0.75839999999999996" table:style-name="ce1">
            <text:p>0.7584</text:p>
          </table:table-cell>
          <table:table-cell office:value-type="float" office:value="0.66349999999999998" table:style-name="ce1">
            <text:p>0.6635</text:p>
          </table:table-cell>
          <table:table-cell office:value-type="float" office:value="0.34060000000000001" table:style-name="ce1">
            <text:p>0.3406</text:p>
          </table:table-cell>
          <table:table-cell office:value-type="float" office:value="0.4662" table:style-name="ce1">
            <text:p>0.4662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0.47899999999999998" table:style-name="ce1">
            <text:p>0.479</text:p>
          </table:table-cell>
          <table:table-cell office:value-type="float" office:value="0.45090000000000002" table:style-name="ce1">
            <text:p>0.450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6739999999999999" table:style-name="ce1">
            <text:p>0.6674</text:p>
          </table:table-cell>
          <table:table-cell office:value-type="float" office:value="0.74170000000000003" table:style-name="ce1">
            <text:p>0.7417</text:p>
          </table:table-cell>
          <table:table-cell office:value-type="float" office:value="0.99650000000000005" table:style-name="ce1">
            <text:p>0.9965</text:p>
          </table:table-cell>
          <table:table-cell office:value-type="float" office:value="0.97330000000000005" table:style-name="ce1">
            <text:p>0.9733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0.88759999999999994" table:style-name="ce1">
            <text:p>0.8876</text:p>
          </table:table-cell>
          <table:table-cell office:value-type="float" office:value="0.69430000000000003" table:style-name="ce1">
            <text:p>0.6943</text:p>
          </table:table-cell>
          <table:table-cell office:value-type="float" office:value="0.6905" table:style-name="ce1">
            <text:p>0.6905</text:p>
          </table:table-cell>
          <table:table-cell office:value-type="float" office:value="0.95369999999999999" table:style-name="ce1">
            <text:p>0.95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400000000000004" table:style-name="ce1">
            <text:p>0.794</text:p>
          </table:table-cell>
          <table:table-cell office:value-type="float" office:value="0.99270000000000003" table:style-name="ce1">
            <text:p>0.9927</text:p>
          </table:table-cell>
          <table:table-cell office:value-type="float" office:value="0.80620000000000003" table:style-name="ce1">
            <text:p>0.8062</text:p>
          </table:table-cell>
          <table:table-cell office:value-type="float" office:value="0.66110000000000002" table:style-name="ce1">
            <text:p>0.6611</text:p>
          </table:table-cell>
          <table:table-cell office:value-type="float" office:value="0.49280000000000002" table:style-name="ce1">
            <text:p>0.4928</text:p>
          </table:table-cell>
          <table:table-cell office:value-type="float" office:value="0.54430000000000001" table:style-name="ce1">
            <text:p>0.5443</text:p>
          </table:table-cell>
          <table:table-cell office:value-type="float" office:value="0.57620000000000005" table:style-name="ce1">
            <text:p>0.5762</text:p>
          </table:table-cell>
          <table:table-cell office:value-type="float" office:value="0.70720000000000005" table:style-name="ce1">
            <text:p>0.7072</text:p>
          </table:table-cell>
          <table:table-cell office:value-type="float" office:value="0.63790000000000002" table:style-name="ce1">
            <text:p>0.637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639999999999999" table:style-name="ce1">
            <text:p>0.7864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99729999999999996" table:style-name="ce1">
            <text:p>0.9973</text:p>
          </table:table-cell>
          <table:table-cell office:value-type="float" office:value="0.5786" table:style-name="ce1">
            <text:p>0.5786</text:p>
          </table:table-cell>
          <table:table-cell office:value-type="float" office:value="0.71260000000000001" table:style-name="ce1">
            <text:p>0.7126</text:p>
          </table:table-cell>
          <table:table-cell office:value-type="float" office:value="0.91290000000000004" table:style-name="ce1">
            <text:p>0.9129</text:p>
          </table:table-cell>
          <table:table-cell office:value-type="float" office:value="0.73150000000000004" table:style-name="ce1">
            <text:p>0.7315</text:p>
          </table:table-cell>
          <table:table-cell office:value-type="float" office:value="0.62219999999999998" table:style-name="ce1">
            <text:p>0.6222</text:p>
          </table:table-cell>
          <table:table-cell office:value-type="float" office:value="0.9798" table:style-name="ce1">
            <text:p>0.979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550000000000004" table:style-name="ce1">
            <text:p>0.9855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94320000000000004" table:style-name="ce1">
            <text:p>0.9432</text:p>
          </table:table-cell>
          <table:table-cell office:value-type="float" office:value="0.89300000000000002" table:style-name="ce1">
            <text:p>0.893</text:p>
          </table:table-cell>
          <table:table-cell office:value-type="float" office:value="0.5786" table:style-name="ce1">
            <text:p>0.5786</text:p>
          </table:table-cell>
          <table:table-cell office:value-type="float" office:value="0.99560000000000004" table:style-name="ce1">
            <text:p>0.9956</text:p>
          </table:table-cell>
          <table:table-cell office:value-type="float" office:value="0.58740000000000003" table:style-name="ce1">
            <text:p>0.5874</text:p>
          </table:table-cell>
          <table:table-cell office:value-type="float" office:value="0.60129999999999995" table:style-name="ce1">
            <text:p>0.6013</text:p>
          </table:table-cell>
          <table:table-cell office:value-type="float" office:value="0.85319999999999996" table:style-name="ce1">
            <text:p>0.85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739999999999999" table:style-name="ce1">
            <text:p>0.7874</text:p>
          </table:table-cell>
          <table:table-cell office:value-type="float" office:value="0.73050000000000004" table:style-name="ce1">
            <text:p>0.7305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99229999999999996" table:style-name="ce1">
            <text:p>0.9923</text:p>
          </table:table-cell>
          <table:table-cell office:value-type="float" office:value="0.56469999999999998" table:style-name="ce1">
            <text:p>0.5647</text:p>
          </table:table-cell>
          <table:table-cell office:value-type="float" office:value="0.88539999999999996" table:style-name="ce1">
            <text:p>0.8854</text:p>
          </table:table-cell>
          <table:table-cell office:value-type="float" office:value="0.62970000000000004" table:style-name="ce1">
            <text:p>0.6297</text:p>
          </table:table-cell>
          <table:table-cell office:value-type="float" office:value="0.50560000000000005" table:style-name="ce1">
            <text:p>0.5056</text:p>
          </table:table-cell>
          <table:table-cell office:value-type="float" office:value="0.63990000000000002" table:style-name="ce1">
            <text:p>0.639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079999999999999" table:style-name="ce1">
            <text:p>0.9608</text:p>
          </table:table-cell>
          <table:table-cell office:value-type="float" office:value="0.6915" table:style-name="ce1">
            <text:p>0.6915</text:p>
          </table:table-cell>
          <table:table-cell office:value-type="float" office:value="0.96440000000000003" table:style-name="ce1">
            <text:p>0.9644</text:p>
          </table:table-cell>
          <table:table-cell office:value-type="float" office:value="0.62180000000000002" table:style-name="ce1">
            <text:p>0.6218</text:p>
          </table:table-cell>
          <table:table-cell office:value-type="float" office:value="0.59940000000000004" table:style-name="ce1">
            <text:p>0.5994</text:p>
          </table:table-cell>
          <table:table-cell office:value-type="float" office:value="0.63639999999999997" table:style-name="ce1">
            <text:p>0.6364</text:p>
          </table:table-cell>
          <table:table-cell office:value-type="float" office:value="0.90139999999999998" table:style-name="ce1">
            <text:p>0.9014</text:p>
          </table:table-cell>
          <table:table-cell office:value-type="float" office:value="0.65349999999999997" table:style-name="ce1">
            <text:p>0.6535</text:p>
          </table:table-cell>
          <table:table-cell office:value-type="float" office:value="0.26719999999999999" table:style-name="ce1">
            <text:p>0.26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9" table:style-name="ce1">
            <text:p>0.999</text:p>
          </table:table-cell>
          <table:table-cell office:value-type="float" office:value="0.99319999999999997" table:style-name="ce1">
            <text:p>0.9932</text:p>
          </table:table-cell>
          <table:table-cell office:value-type="float" office:value="0.96889999999999998" table:style-name="ce1">
            <text:p>0.9689</text:p>
          </table:table-cell>
          <table:table-cell office:value-type="float" office:value="0.80349999999999999" table:style-name="ce1">
            <text:p>0.8035</text:p>
          </table:table-cell>
          <table:table-cell office:value-type="float" office:value="0.57750000000000001" table:style-name="ce1">
            <text:p>0.5775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0.64729999999999999" table:style-name="ce1">
            <text:p>0.6473</text:p>
          </table:table-cell>
          <table:table-cell office:value-type="float" office:value="0.68530000000000002" table:style-name="ce1">
            <text:p>0.6853</text:p>
          </table:table-cell>
          <table:table-cell office:value-type="float" office:value="0.9929" table:style-name="ce1">
            <text:p>0.99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819999999999998" table:style-name="ce1">
            <text:p>0.9982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0.74129999999999996" table:style-name="ce1">
            <text:p>0.7413</text:p>
          </table:table-cell>
          <table:table-cell office:value-type="float" office:value="0.63800000000000001" table:style-name="ce1">
            <text:p>0.638</text:p>
          </table:table-cell>
          <table:table-cell office:value-type="float" office:value="0.51639999999999997" table:style-name="ce1">
            <text:p>0.5164</text:p>
          </table:table-cell>
          <table:table-cell office:value-type="float" office:value="0.60219999999999996" table:style-name="ce1">
            <text:p>0.6022</text:p>
          </table:table-cell>
          <table:table-cell office:value-type="float" office:value="0.65549999999999997" table:style-name="ce1">
            <text:p>0.6555</text:p>
          </table:table-cell>
          <table:table-cell office:value-type="float" office:value="0.72030000000000005" table:style-name="ce1">
            <text:p>0.7203</text:p>
          </table:table-cell>
          <table:table-cell office:value-type="float" office:value="0.98199999999999998" table:style-name="ce1">
            <text:p>0.98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519999999999997" table:style-name="ce1">
            <text:p>0.9952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0.67110000000000003" table:style-name="ce1">
            <text:p>0.6711</text:p>
          </table:table-cell>
          <table:table-cell office:value-type="float" office:value="0.95250000000000001" table:style-name="ce1">
            <text:p>0.9525</text:p>
          </table:table-cell>
          <table:table-cell office:value-type="float" office:value="0.65129999999999999" table:style-name="ce1">
            <text:p>0.6513</text:p>
          </table:table-cell>
          <table:table-cell office:value-type="float" office:value="0.54949999999999999" table:style-name="ce1">
            <text:p>0.5495</text:p>
          </table:table-cell>
          <table:table-cell office:value-type="float" office:value="0.73509999999999998" table:style-name="ce1">
            <text:p>0.735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259999999999995" table:style-name="ce1">
            <text:p>0.7726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0.96879999999999999" table:style-name="ce1">
            <text:p>0.9688</text:p>
          </table:table-cell>
          <table:table-cell office:value-type="float" office:value="0.61119999999999997" table:style-name="ce1">
            <text:p>0.6112</text:p>
          </table:table-cell>
          <table:table-cell office:value-type="float" office:value="0.80410000000000004" table:style-name="ce1">
            <text:p>0.8041</text:p>
          </table:table-cell>
          <table:table-cell office:value-type="float" office:value="0.63680000000000003" table:style-name="ce1">
            <text:p>0.6368</text:p>
          </table:table-cell>
          <table:table-cell office:value-type="float" office:value="0.79269999999999996" table:style-name="ce1">
            <text:p>0.7927</text:p>
          </table:table-cell>
          <table:table-cell office:value-type="float" office:value="0.65600000000000003" table:style-name="ce1">
            <text:p>0.656</text:p>
          </table:table-cell>
          <table:table-cell office:value-type="float" office:value="0.49519999999999997" table:style-name="ce1">
            <text:p>0.495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059999999999995" table:style-name="ce1">
            <text:p>0.7706</text:p>
          </table:table-cell>
          <table:table-cell office:value-type="float" office:value="0.7056" table:style-name="ce1">
            <text:p>0.7056</text:p>
          </table:table-cell>
          <table:table-cell office:value-type="float" office:value="0.72219999999999995" table:style-name="ce1">
            <text:p>0.7222</text:p>
          </table:table-cell>
          <table:table-cell office:value-type="float" office:value="0.3901" table:style-name="ce1">
            <text:p>0.3901</text:p>
          </table:table-cell>
          <table:table-cell office:value-type="float" office:value="0.62070000000000003" table:style-name="ce1">
            <text:p>0.6207</text:p>
          </table:table-cell>
          <table:table-cell office:value-type="float" office:value="0.64549999999999996" table:style-name="ce1">
            <text:p>0.6455</text:p>
          </table:table-cell>
          <table:table-cell office:value-type="float" office:value="0.6109" table:style-name="ce1">
            <text:p>0.6109</text:p>
          </table:table-cell>
          <table:table-cell office:value-type="float" office:value="0.84460000000000002" table:style-name="ce1">
            <text:p>0.8446</text:p>
          </table:table-cell>
          <table:table-cell office:value-type="float" office:value="0.48209999999999997" table:style-name="ce1">
            <text:p>0.48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169999999999996" table:style-name="ce1">
            <text:p>0.7917</text:p>
          </table:table-cell>
          <table:table-cell office:value-type="float" office:value="0.97609999999999997" table:style-name="ce1">
            <text:p>0.9761</text:p>
          </table:table-cell>
          <table:table-cell office:value-type="float" office:value="0.99680000000000002" table:style-name="ce1">
            <text:p>0.9968</text:p>
          </table:table-cell>
          <table:table-cell office:value-type="float" office:value="0.92079999999999995" table:style-name="ce1">
            <text:p>0.9208</text:p>
          </table:table-cell>
          <table:table-cell office:value-type="float" office:value="0.84740000000000004" table:style-name="ce1">
            <text:p>0.8474</text:p>
          </table:table-cell>
          <table:table-cell office:value-type="float" office:value="0.45879999999999999" table:style-name="ce1">
            <text:p>0.4588</text:p>
          </table:table-cell>
          <table:table-cell office:value-type="float" office:value="0.98670000000000002" table:style-name="ce1">
            <text:p>0.9867</text:p>
          </table:table-cell>
          <table:table-cell office:value-type="float" office:value="0.66459999999999997" table:style-name="ce1">
            <text:p>0.6646</text:p>
          </table:table-cell>
          <table:table-cell office:value-type="float" office:value="0.2913" table:style-name="ce1">
            <text:p>0.291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9" table:style-name="ce1">
            <text:p>0.9919</text:p>
          </table:table-cell>
          <table:table-cell office:value-type="float" office:value="0.99260000000000004" table:style-name="ce1">
            <text:p>0.9926</text:p>
          </table:table-cell>
          <table:table-cell office:value-type="float" office:value="0.99099999999999999" table:style-name="ce1">
            <text:p>0.991</text:p>
          </table:table-cell>
          <table:table-cell office:value-type="float" office:value="0.72609999999999997" table:style-name="ce1">
            <text:p>0.7261</text:p>
          </table:table-cell>
          <table:table-cell office:value-type="float" office:value="0.88349999999999995" table:style-name="ce1">
            <text:p>0.8835</text:p>
          </table:table-cell>
          <table:table-cell office:value-type="float" office:value="0.39460000000000001" table:style-name="ce1">
            <text:p>0.3946</text:p>
          </table:table-cell>
          <table:table-cell office:value-type="float" office:value="0.76139999999999997" table:style-name="ce1">
            <text:p>0.7614</text:p>
          </table:table-cell>
          <table:table-cell office:value-type="float" office:value="0.66859999999999997" table:style-name="ce1">
            <text:p>0.6686</text:p>
          </table:table-cell>
          <table:table-cell office:value-type="float" office:value="0.74780000000000002" table:style-name="ce1">
            <text:p>0.747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590000000000001" table:style-name="ce1">
            <text:p>0.7459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997" table:style-name="ce1">
            <text:p>0.997</text:p>
          </table:table-cell>
          <table:table-cell office:value-type="float" office:value="0.81850000000000001" table:style-name="ce1">
            <text:p>0.8185</text:p>
          </table:table-cell>
          <table:table-cell office:value-type="float" office:value="0.55940000000000001" table:style-name="ce1">
            <text:p>0.5594</text:p>
          </table:table-cell>
          <table:table-cell office:value-type="float" office:value="0.66379999999999995" table:style-name="ce1">
            <text:p>0.6638</text:p>
          </table:table-cell>
          <table:table-cell office:value-type="float" office:value="0.3342" table:style-name="ce1">
            <text:p>0.3342</text:p>
          </table:table-cell>
          <table:table-cell office:value-type="float" office:value="0.69930000000000003" table:style-name="ce1">
            <text:p>0.6993</text:p>
          </table:table-cell>
          <table:table-cell office:value-type="float" office:value="0.85170000000000001" table:style-name="ce1">
            <text:p>0.851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1050000000000002" table:style-name="ce1">
            <text:p>0.7105</text:p>
          </table:table-cell>
          <table:table-cell office:value-type="float" office:value="0.70809999999999995" table:style-name="ce1">
            <text:p>0.7081</text:p>
          </table:table-cell>
          <table:table-cell office:value-type="float" office:value="0.75919999999999999" table:style-name="ce1">
            <text:p>0.7592</text:p>
          </table:table-cell>
          <table:table-cell office:value-type="float" office:value="0.76480000000000004" table:style-name="ce1">
            <text:p>0.7648</text:p>
          </table:table-cell>
          <table:table-cell office:value-type="float" office:value="0.63970000000000005" table:style-name="ce1">
            <text:p>0.6397</text:p>
          </table:table-cell>
          <table:table-cell office:value-type="float" office:value="0.97319999999999995" table:style-name="ce1">
            <text:p>0.9732</text:p>
          </table:table-cell>
          <table:table-cell office:value-type="float" office:value="0.54920000000000002" table:style-name="ce1">
            <text:p>0.5492</text:p>
          </table:table-cell>
          <table:table-cell office:value-type="float" office:value="0.64410000000000001" table:style-name="ce1">
            <text:p>0.6441</text:p>
          </table:table-cell>
          <table:table-cell office:value-type="float" office:value="0.27050000000000002" table:style-name="ce1">
            <text:p>0.270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310000000000003" table:style-name="ce1">
            <text:p>0.7931</text:p>
          </table:table-cell>
          <table:table-cell office:value-type="float" office:value="0.99809999999999999" table:style-name="ce1">
            <text:p>0.9981</text:p>
          </table:table-cell>
          <table:table-cell office:value-type="float" office:value="0.96379999999999999" table:style-name="ce1">
            <text:p>0.9638</text:p>
          </table:table-cell>
          <table:table-cell office:value-type="float" office:value="0.62460000000000004" table:style-name="ce1">
            <text:p>0.6246</text:p>
          </table:table-cell>
          <table:table-cell office:value-type="float" office:value="0.6784" table:style-name="ce1">
            <text:p>0.6784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46060000000000001" table:style-name="ce1">
            <text:p>0.4606</text:p>
          </table:table-cell>
          <table:table-cell office:value-type="float" office:value="0.7077" table:style-name="ce1">
            <text:p>0.7077</text:p>
          </table:table-cell>
          <table:table-cell office:value-type="float" office:value="0.40529999999999999" table:style-name="ce1">
            <text:p>0.405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6990000000000001" table:style-name="ce1">
            <text:p>0.8699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77110000000000001" table:style-name="ce1">
            <text:p>0.7711</text:p>
          </table:table-cell>
          <table:table-cell office:value-type="float" office:value="0.76239999999999997" table:style-name="ce1">
            <text:p>0.7624</text:p>
          </table:table-cell>
          <table:table-cell office:value-type="float" office:value="0.53069999999999995" table:style-name="ce1">
            <text:p>0.5307</text:p>
          </table:table-cell>
          <table:table-cell office:value-type="float" office:value="0.58860000000000001" table:style-name="ce1">
            <text:p>0.5886</text:p>
          </table:table-cell>
          <table:table-cell office:value-type="float" office:value="0.79369999999999996" table:style-name="ce1">
            <text:p>0.7937</text:p>
          </table:table-cell>
          <table:table-cell office:value-type="float" office:value="0.65969999999999995" table:style-name="ce1">
            <text:p>0.6597</text:p>
          </table:table-cell>
          <table:table-cell office:value-type="float" office:value="0.33960000000000001" table:style-name="ce1">
            <text:p>0.339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210000000000002" table:style-name="ce1">
            <text:p>0.7821</text:p>
          </table:table-cell>
          <table:table-cell office:value-type="float" office:value="0.69259999999999999" table:style-name="ce1">
            <text:p>0.6926</text:p>
          </table:table-cell>
          <table:table-cell office:value-type="float" office:value="0.81410000000000005" table:style-name="ce1">
            <text:p>0.8141</text:p>
          </table:table-cell>
          <table:table-cell office:value-type="float" office:value="0.89059999999999995" table:style-name="ce1">
            <text:p>0.8906</text:p>
          </table:table-cell>
          <table:table-cell office:value-type="float" office:value="0.99050000000000005" table:style-name="ce1">
            <text:p>0.9905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90859999999999996" table:style-name="ce1">
            <text:p>0.9086</text:p>
          </table:table-cell>
          <table:table-cell office:value-type="float" office:value="0.57989999999999997" table:style-name="ce1">
            <text:p>0.5799</text:p>
          </table:table-cell>
          <table:table-cell office:value-type="float" office:value="0.40100000000000002" table:style-name="ce1">
            <text:p>0.40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80000000000001" table:style-name="ce1">
            <text:p>0.9878</text:p>
          </table:table-cell>
          <table:table-cell office:value-type="float" office:value="0.70730000000000004" table:style-name="ce1">
            <text:p>0.7073</text:p>
          </table:table-cell>
          <table:table-cell office:value-type="float" office:value="0.7913" table:style-name="ce1">
            <text:p>0.7913</text:p>
          </table:table-cell>
          <table:table-cell office:value-type="float" office:value="0.99960000000000004" table:style-name="ce1">
            <text:p>0.9996</text:p>
          </table:table-cell>
          <table:table-cell office:value-type="float" office:value="0.65169999999999995" table:style-name="ce1">
            <text:p>0.6517</text:p>
          </table:table-cell>
          <table:table-cell office:value-type="float" office:value="0.52729999999999999" table:style-name="ce1">
            <text:p>0.5273</text:p>
          </table:table-cell>
          <table:table-cell office:value-type="float" office:value="0.9173" table:style-name="ce1">
            <text:p>0.9173</text:p>
          </table:table-cell>
          <table:table-cell office:value-type="float" office:value="0.7802" table:style-name="ce1">
            <text:p>0.7802</text:p>
          </table:table-cell>
          <table:table-cell office:value-type="float" office:value="0.51180000000000003" table:style-name="ce1">
            <text:p>0.511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920000000000003" table:style-name="ce1">
            <text:p>0.8092</text:p>
          </table:table-cell>
          <table:table-cell office:value-type="float" office:value="0.98540000000000005" table:style-name="ce1">
            <text:p>0.9854</text:p>
          </table:table-cell>
          <table:table-cell office:value-type="float" office:value="0.94669999999999999" table:style-name="ce1">
            <text:p>0.9467</text:p>
          </table:table-cell>
          <table:table-cell office:value-type="float" office:value="0.79690000000000005" table:style-name="ce1">
            <text:p>0.7969</text:p>
          </table:table-cell>
          <table:table-cell office:value-type="float" office:value="0.71730000000000005" table:style-name="ce1">
            <text:p>0.7173</text:p>
          </table:table-cell>
          <table:table-cell office:value-type="float" office:value="0.62860000000000005" table:style-name="ce1">
            <text:p>0.6286</text:p>
          </table:table-cell>
          <table:table-cell office:value-type="float" office:value="0.90180000000000005" table:style-name="ce1">
            <text:p>0.9018</text:p>
          </table:table-cell>
          <table:table-cell office:value-type="float" office:value="0.69369999999999998" table:style-name="ce1">
            <text:p>0.6937</text:p>
          </table:table-cell>
          <table:table-cell office:value-type="float" office:value="0.44619999999999999" table:style-name="ce1">
            <text:p>0.44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150000000000004" table:style-name="ce1">
            <text:p>0.9815</text:p>
          </table:table-cell>
          <table:table-cell office:value-type="float" office:value="0.71399999999999997" table:style-name="ce1">
            <text:p>0.714</text:p>
          </table:table-cell>
          <table:table-cell office:value-type="float" office:value="0.70569999999999999" table:style-name="ce1">
            <text:p>0.7057</text:p>
          </table:table-cell>
          <table:table-cell office:value-type="float" office:value="0.64570000000000005" table:style-name="ce1">
            <text:p>0.6457</text:p>
          </table:table-cell>
          <table:table-cell office:value-type="float" office:value="0.73809999999999998" table:style-name="ce1">
            <text:p>0.7381</text:p>
          </table:table-cell>
          <table:table-cell office:value-type="float" office:value="0.58530000000000004" table:style-name="ce1">
            <text:p>0.5853</text:p>
          </table:table-cell>
          <table:table-cell office:value-type="float" office:value="0.8377" table:style-name="ce1">
            <text:p>0.8377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0.99480000000000002" table:style-name="ce1">
            <text:p>0.994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419" table:style-name="ce1">
            <text:p>0.7419</text:p>
          </table:table-cell>
          <table:table-cell office:value-type="float" office:value="0.67410000000000003" table:style-name="ce1">
            <text:p>0.6741</text:p>
          </table:table-cell>
          <table:table-cell office:value-type="float" office:value="0.999" table:style-name="ce1">
            <text:p>0.999</text:p>
          </table:table-cell>
          <table:table-cell office:value-type="float" office:value="0.87139999999999995" table:style-name="ce1">
            <text:p>0.8714</text:p>
          </table:table-cell>
          <table:table-cell office:value-type="float" office:value="0.75939999999999996" table:style-name="ce1">
            <text:p>0.7594</text:p>
          </table:table-cell>
          <table:table-cell office:value-type="float" office:value="0.59589999999999999" table:style-name="ce1">
            <text:p>0.5959</text:p>
          </table:table-cell>
          <table:table-cell office:value-type="float" office:value="0.90049999999999997" table:style-name="ce1">
            <text:p>0.9005</text:p>
          </table:table-cell>
          <table:table-cell office:value-type="float" office:value="0.69320000000000004" table:style-name="ce1">
            <text:p>0.6932</text:p>
          </table:table-cell>
          <table:table-cell office:value-type="float" office:value="0.49180000000000001" table:style-name="ce1">
            <text:p>0.4918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710000000000001" table:style-name="ce1">
            <text:p>0.7771</text:p>
          </table:table-cell>
          <table:table-cell office:value-type="float" office:value="0.99219999999999997" table:style-name="ce1">
            <text:p>0.9922</text:p>
          </table:table-cell>
          <table:table-cell office:value-type="float" office:value="0.94389999999999996" table:style-name="ce1">
            <text:p>0.9439</text:p>
          </table:table-cell>
          <table:table-cell office:value-type="float" office:value="0.97729999999999995" table:style-name="ce1">
            <text:p>0.9773</text:p>
          </table:table-cell>
          <table:table-cell office:value-type="float" office:value="0.90369999999999995" table:style-name="ce1">
            <text:p>0.9037</text:p>
          </table:table-cell>
          <table:table-cell office:value-type="float" office:value="0.66869999999999996" table:style-name="ce1">
            <text:p>0.6687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0.66190000000000004" table:style-name="ce1">
            <text:p>0.6619</text:p>
          </table:table-cell>
          <table:table-cell office:value-type="float" office:value="0.37940000000000002" table:style-name="ce1">
            <text:p>0.37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470000000000006" table:style-name="ce1">
            <text:p>0.7747</text:p>
          </table:table-cell>
          <table:table-cell office:value-type="float" office:value="0.71350000000000002" table:style-name="ce1">
            <text:p>0.7135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74450000000000005" table:style-name="ce1">
            <text:p>0.7445</text:p>
          </table:table-cell>
          <table:table-cell office:value-type="float" office:value="0.61270000000000002" table:style-name="ce1">
            <text:p>0.6127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70150000000000001" table:style-name="ce1">
            <text:p>0.7015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0.49209999999999998" table:style-name="ce1">
            <text:p>0.49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580000000000005" table:style-name="ce1">
            <text:p>0.7858</text:p>
          </table:table-cell>
          <table:table-cell office:value-type="float" office:value="0.67649999999999999" table:style-name="ce1">
            <text:p>0.6765</text:p>
          </table:table-cell>
          <table:table-cell office:value-type="float" office:value="0.74960000000000004" table:style-name="ce1">
            <text:p>0.7496</text:p>
          </table:table-cell>
          <table:table-cell office:value-type="float" office:value="0.74509999999999998" table:style-name="ce1">
            <text:p>0.7451</text:p>
          </table:table-cell>
          <table:table-cell office:value-type="float" office:value="0.86519999999999997" table:style-name="ce1">
            <text:p>0.8652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74260000000000004" table:style-name="ce1">
            <text:p>0.7426</text:p>
          </table:table-cell>
          <table:table-cell office:value-type="float" office:value="0.81479999999999997" table:style-name="ce1">
            <text:p>0.8148</text:p>
          </table:table-cell>
          <table:table-cell office:value-type="float" office:value="0.45910000000000001" table:style-name="ce1">
            <text:p>0.459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009999999999995" table:style-name="ce1">
            <text:p>0.9601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80189999999999995" table:style-name="ce1">
            <text:p>0.8019</text:p>
          </table:table-cell>
          <table:table-cell office:value-type="float" office:value="0.76600000000000001" table:style-name="ce1">
            <text:p>0.766</text:p>
          </table:table-cell>
          <table:table-cell office:value-type="float" office:value="0.81489999999999996" table:style-name="ce1">
            <text:p>0.8149</text:p>
          </table:table-cell>
          <table:table-cell office:value-type="float" office:value="0.91879999999999995" table:style-name="ce1">
            <text:p>0.9188</text:p>
          </table:table-cell>
          <table:table-cell office:value-type="float" office:value="0.69020000000000004" table:style-name="ce1">
            <text:p>0.6902</text:p>
          </table:table-cell>
          <table:table-cell office:value-type="float" office:value="0.69310000000000005" table:style-name="ce1">
            <text:p>0.6931</text:p>
          </table:table-cell>
          <table:table-cell office:value-type="float" office:value="0.50270000000000004" table:style-name="ce1">
            <text:p>0.502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9879999999999995" table:style-name="ce1">
            <text:p>0.7988</text:p>
          </table:table-cell>
          <table:table-cell office:value-type="float" office:value="0.71360000000000001" table:style-name="ce1">
            <text:p>0.7136</text:p>
          </table:table-cell>
          <table:table-cell office:value-type="float" office:value="0.75829999999999997" table:style-name="ce1">
            <text:p>0.7583</text:p>
          </table:table-cell>
          <table:table-cell office:value-type="float" office:value="0.95760000000000001" table:style-name="ce1">
            <text:p>0.9576</text:p>
          </table:table-cell>
          <table:table-cell office:value-type="float" office:value="0.56510000000000005" table:style-name="ce1">
            <text:p>0.5651</text:p>
          </table:table-cell>
          <table:table-cell office:value-type="float" office:value="0.57479999999999998" table:style-name="ce1">
            <text:p>0.5748</text:p>
          </table:table-cell>
          <table:table-cell office:value-type="float" office:value="0.96230000000000004" table:style-name="ce1">
            <text:p>0.9623</text:p>
          </table:table-cell>
          <table:table-cell office:value-type="float" office:value="0.54220000000000002" table:style-name="ce1">
            <text:p>0.5422</text:p>
          </table:table-cell>
          <table:table-cell office:value-type="float" office:value="0.9224" table:style-name="ce1">
            <text:p>0.922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1849999999999998" table:style-name="ce1">
            <text:p>0.9185</text:p>
          </table:table-cell>
          <table:table-cell office:value-type="float" office:value="0.98570000000000002" table:style-name="ce1">
            <text:p>0.9857</text:p>
          </table:table-cell>
          <table:table-cell office:value-type="float" office:value="0.99719999999999998" table:style-name="ce1">
            <text:p>0.9972</text:p>
          </table:table-cell>
          <table:table-cell office:value-type="float" office:value="0.53949999999999998" table:style-name="ce1">
            <text:p>0.5395</text:p>
          </table:table-cell>
          <table:table-cell office:value-type="float" office:value="0.84589999999999999" table:style-name="ce1">
            <text:p>0.8459</text:p>
          </table:table-cell>
          <table:table-cell office:value-type="float" office:value="0.95930000000000004" table:style-name="ce1">
            <text:p>0.9593</text:p>
          </table:table-cell>
          <table:table-cell office:value-type="float" office:value="0.90969999999999995" table:style-name="ce1">
            <text:p>0.9097</text:p>
          </table:table-cell>
          <table:table-cell office:value-type="float" office:value="0.62370000000000003" table:style-name="ce1">
            <text:p>0.6237</text:p>
          </table:table-cell>
          <table:table-cell office:value-type="float" office:value="0.47660000000000002" table:style-name="ce1">
            <text:p>0.476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70000000000003" table:style-name="ce1">
            <text:p>0.9917</text:p>
          </table:table-cell>
          <table:table-cell office:value-type="float" office:value="0.70409999999999995" table:style-name="ce1">
            <text:p>0.7041</text:p>
          </table:table-cell>
          <table:table-cell office:value-type="float" office:value="0.80730000000000002" table:style-name="ce1">
            <text:p>0.8073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0.6623" table:style-name="ce1">
            <text:p>0.6623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0.80930000000000002" table:style-name="ce1">
            <text:p>0.8093</text:p>
          </table:table-cell>
          <table:table-cell office:value-type="float" office:value="0.82950000000000002" table:style-name="ce1">
            <text:p>0.8295</text:p>
          </table:table-cell>
          <table:table-cell office:value-type="float" office:value="0.3377" table:style-name="ce1">
            <text:p>0.337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470000000000003" table:style-name="ce1">
            <text:p>0.9947</text:p>
          </table:table-cell>
          <table:table-cell office:value-type="float" office:value="0.71140000000000003" table:style-name="ce1">
            <text:p>0.7114</text:p>
          </table:table-cell>
          <table:table-cell office:value-type="float" office:value="0.99809999999999999" table:style-name="ce1">
            <text:p>0.9981</text:p>
          </table:table-cell>
          <table:table-cell office:value-type="float" office:value="0.57450000000000001" table:style-name="ce1">
            <text:p>0.5745</text:p>
          </table:table-cell>
          <table:table-cell office:value-type="float" office:value="0.56410000000000005" table:style-name="ce1">
            <text:p>0.5641</text:p>
          </table:table-cell>
          <table:table-cell office:value-type="float" office:value="0.96840000000000004" table:style-name="ce1">
            <text:p>0.9684</text:p>
          </table:table-cell>
          <table:table-cell office:value-type="float" office:value="0.78280000000000005" table:style-name="ce1">
            <text:p>0.7828</text:p>
          </table:table-cell>
          <table:table-cell office:value-type="float" office:value="0.73740000000000006" table:style-name="ce1">
            <text:p>0.7374</text:p>
          </table:table-cell>
          <table:table-cell office:value-type="float" office:value="0.64429999999999998" table:style-name="ce1">
            <text:p>0.644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6519999999999999" table:style-name="ce1">
            <text:p>0.7652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94110000000000005" table:style-name="ce1">
            <text:p>0.9411</text:p>
          </table:table-cell>
          <table:table-cell office:value-type="float" office:value="0.79339999999999999" table:style-name="ce1">
            <text:p>0.7934</text:p>
          </table:table-cell>
          <table:table-cell office:value-type="float" office:value="0.57569999999999999" table:style-name="ce1">
            <text:p>0.5757</text:p>
          </table:table-cell>
          <table:table-cell office:value-type="float" office:value="0.89290000000000003" table:style-name="ce1">
            <text:p>0.8929</text:p>
          </table:table-cell>
          <table:table-cell office:value-type="float" office:value="0.54259999999999997" table:style-name="ce1">
            <text:p>0.5426</text:p>
          </table:table-cell>
          <table:table-cell office:value-type="float" office:value="0.72350000000000003" table:style-name="ce1">
            <text:p>0.7235</text:p>
          </table:table-cell>
          <table:table-cell office:value-type="float" office:value="0.4032" table:style-name="ce1">
            <text:p>0.40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109999999999998" table:style-name="ce1">
            <text:p>0.9911</text:p>
          </table:table-cell>
          <table:table-cell office:value-type="float" office:value="0.995" table:style-name="ce1">
            <text:p>0.995</text:p>
          </table:table-cell>
          <table:table-cell office:value-type="float" office:value="0.99939999999999996" table:style-name="ce1">
            <text:p>0.9994</text:p>
          </table:table-cell>
          <table:table-cell office:value-type="float" office:value="0.5877" table:style-name="ce1">
            <text:p>0.5877</text:p>
          </table:table-cell>
          <table:table-cell office:value-type="float" office:value="0.73809999999999998" table:style-name="ce1">
            <text:p>0.7381</text:p>
          </table:table-cell>
          <table:table-cell office:value-type="float" office:value="0.72870000000000001" table:style-name="ce1">
            <text:p>0.7287</text:p>
          </table:table-cell>
          <table:table-cell office:value-type="float" office:value="0.7369" table:style-name="ce1">
            <text:p>0.7369</text:p>
          </table:table-cell>
          <table:table-cell office:value-type="float" office:value="0.62609999999999999" table:style-name="ce1">
            <text:p>0.6261</text:p>
          </table:table-cell>
          <table:table-cell office:value-type="float" office:value="0.37140000000000001" table:style-name="ce1">
            <text:p>0.371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0210000000000004" table:style-name="ce1">
            <text:p>0.8021</text:p>
          </table:table-cell>
          <table:table-cell office:value-type="float" office:value="0.99450000000000005" table:style-name="ce1">
            <text:p>0.9945</text:p>
          </table:table-cell>
          <table:table-cell office:value-type="float" office:value="0.96299999999999997" table:style-name="ce1">
            <text:p>0.963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0.71679999999999999" table:style-name="ce1">
            <text:p>0.7168</text:p>
          </table:table-cell>
          <table:table-cell office:value-type="float" office:value="0.75580000000000003" table:style-name="ce1">
            <text:p>0.7558</text:p>
          </table:table-cell>
          <table:table-cell office:value-type="float" office:value="0.82530000000000003" table:style-name="ce1">
            <text:p>0.8253</text:p>
          </table:table-cell>
          <table:table-cell office:value-type="float" office:value="0.68930000000000002" table:style-name="ce1">
            <text:p>0.6893</text:p>
          </table:table-cell>
          <table:table-cell office:value-type="float" office:value="0.54259999999999997" table:style-name="ce1">
            <text:p>0.542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7869999999999995" table:style-name="ce1">
            <text:p>0.7787</text:p>
          </table:table-cell>
          <table:table-cell office:value-type="float" office:value="0.70450000000000002" table:style-name="ce1">
            <text:p>0.7045</text:p>
          </table:table-cell>
          <table:table-cell office:value-type="float" office:value="0.96740000000000004" table:style-name="ce1">
            <text:p>0.9674</text:p>
          </table:table-cell>
          <table:table-cell office:value-type="float" office:value="0.86660000000000004" table:style-name="ce1">
            <text:p>0.8666</text:p>
          </table:table-cell>
          <table:table-cell office:value-type="float" office:value="0.89219999999999999" table:style-name="ce1">
            <text:p>0.8922</text:p>
          </table:table-cell>
          <table:table-cell office:value-type="float" office:value="0.97030000000000005" table:style-name="ce1">
            <text:p>0.9703</text:p>
          </table:table-cell>
          <table:table-cell office:value-type="float" office:value="0.79969999999999997" table:style-name="ce1">
            <text:p>0.7997</text:p>
          </table:table-cell>
          <table:table-cell office:value-type="float" office:value="0.63580000000000003" table:style-name="ce1">
            <text:p>0.6358</text:p>
          </table:table-cell>
          <table:table-cell office:value-type="float" office:value="0.53559999999999997" table:style-name="ce1">
            <text:p>0.53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710000000000002" table:style-name="ce1">
            <text:p>0.7871</text:p>
          </table:table-cell>
          <table:table-cell office:value-type="float" office:value="0.69340000000000002" table:style-name="ce1">
            <text:p>0.6934</text:p>
          </table:table-cell>
          <table:table-cell office:value-type="float" office:value="0.7409" table:style-name="ce1">
            <text:p>0.7409</text:p>
          </table:table-cell>
          <table:table-cell office:value-type="float" office:value="0.68559999999999999" table:style-name="ce1">
            <text:p>0.6856</text:p>
          </table:table-cell>
          <table:table-cell office:value-type="float" office:value="0.74209999999999998" table:style-name="ce1">
            <text:p>0.7421</text:p>
          </table:table-cell>
          <table:table-cell office:value-type="float" office:value="0.60450000000000004" table:style-name="ce1">
            <text:p>0.6045</text:p>
          </table:table-cell>
          <table:table-cell office:value-type="float" office:value="0.76419999999999999" table:style-name="ce1">
            <text:p>0.7642</text:p>
          </table:table-cell>
          <table:table-cell office:value-type="float" office:value="0.59970000000000001" table:style-name="ce1">
            <text:p>0.5997</text:p>
          </table:table-cell>
          <table:table-cell office:value-type="float" office:value="0.51319999999999999" table:style-name="ce1">
            <text:p>0.51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8180000000000005" table:style-name="ce1">
            <text:p>0.7818</text:p>
          </table:table-cell>
          <table:table-cell office:value-type="float" office:value="0.71309999999999996" table:style-name="ce1">
            <text:p>0.7131</text:p>
          </table:table-cell>
          <table:table-cell office:value-type="float" office:value="0.99890000000000001" table:style-name="ce1">
            <text:p>0.9989</text:p>
          </table:table-cell>
          <table:table-cell office:value-type="float" office:value="0.61550000000000005" table:style-name="ce1">
            <text:p>0.6155</text:p>
          </table:table-cell>
          <table:table-cell office:value-type="float" office:value="0.50349999999999995" table:style-name="ce1">
            <text:p>0.5035</text:p>
          </table:table-cell>
          <table:table-cell office:value-type="float" office:value="0.92079999999999995" table:style-name="ce1">
            <text:p>0.9208</text:p>
          </table:table-cell>
          <table:table-cell office:value-type="float" office:value="0.76910000000000001" table:style-name="ce1">
            <text:p>0.7691</text:p>
          </table:table-cell>
          <table:table-cell office:value-type="float" office:value="0.7329" table:style-name="ce1">
            <text:p>0.7329</text:p>
          </table:table-cell>
          <table:table-cell office:value-type="float" office:value="0.57289999999999996" table:style-name="ce1">
            <text:p>0.572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519999999999996" table:style-name="ce1">
            <text:p>0.7352</text:p>
          </table:table-cell>
          <table:table-cell office:value-type="float" office:value="0.75370000000000004" table:style-name="ce1">
            <text:p>0.7537</text:p>
          </table:table-cell>
          <table:table-cell office:value-type="float" office:value="0.95440000000000003" table:style-name="ce1">
            <text:p>0.9544</text:p>
          </table:table-cell>
          <table:table-cell office:value-type="float" office:value="0.98540000000000005" table:style-name="ce1">
            <text:p>0.9854</text:p>
          </table:table-cell>
          <table:table-cell office:value-type="float" office:value="0.71079999999999999" table:style-name="ce1">
            <text:p>0.7108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0.98350000000000004" table:style-name="ce1">
            <text:p>0.9835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0.52370000000000005" table:style-name="ce1">
            <text:p>0.52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50000000000004" table:style-name="ce1">
            <text:p>0.9875</text:p>
          </table:table-cell>
          <table:table-cell office:value-type="float" office:value="0.69279999999999997" table:style-name="ce1">
            <text:p>0.6928</text:p>
          </table:table-cell>
          <table:table-cell office:value-type="float" office:value="0.75060000000000004" table:style-name="ce1">
            <text:p>0.7506</text:p>
          </table:table-cell>
          <table:table-cell office:value-type="float" office:value="0.69099999999999995" table:style-name="ce1">
            <text:p>0.691</text:p>
          </table:table-cell>
          <table:table-cell office:value-type="float" office:value="0.61950000000000005" table:style-name="ce1">
            <text:p>0.6195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66800000000000004" table:style-name="ce1">
            <text:p>0.668</text:p>
          </table:table-cell>
          <table:table-cell office:value-type="float" office:value="0.75270000000000004" table:style-name="ce1">
            <text:p>0.7527</text:p>
          </table:table-cell>
          <table:table-cell office:value-type="float" office:value="0.56299999999999994" table:style-name="ce1">
            <text:p>0.56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819999999999997" table:style-name="ce1">
            <text:p>0.9882</text:p>
          </table:table-cell>
          <table:table-cell office:value-type="float" office:value="0.7278" table:style-name="ce1">
            <text:p>0.7278</text:p>
          </table:table-cell>
          <table:table-cell office:value-type="float" office:value="0.9839" table:style-name="ce1">
            <text:p>0.9839</text:p>
          </table:table-cell>
          <table:table-cell office:value-type="float" office:value="0.5131" table:style-name="ce1">
            <text:p>0.5131</text:p>
          </table:table-cell>
          <table:table-cell office:value-type="float" office:value="0.93100000000000005" table:style-name="ce1">
            <text:p>0.931</text:p>
          </table:table-cell>
          <table:table-cell office:value-type="float" office:value="0.4793" table:style-name="ce1">
            <text:p>0.4793</text:p>
          </table:table-cell>
          <table:table-cell office:value-type="float" office:value="0.5716" table:style-name="ce1">
            <text:p>0.5716</text:p>
          </table:table-cell>
          <table:table-cell office:value-type="float" office:value="0.76090000000000002" table:style-name="ce1">
            <text:p>0.7609</text:p>
          </table:table-cell>
          <table:table-cell office:value-type="float" office:value="0.61240000000000006" table:style-name="ce1">
            <text:p>0.612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2390000000000005" table:style-name="ce1">
            <text:p>0.9239</text:p>
          </table:table-cell>
          <table:table-cell office:value-type="float" office:value="0.99639999999999995" table:style-name="ce1">
            <text:p>0.9964</text:p>
          </table:table-cell>
          <table:table-cell office:value-type="float" office:value="0.76619999999999999" table:style-name="ce1">
            <text:p>0.7662</text:p>
          </table:table-cell>
          <table:table-cell office:value-type="float" office:value="0.89900000000000002" table:style-name="ce1">
            <text:p>0.899</text:p>
          </table:table-cell>
          <table:table-cell office:value-type="float" office:value="0.55940000000000001" table:style-name="ce1">
            <text:p>0.5594</text:p>
          </table:table-cell>
          <table:table-cell office:value-type="float" office:value="0.8286" table:style-name="ce1">
            <text:p>0.8286</text:p>
          </table:table-cell>
          <table:table-cell office:value-type="float" office:value="0.67259999999999998" table:style-name="ce1">
            <text:p>0.6726</text:p>
          </table:table-cell>
          <table:table-cell office:value-type="float" office:value="0.67420000000000002" table:style-name="ce1">
            <text:p>0.6742</text:p>
          </table:table-cell>
          <table:table-cell office:value-type="float" office:value="0.91669999999999996" table:style-name="ce1">
            <text:p>0.916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609999999999998" table:style-name="ce1">
            <text:p>0.7361</text:p>
          </table:table-cell>
          <table:table-cell office:value-type="float" office:value="0.92210000000000003" table:style-name="ce1">
            <text:p>0.9221</text:p>
          </table:table-cell>
          <table:table-cell office:value-type="float" office:value="0.76419999999999999" table:style-name="ce1">
            <text:p>0.7642</text:p>
          </table:table-cell>
          <table:table-cell office:value-type="float" office:value="0.99770000000000003" table:style-name="ce1">
            <text:p>0.9977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0.51270000000000004" table:style-name="ce1">
            <text:p>0.5127</text:p>
          </table:table-cell>
          <table:table-cell office:value-type="float" office:value="0.64480000000000004" table:style-name="ce1">
            <text:p>0.6448</text:p>
          </table:table-cell>
          <table:table-cell office:value-type="float" office:value="0.98450000000000004" table:style-name="ce1">
            <text:p>0.9845</text:p>
          </table:table-cell>
          <table:table-cell office:value-type="float" office:value="0.22550000000000001" table:style-name="ce1">
            <text:p>0.225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9370000000000003" table:style-name="ce1">
            <text:p>0.9937</text:p>
          </table:table-cell>
          <table:table-cell office:value-type="float" office:value="0.97550000000000003" table:style-name="ce1">
            <text:p>0.9755</text:p>
          </table:table-cell>
          <table:table-cell office:value-type="float" office:value="0.76629999999999998" table:style-name="ce1">
            <text:p>0.7663</text:p>
          </table:table-cell>
          <table:table-cell office:value-type="float" office:value="0.65210000000000001" table:style-name="ce1">
            <text:p>0.6521</text:p>
          </table:table-cell>
          <table:table-cell office:value-type="float" office:value="0.85670000000000002" table:style-name="ce1">
            <text:p>0.8567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4914" table:style-name="ce1">
            <text:p>0.4914</text:p>
          </table:table-cell>
          <table:table-cell office:value-type="float" office:value="0.57950000000000002" table:style-name="ce1">
            <text:p>0.5795</text:p>
          </table:table-cell>
          <table:table-cell office:value-type="float" office:value="0.45100000000000001" table:style-name="ce1">
            <text:p>0.45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719999999999997" table:style-name="ce1">
            <text:p>0.9872</text:p>
          </table:table-cell>
          <table:table-cell office:value-type="float" office:value="0.73340000000000005" table:style-name="ce1">
            <text:p>0.7334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996" table:style-name="ce1">
            <text:p>0.996</text:p>
          </table:table-cell>
          <table:table-cell office:value-type="float" office:value="0.623" table:style-name="ce1">
            <text:p>0.623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.7893" table:style-name="ce1">
            <text:p>0.7893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6209999999999998" table:style-name="ce1">
            <text:p>0.8621</text:p>
          </table:table-cell>
          <table:table-cell office:value-type="float" office:value="0.9425" table:style-name="ce1">
            <text:p>0.9425</text:p>
          </table:table-cell>
          <table:table-cell office:value-type="float" office:value="0.74650000000000005" table:style-name="ce1">
            <text:p>0.7465</text:p>
          </table:table-cell>
          <table:table-cell office:value-type="float" office:value="0.67279999999999995" table:style-name="ce1">
            <text:p>0.6728</text:p>
          </table:table-cell>
          <table:table-cell office:value-type="float" office:value="0.68759999999999999" table:style-name="ce1">
            <text:p>0.6876</text:p>
          </table:table-cell>
          <table:table-cell office:value-type="float" office:value="0.40670000000000001" table:style-name="ce1">
            <text:p>0.4067</text:p>
          </table:table-cell>
          <table:table-cell office:value-type="float" office:value="0.40810000000000002" table:style-name="ce1">
            <text:p>0.4081</text:p>
          </table:table-cell>
          <table:table-cell office:value-type="float" office:value="0.7006" table:style-name="ce1">
            <text:p>0.7006</text:p>
          </table:table-cell>
          <table:table-cell office:value-type="float" office:value="0.87119999999999997" table:style-name="ce1">
            <text:p>0.871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512" table:style-name="ce1">
            <text:p>0.6512</text:p>
          </table:table-cell>
          <table:table-cell office:value-type="float" office:value="0.9556" table:style-name="ce1">
            <text:p>0.9556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69550000000000001" table:style-name="ce1">
            <text:p>0.6955</text:p>
          </table:table-cell>
          <table:table-cell office:value-type="float" office:value="0.86199999999999999" table:style-name="ce1">
            <text:p>0.862</text:p>
          </table:table-cell>
          <table:table-cell office:value-type="float" office:value="0.33339999999999997" table:style-name="ce1">
            <text:p>0.3334</text:p>
          </table:table-cell>
          <table:table-cell office:value-type="float" office:value="0.66359999999999997" table:style-name="ce1">
            <text:p>0.6636</text:p>
          </table:table-cell>
          <table:table-cell office:value-type="float" office:value="0.76119999999999999" table:style-name="ce1">
            <text:p>0.7612</text:p>
          </table:table-cell>
          <table:table-cell office:value-type="float" office:value="0.7137" table:style-name="ce1">
            <text:p>0.713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530000000000004" table:style-name="ce1">
            <text:p>0.9553</text:p>
          </table:table-cell>
          <table:table-cell office:value-type="float" office:value="0.69969999999999999" table:style-name="ce1">
            <text:p>0.6997</text:p>
          </table:table-cell>
          <table:table-cell office:value-type="float" office:value="0.95279999999999998" table:style-name="ce1">
            <text:p>0.9528</text:p>
          </table:table-cell>
          <table:table-cell office:value-type="float" office:value="0.92589999999999995" table:style-name="ce1">
            <text:p>0.9259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0.42159999999999997" table:style-name="ce1">
            <text:p>0.4216</text:p>
          </table:table-cell>
          <table:table-cell office:value-type="float" office:value="0.66930000000000001" table:style-name="ce1">
            <text:p>0.6693</text:p>
          </table:table-cell>
          <table:table-cell office:value-type="float" office:value="0.54449999999999998" table:style-name="ce1">
            <text:p>0.5445</text:p>
          </table:table-cell>
          <table:table-cell office:value-type="float" office:value="0.86650000000000005" table:style-name="ce1">
            <text:p>0.8665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709999999999997" table:style-name="ce1">
            <text:p>0.7271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0.99229999999999996" table:style-name="ce1">
            <text:p>0.9923</text:p>
          </table:table-cell>
          <table:table-cell office:value-type="float" office:value="0.73829999999999996" table:style-name="ce1">
            <text:p>0.7383</text:p>
          </table:table-cell>
          <table:table-cell office:value-type="float" office:value="0.89159999999999995" table:style-name="ce1">
            <text:p>0.8916</text:p>
          </table:table-cell>
          <table:table-cell office:value-type="float" office:value="0.92269999999999996" table:style-name="ce1">
            <text:p>0.9227</text:p>
          </table:table-cell>
          <table:table-cell office:value-type="float" office:value="0.72289999999999999" table:style-name="ce1">
            <text:p>0.7229</text:p>
          </table:table-cell>
          <table:table-cell office:value-type="float" office:value="0.75760000000000005" table:style-name="ce1">
            <text:p>0.7576</text:p>
          </table:table-cell>
          <table:table-cell office:value-type="float" office:value="0.67969999999999997" table:style-name="ce1">
            <text:p>0.679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2160000000000004" table:style-name="ce1">
            <text:p>0.6216</text:p>
          </table:table-cell>
          <table:table-cell office:value-type="float" office:value="0.99119999999999997" table:style-name="ce1">
            <text:p>0.9912</text:p>
          </table:table-cell>
          <table:table-cell office:value-type="float" office:value="0.73550000000000004" table:style-name="ce1">
            <text:p>0.7355</text:p>
          </table:table-cell>
          <table:table-cell office:value-type="float" office:value="0.65849999999999997" table:style-name="ce1">
            <text:p>0.6585</text:p>
          </table:table-cell>
          <table:table-cell office:value-type="float" office:value="0.94720000000000004" table:style-name="ce1">
            <text:p>0.9472</text:p>
          </table:table-cell>
          <table:table-cell office:value-type="float" office:value="0.3553" table:style-name="ce1">
            <text:p>0.3553</text:p>
          </table:table-cell>
          <table:table-cell office:value-type="float" office:value="0.75090000000000001" table:style-name="ce1">
            <text:p>0.7509</text:p>
          </table:table-cell>
          <table:table-cell office:value-type="float" office:value="0.80930000000000002" table:style-name="ce1">
            <text:p>0.8093</text:p>
          </table:table-cell>
          <table:table-cell office:value-type="float" office:value="0.71209999999999996" table:style-name="ce1">
            <text:p>0.71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509999999999997" table:style-name="ce1">
            <text:p>0.7251</text:p>
          </table:table-cell>
          <table:table-cell office:value-type="float" office:value="0.76" table:style-name="ce1">
            <text:p>0.76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0.67510000000000003" table:style-name="ce1">
            <text:p>0.6751</text:p>
          </table:table-cell>
          <table:table-cell office:value-type="float" office:value="0.54620000000000002" table:style-name="ce1">
            <text:p>0.5462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0.76029999999999998" table:style-name="ce1">
            <text:p>0.7603</text:p>
          </table:table-cell>
          <table:table-cell office:value-type="float" office:value="0.5726" table:style-name="ce1">
            <text:p>0.5726</text:p>
          </table:table-cell>
          <table:table-cell office:value-type="float" office:value="0.31840000000000002" table:style-name="ce1">
            <text:p>0.31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099999999999998" table:style-name="ce1">
            <text:p>0.981</text:p>
          </table:table-cell>
          <table:table-cell office:value-type="float" office:value="0.66710000000000003" table:style-name="ce1">
            <text:p>0.6671</text:p>
          </table:table-cell>
          <table:table-cell office:value-type="float" office:value="0.76749999999999996" table:style-name="ce1">
            <text:p>0.7675</text:p>
          </table:table-cell>
          <table:table-cell office:value-type="float" office:value="0.6452" table:style-name="ce1">
            <text:p>0.6452</text:p>
          </table:table-cell>
          <table:table-cell office:value-type="float" office:value="0.52969999999999995" table:style-name="ce1">
            <text:p>0.5297</text:p>
          </table:table-cell>
          <table:table-cell office:value-type="float" office:value="0.3372" table:style-name="ce1">
            <text:p>0.3372</text:p>
          </table:table-cell>
          <table:table-cell office:value-type="float" office:value="0.66620000000000001" table:style-name="ce1">
            <text:p>0.6662</text:p>
          </table:table-cell>
          <table:table-cell office:value-type="float" office:value="0.45639999999999997" table:style-name="ce1">
            <text:p>0.4564</text:p>
          </table:table-cell>
          <table:table-cell office:value-type="float" office:value="0.60489999999999999" table:style-name="ce1">
            <text:p>0.6049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7430000000000005" table:style-name="ce1">
            <text:p>0.9743</text:p>
          </table:table-cell>
          <table:table-cell office:value-type="float" office:value="0.98399999999999999" table:style-name="ce1">
            <text:p>0.984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0.82199999999999995" table:style-name="ce1">
            <text:p>0.822</text:p>
          </table:table-cell>
          <table:table-cell office:value-type="float" office:value="0.61629999999999996" table:style-name="ce1">
            <text:p>0.6163</text:p>
          </table:table-cell>
          <table:table-cell office:value-type="float" office:value="0.38640000000000002" table:style-name="ce1">
            <text:p>0.3864</text:p>
          </table:table-cell>
          <table:table-cell office:value-type="float" office:value="0.37890000000000001" table:style-name="ce1">
            <text:p>0.3789</text:p>
          </table:table-cell>
          <table:table-cell office:value-type="float" office:value="0.77349999999999997" table:style-name="ce1">
            <text:p>0.7735</text:p>
          </table:table-cell>
          <table:table-cell office:value-type="float" office:value="0.71099999999999997" table:style-name="ce1">
            <text:p>0.71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619999999999997" table:style-name="ce1">
            <text:p>0.9862</text:p>
          </table:table-cell>
          <table:table-cell office:value-type="float" office:value="0.78029999999999999" table:style-name="ce1">
            <text:p>0.7803</text:p>
          </table:table-cell>
          <table:table-cell office:value-type="float" office:value="0.76739999999999997" table:style-name="ce1">
            <text:p>0.7674</text:p>
          </table:table-cell>
          <table:table-cell office:value-type="float" office:value="0.7046" table:style-name="ce1">
            <text:p>0.7046</text:p>
          </table:table-cell>
          <table:table-cell office:value-type="float" office:value="0.45839999999999997" table:style-name="ce1">
            <text:p>0.4584</text:p>
          </table:table-cell>
          <table:table-cell office:value-type="float" office:value="0.50139999999999996" table:style-name="ce1">
            <text:p>0.5014</text:p>
          </table:table-cell>
          <table:table-cell office:value-type="float" office:value="0.95830000000000004" table:style-name="ce1">
            <text:p>0.9583</text:p>
          </table:table-cell>
          <table:table-cell office:value-type="float" office:value="0.64419999999999999" table:style-name="ce1">
            <text:p>0.6442</text:p>
          </table:table-cell>
          <table:table-cell office:value-type="float" office:value="0.57720000000000005" table:style-name="ce1">
            <text:p>0.577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009999999999994" table:style-name="ce1">
            <text:p>0.9501</text:p>
          </table:table-cell>
          <table:table-cell office:value-type="float" office:value="0.67130000000000001" table:style-name="ce1">
            <text:p>0.6713</text:p>
          </table:table-cell>
          <table:table-cell office:value-type="float" office:value="0.99650000000000005" table:style-name="ce1">
            <text:p>0.9965</text:p>
          </table:table-cell>
          <table:table-cell office:value-type="float" office:value="0.67149999999999999" table:style-name="ce1">
            <text:p>0.6715</text:p>
          </table:table-cell>
          <table:table-cell office:value-type="float" office:value="0.64639999999999997" table:style-name="ce1">
            <text:p>0.6464</text:p>
          </table:table-cell>
          <table:table-cell office:value-type="float" office:value="0.42570000000000002" table:style-name="ce1">
            <text:p>0.4257</text:p>
          </table:table-cell>
          <table:table-cell office:value-type="float" office:value="0.79279999999999995" table:style-name="ce1">
            <text:p>0.7928</text:p>
          </table:table-cell>
          <table:table-cell office:value-type="float" office:value="0.8014" table:style-name="ce1">
            <text:p>0.8014</text:p>
          </table:table-cell>
          <table:table-cell office:value-type="float" office:value="0.70209999999999995" table:style-name="ce1">
            <text:p>0.702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2130000000000005" table:style-name="ce1">
            <text:p>0.7213</text:p>
          </table:table-cell>
          <table:table-cell office:value-type="float" office:value="0.95550000000000002" table:style-name="ce1">
            <text:p>0.9555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0.66659999999999997" table:style-name="ce1">
            <text:p>0.6666</text:p>
          </table:table-cell>
          <table:table-cell office:value-type="float" office:value="0.58840000000000003" table:style-name="ce1">
            <text:p>0.5884</text:p>
          </table:table-cell>
          <table:table-cell office:value-type="float" office:value="0.82869999999999999" table:style-name="ce1">
            <text:p>0.8287</text:p>
          </table:table-cell>
          <table:table-cell office:value-type="float" office:value="0.66720000000000002" table:style-name="ce1">
            <text:p>0.6672</text:p>
          </table:table-cell>
          <table:table-cell office:value-type="float" office:value="0.66759999999999997" table:style-name="ce1">
            <text:p>0.6676</text:p>
          </table:table-cell>
          <table:table-cell office:value-type="float" office:value="0.45619999999999999" table:style-name="ce1">
            <text:p>0.45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169999999999998" table:style-name="ce1">
            <text:p>0.9417</text:p>
          </table:table-cell>
          <table:table-cell office:value-type="float" office:value="0.77990000000000004" table:style-name="ce1">
            <text:p>0.7799</text:p>
          </table:table-cell>
          <table:table-cell office:value-type="float" office:value="0.99880000000000002" table:style-name="ce1">
            <text:p>0.9988</text:p>
          </table:table-cell>
          <table:table-cell office:value-type="float" office:value="0.85060000000000002" table:style-name="ce1">
            <text:p>0.8506</text:p>
          </table:table-cell>
          <table:table-cell office:value-type="float" office:value="0.51749999999999996" table:style-name="ce1">
            <text:p>0.5175</text:p>
          </table:table-cell>
          <table:table-cell office:value-type="float" office:value="0.3271" table:style-name="ce1">
            <text:p>0.3271</text:p>
          </table:table-cell>
          <table:table-cell office:value-type="float" office:value="0.70730000000000004" table:style-name="ce1">
            <text:p>0.7073</text:p>
          </table:table-cell>
          <table:table-cell office:value-type="float" office:value="0.58620000000000005" table:style-name="ce1">
            <text:p>0.5862</text:p>
          </table:table-cell>
          <table:table-cell office:value-type="float" office:value="0.27460000000000001" table:style-name="ce1">
            <text:p>0.274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67800000000000005" table:style-name="ce1">
            <text:p>0.678</text:p>
          </table:table-cell>
          <table:table-cell office:value-type="float" office:value="0.99039999999999995" table:style-name="ce1">
            <text:p>0.9904</text:p>
          </table:table-cell>
          <table:table-cell office:value-type="float" office:value="0.76770000000000005" table:style-name="ce1">
            <text:p>0.7677</text:p>
          </table:table-cell>
          <table:table-cell office:value-type="float" office:value="0.64090000000000003" table:style-name="ce1">
            <text:p>0.6409</text:p>
          </table:table-cell>
          <table:table-cell office:value-type="float" office:value="0.63919999999999999" table:style-name="ce1">
            <text:p>0.6392</text:p>
          </table:table-cell>
          <table:table-cell office:value-type="float" office:value="0.62309999999999999" table:style-name="ce1">
            <text:p>0.6231</text:p>
          </table:table-cell>
          <table:table-cell office:value-type="float" office:value="0.68940000000000001" table:style-name="ce1">
            <text:p>0.6894</text:p>
          </table:table-cell>
          <table:table-cell office:value-type="float" office:value="0.70930000000000004" table:style-name="ce1">
            <text:p>0.7093</text:p>
          </table:table-cell>
          <table:table-cell office:value-type="float" office:value="0.7006" table:style-name="ce1">
            <text:p>0.700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009999999999997" table:style-name="ce1">
            <text:p>0.7301</text:p>
          </table:table-cell>
          <table:table-cell office:value-type="float" office:value="0.72550000000000003" table:style-name="ce1">
            <text:p>0.7255</text:p>
          </table:table-cell>
          <table:table-cell office:value-type="float" office:value="0.97340000000000004" table:style-name="ce1">
            <text:p>0.9734</text:p>
          </table:table-cell>
          <table:table-cell office:value-type="float" office:value="0.92569999999999997" table:style-name="ce1">
            <text:p>0.9257</text:p>
          </table:table-cell>
          <table:table-cell office:value-type="float" office:value="0.7712" table:style-name="ce1">
            <text:p>0.7712</text:p>
          </table:table-cell>
          <table:table-cell office:value-type="float" office:value="0.53910000000000002" table:style-name="ce1">
            <text:p>0.5391</text:p>
          </table:table-cell>
          <table:table-cell office:value-type="float" office:value="0.73209999999999997" table:style-name="ce1">
            <text:p>0.7321</text:p>
          </table:table-cell>
          <table:table-cell office:value-type="float" office:value="0.74850000000000005" table:style-name="ce1">
            <text:p>0.7485</text:p>
          </table:table-cell>
          <table:table-cell office:value-type="float" office:value="0.99839999999999995" table:style-name="ce1">
            <text:p>0.998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480000000000001" table:style-name="ce1">
            <text:p>0.7348</text:p>
          </table:table-cell>
          <table:table-cell office:value-type="float" office:value="0.74829999999999997" table:style-name="ce1">
            <text:p>0.7483</text:p>
          </table:table-cell>
          <table:table-cell office:value-type="float" office:value="0.76719999999999999" table:style-name="ce1">
            <text:p>0.7672</text:p>
          </table:table-cell>
          <table:table-cell office:value-type="float" office:value="0.91710000000000003" table:style-name="ce1">
            <text:p>0.9171</text:p>
          </table:table-cell>
          <table:table-cell office:value-type="float" office:value="0.86560000000000004" table:style-name="ce1">
            <text:p>0.8656</text:p>
          </table:table-cell>
          <table:table-cell office:value-type="float" office:value="0.64810000000000001" table:style-name="ce1">
            <text:p>0.6481</text:p>
          </table:table-cell>
          <table:table-cell office:value-type="float" office:value="0.79459999999999997" table:style-name="ce1">
            <text:p>0.7946</text:p>
          </table:table-cell>
          <table:table-cell office:value-type="float" office:value="0.71230000000000004" table:style-name="ce1">
            <text:p>0.7123</text:p>
          </table:table-cell>
          <table:table-cell office:value-type="float" office:value="0.58620000000000005" table:style-name="ce1">
            <text:p>0.586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8109999999999997" table:style-name="ce1">
            <text:p>0.9811</text:p>
          </table:table-cell>
          <table:table-cell office:value-type="float" office:value="0.95620000000000005" table:style-name="ce1">
            <text:p>0.9562</text:p>
          </table:table-cell>
          <table:table-cell office:value-type="float" office:value="0.73250000000000004" table:style-name="ce1">
            <text:p>0.7325</text:p>
          </table:table-cell>
          <table:table-cell office:value-type="float" office:value="0.6613" table:style-name="ce1">
            <text:p>0.6613</text:p>
          </table:table-cell>
          <table:table-cell office:value-type="float" office:value="0.45900000000000002" table:style-name="ce1">
            <text:p>0.459</text:p>
          </table:table-cell>
          <table:table-cell office:value-type="float" office:value="0.86099999999999999" table:style-name="ce1">
            <text:p>0.861</text:p>
          </table:table-cell>
          <table:table-cell office:value-type="float" office:value="0.44280000000000003" table:style-name="ce1">
            <text:p>0.4428</text:p>
          </table:table-cell>
          <table:table-cell office:value-type="float" office:value="0.70809999999999995" table:style-name="ce1">
            <text:p>0.7081</text:p>
          </table:table-cell>
          <table:table-cell office:value-type="float" office:value="0.71709999999999996" table:style-name="ce1">
            <text:p>0.7171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360000000000003" table:style-name="ce1">
            <text:p>0.7336</text:p>
          </table:table-cell>
          <table:table-cell office:value-type="float" office:value="0.97889999999999999" table:style-name="ce1">
            <text:p>0.9789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66300000000000003" table:style-name="ce1">
            <text:p>0.663</text:p>
          </table:table-cell>
          <table:table-cell office:value-type="float" office:value="0.86519999999999997" table:style-name="ce1">
            <text:p>0.8652</text:p>
          </table:table-cell>
          <table:table-cell office:value-type="float" office:value="0.98680000000000001" table:style-name="ce1">
            <text:p>0.9868</text:p>
          </table:table-cell>
          <table:table-cell office:value-type="float" office:value="0.7752" table:style-name="ce1">
            <text:p>0.7752</text:p>
          </table:table-cell>
          <table:table-cell office:value-type="float" office:value="0.54369999999999996" table:style-name="ce1">
            <text:p>0.5437</text:p>
          </table:table-cell>
          <table:table-cell office:value-type="float" office:value="0.94699999999999995" table:style-name="ce1">
            <text:p>0.947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87880000000000003" table:style-name="ce1">
            <text:p>0.8788</text:p>
          </table:table-cell>
          <table:table-cell office:value-type="float" office:value="0.92679999999999996" table:style-name="ce1">
            <text:p>0.9268</text:p>
          </table:table-cell>
          <table:table-cell office:value-type="float" office:value="0.74570000000000003" table:style-name="ce1">
            <text:p>0.7457</text:p>
          </table:table-cell>
          <table:table-cell office:value-type="float" office:value="0.97150000000000003" table:style-name="ce1">
            <text:p>0.9715</text:p>
          </table:table-cell>
          <table:table-cell office:value-type="float" office:value="0.90639999999999998" table:style-name="ce1">
            <text:p>0.9064</text:p>
          </table:table-cell>
          <table:table-cell office:value-type="float" office:value="0.43380000000000002" table:style-name="ce1">
            <text:p>0.4338</text:p>
          </table:table-cell>
          <table:table-cell office:value-type="float" office:value="0.78759999999999997" table:style-name="ce1">
            <text:p>0.7876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0.1832" table:style-name="ce1">
            <text:p>0.1832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6079999999999999" table:style-name="ce1">
            <text:p>0.9608</text:p>
          </table:table-cell>
          <table:table-cell office:value-type="float" office:value="0.72670000000000001" table:style-name="ce1">
            <text:p>0.7267</text:p>
          </table:table-cell>
          <table:table-cell office:value-type="float" office:value="0.749" table:style-name="ce1">
            <text:p>0.749</text:p>
          </table:table-cell>
          <table:table-cell office:value-type="float" office:value="0.64949999999999997" table:style-name="ce1">
            <text:p>0.6495</text:p>
          </table:table-cell>
          <table:table-cell office:value-type="float" office:value="0.66490000000000005" table:style-name="ce1">
            <text:p>0.6649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82369999999999999" table:style-name="ce1">
            <text:p>0.8237</text:p>
          </table:table-cell>
          <table:table-cell office:value-type="float" office:value="0.8397" table:style-name="ce1">
            <text:p>0.8397</text:p>
          </table:table-cell>
          <table:table-cell office:value-type="float" office:value="0.66339999999999999" table:style-name="ce1">
            <text:p>0.663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4240000000000002" table:style-name="ce1">
            <text:p>0.9424</text:p>
          </table:table-cell>
          <table:table-cell office:value-type="float" office:value="0.70179999999999998" table:style-name="ce1">
            <text:p>0.7018</text:p>
          </table:table-cell>
          <table:table-cell office:value-type="float" office:value="0.99299999999999999" table:style-name="ce1">
            <text:p>0.993</text:p>
          </table:table-cell>
          <table:table-cell office:value-type="float" office:value="0.98380000000000001" table:style-name="ce1">
            <text:p>0.9838</text:p>
          </table:table-cell>
          <table:table-cell office:value-type="float" office:value="0.74270000000000003" table:style-name="ce1">
            <text:p>0.7427</text:p>
          </table:table-cell>
          <table:table-cell office:value-type="float" office:value="0.50680000000000003" table:style-name="ce1">
            <text:p>0.5068</text:p>
          </table:table-cell>
          <table:table-cell office:value-type="float" office:value="0.82540000000000002" table:style-name="ce1">
            <text:p>0.8254</text:p>
          </table:table-cell>
          <table:table-cell office:value-type="float" office:value="0.6845" table:style-name="ce1">
            <text:p>0.6845</text:p>
          </table:table-cell>
          <table:table-cell office:value-type="float" office:value="0.6794" table:style-name="ce1">
            <text:p>0.6794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95530000000000004" table:style-name="ce1">
            <text:p>0.9553</text:p>
          </table:table-cell>
          <table:table-cell office:value-type="float" office:value="0.75290000000000001" table:style-name="ce1">
            <text:p>0.7529</text:p>
          </table:table-cell>
          <table:table-cell office:value-type="float" office:value="0.76790000000000003" table:style-name="ce1">
            <text:p>0.7679</text:p>
          </table:table-cell>
          <table:table-cell office:value-type="float" office:value="0.67049999999999998" table:style-name="ce1">
            <text:p>0.6705</text:p>
          </table:table-cell>
          <table:table-cell office:value-type="float" office:value="0.75949999999999995" table:style-name="ce1">
            <text:p>0.7595</text:p>
          </table:table-cell>
          <table:table-cell office:value-type="float" office:value="0.82569999999999999" table:style-name="ce1">
            <text:p>0.8257</text:p>
          </table:table-cell>
          <table:table-cell office:value-type="float" office:value="0.77839999999999998" table:style-name="ce1">
            <text:p>0.7784</text:p>
          </table:table-cell>
          <table:table-cell office:value-type="float" office:value="0.72560000000000002" table:style-name="ce1">
            <text:p>0.7256</text:p>
          </table:table-cell>
          <table:table-cell office:value-type="float" office:value="0.63560000000000005" table:style-name="ce1">
            <text:p>0.6356</text:p>
          </table:table-cell>
          <table:table-cell table:number-columns-repeated="16365"/>
        </table:table-row>
        <table:table-row table:style-name="ro1">
          <table:table-cell table:number-columns-repeated="10"/>
          <table:table-cell office:value-type="float" office:value="0.73619999999999997" table:style-name="ce1">
            <text:p>0.7362</text:p>
          </table:table-cell>
          <table:table-cell office:value-type="float" office:value="0.95720000000000005" table:style-name="ce1">
            <text:p>0.9572</text:p>
          </table:table-cell>
          <table:table-cell office:value-type="float" office:value="0.76790000000000003" table:style-name="ce1">
            <text:p>0.7679</text:p>
          </table:table-cell>
          <table:table-cell office:value-type="float" office:value="0.73719999999999997" table:style-name="ce1">
            <text:p>0.7372</text:p>
          </table:table-cell>
          <table:table-cell office:value-type="float" office:value="0.6552" table:style-name="ce1">
            <text:p>0.6552</text:p>
          </table:table-cell>
          <table:table-cell office:value-type="float" office:value="0.66930000000000001" table:style-name="ce1">
            <text:p>0.6693</text:p>
          </table:table-cell>
          <table:table-cell office:value-type="float" office:value="0.68579999999999997" table:style-name="ce1">
            <text:p>0.6858</text:p>
          </table:table-cell>
          <table:table-cell office:value-type="float" office:value="0.66510000000000002" table:style-name="ce1">
            <text:p>0.6651</text:p>
          </table:table-cell>
          <table:table-cell office:value-type="float" office:value="0.33200000000000002" table:style-name="ce1">
            <text:p>0.332</text:p>
          </table:table-cell>
          <table:table-cell table:number-columns-repeated="16365"/>
        </table:table-row>
        <table:table-row table:number-rows-repeated="1048140" table:style-name="ro1">
          <table:table-cell table:number-columns-repeated="16384"/>
        </table:table-row>
      </table:table>
      <table:table table:name="consistency-500kb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chromosome</text:p>
          </table:table-cell>
          <table:table-cell office:value-type="string" table:style-name="ce1">
            <text:p>Average scc</text:p>
          </table:table-cell>
          <table:table-cell office:value-type="string" table:style-name="ce1">
            <text:p>Average rmse</text:p>
          </table:table-cell>
          <table:table-cell office:value-type="string" table:style-name="ce1">
            <text:p>Average pcc</text:p>
          </table:table-cell>
          <table:table-cell office:value-type="string" table:style-name="ce1">
            <text:p>Average tm score</text:p>
          </table:table-cell>
          <table:table-cell table:number-columns-repeated="5" table:style-name="ce1"/>
          <table:table-cell office:value-type="string" table:style-name="ce1">
            <text:p>chr1</text:p>
          </table:table-cell>
          <table:table-cell office:value-type="string" table:style-name="ce1">
            <text:p>chr10</text:p>
          </table:table-cell>
          <table:table-cell office:value-type="string" table:style-name="ce1">
            <text:p>chr19</text:p>
          </table:table-cell>
          <table:table-cell office:value-type="string" table:style-name="ce1">
            <text:p>chr22</text:p>
          </table:table-cell>
          <table:table-cell table:style-name="ce1"/>
          <table:table-cell office:value-type="string" table:style-name="ce1">
            <text:p>chr1</text:p>
          </table:table-cell>
          <table:table-cell office:value-type="float" office:value="0.8515397435897436" table:formula="of:=AVERAGE([.K:.K])" table:style-name="ce1">
            <text:p>0.8515397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r1</text:p>
          </table:table-cell>
          <table:table-cell office:value-type="float" office:value="0.99207141080852101" table:style-name="ce6">
            <text:p>0.992071411</text:p>
          </table:table-cell>
          <table:table-cell office:value-type="float" office:value="1.30551288346945" table:style-name="ce6">
            <text:p>1.305512883</text:p>
          </table:table-cell>
          <table:table-cell office:value-type="float" office:value="0.991772295808105" table:style-name="ce6">
            <text:p>0.991772296</text:p>
          </table:table-cell>
          <table:table-cell office:value-type="float" office:value="0.8515397435897436" table:formula="of:=[.Q1]" table:style-name="ce1">
            <text:p>0.851539744</text:p>
          </table:table-cell>
          <table:table-cell table:number-columns-repeated="5" table:style-name="ce1"/>
          <table:table-cell office:value-type="float" office:value="0.69899999999999995" table:style-name="ce1">
            <text:p>0.699</text:p>
          </table:table-cell>
          <table:table-cell office:value-type="float" office:value="0.79869999999999997" table:style-name="ce1">
            <text:p>0.7987</text:p>
          </table:table-cell>
          <table:table-cell office:value-type="float" office:value="0.57809999999999995" table:style-name="ce1">
            <text:p>0.5781</text:p>
          </table:table-cell>
          <table:table-cell office:value-type="float" office:value="0.6956" table:style-name="ce1">
            <text:p>0.6956</text:p>
          </table:table-cell>
          <table:table-cell table:style-name="ce1"/>
          <table:table-cell office:value-type="string" table:style-name="ce1">
            <text:p>chr10</text:p>
          </table:table-cell>
          <table:table-cell office:value-type="float" office:value="0.84190735632183933" table:formula="of:=AVERAGE([.L:.L])" table:style-name="ce1">
            <text:p>0.8419073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r10</text:p>
          </table:table-cell>
          <table:table-cell office:value-type="float" office:value="0.99473251008163299" table:style-name="ce6">
            <text:p>0.99473251</text:p>
          </table:table-cell>
          <table:table-cell office:value-type="float" office:value="1.3339599335952901" table:style-name="ce6">
            <text:p>1.333959934</text:p>
          </table:table-cell>
          <table:table-cell office:value-type="float" office:value="0.99306324103318699" table:style-name="ce6">
            <text:p>0.993063241</text:p>
          </table:table-cell>
          <table:table-cell office:value-type="float" office:value="0.84190735632183933" table:formula="of:=[.Q2]" table:style-name="ce1">
            <text:p>0.841907356</text:p>
          </table:table-cell>
          <table:table-cell table:number-columns-repeated="5" table:style-name="ce1"/>
          <table:table-cell office:value-type="float" office:value="0.97199999999999998" table:style-name="ce1">
            <text:p>0.972</text:p>
          </table:table-cell>
          <table:table-cell office:value-type="float" office:value="0.94450000000000001" table:style-name="ce1">
            <text:p>0.9445</text:p>
          </table:table-cell>
          <table:table-cell office:value-type="float" office:value="0.59850000000000003" table:style-name="ce1">
            <text:p>0.5985</text:p>
          </table:table-cell>
          <table:table-cell office:value-type="float" office:value="0.28749999999999998" table:style-name="ce1">
            <text:p>0.2875</text:p>
          </table:table-cell>
          <table:table-cell table:style-name="ce1"/>
          <table:table-cell office:value-type="string" table:style-name="ce1">
            <text:p>chr19</text:p>
          </table:table-cell>
          <table:table-cell office:value-type="float" office:value="0.68161172413793036" table:formula="of:=AVERAGE([.M:.M])" table:style-name="ce1">
            <text:p>0.6816117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r19</text:p>
          </table:table-cell>
          <table:table-cell office:value-type="float" office:value="0.99624330283762597" table:style-name="ce6">
            <text:p>0.996243303</text:p>
          </table:table-cell>
          <table:table-cell office:value-type="float" office:value="1.80200933215626" table:style-name="ce6">
            <text:p>1.802009332</text:p>
          </table:table-cell>
          <table:table-cell office:value-type="float" office:value="0.99670442867140296" table:style-name="ce6">
            <text:p>0.996704429</text:p>
          </table:table-cell>
          <table:table-cell office:value-type="float" office:value="0.68161172413793036" table:formula="of:=[.Q3]" table:style-name="ce1">
            <text:p>0.681611724</text:p>
          </table:table-cell>
          <table:table-cell table:number-columns-repeated="5" table:style-name="ce1"/>
          <table:table-cell office:value-type="float" office:value="0.73360000000000003" table:style-name="ce1">
            <text:p>0.7336</text:p>
          </table:table-cell>
          <table:table-cell office:value-type="float" office:value="0.74529999999999996" table:style-name="ce1">
            <text:p>0.7453</text:p>
          </table:table-cell>
          <table:table-cell office:value-type="float" office:value="0.45789999999999997" table:style-name="ce1">
            <text:p>0.4579</text:p>
          </table:table-cell>
          <table:table-cell office:value-type="float" office:value="0.4017" table:style-name="ce1">
            <text:p>0.4017</text:p>
          </table:table-cell>
          <table:table-cell table:style-name="ce1"/>
          <table:table-cell office:value-type="string" table:style-name="ce1">
            <text:p>chr22</text:p>
          </table:table-cell>
          <table:table-cell office:value-type="float" office:value="0.66748459770114976" table:formula="of:=AVERAGE([.N:.N])" table:style-name="ce1">
            <text:p>0.6674845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r22</text:p>
          </table:table-cell>
          <table:table-cell office:value-type="float" office:value="0.999967936595893" table:style-name="ce6">
            <text:p>0.999967937</text:p>
          </table:table-cell>
          <table:table-cell office:value-type="float" office:value="2.0840782922009198" table:style-name="ce6">
            <text:p>2.084078292</text:p>
          </table:table-cell>
          <table:table-cell office:value-type="float" office:value="0.99997885604931003" table:style-name="ce6">
            <text:p>0.999978856</text:p>
          </table:table-cell>
          <table:table-cell office:value-type="float" office:value="0.66748459770114976" table:formula="of:=[.Q4]" table:style-name="ce1">
            <text:p>0.667484598</text:p>
          </table:table-cell>
          <table:table-cell table:number-columns-repeated="5" table:style-name="ce1"/>
          <table:table-cell office:value-type="float" office:value="0.95579999999999998" table:style-name="ce1">
            <text:p>0.9558</text:p>
          </table:table-cell>
          <table:table-cell office:value-type="float" office:value="0.96079999999999999" table:style-name="ce1">
            <text:p>0.9608</text:p>
          </table:table-cell>
          <table:table-cell office:value-type="float" office:value="0.41720000000000002" table:style-name="ce1">
            <text:p>0.4172</text:p>
          </table:table-cell>
          <table:table-cell office:value-type="float" office:value="0.94699999999999995" table:style-name="ce1">
            <text:p>0.947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3309999999999997" table:style-name="ce1">
            <text:p>0.7331</text:p>
          </table:table-cell>
          <table:table-cell office:value-type="float" office:value="0.76949999999999996" table:style-name="ce1">
            <text:p>0.7695</text:p>
          </table:table-cell>
          <table:table-cell office:value-type="float" office:value="0.86419999999999997" table:style-name="ce1">
            <text:p>0.8642</text:p>
          </table:table-cell>
          <table:table-cell office:value-type="float" office:value="0.62729999999999997" table:style-name="ce1">
            <text:p>0.6273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98819999999999997" table:style-name="ce1">
            <text:p>0.9882</text:p>
          </table:table-cell>
          <table:table-cell office:value-type="float" office:value="0.98419999999999996" table:style-name="ce1">
            <text:p>0.9842</text:p>
          </table:table-cell>
          <table:table-cell office:value-type="float" office:value="0.34739999999999999" table:style-name="ce1">
            <text:p>0.3474</text:p>
          </table:table-cell>
          <table:table-cell office:value-type="float" office:value="0.31869999999999998" table:style-name="ce1">
            <text:p>0.3187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97919999999999996" table:style-name="ce1">
            <text:p>0.9792</text:p>
          </table:table-cell>
          <table:table-cell office:value-type="float" office:value="0.88270000000000004" table:style-name="ce1">
            <text:p>0.8827</text:p>
          </table:table-cell>
          <table:table-cell office:value-type="float" office:value="0.35449999999999998" table:style-name="ce1">
            <text:p>0.3545</text:p>
          </table:table-cell>
          <table:table-cell office:value-type="float" office:value="0.65620000000000001" table:style-name="ce1">
            <text:p>0.6562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2970000000000002" table:style-name="ce1">
            <text:p>0.7297</text:p>
          </table:table-cell>
          <table:table-cell office:value-type="float" office:value="0.69830000000000003" table:style-name="ce1">
            <text:p>0.6983</text:p>
          </table:table-cell>
          <table:table-cell office:value-type="float" office:value="0.51759999999999995" table:style-name="ce1">
            <text:p>0.5176</text:p>
          </table:table-cell>
          <table:table-cell office:value-type="float" office:value="0.97170000000000001" table:style-name="ce1">
            <text:p>0.9717</text:p>
          </table:table-cell>
          <table:table-cell table:number-columns-repeated="16370" table:style-name="ce1"/>
        </table:table-row>
        <table:table-row table:style-name="ro1">
          <table:table-cell table:style-name="ce1">
            <draw:frame draw:z-index="1" draw:id="id20" draw:style-name="a20" draw:name="Chart 2" svg:x="0in" svg:y="0.14583in" svg:width="5in" svg:height="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float" office:value="0.99029999999999996" table:style-name="ce1">
            <text:p>0.9903</text:p>
          </table:table-cell>
          <table:table-cell office:value-type="float" office:value="0.97160000000000002" table:style-name="ce1">
            <text:p>0.9716</text:p>
          </table:table-cell>
          <table:table-cell office:value-type="float" office:value="0.68310000000000004" table:style-name="ce1">
            <text:p>0.6831</text:p>
          </table:table-cell>
          <table:table-cell office:value-type="float" office:value="0.46039999999999998" table:style-name="ce1">
            <text:p>0.4604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98470000000000002" table:style-name="ce1">
            <text:p>0.9847</text:p>
          </table:table-cell>
          <table:table-cell office:value-type="float" office:value="0.9647" table:style-name="ce1">
            <text:p>0.9647</text:p>
          </table:table-cell>
          <table:table-cell office:value-type="float" office:value="0.47360000000000002" table:style-name="ce1">
            <text:p>0.4736</text:p>
          </table:table-cell>
          <table:table-cell office:value-type="float" office:value="0.63029999999999997" table:style-name="ce1">
            <text:p>0.6303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3570000000000002" table:style-name="ce1">
            <text:p>0.7357</text:p>
          </table:table-cell>
          <table:table-cell office:value-type="float" office:value="0.75609999999999999" table:style-name="ce1">
            <text:p>0.7561</text:p>
          </table:table-cell>
          <table:table-cell office:value-type="float" office:value="0.60229999999999995" table:style-name="ce1">
            <text:p>0.6023</text:p>
          </table:table-cell>
          <table:table-cell office:value-type="float" office:value="0.80430000000000001" table:style-name="ce1">
            <text:p>0.8043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97550000000000003" table:style-name="ce1">
            <text:p>0.9755</text:p>
          </table:table-cell>
          <table:table-cell office:value-type="float" office:value="0.97560000000000002" table:style-name="ce1">
            <text:p>0.9756</text:p>
          </table:table-cell>
          <table:table-cell office:value-type="float" office:value="0.99660000000000004" table:style-name="ce1">
            <text:p>0.9966</text:p>
          </table:table-cell>
          <table:table-cell office:value-type="float" office:value="0.52849999999999997" table:style-name="ce1">
            <text:p>0.5285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8600000000000003" table:style-name="ce1">
            <text:p>0.786</text:p>
          </table:table-cell>
          <table:table-cell office:value-type="float" office:value="0.72770000000000001" table:style-name="ce1">
            <text:p>0.7277</text:p>
          </table:table-cell>
          <table:table-cell office:value-type="float" office:value="0.47520000000000001" table:style-name="ce1">
            <text:p>0.4752</text:p>
          </table:table-cell>
          <table:table-cell office:value-type="float" office:value="0.36080000000000001" table:style-name="ce1">
            <text:p>0.3608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9149999999999998" table:style-name="ce1">
            <text:p>0.7915</text:p>
          </table:table-cell>
          <table:table-cell office:value-type="float" office:value="0.75249999999999995" table:style-name="ce1">
            <text:p>0.7525</text:p>
          </table:table-cell>
          <table:table-cell office:value-type="float" office:value="0.83589999999999998" table:style-name="ce1">
            <text:p>0.8359</text:p>
          </table:table-cell>
          <table:table-cell office:value-type="float" office:value="0.93079999999999996" table:style-name="ce1">
            <text:p>0.9308</text:p>
          </table:table-cell>
          <table:table-cell table:number-columns-repeated="16370" table:style-name="ce1"/>
        </table:table-row>
        <table:table-row table:style-name="ro1">
          <table:table-cell table:number-columns-repeated="10" table:style-name="ce1"/>
          <table:table-cell office:value-type="float" office:value="0.77680000000000005" table:style-name="ce1">
            <text:p>0.7768</text:p>
          </table:table-cell>
          <table:table-cell office:value-type="float" office:value="0.70069999999999999" table:style-name="ce1">
            <text:p>0.7007</text:p>
          </table:table-cell>
          <table:table-cell office:value-type="float" office:value="0.51439999999999997" table:style-name="ce1">
            <text:p>0.5144</text:p>
          </table:table-cell>
          <table:table-cell office:value-type="float" office:value="0.55330000000000001" table:style-name="ce1">
            <text:p>0.5533</text:p>
          </table:table-cell>
          <table:table-cell table:number-columns-repeated="16370" table:style-name="ce1"/>
        </table:table-row>
        <table:table-row table:style-name="ro1">
          <table:table-cell table:number-columns-repeated="10"/>
          <table:table-cell office:value-type="float" office:value="0.94079999999999997" table:style-name="ce1">
            <text:p>0.9408</text:p>
          </table:table-cell>
          <table:table-cell office:value-type="float" office:value="0.97540000000000004" table:style-name="ce1">
            <text:p>0.9754</text:p>
          </table:table-cell>
          <table:table-cell office:value-type="float" office:value="0.98299999999999998" table:style-name="ce1">
            <text:p>0.983</text:p>
          </table:table-cell>
          <table:table-cell office:value-type="float" office:value="0.63280000000000003" table:style-name="ce1">
            <text:p>0.632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2850000000000004" table:style-name="ce1">
            <text:p>0.7285</text:p>
          </table:table-cell>
          <table:table-cell office:value-type="float" office:value="0.76959999999999995" table:style-name="ce1">
            <text:p>0.7696</text:p>
          </table:table-cell>
          <table:table-cell office:value-type="float" office:value="0.6431" table:style-name="ce1">
            <text:p>0.6431</text:p>
          </table:table-cell>
          <table:table-cell office:value-type="float" office:value="0.4219" table:style-name="ce1">
            <text:p>0.421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860000000000003" table:style-name="ce1">
            <text:p>0.9786</text:p>
          </table:table-cell>
          <table:table-cell office:value-type="float" office:value="0.98309999999999997" table:style-name="ce1">
            <text:p>0.9831</text:p>
          </table:table-cell>
          <table:table-cell office:value-type="float" office:value="0.61929999999999996" table:style-name="ce1">
            <text:p>0.6193</text:p>
          </table:table-cell>
          <table:table-cell office:value-type="float" office:value="0.41570000000000001" table:style-name="ce1">
            <text:p>0.415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9399999999999999" table:style-name="ce1">
            <text:p>0.994</text:p>
          </table:table-cell>
          <table:table-cell office:value-type="float" office:value="0.97909999999999997" table:style-name="ce1">
            <text:p>0.9791</text:p>
          </table:table-cell>
          <table:table-cell office:value-type="float" office:value="0.4617" table:style-name="ce1">
            <text:p>0.4617</text:p>
          </table:table-cell>
          <table:table-cell office:value-type="float" office:value="0.76390000000000002" table:style-name="ce1">
            <text:p>0.763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719999999999996" table:style-name="ce1">
            <text:p>0.9772</text:p>
          </table:table-cell>
          <table:table-cell office:value-type="float" office:value="0.93210000000000004" table:style-name="ce1">
            <text:p>0.9321</text:p>
          </table:table-cell>
          <table:table-cell office:value-type="float" office:value="0.37640000000000001" table:style-name="ce1">
            <text:p>0.3764</text:p>
          </table:table-cell>
          <table:table-cell office:value-type="float" office:value="0.44950000000000001" table:style-name="ce1">
            <text:p>0.449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9149999999999998" table:style-name="ce1">
            <text:p>0.7915</text:p>
          </table:table-cell>
          <table:table-cell office:value-type="float" office:value="0.73340000000000005" table:style-name="ce1">
            <text:p>0.7334</text:p>
          </table:table-cell>
          <table:table-cell office:value-type="float" office:value="0.67030000000000001" table:style-name="ce1">
            <text:p>0.6703</text:p>
          </table:table-cell>
          <table:table-cell office:value-type="float" office:value="0.91559999999999997" table:style-name="ce1">
            <text:p>0.9156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3609999999999998" table:style-name="ce1">
            <text:p>0.7361</text:p>
          </table:table-cell>
          <table:table-cell office:value-type="float" office:value="0.8085" table:style-name="ce1">
            <text:p>0.8085</text:p>
          </table:table-cell>
          <table:table-cell office:value-type="float" office:value="0.68859999999999999" table:style-name="ce1">
            <text:p>0.6886</text:p>
          </table:table-cell>
          <table:table-cell office:value-type="float" office:value="0.45150000000000001" table:style-name="ce1">
            <text:p>0.451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6309999999999996" table:style-name="ce1">
            <text:p>0.9631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38850000000000001" table:style-name="ce1">
            <text:p>0.3885</text:p>
          </table:table-cell>
          <table:table-cell office:value-type="float" office:value="0.3125" table:style-name="ce1">
            <text:p>0.312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8790000000000004" table:style-name="ce1">
            <text:p>0.7879</text:p>
          </table:table-cell>
          <table:table-cell office:value-type="float" office:value="0.74450000000000005" table:style-name="ce1">
            <text:p>0.7445</text:p>
          </table:table-cell>
          <table:table-cell office:value-type="float" office:value="0.90710000000000002" table:style-name="ce1">
            <text:p>0.9071</text:p>
          </table:table-cell>
          <table:table-cell office:value-type="float" office:value="0.46239999999999998" table:style-name="ce1">
            <text:p>0.4624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9559999999999997" table:style-name="ce1">
            <text:p>0.7956</text:p>
          </table:table-cell>
          <table:table-cell office:value-type="float" office:value="0.77429999999999999" table:style-name="ce1">
            <text:p>0.7743</text:p>
          </table:table-cell>
          <table:table-cell office:value-type="float" office:value="0.29949999999999999" table:style-name="ce1">
            <text:p>0.2995</text:p>
          </table:table-cell>
          <table:table-cell office:value-type="float" office:value="0.54869999999999997" table:style-name="ce1">
            <text:p>0.548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8359999999999996" table:style-name="ce1">
            <text:p>0.7836</text:p>
          </table:table-cell>
          <table:table-cell office:value-type="float" office:value="0.69940000000000002" table:style-name="ce1">
            <text:p>0.6994</text:p>
          </table:table-cell>
          <table:table-cell office:value-type="float" office:value="0.52500000000000002" table:style-name="ce1">
            <text:p>0.525</text:p>
          </table:table-cell>
          <table:table-cell office:value-type="float" office:value="0.33539999999999998" table:style-name="ce1">
            <text:p>0.3354</text:p>
          </table:table-cell>
          <table:table-cell table:number-columns-repeated="16370"/>
        </table:table-row>
        <table:table-row table:style-name="ro1">
          <table:table-cell table:style-name="ce1">
            <draw:frame draw:z-index="2" draw:id="id21" draw:style-name="a21" draw:name="Chart 3" svg:x="0.19792in" svg:y="0.03125in" svg:width="5in" svg:height="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9"/>
          <table:table-cell office:value-type="float" office:value="0.98980000000000001" table:style-name="ce1">
            <text:p>0.9898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0.68830000000000002" table:style-name="ce1">
            <text:p>0.688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9959999999999998" table:style-name="ce1">
            <text:p>0.799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0.66690000000000005" table:style-name="ce1">
            <text:p>0.6669</text:p>
          </table:table-cell>
          <table:table-cell office:value-type="float" office:value="0.8629" table:style-name="ce1">
            <text:p>0.862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0199999999999996" table:style-name="ce1">
            <text:p>0.702</text:p>
          </table:table-cell>
          <table:table-cell office:value-type="float" office:value="0.94779999999999998" table:style-name="ce1">
            <text:p>0.9478</text:p>
          </table:table-cell>
          <table:table-cell office:value-type="float" office:value="0.65069999999999995" table:style-name="ce1">
            <text:p>0.6507</text:p>
          </table:table-cell>
          <table:table-cell office:value-type="float" office:value="0.69379999999999997" table:style-name="ce1">
            <text:p>0.693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129999999999995" table:style-name="ce1">
            <text:p>0.9813</text:p>
          </table:table-cell>
          <table:table-cell office:value-type="float" office:value="0.74650000000000005" table:style-name="ce1">
            <text:p>0.7465</text:p>
          </table:table-cell>
          <table:table-cell office:value-type="float" office:value="0.32040000000000002" table:style-name="ce1">
            <text:p>0.3204</text:p>
          </table:table-cell>
          <table:table-cell office:value-type="float" office:value="0.99960000000000004" table:style-name="ce1">
            <text:p>0.9996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3860000000000003" table:style-name="ce1">
            <text:p>0.7386</text:p>
          </table:table-cell>
          <table:table-cell office:value-type="float" office:value="0.995" table:style-name="ce1">
            <text:p>0.995</text:p>
          </table:table-cell>
          <table:table-cell office:value-type="float" office:value="0.6633" table:style-name="ce1">
            <text:p>0.6633</text:p>
          </table:table-cell>
          <table:table-cell office:value-type="float" office:value="0.4073" table:style-name="ce1">
            <text:p>0.407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3560000000000003" table:style-name="ce1">
            <text:p>0.7356</text:p>
          </table:table-cell>
          <table:table-cell office:value-type="float" office:value="0.98929999999999996" table:style-name="ce1">
            <text:p>0.9893</text:p>
          </table:table-cell>
          <table:table-cell office:value-type="float" office:value="0.24990000000000001" table:style-name="ce1">
            <text:p>0.2499</text:p>
          </table:table-cell>
          <table:table-cell office:value-type="float" office:value="0.62880000000000003" table:style-name="ce1">
            <text:p>0.628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3340000000000005" table:style-name="ce1">
            <text:p>0.7334</text:p>
          </table:table-cell>
          <table:table-cell office:value-type="float" office:value="0.97430000000000005" table:style-name="ce1">
            <text:p>0.9743</text:p>
          </table:table-cell>
          <table:table-cell office:value-type="float" office:value="0.37440000000000001" table:style-name="ce1">
            <text:p>0.3744</text:p>
          </table:table-cell>
          <table:table-cell office:value-type="float" office:value="0.97719999999999996" table:style-name="ce1">
            <text:p>0.9772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340000000000004" table:style-name="ce1">
            <text:p>0.9734</text:p>
          </table:table-cell>
          <table:table-cell office:value-type="float" office:value="0.72870000000000001" table:style-name="ce1">
            <text:p>0.7287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53169999999999995" table:style-name="ce1">
            <text:p>0.531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3240000000000005" table:style-name="ce1">
            <text:p>0.7324</text:p>
          </table:table-cell>
          <table:table-cell office:value-type="float" office:value="0.98380000000000001" table:style-name="ce1">
            <text:p>0.9838</text:p>
          </table:table-cell>
          <table:table-cell office:value-type="float" office:value="0.59009999999999996" table:style-name="ce1">
            <text:p>0.5901</text:p>
          </table:table-cell>
          <table:table-cell office:value-type="float" office:value="0.42509999999999998" table:style-name="ce1">
            <text:p>0.425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6930000000000005" table:style-name="ce1">
            <text:p>0.9693</text:p>
          </table:table-cell>
          <table:table-cell office:value-type="float" office:value="0.74639999999999995" table:style-name="ce1">
            <text:p>0.7464</text:p>
          </table:table-cell>
          <table:table-cell office:value-type="float" office:value="0.84840000000000004" table:style-name="ce1">
            <text:p>0.8484</text:p>
          </table:table-cell>
          <table:table-cell office:value-type="float" office:value="0.31480000000000002" table:style-name="ce1">
            <text:p>0.314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2719999999999996" table:style-name="ce1">
            <text:p>0.7272</text:p>
          </table:table-cell>
          <table:table-cell office:value-type="float" office:value="0.93030000000000002" table:style-name="ce1">
            <text:p>0.9303</text:p>
          </table:table-cell>
          <table:table-cell office:value-type="float" office:value="0.67679999999999996" table:style-name="ce1">
            <text:p>0.6768</text:p>
          </table:table-cell>
          <table:table-cell office:value-type="float" office:value="0.86109999999999998" table:style-name="ce1">
            <text:p>0.861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540000000000005" table:style-name="ce1">
            <text:p>0.9854</text:p>
          </table:table-cell>
          <table:table-cell office:value-type="float" office:value="0.74560000000000004" table:style-name="ce1">
            <text:p>0.7456</text:p>
          </table:table-cell>
          <table:table-cell office:value-type="float" office:value="0.40179999999999999" table:style-name="ce1">
            <text:p>0.4018</text:p>
          </table:table-cell>
          <table:table-cell office:value-type="float" office:value="0.56569999999999998" table:style-name="ce1">
            <text:p>0.565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929999999999998" table:style-name="ce1">
            <text:p>0.7693</text:p>
          </table:table-cell>
          <table:table-cell office:value-type="float" office:value="0.98799999999999999" table:style-name="ce1">
            <text:p>0.988</text:p>
          </table:table-cell>
          <table:table-cell office:value-type="float" office:value="0.93879999999999997" table:style-name="ce1">
            <text:p>0.9388</text:p>
          </table:table-cell>
          <table:table-cell office:value-type="float" office:value="0.34510000000000002" table:style-name="ce1">
            <text:p>0.345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819999999999999" table:style-name="ce1">
            <text:p>0.7682</text:p>
          </table:table-cell>
          <table:table-cell office:value-type="float" office:value="0.97660000000000002" table:style-name="ce1">
            <text:p>0.9766</text:p>
          </table:table-cell>
          <table:table-cell office:value-type="float" office:value="0.30880000000000002" table:style-name="ce1">
            <text:p>0.3088</text:p>
          </table:table-cell>
          <table:table-cell office:value-type="float" office:value="0.97030000000000005" table:style-name="ce1">
            <text:p>0.970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290000000000002" table:style-name="ce1">
            <text:p>0.7629</text:p>
          </table:table-cell>
          <table:table-cell office:value-type="float" office:value="0.96809999999999996" table:style-name="ce1">
            <text:p>0.9681</text:p>
          </table:table-cell>
          <table:table-cell office:value-type="float" office:value="0.55449999999999999" table:style-name="ce1">
            <text:p>0.5545</text:p>
          </table:table-cell>
          <table:table-cell office:value-type="float" office:value="0.58479999999999999" table:style-name="ce1">
            <text:p>0.5848</text:p>
          </table:table-cell>
          <table:table-cell table:number-columns-repeated="16370"/>
        </table:table-row>
        <table:table-row table:style-name="ro1">
          <table:table-cell table:style-name="ce1">
            <draw:frame draw:z-index="3" draw:id="id22" draw:style-name="a22" draw:name="Chart 4" svg:x="0.32292in" svg:y="0.08333in" svg:width="5in" svg:height="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9"/>
          <table:table-cell office:value-type="float" office:value="0.99109999999999998" table:style-name="ce1">
            <text:p>0.9911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0.4178" table:style-name="ce1">
            <text:p>0.4178</text:p>
          </table:table-cell>
          <table:table-cell office:value-type="float" office:value="0.98980000000000001" table:style-name="ce1">
            <text:p>0.989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559999999999995" table:style-name="ce1">
            <text:p>0.7656</text:p>
          </table:table-cell>
          <table:table-cell office:value-type="float" office:value="0.97389999999999999" table:style-name="ce1">
            <text:p>0.9739</text:p>
          </table:table-cell>
          <table:table-cell office:value-type="float" office:value="0.66579999999999995" table:style-name="ce1">
            <text:p>0.6658</text:p>
          </table:table-cell>
          <table:table-cell office:value-type="float" office:value="0.86339999999999995" table:style-name="ce1">
            <text:p>0.8634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350000000000004" table:style-name="ce1">
            <text:p>0.9835</text:p>
          </table:table-cell>
          <table:table-cell office:value-type="float" office:value="0.74180000000000001" table:style-name="ce1">
            <text:p>0.7418</text:p>
          </table:table-cell>
          <table:table-cell office:value-type="float" office:value="0.99529999999999996" table:style-name="ce1">
            <text:p>0.9953</text:p>
          </table:table-cell>
          <table:table-cell office:value-type="float" office:value="0.63460000000000005" table:style-name="ce1">
            <text:p>0.6346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350000000000004" table:style-name="ce1">
            <text:p>0.9835</text:p>
          </table:table-cell>
          <table:table-cell office:value-type="float" office:value="0.98570000000000002" table:style-name="ce1">
            <text:p>0.9857</text:p>
          </table:table-cell>
          <table:table-cell office:value-type="float" office:value="0.80979999999999996" table:style-name="ce1">
            <text:p>0.8098</text:p>
          </table:table-cell>
          <table:table-cell office:value-type="float" office:value="0.56850000000000001" table:style-name="ce1">
            <text:p>0.568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240000000000005" table:style-name="ce1">
            <text:p>0.9824</text:p>
          </table:table-cell>
          <table:table-cell office:value-type="float" office:value="0.90710000000000002" table:style-name="ce1">
            <text:p>0.9071</text:p>
          </table:table-cell>
          <table:table-cell office:value-type="float" office:value="0.47789999999999999" table:style-name="ce1">
            <text:p>0.4779</text:p>
          </table:table-cell>
          <table:table-cell office:value-type="float" office:value="0.70599999999999996" table:style-name="ce1">
            <text:p>0.706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097" table:style-name="ce1">
            <text:p>0.7097</text:p>
          </table:table-cell>
          <table:table-cell office:value-type="float" office:value="0.72719999999999996" table:style-name="ce1">
            <text:p>0.7272</text:p>
          </table:table-cell>
          <table:table-cell office:value-type="float" office:value="0.94669999999999999" table:style-name="ce1">
            <text:p>0.9467</text:p>
          </table:table-cell>
          <table:table-cell office:value-type="float" office:value="0.96640000000000004" table:style-name="ce1">
            <text:p>0.9664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780000000000001" table:style-name="ce1">
            <text:p>0.9878</text:p>
          </table:table-cell>
          <table:table-cell office:value-type="float" office:value="0.97689999999999999" table:style-name="ce1">
            <text:p>0.9769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0.34810000000000002" table:style-name="ce1">
            <text:p>0.348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650000000000004" table:style-name="ce1">
            <text:p>0.9865</text:p>
          </table:table-cell>
          <table:table-cell office:value-type="float" office:value="0.97040000000000004" table:style-name="ce1">
            <text:p>0.9704</text:p>
          </table:table-cell>
          <table:table-cell office:value-type="float" office:value="0.96709999999999996" table:style-name="ce1">
            <text:p>0.9671</text:p>
          </table:table-cell>
          <table:table-cell office:value-type="float" office:value="0.60589999999999999" table:style-name="ce1">
            <text:p>0.605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9119999999999997" table:style-name="ce1">
            <text:p>0.9912</text:p>
          </table:table-cell>
          <table:table-cell office:value-type="float" office:value="0.98140000000000005" table:style-name="ce1">
            <text:p>0.9814</text:p>
          </table:table-cell>
          <table:table-cell office:value-type="float" office:value="0.50419999999999998" table:style-name="ce1">
            <text:p>0.5042</text:p>
          </table:table-cell>
          <table:table-cell office:value-type="float" office:value="0.89100000000000001" table:style-name="ce1">
            <text:p>0.89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5849999999999995" table:style-name="ce1">
            <text:p>0.7585</text:p>
          </table:table-cell>
          <table:table-cell office:value-type="float" office:value="0.72499999999999998" table:style-name="ce1">
            <text:p>0.725</text:p>
          </table:table-cell>
          <table:table-cell office:value-type="float" office:value="0.92579999999999996" table:style-name="ce1">
            <text:p>0.9258</text:p>
          </table:table-cell>
          <table:table-cell office:value-type="float" office:value="0.495" table:style-name="ce1">
            <text:p>0.49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819999999999996" table:style-name="ce1">
            <text:p>0.9782</text:p>
          </table:table-cell>
          <table:table-cell office:value-type="float" office:value="0.94810000000000005" table:style-name="ce1">
            <text:p>0.9481</text:p>
          </table:table-cell>
          <table:table-cell office:value-type="float" office:value="0.53310000000000002" table:style-name="ce1">
            <text:p>0.5331</text:p>
          </table:table-cell>
          <table:table-cell office:value-type="float" office:value="0.39129999999999998" table:style-name="ce1">
            <text:p>0.391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239999999999997" table:style-name="ce1">
            <text:p>0.7624</text:p>
          </table:table-cell>
          <table:table-cell office:value-type="float" office:value="0.72619999999999996" table:style-name="ce1">
            <text:p>0.7262</text:p>
          </table:table-cell>
          <table:table-cell office:value-type="float" office:value="0.3347" table:style-name="ce1">
            <text:p>0.3347</text:p>
          </table:table-cell>
          <table:table-cell office:value-type="float" office:value="0.29089999999999999" table:style-name="ce1">
            <text:p>0.290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1409999999999996" table:style-name="ce1">
            <text:p>0.7141</text:p>
          </table:table-cell>
          <table:table-cell office:value-type="float" office:value="0.97750000000000004" table:style-name="ce1">
            <text:p>0.9775</text:p>
          </table:table-cell>
          <table:table-cell office:value-type="float" office:value="0.27760000000000001" table:style-name="ce1">
            <text:p>0.2776</text:p>
          </table:table-cell>
          <table:table-cell office:value-type="float" office:value="0.96" table:style-name="ce1">
            <text:p>0.96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4280000000000002" table:style-name="ce1">
            <text:p>0.7428</text:p>
          </table:table-cell>
          <table:table-cell office:value-type="float" office:value="0.97099999999999997" table:style-name="ce1">
            <text:p>0.971</text:p>
          </table:table-cell>
          <table:table-cell office:value-type="float" office:value="0.34520000000000001" table:style-name="ce1">
            <text:p>0.3452</text:p>
          </table:table-cell>
          <table:table-cell office:value-type="float" office:value="0.53449999999999998" table:style-name="ce1">
            <text:p>0.534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619999999999996" table:style-name="ce1">
            <text:p>0.9762</text:p>
          </table:table-cell>
          <table:table-cell office:value-type="float" office:value="0.91869999999999996" table:style-name="ce1">
            <text:p>0.9187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49590000000000001" table:style-name="ce1">
            <text:p>0.495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2850000000000004" table:style-name="ce1">
            <text:p>0.7285</text:p>
          </table:table-cell>
          <table:table-cell office:value-type="float" office:value="0.74719999999999998" table:style-name="ce1">
            <text:p>0.7472</text:p>
          </table:table-cell>
          <table:table-cell office:value-type="float" office:value="0.3412" table:style-name="ce1">
            <text:p>0.3412</text:p>
          </table:table-cell>
          <table:table-cell office:value-type="float" office:value="0.74050000000000005" table:style-name="ce1">
            <text:p>0.740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629999999999995" table:style-name="ce1">
            <text:p>0.9763</text:p>
          </table:table-cell>
          <table:table-cell office:value-type="float" office:value="0.98060000000000003" table:style-name="ce1">
            <text:p>0.9806</text:p>
          </table:table-cell>
          <table:table-cell office:value-type="float" office:value="0.74690000000000001" table:style-name="ce1">
            <text:p>0.7469</text:p>
          </table:table-cell>
          <table:table-cell office:value-type="float" office:value="0.6694" table:style-name="ce1">
            <text:p>0.6694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6540000000000004" table:style-name="ce1">
            <text:p>0.9654</text:p>
          </table:table-cell>
          <table:table-cell office:value-type="float" office:value="0.97489999999999999" table:style-name="ce1">
            <text:p>0.9749</text:p>
          </table:table-cell>
          <table:table-cell office:value-type="float" office:value="0.26529999999999998" table:style-name="ce1">
            <text:p>0.2653</text:p>
          </table:table-cell>
          <table:table-cell office:value-type="float" office:value="0.53139999999999998" table:style-name="ce1">
            <text:p>0.5314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660000000000003" table:style-name="ce1">
            <text:p>0.9866</text:p>
          </table:table-cell>
          <table:table-cell office:value-type="float" office:value="0.97089999999999999" table:style-name="ce1">
            <text:p>0.9709</text:p>
          </table:table-cell>
          <table:table-cell office:value-type="float" office:value="0.41749999999999998" table:style-name="ce1">
            <text:p>0.4175</text:p>
          </table:table-cell>
          <table:table-cell office:value-type="float" office:value="0.83809999999999996" table:style-name="ce1">
            <text:p>0.838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6890000000000003" table:style-name="ce1">
            <text:p>0.7689</text:p>
          </table:table-cell>
          <table:table-cell office:value-type="float" office:value="0.73939999999999995" table:style-name="ce1">
            <text:p>0.7394</text:p>
          </table:table-cell>
          <table:table-cell office:value-type="float" office:value="0.35189999999999999" table:style-name="ce1">
            <text:p>0.3519</text:p>
          </table:table-cell>
          <table:table-cell office:value-type="float" office:value="0.55030000000000001" table:style-name="ce1">
            <text:p>0.550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5350000000000001" table:style-name="ce1">
            <text:p>0.9535</text:p>
          </table:table-cell>
          <table:table-cell office:value-type="float" office:value="0.9536" table:style-name="ce1">
            <text:p>0.9536</text:p>
          </table:table-cell>
          <table:table-cell office:value-type="float" office:value="0.62580000000000002" table:style-name="ce1">
            <text:p>0.6258</text:p>
          </table:table-cell>
          <table:table-cell office:value-type="float" office:value="0.51770000000000005" table:style-name="ce1">
            <text:p>0.517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7329999999999999" table:style-name="ce1">
            <text:p>0.7733</text:p>
          </table:table-cell>
          <table:table-cell office:value-type="float" office:value="0.745" table:style-name="ce1">
            <text:p>0.745</text:p>
          </table:table-cell>
          <table:table-cell office:value-type="float" office:value="0.92559999999999998" table:style-name="ce1">
            <text:p>0.9256</text:p>
          </table:table-cell>
          <table:table-cell office:value-type="float" office:value="0.41410000000000002" table:style-name="ce1">
            <text:p>0.414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2789999999999999" table:style-name="ce1">
            <text:p>0.7279</text:p>
          </table:table-cell>
          <table:table-cell office:value-type="float" office:value="0.97640000000000005" table:style-name="ce1">
            <text:p>0.9764</text:p>
          </table:table-cell>
          <table:table-cell office:value-type="float" office:value="0.97840000000000005" table:style-name="ce1">
            <text:p>0.9784</text:p>
          </table:table-cell>
          <table:table-cell office:value-type="float" office:value="0.75070000000000003" table:style-name="ce1">
            <text:p>0.7507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5980000000000003" table:style-name="ce1">
            <text:p>0.7598</text:p>
          </table:table-cell>
          <table:table-cell office:value-type="float" office:value="0.98350000000000004" table:style-name="ce1">
            <text:p>0.9835</text:p>
          </table:table-cell>
          <table:table-cell office:value-type="float" office:value="0.89239999999999997" table:style-name="ce1">
            <text:p>0.8924</text:p>
          </table:table-cell>
          <table:table-cell office:value-type="float" office:value="0.54590000000000005" table:style-name="ce1">
            <text:p>0.545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7799999999999998" table:style-name="ce1">
            <text:p>0.978</text:p>
          </table:table-cell>
          <table:table-cell office:value-type="float" office:value="0.96909999999999996" table:style-name="ce1">
            <text:p>0.9691</text:p>
          </table:table-cell>
          <table:table-cell office:value-type="float" office:value="0.29530000000000001" table:style-name="ce1">
            <text:p>0.2953</text:p>
          </table:table-cell>
          <table:table-cell office:value-type="float" office:value="0.63829999999999998" table:style-name="ce1">
            <text:p>0.638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6865" table:style-name="ce1">
            <text:p>0.6865</text:p>
          </table:table-cell>
          <table:table-cell office:value-type="float" office:value="0.68340000000000001" table:style-name="ce1">
            <text:p>0.6834</text:p>
          </table:table-cell>
          <table:table-cell office:value-type="float" office:value="0.52839999999999998" table:style-name="ce1">
            <text:p>0.5284</text:p>
          </table:table-cell>
          <table:table-cell office:value-type="float" office:value="0.70309999999999995" table:style-name="ce1">
            <text:p>0.703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799999999999999" table:style-name="ce1">
            <text:p>0.988</text:p>
          </table:table-cell>
          <table:table-cell office:value-type="float" office:value="0.91859999999999997" table:style-name="ce1">
            <text:p>0.9186</text:p>
          </table:table-cell>
          <table:table-cell office:value-type="float" office:value="0.498" table:style-name="ce1">
            <text:p>0.498</text:p>
          </table:table-cell>
          <table:table-cell office:value-type="float" office:value="0.99329999999999996" table:style-name="ce1">
            <text:p>0.993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1740000000000004" table:style-name="ce1">
            <text:p>0.7174</text:p>
          </table:table-cell>
          <table:table-cell office:value-type="float" office:value="0.68010000000000004" table:style-name="ce1">
            <text:p>0.6801</text:p>
          </table:table-cell>
          <table:table-cell office:value-type="float" office:value="0.96540000000000004" table:style-name="ce1">
            <text:p>0.9654</text:p>
          </table:table-cell>
          <table:table-cell office:value-type="float" office:value="0.37730000000000002" table:style-name="ce1">
            <text:p>0.377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1099999999999997" table:style-name="ce1">
            <text:p>0.711</text:p>
          </table:table-cell>
          <table:table-cell office:value-type="float" office:value="0.70540000000000003" table:style-name="ce1">
            <text:p>0.7054</text:p>
          </table:table-cell>
          <table:table-cell office:value-type="float" office:value="0.37840000000000001" table:style-name="ce1">
            <text:p>0.3784</text:p>
          </table:table-cell>
          <table:table-cell office:value-type="float" office:value="0.62009999999999998" table:style-name="ce1">
            <text:p>0.620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1350000000000002" table:style-name="ce1">
            <text:p>0.7135</text:p>
          </table:table-cell>
          <table:table-cell office:value-type="float" office:value="0.68020000000000003" table:style-name="ce1">
            <text:p>0.6802</text:p>
          </table:table-cell>
          <table:table-cell office:value-type="float" office:value="0.78969999999999996" table:style-name="ce1">
            <text:p>0.7897</text:p>
          </table:table-cell>
          <table:table-cell office:value-type="float" office:value="0.94130000000000003" table:style-name="ce1">
            <text:p>0.9413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6399999999999997" table:style-name="ce1">
            <text:p>0.964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5141" table:style-name="ce1">
            <text:p>0.5141</text:p>
          </table:table-cell>
          <table:table-cell office:value-type="float" office:value="0.51449999999999996" table:style-name="ce1">
            <text:p>0.514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0589999999999997" table:style-name="ce1">
            <text:p>0.7059</text:p>
          </table:table-cell>
          <table:table-cell office:value-type="float" office:value="0.67259999999999998" table:style-name="ce1">
            <text:p>0.6726</text:p>
          </table:table-cell>
          <table:table-cell office:value-type="float" office:value="0.55759999999999998" table:style-name="ce1">
            <text:p>0.5576</text:p>
          </table:table-cell>
          <table:table-cell office:value-type="float" office:value="0.40810000000000002" table:style-name="ce1">
            <text:p>0.408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5289999999999997" table:style-name="ce1">
            <text:p>0.9529</text:p>
          </table:table-cell>
          <table:table-cell office:value-type="float" office:value="0.91420000000000001" table:style-name="ce1">
            <text:p>0.9142</text:p>
          </table:table-cell>
          <table:table-cell office:value-type="float" office:value="0.80520000000000003" table:style-name="ce1">
            <text:p>0.8052</text:p>
          </table:table-cell>
          <table:table-cell office:value-type="float" office:value="0.30280000000000001" table:style-name="ce1">
            <text:p>0.3028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380000000000001" table:style-name="ce1">
            <text:p>0.9838</text:p>
          </table:table-cell>
          <table:table-cell office:value-type="float" office:value="0.68059999999999998" table:style-name="ce1">
            <text:p>0.6806</text:p>
          </table:table-cell>
          <table:table-cell office:value-type="float" office:value="0.57030000000000003" table:style-name="ce1">
            <text:p>0.5703</text:p>
          </table:table-cell>
          <table:table-cell office:value-type="float" office:value="0.99009999999999998" table:style-name="ce1">
            <text:p>0.990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98150000000000004" table:style-name="ce1">
            <text:p>0.9815</text:p>
          </table:table-cell>
          <table:table-cell office:value-type="float" office:value="0.68540000000000001" table:style-name="ce1">
            <text:p>0.6854</text:p>
          </table:table-cell>
          <table:table-cell office:value-type="float" office:value="0.84379999999999999" table:style-name="ce1">
            <text:p>0.8438</text:p>
          </table:table-cell>
          <table:table-cell office:value-type="float" office:value="0.55289999999999995" table:style-name="ce1">
            <text:p>0.552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69269999999999998" table:style-name="ce1">
            <text:p>0.6927</text:p>
          </table:table-cell>
          <table:table-cell office:value-type="float" office:value="0.69040000000000001" table:style-name="ce1">
            <text:p>0.6904</text:p>
          </table:table-cell>
          <table:table-cell office:value-type="float" office:value="0.42330000000000001" table:style-name="ce1">
            <text:p>0.4233</text:p>
          </table:table-cell>
          <table:table-cell office:value-type="float" office:value="0.9889" table:style-name="ce1">
            <text:p>0.9889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0.71479999999999999" table:style-name="ce1">
            <text:p>0.7148</text:p>
          </table:table-cell>
          <table:table-cell office:value-type="float" office:value="0.70660000000000001" table:style-name="ce1">
            <text:p>0.7066</text:p>
          </table:table-cell>
          <table:table-cell office:value-type="float" office:value="0.64329999999999998" table:style-name="ce1">
            <text:p>0.6433</text:p>
          </table:table-cell>
          <table:table-cell office:value-type="float" office:value="0.69479999999999997" table:style-name="ce1">
            <text:p>0.6948</text:p>
          </table:table-cell>
          <table:table-cell table:number-columns-repeated="16370"/>
        </table:table-row>
        <table:table-row table:style-name="ro1">
          <table:table-cell table:number-columns-repeated="10"/>
          <table:table-cell table:style-name="ce1"/>
          <table:table-cell office:value-type="float" office:value="0.9708" table:style-name="ce1">
            <text:p>0.9708</text:p>
          </table:table-cell>
          <table:table-cell office:value-type="float" office:value="0.65710000000000002" table:style-name="ce1">
            <text:p>0.6571</text:p>
          </table:table-cell>
          <table:table-cell office:value-type="float" office:value="0.75349999999999995" table:style-name="ce1">
            <text:p>0.75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81" table:style-name="ce1">
            <text:p>0.7681</text:p>
          </table:table-cell>
          <table:table-cell office:value-type="float" office:value="0.32390000000000002" table:style-name="ce1">
            <text:p>0.3239</text:p>
          </table:table-cell>
          <table:table-cell office:value-type="float" office:value="0.49619999999999997" table:style-name="ce1">
            <text:p>0.49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09999999999998" table:style-name="ce1">
            <text:p>0.9891</text:p>
          </table:table-cell>
          <table:table-cell office:value-type="float" office:value="0.67830000000000001" table:style-name="ce1">
            <text:p>0.6783</text:p>
          </table:table-cell>
          <table:table-cell office:value-type="float" office:value="0.37569999999999998" table:style-name="ce1">
            <text:p>0.37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089999999999999" table:style-name="ce1">
            <text:p>0.9809</text:p>
          </table:table-cell>
          <table:table-cell office:value-type="float" office:value="0.25259999999999999" table:style-name="ce1">
            <text:p>0.2526</text:p>
          </table:table-cell>
          <table:table-cell office:value-type="float" office:value="0.88749999999999996" table:style-name="ce1">
            <text:p>0.887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979999999999997" table:style-name="ce1">
            <text:p>0.9398</text:p>
          </table:table-cell>
          <table:table-cell office:value-type="float" office:value="0.38169999999999998" table:style-name="ce1">
            <text:p>0.3817</text:p>
          </table:table-cell>
          <table:table-cell office:value-type="float" office:value="0.52429999999999999" table:style-name="ce1">
            <text:p>0.524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540000000000005" table:style-name="ce1">
            <text:p>0.7354</text:p>
          </table:table-cell>
          <table:table-cell office:value-type="float" office:value="0.3342" table:style-name="ce1">
            <text:p>0.3342</text:p>
          </table:table-cell>
          <table:table-cell office:value-type="float" office:value="0.99209999999999998" table:style-name="ce1">
            <text:p>0.99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99999999999999" table:style-name="ce1">
            <text:p>0.993</text:p>
          </table:table-cell>
          <table:table-cell office:value-type="float" office:value="0.59609999999999996" table:style-name="ce1">
            <text:p>0.5961</text:p>
          </table:table-cell>
          <table:table-cell office:value-type="float" office:value="0.95430000000000004" table:style-name="ce1">
            <text:p>0.954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910000000000001" table:style-name="ce1">
            <text:p>0.7691</text:p>
          </table:table-cell>
          <table:table-cell office:value-type="float" office:value="0.8639" table:style-name="ce1">
            <text:p>0.8639</text:p>
          </table:table-cell>
          <table:table-cell office:value-type="float" office:value="0.73770000000000002" table:style-name="ce1">
            <text:p>0.737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660000000000003" table:style-name="ce1">
            <text:p>0.9866</text:p>
          </table:table-cell>
          <table:table-cell office:value-type="float" office:value="0.99909999999999999" table:style-name="ce1">
            <text:p>0.9991</text:p>
          </table:table-cell>
          <table:table-cell office:value-type="float" office:value="0.49969999999999998" table:style-name="ce1">
            <text:p>0.499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219999999999996" table:style-name="ce1">
            <text:p>0.9822</text:p>
          </table:table-cell>
          <table:table-cell office:value-type="float" office:value="0.82579999999999998" table:style-name="ce1">
            <text:p>0.8258</text:p>
          </table:table-cell>
          <table:table-cell office:value-type="float" office:value="0.9657" table:style-name="ce1">
            <text:p>0.96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340000000000003" table:style-name="ce1">
            <text:p>0.9534</text:p>
          </table:table-cell>
          <table:table-cell office:value-type="float" office:value="0.28070000000000001" table:style-name="ce1">
            <text:p>0.2807</text:p>
          </table:table-cell>
          <table:table-cell office:value-type="float" office:value="0.46279999999999999" table:style-name="ce1">
            <text:p>0.462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640000000000004" table:style-name="ce1">
            <text:p>0.9664</text:p>
          </table:table-cell>
          <table:table-cell office:value-type="float" office:value="0.98529999999999995" table:style-name="ce1">
            <text:p>0.9853</text:p>
          </table:table-cell>
          <table:table-cell office:value-type="float" office:value="0.54290000000000005" table:style-name="ce1">
            <text:p>0.542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649999999999999" table:style-name="ce1">
            <text:p>0.6765</text:p>
          </table:table-cell>
          <table:table-cell office:value-type="float" office:value="0.58340000000000003" table:style-name="ce1">
            <text:p>0.5834</text:p>
          </table:table-cell>
          <table:table-cell office:value-type="float" office:value="0.48149999999999998" table:style-name="ce1">
            <text:p>0.48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11" table:style-name="ce1">
            <text:p>0.7611</text:p>
          </table:table-cell>
          <table:table-cell office:value-type="float" office:value="0.69589999999999996" table:style-name="ce1">
            <text:p>0.6959</text:p>
          </table:table-cell>
          <table:table-cell office:value-type="float" office:value="0.66890000000000005" table:style-name="ce1">
            <text:p>0.668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8" table:style-name="ce1">
            <text:p>0.9768</text:p>
          </table:table-cell>
          <table:table-cell office:value-type="float" office:value="0.36990000000000001" table:style-name="ce1">
            <text:p>0.3699</text:p>
          </table:table-cell>
          <table:table-cell office:value-type="float" office:value="0.44400000000000001" table:style-name="ce1">
            <text:p>0.4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650000000000003" table:style-name="ce1">
            <text:p>0.7265</text:p>
          </table:table-cell>
          <table:table-cell office:value-type="float" office:value="0.85229999999999995" table:style-name="ce1">
            <text:p>0.8523</text:p>
          </table:table-cell>
          <table:table-cell office:value-type="float" office:value="0.40279999999999999" table:style-name="ce1">
            <text:p>0.402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649999999999995" table:style-name="ce1">
            <text:p>0.7565</text:p>
          </table:table-cell>
          <table:table-cell office:value-type="float" office:value="0.2863" table:style-name="ce1">
            <text:p>0.2863</text:p>
          </table:table-cell>
          <table:table-cell office:value-type="float" office:value="0.80310000000000004" table:style-name="ce1">
            <text:p>0.803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279999999999998" table:style-name="ce1">
            <text:p>0.7028</text:p>
          </table:table-cell>
          <table:table-cell office:value-type="float" office:value="0.48139999999999999" table:style-name="ce1">
            <text:p>0.4814</text:p>
          </table:table-cell>
          <table:table-cell office:value-type="float" office:value="0.47349999999999998" table:style-name="ce1">
            <text:p>0.47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19999999999997" table:style-name="ce1">
            <text:p>0.9922</text:p>
          </table:table-cell>
          <table:table-cell office:value-type="float" office:value="0.38269999999999998" table:style-name="ce1">
            <text:p>0.3827</text:p>
          </table:table-cell>
          <table:table-cell office:value-type="float" office:value="0.94610000000000005" table:style-name="ce1">
            <text:p>0.946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650000000000004" table:style-name="ce1">
            <text:p>0.7365</text:p>
          </table:table-cell>
          <table:table-cell office:value-type="float" office:value="0.65820000000000001" table:style-name="ce1">
            <text:p>0.6582</text:p>
          </table:table-cell>
          <table:table-cell office:value-type="float" office:value="0.99519999999999997" table:style-name="ce1">
            <text:p>0.995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40000000000005" table:style-name="ce1">
            <text:p>0.9764</text:p>
          </table:table-cell>
          <table:table-cell office:value-type="float" office:value="0.98829999999999996" table:style-name="ce1">
            <text:p>0.9883</text:p>
          </table:table-cell>
          <table:table-cell office:value-type="float" office:value="0.82469999999999999" table:style-name="ce1">
            <text:p>0.82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840000000000005" table:style-name="ce1">
            <text:p>0.7284</text:p>
          </table:table-cell>
          <table:table-cell office:value-type="float" office:value="0.90400000000000003" table:style-name="ce1">
            <text:p>0.904</text:p>
          </table:table-cell>
          <table:table-cell office:value-type="float" office:value="0.44629999999999997" table:style-name="ce1">
            <text:p>0.446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850000000000004" table:style-name="ce1">
            <text:p>0.7285</text:p>
          </table:table-cell>
          <table:table-cell office:value-type="float" office:value="0.97089999999999999" table:style-name="ce1">
            <text:p>0.9709</text:p>
          </table:table-cell>
          <table:table-cell office:value-type="float" office:value="0.89949999999999997" table:style-name="ce1">
            <text:p>0.899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28" table:style-name="ce1">
            <text:p>0.7228</text:p>
          </table:table-cell>
          <table:table-cell office:value-type="float" office:value="0.31929999999999997" table:style-name="ce1">
            <text:p>0.3193</text:p>
          </table:table-cell>
          <table:table-cell office:value-type="float" office:value="0.41239999999999999" table:style-name="ce1">
            <text:p>0.41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850000000000005" table:style-name="ce1">
            <text:p>0.7385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0.52969999999999995" table:style-name="ce1">
            <text:p>0.529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819999999999995" table:style-name="ce1">
            <text:p>0.9682</text:p>
          </table:table-cell>
          <table:table-cell office:value-type="float" office:value="0.74409999999999998" table:style-name="ce1">
            <text:p>0.7441</text:p>
          </table:table-cell>
          <table:table-cell office:value-type="float" office:value="0.4304" table:style-name="ce1">
            <text:p>0.430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640000000000005" table:style-name="ce1">
            <text:p>0.7364</text:p>
          </table:table-cell>
          <table:table-cell office:value-type="float" office:value="0.91739999999999999" table:style-name="ce1">
            <text:p>0.9174</text:p>
          </table:table-cell>
          <table:table-cell office:value-type="float" office:value="0.97729999999999995" table:style-name="ce1">
            <text:p>0.977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939999999999996" table:style-name="ce1">
            <text:p>0.7594</text:p>
          </table:table-cell>
          <table:table-cell office:value-type="float" office:value="0.9486" table:style-name="ce1">
            <text:p>0.9486</text:p>
          </table:table-cell>
          <table:table-cell office:value-type="float" office:value="0.72729999999999995" table:style-name="ce1">
            <text:p>0.727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819999999999995" table:style-name="ce1">
            <text:p>0.9682</text:p>
          </table:table-cell>
          <table:table-cell office:value-type="float" office:value="0.47670000000000001" table:style-name="ce1">
            <text:p>0.4767</text:p>
          </table:table-cell>
          <table:table-cell office:value-type="float" office:value="0.48" table:style-name="ce1">
            <text:p>0.4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619999999999996" table:style-name="ce1">
            <text:p>0.7262</text:p>
          </table:table-cell>
          <table:table-cell office:value-type="float" office:value="0.54549999999999998" table:style-name="ce1">
            <text:p>0.5455</text:p>
          </table:table-cell>
          <table:table-cell office:value-type="float" office:value="0.38540000000000002" table:style-name="ce1">
            <text:p>0.38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680000000000003" table:style-name="ce1">
            <text:p>0.7568</text:p>
          </table:table-cell>
          <table:table-cell office:value-type="float" office:value="0.3518" table:style-name="ce1">
            <text:p>0.3518</text:p>
          </table:table-cell>
          <table:table-cell office:value-type="float" office:value="0.86270000000000002" table:style-name="ce1">
            <text:p>0.862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489999999999997" table:style-name="ce1">
            <text:p>0.7049</text:p>
          </table:table-cell>
          <table:table-cell office:value-type="float" office:value="0.31950000000000001" table:style-name="ce1">
            <text:p>0.3195</text:p>
          </table:table-cell>
          <table:table-cell office:value-type="float" office:value="0.50690000000000002" table:style-name="ce1">
            <text:p>0.506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139999999999995" table:style-name="ce1">
            <text:p>0.9914</text:p>
          </table:table-cell>
          <table:table-cell office:value-type="float" office:value="0.49640000000000001" table:style-name="ce1">
            <text:p>0.4964</text:p>
          </table:table-cell>
          <table:table-cell office:value-type="float" office:value="0.98199999999999998" table:style-name="ce1">
            <text:p>0.9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270000000000002" table:style-name="ce1">
            <text:p>0.7327</text:p>
          </table:table-cell>
          <table:table-cell office:value-type="float" office:value="0.88629999999999998" table:style-name="ce1">
            <text:p>0.8863</text:p>
          </table:table-cell>
          <table:table-cell office:value-type="float" office:value="0.97070000000000001" table:style-name="ce1">
            <text:p>0.970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299999999999998" table:style-name="ce1">
            <text:p>0.973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0.7641" table:style-name="ce1">
            <text:p>0.76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850000000000004" table:style-name="ce1">
            <text:p>0.7285</text:p>
          </table:table-cell>
          <table:table-cell office:value-type="float" office:value="0.75" table:style-name="ce1">
            <text:p>0.75</text:p>
          </table:table-cell>
          <table:table-cell office:value-type="float" office:value="0.48330000000000001" table:style-name="ce1">
            <text:p>0.483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260000000000002" table:style-name="ce1">
            <text:p>0.7226</text:p>
          </table:table-cell>
          <table:table-cell office:value-type="float" office:value="0.65480000000000005" table:style-name="ce1">
            <text:p>0.6548</text:p>
          </table:table-cell>
          <table:table-cell office:value-type="float" office:value="0.94820000000000004" table:style-name="ce1">
            <text:p>0.94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489999999999999" table:style-name="ce1">
            <text:p>0.7249</text:p>
          </table:table-cell>
          <table:table-cell office:value-type="float" office:value="0.39850000000000002" table:style-name="ce1">
            <text:p>0.3985</text:p>
          </table:table-cell>
          <table:table-cell office:value-type="float" office:value="0.44669999999999999" table:style-name="ce1">
            <text:p>0.446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819999999999997" table:style-name="ce1">
            <text:p>0.7382</text:p>
          </table:table-cell>
          <table:table-cell office:value-type="float" office:value="0.75060000000000004" table:style-name="ce1">
            <text:p>0.7506</text:p>
          </table:table-cell>
          <table:table-cell office:value-type="float" office:value="0.54349999999999998" table:style-name="ce1">
            <text:p>0.54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67" table:style-name="ce1">
            <text:p>0.9667</text:p>
          </table:table-cell>
          <table:table-cell office:value-type="float" office:value="0.46949999999999997" table:style-name="ce1">
            <text:p>0.4695</text:p>
          </table:table-cell>
          <table:table-cell office:value-type="float" office:value="0.46550000000000002" table:style-name="ce1">
            <text:p>0.465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329999999999995" table:style-name="ce1">
            <text:p>0.7333</text:p>
          </table:table-cell>
          <table:table-cell office:value-type="float" office:value="0.74980000000000002" table:style-name="ce1">
            <text:p>0.7498</text:p>
          </table:table-cell>
          <table:table-cell office:value-type="float" office:value="0.99770000000000003" table:style-name="ce1">
            <text:p>0.997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80000000000002" table:style-name="ce1">
            <text:p>0.9928</text:p>
          </table:table-cell>
          <table:table-cell office:value-type="float" office:value="0.71630000000000005" table:style-name="ce1">
            <text:p>0.7163</text:p>
          </table:table-cell>
          <table:table-cell office:value-type="float" office:value="0.98870000000000002" table:style-name="ce1">
            <text:p>0.988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9059999999999995" table:style-name="ce1">
            <text:p>0.8906</text:p>
          </table:table-cell>
          <table:table-cell office:value-type="float" office:value="0.67390000000000005" table:style-name="ce1">
            <text:p>0.6739</text:p>
          </table:table-cell>
          <table:table-cell office:value-type="float" office:value="0.70630000000000004" table:style-name="ce1">
            <text:p>0.706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250000000000002" table:style-name="ce1">
            <text:p>0.7125</text:p>
          </table:table-cell>
          <table:table-cell office:value-type="float" office:value="0.40649999999999997" table:style-name="ce1">
            <text:p>0.4065</text:p>
          </table:table-cell>
          <table:table-cell office:value-type="float" office:value="0.97929999999999995" table:style-name="ce1">
            <text:p>0.97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209999999999997" table:style-name="ce1">
            <text:p>0.9821</text:p>
          </table:table-cell>
          <table:table-cell office:value-type="float" office:value="0.94779999999999998" table:style-name="ce1">
            <text:p>0.9478</text:p>
          </table:table-cell>
          <table:table-cell office:value-type="float" office:value="0.35920000000000002" table:style-name="ce1">
            <text:p>0.35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089999999999998" table:style-name="ce1">
            <text:p>0.9609</text:p>
          </table:table-cell>
          <table:table-cell office:value-type="float" office:value="0.31169999999999998" table:style-name="ce1">
            <text:p>0.3117</text:p>
          </table:table-cell>
          <table:table-cell office:value-type="float" office:value="0.61209999999999998" table:style-name="ce1">
            <text:p>0.61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370000000000002" table:style-name="ce1">
            <text:p>0.9837</text:p>
          </table:table-cell>
          <table:table-cell office:value-type="float" office:value="0.56410000000000005" table:style-name="ce1">
            <text:p>0.5641</text:p>
          </table:table-cell>
          <table:table-cell office:value-type="float" office:value="0.91190000000000004" table:style-name="ce1">
            <text:p>0.911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689999999999997" table:style-name="ce1">
            <text:p>0.7069</text:p>
          </table:table-cell>
          <table:table-cell office:value-type="float" office:value="0.42209999999999998" table:style-name="ce1">
            <text:p>0.4221</text:p>
          </table:table-cell>
          <table:table-cell office:value-type="float" office:value="0.503" table:style-name="ce1">
            <text:p>0.50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320000000000004" table:style-name="ce1">
            <text:p>0.9432</text:p>
          </table:table-cell>
          <table:table-cell office:value-type="float" office:value="0.66479999999999995" table:style-name="ce1">
            <text:p>0.6648</text:p>
          </table:table-cell>
          <table:table-cell office:value-type="float" office:value="0.39760000000000001" table:style-name="ce1">
            <text:p>0.397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850000000000002" table:style-name="ce1">
            <text:p>0.7085</text:p>
          </table:table-cell>
          <table:table-cell office:value-type="float" office:value="0.99199999999999999" table:style-name="ce1">
            <text:p>0.992</text:p>
          </table:table-cell>
          <table:table-cell office:value-type="float" office:value="0.29530000000000001" table:style-name="ce1">
            <text:p>0.295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489999999999999" table:style-name="ce1">
            <text:p>0.9749</text:p>
          </table:table-cell>
          <table:table-cell office:value-type="float" office:value="0.79769999999999996" table:style-name="ce1">
            <text:p>0.7977</text:p>
          </table:table-cell>
          <table:table-cell office:value-type="float" office:value="0.97399999999999998" table:style-name="ce1">
            <text:p>0.97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580000000000001" table:style-name="ce1">
            <text:p>0.9858</text:p>
          </table:table-cell>
          <table:table-cell office:value-type="float" office:value="0.99919999999999998" table:style-name="ce1">
            <text:p>0.9992</text:p>
          </table:table-cell>
          <table:table-cell office:value-type="float" office:value="0.54179999999999995" table:style-name="ce1">
            <text:p>0.54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29999999999995" table:style-name="ce1">
            <text:p>0.9763</text:p>
          </table:table-cell>
          <table:table-cell office:value-type="float" office:value="0.34849999999999998" table:style-name="ce1">
            <text:p>0.3485</text:p>
          </table:table-cell>
          <table:table-cell office:value-type="float" office:value="0.99819999999999998" table:style-name="ce1">
            <text:p>0.99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59" table:style-name="ce1">
            <text:p>0.9859</text:p>
          </table:table-cell>
          <table:table-cell office:value-type="float" office:value="0.88149999999999995" table:style-name="ce1">
            <text:p>0.8815</text:p>
          </table:table-cell>
          <table:table-cell office:value-type="float" office:value="0.66010000000000002" table:style-name="ce1">
            <text:p>0.660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989999999999995" table:style-name="ce1">
            <text:p>0.6799</text:p>
          </table:table-cell>
          <table:table-cell office:value-type="float" office:value="0.85529999999999995" table:style-name="ce1">
            <text:p>0.8553</text:p>
          </table:table-cell>
          <table:table-cell office:value-type="float" office:value="0.99590000000000001" table:style-name="ce1">
            <text:p>0.995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879999999999999" table:style-name="ce1">
            <text:p>0.9588</text:p>
          </table:table-cell>
          <table:table-cell office:value-type="float" office:value="0.81369999999999998" table:style-name="ce1">
            <text:p>0.8137</text:p>
          </table:table-cell>
          <table:table-cell office:value-type="float" office:value="0.47020000000000001" table:style-name="ce1">
            <text:p>0.470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589999999999997" table:style-name="ce1">
            <text:p>0.7059</text:p>
          </table:table-cell>
          <table:table-cell office:value-type="float" office:value="0.96440000000000003" table:style-name="ce1">
            <text:p>0.9644</text:p>
          </table:table-cell>
          <table:table-cell office:value-type="float" office:value="0.41970000000000002" table:style-name="ce1">
            <text:p>0.419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399999999999996" table:style-name="ce1">
            <text:p>0.704</text:p>
          </table:table-cell>
          <table:table-cell office:value-type="float" office:value="0.64649999999999996" table:style-name="ce1">
            <text:p>0.6465</text:p>
          </table:table-cell>
          <table:table-cell office:value-type="float" office:value="0.45440000000000003" table:style-name="ce1">
            <text:p>0.45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8019999999999998" table:style-name="ce1">
            <text:p>0.8802</text:p>
          </table:table-cell>
          <table:table-cell office:value-type="float" office:value="0.86950000000000005" table:style-name="ce1">
            <text:p>0.8695</text:p>
          </table:table-cell>
          <table:table-cell office:value-type="float" office:value="0.98570000000000002" table:style-name="ce1">
            <text:p>0.98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89999999999996" table:style-name="ce1">
            <text:p>0.6969</text:p>
          </table:table-cell>
          <table:table-cell office:value-type="float" office:value="0.79269999999999996" table:style-name="ce1">
            <text:p>0.7927</text:p>
          </table:table-cell>
          <table:table-cell office:value-type="float" office:value="0.70820000000000005" table:style-name="ce1">
            <text:p>0.70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560000000000001" table:style-name="ce1">
            <text:p>0.9656</text:p>
          </table:table-cell>
          <table:table-cell office:value-type="float" office:value="0.61380000000000001" table:style-name="ce1">
            <text:p>0.6138</text:p>
          </table:table-cell>
          <table:table-cell office:value-type="float" office:value="0.27529999999999999" table:style-name="ce1">
            <text:p>0.275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779999999999998" table:style-name="ce1">
            <text:p>0.9578</text:p>
          </table:table-cell>
          <table:table-cell office:value-type="float" office:value="0.57410000000000005" table:style-name="ce1">
            <text:p>0.5741</text:p>
          </table:table-cell>
          <table:table-cell office:value-type="float" office:value="0.89070000000000005" table:style-name="ce1">
            <text:p>0.890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80000000000001" table:style-name="ce1">
            <text:p>0.9898</text:p>
          </table:table-cell>
          <table:table-cell office:value-type="float" office:value="0.42899999999999999" table:style-name="ce1">
            <text:p>0.429</text:p>
          </table:table-cell>
          <table:table-cell office:value-type="float" office:value="0.64870000000000005" table:style-name="ce1">
            <text:p>0.648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36" table:style-name="ce1">
            <text:p>0.7036</text:p>
          </table:table-cell>
          <table:table-cell office:value-type="float" office:value="0.82220000000000004" table:style-name="ce1">
            <text:p>0.8222</text:p>
          </table:table-cell>
          <table:table-cell office:value-type="float" office:value="0.73570000000000002" table:style-name="ce1">
            <text:p>0.73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459999999999998" table:style-name="ce1">
            <text:p>0.9246</text:p>
          </table:table-cell>
          <table:table-cell office:value-type="float" office:value="0.93540000000000001" table:style-name="ce1">
            <text:p>0.9354</text:p>
          </table:table-cell>
          <table:table-cell office:value-type="float" office:value="0.57310000000000005" table:style-name="ce1">
            <text:p>0.573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069999999999999" table:style-name="ce1">
            <text:p>0.7007</text:p>
          </table:table-cell>
          <table:table-cell office:value-type="float" office:value="0.57879999999999998" table:style-name="ce1">
            <text:p>0.5788</text:p>
          </table:table-cell>
          <table:table-cell office:value-type="float" office:value="0.41" table:style-name="ce1">
            <text:p>0.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450000000000002" table:style-name="ce1">
            <text:p>0.9645</text:p>
          </table:table-cell>
          <table:table-cell office:value-type="float" office:value="0.47539999999999999" table:style-name="ce1">
            <text:p>0.4754</text:p>
          </table:table-cell>
          <table:table-cell office:value-type="float" office:value="0.7026" table:style-name="ce1">
            <text:p>0.702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550000000000002" table:style-name="ce1">
            <text:p>0.9555</text:p>
          </table:table-cell>
          <table:table-cell office:value-type="float" office:value="0.59060000000000001" table:style-name="ce1">
            <text:p>0.5906</text:p>
          </table:table-cell>
          <table:table-cell office:value-type="float" office:value="0.79330000000000001" table:style-name="ce1">
            <text:p>0.793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29999999999995" table:style-name="ce1">
            <text:p>0.9763</text:p>
          </table:table-cell>
          <table:table-cell office:value-type="float" office:value="0.66139999999999999" table:style-name="ce1">
            <text:p>0.6614</text:p>
          </table:table-cell>
          <table:table-cell office:value-type="float" office:value="0.74619999999999997" table:style-name="ce1">
            <text:p>0.74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519999999999995" table:style-name="ce1">
            <text:p>0.9652</text:p>
          </table:table-cell>
          <table:table-cell office:value-type="float" office:value="0.51090000000000002" table:style-name="ce1">
            <text:p>0.5109</text:p>
          </table:table-cell>
          <table:table-cell office:value-type="float" office:value="0.47410000000000002" table:style-name="ce1">
            <text:p>0.47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8230000000000002" table:style-name="ce1">
            <text:p>0.6823</text:p>
          </table:table-cell>
          <table:table-cell office:value-type="float" office:value="0.59240000000000004" table:style-name="ce1">
            <text:p>0.5924</text:p>
          </table:table-cell>
          <table:table-cell office:value-type="float" office:value="0.73089999999999999" table:style-name="ce1">
            <text:p>0.730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059999999999998" table:style-name="ce1">
            <text:p>0.9306</text:p>
          </table:table-cell>
          <table:table-cell office:value-type="float" office:value="0.48120000000000002" table:style-name="ce1">
            <text:p>0.4812</text:p>
          </table:table-cell>
          <table:table-cell office:value-type="float" office:value="0.68630000000000002" table:style-name="ce1">
            <text:p>0.686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499999999999996" table:style-name="ce1">
            <text:p>0.705</text:p>
          </table:table-cell>
          <table:table-cell office:value-type="float" office:value="0.55410000000000004" table:style-name="ce1">
            <text:p>0.5541</text:p>
          </table:table-cell>
          <table:table-cell office:value-type="float" office:value="0.60609999999999997" table:style-name="ce1">
            <text:p>0.606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960000000000001" table:style-name="ce1">
            <text:p>0.7096</text:p>
          </table:table-cell>
          <table:table-cell office:value-type="float" office:value="0.73480000000000001" table:style-name="ce1">
            <text:p>0.7348</text:p>
          </table:table-cell>
          <table:table-cell office:value-type="float" office:value="0.6613" table:style-name="ce1">
            <text:p>0.661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430000000000005" table:style-name="ce1">
            <text:p>0.9743</text:p>
          </table:table-cell>
          <table:table-cell office:value-type="float" office:value="0.59509999999999996" table:style-name="ce1">
            <text:p>0.5951</text:p>
          </table:table-cell>
          <table:table-cell office:value-type="float" office:value="0.74180000000000001" table:style-name="ce1">
            <text:p>0.74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929999999999996" table:style-name="ce1">
            <text:p>0.7393</text:p>
          </table:table-cell>
          <table:table-cell office:value-type="float" office:value="0.63780000000000003" table:style-name="ce1">
            <text:p>0.6378</text:p>
          </table:table-cell>
          <table:table-cell office:value-type="float" office:value="0.31909999999999999" table:style-name="ce1">
            <text:p>0.31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189999999999998" table:style-name="ce1">
            <text:p>0.9619</text:p>
          </table:table-cell>
          <table:table-cell office:value-type="float" office:value="0.31430000000000002" table:style-name="ce1">
            <text:p>0.3143</text:p>
          </table:table-cell>
          <table:table-cell office:value-type="float" office:value="0.4531" table:style-name="ce1">
            <text:p>0.453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830000000000005" table:style-name="ce1">
            <text:p>0.7183</text:p>
          </table:table-cell>
          <table:table-cell office:value-type="float" office:value="0.63729999999999998" table:style-name="ce1">
            <text:p>0.6373</text:p>
          </table:table-cell>
          <table:table-cell office:value-type="float" office:value="0.97709999999999997" table:style-name="ce1">
            <text:p>0.977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419999999999997" table:style-name="ce1">
            <text:p>0.7442</text:p>
          </table:table-cell>
          <table:table-cell office:value-type="float" office:value="0.24560000000000001" table:style-name="ce1">
            <text:p>0.2456</text:p>
          </table:table-cell>
          <table:table-cell office:value-type="float" office:value="0.35239999999999999" table:style-name="ce1">
            <text:p>0.35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979999999999998" table:style-name="ce1">
            <text:p>0.6998</text:p>
          </table:table-cell>
          <table:table-cell office:value-type="float" office:value="0.36120000000000002" table:style-name="ce1">
            <text:p>0.3612</text:p>
          </table:table-cell>
          <table:table-cell office:value-type="float" office:value="0.52129999999999999" table:style-name="ce1">
            <text:p>0.521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170000000000003" table:style-name="ce1">
            <text:p>0.9917</text:p>
          </table:table-cell>
          <table:table-cell office:value-type="float" office:value="0.32419999999999999" table:style-name="ce1">
            <text:p>0.3242</text:p>
          </table:table-cell>
          <table:table-cell office:value-type="float" office:value="0.39910000000000001" table:style-name="ce1">
            <text:p>0.39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199999999999998" table:style-name="ce1">
            <text:p>0.722</text:p>
          </table:table-cell>
          <table:table-cell office:value-type="float" office:value="0.57720000000000005" table:style-name="ce1">
            <text:p>0.5772</text:p>
          </table:table-cell>
          <table:table-cell office:value-type="float" office:value="0.45240000000000002" table:style-name="ce1">
            <text:p>0.45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609999999999995" table:style-name="ce1">
            <text:p>0.9561</text:p>
          </table:table-cell>
          <table:table-cell office:value-type="float" office:value="0.8196" table:style-name="ce1">
            <text:p>0.8196</text:p>
          </table:table-cell>
          <table:table-cell office:value-type="float" office:value="0.47549999999999998" table:style-name="ce1">
            <text:p>0.475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070000000000001" table:style-name="ce1">
            <text:p>0.7207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0.45979999999999999" table:style-name="ce1">
            <text:p>0.459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660000000000001" table:style-name="ce1">
            <text:p>0.7166</text:p>
          </table:table-cell>
          <table:table-cell office:value-type="float" office:value="0.78069999999999995" table:style-name="ce1">
            <text:p>0.7807</text:p>
          </table:table-cell>
          <table:table-cell office:value-type="float" office:value="0.38240000000000002" table:style-name="ce1">
            <text:p>0.38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109999999999996" table:style-name="ce1">
            <text:p>0.7211</text:p>
          </table:table-cell>
          <table:table-cell office:value-type="float" office:value="0.27239999999999998" table:style-name="ce1">
            <text:p>0.2724</text:p>
          </table:table-cell>
          <table:table-cell office:value-type="float" office:value="0.39079999999999998" table:style-name="ce1">
            <text:p>0.390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340000000000005" table:style-name="ce1">
            <text:p>0.7334</text:p>
          </table:table-cell>
          <table:table-cell office:value-type="float" office:value="0.96279999999999999" table:style-name="ce1">
            <text:p>0.9628</text:p>
          </table:table-cell>
          <table:table-cell office:value-type="float" office:value="0.75370000000000004" table:style-name="ce1">
            <text:p>0.75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29999999999995" table:style-name="ce1">
            <text:p>0.9763</text:p>
          </table:table-cell>
          <table:table-cell office:value-type="float" office:value="0.54749999999999999" table:style-name="ce1">
            <text:p>0.5475</text:p>
          </table:table-cell>
          <table:table-cell office:value-type="float" office:value="0.42420000000000002" table:style-name="ce1">
            <text:p>0.424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130000000000005" table:style-name="ce1">
            <text:p>0.7213</text:p>
          </table:table-cell>
          <table:table-cell office:value-type="float" office:value="0.99339999999999995" table:style-name="ce1">
            <text:p>0.9934</text:p>
          </table:table-cell>
          <table:table-cell office:value-type="float" office:value="0.41739999999999999" table:style-name="ce1">
            <text:p>0.417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50000000000005" table:style-name="ce1">
            <text:p>0.9895</text:p>
          </table:table-cell>
          <table:table-cell office:value-type="float" office:value="0.87849999999999995" table:style-name="ce1">
            <text:p>0.8785</text:p>
          </table:table-cell>
          <table:table-cell office:value-type="float" office:value="0.4405" table:style-name="ce1">
            <text:p>0.440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070000000000003" table:style-name="ce1">
            <text:p>0.9907</text:p>
          </table:table-cell>
          <table:table-cell office:value-type="float" office:value="0.74429999999999996" table:style-name="ce1">
            <text:p>0.7443</text:p>
          </table:table-cell>
          <table:table-cell office:value-type="float" office:value="0.42620000000000002" table:style-name="ce1">
            <text:p>0.42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109999999999995" table:style-name="ce1">
            <text:p>0.7011</text:p>
          </table:table-cell>
          <table:table-cell office:value-type="float" office:value="0.76870000000000005" table:style-name="ce1">
            <text:p>0.7687</text:p>
          </table:table-cell>
          <table:table-cell office:value-type="float" office:value="0.40360000000000001" table:style-name="ce1">
            <text:p>0.403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379999999999998" table:style-name="ce1">
            <text:p>0.7038</text:p>
          </table:table-cell>
          <table:table-cell office:value-type="float" office:value="0.4642" table:style-name="ce1">
            <text:p>0.4642</text:p>
          </table:table-cell>
          <table:table-cell office:value-type="float" office:value="0.3039" table:style-name="ce1">
            <text:p>0.30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370000000000001" table:style-name="ce1">
            <text:p>0.9737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0.96089999999999998" table:style-name="ce1">
            <text:p>0.960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890000000000003" table:style-name="ce1">
            <text:p>0.7689</text:p>
          </table:table-cell>
          <table:table-cell office:value-type="float" office:value="0.59160000000000001" table:style-name="ce1">
            <text:p>0.5916</text:p>
          </table:table-cell>
          <table:table-cell office:value-type="float" office:value="0.63980000000000004" table:style-name="ce1">
            <text:p>0.639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79" table:style-name="ce1">
            <text:p>0.9879</text:p>
          </table:table-cell>
          <table:table-cell office:value-type="float" office:value="0.60329999999999995" table:style-name="ce1">
            <text:p>0.6033</text:p>
          </table:table-cell>
          <table:table-cell office:value-type="float" office:value="0.31369999999999998" table:style-name="ce1">
            <text:p>0.31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029999999999995" table:style-name="ce1">
            <text:p>0.9803</text:p>
          </table:table-cell>
          <table:table-cell office:value-type="float" office:value="0.42620000000000002" table:style-name="ce1">
            <text:p>0.4262</text:p>
          </table:table-cell>
          <table:table-cell office:value-type="float" office:value="0.99850000000000005" table:style-name="ce1">
            <text:p>0.998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600000000000005" table:style-name="ce1">
            <text:p>0.936</text:p>
          </table:table-cell>
          <table:table-cell office:value-type="float" office:value="0.35949999999999999" table:style-name="ce1">
            <text:p>0.3595</text:p>
          </table:table-cell>
          <table:table-cell office:value-type="float" office:value="0.63770000000000004" table:style-name="ce1">
            <text:p>0.637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59" table:style-name="ce1">
            <text:p>0.7359</text:p>
          </table:table-cell>
          <table:table-cell office:value-type="float" office:value="0.61639999999999995" table:style-name="ce1">
            <text:p>0.6164</text:p>
          </table:table-cell>
          <table:table-cell office:value-type="float" office:value="0.91420000000000001" table:style-name="ce1">
            <text:p>0.914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509999999999998" table:style-name="ce1">
            <text:p>0.9951</text:p>
          </table:table-cell>
          <table:table-cell office:value-type="float" office:value="0.98919999999999997" table:style-name="ce1">
            <text:p>0.9892</text:p>
          </table:table-cell>
          <table:table-cell office:value-type="float" office:value="0.74350000000000005" table:style-name="ce1">
            <text:p>0.74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939999999999997" table:style-name="ce1">
            <text:p>0.7694</text:p>
          </table:table-cell>
          <table:table-cell office:value-type="float" office:value="0.6845" table:style-name="ce1">
            <text:p>0.6845</text:p>
          </table:table-cell>
          <table:table-cell office:value-type="float" office:value="0.53300000000000003" table:style-name="ce1">
            <text:p>0.53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640000000000005" table:style-name="ce1">
            <text:p>0.9864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0.64049999999999996" table:style-name="ce1">
            <text:p>0.640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619999999999996" table:style-name="ce1">
            <text:p>0.9762</text:p>
          </table:table-cell>
          <table:table-cell office:value-type="float" office:value="0.67610000000000003" table:style-name="ce1">
            <text:p>0.6761</text:p>
          </table:table-cell>
          <table:table-cell office:value-type="float" office:value="0.95779999999999998" table:style-name="ce1">
            <text:p>0.957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079999999999998" table:style-name="ce1">
            <text:p>0.9508</text:p>
          </table:table-cell>
          <table:table-cell office:value-type="float" office:value="0.4899" table:style-name="ce1">
            <text:p>0.4899</text:p>
          </table:table-cell>
          <table:table-cell office:value-type="float" office:value="0.62109999999999999" table:style-name="ce1">
            <text:p>0.621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07" table:style-name="ce1">
            <text:p>0.9607</text:p>
          </table:table-cell>
          <table:table-cell office:value-type="float" office:value="0.66890000000000005" table:style-name="ce1">
            <text:p>0.6689</text:p>
          </table:table-cell>
          <table:table-cell office:value-type="float" office:value="0.52759999999999996" table:style-name="ce1">
            <text:p>0.527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410000000000003" table:style-name="ce1">
            <text:p>0.6741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0.63370000000000004" table:style-name="ce1">
            <text:p>0.63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709999999999999" table:style-name="ce1">
            <text:p>0.9971</text:p>
          </table:table-cell>
          <table:table-cell office:value-type="float" office:value="0.64329999999999998" table:style-name="ce1">
            <text:p>0.6433</text:p>
          </table:table-cell>
          <table:table-cell office:value-type="float" office:value="0.86839999999999995" table:style-name="ce1">
            <text:p>0.868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560000000000003" table:style-name="ce1">
            <text:p>0.7356</text:p>
          </table:table-cell>
          <table:table-cell office:value-type="float" office:value="0.68820000000000003" table:style-name="ce1">
            <text:p>0.6882</text:p>
          </table:table-cell>
          <table:table-cell office:value-type="float" office:value="0.78259999999999996" table:style-name="ce1">
            <text:p>0.782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309999999999997" table:style-name="ce1">
            <text:p>0.7331</text:p>
          </table:table-cell>
          <table:table-cell office:value-type="float" office:value="0.93610000000000004" table:style-name="ce1">
            <text:p>0.9361</text:p>
          </table:table-cell>
          <table:table-cell office:value-type="float" office:value="0.84289999999999998" table:style-name="ce1">
            <text:p>0.842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16" table:style-name="ce1">
            <text:p>0.9516</text:p>
          </table:table-cell>
          <table:table-cell office:value-type="float" office:value="0.67279999999999995" table:style-name="ce1">
            <text:p>0.6728</text:p>
          </table:table-cell>
          <table:table-cell office:value-type="float" office:value="0.62680000000000002" table:style-name="ce1">
            <text:p>0.626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810000000000004" table:style-name="ce1">
            <text:p>0.9281</text:p>
          </table:table-cell>
          <table:table-cell office:value-type="float" office:value="0.88470000000000004" table:style-name="ce1">
            <text:p>0.8847</text:p>
          </table:table-cell>
          <table:table-cell office:value-type="float" office:value="0.90880000000000005" table:style-name="ce1">
            <text:p>0.908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119999999999995" table:style-name="ce1">
            <text:p>0.7212</text:p>
          </table:table-cell>
          <table:table-cell office:value-type="float" office:value="0.62380000000000002" table:style-name="ce1">
            <text:p>0.6238</text:p>
          </table:table-cell>
          <table:table-cell office:value-type="float" office:value="0.34699999999999998" table:style-name="ce1">
            <text:p>0.3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7239999999999998" table:style-name="ce1">
            <text:p>0.7724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0.43149999999999999" table:style-name="ce1">
            <text:p>0.43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860000000000003" table:style-name="ce1">
            <text:p>0.9786</text:p>
          </table:table-cell>
          <table:table-cell office:value-type="float" office:value="0.52559999999999996" table:style-name="ce1">
            <text:p>0.5256</text:p>
          </table:table-cell>
          <table:table-cell office:value-type="float" office:value="0.63770000000000004" table:style-name="ce1">
            <text:p>0.637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219999999999996" table:style-name="ce1">
            <text:p>0.7322</text:p>
          </table:table-cell>
          <table:table-cell office:value-type="float" office:value="0.88460000000000005" table:style-name="ce1">
            <text:p>0.8846</text:p>
          </table:table-cell>
          <table:table-cell office:value-type="float" office:value="0.77470000000000006" table:style-name="ce1">
            <text:p>0.77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480000000000004" table:style-name="ce1">
            <text:p>0.7648</text:p>
          </table:table-cell>
          <table:table-cell office:value-type="float" office:value="0.40949999999999998" table:style-name="ce1">
            <text:p>0.4095</text:p>
          </table:table-cell>
          <table:table-cell office:value-type="float" office:value="0.47099999999999997" table:style-name="ce1">
            <text:p>0.47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650000000000002" table:style-name="ce1">
            <text:p>0.7065</text:p>
          </table:table-cell>
          <table:table-cell office:value-type="float" office:value="0.89180000000000004" table:style-name="ce1">
            <text:p>0.8918</text:p>
          </table:table-cell>
          <table:table-cell office:value-type="float" office:value="0.73080000000000001" table:style-name="ce1">
            <text:p>0.730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839999999999995" table:style-name="ce1">
            <text:p>0.9884</text:p>
          </table:table-cell>
          <table:table-cell office:value-type="float" office:value="0.5373" table:style-name="ce1">
            <text:p>0.5373</text:p>
          </table:table-cell>
          <table:table-cell office:value-type="float" office:value="0.50780000000000003" table:style-name="ce1">
            <text:p>0.507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490000000000001" table:style-name="ce1">
            <text:p>0.7449</text:p>
          </table:table-cell>
          <table:table-cell office:value-type="float" office:value="0.49070000000000003" table:style-name="ce1">
            <text:p>0.4907</text:p>
          </table:table-cell>
          <table:table-cell office:value-type="float" office:value="0.51890000000000003" table:style-name="ce1">
            <text:p>0.518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88" table:style-name="ce1">
            <text:p>0.9788</text:p>
          </table:table-cell>
          <table:table-cell office:value-type="float" office:value="0.70079999999999998" table:style-name="ce1">
            <text:p>0.7008</text:p>
          </table:table-cell>
          <table:table-cell office:value-type="float" office:value="0.44500000000000001" table:style-name="ce1">
            <text:p>0.44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599999999999999" table:style-name="ce1">
            <text:p>0.736</text:p>
          </table:table-cell>
          <table:table-cell office:value-type="float" office:value="0.49080000000000001" table:style-name="ce1">
            <text:p>0.4908</text:p>
          </table:table-cell>
          <table:table-cell office:value-type="float" office:value="0.6472" table:style-name="ce1">
            <text:p>0.647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940000000000005" table:style-name="ce1">
            <text:p>0.7294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0.49530000000000002" table:style-name="ce1">
            <text:p>0.495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78" table:style-name="ce1">
            <text:p>0.7278</text:p>
          </table:table-cell>
          <table:table-cell office:value-type="float" office:value="0.4597" table:style-name="ce1">
            <text:p>0.4597</text:p>
          </table:table-cell>
          <table:table-cell office:value-type="float" office:value="0.54630000000000001" table:style-name="ce1">
            <text:p>0.546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019999999999997" table:style-name="ce1">
            <text:p>0.7402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0.96589999999999998" table:style-name="ce1">
            <text:p>0.965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709999999999995" table:style-name="ce1">
            <text:p>0.9571</text:p>
          </table:table-cell>
          <table:table-cell office:value-type="float" office:value="0.96819999999999995" table:style-name="ce1">
            <text:p>0.9682</text:p>
          </table:table-cell>
          <table:table-cell office:value-type="float" office:value="0.5958" table:style-name="ce1">
            <text:p>0.595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29" table:style-name="ce1">
            <text:p>0.7429</text:p>
          </table:table-cell>
          <table:table-cell office:value-type="float" office:value="0.502" table:style-name="ce1">
            <text:p>0.502</text:p>
          </table:table-cell>
          <table:table-cell office:value-type="float" office:value="0.51300000000000001" table:style-name="ce1">
            <text:p>0.51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350000000000005" table:style-name="ce1">
            <text:p>0.9935</text:p>
          </table:table-cell>
          <table:table-cell office:value-type="float" office:value="0.64370000000000005" table:style-name="ce1">
            <text:p>0.6437</text:p>
          </table:table-cell>
          <table:table-cell office:value-type="float" office:value="0.52259999999999995" table:style-name="ce1">
            <text:p>0.522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419999999999997" table:style-name="ce1">
            <text:p>0.9942</text:p>
          </table:table-cell>
          <table:table-cell office:value-type="float" office:value="0.4073" table:style-name="ce1">
            <text:p>0.4073</text:p>
          </table:table-cell>
          <table:table-cell office:value-type="float" office:value="0.52359999999999995" table:style-name="ce1">
            <text:p>0.523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569999999999999" table:style-name="ce1">
            <text:p>0.7057</text:p>
          </table:table-cell>
          <table:table-cell office:value-type="float" office:value="0.751" table:style-name="ce1">
            <text:p>0.751</text:p>
          </table:table-cell>
          <table:table-cell office:value-type="float" office:value="0.56540000000000001" table:style-name="ce1">
            <text:p>0.56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950000000000002" table:style-name="ce1">
            <text:p>0.7095</text:p>
          </table:table-cell>
          <table:table-cell office:value-type="float" office:value="0.54469999999999996" table:style-name="ce1">
            <text:p>0.5447</text:p>
          </table:table-cell>
          <table:table-cell office:value-type="float" office:value="0.41220000000000001" table:style-name="ce1">
            <text:p>0.412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829999999999996" table:style-name="ce1">
            <text:p>0.9883</text:p>
          </table:table-cell>
          <table:table-cell office:value-type="float" office:value="0.47170000000000001" table:style-name="ce1">
            <text:p>0.4717</text:p>
          </table:table-cell>
          <table:table-cell office:value-type="float" office:value="0.86070000000000002" table:style-name="ce1">
            <text:p>0.860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309999999999998" table:style-name="ce1">
            <text:p>0.7431</text:p>
          </table:table-cell>
          <table:table-cell office:value-type="float" office:value="0.46560000000000001" table:style-name="ce1">
            <text:p>0.4656</text:p>
          </table:table-cell>
          <table:table-cell office:value-type="float" office:value="0.46479999999999999" table:style-name="ce1">
            <text:p>0.464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2869999999999999" table:style-name="ce1">
            <text:p>0.8287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73799999999999999" table:style-name="ce1">
            <text:p>0.73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350000000000003" table:style-name="ce1">
            <text:p>0.9735</text:p>
          </table:table-cell>
          <table:table-cell office:value-type="float" office:value="0.61560000000000004" table:style-name="ce1">
            <text:p>0.6156</text:p>
          </table:table-cell>
          <table:table-cell office:value-type="float" office:value="0.48649999999999999" table:style-name="ce1">
            <text:p>0.486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990000000000002" table:style-name="ce1">
            <text:p>0.7599</text:p>
          </table:table-cell>
          <table:table-cell office:value-type="float" office:value="0.61129999999999995" table:style-name="ce1">
            <text:p>0.6113</text:p>
          </table:table-cell>
          <table:table-cell office:value-type="float" office:value="0.38109999999999999" table:style-name="ce1">
            <text:p>0.381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8839999999999999" table:style-name="ce1">
            <text:p>0.7884</text:p>
          </table:table-cell>
          <table:table-cell office:value-type="float" office:value="0.44259999999999999" table:style-name="ce1">
            <text:p>0.4426</text:p>
          </table:table-cell>
          <table:table-cell office:value-type="float" office:value="0.873" table:style-name="ce1">
            <text:p>0.87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589999999999997" table:style-name="ce1">
            <text:p>0.7059</text:p>
          </table:table-cell>
          <table:table-cell office:value-type="float" office:value="0.3674" table:style-name="ce1">
            <text:p>0.3674</text:p>
          </table:table-cell>
          <table:table-cell office:value-type="float" office:value="0.51490000000000002" table:style-name="ce1">
            <text:p>0.514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540000000000001" table:style-name="ce1">
            <text:p>0.9354</text:p>
          </table:table-cell>
          <table:table-cell office:value-type="float" office:value="0.64170000000000005" table:style-name="ce1">
            <text:p>0.6417</text:p>
          </table:table-cell>
          <table:table-cell office:value-type="float" office:value="0.98670000000000002" table:style-name="ce1">
            <text:p>0.986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9190000000000005" table:style-name="ce1">
            <text:p>0.7919</text:p>
          </table:table-cell>
          <table:table-cell office:value-type="float" office:value="0.997" table:style-name="ce1">
            <text:p>0.997</text:p>
          </table:table-cell>
          <table:table-cell office:value-type="float" office:value="0.96430000000000005" table:style-name="ce1">
            <text:p>0.964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78" table:style-name="ce1">
            <text:p>0.9778</text:p>
          </table:table-cell>
          <table:table-cell office:value-type="float" office:value="0.67700000000000005" table:style-name="ce1">
            <text:p>0.677</text:p>
          </table:table-cell>
          <table:table-cell office:value-type="float" office:value="0.75319999999999998" table:style-name="ce1">
            <text:p>0.753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270000000000004" table:style-name="ce1">
            <text:p>0.7627</text:p>
          </table:table-cell>
          <table:table-cell office:value-type="float" office:value="0.61429999999999996" table:style-name="ce1">
            <text:p>0.6143</text:p>
          </table:table-cell>
          <table:table-cell office:value-type="float" office:value="0.4899" table:style-name="ce1">
            <text:p>0.489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939999999999996" table:style-name="ce1">
            <text:p>0.7594</text:p>
          </table:table-cell>
          <table:table-cell office:value-type="float" office:value="0.67169999999999996" table:style-name="ce1">
            <text:p>0.6717</text:p>
          </table:table-cell>
          <table:table-cell office:value-type="float" office:value="0.95579999999999998" table:style-name="ce1">
            <text:p>0.955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599999999999998" table:style-name="ce1">
            <text:p>0.726</text:p>
          </table:table-cell>
          <table:table-cell office:value-type="float" office:value="0.50929999999999997" table:style-name="ce1">
            <text:p>0.5093</text:p>
          </table:table-cell>
          <table:table-cell office:value-type="float" office:value="0.45319999999999999" table:style-name="ce1">
            <text:p>0.453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619999999999998" table:style-name="ce1">
            <text:p>0.7562</text:p>
          </table:table-cell>
          <table:table-cell office:value-type="float" office:value="0.64849999999999997" table:style-name="ce1">
            <text:p>0.6485</text:p>
          </table:table-cell>
          <table:table-cell office:value-type="float" office:value="0.53949999999999998" table:style-name="ce1">
            <text:p>0.539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6829999999999996" table:style-name="ce1">
            <text:p>0.8683</text:p>
          </table:table-cell>
          <table:table-cell office:value-type="float" office:value="0.54530000000000001" table:style-name="ce1">
            <text:p>0.5453</text:p>
          </table:table-cell>
          <table:table-cell office:value-type="float" office:value="0.47170000000000001" table:style-name="ce1">
            <text:p>0.471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923" table:style-name="ce1">
            <text:p>0.7923</text:p>
          </table:table-cell>
          <table:table-cell office:value-type="float" office:value="0.62080000000000002" table:style-name="ce1">
            <text:p>0.6208</text:p>
          </table:table-cell>
          <table:table-cell office:value-type="float" office:value="0.99919999999999998" table:style-name="ce1">
            <text:p>0.99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020000000000004" table:style-name="ce1">
            <text:p>0.9402</text:p>
          </table:table-cell>
          <table:table-cell office:value-type="float" office:value="0.67430000000000001" table:style-name="ce1">
            <text:p>0.6743</text:p>
          </table:table-cell>
          <table:table-cell office:value-type="float" office:value="0.98450000000000004" table:style-name="ce1">
            <text:p>0.984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169999999999997" table:style-name="ce1">
            <text:p>0.9317</text:p>
          </table:table-cell>
          <table:table-cell office:value-type="float" office:value="0.91369999999999996" table:style-name="ce1">
            <text:p>0.9137</text:p>
          </table:table-cell>
          <table:table-cell office:value-type="float" office:value="0.99939999999999996" table:style-name="ce1">
            <text:p>0.999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98" table:style-name="ce1">
            <text:p>0.7198</text:p>
          </table:table-cell>
          <table:table-cell office:value-type="float" office:value="0.66930000000000001" table:style-name="ce1">
            <text:p>0.6693</text:p>
          </table:table-cell>
          <table:table-cell office:value-type="float" office:value="0.46050000000000002" table:style-name="ce1">
            <text:p>0.460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130000000000003" table:style-name="ce1">
            <text:p>0.7013</text:p>
          </table:table-cell>
          <table:table-cell office:value-type="float" office:value="0.91020000000000001" table:style-name="ce1">
            <text:p>0.9102</text:p>
          </table:table-cell>
          <table:table-cell office:value-type="float" office:value="0.67159999999999997" table:style-name="ce1">
            <text:p>0.671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269999999999996" table:style-name="ce1">
            <text:p>0.9127</text:p>
          </table:table-cell>
          <table:table-cell office:value-type="float" office:value="0.60140000000000005" table:style-name="ce1">
            <text:p>0.6014</text:p>
          </table:table-cell>
          <table:table-cell office:value-type="float" office:value="0.42070000000000002" table:style-name="ce1">
            <text:p>0.420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9310000000000003" table:style-name="ce1">
            <text:p>0.7931</text:p>
          </table:table-cell>
          <table:table-cell office:value-type="float" office:value="0.99719999999999998" table:style-name="ce1">
            <text:p>0.9972</text:p>
          </table:table-cell>
          <table:table-cell office:value-type="float" office:value="0.85350000000000004" table:style-name="ce1">
            <text:p>0.85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430000000000003" table:style-name="ce1">
            <text:p>0.9443</text:p>
          </table:table-cell>
          <table:table-cell office:value-type="float" office:value="0.47699999999999998" table:style-name="ce1">
            <text:p>0.477</text:p>
          </table:table-cell>
          <table:table-cell office:value-type="float" office:value="0.51539999999999997" table:style-name="ce1">
            <text:p>0.51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840000000000005" table:style-name="ce1">
            <text:p>0.9784</text:p>
          </table:table-cell>
          <table:table-cell office:value-type="float" office:value="0.83730000000000004" table:style-name="ce1">
            <text:p>0.8373</text:p>
          </table:table-cell>
          <table:table-cell office:value-type="float" office:value="0.70389999999999997" table:style-name="ce1">
            <text:p>0.70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8649999999999998" table:style-name="ce1">
            <text:p>0.7865</text:p>
          </table:table-cell>
          <table:table-cell office:value-type="float" office:value="0.8256" table:style-name="ce1">
            <text:p>0.8256</text:p>
          </table:table-cell>
          <table:table-cell office:value-type="float" office:value="0.99209999999999998" table:style-name="ce1">
            <text:p>0.99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540000000000003" table:style-name="ce1">
            <text:p>0.9554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37519999999999998" table:style-name="ce1">
            <text:p>0.375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840000000000003" table:style-name="ce1">
            <text:p>0.9584</text:p>
          </table:table-cell>
          <table:table-cell office:value-type="float" office:value="0.60140000000000005" table:style-name="ce1">
            <text:p>0.6014</text:p>
          </table:table-cell>
          <table:table-cell office:value-type="float" office:value="0.61939999999999995" table:style-name="ce1">
            <text:p>0.619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9190000000000003" table:style-name="ce1">
            <text:p>0.8919</text:p>
          </table:table-cell>
          <table:table-cell office:value-type="float" office:value="0.44240000000000002" table:style-name="ce1">
            <text:p>0.4424</text:p>
          </table:table-cell>
          <table:table-cell office:value-type="float" office:value="0.93830000000000002" table:style-name="ce1">
            <text:p>0.938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89" table:style-name="ce1">
            <text:p>0.7389</text:p>
          </table:table-cell>
          <table:table-cell office:value-type="float" office:value="0.8548" table:style-name="ce1">
            <text:p>0.8548</text:p>
          </table:table-cell>
          <table:table-cell office:value-type="float" office:value="0.51339999999999997" table:style-name="ce1">
            <text:p>0.513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229999999999995" table:style-name="ce1">
            <text:p>0.9823</text:p>
          </table:table-cell>
          <table:table-cell office:value-type="float" office:value="0.90820000000000001" table:style-name="ce1">
            <text:p>0.9082</text:p>
          </table:table-cell>
          <table:table-cell office:value-type="float" office:value="0.40739999999999998" table:style-name="ce1">
            <text:p>0.407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8820000000000001" table:style-name="ce1">
            <text:p>0.7882</text:p>
          </table:table-cell>
          <table:table-cell office:value-type="float" office:value="0.55730000000000002" table:style-name="ce1">
            <text:p>0.5573</text:p>
          </table:table-cell>
          <table:table-cell office:value-type="float" office:value="0.30180000000000001" table:style-name="ce1">
            <text:p>0.30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830000000000004" table:style-name="ce1">
            <text:p>0.9583</text:p>
          </table:table-cell>
          <table:table-cell office:value-type="float" office:value="0.45379999999999998" table:style-name="ce1">
            <text:p>0.4538</text:p>
          </table:table-cell>
          <table:table-cell office:value-type="float" office:value="0.98870000000000002" table:style-name="ce1">
            <text:p>0.988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399999999999996" table:style-name="ce1">
            <text:p>0.954</text:p>
          </table:table-cell>
          <table:table-cell office:value-type="float" office:value="0.57130000000000003" table:style-name="ce1">
            <text:p>0.5713</text:p>
          </table:table-cell>
          <table:table-cell office:value-type="float" office:value="0.55189999999999995" table:style-name="ce1">
            <text:p>0.551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390000000000005" table:style-name="ce1">
            <text:p>0.9139</text:p>
          </table:table-cell>
          <table:table-cell office:value-type="float" office:value="0.69279999999999997" table:style-name="ce1">
            <text:p>0.6928</text:p>
          </table:table-cell>
          <table:table-cell office:value-type="float" office:value="0.99029999999999996" table:style-name="ce1">
            <text:p>0.990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869999999999997" table:style-name="ce1">
            <text:p>0.9287</text:p>
          </table:table-cell>
          <table:table-cell office:value-type="float" office:value="0.48780000000000001" table:style-name="ce1">
            <text:p>0.4878</text:p>
          </table:table-cell>
          <table:table-cell office:value-type="float" office:value="0.69089999999999996" table:style-name="ce1">
            <text:p>0.690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010000000000003" table:style-name="ce1">
            <text:p>0.6701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99990000000000001" table:style-name="ce1">
            <text:p>0.999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419999999999996" table:style-name="ce1">
            <text:p>0.9842</text:p>
          </table:table-cell>
          <table:table-cell office:value-type="float" office:value="0.45939999999999998" table:style-name="ce1">
            <text:p>0.4594</text:p>
          </table:table-cell>
          <table:table-cell office:value-type="float" office:value="0.48039999999999999" table:style-name="ce1">
            <text:p>0.480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139999999999995" table:style-name="ce1">
            <text:p>0.7414</text:p>
          </table:table-cell>
          <table:table-cell office:value-type="float" office:value="0.53249999999999997" table:style-name="ce1">
            <text:p>0.5325</text:p>
          </table:table-cell>
          <table:table-cell office:value-type="float" office:value="0.42930000000000001" table:style-name="ce1">
            <text:p>0.42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509999999999998" table:style-name="ce1">
            <text:p>0.7351</text:p>
          </table:table-cell>
          <table:table-cell office:value-type="float" office:value="0.70199999999999996" table:style-name="ce1">
            <text:p>0.702</text:p>
          </table:table-cell>
          <table:table-cell office:value-type="float" office:value="0.46439999999999998" table:style-name="ce1">
            <text:p>0.46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259999999999997" table:style-name="ce1">
            <text:p>0.9126</text:p>
          </table:table-cell>
          <table:table-cell office:value-type="float" office:value="0.5756" table:style-name="ce1">
            <text:p>0.5756</text:p>
          </table:table-cell>
          <table:table-cell office:value-type="float" office:value="0.99670000000000003" table:style-name="ce1">
            <text:p>0.996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7839999999999996" table:style-name="ce1">
            <text:p>0.8784</text:p>
          </table:table-cell>
          <table:table-cell office:value-type="float" office:value="0.996" table:style-name="ce1">
            <text:p>0.996</text:p>
          </table:table-cell>
          <table:table-cell office:value-type="float" office:value="0.73240000000000005" table:style-name="ce1">
            <text:p>0.73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98" table:style-name="ce1">
            <text:p>0.7198</text:p>
          </table:table-cell>
          <table:table-cell office:value-type="float" office:value="0.44340000000000002" table:style-name="ce1">
            <text:p>0.4434</text:p>
          </table:table-cell>
          <table:table-cell office:value-type="float" office:value="0.42170000000000002" table:style-name="ce1">
            <text:p>0.421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399999999999999" table:style-name="ce1">
            <text:p>0.984</text:p>
          </table:table-cell>
          <table:table-cell office:value-type="float" office:value="0.85319999999999996" table:style-name="ce1">
            <text:p>0.8532</text:p>
          </table:table-cell>
          <table:table-cell office:value-type="float" office:value="0.6331" table:style-name="ce1">
            <text:p>0.633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909999999999999" table:style-name="ce1">
            <text:p>0.7491</text:p>
          </table:table-cell>
          <table:table-cell office:value-type="float" office:value="0.55449999999999999" table:style-name="ce1">
            <text:p>0.5545</text:p>
          </table:table-cell>
          <table:table-cell office:value-type="float" office:value="0.59240000000000004" table:style-name="ce1">
            <text:p>0.592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196" table:style-name="ce1">
            <text:p>0.8196</text:p>
          </table:table-cell>
          <table:table-cell office:value-type="float" office:value="0.88019999999999998" table:style-name="ce1">
            <text:p>0.8802</text:p>
          </table:table-cell>
          <table:table-cell office:value-type="float" office:value="0.47060000000000002" table:style-name="ce1">
            <text:p>0.470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049999999999998" table:style-name="ce1">
            <text:p>0.6705</text:p>
          </table:table-cell>
          <table:table-cell office:value-type="float" office:value="0.66379999999999995" table:style-name="ce1">
            <text:p>0.6638</text:p>
          </table:table-cell>
          <table:table-cell office:value-type="float" office:value="0.93149999999999999" table:style-name="ce1">
            <text:p>0.93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0739999999999998" table:style-name="ce1">
            <text:p>0.9074</text:p>
          </table:table-cell>
          <table:table-cell office:value-type="float" office:value="0.97140000000000004" table:style-name="ce1">
            <text:p>0.9714</text:p>
          </table:table-cell>
          <table:table-cell office:value-type="float" office:value="0.61550000000000005" table:style-name="ce1">
            <text:p>0.615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030000000000001" table:style-name="ce1">
            <text:p>0.6703</text:p>
          </table:table-cell>
          <table:table-cell office:value-type="float" office:value="0.51639999999999997" table:style-name="ce1">
            <text:p>0.5164</text:p>
          </table:table-cell>
          <table:table-cell office:value-type="float" office:value="0.32390000000000002" table:style-name="ce1">
            <text:p>0.32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440000000000002" table:style-name="ce1">
            <text:p>0.6944</text:p>
          </table:table-cell>
          <table:table-cell office:value-type="float" office:value="0.76680000000000004" table:style-name="ce1">
            <text:p>0.7668</text:p>
          </table:table-cell>
          <table:table-cell office:value-type="float" office:value="0.99850000000000005" table:style-name="ce1">
            <text:p>0.998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34" table:style-name="ce1">
            <text:p>0.6734</text:p>
          </table:table-cell>
          <table:table-cell office:value-type="float" office:value="0.50070000000000003" table:style-name="ce1">
            <text:p>0.5007</text:p>
          </table:table-cell>
          <table:table-cell office:value-type="float" office:value="0.62150000000000005" table:style-name="ce1">
            <text:p>0.62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840000000000003" table:style-name="ce1">
            <text:p>0.9584</text:p>
          </table:table-cell>
          <table:table-cell office:value-type="float" office:value="0.98560000000000003" table:style-name="ce1">
            <text:p>0.9856</text:p>
          </table:table-cell>
          <table:table-cell office:value-type="float" office:value="0.94650000000000001" table:style-name="ce1">
            <text:p>0.946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5959999999999996" table:style-name="ce1">
            <text:p>0.6596</text:p>
          </table:table-cell>
          <table:table-cell office:value-type="float" office:value="0.73719999999999997" table:style-name="ce1">
            <text:p>0.7372</text:p>
          </table:table-cell>
          <table:table-cell office:value-type="float" office:value="0.78469999999999995" table:style-name="ce1">
            <text:p>0.78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0159999999999996" table:style-name="ce1">
            <text:p>0.9016</text:p>
          </table:table-cell>
          <table:table-cell office:value-type="float" office:value="0.44269999999999998" table:style-name="ce1">
            <text:p>0.4427</text:p>
          </table:table-cell>
          <table:table-cell office:value-type="float" office:value="0.56559999999999999" table:style-name="ce1">
            <text:p>0.565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" table:style-name="ce1">
            <text:p>0.67</text:p>
          </table:table-cell>
          <table:table-cell office:value-type="float" office:value="0.3584" table:style-name="ce1">
            <text:p>0.3584</text:p>
          </table:table-cell>
          <table:table-cell office:value-type="float" office:value="0.61719999999999997" table:style-name="ce1">
            <text:p>0.617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679999999999996" table:style-name="ce1">
            <text:p>0.6768</text:p>
          </table:table-cell>
          <table:table-cell office:value-type="float" office:value="0.45810000000000001" table:style-name="ce1">
            <text:p>0.4581</text:p>
          </table:table-cell>
          <table:table-cell office:value-type="float" office:value="0.98099999999999998" table:style-name="ce1">
            <text:p>0.98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8259999999999998" table:style-name="ce1">
            <text:p>0.6826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0.59099999999999997" table:style-name="ce1">
            <text:p>0.5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930000000000003" table:style-name="ce1">
            <text:p>0.6993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0.53439999999999999" table:style-name="ce1">
            <text:p>0.53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99999999999999" table:style-name="ce1">
            <text:p>0.993</text:p>
          </table:table-cell>
          <table:table-cell office:value-type="float" office:value="0.54820000000000002" table:style-name="ce1">
            <text:p>0.5482</text:p>
          </table:table-cell>
          <table:table-cell office:value-type="float" office:value="0.60650000000000004" table:style-name="ce1">
            <text:p>0.606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6569999999999996" table:style-name="ce1">
            <text:p>0.6657</text:p>
          </table:table-cell>
          <table:table-cell office:value-type="float" office:value="0.36309999999999998" table:style-name="ce1">
            <text:p>0.3631</text:p>
          </table:table-cell>
          <table:table-cell office:value-type="float" office:value="0.90600000000000003" table:style-name="ce1">
            <text:p>0.90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850000000000002" table:style-name="ce1">
            <text:p>0.9585</text:p>
          </table:table-cell>
          <table:table-cell office:value-type="float" office:value="0.41980000000000001" table:style-name="ce1">
            <text:p>0.4198</text:p>
          </table:table-cell>
          <table:table-cell office:value-type="float" office:value="0.82389999999999997" table:style-name="ce1">
            <text:p>0.82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720000000000005" table:style-name="ce1">
            <text:p>0.9572</text:p>
          </table:table-cell>
          <table:table-cell office:value-type="float" office:value="0.54830000000000001" table:style-name="ce1">
            <text:p>0.5483</text:p>
          </table:table-cell>
          <table:table-cell office:value-type="float" office:value="0.8821" table:style-name="ce1">
            <text:p>0.88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369999999999997" table:style-name="ce1">
            <text:p>0.6737</text:p>
          </table:table-cell>
          <table:table-cell office:value-type="float" office:value="0.46289999999999998" table:style-name="ce1">
            <text:p>0.4629</text:p>
          </table:table-cell>
          <table:table-cell office:value-type="float" office:value="0.59750000000000003" table:style-name="ce1">
            <text:p>0.597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500000000000004" table:style-name="ce1">
            <text:p>0.675</text:p>
          </table:table-cell>
          <table:table-cell office:value-type="float" office:value="0.88819999999999999" table:style-name="ce1">
            <text:p>0.8882</text:p>
          </table:table-cell>
          <table:table-cell office:value-type="float" office:value="0.87150000000000005" table:style-name="ce1">
            <text:p>0.87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709999999999996" table:style-name="ce1">
            <text:p>0.9671</text:p>
          </table:table-cell>
          <table:table-cell office:value-type="float" office:value="0.35070000000000001" table:style-name="ce1">
            <text:p>0.3507</text:p>
          </table:table-cell>
          <table:table-cell office:value-type="float" office:value="0.3584" table:style-name="ce1">
            <text:p>0.358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623" table:style-name="ce1">
            <text:p>0.6623</text:p>
          </table:table-cell>
          <table:table-cell office:value-type="float" office:value="0.67920000000000003" table:style-name="ce1">
            <text:p>0.6792</text:p>
          </table:table-cell>
          <table:table-cell office:value-type="float" office:value="0.99460000000000004" table:style-name="ce1">
            <text:p>0.994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520000000000004" table:style-name="ce1">
            <text:p>0.9452</text:p>
          </table:table-cell>
          <table:table-cell office:value-type="float" office:value="0.55789999999999995" table:style-name="ce1">
            <text:p>0.5579</text:p>
          </table:table-cell>
          <table:table-cell office:value-type="float" office:value="0.47520000000000001" table:style-name="ce1">
            <text:p>0.475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5360000000000003" table:style-name="ce1">
            <text:p>0.8536</text:p>
          </table:table-cell>
          <table:table-cell office:value-type="float" office:value="0.70660000000000001" table:style-name="ce1">
            <text:p>0.7066</text:p>
          </table:table-cell>
          <table:table-cell office:value-type="float" office:value="0.89219999999999999" table:style-name="ce1">
            <text:p>0.892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5810000000000002" table:style-name="ce1">
            <text:p>0.6581</text:p>
          </table:table-cell>
          <table:table-cell office:value-type="float" office:value="0.91749999999999998" table:style-name="ce1">
            <text:p>0.9175</text:p>
          </table:table-cell>
          <table:table-cell office:value-type="float" office:value="0.60570000000000002" table:style-name="ce1">
            <text:p>0.60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77" table:style-name="ce1">
            <text:p>0.9577</text:p>
          </table:table-cell>
          <table:table-cell office:value-type="float" office:value="0.85719999999999996" table:style-name="ce1">
            <text:p>0.8572</text:p>
          </table:table-cell>
          <table:table-cell office:value-type="float" office:value="0.99350000000000005" table:style-name="ce1">
            <text:p>0.99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590000000000002" table:style-name="ce1">
            <text:p>0.7559</text:p>
          </table:table-cell>
          <table:table-cell office:value-type="float" office:value="0.41310000000000002" table:style-name="ce1">
            <text:p>0.4131</text:p>
          </table:table-cell>
          <table:table-cell office:value-type="float" office:value="0.67449999999999999" table:style-name="ce1">
            <text:p>0.674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460000000000004" table:style-name="ce1">
            <text:p>0.9946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0.29759999999999998" table:style-name="ce1">
            <text:p>0.297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819999999999997" table:style-name="ce1">
            <text:p>0.9882</text:p>
          </table:table-cell>
          <table:table-cell office:value-type="float" office:value="0.31119999999999998" table:style-name="ce1">
            <text:p>0.3112</text:p>
          </table:table-cell>
          <table:table-cell office:value-type="float" office:value="0.97540000000000004" table:style-name="ce1">
            <text:p>0.97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209999999999996" table:style-name="ce1">
            <text:p>0.9621</text:p>
          </table:table-cell>
          <table:table-cell office:value-type="float" office:value="0.29609999999999997" table:style-name="ce1">
            <text:p>0.2961</text:p>
          </table:table-cell>
          <table:table-cell office:value-type="float" office:value="0.65310000000000001" table:style-name="ce1">
            <text:p>0.653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19" table:style-name="ce1">
            <text:p>0.7319</text:p>
          </table:table-cell>
          <table:table-cell office:value-type="float" office:value="0.42930000000000001" table:style-name="ce1">
            <text:p>0.4293</text:p>
          </table:table-cell>
          <table:table-cell office:value-type="float" office:value="0.84950000000000003" table:style-name="ce1">
            <text:p>0.849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009999999999998" table:style-name="ce1">
            <text:p>0.9901</text:p>
          </table:table-cell>
          <table:table-cell office:value-type="float" office:value="0.78200000000000003" table:style-name="ce1">
            <text:p>0.782</text:p>
          </table:table-cell>
          <table:table-cell office:value-type="float" office:value="0.67490000000000006" table:style-name="ce1">
            <text:p>0.674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509999999999999" table:style-name="ce1">
            <text:p>0.7551</text:p>
          </table:table-cell>
          <table:table-cell office:value-type="float" office:value="0.64600000000000002" table:style-name="ce1">
            <text:p>0.646</text:p>
          </table:table-cell>
          <table:table-cell office:value-type="float" office:value="0.48139999999999999" table:style-name="ce1">
            <text:p>0.481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680000000000002" table:style-name="ce1">
            <text:p>0.9968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0.67300000000000004" table:style-name="ce1">
            <text:p>0.67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529999999999995" table:style-name="ce1">
            <text:p>0.9853</text:p>
          </table:table-cell>
          <table:table-cell office:value-type="float" office:value="0.61439999999999995" table:style-name="ce1">
            <text:p>0.6144</text:p>
          </table:table-cell>
          <table:table-cell office:value-type="float" office:value="0.9032" table:style-name="ce1">
            <text:p>0.903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930000000000005" table:style-name="ce1">
            <text:p>0.9693</text:p>
          </table:table-cell>
          <table:table-cell office:value-type="float" office:value="0.34989999999999999" table:style-name="ce1">
            <text:p>0.3499</text:p>
          </table:table-cell>
          <table:table-cell office:value-type="float" office:value="0.67349999999999999" table:style-name="ce1">
            <text:p>0.67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389999999999999" table:style-name="ce1">
            <text:p>0.9739</text:p>
          </table:table-cell>
          <table:table-cell office:value-type="float" office:value="0.76429999999999998" table:style-name="ce1">
            <text:p>0.7643</text:p>
          </table:table-cell>
          <table:table-cell office:value-type="float" office:value="0.50960000000000005" table:style-name="ce1">
            <text:p>0.509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869999999999997" table:style-name="ce1">
            <text:p>0.6787</text:p>
          </table:table-cell>
          <table:table-cell office:value-type="float" office:value="0.4304" table:style-name="ce1">
            <text:p>0.4304</text:p>
          </table:table-cell>
          <table:table-cell office:value-type="float" office:value="0.67810000000000004" table:style-name="ce1">
            <text:p>0.678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29999999999996" table:style-name="ce1">
            <text:p>0.9923</text:p>
          </table:table-cell>
          <table:table-cell office:value-type="float" office:value="0.79300000000000004" table:style-name="ce1">
            <text:p>0.793</text:p>
          </table:table-cell>
          <table:table-cell office:value-type="float" office:value="0.79930000000000001" table:style-name="ce1">
            <text:p>0.79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140000000000005" table:style-name="ce1">
            <text:p>0.7314</text:p>
          </table:table-cell>
          <table:table-cell office:value-type="float" office:value="0.69240000000000002" table:style-name="ce1">
            <text:p>0.6924</text:p>
          </table:table-cell>
          <table:table-cell office:value-type="float" office:value="0.71279999999999999" table:style-name="ce1">
            <text:p>0.712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099999999999998" table:style-name="ce1">
            <text:p>0.731</text:p>
          </table:table-cell>
          <table:table-cell office:value-type="float" office:value="0.96730000000000005" table:style-name="ce1">
            <text:p>0.9673</text:p>
          </table:table-cell>
          <table:table-cell office:value-type="float" office:value="0.77270000000000005" table:style-name="ce1">
            <text:p>0.772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899999999999997" table:style-name="ce1">
            <text:p>0.969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0.67610000000000003" table:style-name="ce1">
            <text:p>0.676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189999999999997" table:style-name="ce1">
            <text:p>0.9519</text:p>
          </table:table-cell>
          <table:table-cell office:value-type="float" office:value="0.63349999999999995" table:style-name="ce1">
            <text:p>0.6335</text:p>
          </table:table-cell>
          <table:table-cell office:value-type="float" office:value="0.96199999999999997" table:style-name="ce1">
            <text:p>0.9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209999999999996" table:style-name="ce1">
            <text:p>0.7221</text:p>
          </table:table-cell>
          <table:table-cell office:value-type="float" office:value="0.80330000000000001" table:style-name="ce1">
            <text:p>0.8033</text:p>
          </table:table-cell>
          <table:table-cell office:value-type="float" office:value="0.32940000000000003" table:style-name="ce1">
            <text:p>0.329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99999999999999" table:style-name="ce1">
            <text:p>0.993</text:p>
          </table:table-cell>
          <table:table-cell office:value-type="float" office:value="0.84109999999999996" table:style-name="ce1">
            <text:p>0.8411</text:p>
          </table:table-cell>
          <table:table-cell office:value-type="float" office:value="0.9849" table:style-name="ce1">
            <text:p>0.984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960000000000004" table:style-name="ce1">
            <text:p>0.7396</text:p>
          </table:table-cell>
          <table:table-cell office:value-type="float" office:value="0.374" table:style-name="ce1">
            <text:p>0.374</text:p>
          </table:table-cell>
          <table:table-cell office:value-type="float" office:value="0.44540000000000002" table:style-name="ce1">
            <text:p>0.44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7439999999999998" table:style-name="ce1">
            <text:p>0.7744</text:p>
          </table:table-cell>
          <table:table-cell office:value-type="float" office:value="0.81320000000000003" table:style-name="ce1">
            <text:p>0.8132</text:p>
          </table:table-cell>
          <table:table-cell office:value-type="float" office:value="0.78369999999999995" table:style-name="ce1">
            <text:p>0.78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989999999999998" table:style-name="ce1">
            <text:p>0.9699</text:p>
          </table:table-cell>
          <table:table-cell office:value-type="float" office:value="0.60429999999999995" table:style-name="ce1">
            <text:p>0.6043</text:p>
          </table:table-cell>
          <table:table-cell office:value-type="float" office:value="0.67749999999999999" table:style-name="ce1">
            <text:p>0.677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6800000000000004" table:style-name="ce1">
            <text:p>0.668</text:p>
          </table:table-cell>
          <table:table-cell office:value-type="float" office:value="0.47139999999999999" table:style-name="ce1">
            <text:p>0.4714</text:p>
          </table:table-cell>
          <table:table-cell office:value-type="float" office:value="0.96360000000000001" table:style-name="ce1">
            <text:p>0.963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300000000000005" table:style-name="ce1">
            <text:p>0.933</text:p>
          </table:table-cell>
          <table:table-cell office:value-type="float" office:value="0.96309999999999996" table:style-name="ce1">
            <text:p>0.9631</text:p>
          </table:table-cell>
          <table:table-cell office:value-type="float" office:value="0.66639999999999999" table:style-name="ce1">
            <text:p>0.666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950000000000005" table:style-name="ce1">
            <text:p>0.7395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98140000000000005" table:style-name="ce1">
            <text:p>0.981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480000000000002" table:style-name="ce1">
            <text:p>0.9948</text:p>
          </table:table-cell>
          <table:table-cell office:value-type="float" office:value="0.62339999999999995" table:style-name="ce1">
            <text:p>0.6234</text:p>
          </table:table-cell>
          <table:table-cell office:value-type="float" office:value="0.44840000000000002" table:style-name="ce1">
            <text:p>0.448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19" table:style-name="ce1">
            <text:p>0.9819</text:p>
          </table:table-cell>
          <table:table-cell office:value-type="float" office:value="0.48580000000000001" table:style-name="ce1">
            <text:p>0.4858</text:p>
          </table:table-cell>
          <table:table-cell office:value-type="float" office:value="0.63180000000000003" table:style-name="ce1">
            <text:p>0.63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550000000000003" table:style-name="ce1">
            <text:p>0.9755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0.99880000000000002" table:style-name="ce1">
            <text:p>0.998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689999999999999" table:style-name="ce1">
            <text:p>0.7269</text:p>
          </table:table-cell>
          <table:table-cell office:value-type="float" office:value="0.70520000000000005" table:style-name="ce1">
            <text:p>0.7052</text:p>
          </table:table-cell>
          <table:table-cell office:value-type="float" office:value="0.54910000000000003" table:style-name="ce1">
            <text:p>0.54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570000000000001" table:style-name="ce1">
            <text:p>0.9757</text:p>
          </table:table-cell>
          <table:table-cell office:value-type="float" office:value="0.99539999999999995" table:style-name="ce1">
            <text:p>0.9954</text:p>
          </table:table-cell>
          <table:table-cell office:value-type="float" office:value="0.44469999999999998" table:style-name="ce1">
            <text:p>0.44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709999999999998" table:style-name="ce1">
            <text:p>0.7371</text:p>
          </table:table-cell>
          <table:table-cell office:value-type="float" office:value="0.64910000000000001" table:style-name="ce1">
            <text:p>0.6491</text:p>
          </table:table-cell>
          <table:table-cell office:value-type="float" office:value="0.33040000000000003" table:style-name="ce1">
            <text:p>0.330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250000000000005" table:style-name="ce1">
            <text:p>0.9925</text:p>
          </table:table-cell>
          <table:table-cell office:value-type="float" office:value="0.56059999999999999" table:style-name="ce1">
            <text:p>0.5606</text:p>
          </table:table-cell>
          <table:table-cell office:value-type="float" office:value="0.9859" table:style-name="ce1">
            <text:p>0.985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09999999999998" table:style-name="ce1">
            <text:p>0.9891</text:p>
          </table:table-cell>
          <table:table-cell office:value-type="float" office:value="0.6522" table:style-name="ce1">
            <text:p>0.6522</text:p>
          </table:table-cell>
          <table:table-cell office:value-type="float" office:value="0.58209999999999995" table:style-name="ce1">
            <text:p>0.58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789999999999999" table:style-name="ce1">
            <text:p>0.9779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.90800000000000003" table:style-name="ce1">
            <text:p>0.90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460000000000003" table:style-name="ce1">
            <text:p>0.9846</text:p>
          </table:table-cell>
          <table:table-cell office:value-type="float" office:value="0.59740000000000004" table:style-name="ce1">
            <text:p>0.5974</text:p>
          </table:table-cell>
          <table:table-cell office:value-type="float" office:value="0.81920000000000004" table:style-name="ce1">
            <text:p>0.81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8210000000000004" table:style-name="ce1">
            <text:p>0.6821</text:p>
          </table:table-cell>
          <table:table-cell office:value-type="float" office:value="0.56930000000000003" table:style-name="ce1">
            <text:p>0.5693</text:p>
          </table:table-cell>
          <table:table-cell office:value-type="float" office:value="0.95479999999999998" table:style-name="ce1">
            <text:p>0.954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160000000000003" table:style-name="ce1">
            <text:p>0.9816</text:p>
          </table:table-cell>
          <table:table-cell office:value-type="float" office:value="0.56730000000000003" table:style-name="ce1">
            <text:p>0.5673</text:p>
          </table:table-cell>
          <table:table-cell office:value-type="float" office:value="0.51919999999999999" table:style-name="ce1">
            <text:p>0.51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350000000000003" table:style-name="ce1">
            <text:p>0.7235</text:p>
          </table:table-cell>
          <table:table-cell office:value-type="float" office:value="0.6361" table:style-name="ce1">
            <text:p>0.6361</text:p>
          </table:table-cell>
          <table:table-cell office:value-type="float" office:value="0.46639999999999998" table:style-name="ce1">
            <text:p>0.466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419999999999995" table:style-name="ce1">
            <text:p>0.7242</text:p>
          </table:table-cell>
          <table:table-cell office:value-type="float" office:value="0.85109999999999997" table:style-name="ce1">
            <text:p>0.8511</text:p>
          </table:table-cell>
          <table:table-cell office:value-type="float" office:value="0.50339999999999996" table:style-name="ce1">
            <text:p>0.503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480000000000001" table:style-name="ce1">
            <text:p>0.9848</text:p>
          </table:table-cell>
          <table:table-cell office:value-type="float" office:value="0.65280000000000005" table:style-name="ce1">
            <text:p>0.6528</text:p>
          </table:table-cell>
          <table:table-cell office:value-type="float" office:value="0.92769999999999997" table:style-name="ce1">
            <text:p>0.927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809999999999996" table:style-name="ce1">
            <text:p>0.9681</text:p>
          </table:table-cell>
          <table:table-cell office:value-type="float" office:value="0.96050000000000002" table:style-name="ce1">
            <text:p>0.9605</text:p>
          </table:table-cell>
          <table:table-cell office:value-type="float" office:value="0.66339999999999999" table:style-name="ce1">
            <text:p>0.663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760000000000002" table:style-name="ce1">
            <text:p>0.7176</text:p>
          </table:table-cell>
          <table:table-cell office:value-type="float" office:value="0.54769999999999996" table:style-name="ce1">
            <text:p>0.5477</text:p>
          </table:table-cell>
          <table:table-cell office:value-type="float" office:value="0.50700000000000001" table:style-name="ce1">
            <text:p>0.50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019999999999996" table:style-name="ce1">
            <text:p>0.9802</text:p>
          </table:table-cell>
          <table:table-cell office:value-type="float" office:value="0.97340000000000004" table:style-name="ce1">
            <text:p>0.9734</text:p>
          </table:table-cell>
          <table:table-cell office:value-type="float" office:value="0.64019999999999999" table:style-name="ce1">
            <text:p>0.640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909999999999997" table:style-name="ce1">
            <text:p>0.7291</text:p>
          </table:table-cell>
          <table:table-cell office:value-type="float" office:value="0.505" table:style-name="ce1">
            <text:p>0.505</text:p>
          </table:table-cell>
          <table:table-cell office:value-type="float" office:value="0.71209999999999996" table:style-name="ce1">
            <text:p>0.71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349999999999995" table:style-name="ce1">
            <text:p>0.7535</text:p>
          </table:table-cell>
          <table:table-cell office:value-type="float" office:value="0.98599999999999999" table:style-name="ce1">
            <text:p>0.986</text:p>
          </table:table-cell>
          <table:table-cell office:value-type="float" office:value="0.50970000000000004" table:style-name="ce1">
            <text:p>0.509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630000000000003" table:style-name="ce1">
            <text:p>0.9463</text:p>
          </table:table-cell>
          <table:table-cell office:value-type="float" office:value="0.93730000000000002" table:style-name="ce1">
            <text:p>0.9373</text:p>
          </table:table-cell>
          <table:table-cell office:value-type="float" office:value="0.95209999999999995" table:style-name="ce1">
            <text:p>0.95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210000000000003" table:style-name="ce1">
            <text:p>0.6721</text:p>
          </table:table-cell>
          <table:table-cell office:value-type="float" office:value="0.77339999999999998" table:style-name="ce1">
            <text:p>0.7734</text:p>
          </table:table-cell>
          <table:table-cell office:value-type="float" office:value="0.62180000000000002" table:style-name="ce1">
            <text:p>0.62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160000000000004" table:style-name="ce1">
            <text:p>0.9916</text:p>
          </table:table-cell>
          <table:table-cell office:value-type="float" office:value="0.74509999999999998" table:style-name="ce1">
            <text:p>0.7451</text:p>
          </table:table-cell>
          <table:table-cell office:value-type="float" office:value="0.66039999999999999" table:style-name="ce1">
            <text:p>0.660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5440000000000005" table:style-name="ce1">
            <text:p>0.8544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99390000000000001" table:style-name="ce1">
            <text:p>0.99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220000000000006" table:style-name="ce1">
            <text:p>0.9622</text:p>
          </table:table-cell>
          <table:table-cell office:value-type="float" office:value="0.48649999999999999" table:style-name="ce1">
            <text:p>0.4865</text:p>
          </table:table-cell>
          <table:table-cell office:value-type="float" office:value="0.70640000000000003" table:style-name="ce1">
            <text:p>0.706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160000000000005" table:style-name="ce1">
            <text:p>0.7616</text:p>
          </table:table-cell>
          <table:table-cell office:value-type="float" office:value="0.98280000000000001" table:style-name="ce1">
            <text:p>0.9828</text:p>
          </table:table-cell>
          <table:table-cell office:value-type="float" office:value="0.27929999999999999" table:style-name="ce1">
            <text:p>0.27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9200000000000004" table:style-name="ce1">
            <text:p>0.792</text:p>
          </table:table-cell>
          <table:table-cell office:value-type="float" office:value="0.3695" table:style-name="ce1">
            <text:p>0.3695</text:p>
          </table:table-cell>
          <table:table-cell office:value-type="float" office:value="0.91180000000000005" table:style-name="ce1">
            <text:p>0.91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50000000000001" table:style-name="ce1">
            <text:p>0.6965</text:p>
          </table:table-cell>
          <table:table-cell office:value-type="float" office:value="0.75800000000000001" table:style-name="ce1">
            <text:p>0.758</text:p>
          </table:table-cell>
          <table:table-cell office:value-type="float" office:value="0.65180000000000005" table:style-name="ce1">
            <text:p>0.65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239999999999999" table:style-name="ce1">
            <text:p>0.9124</text:p>
          </table:table-cell>
          <table:table-cell office:value-type="float" office:value="0.50329999999999997" table:style-name="ce1">
            <text:p>0.5033</text:p>
          </table:table-cell>
          <table:table-cell office:value-type="float" office:value="0.75949999999999995" table:style-name="ce1">
            <text:p>0.759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0769999999999997" table:style-name="ce1">
            <text:p>0.8077</text:p>
          </table:table-cell>
          <table:table-cell office:value-type="float" office:value="0.57679999999999998" table:style-name="ce1">
            <text:p>0.5768</text:p>
          </table:table-cell>
          <table:table-cell office:value-type="float" office:value="0.59299999999999997" table:style-name="ce1">
            <text:p>0.5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760000000000002" table:style-name="ce1">
            <text:p>0.9676</text:p>
          </table:table-cell>
          <table:table-cell office:value-type="float" office:value="0.83640000000000003" table:style-name="ce1">
            <text:p>0.8364</text:p>
          </table:table-cell>
          <table:table-cell office:value-type="float" office:value="0.42370000000000002" table:style-name="ce1">
            <text:p>0.42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61" table:style-name="ce1">
            <text:p>0.7661</text:p>
          </table:table-cell>
          <table:table-cell office:value-type="float" office:value="0.59609999999999996" table:style-name="ce1">
            <text:p>0.5961</text:p>
          </table:table-cell>
          <table:table-cell office:value-type="float" office:value="0.69989999999999997" table:style-name="ce1">
            <text:p>0.699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760000000000005" table:style-name="ce1">
            <text:p>0.7576</text:p>
          </table:table-cell>
          <table:table-cell office:value-type="float" office:value="0.874" table:style-name="ce1">
            <text:p>0.874</text:p>
          </table:table-cell>
          <table:table-cell office:value-type="float" office:value="0.81730000000000003" table:style-name="ce1">
            <text:p>0.817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050000000000004" table:style-name="ce1">
            <text:p>0.7305</text:p>
          </table:table-cell>
          <table:table-cell office:value-type="float" office:value="0.41170000000000001" table:style-name="ce1">
            <text:p>0.4117</text:p>
          </table:table-cell>
          <table:table-cell office:value-type="float" office:value="0.73350000000000004" table:style-name="ce1">
            <text:p>0.733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990000000000001" table:style-name="ce1">
            <text:p>0.7499</text:p>
          </table:table-cell>
          <table:table-cell office:value-type="float" office:value="0.67269999999999996" table:style-name="ce1">
            <text:p>0.6727</text:p>
          </table:table-cell>
          <table:table-cell office:value-type="float" office:value="0.48180000000000001" table:style-name="ce1">
            <text:p>0.48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2520000000000004" table:style-name="ce1">
            <text:p>0.8252</text:p>
          </table:table-cell>
          <table:table-cell office:value-type="float" office:value="0.996" table:style-name="ce1">
            <text:p>0.996</text:p>
          </table:table-cell>
          <table:table-cell office:value-type="float" office:value="0.72470000000000001" table:style-name="ce1">
            <text:p>0.72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9949999999999999" table:style-name="ce1">
            <text:p>0.7995</text:p>
          </table:table-cell>
          <table:table-cell office:value-type="float" office:value="0.60970000000000002" table:style-name="ce1">
            <text:p>0.6097</text:p>
          </table:table-cell>
          <table:table-cell office:value-type="float" office:value="0.70960000000000001" table:style-name="ce1">
            <text:p>0.709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639999999999999" table:style-name="ce1">
            <text:p>0.9164</text:p>
          </table:table-cell>
          <table:table-cell office:value-type="float" office:value="0.77629999999999999" table:style-name="ce1">
            <text:p>0.7763</text:p>
          </table:table-cell>
          <table:table-cell office:value-type="float" office:value="0.62790000000000001" table:style-name="ce1">
            <text:p>0.627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0880000000000005" table:style-name="ce1">
            <text:p>0.9088</text:p>
          </table:table-cell>
          <table:table-cell office:value-type="float" office:value="0.49159999999999998" table:style-name="ce1">
            <text:p>0.4916</text:p>
          </table:table-cell>
          <table:table-cell office:value-type="float" office:value="0.68379999999999996" table:style-name="ce1">
            <text:p>0.683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940000000000003" table:style-name="ce1">
            <text:p>0.7094</text:p>
          </table:table-cell>
          <table:table-cell office:value-type="float" office:value="0.88529999999999998" table:style-name="ce1">
            <text:p>0.8853</text:p>
          </table:table-cell>
          <table:table-cell office:value-type="float" office:value="0.73129999999999995" table:style-name="ce1">
            <text:p>0.731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56" table:style-name="ce1">
            <text:p>0.6956</text:p>
          </table:table-cell>
          <table:table-cell office:value-type="float" office:value="0.60170000000000001" table:style-name="ce1">
            <text:p>0.6017</text:p>
          </table:table-cell>
          <table:table-cell office:value-type="float" office:value="0.99819999999999998" table:style-name="ce1">
            <text:p>0.99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9029999999999998" table:style-name="ce1">
            <text:p>0.8903</text:p>
          </table:table-cell>
          <table:table-cell office:value-type="float" office:value="0.57250000000000001" table:style-name="ce1">
            <text:p>0.5725</text:p>
          </table:table-cell>
          <table:table-cell office:value-type="float" office:value="0.30919999999999997" table:style-name="ce1">
            <text:p>0.30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0310000000000004" table:style-name="ce1">
            <text:p>0.8031</text:p>
          </table:table-cell>
          <table:table-cell office:value-type="float" office:value="0.55510000000000004" table:style-name="ce1">
            <text:p>0.5551</text:p>
          </table:table-cell>
          <table:table-cell office:value-type="float" office:value="0.92869999999999997" table:style-name="ce1">
            <text:p>0.928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530000000000001" table:style-name="ce1">
            <text:p>0.9253</text:p>
          </table:table-cell>
          <table:table-cell office:value-type="float" office:value="0.94779999999999998" table:style-name="ce1">
            <text:p>0.9478</text:p>
          </table:table-cell>
          <table:table-cell office:value-type="float" office:value="0.41880000000000001" table:style-name="ce1">
            <text:p>0.418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189999999999999" table:style-name="ce1">
            <text:p>0.9719</text:p>
          </table:table-cell>
          <table:table-cell office:value-type="float" office:value="0.56520000000000004" table:style-name="ce1">
            <text:p>0.5652</text:p>
          </table:table-cell>
          <table:table-cell office:value-type="float" office:value="0.69440000000000002" table:style-name="ce1">
            <text:p>0.69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3430000000000004" table:style-name="ce1">
            <text:p>0.8343</text:p>
          </table:table-cell>
          <table:table-cell office:value-type="float" office:value="0.60070000000000001" table:style-name="ce1">
            <text:p>0.6007</text:p>
          </table:table-cell>
          <table:table-cell office:value-type="float" office:value="0.72450000000000003" table:style-name="ce1">
            <text:p>0.724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0910000000000004" table:style-name="ce1">
            <text:p>0.8091</text:p>
          </table:table-cell>
          <table:table-cell office:value-type="float" office:value="0.54090000000000005" table:style-name="ce1">
            <text:p>0.5409</text:p>
          </table:table-cell>
          <table:table-cell office:value-type="float" office:value="0.89359999999999995" table:style-name="ce1">
            <text:p>0.893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7929999999999999" table:style-name="ce1">
            <text:p>0.7793</text:p>
          </table:table-cell>
          <table:table-cell office:value-type="float" office:value="0.44950000000000001" table:style-name="ce1">
            <text:p>0.4495</text:p>
          </table:table-cell>
          <table:table-cell office:value-type="float" office:value="0.97570000000000001" table:style-name="ce1">
            <text:p>0.975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090000000000001" table:style-name="ce1">
            <text:p>0.7509</text:p>
          </table:table-cell>
          <table:table-cell office:value-type="float" office:value="0.58689999999999998" table:style-name="ce1">
            <text:p>0.5869</text:p>
          </table:table-cell>
          <table:table-cell office:value-type="float" office:value="0.66410000000000002" table:style-name="ce1">
            <text:p>0.66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7709999999999999" table:style-name="ce1">
            <text:p>0.8771</text:p>
          </table:table-cell>
          <table:table-cell office:value-type="float" office:value="0.87250000000000005" table:style-name="ce1">
            <text:p>0.8725</text:p>
          </table:table-cell>
          <table:table-cell office:value-type="float" office:value="0.98709999999999998" table:style-name="ce1">
            <text:p>0.987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79999999999997" table:style-name="ce1">
            <text:p>0.6968</text:p>
          </table:table-cell>
          <table:table-cell office:value-type="float" office:value="0.78959999999999997" table:style-name="ce1">
            <text:p>0.7896</text:p>
          </table:table-cell>
          <table:table-cell office:value-type="float" office:value="0.66910000000000003" table:style-name="ce1">
            <text:p>0.66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460000000000002" table:style-name="ce1">
            <text:p>0.9746</text:p>
          </table:table-cell>
          <table:table-cell office:value-type="float" office:value="0.61460000000000004" table:style-name="ce1">
            <text:p>0.6146</text:p>
          </table:table-cell>
          <table:table-cell office:value-type="float" office:value="0.30180000000000001" table:style-name="ce1">
            <text:p>0.30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630000000000004" table:style-name="ce1">
            <text:p>0.9563</text:p>
          </table:table-cell>
          <table:table-cell office:value-type="float" office:value="0.57150000000000001" table:style-name="ce1">
            <text:p>0.5715</text:p>
          </table:table-cell>
          <table:table-cell office:value-type="float" office:value="0.98429999999999995" table:style-name="ce1">
            <text:p>0.984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9050000000000005" table:style-name="ce1">
            <text:p>0.9905</text:p>
          </table:table-cell>
          <table:table-cell office:value-type="float" office:value="0.42809999999999998" table:style-name="ce1">
            <text:p>0.4281</text:p>
          </table:table-cell>
          <table:table-cell office:value-type="float" office:value="0.65059999999999996" table:style-name="ce1">
            <text:p>0.650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" table:style-name="ce1">
            <text:p>0.7</text:p>
          </table:table-cell>
          <table:table-cell office:value-type="float" office:value="0.81920000000000004" table:style-name="ce1">
            <text:p>0.8192</text:p>
          </table:table-cell>
          <table:table-cell office:value-type="float" office:value="0.86819999999999997" table:style-name="ce1">
            <text:p>0.86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149999999999999" table:style-name="ce1">
            <text:p>0.9315</text:p>
          </table:table-cell>
          <table:table-cell office:value-type="float" office:value="0.93779999999999997" table:style-name="ce1">
            <text:p>0.9378</text:p>
          </table:table-cell>
          <table:table-cell office:value-type="float" office:value="0.69369999999999998" table:style-name="ce1">
            <text:p>0.69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410000000000005" table:style-name="ce1">
            <text:p>0.6941</text:p>
          </table:table-cell>
          <table:table-cell office:value-type="float" office:value="0.58020000000000005" table:style-name="ce1">
            <text:p>0.5802</text:p>
          </table:table-cell>
          <table:table-cell office:value-type="float" office:value="0.49530000000000002" table:style-name="ce1">
            <text:p>0.495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119999999999995" table:style-name="ce1">
            <text:p>0.9712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0.66859999999999997" table:style-name="ce1">
            <text:p>0.668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970000000000001" table:style-name="ce1">
            <text:p>0.9697</text:p>
          </table:table-cell>
          <table:table-cell office:value-type="float" office:value="0.59279999999999999" table:style-name="ce1">
            <text:p>0.5928</text:p>
          </table:table-cell>
          <table:table-cell office:value-type="float" office:value="0.91979999999999995" table:style-name="ce1">
            <text:p>0.919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19" table:style-name="ce1">
            <text:p>0.9819</text:p>
          </table:table-cell>
          <table:table-cell office:value-type="float" office:value="0.65859999999999996" table:style-name="ce1">
            <text:p>0.6586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740000000000005" table:style-name="ce1">
            <text:p>0.9774</text:p>
          </table:table-cell>
          <table:table-cell office:value-type="float" office:value="0.51270000000000004" table:style-name="ce1">
            <text:p>0.5127</text:p>
          </table:table-cell>
          <table:table-cell office:value-type="float" office:value="0.51519999999999999" table:style-name="ce1">
            <text:p>0.515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7689999999999995" table:style-name="ce1">
            <text:p>0.6769</text:p>
          </table:table-cell>
          <table:table-cell office:value-type="float" office:value="0.59250000000000003" table:style-name="ce1">
            <text:p>0.5925</text:p>
          </table:table-cell>
          <table:table-cell office:value-type="float" office:value="0.66600000000000004" table:style-name="ce1">
            <text:p>0.66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079999999999997" table:style-name="ce1">
            <text:p>0.9408</text:p>
          </table:table-cell>
          <table:table-cell office:value-type="float" office:value="0.48349999999999999" table:style-name="ce1">
            <text:p>0.4835</text:p>
          </table:table-cell>
          <table:table-cell office:value-type="float" office:value="0.81879999999999997" table:style-name="ce1">
            <text:p>0.818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710000000000005" table:style-name="ce1">
            <text:p>0.6971</text:p>
          </table:table-cell>
          <table:table-cell office:value-type="float" office:value="0.55640000000000001" table:style-name="ce1">
            <text:p>0.5564</text:p>
          </table:table-cell>
          <table:table-cell office:value-type="float" office:value="0.7319" table:style-name="ce1">
            <text:p>0.731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989999999999997" table:style-name="ce1">
            <text:p>0.6999</text:p>
          </table:table-cell>
          <table:table-cell office:value-type="float" office:value="0.7379" table:style-name="ce1">
            <text:p>0.7379</text:p>
          </table:table-cell>
          <table:table-cell office:value-type="float" office:value="0.7923" table:style-name="ce1">
            <text:p>0.792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60000000000004" table:style-name="ce1">
            <text:p>0.9896</text:p>
          </table:table-cell>
          <table:table-cell office:value-type="float" office:value="0.59630000000000005" table:style-name="ce1">
            <text:p>0.5963</text:p>
          </table:table-cell>
          <table:table-cell office:value-type="float" office:value="0.66410000000000002" table:style-name="ce1">
            <text:p>0.66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609999999999998" table:style-name="ce1">
            <text:p>0.9861</text:p>
          </table:table-cell>
          <table:table-cell office:value-type="float" office:value="0.99980000000000002" table:style-name="ce1">
            <text:p>0.9998</text:p>
          </table:table-cell>
          <table:table-cell office:value-type="float" office:value="0.94889999999999997" table:style-name="ce1">
            <text:p>0.948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850000000000001" table:style-name="ce1">
            <text:p>0.6985</text:p>
          </table:table-cell>
          <table:table-cell office:value-type="float" office:value="0.4662" table:style-name="ce1">
            <text:p>0.4662</text:p>
          </table:table-cell>
          <table:table-cell office:value-type="float" office:value="0.33389999999999997" table:style-name="ce1">
            <text:p>0.333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3710000000000004" table:style-name="ce1">
            <text:p>0.9371</text:p>
          </table:table-cell>
          <table:table-cell office:value-type="float" office:value="0.88759999999999994" table:style-name="ce1">
            <text:p>0.8876</text:p>
          </table:table-cell>
          <table:table-cell office:value-type="float" office:value="0.99199999999999999" table:style-name="ce1">
            <text:p>0.99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" table:style-name="ce1">
            <text:p>0.7</text:p>
          </table:table-cell>
          <table:table-cell office:value-type="float" office:value="0.54430000000000001" table:style-name="ce1">
            <text:p>0.5443</text:p>
          </table:table-cell>
          <table:table-cell office:value-type="float" office:value="0.45050000000000001" table:style-name="ce1">
            <text:p>0.450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020000000000004" table:style-name="ce1">
            <text:p>0.7002</text:p>
          </table:table-cell>
          <table:table-cell office:value-type="float" office:value="0.91290000000000004" table:style-name="ce1">
            <text:p>0.9129</text:p>
          </table:table-cell>
          <table:table-cell office:value-type="float" office:value="0.80330000000000001" table:style-name="ce1">
            <text:p>0.803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8890000000000002" table:style-name="ce1">
            <text:p>0.8889</text:p>
          </table:table-cell>
          <table:table-cell office:value-type="float" office:value="0.99560000000000004" table:style-name="ce1">
            <text:p>0.9956</text:p>
          </table:table-cell>
          <table:table-cell office:value-type="float" office:value="0.66790000000000005" table:style-name="ce1">
            <text:p>0.667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6979999999999995" table:style-name="ce1">
            <text:p>0.6698</text:p>
          </table:table-cell>
          <table:table-cell office:value-type="float" office:value="0.88539999999999996" table:style-name="ce1">
            <text:p>0.8854</text:p>
          </table:table-cell>
          <table:table-cell office:value-type="float" office:value="0.97470000000000001" table:style-name="ce1">
            <text:p>0.97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607" table:style-name="ce1">
            <text:p>0.9607</text:p>
          </table:table-cell>
          <table:table-cell office:value-type="float" office:value="0.63639999999999997" table:style-name="ce1">
            <text:p>0.6364</text:p>
          </table:table-cell>
          <table:table-cell office:value-type="float" office:value="0.99870000000000003" table:style-name="ce1">
            <text:p>0.998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7940000000000005" table:style-name="ce1">
            <text:p>0.9794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0.65620000000000001" table:style-name="ce1">
            <text:p>0.65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279999999999997" table:style-name="ce1">
            <text:p>0.6928</text:p>
          </table:table-cell>
          <table:table-cell office:value-type="float" office:value="0.60219999999999996" table:style-name="ce1">
            <text:p>0.6022</text:p>
          </table:table-cell>
          <table:table-cell office:value-type="float" office:value="0.9647" table:style-name="ce1">
            <text:p>0.964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712" table:style-name="ce1">
            <text:p>0.7712</text:p>
          </table:table-cell>
          <table:table-cell office:value-type="float" office:value="0.95250000000000001" table:style-name="ce1">
            <text:p>0.9525</text:p>
          </table:table-cell>
          <table:table-cell office:value-type="float" office:value="0.99990000000000001" table:style-name="ce1">
            <text:p>0.999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849999999999999" table:style-name="ce1">
            <text:p>0.9285</text:p>
          </table:table-cell>
          <table:table-cell office:value-type="float" office:value="0.63680000000000003" table:style-name="ce1">
            <text:p>0.6368</text:p>
          </table:table-cell>
          <table:table-cell office:value-type="float" office:value="0.6956" table:style-name="ce1">
            <text:p>0.695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049999999999994" table:style-name="ce1">
            <text:p>0.7505</text:p>
          </table:table-cell>
          <table:table-cell office:value-type="float" office:value="0.64549999999999996" table:style-name="ce1">
            <text:p>0.6455</text:p>
          </table:table-cell>
          <table:table-cell office:value-type="float" office:value="0.28799999999999998" table:style-name="ce1">
            <text:p>0.28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7680000000000005" table:style-name="ce1">
            <text:p>0.7768</text:p>
          </table:table-cell>
          <table:table-cell office:value-type="float" office:value="0.45879999999999999" table:style-name="ce1">
            <text:p>0.4588</text:p>
          </table:table-cell>
          <table:table-cell office:value-type="float" office:value="0.94910000000000005" table:style-name="ce1">
            <text:p>0.949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350000000000004" table:style-name="ce1">
            <text:p>0.7335</text:p>
          </table:table-cell>
          <table:table-cell office:value-type="float" office:value="0.39460000000000001" table:style-name="ce1">
            <text:p>0.3946</text:p>
          </table:table-cell>
          <table:table-cell office:value-type="float" office:value="0.65590000000000004" table:style-name="ce1">
            <text:p>0.655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620000000000005" table:style-name="ce1">
            <text:p>0.9562</text:p>
          </table:table-cell>
          <table:table-cell office:value-type="float" office:value="0.66379999999999995" table:style-name="ce1">
            <text:p>0.6638</text:p>
          </table:table-cell>
          <table:table-cell office:value-type="float" office:value="0.80740000000000001" table:style-name="ce1">
            <text:p>0.807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990000000000001" table:style-name="ce1">
            <text:p>0.7499</text:p>
          </table:table-cell>
          <table:table-cell office:value-type="float" office:value="0.97319999999999995" table:style-name="ce1">
            <text:p>0.9732</text:p>
          </table:table-cell>
          <table:table-cell office:value-type="float" office:value="0.63560000000000005" table:style-name="ce1">
            <text:p>0.635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930000000000001" table:style-name="ce1">
            <text:p>0.9293</text:p>
          </table:table-cell>
          <table:table-cell office:value-type="float" office:value="0.68100000000000005" table:style-name="ce1">
            <text:p>0.681</text:p>
          </table:table-cell>
          <table:table-cell office:value-type="float" office:value="0.45319999999999999" table:style-name="ce1">
            <text:p>0.453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170000000000003" table:style-name="ce1">
            <text:p>0.7517</text:p>
          </table:table-cell>
          <table:table-cell office:value-type="float" office:value="0.58860000000000001" table:style-name="ce1">
            <text:p>0.5886</text:p>
          </table:table-cell>
          <table:table-cell office:value-type="float" office:value="0.69269999999999998" table:style-name="ce1">
            <text:p>0.692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950000000000005" table:style-name="ce1">
            <text:p>0.7395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86399999999999999" table:style-name="ce1">
            <text:p>0.86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880000000000002" table:style-name="ce1">
            <text:p>0.7488</text:p>
          </table:table-cell>
          <table:table-cell office:value-type="float" office:value="0.52729999999999999" table:style-name="ce1">
            <text:p>0.5273</text:p>
          </table:table-cell>
          <table:table-cell office:value-type="float" office:value="0.70369999999999999" table:style-name="ce1">
            <text:p>0.70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6129999999999998" table:style-name="ce1">
            <text:p>0.7613</text:p>
          </table:table-cell>
          <table:table-cell office:value-type="float" office:value="0.62860000000000005" table:style-name="ce1">
            <text:p>0.6286</text:p>
          </table:table-cell>
          <table:table-cell office:value-type="float" office:value="0.49669999999999997" table:style-name="ce1">
            <text:p>0.496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2579999999999996" table:style-name="ce1">
            <text:p>0.9258</text:p>
          </table:table-cell>
          <table:table-cell office:value-type="float" office:value="0.58530000000000004" table:style-name="ce1">
            <text:p>0.5853</text:p>
          </table:table-cell>
          <table:table-cell office:value-type="float" office:value="0.70120000000000005" table:style-name="ce1">
            <text:p>0.701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960000000000004" table:style-name="ce1">
            <text:p>0.7496</text:p>
          </table:table-cell>
          <table:table-cell office:value-type="float" office:value="0.59589999999999999" table:style-name="ce1">
            <text:p>0.5959</text:p>
          </table:table-cell>
          <table:table-cell office:value-type="float" office:value="0.75660000000000005" table:style-name="ce1">
            <text:p>0.756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299999999999996" table:style-name="ce1">
            <text:p>0.953</text:p>
          </table:table-cell>
          <table:table-cell office:value-type="float" office:value="0.66869999999999996" table:style-name="ce1">
            <text:p>0.6687</text:p>
          </table:table-cell>
          <table:table-cell office:value-type="float" office:value="0.67179999999999995" table:style-name="ce1">
            <text:p>0.671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77" table:style-name="ce1">
            <text:p>0.9577</text:p>
          </table:table-cell>
          <table:table-cell office:value-type="float" office:value="0.85589999999999999" table:style-name="ce1">
            <text:p>0.8559</text:p>
          </table:table-cell>
          <table:table-cell office:value-type="float" office:value="0.73029999999999995" table:style-name="ce1">
            <text:p>0.730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950000000000004" table:style-name="ce1">
            <text:p>0.7295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0.70550000000000002" table:style-name="ce1">
            <text:p>0.705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129999999999996" table:style-name="ce1">
            <text:p>0.7413</text:p>
          </table:table-cell>
          <table:table-cell office:value-type="float" office:value="0.91879999999999995" table:style-name="ce1">
            <text:p>0.9188</text:p>
          </table:table-cell>
          <table:table-cell office:value-type="float" office:value="0.98450000000000004" table:style-name="ce1">
            <text:p>0.984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540000000000003" table:style-name="ce1">
            <text:p>0.9554</text:p>
          </table:table-cell>
          <table:table-cell office:value-type="float" office:value="0.57479999999999998" table:style-name="ce1">
            <text:p>0.5748</text:p>
          </table:table-cell>
          <table:table-cell office:value-type="float" office:value="0.31969999999999998" table:style-name="ce1">
            <text:p>0.319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219999999999998" table:style-name="ce1">
            <text:p>0.7522</text:p>
          </table:table-cell>
          <table:table-cell office:value-type="float" office:value="0.95930000000000004" table:style-name="ce1">
            <text:p>0.9593</text:p>
          </table:table-cell>
          <table:table-cell office:value-type="float" office:value="0.96279999999999999" table:style-name="ce1">
            <text:p>0.962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379999999999998" table:style-name="ce1">
            <text:p>0.9538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0.43330000000000002" table:style-name="ce1">
            <text:p>0.433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891" table:style-name="ce1">
            <text:p>0.8891</text:p>
          </table:table-cell>
          <table:table-cell office:value-type="float" office:value="0.96840000000000004" table:style-name="ce1">
            <text:p>0.9684</text:p>
          </table:table-cell>
          <table:table-cell office:value-type="float" office:value="0.74099999999999999" table:style-name="ce1">
            <text:p>0.7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79" table:style-name="ce1">
            <text:p>0.7379</text:p>
          </table:table-cell>
          <table:table-cell office:value-type="float" office:value="0.89290000000000003" table:style-name="ce1">
            <text:p>0.8929</text:p>
          </table:table-cell>
          <table:table-cell office:value-type="float" office:value="0.7036" table:style-name="ce1">
            <text:p>0.703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959999999999997" table:style-name="ce1">
            <text:p>0.9196</text:p>
          </table:table-cell>
          <table:table-cell office:value-type="float" office:value="0.72870000000000001" table:style-name="ce1">
            <text:p>0.7287</text:p>
          </table:table-cell>
          <table:table-cell office:value-type="float" office:value="0.93379999999999996" table:style-name="ce1">
            <text:p>0.933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5339999999999996" table:style-name="ce1">
            <text:p>0.7534</text:p>
          </table:table-cell>
          <table:table-cell office:value-type="float" office:value="0.75580000000000003" table:style-name="ce1">
            <text:p>0.7558</text:p>
          </table:table-cell>
          <table:table-cell office:value-type="float" office:value="0.99429999999999996" table:style-name="ce1">
            <text:p>0.994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4950000000000006" table:style-name="ce1">
            <text:p>0.7495</text:p>
          </table:table-cell>
          <table:table-cell office:value-type="float" office:value="0.97030000000000005" table:style-name="ce1">
            <text:p>0.9703</text:p>
          </table:table-cell>
          <table:table-cell office:value-type="float" office:value="0.66439999999999999" table:style-name="ce1">
            <text:p>0.664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7790000000000001" table:style-name="ce1">
            <text:p>0.8779</text:p>
          </table:table-cell>
          <table:table-cell office:value-type="float" office:value="0.60450000000000004" table:style-name="ce1">
            <text:p>0.6045</text:p>
          </table:table-cell>
          <table:table-cell office:value-type="float" office:value="0.99299999999999999" table:style-name="ce1">
            <text:p>0.99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919999999999996" table:style-name="ce1">
            <text:p>0.7292</text:p>
          </table:table-cell>
          <table:table-cell office:value-type="float" office:value="0.92079999999999995" table:style-name="ce1">
            <text:p>0.9208</text:p>
          </table:table-cell>
          <table:table-cell office:value-type="float" office:value="0.98819999999999997" table:style-name="ce1">
            <text:p>0.988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789999999999999" table:style-name="ce1">
            <text:p>0.7279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0.67789999999999995" table:style-name="ce1">
            <text:p>0.677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660000000000001" table:style-name="ce1">
            <text:p>0.9566</text:p>
          </table:table-cell>
          <table:table-cell office:value-type="float" office:value="0.99390000000000001" table:style-name="ce1">
            <text:p>0.9939</text:p>
          </table:table-cell>
          <table:table-cell office:value-type="float" office:value="0.99380000000000002" table:style-name="ce1">
            <text:p>0.993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809999999999995" table:style-name="ce1">
            <text:p>0.7081</text:p>
          </table:table-cell>
          <table:table-cell office:value-type="float" office:value="0.4793" table:style-name="ce1">
            <text:p>0.4793</text:p>
          </table:table-cell>
          <table:table-cell office:value-type="float" office:value="0.42709999999999998" table:style-name="ce1">
            <text:p>0.427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3839999999999995" table:style-name="ce1">
            <text:p>0.7384</text:p>
          </table:table-cell>
          <table:table-cell office:value-type="float" office:value="0.8286" table:style-name="ce1">
            <text:p>0.8286</text:p>
          </table:table-cell>
          <table:table-cell office:value-type="float" office:value="0.63129999999999997" table:style-name="ce1">
            <text:p>0.631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89999999999996" table:style-name="ce1">
            <text:p>0.6969</text:p>
          </table:table-cell>
          <table:table-cell office:value-type="float" office:value="0.51270000000000004" table:style-name="ce1">
            <text:p>0.5127</text:p>
          </table:table-cell>
          <table:table-cell office:value-type="float" office:value="0.99150000000000005" table:style-name="ce1">
            <text:p>0.991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19999999999997" table:style-name="ce1">
            <text:p>0.9892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54100000000000004" table:style-name="ce1">
            <text:p>0.54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750000000000002" table:style-name="ce1">
            <text:p>0.7075</text:p>
          </table:table-cell>
          <table:table-cell office:value-type="float" office:value="0.67689999999999995" table:style-name="ce1">
            <text:p>0.6769</text:p>
          </table:table-cell>
          <table:table-cell office:value-type="float" office:value="0.434" table:style-name="ce1">
            <text:p>0.43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546" table:style-name="ce1">
            <text:p>0.9546</text:p>
          </table:table-cell>
          <table:table-cell office:value-type="float" office:value="0.40670000000000001" table:style-name="ce1">
            <text:p>0.4067</text:p>
          </table:table-cell>
          <table:table-cell office:value-type="float" office:value="0.3226" table:style-name="ce1">
            <text:p>0.322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079999999999999" table:style-name="ce1">
            <text:p>0.7108</text:p>
          </table:table-cell>
          <table:table-cell office:value-type="float" office:value="0.33339999999999997" table:style-name="ce1">
            <text:p>0.3334</text:p>
          </table:table-cell>
          <table:table-cell office:value-type="float" office:value="0.99629999999999996" table:style-name="ce1">
            <text:p>0.996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009999999999995" table:style-name="ce1">
            <text:p>0.7101</text:p>
          </table:table-cell>
          <table:table-cell office:value-type="float" office:value="0.42159999999999997" table:style-name="ce1">
            <text:p>0.4216</text:p>
          </table:table-cell>
          <table:table-cell office:value-type="float" office:value="0.57620000000000005" table:style-name="ce1">
            <text:p>0.576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160000000000001" table:style-name="ce1">
            <text:p>0.7116</text:p>
          </table:table-cell>
          <table:table-cell office:value-type="float" office:value="0.92269999999999996" table:style-name="ce1">
            <text:p>0.9227</text:p>
          </table:table-cell>
          <table:table-cell office:value-type="float" office:value="0.93559999999999999" table:style-name="ce1">
            <text:p>0.935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2670000000000001" table:style-name="ce1">
            <text:p>0.7267</text:p>
          </table:table-cell>
          <table:table-cell office:value-type="float" office:value="0.3553" table:style-name="ce1">
            <text:p>0.3553</text:p>
          </table:table-cell>
          <table:table-cell office:value-type="float" office:value="0.78549999999999998" table:style-name="ce1">
            <text:p>0.785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49" table:style-name="ce1">
            <text:p>0.9849</text:p>
          </table:table-cell>
          <table:table-cell office:value-type="float" office:value="0.51729999999999998" table:style-name="ce1">
            <text:p>0.5173</text:p>
          </table:table-cell>
          <table:table-cell office:value-type="float" office:value="0.97499999999999998" table:style-name="ce1">
            <text:p>0.97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140000000000003" table:style-name="ce1">
            <text:p>0.7114</text:p>
          </table:table-cell>
          <table:table-cell office:value-type="float" office:value="0.3372" table:style-name="ce1">
            <text:p>0.3372</text:p>
          </table:table-cell>
          <table:table-cell office:value-type="float" office:value="0.5101" table:style-name="ce1">
            <text:p>0.510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960000000000004" table:style-name="ce1">
            <text:p>0.9896</text:p>
          </table:table-cell>
          <table:table-cell office:value-type="float" office:value="0.38640000000000002" table:style-name="ce1">
            <text:p>0.3864</text:p>
          </table:table-cell>
          <table:table-cell office:value-type="float" office:value="0.45660000000000001" table:style-name="ce1">
            <text:p>0.4566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780000000000001" table:style-name="ce1">
            <text:p>0.9878</text:p>
          </table:table-cell>
          <table:table-cell office:value-type="float" office:value="0.50139999999999996" table:style-name="ce1">
            <text:p>0.5014</text:p>
          </table:table-cell>
          <table:table-cell office:value-type="float" office:value="0.49370000000000003" table:style-name="ce1">
            <text:p>0.4937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69999999999999" table:style-name="ce1">
            <text:p>0.6967</text:p>
          </table:table-cell>
          <table:table-cell office:value-type="float" office:value="0.42570000000000002" table:style-name="ce1">
            <text:p>0.4257</text:p>
          </table:table-cell>
          <table:table-cell office:value-type="float" office:value="0.95279999999999998" table:style-name="ce1">
            <text:p>0.952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689999999999996" table:style-name="ce1">
            <text:p>0.6969</text:p>
          </table:table-cell>
          <table:table-cell office:value-type="float" office:value="0.82869999999999999" table:style-name="ce1">
            <text:p>0.8287</text:p>
          </table:table-cell>
          <table:table-cell office:value-type="float" office:value="0.68340000000000001" table:style-name="ce1">
            <text:p>0.683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880000000000001" table:style-name="ce1">
            <text:p>0.9888</text:p>
          </table:table-cell>
          <table:table-cell office:value-type="float" office:value="0.3271" table:style-name="ce1">
            <text:p>0.3271</text:p>
          </table:table-cell>
          <table:table-cell office:value-type="float" office:value="0.48299999999999998" table:style-name="ce1">
            <text:p>0.483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" table:style-name="ce1">
            <text:p>0.71</text:p>
          </table:table-cell>
          <table:table-cell office:value-type="float" office:value="0.62309999999999999" table:style-name="ce1">
            <text:p>0.6231</text:p>
          </table:table-cell>
          <table:table-cell office:value-type="float" office:value="0.6421" table:style-name="ce1">
            <text:p>0.6421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199999999999998" table:style-name="ce1">
            <text:p>0.982</text:p>
          </table:table-cell>
          <table:table-cell office:value-type="float" office:value="0.53910000000000002" table:style-name="ce1">
            <text:p>0.5391</text:p>
          </table:table-cell>
          <table:table-cell office:value-type="float" office:value="0.6794" table:style-name="ce1">
            <text:p>0.679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1310000000000002" table:style-name="ce1">
            <text:p>0.9131</text:p>
          </table:table-cell>
          <table:table-cell office:value-type="float" office:value="0.64810000000000001" table:style-name="ce1">
            <text:p>0.6481</text:p>
          </table:table-cell>
          <table:table-cell office:value-type="float" office:value="0.50019999999999998" table:style-name="ce1">
            <text:p>0.500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120000000000005" table:style-name="ce1">
            <text:p>0.7112</text:p>
          </table:table-cell>
          <table:table-cell office:value-type="float" office:value="0.86099999999999999" table:style-name="ce1">
            <text:p>0.861</text:p>
          </table:table-cell>
          <table:table-cell office:value-type="float" office:value="0.97289999999999999" table:style-name="ce1">
            <text:p>0.9729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8089999999999999" table:style-name="ce1">
            <text:p>0.9809</text:p>
          </table:table-cell>
          <table:table-cell office:value-type="float" office:value="0.98680000000000001" table:style-name="ce1">
            <text:p>0.9868</text:p>
          </table:table-cell>
          <table:table-cell office:value-type="float" office:value="0.62080000000000002" table:style-name="ce1">
            <text:p>0.6208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1199999999999997" table:style-name="ce1">
            <text:p>0.712</text:p>
          </table:table-cell>
          <table:table-cell office:value-type="float" office:value="0.43380000000000002" table:style-name="ce1">
            <text:p>0.4338</text:p>
          </table:table-cell>
          <table:table-cell office:value-type="float" office:value="0.6704" table:style-name="ce1">
            <text:p>0.670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70740000000000003" table:style-name="ce1">
            <text:p>0.7074</text:p>
          </table:table-cell>
          <table:table-cell office:value-type="float" office:value="0.71279999999999999" table:style-name="ce1">
            <text:p>0.7128</text:p>
          </table:table-cell>
          <table:table-cell office:value-type="float" office:value="0.99650000000000005" table:style-name="ce1">
            <text:p>0.9965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87839999999999996" table:style-name="ce1">
            <text:p>0.8784</text:p>
          </table:table-cell>
          <table:table-cell office:value-type="float" office:value="0.50680000000000003" table:style-name="ce1">
            <text:p>0.5068</text:p>
          </table:table-cell>
          <table:table-cell office:value-type="float" office:value="0.68540000000000001" table:style-name="ce1">
            <text:p>0.6854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69020000000000004" table:style-name="ce1">
            <text:p>0.6902</text:p>
          </table:table-cell>
          <table:table-cell office:value-type="float" office:value="0.82569999999999999" table:style-name="ce1">
            <text:p>0.8257</text:p>
          </table:table-cell>
          <table:table-cell office:value-type="float" office:value="0.66420000000000001" table:style-name="ce1">
            <text:p>0.6642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0.94799999999999995" table:style-name="ce1">
            <text:p>0.948</text:p>
          </table:table-cell>
          <table:table-cell office:value-type="float" office:value="0.66930000000000001" table:style-name="ce1">
            <text:p>0.6693</text:p>
          </table:table-cell>
          <table:table-cell office:value-type="float" office:value="0.68079999999999996" table:style-name="ce1">
            <text:p>0.6808</text:p>
          </table:table-cell>
          <table:table-cell table:number-columns-repeated="16370"/>
        </table:table-row>
        <table:table-row table:style-name="ro1">
          <table:table-cell table:number-columns-repeated="11"/>
          <table:table-cell table:style-name="ce1"/>
          <table:table-cell office:value-type="string" table:style-name="ce1">
            <text:p>dvadnais@DESKTOP-SGEA9K5:/mnt/c/projects/ParticleChromo3D/src/utility$ vi tmScoreRunner.bash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string" table:style-name="ce1">
            <text:p>dvadnais@DESKTOP-SGEA9K5:/mnt/c/projects/ParticleChromo3D/src/utility$ ./tmScoreRunner.bash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string" table:style-name="ce1">
            <text:p>dvadnais@DESKTOP-SGEA9K5:/mnt/c/projects/ParticleChromo3D/src/utility$ cat tmscore.txt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65290000000000004" table:style-name="ce1">
            <text:p>0.6529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56620000000000004" table:style-name="ce1">
            <text:p>0.5662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89100000000000001" table:style-name="ce1">
            <text:p>0.891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63490000000000002" table:style-name="ce1">
            <text:p>0.6349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7298" table:style-name="ce1">
            <text:p>0.7298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55779999999999996" table:style-name="ce1">
            <text:p>0.5578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63109999999999999" table:style-name="ce1">
            <text:p>0.6311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99250000000000005" table:style-name="ce1">
            <text:p>0.9925</text:p>
          </table:table-cell>
          <table:table-cell table:number-columns-repeated="16371" table:style-name="ce1"/>
        </table:table-row>
        <table:table-row table:style-name="ro1">
          <table:table-cell table:number-columns-repeated="11"/>
          <table:table-cell table:style-name="ce1"/>
          <table:table-cell office:value-type="float" office:value="0.90739999999999998" table:style-name="ce1">
            <text:p>0.9074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float" office:value="0.69799999999999995" table:style-name="ce1">
            <text:p>0.6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32" table:style-name="ce1">
            <text:p>0.52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27" table:style-name="ce1">
            <text:p>0.40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950000000000002" table:style-name="ce1">
            <text:p>0.45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619999999999998" table:style-name="ce1">
            <text:p>0.31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360000000000002" table:style-name="ce1">
            <text:p>0.41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840000000000002" table:style-name="ce1">
            <text:p>0.44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670000000000003" table:style-name="ce1">
            <text:p>0.74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240000000000001" table:style-name="ce1">
            <text:p>0.81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990000000000001" table:style-name="ce1">
            <text:p>0.4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800000000000003" table:style-name="ce1">
            <text:p>0.7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519999999999998" table:style-name="ce1">
            <text:p>0.50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070000000000001" table:style-name="ce1">
            <text:p>0.41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20000000000004" table:style-name="ce1">
            <text:p>0.69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679999999999996" table:style-name="ce1">
            <text:p>0.80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020000000000002" table:style-name="ce1">
            <text:p>0.42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299999999999998" table:style-name="ce1">
            <text:p>0.7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830000000000001" table:style-name="ce1">
            <text:p>0.48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369999999999996" table:style-name="ce1">
            <text:p>0.91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49999999999995" table:style-name="ce1">
            <text:p>0.62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490000000000004" table:style-name="ce1">
            <text:p>0.53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410000000000002" table:style-name="ce1">
            <text:p>0.41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289999999999999" table:style-name="ce1">
            <text:p>0.85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819999999999999" table:style-name="ce1">
            <text:p>0.50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9859999999999998" table:style-name="ce1">
            <text:p>0.29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620000000000003" table:style-name="ce1">
            <text:p>0.36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619999999999998" table:style-name="ce1">
            <text:p>0.31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31" table:style-name="ce1">
            <text:p>0.64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300000000000001" table:style-name="ce1">
            <text:p>0.8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870000000000001" table:style-name="ce1">
            <text:p>0.71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040000000000005" table:style-name="ce1">
            <text:p>0.86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339999999999995" table:style-name="ce1">
            <text:p>0.87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079999999999998" table:style-name="ce1">
            <text:p>0.39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109999999999995" table:style-name="ce1">
            <text:p>0.70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750000000000001" table:style-name="ce1">
            <text:p>0.5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109999999999999" table:style-name="ce1">
            <text:p>0.63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65" table:style-name="ce1">
            <text:p>0.68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479999999999995" table:style-name="ce1">
            <text:p>0.79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259999999999995" table:style-name="ce1">
            <text:p>0.64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780000000000005" table:style-name="ce1">
            <text:p>0.9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419999999999998" table:style-name="ce1">
            <text:p>0.75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040000000000002" table:style-name="ce1">
            <text:p>0.32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90000000000001" table:style-name="ce1">
            <text:p>0.49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700000000000001" table:style-name="ce1">
            <text:p>0.4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29999999999998" table:style-name="ce1">
            <text:p>0.76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159999999999997" table:style-name="ce1">
            <text:p>0.79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20000000000005" table:style-name="ce1">
            <text:p>0.70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369999999999999" table:style-name="ce1">
            <text:p>0.82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249999999999997" table:style-name="ce1">
            <text:p>0.65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070000000000003" table:style-name="ce1">
            <text:p>0.87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" table:style-name="ce1">
            <text:p>0.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890000000000001" table:style-name="ce1">
            <text:p>0.36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740000000000002" table:style-name="ce1">
            <text:p>0.57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229999999999997" table:style-name="ce1">
            <text:p>0.50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50000000000003" table:style-name="ce1">
            <text:p>0.72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139999999999995" table:style-name="ce1">
            <text:p>0.87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79" table:style-name="ce1">
            <text:p>0.85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430000000000005" table:style-name="ce1">
            <text:p>0.71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660000000000005" table:style-name="ce1">
            <text:p>0.63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219999999999998" table:style-name="ce1">
            <text:p>0.50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250000000000004" table:style-name="ce1">
            <text:p>0.86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170000000000001" table:style-name="ce1">
            <text:p>0.60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479999999999998" table:style-name="ce1">
            <text:p>0.32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37" table:style-name="ce1">
            <text:p>0.40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959999999999998" table:style-name="ce1">
            <text:p>0.35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389999999999998" table:style-name="ce1">
            <text:p>0.84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59999999999998" table:style-name="ce1">
            <text:p>0.67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500000000000003" table:style-name="ce1">
            <text:p>0.9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19999999999998" table:style-name="ce1">
            <text:p>0.75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139999999999997" table:style-name="ce1">
            <text:p>0.64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190000000000003" table:style-name="ce1">
            <text:p>0.90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199999999999999" table:style-name="ce1">
            <text:p>0.7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619999999999995" table:style-name="ce1">
            <text:p>0.84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390000000000003" table:style-name="ce1">
            <text:p>0.89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650000000000002" table:style-name="ce1">
            <text:p>0.39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19999999999995" table:style-name="ce1">
            <text:p>0.72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619999999999995" table:style-name="ce1">
            <text:p>0.5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9" table:style-name="ce1">
            <text:p>0.61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" table:style-name="ce1">
            <text:p>0.9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020000000000001" table:style-name="ce1">
            <text:p>0.79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899999999999999" table:style-name="ce1">
            <text:p>0.8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749999999999998" table:style-name="ce1">
            <text:p>0.66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640000000000001" table:style-name="ce1">
            <text:p>0.37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409999999999998" table:style-name="ce1">
            <text:p>0.61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10000000000005" table:style-name="ce1">
            <text:p>0.69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249999999999999" table:style-name="ce1">
            <text:p>0.42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169999999999995" table:style-name="ce1">
            <text:p>0.65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529999999999999" table:style-name="ce1">
            <text:p>0.52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520000000000003" table:style-name="ce1">
            <text:p>0.93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600000000000002" table:style-name="ce1">
            <text:p>0.8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4" table:style-name="ce1">
            <text:p>0.3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789999999999999" table:style-name="ce1">
            <text:p>0.59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949999999999998" table:style-name="ce1">
            <text:p>0.40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849999999999998" table:style-name="ce1">
            <text:p>0.47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" table:style-name="ce1">
            <text:p>0.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280000000000001" table:style-name="ce1">
            <text:p>0.61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699999999999995" table:style-name="ce1">
            <text:p>0.9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690000000000002" table:style-name="ce1">
            <text:p>0.63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859999999999997" table:style-name="ce1">
            <text:p>0.53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779999999999997" table:style-name="ce1">
            <text:p>0.68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750000000000005" table:style-name="ce1">
            <text:p>0.61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190000000000003" table:style-name="ce1">
            <text:p>0.52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460000000000001" table:style-name="ce1">
            <text:p>0.46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729999999999999" table:style-name="ce1">
            <text:p>0.39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00000000000004" table:style-name="ce1">
            <text:p>0.6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769999999999999" table:style-name="ce1">
            <text:p>0.69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30000000000002" table:style-name="ce1">
            <text:p>0.68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19999999999995" table:style-name="ce1">
            <text:p>0.72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99999999999997" table:style-name="ce1">
            <text:p>0.7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10000000000005" table:style-name="ce1">
            <text:p>0.69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760000000000001" table:style-name="ce1">
            <text:p>0.3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670000000000004" table:style-name="ce1">
            <text:p>0.75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769999999999996" table:style-name="ce1">
            <text:p>0.5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720000000000002" table:style-name="ce1">
            <text:p>0.42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669999999999995" table:style-name="ce1">
            <text:p>0.78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81" table:style-name="ce1">
            <text:p>0.5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119999999999999" table:style-name="ce1">
            <text:p>0.33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670000000000001" table:style-name="ce1">
            <text:p>0.34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969999999999998" table:style-name="ce1">
            <text:p>0.30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669999999999996" table:style-name="ce1">
            <text:p>0.91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979999999999999" table:style-name="ce1">
            <text:p>0.58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410000000000002" table:style-name="ce1">
            <text:p>0.78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" table:style-name="ce1">
            <text:p>0.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949999999999998" table:style-name="ce1">
            <text:p>0.91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799999999999996" table:style-name="ce1">
            <text:p>0.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9339999999999999" table:style-name="ce1">
            <text:p>0.29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90000000000003" table:style-name="ce1">
            <text:p>0.76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009999999999999" table:style-name="ce1">
            <text:p>0.63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899999999999998" table:style-name="ce1">
            <text:p>0.4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930000000000003" table:style-name="ce1">
            <text:p>0.37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560000000000004" table:style-name="ce1">
            <text:p>0.74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200000000000001" table:style-name="ce1">
            <text:p>0.4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8670000000000001" table:style-name="ce1">
            <text:p>0.28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309999999999999" table:style-name="ce1">
            <text:p>0.31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8129999999999999" table:style-name="ce1">
            <text:p>0.28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189999999999995" table:style-name="ce1">
            <text:p>0.93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" table:style-name="ce1">
            <text:p>0.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899999999999998" table:style-name="ce1">
            <text:p>0.7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19999999999999" table:style-name="ce1">
            <text:p>0.63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549999999999994" table:style-name="ce1">
            <text:p>0.8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900000000000002" table:style-name="ce1">
            <text:p>0.5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6779999999999998" table:style-name="ce1">
            <text:p>0.26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100000000000002" table:style-name="ce1">
            <text:p>0.6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379999999999998" table:style-name="ce1">
            <text:p>0.95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679999999999996" table:style-name="ce1">
            <text:p>0.67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360000000000003" table:style-name="ce1">
            <text:p>0.85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00000000000004" table:style-name="ce1">
            <text:p>0.6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769999999999998" table:style-name="ce1">
            <text:p>0.9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099999999999995" table:style-name="ce1">
            <text:p>0.8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650000000000001" table:style-name="ce1">
            <text:p>0.32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589999999999995" table:style-name="ce1">
            <text:p>0.55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619999999999997" table:style-name="ce1">
            <text:p>0.4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839999999999995" table:style-name="ce1">
            <text:p>0.74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180000000000003" table:style-name="ce1">
            <text:p>0.88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069999999999999" table:style-name="ce1">
            <text:p>0.9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859999999999997" table:style-name="ce1">
            <text:p>0.91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77" table:style-name="ce1">
            <text:p>0.8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949999999999995" table:style-name="ce1">
            <text:p>0.87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689999999999997" table:style-name="ce1">
            <text:p>0.45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59999999999998" table:style-name="ce1">
            <text:p>0.68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760000000000002" table:style-name="ce1">
            <text:p>0.72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090000000000005" table:style-name="ce1">
            <text:p>0.67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29999999999998" table:style-name="ce1">
            <text:p>0.64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79999999999997" table:style-name="ce1">
            <text:p>0.69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239999999999998" table:style-name="ce1">
            <text:p>0.53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04" table:style-name="ce1">
            <text:p>0.93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820000000000001" table:style-name="ce1">
            <text:p>0.65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9" table:style-name="ce1">
            <text:p>0.3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790000000000002" table:style-name="ce1">
            <text:p>0.44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279999999999998" table:style-name="ce1">
            <text:p>0.39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439999999999996" table:style-name="ce1">
            <text:p>0.88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070000000000003" table:style-name="ce1">
            <text:p>0.7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49999999999998" table:style-name="ce1">
            <text:p>0.91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270000000000005" table:style-name="ce1">
            <text:p>0.89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890000000000002" table:style-name="ce1">
            <text:p>0.88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19" table:style-name="ce1">
            <text:p>0.74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330000000000002" table:style-name="ce1">
            <text:p>0.37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90000000000005" table:style-name="ce1">
            <text:p>0.66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909999999999997" table:style-name="ce1">
            <text:p>0.84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850000000000001" table:style-name="ce1">
            <text:p>0.81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469999999999995" table:style-name="ce1">
            <text:p>0.90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5" table:style-name="ce1">
            <text:p>0.69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829999999999995" table:style-name="ce1">
            <text:p>0.60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19" table:style-name="ce1">
            <text:p>0.48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089999999999998" table:style-name="ce1">
            <text:p>0.84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550000000000001" table:style-name="ce1">
            <text:p>0.5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709999999999999" table:style-name="ce1">
            <text:p>0.31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96" table:style-name="ce1">
            <text:p>0.38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870000000000001" table:style-name="ce1">
            <text:p>0.34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48" table:style-name="ce1">
            <text:p>0.84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270000000000005" table:style-name="ce1">
            <text:p>0.64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080000000000003" table:style-name="ce1">
            <text:p>0.88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09999999999996" table:style-name="ce1">
            <text:p>0.72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209999999999998" table:style-name="ce1">
            <text:p>0.99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400000000000001" table:style-name="ce1">
            <text:p>0.6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019999999999999" table:style-name="ce1">
            <text:p>0.33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40000000000002" table:style-name="ce1">
            <text:p>0.69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949999999999998" table:style-name="ce1">
            <text:p>0.91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490000000000003" table:style-name="ce1">
            <text:p>0.89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85" table:style-name="ce1">
            <text:p>0.80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429999999999997" table:style-name="ce1">
            <text:p>0.87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259999999999994" table:style-name="ce1">
            <text:p>0.76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20000000000002" table:style-name="ce1">
            <text:p>0.55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020000000000003" table:style-name="ce1">
            <text:p>0.43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120000000000004" table:style-name="ce1">
            <text:p>0.82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52" table:style-name="ce1">
            <text:p>0.52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680000000000001" table:style-name="ce1">
            <text:p>0.35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190000000000002" table:style-name="ce1">
            <text:p>0.38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350000000000001" table:style-name="ce1">
            <text:p>0.32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210000000000003" table:style-name="ce1">
            <text:p>0.92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239999999999998" table:style-name="ce1">
            <text:p>0.65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790000000000001" table:style-name="ce1">
            <text:p>0.74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19999999999995" table:style-name="ce1">
            <text:p>0.72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140000000000005" table:style-name="ce1">
            <text:p>0.85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19999999999999" table:style-name="ce1">
            <text:p>0.63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619999999999999" table:style-name="ce1">
            <text:p>0.32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450000000000001" table:style-name="ce1">
            <text:p>0.82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399999999999995" table:style-name="ce1">
            <text:p>0.9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990000000000002" table:style-name="ce1">
            <text:p>0.87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660000000000003" table:style-name="ce1">
            <text:p>0.73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250000000000001" table:style-name="ce1">
            <text:p>0.82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809999999999996" table:style-name="ce1">
            <text:p>0.83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759999999999999" table:style-name="ce1">
            <text:p>0.43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440000000000003" table:style-name="ce1">
            <text:p>0.71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659999999999995" table:style-name="ce1">
            <text:p>0.76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75" table:style-name="ce1">
            <text:p>0.49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470000000000004" table:style-name="ce1">
            <text:p>0.75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900000000000002" table:style-name="ce1">
            <text:p>0.5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570000000000001" table:style-name="ce1">
            <text:p>0.97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280000000000003" table:style-name="ce1">
            <text:p>0.88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359999999999998" table:style-name="ce1">
            <text:p>0.36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56" table:style-name="ce1">
            <text:p>0.70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989999999999999" table:style-name="ce1">
            <text:p>0.47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089999999999995" table:style-name="ce1">
            <text:p>0.56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379999999999998" table:style-name="ce1">
            <text:p>0.39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09999999999996" table:style-name="ce1">
            <text:p>0.72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299999999999997" table:style-name="ce1">
            <text:p>0.9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489999999999998" table:style-name="ce1">
            <text:p>0.46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989999999999998" table:style-name="ce1">
            <text:p>0.33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709999999999998" table:style-name="ce1">
            <text:p>0.30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920000000000001" table:style-name="ce1">
            <text:p>0.53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7" table:style-name="ce1">
            <text:p>0.4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95" table:style-name="ce1">
            <text:p>0.37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069999999999998" table:style-name="ce1">
            <text:p>0.38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909999999999998" table:style-name="ce1">
            <text:p>0.73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800000000000002" table:style-name="ce1">
            <text:p>0.5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009999999999997" table:style-name="ce1">
            <text:p>0.42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359999999999996" table:style-name="ce1">
            <text:p>0.78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95" table:style-name="ce1">
            <text:p>0.49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519999999999999" table:style-name="ce1">
            <text:p>0.32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139999999999998" table:style-name="ce1">
            <text:p>0.34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480000000000002" table:style-name="ce1">
            <text:p>0.30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44" table:style-name="ce1">
            <text:p>0.92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169999999999999" table:style-name="ce1">
            <text:p>0.58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749999999999997" table:style-name="ce1">
            <text:p>0.7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899999999999995" table:style-name="ce1">
            <text:p>0.6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620000000000001" table:style-name="ce1">
            <text:p>0.91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999999999999995" table:style-name="ce1">
            <text:p>0.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8910000000000002" table:style-name="ce1">
            <text:p>0.2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439999999999996" table:style-name="ce1">
            <text:p>0.75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" table:style-name="ce1">
            <text:p>0.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79999999999999" table:style-name="ce1">
            <text:p>0.9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19999999999995" table:style-name="ce1">
            <text:p>0.72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68" table:style-name="ce1">
            <text:p>0.84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890000000000005" table:style-name="ce1">
            <text:p>0.91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079999999999997" table:style-name="ce1">
            <text:p>0.94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489999999999998" table:style-name="ce1">
            <text:p>0.33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029999999999998" table:style-name="ce1">
            <text:p>0.77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39999999999996" table:style-name="ce1">
            <text:p>0.62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030000000000001" table:style-name="ce1">
            <text:p>0.49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989999999999998" table:style-name="ce1">
            <text:p>0.83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80000000000001" table:style-name="ce1">
            <text:p>0.60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539999999999997" table:style-name="ce1">
            <text:p>0.39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020000000000001" table:style-name="ce1">
            <text:p>0.47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589999999999997" table:style-name="ce1">
            <text:p>0.39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88" table:style-name="ce1">
            <text:p>0.84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990000000000002" table:style-name="ce1">
            <text:p>0.75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270000000000002" table:style-name="ce1">
            <text:p>0.73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64" table:style-name="ce1">
            <text:p>0.79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580000000000001" table:style-name="ce1">
            <text:p>0.73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299999999999999" table:style-name="ce1">
            <text:p>0.7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739999999999998" table:style-name="ce1">
            <text:p>0.40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409999999999995" table:style-name="ce1">
            <text:p>0.83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820000000000003" table:style-name="ce1">
            <text:p>0.80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19999999999995" table:style-name="ce1">
            <text:p>0.72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339999999999998" table:style-name="ce1">
            <text:p>0.77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179999999999996" table:style-name="ce1">
            <text:p>0.80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109999999999995" table:style-name="ce1">
            <text:p>0.71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790000000000004" table:style-name="ce1">
            <text:p>0.90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189999999999999" table:style-name="ce1">
            <text:p>0.47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010000000000003" table:style-name="ce1">
            <text:p>0.80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380000000000005" table:style-name="ce1">
            <text:p>0.78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309999999999996" table:style-name="ce1">
            <text:p>0.59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839999999999998" table:style-name="ce1">
            <text:p>0.46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130000000000004" table:style-name="ce1">
            <text:p>0.83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200000000000006" table:style-name="ce1">
            <text:p>0.5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860000000000002" table:style-name="ce1">
            <text:p>0.34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340000000000002" table:style-name="ce1">
            <text:p>0.38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12" table:style-name="ce1">
            <text:p>0.34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860000000000003" table:style-name="ce1">
            <text:p>0.85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539999999999998" table:style-name="ce1">
            <text:p>0.65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879999999999998" table:style-name="ce1">
            <text:p>0.82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950000000000004" table:style-name="ce1">
            <text:p>0.72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46" table:style-name="ce1">
            <text:p>0.95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359999999999995" table:style-name="ce1">
            <text:p>0.64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71" table:style-name="ce1">
            <text:p>0.32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369999999999996" table:style-name="ce1">
            <text:p>0.7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099999999999997" table:style-name="ce1">
            <text:p>0.9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919999999999999" table:style-name="ce1">
            <text:p>0.88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749999999999998" table:style-name="ce1">
            <text:p>0.78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060000000000001" table:style-name="ce1">
            <text:p>0.84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430000000000003" table:style-name="ce1">
            <text:p>0.94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290000000000004" table:style-name="ce1">
            <text:p>0.91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909999999999999" table:style-name="ce1">
            <text:p>0.37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479999999999998" table:style-name="ce1">
            <text:p>0.95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520000000000002" table:style-name="ce1">
            <text:p>0.79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359999999999996" table:style-name="ce1">
            <text:p>0.78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59999999999999" table:style-name="ce1">
            <text:p>0.56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219999999999999" table:style-name="ce1">
            <text:p>0.45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959999999999998" table:style-name="ce1">
            <text:p>0.79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569999999999995" table:style-name="ce1">
            <text:p>0.53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97" table:style-name="ce1">
            <text:p>0.33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099999999999999" table:style-name="ce1">
            <text:p>0.3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46" table:style-name="ce1">
            <text:p>0.32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41" table:style-name="ce1">
            <text:p>0.88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09999999999998" table:style-name="ce1">
            <text:p>0.61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510000000000005" table:style-name="ce1">
            <text:p>0.81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039999999999996" table:style-name="ce1">
            <text:p>0.75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15" table:style-name="ce1">
            <text:p>0.94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360000000000003" table:style-name="ce1">
            <text:p>0.60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370000000000003" table:style-name="ce1">
            <text:p>0.30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779999999999994" table:style-name="ce1">
            <text:p>0.78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740000000000006" table:style-name="ce1">
            <text:p>0.98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010000000000003" table:style-name="ce1">
            <text:p>0.92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519999999999998" table:style-name="ce1">
            <text:p>0.75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929999999999996" table:style-name="ce1">
            <text:p>0.86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320000000000003" table:style-name="ce1">
            <text:p>0.93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410000000000003" table:style-name="ce1">
            <text:p>0.92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239999999999999" table:style-name="ce1">
            <text:p>0.35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199999999999998" table:style-name="ce1">
            <text:p>0.9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230000000000001" table:style-name="ce1">
            <text:p>0.80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99999999999997" table:style-name="ce1">
            <text:p>0.9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" table:style-name="ce1">
            <text:p>0.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89999999999996" table:style-name="ce1">
            <text:p>0.69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079999999999997" table:style-name="ce1">
            <text:p>0.56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950000000000006" table:style-name="ce1">
            <text:p>0.74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620000000000003" table:style-name="ce1">
            <text:p>0.68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33" table:style-name="ce1">
            <text:p>0.47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079999999999998" table:style-name="ce1">
            <text:p>0.58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44" table:style-name="ce1">
            <text:p>0.48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49999999999999" table:style-name="ce1">
            <text:p>0.67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020000000000004" table:style-name="ce1">
            <text:p>0.82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780000000000005" table:style-name="ce1">
            <text:p>0.6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620000000000003" table:style-name="ce1">
            <text:p>0.80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80000000000001" table:style-name="ce1">
            <text:p>0.60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910000000000004" table:style-name="ce1">
            <text:p>0.80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900000000000001" table:style-name="ce1">
            <text:p>0.5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899999999999995" table:style-name="ce1">
            <text:p>0.8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01" table:style-name="ce1">
            <text:p>0.64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620000000000003" table:style-name="ce1">
            <text:p>0.55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80000000000001" table:style-name="ce1">
            <text:p>0.73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430000000000003" table:style-name="ce1">
            <text:p>0.69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620000000000005" table:style-name="ce1">
            <text:p>0.57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150000000000004" table:style-name="ce1">
            <text:p>0.73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740000000000003" table:style-name="ce1">
            <text:p>0.58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970000000000004" table:style-name="ce1">
            <text:p>0.62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139999999999998" table:style-name="ce1">
            <text:p>0.90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729999999999999" table:style-name="ce1">
            <text:p>0.64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549999999999997" table:style-name="ce1">
            <text:p>0.65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129999999999999" table:style-name="ce1">
            <text:p>0.65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269999999999996" table:style-name="ce1">
            <text:p>0.79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09" table:style-name="ce1">
            <text:p>0.61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670000000000002" table:style-name="ce1">
            <text:p>0.98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139999999999997" table:style-name="ce1">
            <text:p>0.76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42" table:style-name="ce1">
            <text:p>0.33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920000000000002" table:style-name="ce1">
            <text:p>0.54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060000000000001" table:style-name="ce1">
            <text:p>0.46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369999999999996" table:style-name="ce1">
            <text:p>0.7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859999999999996" table:style-name="ce1">
            <text:p>0.90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73" table:style-name="ce1">
            <text:p>0.91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180000000000005" table:style-name="ce1">
            <text:p>0.90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77" table:style-name="ce1">
            <text:p>0.8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049999999999997" table:style-name="ce1">
            <text:p>0.90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910000000000001" table:style-name="ce1">
            <text:p>0.45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150000000000001" table:style-name="ce1">
            <text:p>0.70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260000000000004" table:style-name="ce1">
            <text:p>0.74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20000000000004" table:style-name="ce1">
            <text:p>0.69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230000000000004" table:style-name="ce1">
            <text:p>0.96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969999999999995" table:style-name="ce1">
            <text:p>0.90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930000000000002" table:style-name="ce1">
            <text:p>0.80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280000000000005" table:style-name="ce1">
            <text:p>0.78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59999999999997" table:style-name="ce1">
            <text:p>0.54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69" table:style-name="ce1">
            <text:p>0.73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530000000000003" table:style-name="ce1">
            <text:p>0.82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969999999999997" table:style-name="ce1">
            <text:p>0.79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419999999999999" table:style-name="ce1">
            <text:p>0.76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10000000000001" table:style-name="ce1">
            <text:p>0.76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350000000000004" table:style-name="ce1">
            <text:p>0.98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00000000000004" table:style-name="ce1">
            <text:p>0.6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6" table:style-name="ce1">
            <text:p>0.57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259999999999998" table:style-name="ce1">
            <text:p>0.67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80000000000004" table:style-name="ce1">
            <text:p>0.64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14" table:style-name="ce1">
            <text:p>0.49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300000000000001" table:style-name="ce1">
            <text:p>0.4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810000000000002" table:style-name="ce1">
            <text:p>0.4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359999999999997" table:style-name="ce1">
            <text:p>0.66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30000000000001" table:style-name="ce1">
            <text:p>0.66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89999999999999" table:style-name="ce1">
            <text:p>0.72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090000000000001" table:style-name="ce1">
            <text:p>0.75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029999999999998" table:style-name="ce1">
            <text:p>0.76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620000000000001" table:style-name="ce1">
            <text:p>0.66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890000000000001" table:style-name="ce1">
            <text:p>0.37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830000000000004" table:style-name="ce1">
            <text:p>0.95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279999999999995" table:style-name="ce1">
            <text:p>0.79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720000000000002" table:style-name="ce1">
            <text:p>0.66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30000000000004" table:style-name="ce1">
            <text:p>0.70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940000000000001" table:style-name="ce1">
            <text:p>0.68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209999999999997" table:style-name="ce1">
            <text:p>0.73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459999999999997" table:style-name="ce1">
            <text:p>0.79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280000000000003" table:style-name="ce1">
            <text:p>0.44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52" table:style-name="ce1">
            <text:p>0.77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759999999999997" table:style-name="ce1">
            <text:p>0.78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369999999999999" table:style-name="ce1">
            <text:p>0.82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540000000000002" table:style-name="ce1">
            <text:p>0.82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839999999999998" table:style-name="ce1">
            <text:p>0.77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579999999999997" table:style-name="ce1">
            <text:p>0.68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vi 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./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cat tmscore.txt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400000000000003" table:style-name="ce1">
            <text:p>0.6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00000000000001" table:style-name="ce1">
            <text:p>0.6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99999999999998" table:style-name="ce1">
            <text:p>0.7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600000000000005" table:style-name="ce1">
            <text:p>0.6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639999999999999" table:style-name="ce1">
            <text:p>0.91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449999999999997" table:style-name="ce1">
            <text:p>0.77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410000000000001" table:style-name="ce1">
            <text:p>0.65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960000000000004" table:style-name="ce1">
            <text:p>0.74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19999999999999" table:style-name="ce1">
            <text:p>0.76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89999999999995" table:style-name="ce1">
            <text:p>0.68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470000000000002" table:style-name="ce1">
            <text:p>0.85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80000000000002" table:style-name="ce1">
            <text:p>0.62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19999999999998" table:style-name="ce1">
            <text:p>0.75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30000000000002" table:style-name="ce1">
            <text:p>0.69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99999999999997" table:style-name="ce1">
            <text:p>0.5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859999999999995" table:style-name="ce1">
            <text:p>0.76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930000000000005" table:style-name="ce1">
            <text:p>0.84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130000000000001" table:style-name="ce1">
            <text:p>0.67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659999999999995" table:style-name="ce1">
            <text:p>0.89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259999999999998" table:style-name="ce1">
            <text:p>0.67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869999999999997" table:style-name="ce1">
            <text:p>0.79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04" table:style-name="ce1">
            <text:p>0.68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290000000000004" table:style-name="ce1">
            <text:p>0.90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989999999999997" table:style-name="ce1">
            <text:p>0.6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689999999999995" table:style-name="ce1">
            <text:p>0.92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079999999999999" table:style-name="ce1">
            <text:p>0.71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299999999999997" table:style-name="ce1">
            <text:p>0.7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87" table:style-name="ce1">
            <text:p>0.95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970000000000003" table:style-name="ce1">
            <text:p>0.61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099999999999995" table:style-name="ce1">
            <text:p>0.9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110000000000004" table:style-name="ce1">
            <text:p>0.68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209999999999997" table:style-name="ce1">
            <text:p>0.85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760000000000004" table:style-name="ce1">
            <text:p>0.74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050000000000002" table:style-name="ce1">
            <text:p>0.58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059999999999998" table:style-name="ce1">
            <text:p>0.80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960000000000004" table:style-name="ce1">
            <text:p>0.86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400000000000002" table:style-name="ce1">
            <text:p>0.8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499999999999995" table:style-name="ce1">
            <text:p>0.5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459999999999999" table:style-name="ce1">
            <text:p>0.68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39999999999996" table:style-name="ce1">
            <text:p>0.62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249999999999999" table:style-name="ce1">
            <text:p>0.55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769999999999996" table:style-name="ce1">
            <text:p>0.91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499999999999996" table:style-name="ce1">
            <text:p>0.7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019999999999996" table:style-name="ce1">
            <text:p>0.61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190000000000003" table:style-name="ce1">
            <text:p>0.52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440000000000004" table:style-name="ce1">
            <text:p>0.72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329999999999995" table:style-name="ce1">
            <text:p>0.73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020000000000004" table:style-name="ce1">
            <text:p>0.95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10000000000001" table:style-name="ce1">
            <text:p>0.76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259999999999995" table:style-name="ce1">
            <text:p>0.77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579999999999997" table:style-name="ce1">
            <text:p>0.81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09999999999995" table:style-name="ce1">
            <text:p>0.7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679999999999997" table:style-name="ce1">
            <text:p>0.69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189999999999995" table:style-name="ce1">
            <text:p>0.68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70000000000004" table:style-name="ce1">
            <text:p>0.75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20000000000004" table:style-name="ce1">
            <text:p>0.56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180000000000004" table:style-name="ce1">
            <text:p>0.77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410000000000002" table:style-name="ce1">
            <text:p>0.78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840000000000005" table:style-name="ce1">
            <text:p>0.72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609999999999995" table:style-name="ce1">
            <text:p>0.82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369999999999999" table:style-name="ce1">
            <text:p>0.57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359999999999997" table:style-name="ce1">
            <text:p>0.66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50000000000002" table:style-name="ce1">
            <text:p>0.70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480000000000004" table:style-name="ce1">
            <text:p>0.7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769999999999996" table:style-name="ce1">
            <text:p>0.5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329999999999999" table:style-name="ce1">
            <text:p>0.77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749999999999995" table:style-name="ce1">
            <text:p>0.8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18" table:style-name="ce1">
            <text:p>0.72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80000000000002" table:style-name="ce1">
            <text:p>0.62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53" table:style-name="ce1">
            <text:p>0.78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079999999999998" table:style-name="ce1">
            <text:p>0.58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499999999999996" table:style-name="ce1">
            <text:p>0.8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09" table:style-name="ce1">
            <text:p>0.86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880000000000003" table:style-name="ce1">
            <text:p>0.75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710000000000002" table:style-name="ce1">
            <text:p>0.65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309999999999998" table:style-name="ce1">
            <text:p>0.86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59999999999999" table:style-name="ce1">
            <text:p>0.6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740000000000003" table:style-name="ce1">
            <text:p>0.58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610000000000001" table:style-name="ce1">
            <text:p>0.33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78" table:style-name="ce1">
            <text:p>0.4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659999999999998" table:style-name="ce1">
            <text:p>0.5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160000000000001" table:style-name="ce1">
            <text:p>0.40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21" table:style-name="ce1">
            <text:p>0.45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449999999999999" table:style-name="ce1">
            <text:p>0.42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690000000000002" table:style-name="ce1">
            <text:p>0.38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159999999999998" table:style-name="ce1">
            <text:p>0.43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619999999999998" table:style-name="ce1">
            <text:p>0.43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34" table:style-name="ce1">
            <text:p>0.36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309999999999999" table:style-name="ce1">
            <text:p>0.50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570000000000001" table:style-name="ce1">
            <text:p>0.47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230000000000002" table:style-name="ce1">
            <text:p>0.31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219999999999997" table:style-name="ce1">
            <text:p>0.86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680000000000003" table:style-name="ce1">
            <text:p>0.75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03" table:style-name="ce1">
            <text:p>0.79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" table:style-name="ce1">
            <text:p>0.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190000000000003" table:style-name="ce1">
            <text:p>0.77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940000000000001" table:style-name="ce1">
            <text:p>0.80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449999999999998" table:style-name="ce1">
            <text:p>0.78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250000000000005" table:style-name="ce1">
            <text:p>0.74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819999999999995" table:style-name="ce1">
            <text:p>0.71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29999999999997" table:style-name="ce1">
            <text:p>0.75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399999999999997" table:style-name="ce1">
            <text:p>0.8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65" table:style-name="ce1">
            <text:p>0.68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600000000000001" table:style-name="ce1">
            <text:p>0.7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38" table:style-name="ce1">
            <text:p>0.41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639999999999998" table:style-name="ce1">
            <text:p>0.40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010000000000002" table:style-name="ce1">
            <text:p>0.53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89999999999999" table:style-name="ce1">
            <text:p>0.72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970000000000005" table:style-name="ce1">
            <text:p>0.51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080000000000005" table:style-name="ce1">
            <text:p>0.65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469999999999997" table:style-name="ce1">
            <text:p>0.49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209999999999998" table:style-name="ce1">
            <text:p>0.42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97" table:style-name="ce1">
            <text:p>0.45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79999999999995" table:style-name="ce1">
            <text:p>0.54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990000000000001" table:style-name="ce1">
            <text:p>0.43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220000000000001" table:style-name="ce1">
            <text:p>0.66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59999999999999" table:style-name="ce1">
            <text:p>0.69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590000000000002" table:style-name="ce1">
            <text:p>0.38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570000000000003" table:style-name="ce1">
            <text:p>0.74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859999999999995" table:style-name="ce1">
            <text:p>0.51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360000000000001" table:style-name="ce1">
            <text:p>0.58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69999999999999" table:style-name="ce1">
            <text:p>0.70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790000000000003" table:style-name="ce1">
            <text:p>0.89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120000000000003" table:style-name="ce1">
            <text:p>0.68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740000000000002" table:style-name="ce1">
            <text:p>0.81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52" table:style-name="ce1">
            <text:p>0.65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599999999999997" table:style-name="ce1">
            <text:p>0.5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819999999999999" table:style-name="ce1">
            <text:p>0.63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629999999999995" table:style-name="ce1">
            <text:p>0.72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740000000000004" table:style-name="ce1">
            <text:p>0.59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309999999999999" table:style-name="ce1">
            <text:p>0.87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199999999999998" table:style-name="ce1">
            <text:p>0.8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69999999999996" table:style-name="ce1">
            <text:p>0.54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279999999999998" table:style-name="ce1">
            <text:p>0.58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" table:style-name="ce1">
            <text:p>0.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330000000000001" table:style-name="ce1">
            <text:p>0.80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340000000000004" table:style-name="ce1">
            <text:p>0.84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59999999999997" table:style-name="ce1">
            <text:p>0.66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040000000000004" table:style-name="ce1">
            <text:p>0.85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989999999999999" table:style-name="ce1">
            <text:p>0.72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030000000000002" table:style-name="ce1">
            <text:p>0.68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259999999999997" table:style-name="ce1">
            <text:p>0.91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370000000000003" table:style-name="ce1">
            <text:p>0.74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349999999999999" table:style-name="ce1">
            <text:p>0.67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019999999999996" table:style-name="ce1">
            <text:p>0.61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919999999999999" table:style-name="ce1">
            <text:p>0.88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700000000000006" table:style-name="ce1">
            <text:p>0.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79999999999995" table:style-name="ce1">
            <text:p>0.66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659999999999998" table:style-name="ce1">
            <text:p>0.80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490000000000001" table:style-name="ce1">
            <text:p>0.43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350000000000004" table:style-name="ce1">
            <text:p>0.85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320000000000003" table:style-name="ce1">
            <text:p>0.55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650000000000005" table:style-name="ce1">
            <text:p>0.74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929999999999997" table:style-name="ce1">
            <text:p>0.87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09999999999997" table:style-name="ce1">
            <text:p>0.73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940000000000004" table:style-name="ce1">
            <text:p>0.59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229999999999999" table:style-name="ce1">
            <text:p>0.77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419999999999995" table:style-name="ce1">
            <text:p>0.59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650000000000003" table:style-name="ce1">
            <text:p>0.84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780000000000005" table:style-name="ce1">
            <text:p>0.9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569999999999997" table:style-name="ce1">
            <text:p>0.80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" table:style-name="ce1">
            <text:p>0.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519999999999995" table:style-name="ce1">
            <text:p>0.84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10000000000002" table:style-name="ce1">
            <text:p>0.66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240000000000003" table:style-name="ce1">
            <text:p>0.58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750000000000003" table:style-name="ce1">
            <text:p>0.96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379999999999998" table:style-name="ce1">
            <text:p>0.32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12" table:style-name="ce1">
            <text:p>0.7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809999999999999" table:style-name="ce1">
            <text:p>0.37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059999999999996" table:style-name="ce1">
            <text:p>0.53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82" table:style-name="ce1">
            <text:p>0.77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85" table:style-name="ce1">
            <text:p>0.49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419999999999996" table:style-name="ce1">
            <text:p>0.85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370000000000002" table:style-name="ce1">
            <text:p>0.61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80000000000003" table:style-name="ce1">
            <text:p>0.7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40000000000003" table:style-name="ce1">
            <text:p>0.70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600000000000003" table:style-name="ce1">
            <text:p>0.4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210000000000002" table:style-name="ce1">
            <text:p>0.66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160000000000004" table:style-name="ce1">
            <text:p>0.74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799999999999998" table:style-name="ce1">
            <text:p>0.8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420000000000002" table:style-name="ce1">
            <text:p>0.42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20000000000004" table:style-name="ce1">
            <text:p>0.5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409999999999998" table:style-name="ce1">
            <text:p>0.74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20000000000002" table:style-name="ce1">
            <text:p>0.54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009999999999998" table:style-name="ce1">
            <text:p>0.49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220000000000005" table:style-name="ce1">
            <text:p>0.58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39999999999995" table:style-name="ce1">
            <text:p>0.61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00000000000002" table:style-name="ce1">
            <text:p>0.6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219999999999998" table:style-name="ce1">
            <text:p>0.50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500000000000005" table:style-name="ce1">
            <text:p>0.5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320000000000001" table:style-name="ce1">
            <text:p>0.66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150000000000003" table:style-name="ce1">
            <text:p>0.72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409999999999998" table:style-name="ce1">
            <text:p>0.99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810000000000001" table:style-name="ce1">
            <text:p>0.77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019999999999999" table:style-name="ce1">
            <text:p>0.76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549999999999998" table:style-name="ce1">
            <text:p>0.78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210000000000005" table:style-name="ce1">
            <text:p>0.69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99999999999996" table:style-name="ce1">
            <text:p>0.7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630000000000001" table:style-name="ce1">
            <text:p>0.67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179999999999999" table:style-name="ce1">
            <text:p>0.71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950000000000002" table:style-name="ce1">
            <text:p>0.95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580000000000004" table:style-name="ce1">
            <text:p>0.76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590000000000003" table:style-name="ce1">
            <text:p>0.64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949999999999998" table:style-name="ce1">
            <text:p>0.53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900000000000005" table:style-name="ce1">
            <text:p>0.8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620000000000004" table:style-name="ce1">
            <text:p>0.6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570000000000003" table:style-name="ce1">
            <text:p>0.87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780000000000002" table:style-name="ce1">
            <text:p>0.87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490000000000001" table:style-name="ce1">
            <text:p>0.62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140000000000004" table:style-name="ce1">
            <text:p>0.59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09999999999998" table:style-name="ce1">
            <text:p>0.61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710000000000002" table:style-name="ce1">
            <text:p>0.90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159999999999998" table:style-name="ce1">
            <text:p>0.68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790000000000003" table:style-name="ce1">
            <text:p>0.89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60000000000002" table:style-name="ce1">
            <text:p>0.72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990000000000002" table:style-name="ce1">
            <text:p>0.63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059999999999995" table:style-name="ce1">
            <text:p>0.8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409999999999997" table:style-name="ce1">
            <text:p>0.97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490000000000003" table:style-name="ce1">
            <text:p>0.89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69999999999996" table:style-name="ce1">
            <text:p>0.54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329999999999999" table:style-name="ce1">
            <text:p>0.65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99999999999998" table:style-name="ce1">
            <text:p>0.7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359999999999999" table:style-name="ce1">
            <text:p>0.68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120000000000001" table:style-name="ce1">
            <text:p>0.4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69999999999997" table:style-name="ce1">
            <text:p>0.68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959999999999998" table:style-name="ce1">
            <text:p>0.48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959999999999996" table:style-name="ce1">
            <text:p>0.64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09999999999997" table:style-name="ce1">
            <text:p>0.60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48" table:style-name="ce1">
            <text:p>0.72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869999999999997" table:style-name="ce1">
            <text:p>0.79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759999999999998" table:style-name="ce1">
            <text:p>0.67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069999999999995" table:style-name="ce1">
            <text:p>0.6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900000000000003" table:style-name="ce1">
            <text:p>0.9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30000000000003" table:style-name="ce1">
            <text:p>0.69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779999999999995" table:style-name="ce1">
            <text:p>0.91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879999999999999" table:style-name="ce1">
            <text:p>0.71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889999999999995" table:style-name="ce1">
            <text:p>0.67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159999999999998" table:style-name="ce1">
            <text:p>0.93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70000000000003" table:style-name="ce1">
            <text:p>0.9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429999999999997" table:style-name="ce1">
            <text:p>0.88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86" table:style-name="ce1">
            <text:p>0.57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849999999999999" table:style-name="ce1">
            <text:p>0.67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760000000000002" table:style-name="ce1">
            <text:p>0.71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40000000000004" table:style-name="ce1">
            <text:p>0.72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71" table:style-name="ce1">
            <text:p>0.44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699999999999997" table:style-name="ce1">
            <text:p>0.7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289999999999999" table:style-name="ce1">
            <text:p>0.47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629999999999999" table:style-name="ce1">
            <text:p>0.64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349999999999996" table:style-name="ce1">
            <text:p>0.64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19999999999999" table:style-name="ce1">
            <text:p>0.76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529999999999998" table:style-name="ce1">
            <text:p>0.76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650000000000001" table:style-name="ce1">
            <text:p>0.69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199999999999999" table:style-name="ce1">
            <text:p>0.9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290000000000002" table:style-name="ce1">
            <text:p>0.88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37" table:style-name="ce1">
            <text:p>0.58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25" table:style-name="ce1">
            <text:p>0.69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549999999999996" table:style-name="ce1">
            <text:p>0.64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49999999999999" table:style-name="ce1">
            <text:p>0.55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340000000000004" table:style-name="ce1">
            <text:p>0.97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819999999999999" table:style-name="ce1">
            <text:p>0.75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180000000000005" table:style-name="ce1">
            <text:p>0.66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90000000000005" table:style-name="ce1">
            <text:p>0.54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67" table:style-name="ce1">
            <text:p>0.96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660000000000005" table:style-name="ce1">
            <text:p>0.7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639999999999999" table:style-name="ce1">
            <text:p>0.53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760000000000003" table:style-name="ce1">
            <text:p>0.85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369999999999999" table:style-name="ce1">
            <text:p>0.38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12" table:style-name="ce1">
            <text:p>0.7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019999999999999" table:style-name="ce1">
            <text:p>0.45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260000000000002" table:style-name="ce1">
            <text:p>0.60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819999999999998" table:style-name="ce1">
            <text:p>0.87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870000000000003" table:style-name="ce1">
            <text:p>0.86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590000000000001" table:style-name="ce1">
            <text:p>0.43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09999999999996" table:style-name="ce1">
            <text:p>0.72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040000000000004" table:style-name="ce1">
            <text:p>0.59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980000000000003" table:style-name="ce1">
            <text:p>0.62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39999999999998" table:style-name="ce1">
            <text:p>0.65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16" table:style-name="ce1">
            <text:p>0.95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76" table:style-name="ce1">
            <text:p>0.6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990000000000003" table:style-name="ce1">
            <text:p>0.8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29999999999995" table:style-name="ce1">
            <text:p>0.73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649999999999996" table:style-name="ce1">
            <text:p>0.64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749999999999996" table:style-name="ce1">
            <text:p>0.88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940000000000002" table:style-name="ce1">
            <text:p>0.94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040000000000001" table:style-name="ce1">
            <text:p>0.94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479999999999997" table:style-name="ce1">
            <text:p>0.5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40000000000001" table:style-name="ce1">
            <text:p>0.69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40000000000004" table:style-name="ce1">
            <text:p>0.72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020000000000005" table:style-name="ce1">
            <text:p>0.71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540000000000001" table:style-name="ce1">
            <text:p>0.43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290000000000001" table:style-name="ce1">
            <text:p>0.75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070000000000003" table:style-name="ce1">
            <text:p>0.49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220000000000002" table:style-name="ce1">
            <text:p>0.67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380000000000004" table:style-name="ce1">
            <text:p>0.64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139999999999996" table:style-name="ce1">
            <text:p>0.75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779999999999996" table:style-name="ce1">
            <text:p>0.8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99999999999996" table:style-name="ce1">
            <text:p>0.7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279999999999998" table:style-name="ce1">
            <text:p>0.95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520000000000005" table:style-name="ce1">
            <text:p>0.95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299999999999998" table:style-name="ce1">
            <text:p>0.6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60000000000003" table:style-name="ce1">
            <text:p>0.60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089999999999995" table:style-name="ce1">
            <text:p>0.93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150000000000002" table:style-name="ce1">
            <text:p>0.71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740000000000004" table:style-name="ce1">
            <text:p>0.84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440000000000002" table:style-name="ce1">
            <text:p>0.82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810000000000004" table:style-name="ce1">
            <text:p>0.55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800000000000001" table:style-name="ce1">
            <text:p>0.7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040000000000002" table:style-name="ce1">
            <text:p>0.82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" table:style-name="ce1">
            <text:p>0.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259999999999995" table:style-name="ce1">
            <text:p>0.52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779999999999999" table:style-name="ce1">
            <text:p>0.71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199999999999998" table:style-name="ce1">
            <text:p>0.8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59999999999996" table:style-name="ce1">
            <text:p>0.6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370000000000002" table:style-name="ce1">
            <text:p>0.42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6" table:style-name="ce1">
            <text:p>0.70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560000000000002" table:style-name="ce1">
            <text:p>0.59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009999999999999" table:style-name="ce1">
            <text:p>0.75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539999999999996" table:style-name="ce1">
            <text:p>0.63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400000000000003" table:style-name="ce1">
            <text:p>0.6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470000000000003" table:style-name="ce1">
            <text:p>0.87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40000000000002" table:style-name="ce1">
            <text:p>0.70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550000000000003" table:style-name="ce1">
            <text:p>0.84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399999999999996" table:style-name="ce1">
            <text:p>0.8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539999999999998" table:style-name="ce1">
            <text:p>0.52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599999999999999" table:style-name="ce1">
            <text:p>0.8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720000000000001" table:style-name="ce1">
            <text:p>0.47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549999999999997" table:style-name="ce1">
            <text:p>0.7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49999999999999" table:style-name="ce1">
            <text:p>0.55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720000000000003" table:style-name="ce1">
            <text:p>0.68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500000000000004" table:style-name="ce1">
            <text:p>0.6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3" table:style-name="ce1">
            <text:p>0.4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019999999999998" table:style-name="ce1">
            <text:p>0.63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79999999999998" table:style-name="ce1">
            <text:p>0.7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109999999999999" table:style-name="ce1">
            <text:p>0.87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57" table:style-name="ce1">
            <text:p>0.39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470000000000006" table:style-name="ce1">
            <text:p>0.52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199999999999995" table:style-name="ce1">
            <text:p>0.6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700000000000001" table:style-name="ce1">
            <text:p>0.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329999999999999" table:style-name="ce1">
            <text:p>0.52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79999999999995" table:style-name="ce1">
            <text:p>0.54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900000000000001" table:style-name="ce1">
            <text:p>0.6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090000000000003" table:style-name="ce1">
            <text:p>0.64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960000000000001" table:style-name="ce1">
            <text:p>0.45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449999999999997" table:style-name="ce1">
            <text:p>0.52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039999999999997" table:style-name="ce1">
            <text:p>0.89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869999999999996" table:style-name="ce1">
            <text:p>0.53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919999999999999" table:style-name="ce1">
            <text:p>0.76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419999999999996" table:style-name="ce1">
            <text:p>0.73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33" table:style-name="ce1">
            <text:p>0.41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139999999999998" table:style-name="ce1">
            <text:p>0.78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030000000000002" table:style-name="ce1">
            <text:p>0.81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560000000000005" table:style-name="ce1">
            <text:p>0.50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759999999999996" table:style-name="ce1">
            <text:p>0.65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40000000000005" table:style-name="ce1">
            <text:p>0.73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20000000000004" table:style-name="ce1">
            <text:p>0.56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130000000000004" table:style-name="ce1">
            <text:p>0.71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579999999999995" table:style-name="ce1">
            <text:p>0.54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20000000000002" table:style-name="ce1">
            <text:p>0.54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89999999999998" table:style-name="ce1">
            <text:p>0.58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" table:style-name="ce1">
            <text:p>0.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180000000000001" table:style-name="ce1">
            <text:p>0.49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779999999999997" table:style-name="ce1">
            <text:p>0.68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340000000000003" table:style-name="ce1">
            <text:p>0.71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" table:style-name="ce1">
            <text:p>0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370000000000001" table:style-name="ce1">
            <text:p>0.60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480000000000005" table:style-name="ce1">
            <text:p>0.65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389999999999995" table:style-name="ce1">
            <text:p>0.80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989999999999998" table:style-name="ce1">
            <text:p>0.83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240000000000004" table:style-name="ce1">
            <text:p>0.59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899999999999998" table:style-name="ce1">
            <text:p>0.4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5" table:style-name="ce1">
            <text:p>0.69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20000000000005" table:style-name="ce1">
            <text:p>0.70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19999999999998" table:style-name="ce1">
            <text:p>0.62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129999999999995" table:style-name="ce1">
            <text:p>0.60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560000000000005" table:style-name="ce1">
            <text:p>0.50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349999999999997" table:style-name="ce1">
            <text:p>0.65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530000000000002" table:style-name="ce1">
            <text:p>0.68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30000000000005" table:style-name="ce1">
            <text:p>0.72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949999999999999" table:style-name="ce1">
            <text:p>0.54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00000000000003" table:style-name="ce1">
            <text:p>0.6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460000000000002" table:style-name="ce1">
            <text:p>0.84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59999999999997" table:style-name="ce1">
            <text:p>0.66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59999999999997" table:style-name="ce1">
            <text:p>0.66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930000000000003" table:style-name="ce1">
            <text:p>0.69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10000000000001" table:style-name="ce1">
            <text:p>0.64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7" table:style-name="ce1">
            <text:p>0.70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969999999999995" table:style-name="ce1">
            <text:p>0.65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989999999999997" table:style-name="ce1">
            <text:p>0.57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02" table:style-name="ce1">
            <text:p>0.78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69999999999998" table:style-name="ce1">
            <text:p>0.6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729999999999998" table:style-name="ce1">
            <text:p>0.51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20000000000004" table:style-name="ce1">
            <text:p>0.69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190000000000004" table:style-name="ce1">
            <text:p>0.66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80000000000001" table:style-name="ce1">
            <text:p>0.73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479999999999997" table:style-name="ce1">
            <text:p>0.81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10000000000005" table:style-name="ce1">
            <text:p>0.69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20000000000002" table:style-name="ce1">
            <text:p>0.54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370000000000003" table:style-name="ce1">
            <text:p>0.62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950000000000002" table:style-name="ce1">
            <text:p>0.82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740000000000006" table:style-name="ce1">
            <text:p>0.73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350000000000003" table:style-name="ce1">
            <text:p>0.72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09999999999999" table:style-name="ce1">
            <text:p>0.62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930000000000002" table:style-name="ce1">
            <text:p>0.68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580000000000003" table:style-name="ce1">
            <text:p>0.63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970000000000001" table:style-name="ce1">
            <text:p>0.59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29" table:style-name="ce1">
            <text:p>0.73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800000000000002" table:style-name="ce1">
            <text:p>0.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270000000000004" table:style-name="ce1">
            <text:p>0.75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090000000000002" table:style-name="ce1">
            <text:p>0.76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20000000000002" table:style-name="ce1">
            <text:p>0.67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450000000000004" table:style-name="ce1">
            <text:p>0.98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950000000000002" table:style-name="ce1">
            <text:p>0.57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200000000000003" table:style-name="ce1">
            <text:p>0.6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06" table:style-name="ce1">
            <text:p>0.70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119999999999999" table:style-name="ce1">
            <text:p>0.76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449999999999998" table:style-name="ce1">
            <text:p>0.54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760000000000005" table:style-name="ce1">
            <text:p>0.75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930000000000002" table:style-name="ce1">
            <text:p>0.80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26" table:style-name="ce1">
            <text:p>0.57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639999999999997" table:style-name="ce1">
            <text:p>0.45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349999999999997" table:style-name="ce1">
            <text:p>0.77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19999999999999" table:style-name="ce1">
            <text:p>0.64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14" table:style-name="ce1">
            <text:p>0.80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759999999999997" table:style-name="ce1">
            <text:p>0.66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20000000000005" table:style-name="ce1">
            <text:p>0.58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930000000000004" table:style-name="ce1">
            <text:p>0.70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850000000000005" table:style-name="ce1">
            <text:p>0.74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230000000000004" table:style-name="ce1">
            <text:p>0.71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09999999999995" table:style-name="ce1">
            <text:p>0.7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69999999999996" table:style-name="ce1">
            <text:p>0.54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599999999999997" table:style-name="ce1">
            <text:p>0.7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97" table:style-name="ce1">
            <text:p>0.83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45" table:style-name="ce1">
            <text:p>0.68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60000000000002" table:style-name="ce1">
            <text:p>0.72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510000000000002" table:style-name="ce1">
            <text:p>0.66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vi 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./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cat tmscore.txt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56" table:style-name="ce1">
            <text:p>0.69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8749999999999998" table:style-name="ce1">
            <text:p>0.28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17" table:style-name="ce1">
            <text:p>0.40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699999999999995" table:style-name="ce1">
            <text:p>0.9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729999999999997" table:style-name="ce1">
            <text:p>0.62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869999999999998" table:style-name="ce1">
            <text:p>0.31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20000000000001" table:style-name="ce1">
            <text:p>0.65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170000000000001" table:style-name="ce1">
            <text:p>0.97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039999999999998" table:style-name="ce1">
            <text:p>0.46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029999999999997" table:style-name="ce1">
            <text:p>0.63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430000000000001" table:style-name="ce1">
            <text:p>0.80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849999999999997" table:style-name="ce1">
            <text:p>0.52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6080000000000001" table:style-name="ce1">
            <text:p>0.36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079999999999996" table:style-name="ce1">
            <text:p>0.93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330000000000001" table:style-name="ce1">
            <text:p>0.55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280000000000003" table:style-name="ce1">
            <text:p>0.63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19" table:style-name="ce1">
            <text:p>0.42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570000000000001" table:style-name="ce1">
            <text:p>0.41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390000000000002" table:style-name="ce1">
            <text:p>0.76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950000000000001" table:style-name="ce1">
            <text:p>0.44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559999999999997" table:style-name="ce1">
            <text:p>0.91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150000000000001" table:style-name="ce1">
            <text:p>0.45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25" table:style-name="ce1">
            <text:p>0.31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239999999999998" table:style-name="ce1">
            <text:p>0.46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69999999999997" table:style-name="ce1">
            <text:p>0.54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539999999999998" table:style-name="ce1">
            <text:p>0.33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830000000000002" table:style-name="ce1">
            <text:p>0.68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29" table:style-name="ce1">
            <text:p>0.86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79999999999997" table:style-name="ce1">
            <text:p>0.69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60000000000004" table:style-name="ce1">
            <text:p>0.99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73" table:style-name="ce1">
            <text:p>0.40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880000000000003" table:style-name="ce1">
            <text:p>0.62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19999999999996" table:style-name="ce1">
            <text:p>0.97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169999999999995" table:style-name="ce1">
            <text:p>0.53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509999999999998" table:style-name="ce1">
            <text:p>0.42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480000000000002" table:style-name="ce1">
            <text:p>0.31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109999999999998" table:style-name="ce1">
            <text:p>0.86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569999999999998" table:style-name="ce1">
            <text:p>0.56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510000000000002" table:style-name="ce1">
            <text:p>0.34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30000000000005" table:style-name="ce1">
            <text:p>0.97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479999999999999" table:style-name="ce1">
            <text:p>0.58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980000000000001" table:style-name="ce1">
            <text:p>0.98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339999999999995" table:style-name="ce1">
            <text:p>0.86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460000000000005" table:style-name="ce1">
            <text:p>0.63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850000000000001" table:style-name="ce1">
            <text:p>0.56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599999999999996" table:style-name="ce1">
            <text:p>0.7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640000000000004" table:style-name="ce1">
            <text:p>0.96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810000000000002" table:style-name="ce1">
            <text:p>0.34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589999999999999" table:style-name="ce1">
            <text:p>0.60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100000000000001" table:style-name="ce1">
            <text:p>0.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" table:style-name="ce1">
            <text:p>0.4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129999999999998" table:style-name="ce1">
            <text:p>0.39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9089999999999999" table:style-name="ce1">
            <text:p>0.29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" table:style-name="ce1">
            <text:p>0.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449999999999998" table:style-name="ce1">
            <text:p>0.53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90000000000001" table:style-name="ce1">
            <text:p>0.49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050000000000005" table:style-name="ce1">
            <text:p>0.74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4" table:style-name="ce1">
            <text:p>0.66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139999999999998" table:style-name="ce1">
            <text:p>0.53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809999999999996" table:style-name="ce1">
            <text:p>0.83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30000000000001" table:style-name="ce1">
            <text:p>0.55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770000000000005" table:style-name="ce1">
            <text:p>0.51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410000000000002" table:style-name="ce1">
            <text:p>0.41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070000000000003" table:style-name="ce1">
            <text:p>0.7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590000000000005" table:style-name="ce1">
            <text:p>0.54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829999999999998" table:style-name="ce1">
            <text:p>0.63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09999999999995" table:style-name="ce1">
            <text:p>0.70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29999999999996" table:style-name="ce1">
            <text:p>0.99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730000000000002" table:style-name="ce1">
            <text:p>0.37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009999999999998" table:style-name="ce1">
            <text:p>0.62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130000000000003" table:style-name="ce1">
            <text:p>0.94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449999999999996" table:style-name="ce1">
            <text:p>0.51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810000000000002" table:style-name="ce1">
            <text:p>0.4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280000000000001" table:style-name="ce1">
            <text:p>0.30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009999999999998" table:style-name="ce1">
            <text:p>0.99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289999999999995" table:style-name="ce1">
            <text:p>0.55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89" table:style-name="ce1">
            <text:p>0.98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479999999999997" table:style-name="ce1">
            <text:p>0.69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349999999999995" table:style-name="ce1">
            <text:p>0.75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619999999999997" table:style-name="ce1">
            <text:p>0.4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569999999999998" table:style-name="ce1">
            <text:p>0.37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749999999999996" table:style-name="ce1">
            <text:p>0.88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429999999999999" table:style-name="ce1">
            <text:p>0.52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209999999999998" table:style-name="ce1">
            <text:p>0.99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430000000000004" table:style-name="ce1">
            <text:p>0.95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770000000000002" table:style-name="ce1">
            <text:p>0.7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969999999999998" table:style-name="ce1">
            <text:p>0.49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57" table:style-name="ce1">
            <text:p>0.96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279999999999999" table:style-name="ce1">
            <text:p>0.46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90000000000005" table:style-name="ce1">
            <text:p>0.54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149999999999998" table:style-name="ce1">
            <text:p>0.48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90000000000005" table:style-name="ce1">
            <text:p>0.66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400000000000001" table:style-name="ce1">
            <text:p>0.4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279999999999999" table:style-name="ce1">
            <text:p>0.40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310000000000004" table:style-name="ce1">
            <text:p>0.80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349999999999998" table:style-name="ce1">
            <text:p>0.47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610000000000005" table:style-name="ce1">
            <text:p>0.94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519999999999997" table:style-name="ce1">
            <text:p>0.99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469999999999999" table:style-name="ce1">
            <text:p>0.82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629999999999997" table:style-name="ce1">
            <text:p>0.44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949999999999997" table:style-name="ce1">
            <text:p>0.89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239999999999999" table:style-name="ce1">
            <text:p>0.41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969999999999995" table:style-name="ce1">
            <text:p>0.52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04" table:style-name="ce1">
            <text:p>0.43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29999999999995" table:style-name="ce1">
            <text:p>0.97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729999999999995" table:style-name="ce1">
            <text:p>0.72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" table:style-name="ce1">
            <text:p>0.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540000000000002" table:style-name="ce1">
            <text:p>0.38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270000000000002" table:style-name="ce1">
            <text:p>0.86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690000000000002" table:style-name="ce1">
            <text:p>0.50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199999999999998" table:style-name="ce1">
            <text:p>0.9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70000000000001" table:style-name="ce1">
            <text:p>0.97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41" table:style-name="ce1">
            <text:p>0.76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330000000000001" table:style-name="ce1">
            <text:p>0.48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820000000000004" table:style-name="ce1">
            <text:p>0.94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669999999999999" table:style-name="ce1">
            <text:p>0.44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49999999999998" table:style-name="ce1">
            <text:p>0.54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550000000000002" table:style-name="ce1">
            <text:p>0.46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70000000000003" table:style-name="ce1">
            <text:p>0.99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870000000000002" table:style-name="ce1">
            <text:p>0.98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630000000000004" table:style-name="ce1">
            <text:p>0.70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929999999999995" table:style-name="ce1">
            <text:p>0.97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920000000000002" table:style-name="ce1">
            <text:p>0.35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209999999999998" table:style-name="ce1">
            <text:p>0.61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90000000000004" table:style-name="ce1">
            <text:p>0.91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3" table:style-name="ce1">
            <text:p>0.5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760000000000001" table:style-name="ce1">
            <text:p>0.3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9530000000000001" table:style-name="ce1">
            <text:p>0.29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399999999999998" table:style-name="ce1">
            <text:p>0.9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179999999999995" table:style-name="ce1">
            <text:p>0.54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19999999999998" table:style-name="ce1">
            <text:p>0.99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010000000000002" table:style-name="ce1">
            <text:p>0.66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590000000000001" table:style-name="ce1">
            <text:p>0.99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020000000000001" table:style-name="ce1">
            <text:p>0.47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970000000000002" table:style-name="ce1">
            <text:p>0.41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440000000000003" table:style-name="ce1">
            <text:p>0.45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570000000000002" table:style-name="ce1">
            <text:p>0.98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20000000000005" table:style-name="ce1">
            <text:p>0.70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7529999999999999" table:style-name="ce1">
            <text:p>0.27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070000000000005" table:style-name="ce1">
            <text:p>0.89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870000000000005" table:style-name="ce1">
            <text:p>0.64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570000000000002" table:style-name="ce1">
            <text:p>0.73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310000000000005" table:style-name="ce1">
            <text:p>0.57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" table:style-name="ce1">
            <text:p>0.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6" table:style-name="ce1">
            <text:p>0.70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330000000000001" table:style-name="ce1">
            <text:p>0.79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619999999999997" table:style-name="ce1">
            <text:p>0.74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410000000000002" table:style-name="ce1">
            <text:p>0.47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89999999999999" table:style-name="ce1">
            <text:p>0.73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630000000000002" table:style-name="ce1">
            <text:p>0.68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09999999999997" table:style-name="ce1">
            <text:p>0.60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13" table:style-name="ce1">
            <text:p>0.66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180000000000001" table:style-name="ce1">
            <text:p>0.74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909999999999999" table:style-name="ce1">
            <text:p>0.31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31" table:style-name="ce1">
            <text:p>0.45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09999999999997" table:style-name="ce1">
            <text:p>0.97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239999999999999" table:style-name="ce1">
            <text:p>0.35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129999999999999" table:style-name="ce1">
            <text:p>0.52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910000000000001" table:style-name="ce1">
            <text:p>0.39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240000000000002" table:style-name="ce1">
            <text:p>0.45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549999999999998" table:style-name="ce1">
            <text:p>0.4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979999999999999" table:style-name="ce1">
            <text:p>0.45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240000000000002" table:style-name="ce1">
            <text:p>0.38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9079999999999998" table:style-name="ce1">
            <text:p>0.39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370000000000004" table:style-name="ce1">
            <text:p>0.75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420000000000002" table:style-name="ce1">
            <text:p>0.42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739999999999999" table:style-name="ce1">
            <text:p>0.41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05" table:style-name="ce1">
            <text:p>0.44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620000000000002" table:style-name="ce1">
            <text:p>0.42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360000000000001" table:style-name="ce1">
            <text:p>0.40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39" table:style-name="ce1">
            <text:p>0.30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089999999999998" table:style-name="ce1">
            <text:p>0.96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980000000000004" table:style-name="ce1">
            <text:p>0.63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369999999999998" table:style-name="ce1">
            <text:p>0.31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50000000000005" table:style-name="ce1">
            <text:p>0.99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70000000000004" table:style-name="ce1">
            <text:p>0.6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420000000000001" table:style-name="ce1">
            <text:p>0.91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350000000000005" table:style-name="ce1">
            <text:p>0.74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300000000000003" table:style-name="ce1">
            <text:p>0.5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049999999999996" table:style-name="ce1">
            <text:p>0.64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779999999999998" table:style-name="ce1">
            <text:p>0.9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109999999999999" table:style-name="ce1">
            <text:p>0.62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759999999999996" table:style-name="ce1">
            <text:p>0.52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370000000000004" table:style-name="ce1">
            <text:p>0.63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839999999999995" table:style-name="ce1">
            <text:p>0.86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259999999999996" table:style-name="ce1">
            <text:p>0.78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289999999999998" table:style-name="ce1">
            <text:p>0.84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80000000000002" table:style-name="ce1">
            <text:p>0.62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880000000000005" table:style-name="ce1">
            <text:p>0.90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4699999999999998" table:style-name="ce1">
            <text:p>0.3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149999999999999" table:style-name="ce1">
            <text:p>0.43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70000000000004" table:style-name="ce1">
            <text:p>0.63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470000000000006" table:style-name="ce1">
            <text:p>0.77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099999999999997" table:style-name="ce1">
            <text:p>0.4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80000000000001" table:style-name="ce1">
            <text:p>0.73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780000000000003" table:style-name="ce1">
            <text:p>0.5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890000000000003" table:style-name="ce1">
            <text:p>0.51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500000000000001" table:style-name="ce1">
            <text:p>0.4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72" table:style-name="ce1">
            <text:p>0.64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30000000000002" table:style-name="ce1">
            <text:p>0.49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630000000000001" table:style-name="ce1">
            <text:p>0.54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589999999999998" table:style-name="ce1">
            <text:p>0.96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58" table:style-name="ce1">
            <text:p>0.59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300000000000001" table:style-name="ce1">
            <text:p>0.5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259999999999995" table:style-name="ce1">
            <text:p>0.52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359999999999995" table:style-name="ce1">
            <text:p>0.52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540000000000001" table:style-name="ce1">
            <text:p>0.56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220000000000001" table:style-name="ce1">
            <text:p>0.41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070000000000002" table:style-name="ce1">
            <text:p>0.86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479999999999999" table:style-name="ce1">
            <text:p>0.4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799999999999999" table:style-name="ce1">
            <text:p>0.7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649999999999999" table:style-name="ce1">
            <text:p>0.48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8109999999999999" table:style-name="ce1">
            <text:p>0.38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3" table:style-name="ce1">
            <text:p>0.8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490000000000002" table:style-name="ce1">
            <text:p>0.51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670000000000002" table:style-name="ce1">
            <text:p>0.98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30000000000005" table:style-name="ce1">
            <text:p>0.96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319999999999998" table:style-name="ce1">
            <text:p>0.75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99" table:style-name="ce1">
            <text:p>0.48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579999999999998" table:style-name="ce1">
            <text:p>0.95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319999999999999" table:style-name="ce1">
            <text:p>0.45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949999999999998" table:style-name="ce1">
            <text:p>0.53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170000000000001" table:style-name="ce1">
            <text:p>0.47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19999999999998" table:style-name="ce1">
            <text:p>0.99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450000000000004" table:style-name="ce1">
            <text:p>0.98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39999999999996" table:style-name="ce1">
            <text:p>0.99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050000000000002" table:style-name="ce1">
            <text:p>0.46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159999999999997" table:style-name="ce1">
            <text:p>0.67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070000000000002" table:style-name="ce1">
            <text:p>0.42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350000000000004" table:style-name="ce1">
            <text:p>0.85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539999999999997" table:style-name="ce1">
            <text:p>0.51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89999999999997" table:style-name="ce1">
            <text:p>0.70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209999999999998" table:style-name="ce1">
            <text:p>0.99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7519999999999998" table:style-name="ce1">
            <text:p>0.37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939999999999995" table:style-name="ce1">
            <text:p>0.61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830000000000002" table:style-name="ce1">
            <text:p>0.93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339999999999997" table:style-name="ce1">
            <text:p>0.51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0739999999999998" table:style-name="ce1">
            <text:p>0.40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180000000000001" table:style-name="ce1">
            <text:p>0.30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870000000000002" table:style-name="ce1">
            <text:p>0.98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189999999999995" table:style-name="ce1">
            <text:p>0.55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029999999999996" table:style-name="ce1">
            <text:p>0.99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89999999999996" table:style-name="ce1">
            <text:p>0.69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90000000000001" table:style-name="ce1">
            <text:p>0.9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039999999999999" table:style-name="ce1">
            <text:p>0.48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930000000000001" table:style-name="ce1">
            <text:p>0.42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439999999999998" table:style-name="ce1">
            <text:p>0.46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670000000000003" table:style-name="ce1">
            <text:p>0.99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240000000000005" table:style-name="ce1">
            <text:p>0.73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170000000000002" table:style-name="ce1">
            <text:p>0.42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31" table:style-name="ce1">
            <text:p>0.63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240000000000004" table:style-name="ce1">
            <text:p>0.59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060000000000002" table:style-name="ce1">
            <text:p>0.47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149999999999999" table:style-name="ce1">
            <text:p>0.93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50000000000005" table:style-name="ce1">
            <text:p>0.61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390000000000002" table:style-name="ce1">
            <text:p>0.32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50000000000005" table:style-name="ce1">
            <text:p>0.99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150000000000005" table:style-name="ce1">
            <text:p>0.62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650000000000001" table:style-name="ce1">
            <text:p>0.94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469999999999995" table:style-name="ce1">
            <text:p>0.78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559999999999999" table:style-name="ce1">
            <text:p>0.56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719999999999997" table:style-name="ce1">
            <text:p>0.61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099999999999998" table:style-name="ce1">
            <text:p>0.9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099999999999997" table:style-name="ce1">
            <text:p>0.5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439999999999999" table:style-name="ce1">
            <text:p>0.53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50000000000004" table:style-name="ce1">
            <text:p>0.60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600000000000003" table:style-name="ce1">
            <text:p>0.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389999999999997" table:style-name="ce1">
            <text:p>0.82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21" table:style-name="ce1">
            <text:p>0.88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750000000000003" table:style-name="ce1">
            <text:p>0.59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150000000000005" table:style-name="ce1">
            <text:p>0.87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584" table:style-name="ce1">
            <text:p>0.35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460000000000004" table:style-name="ce1">
            <text:p>0.99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520000000000001" table:style-name="ce1">
            <text:p>0.47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219999999999999" table:style-name="ce1">
            <text:p>0.89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570000000000002" table:style-name="ce1">
            <text:p>0.60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50000000000005" table:style-name="ce1">
            <text:p>0.99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49999999999999" table:style-name="ce1">
            <text:p>0.67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9759999999999998" table:style-name="ce1">
            <text:p>0.2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540000000000004" table:style-name="ce1">
            <text:p>0.97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310000000000001" table:style-name="ce1">
            <text:p>0.65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950000000000003" table:style-name="ce1">
            <text:p>0.84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490000000000006" table:style-name="ce1">
            <text:p>0.67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139999999999999" table:style-name="ce1">
            <text:p>0.48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300000000000004" table:style-name="ce1">
            <text:p>0.6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32" table:style-name="ce1">
            <text:p>0.90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349999999999999" table:style-name="ce1">
            <text:p>0.67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960000000000005" table:style-name="ce1">
            <text:p>0.50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810000000000004" table:style-name="ce1">
            <text:p>0.67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930000000000001" table:style-name="ce1">
            <text:p>0.79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279999999999999" table:style-name="ce1">
            <text:p>0.71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270000000000005" table:style-name="ce1">
            <text:p>0.77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610000000000003" table:style-name="ce1">
            <text:p>0.67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199999999999997" table:style-name="ce1">
            <text:p>0.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940000000000003" table:style-name="ce1">
            <text:p>0.32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49" table:style-name="ce1">
            <text:p>0.98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540000000000002" table:style-name="ce1">
            <text:p>0.44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369999999999995" table:style-name="ce1">
            <text:p>0.78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749999999999999" table:style-name="ce1">
            <text:p>0.6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360000000000001" table:style-name="ce1">
            <text:p>0.96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639999999999999" table:style-name="ce1">
            <text:p>0.66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140000000000005" table:style-name="ce1">
            <text:p>0.98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840000000000002" table:style-name="ce1">
            <text:p>0.44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180000000000003" table:style-name="ce1">
            <text:p>0.63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80000000000002" table:style-name="ce1">
            <text:p>0.99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910000000000003" table:style-name="ce1">
            <text:p>0.54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469999999999998" table:style-name="ce1">
            <text:p>0.44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040000000000003" table:style-name="ce1">
            <text:p>0.33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59" table:style-name="ce1">
            <text:p>0.98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209999999999995" table:style-name="ce1">
            <text:p>0.58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800000000000003" table:style-name="ce1">
            <text:p>0.9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920000000000004" table:style-name="ce1">
            <text:p>0.81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479999999999998" table:style-name="ce1">
            <text:p>0.95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919999999999999" table:style-name="ce1">
            <text:p>0.51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639999999999998" table:style-name="ce1">
            <text:p>0.46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339999999999996" table:style-name="ce1">
            <text:p>0.50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769999999999997" table:style-name="ce1">
            <text:p>0.92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339999999999999" table:style-name="ce1">
            <text:p>0.66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700000000000001" table:style-name="ce1">
            <text:p>0.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019999999999999" table:style-name="ce1">
            <text:p>0.64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209999999999996" table:style-name="ce1">
            <text:p>0.71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970000000000004" table:style-name="ce1">
            <text:p>0.50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209999999999995" table:style-name="ce1">
            <text:p>0.95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180000000000002" table:style-name="ce1">
            <text:p>0.62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039999999999999" table:style-name="ce1">
            <text:p>0.66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90000000000001" table:style-name="ce1">
            <text:p>0.99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640000000000003" table:style-name="ce1">
            <text:p>0.70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7929999999999999" table:style-name="ce1">
            <text:p>0.27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80000000000005" table:style-name="ce1">
            <text:p>0.91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180000000000005" table:style-name="ce1">
            <text:p>0.65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949999999999995" table:style-name="ce1">
            <text:p>0.75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299999999999997" table:style-name="ce1">
            <text:p>0.5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370000000000002" table:style-name="ce1">
            <text:p>0.42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989999999999997" table:style-name="ce1">
            <text:p>0.6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730000000000003" table:style-name="ce1">
            <text:p>0.81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350000000000004" table:style-name="ce1">
            <text:p>0.73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180000000000001" table:style-name="ce1">
            <text:p>0.48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470000000000001" table:style-name="ce1">
            <text:p>0.72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960000000000001" table:style-name="ce1">
            <text:p>0.709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790000000000001" table:style-name="ce1">
            <text:p>0.62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379999999999996" table:style-name="ce1">
            <text:p>0.68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129999999999995" table:style-name="ce1">
            <text:p>0.73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19999999999998" table:style-name="ce1">
            <text:p>0.99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919999999999997" table:style-name="ce1">
            <text:p>0.30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869999999999997" table:style-name="ce1">
            <text:p>0.92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1880000000000001" table:style-name="ce1">
            <text:p>0.41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440000000000002" table:style-name="ce1">
            <text:p>0.69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450000000000003" table:style-name="ce1">
            <text:p>0.72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359999999999995" table:style-name="ce1">
            <text:p>0.89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570000000000001" table:style-name="ce1">
            <text:p>0.97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10000000000002" table:style-name="ce1">
            <text:p>0.66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709999999999998" table:style-name="ce1">
            <text:p>0.98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10000000000003" table:style-name="ce1">
            <text:p>0.66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0180000000000001" table:style-name="ce1">
            <text:p>0.30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429999999999995" table:style-name="ce1">
            <text:p>0.98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059999999999996" table:style-name="ce1">
            <text:p>0.65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819999999999997" table:style-name="ce1">
            <text:p>0.86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369999999999998" table:style-name="ce1">
            <text:p>0.6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30000000000002" table:style-name="ce1">
            <text:p>0.49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59999999999997" table:style-name="ce1">
            <text:p>0.66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979999999999995" table:style-name="ce1">
            <text:p>0.91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900000000000003" table:style-name="ce1">
            <text:p>0.6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519999999999999" table:style-name="ce1">
            <text:p>0.51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600000000000004" table:style-name="ce1">
            <text:p>0.6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879999999999997" table:style-name="ce1">
            <text:p>0.81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19" table:style-name="ce1">
            <text:p>0.73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23" table:style-name="ce1">
            <text:p>0.79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10000000000002" table:style-name="ce1">
            <text:p>0.66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889999999999997" table:style-name="ce1">
            <text:p>0.94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3389999999999997" table:style-name="ce1">
            <text:p>0.33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199999999999999" table:style-name="ce1">
            <text:p>0.9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050000000000001" table:style-name="ce1">
            <text:p>0.45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330000000000001" table:style-name="ce1">
            <text:p>0.80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790000000000005" table:style-name="ce1">
            <text:p>0.66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470000000000001" table:style-name="ce1">
            <text:p>0.97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70000000000003" table:style-name="ce1">
            <text:p>0.99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20000000000001" table:style-name="ce1">
            <text:p>0.65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7" table:style-name="ce1">
            <text:p>0.96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990000000000001" table:style-name="ce1">
            <text:p>0.99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56" table:style-name="ce1">
            <text:p>0.69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28799999999999998" table:style-name="ce1">
            <text:p>0.2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910000000000005" table:style-name="ce1">
            <text:p>0.94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590000000000004" table:style-name="ce1">
            <text:p>0.65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740000000000001" table:style-name="ce1">
            <text:p>0.80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560000000000005" table:style-name="ce1">
            <text:p>0.63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319999999999999" table:style-name="ce1">
            <text:p>0.45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269999999999998" table:style-name="ce1">
            <text:p>0.69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399999999999999" table:style-name="ce1">
            <text:p>0.8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69999999999999" table:style-name="ce1">
            <text:p>0.70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669999999999997" table:style-name="ce1">
            <text:p>0.49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120000000000005" table:style-name="ce1">
            <text:p>0.70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5660000000000005" table:style-name="ce1">
            <text:p>0.7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179999999999995" table:style-name="ce1">
            <text:p>0.67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29999999999995" table:style-name="ce1">
            <text:p>0.73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550000000000002" table:style-name="ce1">
            <text:p>0.70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450000000000004" table:style-name="ce1">
            <text:p>0.98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1969999999999998" table:style-name="ce1">
            <text:p>0.31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279999999999999" table:style-name="ce1">
            <text:p>0.96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330000000000002" table:style-name="ce1">
            <text:p>0.43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099999999999999" table:style-name="ce1">
            <text:p>0.7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6" table:style-name="ce1">
            <text:p>0.70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379999999999996" table:style-name="ce1">
            <text:p>0.93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429999999999996" table:style-name="ce1">
            <text:p>0.99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39999999999999" table:style-name="ce1">
            <text:p>0.66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299999999999999" table:style-name="ce1">
            <text:p>0.9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819999999999997" table:style-name="ce1">
            <text:p>0.98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789999999999995" table:style-name="ce1">
            <text:p>0.67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80000000000002" table:style-name="ce1">
            <text:p>0.99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2709999999999998" table:style-name="ce1">
            <text:p>0.42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129999999999997" table:style-name="ce1">
            <text:p>0.63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150000000000005" table:style-name="ce1">
            <text:p>0.99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100000000000004" table:style-name="ce1">
            <text:p>0.5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4" table:style-name="ce1">
            <text:p>0.4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3226" table:style-name="ce1">
            <text:p>0.32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629999999999996" table:style-name="ce1">
            <text:p>0.99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620000000000005" table:style-name="ce1">
            <text:p>0.57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559999999999999" table:style-name="ce1">
            <text:p>0.93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549999999999998" table:style-name="ce1">
            <text:p>0.78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499999999999998" table:style-name="ce1">
            <text:p>0.9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101" table:style-name="ce1">
            <text:p>0.51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660000000000001" table:style-name="ce1">
            <text:p>0.4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370000000000003" table:style-name="ce1">
            <text:p>0.493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279999999999998" table:style-name="ce1">
            <text:p>0.95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340000000000001" table:style-name="ce1">
            <text:p>0.68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299999999999998" table:style-name="ce1">
            <text:p>0.4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21" table:style-name="ce1">
            <text:p>0.64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94" table:style-name="ce1">
            <text:p>0.67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019999999999998" table:style-name="ce1">
            <text:p>0.50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289999999999999" table:style-name="ce1">
            <text:p>0.97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080000000000002" table:style-name="ce1">
            <text:p>0.62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04" table:style-name="ce1">
            <text:p>0.67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650000000000005" table:style-name="ce1">
            <text:p>0.99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540000000000001" table:style-name="ce1">
            <text:p>0.68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20000000000001" table:style-name="ce1">
            <text:p>0.66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079999999999996" table:style-name="ce1">
            <text:p>0.68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vi 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./tmScoreRunner.bash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table:style-name="ce1">
            <text:p>dvadnais@DESKTOP-SGEA9K5:/mnt/c/projects/ParticleChromo3D/src/utility$ cat tmscore.txt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540000000000002" table:style-name="ce1">
            <text:p>0.94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289999999999997" table:style-name="ce1">
            <text:p>0.58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350000000000005" table:style-name="ce1">
            <text:p>0.62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690000000000005" table:style-name="ce1">
            <text:p>0.54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760000000000001" table:style-name="ce1">
            <text:p>0.58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150000000000003" table:style-name="ce1">
            <text:p>0.97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519999999999995" table:style-name="ce1">
            <text:p>0.71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389999999999999" table:style-name="ce1">
            <text:p>0.85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040000000000002" table:style-name="ce1">
            <text:p>0.57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100000000000004" table:style-name="ce1">
            <text:p>0.5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7" table:style-name="ce1">
            <text:p>0.7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039999999999996" table:style-name="ce1">
            <text:p>0.88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9" table:style-name="ce1">
            <text:p>0.60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799999999999996" table:style-name="ce1">
            <text:p>0.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550000000000003" table:style-name="ce1">
            <text:p>0.9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160000000000001" table:style-name="ce1">
            <text:p>0.83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330000000000004" table:style-name="ce1">
            <text:p>0.95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129999999999995" table:style-name="ce1">
            <text:p>0.61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979999999999998" table:style-name="ce1">
            <text:p>0.57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020000000000005" table:style-name="ce1">
            <text:p>0.96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660000000000001" table:style-name="ce1">
            <text:p>0.96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930000000000001" table:style-name="ce1">
            <text:p>0.54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279999999999997" table:style-name="ce1">
            <text:p>0.56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479999999999998" table:style-name="ce1">
            <text:p>0.95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38" table:style-name="ce1">
            <text:p>0.97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909999999999998" table:style-name="ce1">
            <text:p>0.4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449999999999997" table:style-name="ce1">
            <text:p>0.52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359999999999996" table:style-name="ce1">
            <text:p>0.53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329999999999996" table:style-name="ce1">
            <text:p>0.86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219999999999995" table:style-name="ce1">
            <text:p>0.97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939999999999995" table:style-name="ce1">
            <text:p>0.61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789999999999998" table:style-name="ce1">
            <text:p>0.58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430000000000002" table:style-name="ce1">
            <text:p>0.93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76" table:style-name="ce1">
            <text:p>0.94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529999999999996" table:style-name="ce1">
            <text:p>0.99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500000000000004" table:style-name="ce1">
            <text:p>0.5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429999999999999" table:style-name="ce1">
            <text:p>0.46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289999999999996" table:style-name="ce1">
            <text:p>0.56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429999999999998" table:style-name="ce1">
            <text:p>0.76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840000000000005" table:style-name="ce1">
            <text:p>0.72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99999999999998" table:style-name="ce1">
            <text:p>0.7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08" table:style-name="ce1">
            <text:p>0.72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990000000000004" table:style-name="ce1">
            <text:p>0.65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429999999999999" table:style-name="ce1">
            <text:p>0.65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390000000000002" table:style-name="ce1">
            <text:p>0.63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4" table:style-name="ce1">
            <text:p>0.55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520000000000004" table:style-name="ce1">
            <text:p>0.56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660000000000001" table:style-name="ce1">
            <text:p>0.9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170000000000001" table:style-name="ce1">
            <text:p>0.97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259999999999998" table:style-name="ce1">
            <text:p>0.49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82" table:style-name="ce1">
            <text:p>0.52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690000000000004" table:style-name="ce1">
            <text:p>0.53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90000000000001" table:style-name="ce1">
            <text:p>0.99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4" table:style-name="ce1">
            <text:p>0.54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93" table:style-name="ce1">
            <text:p>0.65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4330000000000003" table:style-name="ce1">
            <text:p>0.44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879999999999995" table:style-name="ce1">
            <text:p>0.53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09999999999995" table:style-name="ce1">
            <text:p>0.70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24" table:style-name="ce1">
            <text:p>0.67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440000000000004" table:style-name="ce1">
            <text:p>0.72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530000000000004" table:style-name="ce1">
            <text:p>0.70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880000000000003" table:style-name="ce1">
            <text:p>0.63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170000000000001" table:style-name="ce1">
            <text:p>0.60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109999999999998" table:style-name="ce1">
            <text:p>0.61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039999999999995" table:style-name="ce1">
            <text:p>0.99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40000000000005" table:style-name="ce1">
            <text:p>0.60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780000000000003" table:style-name="ce1">
            <text:p>0.5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580000000000001" table:style-name="ce1">
            <text:p>0.60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109999999999999" table:style-name="ce1">
            <text:p>0.871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740000000000003" table:style-name="ce1">
            <text:p>0.83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230000000000004" table:style-name="ce1">
            <text:p>0.71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99999999999998" table:style-name="ce1">
            <text:p>0.7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189999999999995" table:style-name="ce1">
            <text:p>0.681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329999999999998" table:style-name="ce1">
            <text:p>0.76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459999999999997" table:style-name="ce1">
            <text:p>0.66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609999999999996" table:style-name="ce1">
            <text:p>0.96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880000000000004" table:style-name="ce1">
            <text:p>0.76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64" table:style-name="ce1">
            <text:p>0.92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879999999999996" table:style-name="ce1">
            <text:p>0.55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360000000000005" table:style-name="ce1">
            <text:p>0.63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330000000000005" table:style-name="ce1">
            <text:p>0.97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" table:style-name="ce1">
            <text:p>0.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919999999999999" table:style-name="ce1">
            <text:p>0.63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120000000000002" table:style-name="ce1">
            <text:p>0.6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969999999999995" table:style-name="ce1">
            <text:p>0.65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059999999999995" table:style-name="ce1">
            <text:p>0.8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859999999999996" table:style-name="ce1">
            <text:p>0.65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850000000000004" table:style-name="ce1">
            <text:p>0.85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529999999999998" table:style-name="ce1">
            <text:p>0.89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279999999999996" table:style-name="ce1">
            <text:p>0.80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06" table:style-name="ce1">
            <text:p>0.95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79999999999996" table:style-name="ce1">
            <text:p>0.68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989999999999996" table:style-name="ce1">
            <text:p>0.81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479999999999997" table:style-name="ce1">
            <text:p>0.56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620000000000001" table:style-name="ce1">
            <text:p>0.53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039999999999995" table:style-name="ce1">
            <text:p>0.99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699999999999998" table:style-name="ce1">
            <text:p>0.9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400000000000005" table:style-name="ce1">
            <text:p>0.9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230000000000001" table:style-name="ce1">
            <text:p>0.48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480000000000005" table:style-name="ce1">
            <text:p>0.90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680000000000002" table:style-name="ce1">
            <text:p>0.74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530000000000001" table:style-name="ce1">
            <text:p>0.48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570000000000003" table:style-name="ce1">
            <text:p>0.74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167" table:style-name="ce1">
            <text:p>0.71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549999999999995" table:style-name="ce1">
            <text:p>0.63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800000000000004" table:style-name="ce1">
            <text:p>0.9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50000000000004" table:style-name="ce1">
            <text:p>0.9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99999999999997" table:style-name="ce1">
            <text:p>0.5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65" table:style-name="ce1">
            <text:p>0.566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119999999999996" table:style-name="ce1">
            <text:p>0.85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549999999999994" table:style-name="ce1">
            <text:p>0.87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66" table:style-name="ce1">
            <text:p>0.94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559999999999997" table:style-name="ce1">
            <text:p>0.53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399999999999997" table:style-name="ce1">
            <text:p>0.9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34" table:style-name="ce1">
            <text:p>0.55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839999999999999" table:style-name="ce1">
            <text:p>0.53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010000000000002" table:style-name="ce1">
            <text:p>0.53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260000000000002" table:style-name="ce1">
            <text:p>0.59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70000000000002" table:style-name="ce1">
            <text:p>0.60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610000000000005" table:style-name="ce1">
            <text:p>0.81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810000000000002" table:style-name="ce1">
            <text:p>0.46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40000000000002" table:style-name="ce1">
            <text:p>0.56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7449999999999997" table:style-name="ce1">
            <text:p>0.77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170000000000003" table:style-name="ce1">
            <text:p>0.74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019999999999996" table:style-name="ce1">
            <text:p>0.73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219999999999995" table:style-name="ce1">
            <text:p>0.72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249999999999998" table:style-name="ce1">
            <text:p>0.66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390000000000005" table:style-name="ce1">
            <text:p>0.66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759999999999994" table:style-name="ce1">
            <text:p>0.63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" table:style-name="ce1">
            <text:p>0.9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20000000000002" table:style-name="ce1">
            <text:p>0.66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509999999999998" table:style-name="ce1">
            <text:p>0.98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89999999999999" table:style-name="ce1">
            <text:p>0.97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750000000000005" table:style-name="ce1">
            <text:p>0.86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629999999999996" table:style-name="ce1">
            <text:p>0.74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779999999999996" table:style-name="ce1">
            <text:p>0.55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300000000000005" table:style-name="ce1">
            <text:p>0.5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59999999999999" table:style-name="ce1">
            <text:p>0.56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969999999999999" table:style-name="ce1">
            <text:p>0.94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950000000000004" table:style-name="ce1">
            <text:p>0.97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559999999999998" table:style-name="ce1">
            <text:p>0.49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990000000000004" table:style-name="ce1">
            <text:p>0.52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49999999999998" table:style-name="ce1">
            <text:p>0.54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350000000000004" table:style-name="ce1">
            <text:p>0.98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169999999999997" table:style-name="ce1">
            <text:p>0.55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020000000000001" table:style-name="ce1">
            <text:p>0.66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919999999999996" table:style-name="ce1">
            <text:p>0.97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9" table:style-name="ce1">
            <text:p>0.60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790000000000003" table:style-name="ce1">
            <text:p>0.76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" table:style-name="ce1">
            <text:p>0.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84" table:style-name="ce1">
            <text:p>0.48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49999999999998" table:style-name="ce1">
            <text:p>0.54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279999999999995" table:style-name="ce1">
            <text:p>0.67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440000000000004" table:style-name="ce1">
            <text:p>0.59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29999999999999" table:style-name="ce1">
            <text:p>0.65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089999999999998" table:style-name="ce1">
            <text:p>0.96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45" table:style-name="ce1">
            <text:p>0.93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90000000000001" table:style-name="ce1">
            <text:p>0.62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929999999999998" table:style-name="ce1">
            <text:p>0.639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220000000000001" table:style-name="ce1">
            <text:p>0.66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100000000000001" table:style-name="ce1">
            <text:p>0.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620000000000001" table:style-name="ce1">
            <text:p>0.66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0259999999999998" table:style-name="ce1">
            <text:p>0.80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290000000000003" table:style-name="ce1">
            <text:p>0.89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890000000000001" table:style-name="ce1">
            <text:p>0.748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759999999999995" table:style-name="ce1">
            <text:p>0.8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540000000000004" table:style-name="ce1">
            <text:p>0.96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09" table:style-name="ce1">
            <text:p>0.610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609999999999999" table:style-name="ce1">
            <text:p>0.62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479999999999997" table:style-name="ce1">
            <text:p>0.81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400000000000003" table:style-name="ce1">
            <text:p>0.90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99999999999997" table:style-name="ce1">
            <text:p>0.5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050000000000002" table:style-name="ce1">
            <text:p>0.58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30000000000005" table:style-name="ce1">
            <text:p>0.96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540000000000002" table:style-name="ce1">
            <text:p>0.94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24" table:style-name="ce1">
            <text:p>0.49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92" table:style-name="ce1">
            <text:p>0.52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" table:style-name="ce1">
            <text:p>0.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130000000000005" table:style-name="ce1">
            <text:p>0.97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300000000000005" table:style-name="ce1">
            <text:p>0.5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620000000000001" table:style-name="ce1">
            <text:p>0.65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30000000000005" table:style-name="ce1">
            <text:p>0.97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589999999999999" table:style-name="ce1">
            <text:p>0.60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160000000000005" table:style-name="ce1">
            <text:p>0.76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070000000000005" table:style-name="ce1">
            <text:p>0.89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8620000000000002" table:style-name="ce1">
            <text:p>0.48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20000000000001" table:style-name="ce1">
            <text:p>0.54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579999999999995" table:style-name="ce1">
            <text:p>0.66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989999999999998" table:style-name="ce1">
            <text:p>0.95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62" table:style-name="ce1">
            <text:p>0.896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020000000000005" table:style-name="ce1">
            <text:p>0.580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880000000000003" table:style-name="ce1">
            <text:p>0.62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29999999999997" table:style-name="ce1">
            <text:p>0.99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750000000000003" table:style-name="ce1">
            <text:p>0.96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430000000000004" table:style-name="ce1">
            <text:p>0.58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129999999999996" table:style-name="ce1">
            <text:p>0.62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50000000000005" table:style-name="ce1">
            <text:p>0.62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499999999999995" table:style-name="ce1">
            <text:p>0.9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909999999999999" table:style-name="ce1">
            <text:p>0.62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220000000000001" table:style-name="ce1">
            <text:p>0.78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830000000000003" table:style-name="ce1">
            <text:p>0.94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70000000000001" table:style-name="ce1">
            <text:p>0.72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790000000000002" table:style-name="ce1">
            <text:p>0.88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219999999999996" table:style-name="ce1">
            <text:p>0.98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840000000000003" table:style-name="ce1">
            <text:p>0.57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389999999999998" table:style-name="ce1">
            <text:p>0.59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179999999999995" table:style-name="ce1">
            <text:p>0.79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979999999999997" table:style-name="ce1">
            <text:p>0.93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30000000000005" table:style-name="ce1">
            <text:p>0.96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279999999999998" table:style-name="ce1">
            <text:p>0.95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79999999999995" table:style-name="ce1">
            <text:p>0.54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739999999999996" table:style-name="ce1">
            <text:p>0.62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299999999999995" table:style-name="ce1">
            <text:p>0.9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049999999999998" table:style-name="ce1">
            <text:p>0.91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4" table:style-name="ce1">
            <text:p>0.66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520000000000004" table:style-name="ce1">
            <text:p>0.69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379999999999995" table:style-name="ce1">
            <text:p>0.67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830000000000005" table:style-name="ce1">
            <text:p>0.84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669999999999996" table:style-name="ce1">
            <text:p>0.66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310000000000001" table:style-name="ce1">
            <text:p>0.903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319999999999996" table:style-name="ce1">
            <text:p>0.85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060000000000002" table:style-name="ce1">
            <text:p>0.85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899999999999998" table:style-name="ce1">
            <text:p>0.9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280000000000002" table:style-name="ce1">
            <text:p>0.99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849999999999998" table:style-name="ce1">
            <text:p>0.66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670000000000002" table:style-name="ce1">
            <text:p>0.60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20000000000001" table:style-name="ce1">
            <text:p>0.91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009999999999997" table:style-name="ce1">
            <text:p>0.85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989999999999997" table:style-name="ce1">
            <text:p>0.94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550000000000003" table:style-name="ce1">
            <text:p>0.84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550000000000002" table:style-name="ce1">
            <text:p>0.95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69999999999997" table:style-name="ce1">
            <text:p>0.5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79999999999997" table:style-name="ce1">
            <text:p>0.57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19999999999995" table:style-name="ce1">
            <text:p>0.964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39" table:style-name="ce1">
            <text:p>0.98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439999999999996" table:style-name="ce1">
            <text:p>0.504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69999999999996" table:style-name="ce1">
            <text:p>0.54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20000000000002" table:style-name="ce1">
            <text:p>0.54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50000000000005" table:style-name="ce1">
            <text:p>0.99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859999999999999" table:style-name="ce1">
            <text:p>0.55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659999999999998" table:style-name="ce1">
            <text:p>0.67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690000000000001" table:style-name="ce1">
            <text:p>0.99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60000000000004" table:style-name="ce1">
            <text:p>0.62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690000000000004" table:style-name="ce1">
            <text:p>0.78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920000000000001" table:style-name="ce1">
            <text:p>0.90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9769999999999998" table:style-name="ce1">
            <text:p>0.49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659999999999997" table:style-name="ce1">
            <text:p>0.54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679999999999997" table:style-name="ce1">
            <text:p>0.68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540000000000005" table:style-name="ce1">
            <text:p>0.985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680000000000005" table:style-name="ce1">
            <text:p>0.90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830000000000005" table:style-name="ce1">
            <text:p>0.96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689999999999997" table:style-name="ce1">
            <text:p>0.95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970000000000003" table:style-name="ce1">
            <text:p>0.86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239999999999998" table:style-name="ce1">
            <text:p>0.53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290000000000001" table:style-name="ce1">
            <text:p>0.62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520000000000002" table:style-name="ce1">
            <text:p>0.92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329999999999998" table:style-name="ce1">
            <text:p>0.893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20000000000003" table:style-name="ce1">
            <text:p>0.68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389999999999997" table:style-name="ce1">
            <text:p>0.70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800000000000005" table:style-name="ce1">
            <text:p>0.6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530000000000003" table:style-name="ce1">
            <text:p>0.82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790000000000005" table:style-name="ce1">
            <text:p>0.66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120000000000002" table:style-name="ce1">
            <text:p>0.92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989999999999997" table:style-name="ce1">
            <text:p>0.82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119999999999997" table:style-name="ce1">
            <text:p>0.87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729999999999996" table:style-name="ce1">
            <text:p>0.98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399999999999999" table:style-name="ce1">
            <text:p>0.98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220000000000003" table:style-name="ce1">
            <text:p>0.68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470000000000002" table:style-name="ce1">
            <text:p>0.60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969999999999997" table:style-name="ce1">
            <text:p>0.92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160000000000001" table:style-name="ce1">
            <text:p>0.83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220000000000004" table:style-name="ce1">
            <text:p>0.94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289999999999996" table:style-name="ce1">
            <text:p>0.82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859999999999999" table:style-name="ce1">
            <text:p>0.93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39999999999995" table:style-name="ce1">
            <text:p>0.997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760000000000002" table:style-name="ce1">
            <text:p>0.84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879999999999999" table:style-name="ce1">
            <text:p>0.58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219999999999995" table:style-name="ce1">
            <text:p>0.592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50000000000004" table:style-name="ce1">
            <text:p>0.97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660000000000001" table:style-name="ce1">
            <text:p>0.9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880000000000003" table:style-name="ce1">
            <text:p>0.50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610000000000003" table:style-name="ce1">
            <text:p>0.54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630000000000002" table:style-name="ce1">
            <text:p>0.556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240000000000004" table:style-name="ce1">
            <text:p>0.972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820000000000004" table:style-name="ce1">
            <text:p>0.56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920000000000003" table:style-name="ce1">
            <text:p>0.67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170000000000001" table:style-name="ce1">
            <text:p>0.97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7" table:style-name="ce1">
            <text:p>0.6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569999999999995" table:style-name="ce1">
            <text:p>0.78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80000000000005" table:style-name="ce1">
            <text:p>0.911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260000000000005" table:style-name="ce1">
            <text:p>0.50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159999999999998" table:style-name="ce1">
            <text:p>0.55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910000000000005" table:style-name="ce1">
            <text:p>0.6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340000000000003" table:style-name="ce1">
            <text:p>0.96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520000000000001" table:style-name="ce1">
            <text:p>0.91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60000000000004" table:style-name="ce1">
            <text:p>0.99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750000000000003" table:style-name="ce1">
            <text:p>0.96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6860000000000004" table:style-name="ce1">
            <text:p>0.86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209999999999996" table:style-name="ce1">
            <text:p>0.972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68" table:style-name="ce1">
            <text:p>0.84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800000000000003" table:style-name="ce1">
            <text:p>0.5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470000000000001" table:style-name="ce1">
            <text:p>0.59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529999999999994" table:style-name="ce1">
            <text:p>0.97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129999999999995" table:style-name="ce1">
            <text:p>0.98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609999999999995" table:style-name="ce1">
            <text:p>0.576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070000000000002" table:style-name="ce1">
            <text:p>0.61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499999999999998" table:style-name="ce1">
            <text:p>0.6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509999999999995" table:style-name="ce1">
            <text:p>0.95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79" table:style-name="ce1">
            <text:p>0.60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390000000000004" table:style-name="ce1">
            <text:p>0.78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860000000000001" table:style-name="ce1">
            <text:p>0.95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89999999999999" table:style-name="ce1">
            <text:p>0.72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939999999999997" table:style-name="ce1">
            <text:p>0.88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30000000000005" table:style-name="ce1">
            <text:p>0.97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99999999999995" table:style-name="ce1">
            <text:p>0.57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679999999999998" table:style-name="ce1">
            <text:p>0.57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320000000000002" table:style-name="ce1">
            <text:p>0.793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530000000000003" table:style-name="ce1">
            <text:p>0.94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46" table:style-name="ce1">
            <text:p>0.94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430000000000001" table:style-name="ce1">
            <text:p>0.92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819999999999996" table:style-name="ce1">
            <text:p>0.978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069999999999999" table:style-name="ce1">
            <text:p>0.950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850000000000003" table:style-name="ce1">
            <text:p>0.968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530000000000002" table:style-name="ce1">
            <text:p>0.93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859999999999999" table:style-name="ce1">
            <text:p>0.93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800000000000002" table:style-name="ce1">
            <text:p>0.89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409999999999996" table:style-name="ce1">
            <text:p>0.96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9399999999999997" table:style-name="ce1">
            <text:p>0.59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50000000000001" table:style-name="ce1">
            <text:p>0.57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289999999999999" table:style-name="ce1">
            <text:p>0.85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380000000000002" table:style-name="ce1">
            <text:p>0.87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279999999999997" table:style-name="ce1">
            <text:p>0.94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010000000000002" table:style-name="ce1">
            <text:p>0.540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6030000000000004" table:style-name="ce1">
            <text:p>0.96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710000000000005" table:style-name="ce1">
            <text:p>0.56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249999999999998" table:style-name="ce1">
            <text:p>0.54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00000000000004" table:style-name="ce1">
            <text:p>0.5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509999999999997" table:style-name="ce1">
            <text:p>0.60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729999999999996" table:style-name="ce1">
            <text:p>0.61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769999999999998" table:style-name="ce1">
            <text:p>0.81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709999999999998" table:style-name="ce1">
            <text:p>0.987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140000000000002" table:style-name="ce1">
            <text:p>0.57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79999999999995" table:style-name="ce1">
            <text:p>0.543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339999999999996" table:style-name="ce1">
            <text:p>0.63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349999999999998" table:style-name="ce1">
            <text:p>0.54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119999999999996" table:style-name="ce1">
            <text:p>0.601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780000000000002" table:style-name="ce1">
            <text:p>0.61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130000000000001" table:style-name="ce1">
            <text:p>0.551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59" table:style-name="ce1">
            <text:p>0.61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579999999999996" table:style-name="ce1">
            <text:p>0.55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509999999999995" table:style-name="ce1">
            <text:p>0.58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140000000000001" table:style-name="ce1">
            <text:p>0.561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3270000000000004" table:style-name="ce1">
            <text:p>0.63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029999999999995" table:style-name="ce1">
            <text:p>0.98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5099999999999996" table:style-name="ce1">
            <text:p>0.9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829999999999997" table:style-name="ce1">
            <text:p>0.62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159999999999997" table:style-name="ce1">
            <text:p>0.66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259999999999996" table:style-name="ce1">
            <text:p>0.652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269999999999995" table:style-name="ce1">
            <text:p>0.902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5290000000000004" table:style-name="ce1">
            <text:p>0.65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4519999999999995" table:style-name="ce1">
            <text:p>0.845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600000000000003" table:style-name="ce1">
            <text:p>0.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8910000000000002" table:style-name="ce1">
            <text:p>0.78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05" table:style-name="ce1">
            <text:p>0.940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829999999999997" table:style-name="ce1">
            <text:p>0.998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2460000000000004" table:style-name="ce1">
            <text:p>0.62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0450000000000004" table:style-name="ce1">
            <text:p>0.60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570000000000002" table:style-name="ce1">
            <text:p>0.85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459999999999996" table:style-name="ce1">
            <text:p>0.904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08" table:style-name="ce1">
            <text:p>0.97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0280000000000005" table:style-name="ce1">
            <text:p>0.902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680000000000001" table:style-name="ce1">
            <text:p>0.98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809999999999998" table:style-name="ce1">
            <text:p>0.988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030000000000001" table:style-name="ce1">
            <text:p>0.92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860000000000003" table:style-name="ce1">
            <text:p>0.97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349999999999999" table:style-name="ce1">
            <text:p>0.923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409999999999997" table:style-name="ce1">
            <text:p>0.97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1409999999999998" table:style-name="ce1">
            <text:p>0.614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390000000000001" table:style-name="ce1">
            <text:p>0.993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3469999999999998" table:style-name="ce1">
            <text:p>0.934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899999999999996" table:style-name="ce1">
            <text:p>0.57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549999999999998" table:style-name="ce1">
            <text:p>0.54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289999999999997" table:style-name="ce1">
            <text:p>0.702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3429999999999995" table:style-name="ce1">
            <text:p>0.734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206" table:style-name="ce1">
            <text:p>0.82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69999999999997" table:style-name="ce1">
            <text:p>0.548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5529999999999995" table:style-name="ce1">
            <text:p>0.855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5750000000000002" table:style-name="ce1">
            <text:p>0.45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859999999999998" table:style-name="ce1">
            <text:p>0.548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3669999999999998" table:style-name="ce1">
            <text:p>0.436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0080000000000002" table:style-name="ce1">
            <text:p>0.500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249999999999999" table:style-name="ce1">
            <text:p>0.55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7059999999999997" table:style-name="ce1">
            <text:p>0.67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1159999999999997" table:style-name="ce1">
            <text:p>0.911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150000000000002" table:style-name="ce1">
            <text:p>0.461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059999999999998" table:style-name="ce1">
            <text:p>0.55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950000000000002" table:style-name="ce1">
            <text:p>0.589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679999999999999" table:style-name="ce1">
            <text:p>0.586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589999999999997" table:style-name="ce1">
            <text:p>0.57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449999999999998" table:style-name="ce1">
            <text:p>0.534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4920000000000002" table:style-name="ce1">
            <text:p>0.5492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2569999999999995" table:style-name="ce1">
            <text:p>0.52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877" table:style-name="ce1">
            <text:p>0.58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3359999999999996" table:style-name="ce1">
            <text:p>0.533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9570000000000005" table:style-name="ce1">
            <text:p>0.89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5600000000000005" table:style-name="ce1">
            <text:p>0.55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7639999999999999" table:style-name="ce1">
            <text:p>0.476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589999999999997" table:style-name="ce1">
            <text:p>0.575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9549999999999998" table:style-name="ce1">
            <text:p>0.795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6029999999999998" table:style-name="ce1">
            <text:p>0.760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989999999999999" table:style-name="ce1">
            <text:p>0.729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2570000000000001" table:style-name="ce1">
            <text:p>0.72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6910000000000003" table:style-name="ce1">
            <text:p>0.66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489999999999995" table:style-name="ce1">
            <text:p>0.684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4480000000000004" table:style-name="ce1">
            <text:p>0.644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690000000000001" table:style-name="ce1">
            <text:p>0.99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" table:style-name="ce1">
            <text:p>0.69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7760000000000002" table:style-name="ce1">
            <text:p>0.977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8229999999999995" table:style-name="ce1">
            <text:p>0.982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8770000000000004" table:style-name="ce1">
            <text:p>0.887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4250000000000005" table:style-name="ce1">
            <text:p>0.742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6599999999999995" table:style-name="ce1">
            <text:p>0.56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9729999999999996" table:style-name="ce1">
            <text:p>0.9973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9059999999999999" table:style-name="ce1">
            <text:p>0.6906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3169999999999999" table:style-name="ce1">
            <text:p>0.831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68569999999999998" table:style-name="ce1">
            <text:p>0.685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340000000000001" table:style-name="ce1">
            <text:p>0.8134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2910000000000004" table:style-name="ce1">
            <text:p>0.929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779999999999998" table:style-name="ce1">
            <text:p>0.707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94510000000000005" table:style-name="ce1">
            <text:p>0.9451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70879999999999999" table:style-name="ce1">
            <text:p>0.708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1579999999999997" table:style-name="ce1">
            <text:p>0.8158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57969999999999999" table:style-name="ce1">
            <text:p>0.5797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875" table:style-name="ce1">
            <text:p>0.875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float" office:value="0.46889999999999998" table:style-name="ce1">
            <text:p>0.4689</text:p>
          </table:table-cell>
          <table:table-cell table:number-columns-repeated="16371"/>
        </table:table-row>
        <table:table-row table:number-rows-repeated="1046388" table:style-name="ro1">
          <table:table-cell table:number-columns-repeated="16384"/>
        </table:table-row>
      </table:table>
      <table:table table:name="Comparison_1MB" table:style-name="ta4">
        <table:table-column table:style-name="co2" table:number-columns-repeated="16384" table:default-cell-style-name="ce1"/>
        <table:table-row table:style-name="ro2">
          <table:table-cell office:value-type="string" table:style-name="ce14">
            <text:p>Chromosome</text:p>
          </table:table-cell>
          <table:table-cell office:value-type="string" table:style-name="ce14">
            <text:p>HSA<text:s/></text:p>
          </table:table-cell>
          <table:table-cell office:value-type="string" table:style-name="ce14">
            <text:p>ChromSDE</text:p>
          </table:table-cell>
          <table:table-cell office:value-type="string" table:style-name="ce14">
            <text:p>Pastis</text:p>
          </table:table-cell>
          <table:table-cell office:value-type="string" table:style-name="ce14">
            <text:p>ShRec3D</text:p>
          </table:table-cell>
          <table:table-cell office:value-type="string" table:style-name="ce14">
            <text:p><text:s/>Chromosome3D</text:p>
          </table:table-cell>
          <table:table-cell office:value-type="string" table:style-name="ce14">
            <text:p>3DMax</text:p>
          </table:table-cell>
          <table:table-cell office:value-type="string" table:style-name="ce14">
            <text:p>LorDG</text:p>
          </table:table-cell>
          <table:table-cell office:value-type="string" table:style-name="ce15">
            <text:p>ParticleChromo3D<text:s/></text:p>
          </table:table-cell>
          <table:table-cell table:number-columns-repeated="16375"/>
        </table:table-row>
        <table:table-row table:style-name="ro2">
          <table:table-cell office:value-type="float" office:value="1" table:style-name="ce16">
            <text:p>1</text:p>
          </table:table-cell>
          <table:table-cell office:value-type="float" office:value="0.74691075439370036" table:style-name="ce17">
            <text:p>0.746910754</text:p>
          </table:table-cell>
          <table:table-cell office:value-type="float" office:value="0.94314699999999996" table:style-name="ce18">
            <text:p>0.943147</text:p>
          </table:table-cell>
          <table:table-cell office:value-type="float" office:value="0.87192717401248487" table:style-name="ce18">
            <text:p>0.871927174</text:p>
          </table:table-cell>
          <table:table-cell office:value-type="float" office:value="0.74756999999999996" table:style-name="ce18">
            <text:p>0.74757</text:p>
          </table:table-cell>
          <table:table-cell office:value-type="float" office:value="0.86871057184859557" table:style-name="ce18">
            <text:p>0.868710572</text:p>
          </table:table-cell>
          <table:table-cell office:value-type="float" office:value="0.95654361697866108" table:style-name="ce18">
            <text:p>0.956543617</text:p>
          </table:table-cell>
          <table:table-cell office:value-type="float" office:value="0.89554484397116874" table:style-name="ce18">
            <text:p>0.895544844</text:p>
          </table:table-cell>
          <table:table-cell office:value-type="float" office:value="0.955638497906099" table:style-name="ce6">
            <text:p>0.955638498</text:p>
          </table:table-cell>
          <table:table-cell table:number-columns-repeated="16375"/>
        </table:table-row>
        <table:table-row table:style-name="ro2">
          <table:table-cell office:value-type="float" office:value="2" table:style-name="ce16">
            <text:p>2</text:p>
          </table:table-cell>
          <table:table-cell office:value-type="float" office:value="0.75998856583345109" table:style-name="ce18">
            <text:p>0.759988566</text:p>
          </table:table-cell>
          <table:table-cell office:value-type="float" office:value="0.93279400000000001" table:style-name="ce18">
            <text:p>0.932794</text:p>
          </table:table-cell>
          <table:table-cell office:value-type="float" office:value="0.86020931840125403" table:style-name="ce18">
            <text:p>0.860209318</text:p>
          </table:table-cell>
          <table:table-cell office:value-type="float" office:value="0.85336299999999998" table:style-name="ce18">
            <text:p>0.853363</text:p>
          </table:table-cell>
          <table:table-cell office:value-type="float" office:value="0.90294011297576793" table:style-name="ce18">
            <text:p>0.902940113</text:p>
          </table:table-cell>
          <table:table-cell office:value-type="float" office:value="0.95634763935278677" table:style-name="ce18">
            <text:p>0.956347639</text:p>
          </table:table-cell>
          <table:table-cell office:value-type="float" office:value="0.89291791976640034" table:style-name="ce18">
            <text:p>0.89291792</text:p>
          </table:table-cell>
          <table:table-cell office:value-type="float" office:value="0.95549627213759103" table:style-name="ce6">
            <text:p>0.955496272</text:p>
          </table:table-cell>
          <table:table-cell table:number-columns-repeated="16375"/>
        </table:table-row>
        <table:table-row table:style-name="ro2">
          <table:table-cell office:value-type="float" office:value="3" table:style-name="ce16">
            <text:p>3</text:p>
          </table:table-cell>
          <table:table-cell office:value-type="float" office:value="0.78408409791692957" table:style-name="ce18">
            <text:p>0.784084098</text:p>
          </table:table-cell>
          <table:table-cell office:value-type="float" office:value="0.94905399999999995" table:style-name="ce18">
            <text:p>0.949054</text:p>
          </table:table-cell>
          <table:table-cell office:value-type="float" office:value="0.87835737432932348" table:style-name="ce18">
            <text:p>0.878357374</text:p>
          </table:table-cell>
          <table:table-cell office:value-type="float" office:value="0.84968599999999994" table:style-name="ce18">
            <text:p>0.849686</text:p>
          </table:table-cell>
          <table:table-cell office:value-type="float" office:value="0.89829182804964836" table:style-name="ce18">
            <text:p>0.898291828</text:p>
          </table:table-cell>
          <table:table-cell office:value-type="float" office:value="0.96663264567937413" table:style-name="ce18">
            <text:p>0.966632646</text:p>
          </table:table-cell>
          <table:table-cell office:value-type="float" office:value="0.8460090655027841" table:style-name="ce18">
            <text:p>0.846009066</text:p>
          </table:table-cell>
          <table:table-cell office:value-type="float" office:value="0.96623049423298202" table:style-name="ce6">
            <text:p>0.966230494</text:p>
          </table:table-cell>
          <table:table-cell table:number-columns-repeated="16375"/>
        </table:table-row>
        <table:table-row table:style-name="ro2">
          <table:table-cell office:value-type="float" office:value="4" table:style-name="ce16">
            <text:p>4</text:p>
          </table:table-cell>
          <table:table-cell office:value-type="float" office:value="0.7585622539253124" table:style-name="ce18">
            <text:p>0.758562254</text:p>
          </table:table-cell>
          <table:table-cell office:value-type="float" office:value="0.97650300000000001" table:style-name="ce18">
            <text:p>0.976503</text:p>
          </table:table-cell>
          <table:table-cell office:value-type="float" office:value="0.94928810945835362" table:style-name="ce18">
            <text:p>0.949288109</text:p>
          </table:table-cell>
          <table:table-cell office:value-type="float" office:value="0.83055000000000001" table:style-name="ce18">
            <text:p>0.83055</text:p>
          </table:table-cell>
          <table:table-cell office:value-type="float" office:value="0.94459705130790994" table:style-name="ce18">
            <text:p>0.944597051</text:p>
          </table:table-cell>
          <table:table-cell office:value-type="float" office:value="0.97796248604076474" table:style-name="ce18">
            <text:p>0.977962486</text:p>
          </table:table-cell>
          <table:table-cell office:value-type="float" office:value="0.96495898219456622" table:style-name="ce18">
            <text:p>0.964958982</text:p>
          </table:table-cell>
          <table:table-cell office:value-type="float" office:value="0.97307541352750204" table:style-name="ce6">
            <text:p>0.973075414</text:p>
          </table:table-cell>
          <table:table-cell table:number-columns-repeated="16375"/>
        </table:table-row>
        <table:table-row table:style-name="ro2">
          <table:table-cell office:value-type="float" office:value="5" table:style-name="ce16">
            <text:p>5</text:p>
          </table:table-cell>
          <table:table-cell office:value-type="float" office:value="0.81324635575640292" table:style-name="ce18">
            <text:p>0.813246356</text:p>
          </table:table-cell>
          <table:table-cell office:value-type="float" office:value="0.96630199999999999" table:style-name="ce18">
            <text:p>0.966302</text:p>
          </table:table-cell>
          <table:table-cell office:value-type="float" office:value="0.92808136088861681" table:style-name="ce18">
            <text:p>0.928081361</text:p>
          </table:table-cell>
          <table:table-cell office:value-type="float" office:value="0.83852099999999996" table:style-name="ce18">
            <text:p>0.838521</text:p>
          </table:table-cell>
          <table:table-cell office:value-type="float" office:value="0.93451604381561482" table:style-name="ce18">
            <text:p>0.934516044</text:p>
          </table:table-cell>
          <table:table-cell office:value-type="float" office:value="0.97511149115969653" table:style-name="ce18">
            <text:p>0.975111491</text:p>
          </table:table-cell>
          <table:table-cell office:value-type="float" office:value="0.93782653706856478" table:style-name="ce18">
            <text:p>0.937826537</text:p>
          </table:table-cell>
          <table:table-cell office:value-type="float" office:value="0.97493128392454298" table:style-name="ce6">
            <text:p>0.974931284</text:p>
          </table:table-cell>
          <table:table-cell table:number-columns-repeated="16375"/>
        </table:table-row>
        <table:table-row table:style-name="ro2">
          <table:table-cell office:value-type="float" office:value="6" table:style-name="ce16">
            <text:p>6</text:p>
          </table:table-cell>
          <table:table-cell office:value-type="float" office:value="0.41247052796331363" table:style-name="ce18">
            <text:p>0.412470528</text:p>
          </table:table-cell>
          <table:table-cell office:value-type="float" office:value="0.95656399999999997" table:style-name="ce18">
            <text:p>0.956564</text:p>
          </table:table-cell>
          <table:table-cell office:value-type="float" office:value="0.89371080630055189" table:style-name="ce18">
            <text:p>0.893710806</text:p>
          </table:table-cell>
          <table:table-cell office:value-type="float" office:value="0.79009099999999999" table:style-name="ce18">
            <text:p>0.790091</text:p>
          </table:table-cell>
          <table:table-cell office:value-type="float" office:value="0.92647261456755514" table:style-name="ce18">
            <text:p>0.926472615</text:p>
          </table:table-cell>
          <table:table-cell office:value-type="float" office:value="0.96546029083373008" table:style-name="ce18">
            <text:p>0.965460291</text:p>
          </table:table-cell>
          <table:table-cell office:value-type="float" office:value="0.92920433212732456" table:style-name="ce18">
            <text:p>0.929204332</text:p>
          </table:table-cell>
          <table:table-cell office:value-type="float" office:value="0.96173649387161098" table:style-name="ce6">
            <text:p>0.961736494</text:p>
          </table:table-cell>
          <table:table-cell table:number-columns-repeated="16375"/>
        </table:table-row>
        <table:table-row table:style-name="ro2">
          <table:table-cell office:value-type="float" office:value="7" table:style-name="ce16">
            <text:p>7</text:p>
          </table:table-cell>
          <table:table-cell office:value-type="float" office:value="0.6842996030290025" table:style-name="ce18">
            <text:p>0.684299603</text:p>
          </table:table-cell>
          <table:table-cell office:value-type="float" office:value="0.93394499999999991" table:style-name="ce18">
            <text:p>0.933945</text:p>
          </table:table-cell>
          <table:table-cell office:value-type="float" office:value="0.86900403544380511" table:style-name="ce18">
            <text:p>0.869004035</text:p>
          </table:table-cell>
          <table:table-cell office:value-type="float" office:value="0.79592299999999994" table:style-name="ce18">
            <text:p>0.795923</text:p>
          </table:table-cell>
          <table:table-cell office:value-type="float" office:value="0.89331140610130544" table:style-name="ce18">
            <text:p>0.893311406</text:p>
          </table:table-cell>
          <table:table-cell office:value-type="float" office:value="0.94042477609969" table:style-name="ce18">
            <text:p>0.940424776</text:p>
          </table:table-cell>
          <table:table-cell office:value-type="float" office:value="0.84855818890220558" table:style-name="ce18">
            <text:p>0.848558189</text:p>
          </table:table-cell>
          <table:table-cell office:value-type="float" office:value="0.93736402081701198" table:style-name="ce6">
            <text:p>0.937364021</text:p>
          </table:table-cell>
          <table:table-cell table:number-columns-repeated="16375"/>
        </table:table-row>
        <table:table-row table:style-name="ro2">
          <table:table-cell office:value-type="float" office:value="8" table:style-name="ce16">
            <text:p>8</text:p>
          </table:table-cell>
          <table:table-cell office:value-type="float" office:value="0.8806202796884649" table:style-name="ce18">
            <text:p>0.88062028</text:p>
          </table:table-cell>
          <table:table-cell office:value-type="float" office:value="0.96462799999999993" table:style-name="ce18">
            <text:p>0.964628</text:p>
          </table:table-cell>
          <table:table-cell office:value-type="float" office:value="0.9170807562639588" table:style-name="ce18">
            <text:p>0.917080756</text:p>
          </table:table-cell>
          <table:table-cell office:value-type="float" office:value="0.89051999999999998" table:style-name="ce18">
            <text:p>0.89052</text:p>
          </table:table-cell>
          <table:table-cell office:value-type="float" office:value="0.9351393942998284" table:style-name="ce18">
            <text:p>0.935139394</text:p>
          </table:table-cell>
          <table:table-cell office:value-type="float" office:value="0.96920542394103792" table:style-name="ce18">
            <text:p>0.969205424</text:p>
          </table:table-cell>
          <table:table-cell office:value-type="float" office:value="0.94993089026019473" table:style-name="ce18">
            <text:p>0.94993089</text:p>
          </table:table-cell>
          <table:table-cell office:value-type="float" office:value="0.96815754724791803" table:style-name="ce6">
            <text:p>0.968157547</text:p>
          </table:table-cell>
          <table:table-cell table:number-columns-repeated="16375"/>
        </table:table-row>
        <table:table-row table:style-name="ro2">
          <table:table-cell office:value-type="float" office:value="9" table:style-name="ce16">
            <text:p>9</text:p>
          </table:table-cell>
          <table:table-cell office:value-type="float" office:value="0.74934798994558216" table:style-name="ce18">
            <text:p>0.74934799</text:p>
          </table:table-cell>
          <table:table-cell office:value-type="float" office:value="0.96462799999999993" table:style-name="ce18">
            <text:p>0.964628</text:p>
          </table:table-cell>
          <table:table-cell office:value-type="float" office:value="0.91458712413482923" table:style-name="ce18">
            <text:p>0.914587124</text:p>
          </table:table-cell>
          <table:table-cell office:value-type="float" office:value="0.83960099999999993" table:style-name="ce18">
            <text:p>0.839601</text:p>
          </table:table-cell>
          <table:table-cell office:value-type="float" office:value="0.84803003457680948" table:style-name="ce18">
            <text:p>0.848030035</text:p>
          </table:table-cell>
          <table:table-cell office:value-type="float" office:value="0.95324844493145633" table:style-name="ce18">
            <text:p>0.953248445</text:p>
          </table:table-cell>
          <table:table-cell office:value-type="float" office:value="0.88416171408988409" table:style-name="ce18">
            <text:p>0.884161714</text:p>
          </table:table-cell>
          <table:table-cell office:value-type="float" office:value="0.95392216655409301" table:style-name="ce6">
            <text:p>0.953922167</text:p>
          </table:table-cell>
          <table:table-cell table:number-columns-repeated="16375"/>
        </table:table-row>
        <table:table-row table:style-name="ro2">
          <table:table-cell office:value-type="float" office:value="10" table:style-name="ce16">
            <text:p>10</text:p>
          </table:table-cell>
          <table:table-cell office:value-type="float" office:value="0.7204430480929841" table:style-name="ce18">
            <text:p>0.720443048</text:p>
          </table:table-cell>
          <table:table-cell office:value-type="float" office:value="0.95020799999999994" table:style-name="ce18">
            <text:p>0.950208</text:p>
          </table:table-cell>
          <table:table-cell office:value-type="float" office:value="0.88848725549521179" table:style-name="ce18">
            <text:p>0.888487255</text:p>
          </table:table-cell>
          <table:table-cell office:value-type="float" office:value="0.82572899999999994" table:style-name="ce18">
            <text:p>0.825729</text:p>
          </table:table-cell>
          <table:table-cell office:value-type="float" office:value="0.91598507888563119" table:style-name="ce18">
            <text:p>0.915985079</text:p>
          </table:table-cell>
          <table:table-cell office:value-type="float" office:value="0.95268864210409843" table:style-name="ce18">
            <text:p>0.952688642</text:p>
          </table:table-cell>
          <table:table-cell office:value-type="float" office:value="0.91002954399082203" table:style-name="ce18">
            <text:p>0.910029544</text:p>
          </table:table-cell>
          <table:table-cell office:value-type="float" office:value="0.95012186292738998" table:style-name="ce6">
            <text:p>0.950121863</text:p>
          </table:table-cell>
          <table:table-cell table:number-columns-repeated="16375"/>
        </table:table-row>
        <table:table-row table:style-name="ro2">
          <table:table-cell office:value-type="float" office:value="11" table:style-name="ce16">
            <text:p>11</text:p>
          </table:table-cell>
          <table:table-cell office:value-type="float" office:value="0.57570402574288171" table:style-name="ce18">
            <text:p>0.575704026</text:p>
          </table:table-cell>
          <table:table-cell office:value-type="float" office:value="0.95395699999999994" table:style-name="ce18">
            <text:p>0.953957</text:p>
          </table:table-cell>
          <table:table-cell office:value-type="float" office:value="0.88116703765931403" table:style-name="ce18">
            <text:p>0.881167038</text:p>
          </table:table-cell>
          <table:table-cell office:value-type="float" office:value="0.75334999999999996" table:style-name="ce18">
            <text:p>0.75335</text:p>
          </table:table-cell>
          <table:table-cell office:value-type="float" office:value="0.9037629050878464" table:style-name="ce18">
            <text:p>0.903762905</text:p>
          </table:table-cell>
          <table:table-cell office:value-type="float" office:value="0.96037418551845521" table:style-name="ce18">
            <text:p>0.960374186</text:p>
          </table:table-cell>
          <table:table-cell office:value-type="float" office:value="0.91517086119653723" table:style-name="ce18">
            <text:p>0.915170861</text:p>
          </table:table-cell>
          <table:table-cell office:value-type="float" office:value="0.96034154243542103" table:style-name="ce6">
            <text:p>0.960341542</text:p>
          </table:table-cell>
          <table:table-cell table:number-columns-repeated="16375"/>
        </table:table-row>
        <table:table-row table:style-name="ro2">
          <table:table-cell office:value-type="float" office:value="12" table:style-name="ce16">
            <text:p>12</text:p>
          </table:table-cell>
          <table:table-cell office:value-type="float" office:value="0.80863414755378926" table:style-name="ce18">
            <text:p>0.808634148</text:p>
          </table:table-cell>
          <table:table-cell office:value-type="float" office:value="0.94788799999999995" table:style-name="ce18">
            <text:p>0.947888</text:p>
          </table:table-cell>
          <table:table-cell office:value-type="float" office:value="0.88185661127120862" table:style-name="ce18">
            <text:p>0.881856611</text:p>
          </table:table-cell>
          <table:table-cell office:value-type="float" office:value="0.82328599999999996" table:style-name="ce18">
            <text:p>0.823286</text:p>
          </table:table-cell>
          <table:table-cell office:value-type="float" office:value="0.90504015885050282" table:style-name="ce18">
            <text:p>0.905040159</text:p>
          </table:table-cell>
          <table:table-cell office:value-type="float" office:value="0.95865830473299674" table:style-name="ce19">
            <text:p>0.958658305</text:p>
          </table:table-cell>
          <table:table-cell office:value-type="float" office:value="0.91903838074938204" table:style-name="ce18">
            <text:p>0.919038381</text:p>
          </table:table-cell>
          <table:table-cell office:value-type="float" office:value="0.95564028342075202" table:style-name="ce6">
            <text:p>0.955640283</text:p>
          </table:table-cell>
          <table:table-cell table:number-columns-repeated="16375"/>
        </table:table-row>
        <table:table-row table:style-name="ro2">
          <table:table-cell office:value-type="float" office:value="13" table:style-name="ce16">
            <text:p>13</text:p>
          </table:table-cell>
          <table:table-cell office:value-type="float" office:value="0.65936624897575014" table:style-name="ce18">
            <text:p>0.659366249</text:p>
          </table:table-cell>
          <table:table-cell office:value-type="float" office:value="0.95033799999999991" table:style-name="ce18">
            <text:p>0.950338</text:p>
          </table:table-cell>
          <table:table-cell office:value-type="float" office:value="0.86789333825350645" table:style-name="ce18">
            <text:p>0.867893338</text:p>
          </table:table-cell>
          <table:table-cell office:value-type="float" office:value="0.87868099999999993" table:style-name="ce18">
            <text:p>0.878681</text:p>
          </table:table-cell>
          <table:table-cell office:value-type="float" office:value="0.92237778636986822" table:style-name="ce18">
            <text:p>0.922377786</text:p>
          </table:table-cell>
          <table:table-cell office:value-type="float" office:value="0.96237567293552506" table:style-name="ce18">
            <text:p>0.962375673</text:p>
          </table:table-cell>
          <table:table-cell office:value-type="float" office:value="0.93057500898318002" table:style-name="ce18">
            <text:p>0.930575009</text:p>
          </table:table-cell>
          <table:table-cell office:value-type="float" office:value="0.96069761418104804" table:style-name="ce6">
            <text:p>0.960697614</text:p>
          </table:table-cell>
          <table:table-cell table:number-columns-repeated="16375"/>
        </table:table-row>
        <table:table-row table:style-name="ro2">
          <table:table-cell office:value-type="float" office:value="14" table:style-name="ce16">
            <text:p>14</text:p>
          </table:table-cell>
          <table:table-cell office:value-type="float" office:value="0.67179453986757509" table:style-name="ce18">
            <text:p>0.67179454</text:p>
          </table:table-cell>
          <table:table-cell office:value-type="float" office:value="0.94535599999999997" table:style-name="ce18">
            <text:p>0.945356</text:p>
          </table:table-cell>
          <table:table-cell office:value-type="float" office:value="0.8799225709624422" table:style-name="ce18">
            <text:p>0.879922571</text:p>
          </table:table-cell>
          <table:table-cell office:value-type="float" office:value="0.79012499999999997" table:style-name="ce18">
            <text:p>0.790125</text:p>
          </table:table-cell>
          <table:table-cell office:value-type="float" office:value="0.88946904016225503" table:style-name="ce18">
            <text:p>0.88946904</text:p>
          </table:table-cell>
          <table:table-cell office:value-type="float" office:value="0.95721680224916961" table:style-name="ce18">
            <text:p>0.957216802</text:p>
          </table:table-cell>
          <table:table-cell office:value-type="float" office:value="0.88734149200268531" table:style-name="ce18">
            <text:p>0.887341492</text:p>
          </table:table-cell>
          <table:table-cell office:value-type="float" office:value="0.95708135847610698" table:style-name="ce6">
            <text:p>0.957081358</text:p>
          </table:table-cell>
          <table:table-cell table:number-columns-repeated="16375"/>
        </table:table-row>
        <table:table-row table:style-name="ro2">
          <table:table-cell office:value-type="float" office:value="15" table:style-name="ce16">
            <text:p>15</text:p>
          </table:table-cell>
          <table:table-cell office:value-type="float" office:value="0.73264290107247143" table:style-name="ce18">
            <text:p>0.732642901</text:p>
          </table:table-cell>
          <table:table-cell office:value-type="float" office:value="0.94507799999999997" table:style-name="ce18">
            <text:p>0.945078</text:p>
          </table:table-cell>
          <table:table-cell office:value-type="float" office:value="0.88310553989175167" table:style-name="ce18">
            <text:p>0.88310554</text:p>
          </table:table-cell>
          <table:table-cell office:value-type="float" office:value="0.79780200000000001" table:style-name="ce18">
            <text:p>0.797802</text:p>
          </table:table-cell>
          <table:table-cell office:value-type="float" office:value="0.88610396678299208" table:style-name="ce18">
            <text:p>0.886103967</text:p>
          </table:table-cell>
          <table:table-cell office:value-type="float" office:value="0.95267646795670258" table:style-name="ce18">
            <text:p>0.952676468</text:p>
          </table:table-cell>
          <table:table-cell office:value-type="float" office:value="0.9075587016550386" table:style-name="ce18">
            <text:p>0.907558702</text:p>
          </table:table-cell>
          <table:table-cell office:value-type="float" office:value="0.95091619375605796" table:style-name="ce6">
            <text:p>0.950916194</text:p>
          </table:table-cell>
          <table:table-cell table:number-columns-repeated="16375"/>
        </table:table-row>
        <table:table-row table:style-name="ro2">
          <table:table-cell office:value-type="float" office:value="16" table:style-name="ce16">
            <text:p>16</text:p>
          </table:table-cell>
          <table:table-cell office:value-type="float" office:value="0.55090912663042324" table:style-name="ce18">
            <text:p>0.550909127</text:p>
          </table:table-cell>
          <table:table-cell office:value-type="float" office:value="0.94005699999999992" table:style-name="ce18">
            <text:p>0.940057</text:p>
          </table:table-cell>
          <table:table-cell office:value-type="float" office:value="0.85494435124324009" table:style-name="ce18">
            <text:p>0.854944351</text:p>
          </table:table-cell>
          <table:table-cell office:value-type="float" office:value="0.74359799999999998" table:style-name="ce18">
            <text:p>0.743598</text:p>
          </table:table-cell>
          <table:table-cell office:value-type="float" office:value="0.80174450931677332" table:style-name="ce18">
            <text:p>0.801744509</text:p>
          </table:table-cell>
          <table:table-cell office:value-type="float" office:value="0.94353467801468016" table:style-name="ce18">
            <text:p>0.943534678</text:p>
          </table:table-cell>
          <table:table-cell office:value-type="float" office:value="0.83706700698841163" table:style-name="ce18">
            <text:p>0.837067007</text:p>
          </table:table-cell>
          <table:table-cell office:value-type="float" office:value="0.94279002874494999" table:style-name="ce6">
            <text:p>0.942790029</text:p>
          </table:table-cell>
          <table:table-cell table:number-columns-repeated="16375"/>
        </table:table-row>
        <table:table-row table:style-name="ro2">
          <table:table-cell office:value-type="float" office:value="17" table:style-name="ce16">
            <text:p>17</text:p>
          </table:table-cell>
          <table:table-cell office:value-type="float" office:value="0.64555791491128123" table:style-name="ce18">
            <text:p>0.645557915</text:p>
          </table:table-cell>
          <table:table-cell office:value-type="float" office:value="0.92986799999999992" table:style-name="ce18">
            <text:p>0.929868</text:p>
          </table:table-cell>
          <table:table-cell office:value-type="float" office:value="0.8297679427383875" table:style-name="ce18">
            <text:p>0.829767943</text:p>
          </table:table-cell>
          <table:table-cell office:value-type="float" office:value="0.63667399999999996" table:style-name="ce18">
            <text:p>0.636674</text:p>
          </table:table-cell>
          <table:table-cell office:value-type="float" office:value="0.80423858297067663" table:style-name="ce18">
            <text:p>0.804238583</text:p>
          </table:table-cell>
          <table:table-cell office:value-type="float" office:value="0.9381546557217354" table:style-name="ce19">
            <text:p>0.938154656</text:p>
          </table:table-cell>
          <table:table-cell office:value-type="float" office:value="0.85955843808128063" table:style-name="ce18">
            <text:p>0.859558438</text:p>
          </table:table-cell>
          <table:table-cell office:value-type="float" office:value="0.93768955850535496" table:style-name="ce6">
            <text:p>0.937689559</text:p>
          </table:table-cell>
          <table:table-cell table:number-columns-repeated="16375"/>
        </table:table-row>
        <table:table-row table:style-name="ro2">
          <table:table-cell office:value-type="float" office:value="18" table:style-name="ce16">
            <text:p>18</text:p>
          </table:table-cell>
          <table:table-cell office:value-type="float" office:value="0.76616051221207138" table:style-name="ce18">
            <text:p>0.766160512</text:p>
          </table:table-cell>
          <table:table-cell office:value-type="float" office:value="0.91619499999999998" table:style-name="ce18">
            <text:p>0.916195</text:p>
          </table:table-cell>
          <table:table-cell office:value-type="float" office:value="0.84574194822014792" table:style-name="ce18">
            <text:p>0.845741948</text:p>
          </table:table-cell>
          <table:table-cell office:value-type="float" office:value="0.83212299999999995" table:style-name="ce18">
            <text:p>0.832123</text:p>
          </table:table-cell>
          <table:table-cell office:value-type="float" office:value="0.86579411609674317" table:style-name="ce18">
            <text:p>0.865794116</text:p>
          </table:table-cell>
          <table:table-cell office:value-type="float" office:value="0.93370747775559038" table:style-name="ce18">
            <text:p>0.933707478</text:p>
          </table:table-cell>
          <table:table-cell office:value-type="float" office:value="0.8726500968811729" table:style-name="ce18">
            <text:p>0.872650097</text:p>
          </table:table-cell>
          <table:table-cell office:value-type="float" office:value="0.93183675931234899" table:style-name="ce6">
            <text:p>0.931836759</text:p>
          </table:table-cell>
          <table:table-cell table:number-columns-repeated="16375"/>
        </table:table-row>
        <table:table-row table:style-name="ro2">
          <table:table-cell office:value-type="float" office:value="19" table:style-name="ce16">
            <text:p>19</text:p>
          </table:table-cell>
          <table:table-cell office:value-type="float" office:value="0.5146096486583055" table:style-name="ce18">
            <text:p>0.514609649</text:p>
          </table:table-cell>
          <table:table-cell office:value-type="float" office:value="0.92880099999999999" table:style-name="ce18">
            <text:p>0.928801</text:p>
          </table:table-cell>
          <table:table-cell office:value-type="float" office:value="0.84279179985614761" table:style-name="ce18">
            <text:p>0.8427918</text:p>
          </table:table-cell>
          <table:table-cell office:value-type="float" office:value="0.661798" table:style-name="ce18">
            <text:p>0.661798</text:p>
          </table:table-cell>
          <table:table-cell office:value-type="float" office:value="0.79889069984531491" table:style-name="ce18">
            <text:p>0.7988907</text:p>
          </table:table-cell>
          <table:table-cell office:value-type="float" office:value="0.9444207256890812" table:style-name="ce18">
            <text:p>0.944420726</text:p>
          </table:table-cell>
          <table:table-cell office:value-type="float" office:value="0.69529912774586167" table:style-name="ce18">
            <text:p>0.695299128</text:p>
          </table:table-cell>
          <table:table-cell office:value-type="float" office:value="0.93834958102756605" table:style-name="ce6">
            <text:p>0.938349581</text:p>
          </table:table-cell>
          <table:table-cell table:number-columns-repeated="16375"/>
        </table:table-row>
        <table:table-row table:style-name="ro2">
          <table:table-cell office:value-type="float" office:value="20" table:style-name="ce16">
            <text:p>20</text:p>
          </table:table-cell>
          <table:table-cell office:value-type="float" office:value="0.64563431390338255" table:style-name="ce18">
            <text:p>0.645634314</text:p>
          </table:table-cell>
          <table:table-cell office:value-type="float" office:value="0.94514899999999991" table:style-name="ce18">
            <text:p>0.945149</text:p>
          </table:table-cell>
          <table:table-cell office:value-type="float" office:value="0.88189842417453346" table:style-name="ce18">
            <text:p>0.881898424</text:p>
          </table:table-cell>
          <table:table-cell office:value-type="float" office:value="0.73544500000000002" table:style-name="ce18">
            <text:p>0.735445</text:p>
          </table:table-cell>
          <table:table-cell office:value-type="float" office:value="0.84522253677902104" table:style-name="ce18">
            <text:p>0.845222537</text:p>
          </table:table-cell>
          <table:table-cell office:value-type="float" office:value="0.94468723331686255" table:style-name="ce18">
            <text:p>0.944687233</text:p>
          </table:table-cell>
          <table:table-cell office:value-type="float" office:value="0.85823135049545574" table:style-name="ce18">
            <text:p>0.85823135</text:p>
          </table:table-cell>
          <table:table-cell office:value-type="float" office:value="0.94741375608158596" table:style-name="ce6">
            <text:p>0.947413756</text:p>
          </table:table-cell>
          <table:table-cell table:number-columns-repeated="16375"/>
        </table:table-row>
        <table:table-row table:style-name="ro2">
          <table:table-cell office:value-type="float" office:value="21" table:style-name="ce16">
            <text:p>21</text:p>
          </table:table-cell>
          <table:table-cell office:value-type="float" office:value="0.80583518741413473" table:style-name="ce18">
            <text:p>0.805835187</text:p>
          </table:table-cell>
          <table:table-cell office:value-type="float" office:value="0.96753" table:style-name="ce18">
            <text:p>0.96753</text:p>
          </table:table-cell>
          <table:table-cell office:value-type="float" office:value="0.94920402321718078" table:style-name="ce18">
            <text:p>0.949204023</text:p>
          </table:table-cell>
          <table:table-cell office:value-type="float" office:value="0.885934" table:style-name="ce18">
            <text:p>0.885934</text:p>
          </table:table-cell>
          <table:table-cell office:value-type="float" office:value="0.8882812698602166" table:style-name="ce18">
            <text:p>0.88828127</text:p>
          </table:table-cell>
          <table:table-cell office:value-type="float" office:value="0.96947616905418033" table:style-name="ce19">
            <text:p>0.969476169</text:p>
          </table:table-cell>
          <table:table-cell office:value-type="float" office:value="0.9546046574615582" table:style-name="ce18">
            <text:p>0.954604657</text:p>
          </table:table-cell>
          <table:table-cell office:value-type="float" office:value="0.96444344141712501" table:style-name="ce6">
            <text:p>0.964443441</text:p>
          </table:table-cell>
          <table:table-cell table:number-columns-repeated="16375"/>
        </table:table-row>
        <table:table-row table:style-name="ro2">
          <table:table-cell office:value-type="float" office:value="22" table:style-name="ce16">
            <text:p>22</text:p>
          </table:table-cell>
          <table:table-cell office:value-type="float" office:value="0.61117016815721059" table:style-name="ce18">
            <text:p>0.611170168</text:p>
          </table:table-cell>
          <table:table-cell office:value-type="float" office:value="0.94807199999999991" table:style-name="ce18">
            <text:p>0.948072</text:p>
          </table:table-cell>
          <table:table-cell office:value-type="float" office:value="0.87272031183655929" table:style-name="ce18">
            <text:p>0.872720312</text:p>
          </table:table-cell>
          <table:table-cell office:value-type="float" office:value="0.69340099999999993" table:style-name="ce18">
            <text:p>0.693401</text:p>
          </table:table-cell>
          <table:table-cell office:value-type="float" office:value="0.7917948418927252" table:style-name="ce18">
            <text:p>0.791794842</text:p>
          </table:table-cell>
          <table:table-cell office:value-type="float" office:value="0.95686993431285916" table:style-name="ce18">
            <text:p>0.956869934</text:p>
          </table:table-cell>
          <table:table-cell office:value-type="float" office:value="0.86517928290978807" table:style-name="ce18">
            <text:p>0.865179283</text:p>
          </table:table-cell>
          <table:table-cell office:value-type="float" office:value="0.95683095099520898" table:style-name="ce18">
            <text:p>0.956830951</text:p>
          </table:table-cell>
          <table:table-cell table:number-columns-repeated="16375"/>
        </table:table-row>
        <table:table-row table:style-name="ro2">
          <table:table-cell office:value-type="float" office:value="23" table:style-name="ce16">
            <text:p>23</text:p>
          </table:table-cell>
          <table:table-cell office:value-type="float" office:value="0.59115238700962447" table:style-name="ce18">
            <text:p>0.591152387</text:p>
          </table:table-cell>
          <table:table-cell office:value-type="float" office:value="0.97664999999999991" table:style-name="ce18">
            <text:p>0.97665</text:p>
          </table:table-cell>
          <table:table-cell office:value-type="float" office:value="0.95026814245440883" table:style-name="ce18">
            <text:p>0.950268142</text:p>
          </table:table-cell>
          <table:table-cell office:value-type="float" office:value="0.91424299999999992" table:style-name="ce18">
            <text:p>0.914243</text:p>
          </table:table-cell>
          <table:table-cell office:value-type="float" office:value="0.9436356527960158" table:style-name="ce18">
            <text:p>0.943635653</text:p>
          </table:table-cell>
          <table:table-cell office:value-type="float" office:value="0.97890005199876817" table:style-name="ce18">
            <text:p>0.978900052</text:p>
          </table:table-cell>
          <table:table-cell office:value-type="float" office:value="0.97498223482192203" table:style-name="ce18">
            <text:p>0.974982235</text:p>
          </table:table-cell>
          <table:table-cell office:value-type="float" office:value="0.97058941282361699" table:style-name="ce6">
            <text:p>0.970589413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23" draw:style-name="a23" draw:name="Chart 1" svg:x="0.17187in" svg:y="0.10417in" svg:width="6.59896in" svg:height="3.94791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7" table:style-name="ro1">
          <table:table-cell table:number-columns-repeated="16384"/>
        </table:table-row>
      </table:table>
      <table:table table:name="Comparison_500kb" table:style-name="ta3">
        <table:table-column table:style-name="co2" table:number-columns-repeated="16384" table:default-cell-style-name="ce1"/>
        <table:table-row table:style-name="ro2">
          <table:table-cell office:value-type="string" table:style-name="ce14">
            <text:p>Chromosome</text:p>
          </table:table-cell>
          <table:table-cell office:value-type="string" table:style-name="ce14">
            <text:p>HSA<text:s/></text:p>
          </table:table-cell>
          <table:table-cell office:value-type="string" table:style-name="ce14">
            <text:p>ChromSDE</text:p>
          </table:table-cell>
          <table:table-cell office:value-type="string" table:style-name="ce14">
            <text:p>Pastis</text:p>
          </table:table-cell>
          <table:table-cell office:value-type="string" table:style-name="ce14">
            <text:p>ShRec3D</text:p>
          </table:table-cell>
          <table:table-cell office:value-type="string" table:style-name="ce14">
            <text:p><text:s/>Chromosome3D</text:p>
          </table:table-cell>
          <table:table-cell office:value-type="string" table:style-name="ce14">
            <text:p>3DMax</text:p>
          </table:table-cell>
          <table:table-cell office:value-type="string" table:style-name="ce14">
            <text:p>LorDG</text:p>
          </table:table-cell>
          <table:table-cell office:value-type="string" table:style-name="ce20">
            <text:p>ParticleChromo3D<text:s/></text:p>
          </table:table-cell>
          <table:table-cell table:number-columns-repeated="16375"/>
        </table:table-row>
        <table:table-row table:style-name="ro2">
          <table:table-cell office:value-type="float" office:value="1" table:style-name="ce16">
            <text:p>1</text:p>
          </table:table-cell>
          <table:table-cell office:value-type="float" office:value="0.45467700727310606" table:style-name="ce19">
            <text:p>0.454677007</text:p>
          </table:table-cell>
          <table:table-cell table:style-name="ce19"/>
          <table:table-cell office:value-type="float" office:value="0.85760932929244327" table:style-name="ce18">
            <text:p>0.857609329</text:p>
          </table:table-cell>
          <table:table-cell office:value-type="float" office:value="0.63889499999999999" table:style-name="ce18">
            <text:p>0.638895</text:p>
          </table:table-cell>
          <table:table-cell office:value-type="float" office:value="0.86410366198526989" table:style-name="ce18">
            <text:p>0.864103662</text:p>
          </table:table-cell>
          <table:table-cell office:value-type="float" office:value="0.94614384179977773" table:style-name="ce18">
            <text:p>0.946143842</text:p>
          </table:table-cell>
          <table:table-cell office:value-type="float" office:value="0.89268000000000003" table:style-name="ce21">
            <text:p>0.89268</text:p>
          </table:table-cell>
          <table:table-cell office:value-type="float" office:value="0.93739613403765498" table:style-name="ce6">
            <text:p>0.937396134</text:p>
          </table:table-cell>
          <table:table-cell table:number-columns-repeated="16375"/>
        </table:table-row>
        <table:table-row table:style-name="ro2">
          <table:table-cell office:value-type="float" office:value="2" table:style-name="ce16">
            <text:p>2</text:p>
          </table:table-cell>
          <table:table-cell office:value-type="float" office:value="0.77378090796731636" table:style-name="ce18">
            <text:p>0.773780908</text:p>
          </table:table-cell>
          <table:table-cell table:style-name="ce19"/>
          <table:table-cell office:value-type="float" office:value="0.84631096766339375" table:style-name="ce18">
            <text:p>0.846310968</text:p>
          </table:table-cell>
          <table:table-cell office:value-type="float" office:value="0.82998699999999992" table:style-name="ce18">
            <text:p>0.829987</text:p>
          </table:table-cell>
          <table:table-cell office:value-type="float" office:value="0.89630694295600033" table:style-name="ce18">
            <text:p>0.896306943</text:p>
          </table:table-cell>
          <table:table-cell office:value-type="float" office:value="0.9462953140518372" table:style-name="ce18">
            <text:p>0.946295314</text:p>
          </table:table-cell>
          <table:table-cell office:value-type="float" office:value="0.87235273303457428" table:style-name="ce21">
            <text:p>0.872352733</text:p>
          </table:table-cell>
          <table:table-cell office:value-type="float" office:value="0.94148111774235999" table:style-name="ce6">
            <text:p>0.941481118</text:p>
          </table:table-cell>
          <table:table-cell table:number-columns-repeated="16375"/>
        </table:table-row>
        <table:table-row table:style-name="ro2">
          <table:table-cell office:value-type="float" office:value="3" table:style-name="ce16">
            <text:p>3</text:p>
          </table:table-cell>
          <table:table-cell office:value-type="float" office:value="0.46445795014895497" table:style-name="ce18">
            <text:p>0.46445795</text:p>
          </table:table-cell>
          <table:table-cell table:style-name="ce19"/>
          <table:table-cell office:value-type="float" office:value="0.86152709657782833" table:style-name="ce18">
            <text:p>0.861527097</text:p>
          </table:table-cell>
          <table:table-cell office:value-type="float" office:value="0.82292500000000002" table:style-name="ce18">
            <text:p>0.822925</text:p>
          </table:table-cell>
          <table:table-cell office:value-type="float" office:value="0.88545317082721209" table:style-name="ce18">
            <text:p>0.885453171</text:p>
          </table:table-cell>
          <table:table-cell office:value-type="float" office:value="0.95656891800005039" table:style-name="ce18">
            <text:p>0.956568918</text:p>
          </table:table-cell>
          <table:table-cell office:value-type="float" office:value="0.85750753390512513" table:style-name="ce21">
            <text:p>0.857507534</text:p>
          </table:table-cell>
          <table:table-cell office:value-type="float" office:value="0.95400371638671799" table:style-name="ce6">
            <text:p>0.954003716</text:p>
          </table:table-cell>
          <table:table-cell table:number-columns-repeated="16375"/>
        </table:table-row>
        <table:table-row table:style-name="ro2">
          <table:table-cell office:value-type="float" office:value="4" table:style-name="ce16">
            <text:p>4</text:p>
          </table:table-cell>
          <table:table-cell office:value-type="float" office:value="0.39292140174630541" table:style-name="ce18">
            <text:p>0.392921402</text:p>
          </table:table-cell>
          <table:table-cell table:style-name="ce19"/>
          <table:table-cell office:value-type="float" office:value="0.9407126734313811" table:style-name="ce18">
            <text:p>0.940712673</text:p>
          </table:table-cell>
          <table:table-cell office:value-type="float" office:value="0.757409" table:style-name="ce18">
            <text:p>0.757409</text:p>
          </table:table-cell>
          <table:table-cell office:value-type="float" office:value="0.94383963482809541" table:style-name="ce18">
            <text:p>0.943839635</text:p>
          </table:table-cell>
          <table:table-cell office:value-type="float" office:value="0.97405899406883278" table:style-name="ce18">
            <text:p>0.974058994</text:p>
          </table:table-cell>
          <table:table-cell office:value-type="float" office:value="0.95984785479589474" table:style-name="ce21">
            <text:p>0.959847855</text:p>
          </table:table-cell>
          <table:table-cell office:value-type="float" office:value="0.96168808071656897" table:style-name="ce6">
            <text:p>0.961688081</text:p>
          </table:table-cell>
          <table:table-cell table:number-columns-repeated="16375"/>
        </table:table-row>
        <table:table-row table:style-name="ro2">
          <table:table-cell office:value-type="float" office:value="5" table:style-name="ce16">
            <text:p>5</text:p>
          </table:table-cell>
          <table:table-cell office:value-type="float" office:value="0.62928055481090839" table:style-name="ce18">
            <text:p>0.629280555</text:p>
          </table:table-cell>
          <table:table-cell table:style-name="ce19"/>
          <table:table-cell office:value-type="float" office:value="0.91793976534457522" table:style-name="ce18">
            <text:p>0.917939765</text:p>
          </table:table-cell>
          <table:table-cell office:value-type="float" office:value="0.80387500000000001" table:style-name="ce18">
            <text:p>0.803875</text:p>
          </table:table-cell>
          <table:table-cell office:value-type="float" office:value="0.92896921462245274" table:style-name="ce18">
            <text:p>0.928969215</text:p>
          </table:table-cell>
          <table:table-cell office:value-type="float" office:value="0.96910352626871121" table:style-name="ce18">
            <text:p>0.969103526</text:p>
          </table:table-cell>
          <table:table-cell office:value-type="float" office:value="0.93270105601200959" table:style-name="ce21">
            <text:p>0.932701056</text:p>
          </table:table-cell>
          <table:table-cell office:value-type="float" office:value="0.96562181420862103" table:style-name="ce6">
            <text:p>0.965621814</text:p>
          </table:table-cell>
          <table:table-cell table:number-columns-repeated="16375"/>
        </table:table-row>
        <table:table-row table:style-name="ro2">
          <table:table-cell office:value-type="float" office:value="6" table:style-name="ce16">
            <text:p>6</text:p>
          </table:table-cell>
          <table:table-cell office:value-type="float" office:value="0.57016375411552389" table:style-name="ce18">
            <text:p>0.570163754</text:p>
          </table:table-cell>
          <table:table-cell table:style-name="ce19"/>
          <table:table-cell office:value-type="float" office:value="0.88603903006941731" table:style-name="ce18">
            <text:p>0.88603903</text:p>
          </table:table-cell>
          <table:table-cell office:value-type="float" office:value="0.75183099999999992" table:style-name="ce18">
            <text:p>0.751831</text:p>
          </table:table-cell>
          <table:table-cell office:value-type="float" office:value="0.91494850042989639" table:style-name="ce18">
            <text:p>0.9149485</text:p>
          </table:table-cell>
          <table:table-cell office:value-type="float" office:value="0.96062799847200275" table:style-name="ce18">
            <text:p>0.960627998</text:p>
          </table:table-cell>
          <table:table-cell office:value-type="float" office:value="0.92396114173645738" table:style-name="ce21">
            <text:p>0.923961142</text:p>
          </table:table-cell>
          <table:table-cell office:value-type="float" office:value="0.95040230485161503" table:style-name="ce6">
            <text:p>0.950402305</text:p>
          </table:table-cell>
          <table:table-cell table:number-columns-repeated="16375"/>
        </table:table-row>
        <table:table-row table:style-name="ro2">
          <table:table-cell office:value-type="float" office:value="7" table:style-name="ce16">
            <text:p>7</text:p>
          </table:table-cell>
          <table:table-cell office:value-type="float" office:value="0.50557891601534388" table:style-name="ce18">
            <text:p>0.505578916</text:p>
          </table:table-cell>
          <table:table-cell table:style-name="ce19"/>
          <table:table-cell office:value-type="float" office:value="0.85682598014060052" table:style-name="ce18">
            <text:p>0.85682598</text:p>
          </table:table-cell>
          <table:table-cell office:value-type="float" office:value="0.76013799999999998" table:style-name="ce18">
            <text:p>0.760138</text:p>
          </table:table-cell>
          <table:table-cell office:value-type="float" office:value="0.88259069193221362" table:style-name="ce18">
            <text:p>0.882590692</text:p>
          </table:table-cell>
          <table:table-cell office:value-type="float" office:value="0.92682063065304443" table:style-name="ce18">
            <text:p>0.926820631</text:p>
          </table:table-cell>
          <table:table-cell office:value-type="float" office:value="0.85285450364012028" table:style-name="ce21">
            <text:p>0.852854504</text:p>
          </table:table-cell>
          <table:table-cell office:value-type="float" office:value="0.93534418247143103" table:style-name="ce6">
            <text:p>0.935344182</text:p>
          </table:table-cell>
          <table:table-cell table:number-columns-repeated="16375"/>
        </table:table-row>
        <table:table-row table:style-name="ro2">
          <table:table-cell office:value-type="float" office:value="8" table:style-name="ce16">
            <text:p>8</text:p>
          </table:table-cell>
          <table:table-cell office:value-type="float" office:value="0.30894598197969225" table:style-name="ce18">
            <text:p>0.308945982</text:p>
          </table:table-cell>
          <table:table-cell table:style-name="ce19"/>
          <table:table-cell office:value-type="float" office:value="0.90175444447621211" table:style-name="ce18">
            <text:p>0.901754444</text:p>
          </table:table-cell>
          <table:table-cell office:value-type="float" office:value="0.86564999999999992" table:style-name="ce18">
            <text:p>0.86565</text:p>
          </table:table-cell>
          <table:table-cell office:value-type="float" office:value="0.91848345218700422" table:style-name="ce18">
            <text:p>0.918483452</text:p>
          </table:table-cell>
          <table:table-cell office:value-type="float" office:value="0.96387285465769479" table:style-name="ce18">
            <text:p>0.963872855</text:p>
          </table:table-cell>
          <table:table-cell office:value-type="float" office:value="0.92397258604724353" table:style-name="ce21">
            <text:p>0.923972586</text:p>
          </table:table-cell>
          <table:table-cell office:value-type="float" office:value="0.955116906482678" table:style-name="ce6">
            <text:p>0.955116906</text:p>
          </table:table-cell>
          <table:table-cell table:number-columns-repeated="16375"/>
        </table:table-row>
        <table:table-row table:style-name="ro2">
          <table:table-cell office:value-type="float" office:value="9" table:style-name="ce16">
            <text:p>9</text:p>
          </table:table-cell>
          <table:table-cell office:value-type="float" office:value="0.7842833652559571" table:style-name="ce18">
            <text:p>0.784283365</text:p>
          </table:table-cell>
          <table:table-cell table:style-name="ce19"/>
          <table:table-cell office:value-type="float" office:value="0.89709275806418753" table:style-name="ce18">
            <text:p>0.897092758</text:p>
          </table:table-cell>
          <table:table-cell office:value-type="float" office:value="0.81645899999999993" table:style-name="ce18">
            <text:p>0.816459</text:p>
          </table:table-cell>
          <table:table-cell office:value-type="float" office:value="0.85128508884791654" table:style-name="ce18">
            <text:p>0.851285089</text:p>
          </table:table-cell>
          <table:table-cell office:value-type="float" office:value="0.94408738464552999" table:style-name="ce18">
            <text:p>0.944087385</text:p>
          </table:table-cell>
          <table:table-cell office:value-type="float" office:value="0.85618536553645486" table:style-name="ce21">
            <text:p>0.856185366</text:p>
          </table:table-cell>
          <table:table-cell office:value-type="float" office:value="0.93838522199517405" table:style-name="ce6">
            <text:p>0.938385222</text:p>
          </table:table-cell>
          <table:table-cell table:number-columns-repeated="16375"/>
        </table:table-row>
        <table:table-row table:style-name="ro2">
          <table:table-cell office:value-type="float" office:value="10" table:style-name="ce16">
            <text:p>10</text:p>
          </table:table-cell>
          <table:table-cell office:value-type="float" office:value="0.61680212868293094" table:style-name="ce18">
            <text:p>0.616802129</text:p>
          </table:table-cell>
          <table:table-cell table:style-name="ce19"/>
          <table:table-cell office:value-type="float" office:value="0.86707099595713943" table:style-name="ce18">
            <text:p>0.867070996</text:p>
          </table:table-cell>
          <table:table-cell office:value-type="float" office:value="0.79399999999999993" table:style-name="ce18">
            <text:p>0.794</text:p>
          </table:table-cell>
          <table:table-cell office:value-type="float" office:value="0.90595830822705514" table:style-name="ce18">
            <text:p>0.905958308</text:p>
          </table:table-cell>
          <table:table-cell office:value-type="float" office:value="0.94425777322714122" table:style-name="ce18">
            <text:p>0.944257773</text:p>
          </table:table-cell>
          <table:table-cell office:value-type="float" office:value="0.89772154181107422" table:style-name="ce21">
            <text:p>0.897721542</text:p>
          </table:table-cell>
          <table:table-cell office:value-type="float" office:value="0.94324393676985496" table:style-name="ce6">
            <text:p>0.943243937</text:p>
          </table:table-cell>
          <table:table-cell table:number-columns-repeated="16375"/>
        </table:table-row>
        <table:table-row table:style-name="ro2">
          <table:table-cell office:value-type="float" office:value="11" table:style-name="ce16">
            <text:p>11</text:p>
          </table:table-cell>
          <table:table-cell office:value-type="float" office:value="0.66723742223492322" table:style-name="ce18">
            <text:p>0.667237422</text:p>
          </table:table-cell>
          <table:table-cell table:style-name="ce19"/>
          <table:table-cell office:value-type="float" office:value="0.87288936178664034" table:style-name="ce18">
            <text:p>0.872889362</text:p>
          </table:table-cell>
          <table:table-cell office:value-type="float" office:value="0.76005699999999998" table:style-name="ce18">
            <text:p>0.760057</text:p>
          </table:table-cell>
          <table:table-cell office:value-type="float" office:value="0.89394039024059557" table:style-name="ce18">
            <text:p>0.89394039</text:p>
          </table:table-cell>
          <table:table-cell office:value-type="float" office:value="0.9529541320866628" table:style-name="ce18">
            <text:p>0.952954132</text:p>
          </table:table-cell>
          <table:table-cell office:value-type="float" office:value="0.90102454043077196" table:style-name="ce21">
            <text:p>0.90102454</text:p>
          </table:table-cell>
          <table:table-cell office:value-type="float" office:value="0.94393097818258398" table:style-name="ce6">
            <text:p>0.943930978</text:p>
          </table:table-cell>
          <table:table-cell table:number-columns-repeated="16375"/>
        </table:table-row>
        <table:table-row table:style-name="ro2">
          <table:table-cell office:value-type="float" office:value="12" table:style-name="ce16">
            <text:p>12</text:p>
          </table:table-cell>
          <table:table-cell office:value-type="float" office:value="0.66238339231507593" table:style-name="ce18">
            <text:p>0.662383392</text:p>
          </table:table-cell>
          <table:table-cell office:value-type="float" office:value="0.9420099999999999" table:style-name="ce18">
            <text:p>0.94201</text:p>
          </table:table-cell>
          <table:table-cell office:value-type="float" office:value="0.87338698897581091" table:style-name="ce18">
            <text:p>0.873386989</text:p>
          </table:table-cell>
          <table:table-cell office:value-type="float" office:value="0.78285099999999996" table:style-name="ce18">
            <text:p>0.782851</text:p>
          </table:table-cell>
          <table:table-cell office:value-type="float" office:value="0.89521941607239031" table:style-name="ce18">
            <text:p>0.895219416</text:p>
          </table:table-cell>
          <table:table-cell office:value-type="float" office:value="0.95303543881914277" table:style-name="ce18">
            <text:p>0.953035439</text:p>
          </table:table-cell>
          <table:table-cell office:value-type="float" office:value="0.90702764431738558" table:style-name="ce21">
            <text:p>0.907027644</text:p>
          </table:table-cell>
          <table:table-cell office:value-type="float" office:value="0.95048253500304503" table:style-name="ce6">
            <text:p>0.950482535</text:p>
          </table:table-cell>
          <table:table-cell table:number-columns-repeated="16375"/>
        </table:table-row>
        <table:table-row table:style-name="ro2">
          <table:table-cell office:value-type="float" office:value="13" table:style-name="ce16">
            <text:p>13</text:p>
          </table:table-cell>
          <table:table-cell office:value-type="float" office:value="0.67145811351243523" table:style-name="ce18">
            <text:p>0.671458114</text:p>
          </table:table-cell>
          <table:table-cell office:value-type="float" office:value="0.94469099999999995" table:style-name="ce18">
            <text:p>0.944691</text:p>
          </table:table-cell>
          <table:table-cell office:value-type="float" office:value="0.87097155923461089" table:style-name="ce18">
            <text:p>0.870971559</text:p>
          </table:table-cell>
          <table:table-cell office:value-type="float" office:value="0.84785599999999994" table:style-name="ce18">
            <text:p>0.847856</text:p>
          </table:table-cell>
          <table:table-cell office:value-type="float" office:value="0.91093745679206195" table:style-name="ce18">
            <text:p>0.910937457</text:p>
          </table:table-cell>
          <table:table-cell office:value-type="float" office:value="0.95401288101928361" table:style-name="ce18">
            <text:p>0.954012881</text:p>
          </table:table-cell>
          <table:table-cell office:value-type="float" office:value="0.91698133542918137" table:style-name="ce21">
            <text:p>0.916981335</text:p>
          </table:table-cell>
          <table:table-cell office:value-type="float" office:value="0.95061475504803195" table:style-name="ce6">
            <text:p>0.950614755</text:p>
          </table:table-cell>
          <table:table-cell table:number-columns-repeated="16375"/>
        </table:table-row>
        <table:table-row table:style-name="ro2">
          <table:table-cell office:value-type="float" office:value="14" table:style-name="ce16">
            <text:p>14</text:p>
          </table:table-cell>
          <table:table-cell office:value-type="float" office:value="0.5526629916567164" table:style-name="ce18">
            <text:p>0.552662992</text:p>
          </table:table-cell>
          <table:table-cell office:value-type="float" office:value="0.93741999999999992" table:style-name="ce18">
            <text:p>0.93742</text:p>
          </table:table-cell>
          <table:table-cell office:value-type="float" office:value="0.85829733865514213" table:style-name="ce18">
            <text:p>0.858297339</text:p>
          </table:table-cell>
          <table:table-cell office:value-type="float" office:value="0.76102300000000001" table:style-name="ce18">
            <text:p>0.761023</text:p>
          </table:table-cell>
          <table:table-cell office:value-type="float" office:value="0.89363159358511213" table:style-name="ce18">
            <text:p>0.893631594</text:p>
          </table:table-cell>
          <table:table-cell office:value-type="float" office:value="0.94986570738734233" table:style-name="ce18">
            <text:p>0.949865707</text:p>
          </table:table-cell>
          <table:table-cell office:value-type="float" office:value="0.88508878267397706" table:style-name="ce21">
            <text:p>0.885088783</text:p>
          </table:table-cell>
          <table:table-cell office:value-type="float" office:value="0.94988576164146299" table:style-name="ce6">
            <text:p>0.949885762</text:p>
          </table:table-cell>
          <table:table-cell table:number-columns-repeated="16375"/>
        </table:table-row>
        <table:table-row table:style-name="ro2">
          <table:table-cell office:value-type="float" office:value="15" table:style-name="ce16">
            <text:p>15</text:p>
          </table:table-cell>
          <table:table-cell office:value-type="float" office:value="0.67945829932937973" table:style-name="ce18">
            <text:p>0.679458299</text:p>
          </table:table-cell>
          <table:table-cell office:value-type="float" office:value="0.93521199999999993" table:style-name="ce18">
            <text:p>0.935212</text:p>
          </table:table-cell>
          <table:table-cell office:value-type="float" office:value="0.84618781445893509" table:style-name="ce18">
            <text:p>0.846187814</text:p>
          </table:table-cell>
          <table:table-cell office:value-type="float" office:value="0.77189999999999992" table:style-name="ce18">
            <text:p>0.7719</text:p>
          </table:table-cell>
          <table:table-cell office:value-type="float" office:value="0.85146502564887927" table:style-name="ce18">
            <text:p>0.851465026</text:p>
          </table:table-cell>
          <table:table-cell office:value-type="float" office:value="0.94560222936238436" table:style-name="ce18">
            <text:p>0.945602229</text:p>
          </table:table-cell>
          <table:table-cell office:value-type="float" office:value="0.87205669494842086" table:style-name="ce21">
            <text:p>0.872056695</text:p>
          </table:table-cell>
          <table:table-cell office:value-type="float" office:value="0.94185723591812998" table:style-name="ce6">
            <text:p>0.941857236</text:p>
          </table:table-cell>
          <table:table-cell table:number-columns-repeated="16375"/>
        </table:table-row>
        <table:table-row table:style-name="ro2">
          <table:table-cell office:value-type="float" office:value="16" table:style-name="ce16">
            <text:p>16</text:p>
          </table:table-cell>
          <table:table-cell office:value-type="float" office:value="0.4434105849738792" table:style-name="ce18">
            <text:p>0.443410585</text:p>
          </table:table-cell>
          <table:table-cell office:value-type="float" office:value="0.93058599999999991" table:style-name="ce18">
            <text:p>0.930586</text:p>
          </table:table-cell>
          <table:table-cell office:value-type="float" office:value="0.83067662079358373" table:style-name="ce18">
            <text:p>0.830676621</text:p>
          </table:table-cell>
          <table:table-cell office:value-type="float" office:value="0.71406899999999995" table:style-name="ce18">
            <text:p>0.714069</text:p>
          </table:table-cell>
          <table:table-cell office:value-type="float" office:value="0.85262266451022206" table:style-name="ce18">
            <text:p>0.852622665</text:p>
          </table:table-cell>
          <table:table-cell office:value-type="float" office:value="0.94004921624095561" table:style-name="ce18">
            <text:p>0.940049216</text:p>
          </table:table-cell>
          <table:table-cell office:value-type="float" office:value="0.84358230281480107" table:style-name="ce21">
            <text:p>0.843582303</text:p>
          </table:table-cell>
          <table:table-cell office:value-type="float" office:value="0.93390080498693995" table:style-name="ce6">
            <text:p>0.933900805</text:p>
          </table:table-cell>
          <table:table-cell table:number-columns-repeated="16375"/>
        </table:table-row>
        <table:table-row table:style-name="ro2">
          <table:table-cell office:value-type="float" office:value="17" table:style-name="ce16">
            <text:p>17</text:p>
          </table:table-cell>
          <table:table-cell office:value-type="float" office:value="0.61280373401656374" table:style-name="ce18">
            <text:p>0.612803734</text:p>
          </table:table-cell>
          <table:table-cell office:value-type="float" office:value="0.92207699999999992" table:style-name="ce18">
            <text:p>0.922077</text:p>
          </table:table-cell>
          <table:table-cell office:value-type="float" office:value="0.80686648704906949" table:style-name="ce18">
            <text:p>0.806866487</text:p>
          </table:table-cell>
          <table:table-cell office:value-type="float" office:value="0.64372200000000002" table:style-name="ce18">
            <text:p>0.643722</text:p>
          </table:table-cell>
          <table:table-cell office:value-type="float" office:value="0.8398317178728687" table:style-name="ce18">
            <text:p>0.839831718</text:p>
          </table:table-cell>
          <table:table-cell office:value-type="float" office:value="0.92730270667545855" table:style-name="ce18">
            <text:p>0.927302707</text:p>
          </table:table-cell>
          <table:table-cell office:value-type="float" office:value="0.83780436150253879" table:style-name="ce21">
            <text:p>0.837804362</text:p>
          </table:table-cell>
          <table:table-cell office:value-type="float" office:value="0.92729834453969395" table:style-name="ce6">
            <text:p>0.927298345</text:p>
          </table:table-cell>
          <table:table-cell table:number-columns-repeated="16375"/>
        </table:table-row>
        <table:table-row table:style-name="ro2">
          <table:table-cell office:value-type="float" office:value="18" table:style-name="ce16">
            <text:p>18</text:p>
          </table:table-cell>
          <table:table-cell office:value-type="float" office:value="0.72484190633529988" table:style-name="ce18">
            <text:p>0.724841906</text:p>
          </table:table-cell>
          <table:table-cell office:value-type="float" office:value="0.90648399999999996" table:style-name="ce18">
            <text:p>0.906484</text:p>
          </table:table-cell>
          <table:table-cell office:value-type="float" office:value="0.82132385414410813" table:style-name="ce18">
            <text:p>0.821323854</text:p>
          </table:table-cell>
          <table:table-cell office:value-type="float" office:value="0.75965699999999992" table:style-name="ce18">
            <text:p>0.759657</text:p>
          </table:table-cell>
          <table:table-cell office:value-type="float" office:value="0.87827283916535659" table:style-name="ce18">
            <text:p>0.878272839</text:p>
          </table:table-cell>
          <table:table-cell office:value-type="float" office:value="0.923452895410522" table:style-name="ce18">
            <text:p>0.923452895</text:p>
          </table:table-cell>
          <table:table-cell office:value-type="float" office:value="0.86611172768050604" table:style-name="ce21">
            <text:p>0.866111728</text:p>
          </table:table-cell>
          <table:table-cell office:value-type="float" office:value="0.91649637478964696" table:style-name="ce6">
            <text:p>0.916496375</text:p>
          </table:table-cell>
          <table:table-cell table:number-columns-repeated="16375"/>
        </table:table-row>
        <table:table-row table:style-name="ro2">
          <table:table-cell office:value-type="float" office:value="19" table:style-name="ce16">
            <text:p>19</text:p>
          </table:table-cell>
          <table:table-cell office:value-type="float" office:value="0.48683000567651197" table:style-name="ce18">
            <text:p>0.486830006</text:p>
          </table:table-cell>
          <table:table-cell office:value-type="float" office:value="0.92806899999999992" table:style-name="ce18">
            <text:p>0.928069</text:p>
          </table:table-cell>
          <table:table-cell office:value-type="float" office:value="0.82811667965085967" table:style-name="ce18">
            <text:p>0.82811668</text:p>
          </table:table-cell>
          <table:table-cell office:value-type="float" office:value="0.64807599999999999" table:style-name="ce18">
            <text:p>0.648076</text:p>
          </table:table-cell>
          <table:table-cell office:value-type="float" office:value="0.84817643800723153" table:style-name="ce18">
            <text:p>0.848176438</text:p>
          </table:table-cell>
          <table:table-cell office:value-type="float" office:value="0.93773673961839643" table:style-name="ce18">
            <text:p>0.93773674</text:p>
          </table:table-cell>
          <table:table-cell office:value-type="float" office:value="0.88770265139675508" table:style-name="ce21">
            <text:p>0.887702651</text:p>
          </table:table-cell>
          <table:table-cell office:value-type="float" office:value="0.93753817212068302" table:style-name="ce6">
            <text:p>0.937538172</text:p>
          </table:table-cell>
          <table:table-cell table:number-columns-repeated="16375"/>
        </table:table-row>
        <table:table-row table:style-name="ro2">
          <table:table-cell office:value-type="float" office:value="20" table:style-name="ce16">
            <text:p>20</text:p>
          </table:table-cell>
          <table:table-cell office:value-type="float" office:value="0.4916144856437239" table:style-name="ce18">
            <text:p>0.491614486</text:p>
          </table:table-cell>
          <table:table-cell office:value-type="float" office:value="0.94287199999999993" table:style-name="ce18">
            <text:p>0.942872</text:p>
          </table:table-cell>
          <table:table-cell office:value-type="float" office:value="0.8738780903676413" table:style-name="ce18">
            <text:p>0.87387809</text:p>
          </table:table-cell>
          <table:table-cell office:value-type="float" office:value="0.68714199999999992" table:style-name="ce19">
            <text:p>0.687142</text:p>
          </table:table-cell>
          <table:table-cell table:style-name="ce19"/>
          <table:table-cell office:value-type="float" office:value="0.94734210606273039" table:style-name="ce18">
            <text:p>0.947342106</text:p>
          </table:table-cell>
          <table:table-cell office:value-type="float" office:value="0.89448909657519049" table:style-name="ce21">
            <text:p>0.894489097</text:p>
          </table:table-cell>
          <table:table-cell office:value-type="float" office:value="0.94172745689457804" table:style-name="ce6">
            <text:p>0.941727457</text:p>
          </table:table-cell>
          <table:table-cell table:number-columns-repeated="16375"/>
        </table:table-row>
        <table:table-row table:style-name="ro2">
          <table:table-cell office:value-type="float" office:value="21" table:style-name="ce16">
            <text:p>21</text:p>
          </table:table-cell>
          <table:table-cell office:value-type="float" office:value="0.71982902867849619" table:style-name="ce18">
            <text:p>0.719829029</text:p>
          </table:table-cell>
          <table:table-cell office:value-type="float" office:value="0.95771899999999999" table:style-name="ce18">
            <text:p>0.957719</text:p>
          </table:table-cell>
          <table:table-cell office:value-type="float" office:value="0.94003935609428924" table:style-name="ce18">
            <text:p>0.940039356</text:p>
          </table:table-cell>
          <table:table-cell office:value-type="float" office:value="0.86585400000000001" table:style-name="ce18">
            <text:p>0.865854</text:p>
          </table:table-cell>
          <table:table-cell office:value-type="float" office:value="0.92135142641702039" table:style-name="ce18">
            <text:p>0.921351426</text:p>
          </table:table-cell>
          <table:table-cell office:value-type="float" office:value="0.96509135321880357" table:style-name="ce18">
            <text:p>0.965091353</text:p>
          </table:table-cell>
          <table:table-cell office:value-type="float" office:value="0.95496250447232378" table:style-name="ce21">
            <text:p>0.954962504</text:p>
          </table:table-cell>
          <table:table-cell office:value-type="float" office:value="0.96488180979883198" table:style-name="ce6">
            <text:p>0.96488181</text:p>
          </table:table-cell>
          <table:table-cell table:number-columns-repeated="16375"/>
        </table:table-row>
        <table:table-row table:style-name="ro2">
          <table:table-cell office:value-type="float" office:value="22" table:style-name="ce16">
            <text:p>22</text:p>
          </table:table-cell>
          <table:table-cell office:value-type="float" office:value="0.57478887519721911" table:style-name="ce18">
            <text:p>0.574788875</text:p>
          </table:table-cell>
          <table:table-cell office:value-type="float" office:value="0.94626899999999992" table:style-name="ce18">
            <text:p>0.946269</text:p>
          </table:table-cell>
          <table:table-cell office:value-type="float" office:value="0.8921110211399228" table:style-name="ce18">
            <text:p>0.892111021</text:p>
          </table:table-cell>
          <table:table-cell office:value-type="float" office:value="0.65300199999999997" table:style-name="ce18">
            <text:p>0.653002</text:p>
          </table:table-cell>
          <table:table-cell office:value-type="float" office:value="0.88545494349652043" table:style-name="ce18">
            <text:p>0.885454943</text:p>
          </table:table-cell>
          <table:table-cell office:value-type="float" office:value="0.95052243460265906" table:style-name="ce18">
            <text:p>0.950522435</text:p>
          </table:table-cell>
          <table:table-cell office:value-type="float" office:value="0.86144078045840911" table:style-name="ce21">
            <text:p>0.86144078</text:p>
          </table:table-cell>
          <table:table-cell office:value-type="float" office:value="0.95045806903514196" table:style-name="ce6">
            <text:p>0.950458069</text:p>
          </table:table-cell>
          <table:table-cell table:number-columns-repeated="16375"/>
        </table:table-row>
        <table:table-row table:style-name="ro2">
          <table:table-cell office:value-type="float" office:value="23" table:style-name="ce16">
            <text:p>23</text:p>
          </table:table-cell>
          <table:table-cell office:value-type="float" office:value="0.9018746901117588" table:style-name="ce18">
            <text:p>0.90187469</text:p>
          </table:table-cell>
          <table:table-cell table:style-name="ce19"/>
          <table:table-cell office:value-type="float" office:value="0.94408231059194037" table:style-name="ce18">
            <text:p>0.944082311</text:p>
          </table:table-cell>
          <table:table-cell office:value-type="float" office:value="0.87559100000000001" table:style-name="ce18">
            <text:p>0.875591</text:p>
          </table:table-cell>
          <table:table-cell office:value-type="float" office:value="0.93201281713888118" table:style-name="ce18">
            <text:p>0.932012817</text:p>
          </table:table-cell>
          <table:table-cell office:value-type="float" office:value="0.97339904720926873" table:style-name="ce18">
            <text:p>0.973399047</text:p>
          </table:table-cell>
          <table:table-cell office:value-type="float" office:value="0.96800888391991113" table:style-name="ce21">
            <text:p>0.968008884</text:p>
          </table:table-cell>
          <table:table-cell office:value-type="float" office:value="0.93739613403765498" table:style-name="ce6">
            <text:p>0.937396134</text:p>
          </table:table-cell>
          <table:table-cell table:number-columns-repeated="16375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24" draw:style-name="a24" draw:name="Chart 4" svg:x="0.4375in" svg:y="0.04167in" svg:width="6.15064in" svg:height="3.3742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umberland" svg:font-family="Cumberland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9" number:min-integer-digits="1"/>
    </number:number-style>
    <number:number-style style:name="N38">
      <number:number number:decimal-places="5" number:min-integer-digits="1"/>
    </number:number-style>
    <number:number-style style:name="N39">
      <number:number number:decimal-places="7" number:min-integer-digits="1"/>
    </number:number-style>
    <number:number-style style:name="N40">
      <number:number number:decimal-places="4" number:min-integer-digits="1"/>
    </number:number-style>
    <number:currency-style style:name="N41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1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1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66CC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David Vadnais</meta:initial-creator>
    <dc:creator>David Vadnais</dc:creator>
    <meta:creation-date>2009-04-16T11:32:48Z</meta:creation-date>
    <dc:date>2021-01-23T17:30:44Z</dc:date>
    <meta:editing-cycles>20</meta:editing-cycles>
    <meta:editing-duration>PT123040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5199212598425pt" svg:width="453.6pt" chart:style-name="Crt0">
        <chart:title chart:style-name="CT00">
          <text:p text:style-name="a0" text:class-names="" text:cond-style-name="">RMSE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B$4" chart:values-cell-range-address="parameterChoiceForBestAlpha.$B$5:.$B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RMSE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D$1" chart:values-cell-range-address="thresholdTest.$D$2:.$D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9">
      <style:chart-properties chart:gap-width="150" chart:overlap="0" chart:link-data-style-to-source="false" chart:visible="true" chart:logarithmic="false" chart:maximum="1" chart:minimum="0.98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903937007874pt" svg:width="453.6pt" chart:style-name="Crt0">
        <chart:title chart:style-name="CT00">
          <text:p text:style-name="a0" text:class-names="" text:cond-style-name="">SCC vs Nois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ise Level</text:p>
            </chart:title>
            <chart:categories table:cell-range-address="noiseLevelTest.$A$2:.$A$14"/>
          </chart:axis>
          <chart:series chart:label-cell-address="noiseLevelTest.$B$1" chart:values-cell-range-address="noiseLevelTest.$B$2:.$B$14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RMSE vs Nois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noiseLevelTest.$A$2:.$A$14"/>
          </chart:axis>
          <chart:series chart:label-cell-address="noiseLevelTest.$C$1" chart:values-cell-range-address="noiseLevelTest.$C$2:.$C$14" chart:class="chart:line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maximum="1" chart:minimum="0.98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887401574803pt" svg:width="453.5135433070866pt" chart:style-name="Crt0">
        <chart:title chart:style-name="CT00">
          <text:p text:style-name="a0" text:class-names="" text:cond-style-name="">PCC vs Nois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ise Level</text:p>
            </chart:title>
            <chart:categories table:cell-range-address="noiseLevelTest.$A$2:.$A$14"/>
          </chart:axis>
          <chart:series chart:label-cell-address="noiseLevelTest.$D$1" chart:values-cell-range-address="noiseLevelTest.$D$2:.$D$14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1.1087401574803pt" svg:width="482.0327559055118pt" chart:style-name="Crt0">
        <chart:title chart:style-name="CT00">
          <text:p text:style-name="a0" text:class-names="" text:cond-style-name="">PCC vs Local Cofidence Coeffcien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Local Confidence</text:p>
            </chart:title>
            <chart:categories table:cell-range-address="Coeffecient_test.$A$2:.$A$8"/>
          </chart:axis>
          <chart:series chart:values-cell-range-address="Coeffecient_test.$C$2:.$C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903937007874pt" svg:width="453.6pt" chart:style-name="Crt0">
        <chart:title chart:style-name="CT00">
          <text:p text:style-name="a0" text:class-names="" text:cond-style-name="">PCC vs Global Confidenc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lobal Confidence</text:p>
            </chart:title>
            <chart:categories table:cell-range-address="Coeffecient_test.$B$9:.$B$18"/>
          </chart:axis>
          <chart:series chart:values-cell-range-address="Coeffecient_test.$C$9:.$C$18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03937007874pt" svg:width="453.6pt" chart:style-name="Crt0">
        <chart:title chart:style-name="CT00">
          <text:p text:style-name="a0" text:class-names="" text:cond-style-name="">SCC vs Global Confidenc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lobal Confidence</text:p>
            </chart:title>
            <chart:categories table:cell-range-address="Coeffecient_test.$B$9:.$B$18"/>
          </chart:axis>
          <chart:series chart:values-cell-range-address="Coeffecient_test.$D$9:.$D$18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1.1087401574803pt" svg:width="482.0327559055118pt" chart:style-name="Crt0">
        <chart:title chart:style-name="CT00">
          <text:p text:style-name="a0" text:class-names="" text:cond-style-name="">SCC vs Local Cofidence Coeffcien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Local Confidence</text:p>
            </chart:title>
            <chart:categories table:cell-range-address="Coeffecient_test.$A$2:.$A$8"/>
          </chart:axis>
          <chart:series chart:values-cell-range-address="Coeffecient_test.$D$2:.$D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CC Average Between 30 Structures per Chromosome<text:s text:c="1"/>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nsistency-1MB.$A$2:.$A$10"/>
          </chart:axis>
          <chart:series chart:values-cell-range-address="consistency-1MB.$B$2:.$B$10" chart:class="chart:bar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CC Average Between 30 Structures per Chromoso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xis Titl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xis Title</text:p>
            </chart:title>
            <chart:categories table:cell-range-address="consistency-1MB.$A$2:.$A$10"/>
          </chart:axis>
          <chart:series chart:values-cell-range-address="consistency-1MB.$D$2:.$D$10" chart:class="chart:bar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SCC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C$4" chart:values-cell-range-address="parameterChoiceForBestAlpha.$C$5:.$C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M-Score Average Between 30 Structure per Chromoso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M-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nsistency-1MB.$A$2:.$A$10"/>
          </chart:axis>
          <chart:series chart:values-cell-range-address="consistency-1MB.$E$2:.$E$10" chart:class="chart:bar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CC Average Between 30 Structures by Chromoso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nsistency-500kb.$A$2:.$A$5"/>
          </chart:axis>
          <chart:series chart:values-cell-range-address="consistency-500kb.$B$2:.$B$5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CC Average Between 30 Structures by Chromoso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nsistency-500kb.$A$2:.$A$5"/>
          </chart:axis>
          <chart:series chart:values-cell-range-address="consistency-500kb.$D$2:.$D$5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M-Score Between 30 Structures by Chromosom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M-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nsistency-500kb.$A$2:.$A$5"/>
          </chart:axis>
          <chart:series chart:values-cell-range-address="consistency-500kb.$E$2:.$E$5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" chart:minimum="0.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03864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84.2494488188976pt" svg:width="475.1251181102362pt" chart:style-name="Crt0">
        <chart:title chart:style-name="CT00">
          <text:p text:style-name="a0" text:class-names="" text:cond-style-name="">GM12878 1Mb SCC Comparison of Method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</chart:axis>
          <chart:series chart:label-cell-address="Comparison_1MB.$B$1" chart:values-cell-range-address="Comparison_1MB.$B$2:.$B$24" chart:class="chart:line" chart:attached-axis="primary-y" chart:style-name="G0S0">
            <chart:data-point chart:repeated="23"/>
          </chart:series>
          <chart:series chart:label-cell-address="Comparison_1MB.$C$1" chart:values-cell-range-address="Comparison_1MB.$C$2:.$C$24" chart:class="chart:line" chart:attached-axis="primary-y" chart:style-name="G0S1">
            <chart:data-point chart:repeated="23"/>
          </chart:series>
          <chart:series chart:label-cell-address="Comparison_1MB.$D$1" chart:values-cell-range-address="Comparison_1MB.$D$2:.$D$24" chart:class="chart:line" chart:attached-axis="primary-y" chart:style-name="G0S2">
            <chart:data-point chart:repeated="23"/>
          </chart:series>
          <chart:series chart:label-cell-address="Comparison_1MB.$E$1" chart:values-cell-range-address="Comparison_1MB.$E$2:.$E$24" chart:class="chart:line" chart:attached-axis="primary-y" chart:style-name="G0S3">
            <chart:data-point chart:repeated="23"/>
          </chart:series>
          <chart:series chart:label-cell-address="Comparison_1MB.$F$1" chart:values-cell-range-address="Comparison_1MB.$F$2:.$F$24" chart:class="chart:line" chart:attached-axis="primary-y" chart:style-name="G0S4">
            <chart:data-point chart:repeated="23"/>
          </chart:series>
          <chart:series chart:label-cell-address="Comparison_1MB.$G$1" chart:values-cell-range-address="Comparison_1MB.$G$2:.$G$24" chart:class="chart:line" chart:attached-axis="primary-y" chart:style-name="G0S5">
            <chart:data-point chart:repeated="23"/>
          </chart:series>
          <chart:series chart:label-cell-address="Comparison_1MB.$H$1" chart:values-cell-range-address="Comparison_1MB.$H$2:.$H$24" chart:class="chart:line" chart:attached-axis="primary-y" chart:style-name="G0S6">
            <chart:data-point chart:repeated="23"/>
          </chart:series>
          <chart:series chart:label-cell-address="Comparison_1MB.$I$1" chart:values-cell-range-address="Comparison_1MB.$I$2:.$I$24" chart:class="chart:line" chart:attached-axis="primary-y" chart:style-name="G0S7">
            <chart:data-point chart:repeated="2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" chart:minimum="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tru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42.9423622047244pt" svg:width="442.846062992126pt" chart:style-name="Crt0">
        <chart:title chart:style-name="CT00">
          <text:p text:style-name="a0" text:class-names="" text:cond-style-name="">GM12878 500kb SCC Comparison of Method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  <chart:categories table:cell-range-address="Comparison_500kb.$A$2:.$A$24"/>
          </chart:axis>
          <chart:series chart:label-cell-address="Comparison_500kb.$B$1" chart:values-cell-range-address="Comparison_500kb.$B$2:.$B$24" chart:class="chart:line" chart:attached-axis="primary-y" chart:style-name="G0S0">
            <chart:data-point chart:repeated="23"/>
          </chart:series>
          <chart:series chart:label-cell-address="Comparison_500kb.$C$1" chart:values-cell-range-address="Comparison_500kb.$C$2:.$C$24" chart:class="chart:line" chart:attached-axis="primary-y" chart:style-name="G0S1">
            <chart:data-point chart:repeated="23"/>
          </chart:series>
          <chart:series chart:label-cell-address="Comparison_500kb.$D$1" chart:values-cell-range-address="Comparison_500kb.$D$2:.$D$24" chart:class="chart:line" chart:attached-axis="primary-y" chart:style-name="G0S2">
            <chart:data-point chart:repeated="23"/>
          </chart:series>
          <chart:series chart:label-cell-address="Comparison_500kb.$E$1" chart:values-cell-range-address="Comparison_500kb.$E$2:.$E$24" chart:class="chart:line" chart:attached-axis="primary-y" chart:style-name="G0S3">
            <chart:data-point chart:repeated="23"/>
          </chart:series>
          <chart:series chart:label-cell-address="Comparison_500kb.$F$1" chart:values-cell-range-address="Comparison_500kb.$F$2:.$F$24" chart:class="chart:line" chart:attached-axis="primary-y" chart:style-name="G0S4">
            <chart:data-point chart:repeated="23"/>
          </chart:series>
          <chart:series chart:label-cell-address="Comparison_500kb.$G$1" chart:values-cell-range-address="Comparison_500kb.$G$2:.$G$24" chart:class="chart:line" chart:attached-axis="primary-y" chart:style-name="G0S5">
            <chart:data-point chart:repeated="23"/>
          </chart:series>
          <chart:series chart:label-cell-address="Comparison_500kb.$H$1" chart:values-cell-range-address="Comparison_500kb.$H$2:.$H$24" chart:class="chart:line" chart:attached-axis="primary-y" chart:style-name="G0S6">
            <chart:data-point chart:repeated="23"/>
          </chart:series>
          <chart:series chart:label-cell-address="Comparison_500kb.$I$1" chart:values-cell-range-address="Comparison_500kb.$I$2:.$I$24" chart:class="chart:line" chart:attached-axis="primary-y" chart:style-name="G0S7">
            <chart:data-point chart:repeated="2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5199212598425pt" svg:width="453.6pt" chart:style-name="Crt0">
        <chart:title chart:style-name="CT00">
          <text:p text:style-name="a0" text:class-names="" text:cond-style-name="">PCC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D$4" chart:values-cell-range-address="parameterChoiceForBestAlpha.$D$5:.$D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RMSE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B$1" chart:values-cell-range-address="swarmSizeTest.$B$2:.$B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SCC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C$1" chart:values-cell-range-address="swarmSizeTest.$C$2:.$C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PCC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D$1" chart:values-cell-range-address="swarmSizeTest.$D$2:.$D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6351968503937pt" svg:width="453.6pt" chart:style-name="Crt0">
        <chart:title chart:style-name="CT00">
          <text:p text:style-name="a0" text:class-names="" text:cond-style-name="">Runtime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E$1" chart:values-cell-range-address="swarmSizeTest.$E$2:.$E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6"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SCC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B$1" chart:values-cell-range-address="thresholdTest.$B$2:.$B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6"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PCC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C$1" chart:values-cell-range-address="thresholdTest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